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1.71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ransactions">
      <style:table-properties table:display="true" style:writing-mode="lr-tb"/>
    </style:style>
    <number:number-style style:name="N10004" number:language="pl" number:country="PL">
      <number:number number: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84">
      <style:table-cell-properties style:rotation-align="none"/>
    </style:style>
    <style:style style:name="ce3" style:family="table-cell" style:parent-style-name="Default" style:data-style-name="N1000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sactions" table:style-name="ta1">
        <office:forms form:automatic-focus="false" form:apply-design-mode="false"/>
        <table:table-column table:style-name="co1" table:number-columns-repeated="32" table:default-cell-style-name="Default"/>
        <table:table-column table:style-name="co2" table:number-columns-repeated="992" table:default-cell-style-name="Default"/>
        <table:table-row table:style-name="ro1">
          <table:table-cell table:style-name="ce1" office:value-type="string">
            <text:p>Transaction dat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Price per unit</text:p>
          </table:table-cell>
          <table:table-cell table:style-name="ce1" office:value-type="string">
            <text:p>Another trait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>
            <text:p>2010-01-07</text:p>
          </table:table-cell>
          <table:table-cell table:style-name="ce3" office:value-type="float" office:value="550060.8">
            <text:p>550 060,80</text:p>
          </table:table-cell>
          <table:table-cell table:style-name="ce3" office:value-type="float" office:value="11343.8">
            <text:p>11 343,8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>
            <text:p>2010-01-08</text:p>
          </table:table-cell>
          <table:table-cell table:style-name="ce3" office:value-type="float" office:value="236341.18">
            <text:p>236 341,18</text:p>
          </table:table-cell>
          <table:table-cell table:style-name="ce3" office:value-type="float" office:value="5140.09">
            <text:p>5 140,0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422955.71">
            <text:p>422 955,71</text:p>
          </table:table-cell>
          <table:table-cell table:style-name="ce3" office:value-type="float" office:value="8239.93">
            <text:p>8 239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372950.9">
            <text:p>372 950,90</text:p>
          </table:table-cell>
          <table:table-cell table:style-name="ce3" office:value-type="float" office:value="4462.2">
            <text:p>4 462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519398.16">
            <text:p>519 398,16</text:p>
          </table:table-cell>
          <table:table-cell table:style-name="ce3" office:value-type="float" office:value="12405.02">
            <text:p>12 405,0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264681.11">
            <text:p>264 681,11</text:p>
          </table:table-cell>
          <table:table-cell table:style-name="ce3" office:value-type="float" office:value="3376.03">
            <text:p>3 376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471035.77">
            <text:p>471 035,77</text:p>
          </table:table-cell>
          <table:table-cell table:style-name="ce3" office:value-type="float" office:value="13283.58">
            <text:p>13 283,5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table:style-name="ce3" office:value-type="float" office:value="432101.14">
            <text:p>432 101,14</text:p>
          </table:table-cell>
          <table:table-cell table:style-name="ce3" office:value-type="float" office:value="22470.16">
            <text:p>22 470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526013.49">
            <text:p>526 013,49</text:p>
          </table:table-cell>
          <table:table-cell table:style-name="ce3" office:value-type="float" office:value="7261.37">
            <text:p>7 261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6">
            <text:p>2010-01-16</text:p>
          </table:table-cell>
          <table:table-cell table:style-name="ce3" office:value-type="float" office:value="490907.98">
            <text:p>490 907,98</text:p>
          </table:table-cell>
          <table:table-cell table:style-name="ce3" office:value-type="float" office:value="9804.43">
            <text:p>9 804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368354.59">
            <text:p>368 354,59</text:p>
          </table:table-cell>
          <table:table-cell table:style-name="ce3" office:value-type="float" office:value="5959.47">
            <text:p>5 959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571004.15">
            <text:p>571 004,15</text:p>
          </table:table-cell>
          <table:table-cell table:style-name="ce3" office:value-type="float" office:value="6777.5">
            <text:p>6 777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>
            <text:p>2010-01-19</text:p>
          </table:table-cell>
          <table:table-cell table:style-name="ce3" office:value-type="float" office:value="508355.82">
            <text:p>508 355,82</text:p>
          </table:table-cell>
          <table:table-cell table:style-name="ce3" office:value-type="float" office:value="11803.01">
            <text:p>11 803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0">
            <text:p>2010-01-20</text:p>
          </table:table-cell>
          <table:table-cell table:style-name="ce3" office:value-type="float" office:value="149937.62">
            <text:p>149 937,62</text:p>
          </table:table-cell>
          <table:table-cell table:style-name="ce3" office:value-type="float" office:value="4260.8">
            <text:p>4 260,8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>
            <text:p>2010-01-21</text:p>
          </table:table-cell>
          <table:table-cell table:style-name="ce3" office:value-type="float" office:value="560098.02">
            <text:p>560 098,02</text:p>
          </table:table-cell>
          <table:table-cell table:style-name="ce3" office:value-type="float" office:value="9125.09">
            <text:p>9 125,0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281118.11">
            <text:p>281 118,11</text:p>
          </table:table-cell>
          <table:table-cell table:style-name="ce3" office:value-type="float" office:value="8503.27">
            <text:p>8 503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4">
            <text:p>2010-01-24</text:p>
          </table:table-cell>
          <table:table-cell table:style-name="ce3" office:value-type="float" office:value="352779.19">
            <text:p>352 779,19</text:p>
          </table:table-cell>
          <table:table-cell table:style-name="ce3" office:value-type="float" office:value="5762.48">
            <text:p>5 762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403985.68">
            <text:p>403 985,68</text:p>
          </table:table-cell>
          <table:table-cell table:style-name="ce3" office:value-type="float" office:value="4977.65">
            <text:p>4 977,6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>
            <text:p>2010-01-27</text:p>
          </table:table-cell>
          <table:table-cell table:style-name="ce3" office:value-type="float" office:value="410101.03">
            <text:p>410 101,03</text:p>
          </table:table-cell>
          <table:table-cell table:style-name="ce3" office:value-type="float" office:value="5246.94">
            <text:p>5 246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323727.84">
            <text:p>323 727,84</text:p>
          </table:table-cell>
          <table:table-cell table:style-name="ce3" office:value-type="float" office:value="4394.89">
            <text:p>4 394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>
            <text:p>2010-01-29</text:p>
          </table:table-cell>
          <table:table-cell table:style-name="ce3" office:value-type="float" office:value="548623.75">
            <text:p>548 623,75</text:p>
          </table:table-cell>
          <table:table-cell table:style-name="ce3" office:value-type="float" office:value="5794.51">
            <text:p>5 794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413429.91">
            <text:p>413 429,91</text:p>
          </table:table-cell>
          <table:table-cell table:style-name="ce3" office:value-type="float" office:value="5778.2">
            <text:p>5 778,2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1">
            <text:p>2010-01-31</text:p>
          </table:table-cell>
          <table:table-cell table:style-name="ce3" office:value-type="float" office:value="324537.82">
            <text:p>324 537,82</text:p>
          </table:table-cell>
          <table:table-cell table:style-name="ce3" office:value-type="float" office:value="4030.52">
            <text:p>4 030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473075.07">
            <text:p>473 075,07</text:p>
          </table:table-cell>
          <table:table-cell table:style-name="ce3" office:value-type="float" office:value="5102.74">
            <text:p>5 102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339724.62">
            <text:p>339 724,62</text:p>
          </table:table-cell>
          <table:table-cell table:style-name="ce3" office:value-type="float" office:value="5771.74">
            <text:p>5 771,7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>
            <text:p>2010-02-03</text:p>
          </table:table-cell>
          <table:table-cell table:style-name="ce3" office:value-type="float" office:value="443233.11">
            <text:p>443 233,11</text:p>
          </table:table-cell>
          <table:table-cell table:style-name="ce3" office:value-type="float" office:value="6316.56">
            <text:p>6 316,5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426391.14">
            <text:p>426 391,14</text:p>
          </table:table-cell>
          <table:table-cell table:style-name="ce3" office:value-type="float" office:value="5155.25">
            <text:p>5 155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425907.85">
            <text:p>425 907,85</text:p>
          </table:table-cell>
          <table:table-cell table:style-name="ce3" office:value-type="float" office:value="6994.71">
            <text:p>6 994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444124.57">
            <text:p>444 124,57</text:p>
          </table:table-cell>
          <table:table-cell table:style-name="ce3" office:value-type="float" office:value="6915.67">
            <text:p>6 915,6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353874.01">
            <text:p>353 874,01</text:p>
          </table:table-cell>
          <table:table-cell table:style-name="ce3" office:value-type="float" office:value="5179.65">
            <text:p>5 179,6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8">
            <text:p>2010-02-08</text:p>
          </table:table-cell>
          <table:table-cell table:style-name="ce3" office:value-type="float" office:value="338544.6">
            <text:p>338 544,60</text:p>
          </table:table-cell>
          <table:table-cell table:style-name="ce3" office:value-type="float" office:value="6504.22">
            <text:p>6 504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524191.87">
            <text:p>524 191,87</text:p>
          </table:table-cell>
          <table:table-cell table:style-name="ce3" office:value-type="float" office:value="7364.31">
            <text:p>7 364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349736.26">
            <text:p>349 736,26</text:p>
          </table:table-cell>
          <table:table-cell table:style-name="ce3" office:value-type="float" office:value="8480.51">
            <text:p>8 480,5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>
            <text:p>2010-02-11</text:p>
          </table:table-cell>
          <table:table-cell table:style-name="ce3" office:value-type="float" office:value="357738.28">
            <text:p>357 738,28</text:p>
          </table:table-cell>
          <table:table-cell table:style-name="ce3" office:value-type="float" office:value="5378.71">
            <text:p>5 378,7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>
            <text:p>2010-02-12</text:p>
          </table:table-cell>
          <table:table-cell table:style-name="ce3" office:value-type="float" office:value="336565.9">
            <text:p>336 565,90</text:p>
          </table:table-cell>
          <table:table-cell table:style-name="ce3" office:value-type="float" office:value="7355.02">
            <text:p>7 355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3">
            <text:p>2010-02-13</text:p>
          </table:table-cell>
          <table:table-cell table:style-name="ce3" office:value-type="float" office:value="373703.25">
            <text:p>373 703,25</text:p>
          </table:table-cell>
          <table:table-cell table:style-name="ce3" office:value-type="float" office:value="7990.23">
            <text:p>7 990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4">
            <text:p>2010-02-14</text:p>
          </table:table-cell>
          <table:table-cell table:style-name="ce3" office:value-type="float" office:value="457146.15">
            <text:p>457 146,15</text:p>
          </table:table-cell>
          <table:table-cell table:style-name="ce3" office:value-type="float" office:value="15714.89">
            <text:p>15 714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table:style-name="ce3" office:value-type="float" office:value="385468.86">
            <text:p>385 468,86</text:p>
          </table:table-cell>
          <table:table-cell table:style-name="ce3" office:value-type="float" office:value="6586.96">
            <text:p>6 586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6">
            <text:p>2010-02-16</text:p>
          </table:table-cell>
          <table:table-cell table:style-name="ce3" office:value-type="float" office:value="292746.49">
            <text:p>292 746,49</text:p>
          </table:table-cell>
          <table:table-cell table:style-name="ce3" office:value-type="float" office:value="3465.28">
            <text:p>3 465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>
            <text:p>2010-02-17</text:p>
          </table:table-cell>
          <table:table-cell table:style-name="ce3" office:value-type="float" office:value="328337.93">
            <text:p>328 337,93</text:p>
          </table:table-cell>
          <table:table-cell table:style-name="ce3" office:value-type="float" office:value="6496.6">
            <text:p>6 496,6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>
            <text:p>2010-02-18</text:p>
          </table:table-cell>
          <table:table-cell table:style-name="ce3" office:value-type="float" office:value="458426.63">
            <text:p>458 426,63</text:p>
          </table:table-cell>
          <table:table-cell table:style-name="ce3" office:value-type="float" office:value="9590.52">
            <text:p>9 590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>
            <text:p>2010-02-19</text:p>
          </table:table-cell>
          <table:table-cell table:style-name="ce3" office:value-type="float" office:value="347857.39">
            <text:p>347 857,39</text:p>
          </table:table-cell>
          <table:table-cell table:style-name="ce3" office:value-type="float" office:value="6009.98">
            <text:p>6 009,9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409625.19">
            <text:p>409 625,19</text:p>
          </table:table-cell>
          <table:table-cell table:style-name="ce3" office:value-type="float" office:value="5065.86">
            <text:p>5 065,8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1">
            <text:p>2010-02-21</text:p>
          </table:table-cell>
          <table:table-cell table:style-name="ce3" office:value-type="float" office:value="422318.37">
            <text:p>422 318,37</text:p>
          </table:table-cell>
          <table:table-cell table:style-name="ce3" office:value-type="float" office:value="5407.41">
            <text:p>5 407,4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465763.27">
            <text:p>465 763,27</text:p>
          </table:table-cell>
          <table:table-cell table:style-name="ce3" office:value-type="float" office:value="16736.01">
            <text:p>16 736,0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483846.72">
            <text:p>483 846,72</text:p>
          </table:table-cell>
          <table:table-cell table:style-name="ce3" office:value-type="float" office:value="16101.39">
            <text:p>16 101,3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>
            <text:p>2010-02-24</text:p>
          </table:table-cell>
          <table:table-cell table:style-name="ce3" office:value-type="float" office:value="617501.84">
            <text:p>617 501,84</text:p>
          </table:table-cell>
          <table:table-cell table:style-name="ce3" office:value-type="float" office:value="23223.09">
            <text:p>23 223,0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>
            <text:p>2010-02-26</text:p>
          </table:table-cell>
          <table:table-cell table:style-name="ce3" office:value-type="float" office:value="322844.11">
            <text:p>322 844,11</text:p>
          </table:table-cell>
          <table:table-cell table:style-name="ce3" office:value-type="float" office:value="6133.06">
            <text:p>6 133,0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7">
            <text:p>2010-02-27</text:p>
          </table:table-cell>
          <table:table-cell table:style-name="ce3" office:value-type="float" office:value="361582.55">
            <text:p>361 582,55</text:p>
          </table:table-cell>
          <table:table-cell table:style-name="ce3" office:value-type="float" office:value="5354.4">
            <text:p>5 354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8">
            <text:p>2010-02-28</text:p>
          </table:table-cell>
          <table:table-cell table:style-name="ce3" office:value-type="float" office:value="486711.49">
            <text:p>486 711,49</text:p>
          </table:table-cell>
          <table:table-cell table:style-name="ce3" office:value-type="float" office:value="8577.93">
            <text:p>8 577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table:style-name="ce3" office:value-type="float" office:value="566856.21">
            <text:p>566 856,21</text:p>
          </table:table-cell>
          <table:table-cell table:style-name="ce3" office:value-type="float" office:value="13435.8">
            <text:p>13 435,8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>
            <text:p>2010-03-02</text:p>
          </table:table-cell>
          <table:table-cell table:style-name="ce3" office:value-type="float" office:value="454768.13">
            <text:p>454 768,13</text:p>
          </table:table-cell>
          <table:table-cell table:style-name="ce3" office:value-type="float" office:value="14251.59">
            <text:p>14 251,5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316431.89">
            <text:p>316 431,89</text:p>
          </table:table-cell>
          <table:table-cell table:style-name="ce3" office:value-type="float" office:value="5798.64">
            <text:p>5 798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4">
            <text:p>2010-03-04</text:p>
          </table:table-cell>
          <table:table-cell table:style-name="ce3" office:value-type="float" office:value="430111.64">
            <text:p>430 111,64</text:p>
          </table:table-cell>
          <table:table-cell table:style-name="ce3" office:value-type="float" office:value="4965.5">
            <text:p>4 965,5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>
            <text:p>2010-03-05</text:p>
          </table:table-cell>
          <table:table-cell table:style-name="ce3" office:value-type="float" office:value="321017.99">
            <text:p>321 017,99</text:p>
          </table:table-cell>
          <table:table-cell table:style-name="ce3" office:value-type="float" office:value="4570.95">
            <text:p>4 570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377295.09">
            <text:p>377 295,09</text:p>
          </table:table-cell>
          <table:table-cell table:style-name="ce3" office:value-type="float" office:value="18650.28">
            <text:p>18 650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7">
            <text:p>2010-03-07</text:p>
          </table:table-cell>
          <table:table-cell table:style-name="ce3" office:value-type="float" office:value="414710">
            <text:p>414 710,00</text:p>
          </table:table-cell>
          <table:table-cell table:style-name="ce3" office:value-type="float" office:value="7580.15">
            <text:p>7 580,1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>
            <text:p>2010-03-08</text:p>
          </table:table-cell>
          <table:table-cell table:style-name="ce3" office:value-type="float" office:value="340091.89">
            <text:p>340 091,89</text:p>
          </table:table-cell>
          <table:table-cell table:style-name="ce3" office:value-type="float" office:value="6749.19">
            <text:p>6 749,1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206096.5">
            <text:p>206 096,50</text:p>
          </table:table-cell>
          <table:table-cell table:style-name="ce3" office:value-type="float" office:value="3325.75">
            <text:p>3 325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235655.08">
            <text:p>235 655,08</text:p>
          </table:table-cell>
          <table:table-cell table:style-name="ce3" office:value-type="float" office:value="6285.81">
            <text:p>6 285,8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387177.08">
            <text:p>387 177,08</text:p>
          </table:table-cell>
          <table:table-cell table:style-name="ce3" office:value-type="float" office:value="7245.08">
            <text:p>7 245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432653.15">
            <text:p>432 653,15</text:p>
          </table:table-cell>
          <table:table-cell table:style-name="ce3" office:value-type="float" office:value="3642.47">
            <text:p>3 642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354394.35">
            <text:p>354 394,35</text:p>
          </table:table-cell>
          <table:table-cell table:style-name="ce3" office:value-type="float" office:value="5014.78">
            <text:p>5 014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574488.55">
            <text:p>574 488,55</text:p>
          </table:table-cell>
          <table:table-cell table:style-name="ce3" office:value-type="float" office:value="6527.54">
            <text:p>6 527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516612.8">
            <text:p>516 612,80</text:p>
          </table:table-cell>
          <table:table-cell table:style-name="ce3" office:value-type="float" office:value="6904.74">
            <text:p>6 904,7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238319.03">
            <text:p>238 319,03</text:p>
          </table:table-cell>
          <table:table-cell table:style-name="ce3" office:value-type="float" office:value="4879.59">
            <text:p>4 879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>
            <text:p>2010-03-17</text:p>
          </table:table-cell>
          <table:table-cell table:style-name="ce3" office:value-type="float" office:value="463680.82">
            <text:p>463 680,82</text:p>
          </table:table-cell>
          <table:table-cell table:style-name="ce3" office:value-type="float" office:value="7402.31">
            <text:p>7 402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388748.19">
            <text:p>388 748,19</text:p>
          </table:table-cell>
          <table:table-cell table:style-name="ce3" office:value-type="float" office:value="5911.62">
            <text:p>5 911,6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277964.09">
            <text:p>277 964,09</text:p>
          </table:table-cell>
          <table:table-cell table:style-name="ce3" office:value-type="float" office:value="4535.97">
            <text:p>4 535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393928.62">
            <text:p>393 928,62</text:p>
          </table:table-cell>
          <table:table-cell table:style-name="ce3" office:value-type="float" office:value="6044.63">
            <text:p>6 044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1">
            <text:p>2010-03-21</text:p>
          </table:table-cell>
          <table:table-cell table:style-name="ce3" office:value-type="float" office:value="366724.91">
            <text:p>366 724,91</text:p>
          </table:table-cell>
          <table:table-cell table:style-name="ce3" office:value-type="float" office:value="8185.82">
            <text:p>8 185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table:style-name="ce3" office:value-type="float" office:value="348279.48">
            <text:p>348 279,48</text:p>
          </table:table-cell>
          <table:table-cell table:style-name="ce3" office:value-type="float" office:value="5149.78">
            <text:p>5 149,7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380589.92">
            <text:p>380 589,92</text:p>
          </table:table-cell>
          <table:table-cell table:style-name="ce3" office:value-type="float" office:value="8661.58">
            <text:p>8 661,5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312788.98">
            <text:p>312 788,98</text:p>
          </table:table-cell>
          <table:table-cell table:style-name="ce3" office:value-type="float" office:value="5154.73">
            <text:p>5 154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505042.22">
            <text:p>505 042,22</text:p>
          </table:table-cell>
          <table:table-cell table:style-name="ce3" office:value-type="float" office:value="10847.13">
            <text:p>10 847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466867.52">
            <text:p>466 867,52</text:p>
          </table:table-cell>
          <table:table-cell table:style-name="ce3" office:value-type="float" office:value="8143.51">
            <text:p>8 143,5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444303.82">
            <text:p>444 303,82</text:p>
          </table:table-cell>
          <table:table-cell table:style-name="ce3" office:value-type="float" office:value="7634.09">
            <text:p>7 634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8">
            <text:p>2010-03-28</text:p>
          </table:table-cell>
          <table:table-cell table:style-name="ce3" office:value-type="float" office:value="515351.83">
            <text:p>515 351,83</text:p>
          </table:table-cell>
          <table:table-cell table:style-name="ce3" office:value-type="float" office:value="7656.39">
            <text:p>7 656,3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458786.03">
            <text:p>458 786,03</text:p>
          </table:table-cell>
          <table:table-cell table:style-name="ce3" office:value-type="float" office:value="8855.16">
            <text:p>8 855,1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416041.83">
            <text:p>416 041,83</text:p>
          </table:table-cell>
          <table:table-cell table:style-name="ce3" office:value-type="float" office:value="12164.97">
            <text:p>12 164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480248.55">
            <text:p>480 248,55</text:p>
          </table:table-cell>
          <table:table-cell table:style-name="ce3" office:value-type="float" office:value="11111.72">
            <text:p>11 111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>
            <text:p>2010-04-01</text:p>
          </table:table-cell>
          <table:table-cell table:style-name="ce3" office:value-type="float" office:value="168333.81">
            <text:p>168 333,81</text:p>
          </table:table-cell>
          <table:table-cell table:style-name="ce3" office:value-type="float" office:value="3822.29">
            <text:p>3 822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>
            <text:p>2010-04-02</text:p>
          </table:table-cell>
          <table:table-cell table:style-name="ce3" office:value-type="float" office:value="344252.43">
            <text:p>344 252,43</text:p>
          </table:table-cell>
          <table:table-cell table:style-name="ce3" office:value-type="float" office:value="3421.31">
            <text:p>3 421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3">
            <text:p>2010-04-03</text:p>
          </table:table-cell>
          <table:table-cell table:style-name="ce3" office:value-type="float" office:value="335472.88">
            <text:p>335 472,88</text:p>
          </table:table-cell>
          <table:table-cell table:style-name="ce3" office:value-type="float" office:value="5643.89">
            <text:p>5 643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428951.51">
            <text:p>428 951,51</text:p>
          </table:table-cell>
          <table:table-cell table:style-name="ce3" office:value-type="float" office:value="10903.7">
            <text:p>10 903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>
            <text:p>2010-04-06</text:p>
          </table:table-cell>
          <table:table-cell table:style-name="ce3" office:value-type="float" office:value="369730.93">
            <text:p>369 730,93</text:p>
          </table:table-cell>
          <table:table-cell table:style-name="ce3" office:value-type="float" office:value="4926.46">
            <text:p>4 926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>
            <text:p>2010-05-01</text:p>
          </table:table-cell>
          <table:table-cell table:style-name="ce3" office:value-type="float" office:value="456664.98">
            <text:p>456 664,98</text:p>
          </table:table-cell>
          <table:table-cell table:style-name="ce3" office:value-type="float" office:value="8266.93">
            <text:p>8 266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2">
            <text:p>2010-05-02</text:p>
          </table:table-cell>
          <table:table-cell table:style-name="ce3" office:value-type="float" office:value="368740.12">
            <text:p>368 740,12</text:p>
          </table:table-cell>
          <table:table-cell table:style-name="ce3" office:value-type="float" office:value="9708.8">
            <text:p>9 708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>
            <text:p>2010-05-03</text:p>
          </table:table-cell>
          <table:table-cell table:style-name="ce3" office:value-type="float" office:value="536509.34">
            <text:p>536 509,34</text:p>
          </table:table-cell>
          <table:table-cell table:style-name="ce3" office:value-type="float" office:value="8154.88">
            <text:p>8 154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4">
            <text:p>2010-05-04</text:p>
          </table:table-cell>
          <table:table-cell table:style-name="ce3" office:value-type="float" office:value="401269.64">
            <text:p>401 269,64</text:p>
          </table:table-cell>
          <table:table-cell table:style-name="ce3" office:value-type="float" office:value="6404.94">
            <text:p>6 404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5">
            <text:p>2010-05-05</text:p>
          </table:table-cell>
          <table:table-cell table:style-name="ce3" office:value-type="float" office:value="442195.23">
            <text:p>442 195,23</text:p>
          </table:table-cell>
          <table:table-cell table:style-name="ce3" office:value-type="float" office:value="8918.82">
            <text:p>8 918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336595.82">
            <text:p>336 595,82</text:p>
          </table:table-cell>
          <table:table-cell table:style-name="ce3" office:value-type="float" office:value="5621.17">
            <text:p>5 621,1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562078.17">
            <text:p>562 078,17</text:p>
          </table:table-cell>
          <table:table-cell table:style-name="ce3" office:value-type="float" office:value="18893.38">
            <text:p>18 893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518268.93">
            <text:p>518 268,93</text:p>
          </table:table-cell>
          <table:table-cell table:style-name="ce3" office:value-type="float" office:value="7908.88">
            <text:p>7 908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table:style-name="ce3" office:value-type="float" office:value="486418.59">
            <text:p>486 418,59</text:p>
          </table:table-cell>
          <table:table-cell table:style-name="ce3" office:value-type="float" office:value="7153.21">
            <text:p>7 153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1">
            <text:p>2010-05-11</text:p>
          </table:table-cell>
          <table:table-cell table:style-name="ce3" office:value-type="float" office:value="347329.53">
            <text:p>347 329,53</text:p>
          </table:table-cell>
          <table:table-cell table:style-name="ce3" office:value-type="float" office:value="5851.24">
            <text:p>5 851,2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508030.3">
            <text:p>508 030,30</text:p>
          </table:table-cell>
          <table:table-cell table:style-name="ce3" office:value-type="float" office:value="12451.72">
            <text:p>12 451,7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>
            <text:p>2010-05-13</text:p>
          </table:table-cell>
          <table:table-cell table:style-name="ce3" office:value-type="float" office:value="462075.33">
            <text:p>462 075,33</text:p>
          </table:table-cell>
          <table:table-cell table:style-name="ce3" office:value-type="float" office:value="10025.5">
            <text:p>10 025,5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339568.68">
            <text:p>339 568,68</text:p>
          </table:table-cell>
          <table:table-cell table:style-name="ce3" office:value-type="float" office:value="3984.14">
            <text:p>3 984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5">
            <text:p>2010-05-15</text:p>
          </table:table-cell>
          <table:table-cell table:style-name="ce3" office:value-type="float" office:value="237858.64">
            <text:p>237 858,64</text:p>
          </table:table-cell>
          <table:table-cell table:style-name="ce3" office:value-type="float" office:value="6829.13">
            <text:p>6 829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474663.08">
            <text:p>474 663,08</text:p>
          </table:table-cell>
          <table:table-cell table:style-name="ce3" office:value-type="float" office:value="6950.7">
            <text:p>6 950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table:style-name="ce3" office:value-type="float" office:value="193959.22">
            <text:p>193 959,22</text:p>
          </table:table-cell>
          <table:table-cell table:style-name="ce3" office:value-type="float" office:value="10361.07">
            <text:p>10 361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426176.57">
            <text:p>426 176,57</text:p>
          </table:table-cell>
          <table:table-cell table:style-name="ce3" office:value-type="float" office:value="6275.61">
            <text:p>6 275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481303.36">
            <text:p>481 303,36</text:p>
          </table:table-cell>
          <table:table-cell table:style-name="ce3" office:value-type="float" office:value="5122.43">
            <text:p>5 122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460785.98">
            <text:p>460 785,98</text:p>
          </table:table-cell>
          <table:table-cell table:style-name="ce3" office:value-type="float" office:value="15426.38">
            <text:p>15 426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1">
            <text:p>2010-05-21</text:p>
          </table:table-cell>
          <table:table-cell table:style-name="ce3" office:value-type="float" office:value="556687.95">
            <text:p>556 687,95</text:p>
          </table:table-cell>
          <table:table-cell table:style-name="ce3" office:value-type="float" office:value="16107.87">
            <text:p>16 107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3" office:value-type="float" office:value="432198.79">
            <text:p>432 198,79</text:p>
          </table:table-cell>
          <table:table-cell table:style-name="ce3" office:value-type="float" office:value="4645.8">
            <text:p>4 645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3" office:value-type="float" office:value="302222.72">
            <text:p>302 222,72</text:p>
          </table:table-cell>
          <table:table-cell table:style-name="ce3" office:value-type="float" office:value="5751.15">
            <text:p>5 751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3" office:value-type="float" office:value="600928.33">
            <text:p>600 928,33</text:p>
          </table:table-cell>
          <table:table-cell table:style-name="ce3" office:value-type="float" office:value="9272.15">
            <text:p>9 272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531031.28">
            <text:p>531 031,28</text:p>
          </table:table-cell>
          <table:table-cell table:style-name="ce3" office:value-type="float" office:value="14714.08">
            <text:p>14 714,0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3" office:value-type="float" office:value="371296.57">
            <text:p>371 296,57</text:p>
          </table:table-cell>
          <table:table-cell table:style-name="ce3" office:value-type="float" office:value="4822.03">
            <text:p>4 822,0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398262.53">
            <text:p>398 262,53</text:p>
          </table:table-cell>
          <table:table-cell table:style-name="ce3" office:value-type="float" office:value="8340.58">
            <text:p>8 340,5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>
            <text:p>2010-05-28</text:p>
          </table:table-cell>
          <table:table-cell table:style-name="ce3" office:value-type="float" office:value="474438.77">
            <text:p>474 438,77</text:p>
          </table:table-cell>
          <table:table-cell table:style-name="ce3" office:value-type="float" office:value="10746.07">
            <text:p>10 746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9">
            <text:p>2010-05-29</text:p>
          </table:table-cell>
          <table:table-cell table:style-name="ce3" office:value-type="float" office:value="368683">
            <text:p>368 683,00</text:p>
          </table:table-cell>
          <table:table-cell table:style-name="ce3" office:value-type="float" office:value="8972.57">
            <text:p>8 972,5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0">
            <text:p>2010-05-30</text:p>
          </table:table-cell>
          <table:table-cell table:style-name="ce3" office:value-type="float" office:value="568963.81">
            <text:p>568 963,81</text:p>
          </table:table-cell>
          <table:table-cell table:style-name="ce3" office:value-type="float" office:value="9514.44">
            <text:p>9 514,4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table:style-name="ce3" office:value-type="float" office:value="334506.4">
            <text:p>334 506,40</text:p>
          </table:table-cell>
          <table:table-cell table:style-name="ce3" office:value-type="float" office:value="5346.11">
            <text:p>5 346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557156.09">
            <text:p>557 156,09</text:p>
          </table:table-cell>
          <table:table-cell table:style-name="ce3" office:value-type="float" office:value="8302.13">
            <text:p>8 302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>
            <text:p>2010-06-02</text:p>
          </table:table-cell>
          <table:table-cell table:style-name="ce3" office:value-type="float" office:value="508259.41">
            <text:p>508 259,41</text:p>
          </table:table-cell>
          <table:table-cell table:style-name="ce3" office:value-type="float" office:value="9817.64">
            <text:p>9 81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217948.84">
            <text:p>217 948,84</text:p>
          </table:table-cell>
          <table:table-cell table:style-name="ce3" office:value-type="float" office:value="2630.01">
            <text:p>2 630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5">
            <text:p>2010-06-05</text:p>
          </table:table-cell>
          <table:table-cell table:style-name="ce3" office:value-type="float" office:value="346841.14">
            <text:p>346 841,14</text:p>
          </table:table-cell>
          <table:table-cell table:style-name="ce3" office:value-type="float" office:value="6308.5">
            <text:p>6 308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373791.35">
            <text:p>373 791,35</text:p>
          </table:table-cell>
          <table:table-cell table:style-name="ce3" office:value-type="float" office:value="7038.06">
            <text:p>7 038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546664.96">
            <text:p>546 664,96</text:p>
          </table:table-cell>
          <table:table-cell table:style-name="ce3" office:value-type="float" office:value="7431.55">
            <text:p>7 431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217424.51">
            <text:p>217 424,51</text:p>
          </table:table-cell>
          <table:table-cell table:style-name="ce3" office:value-type="float" office:value="2395.86">
            <text:p>2 395,8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460716.48">
            <text:p>460 716,48</text:p>
          </table:table-cell>
          <table:table-cell table:style-name="ce3" office:value-type="float" office:value="7072.71">
            <text:p>7 072,7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>
            <text:p>2010-06-10</text:p>
          </table:table-cell>
          <table:table-cell table:style-name="ce3" office:value-type="float" office:value="583004.58">
            <text:p>583 004,58</text:p>
          </table:table-cell>
          <table:table-cell table:style-name="ce3" office:value-type="float" office:value="7785.85">
            <text:p>7 785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487947.71">
            <text:p>487 947,71</text:p>
          </table:table-cell>
          <table:table-cell table:style-name="ce3" office:value-type="float" office:value="7163.06">
            <text:p>7 163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523879.6">
            <text:p>523 879,60</text:p>
          </table:table-cell>
          <table:table-cell table:style-name="ce3" office:value-type="float" office:value="5204.96">
            <text:p>5 204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3">
            <text:p>2010-06-13</text:p>
          </table:table-cell>
          <table:table-cell table:style-name="ce3" office:value-type="float" office:value="379307.29">
            <text:p>379 307,29</text:p>
          </table:table-cell>
          <table:table-cell table:style-name="ce3" office:value-type="float" office:value="9137.73">
            <text:p>9 137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table:style-name="ce3" office:value-type="float" office:value="510432.4">
            <text:p>510 432,40</text:p>
          </table:table-cell>
          <table:table-cell table:style-name="ce3" office:value-type="float" office:value="5588.27">
            <text:p>5 588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>
            <text:p>2010-06-15</text:p>
          </table:table-cell>
          <table:table-cell table:style-name="ce3" office:value-type="float" office:value="381285.38">
            <text:p>381 285,38</text:p>
          </table:table-cell>
          <table:table-cell table:style-name="ce3" office:value-type="float" office:value="7293.14">
            <text:p>7 293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>
            <text:p>2010-06-16</text:p>
          </table:table-cell>
          <table:table-cell table:style-name="ce3" office:value-type="float" office:value="632523.39">
            <text:p>632 523,39</text:p>
          </table:table-cell>
          <table:table-cell table:style-name="ce3" office:value-type="float" office:value="17812.54">
            <text:p>17 812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444768.64">
            <text:p>444 768,64</text:p>
          </table:table-cell>
          <table:table-cell table:style-name="ce3" office:value-type="float" office:value="8484.71">
            <text:p>8 484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9">
            <text:p>2010-06-19</text:p>
          </table:table-cell>
          <table:table-cell table:style-name="ce3" office:value-type="float" office:value="522045.22">
            <text:p>522 045,22</text:p>
          </table:table-cell>
          <table:table-cell table:style-name="ce3" office:value-type="float" office:value="11937.92">
            <text:p>11 937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402577.37">
            <text:p>402 577,37</text:p>
          </table:table-cell>
          <table:table-cell table:style-name="ce3" office:value-type="float" office:value="7565.82">
            <text:p>7 565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302451.25">
            <text:p>302 451,25</text:p>
          </table:table-cell>
          <table:table-cell table:style-name="ce3" office:value-type="float" office:value="11421.88">
            <text:p>11 421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378570.39">
            <text:p>378 570,39</text:p>
          </table:table-cell>
          <table:table-cell table:style-name="ce3" office:value-type="float" office:value="8327.55">
            <text:p>8 327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388672.39">
            <text:p>388 672,39</text:p>
          </table:table-cell>
          <table:table-cell table:style-name="ce3" office:value-type="float" office:value="9273.98">
            <text:p>9 273,9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171971.93">
            <text:p>171 971,93</text:p>
          </table:table-cell>
          <table:table-cell table:style-name="ce3" office:value-type="float" office:value="3612.1">
            <text:p>3 612,1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table:style-name="ce3" office:value-type="float" office:value="378593.76">
            <text:p>378 593,76</text:p>
          </table:table-cell>
          <table:table-cell table:style-name="ce3" office:value-type="float" office:value="8753.61">
            <text:p>8 753,6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>
            <text:p>2010-07-27</text:p>
          </table:table-cell>
          <table:table-cell table:style-name="ce3" office:value-type="float" office:value="181406.26">
            <text:p>181 406,26</text:p>
          </table:table-cell>
          <table:table-cell table:style-name="ce3" office:value-type="float" office:value="5857.48">
            <text:p>5 857,4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>
            <text:p>2010-07-28</text:p>
          </table:table-cell>
          <table:table-cell table:style-name="ce3" office:value-type="float" office:value="158707.28">
            <text:p>158 707,28</text:p>
          </table:table-cell>
          <table:table-cell table:style-name="ce3" office:value-type="float" office:value="3043.28">
            <text:p>3 043,2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9">
            <text:p>2010-07-29</text:p>
          </table:table-cell>
          <table:table-cell table:style-name="ce3" office:value-type="float" office:value="304270.45">
            <text:p>304 270,45</text:p>
          </table:table-cell>
          <table:table-cell table:style-name="ce3" office:value-type="float" office:value="5402.53">
            <text:p>5 402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>
            <text:p>2010-07-30</text:p>
          </table:table-cell>
          <table:table-cell table:style-name="ce3" office:value-type="float" office:value="385773.95">
            <text:p>385 773,95</text:p>
          </table:table-cell>
          <table:table-cell table:style-name="ce3" office:value-type="float" office:value="10845.49">
            <text:p>10 845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435794.59">
            <text:p>435 794,59</text:p>
          </table:table-cell>
          <table:table-cell table:style-name="ce3" office:value-type="float" office:value="10132.4">
            <text:p>10 132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379334.88">
            <text:p>379 334,88</text:p>
          </table:table-cell>
          <table:table-cell table:style-name="ce3" office:value-type="float" office:value="5502.39">
            <text:p>5 502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>
            <text:p>2010-08-02</text:p>
          </table:table-cell>
          <table:table-cell table:style-name="ce3" office:value-type="float" office:value="178205.9">
            <text:p>178 205,90</text:p>
          </table:table-cell>
          <table:table-cell table:style-name="ce3" office:value-type="float" office:value="4822.89">
            <text:p>4 822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>
            <text:p>2010-08-03</text:p>
          </table:table-cell>
          <table:table-cell table:style-name="ce3" office:value-type="float" office:value="371777.83">
            <text:p>371 777,83</text:p>
          </table:table-cell>
          <table:table-cell table:style-name="ce3" office:value-type="float" office:value="9999.4">
            <text:p>9 999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>
            <text:p>2010-08-04</text:p>
          </table:table-cell>
          <table:table-cell table:style-name="ce3" office:value-type="float" office:value="322325.51">
            <text:p>322 325,51</text:p>
          </table:table-cell>
          <table:table-cell table:style-name="ce3" office:value-type="float" office:value="5163.82">
            <text:p>5 163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>
            <text:p>2010-08-05</text:p>
          </table:table-cell>
          <table:table-cell table:style-name="ce3" office:value-type="float" office:value="554833.77">
            <text:p>554 833,77</text:p>
          </table:table-cell>
          <table:table-cell table:style-name="ce3" office:value-type="float" office:value="8102.13">
            <text:p>8 102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312990.51">
            <text:p>312 990,51</text:p>
          </table:table-cell>
          <table:table-cell table:style-name="ce3" office:value-type="float" office:value="5523.04">
            <text:p>5 523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398056.18">
            <text:p>398 056,18</text:p>
          </table:table-cell>
          <table:table-cell table:style-name="ce3" office:value-type="float" office:value="5954.47">
            <text:p>5 954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table:style-name="ce3" office:value-type="float" office:value="329765.25">
            <text:p>329 765,25</text:p>
          </table:table-cell>
          <table:table-cell table:style-name="ce3" office:value-type="float" office:value="5204.63">
            <text:p>5 204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>
            <text:p>2010-08-10</text:p>
          </table:table-cell>
          <table:table-cell table:style-name="ce3" office:value-type="float" office:value="162290.28">
            <text:p>162 290,28</text:p>
          </table:table-cell>
          <table:table-cell table:style-name="ce3" office:value-type="float" office:value="4509.32">
            <text:p>4 509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1">
            <text:p>2010-08-11</text:p>
          </table:table-cell>
          <table:table-cell table:style-name="ce3" office:value-type="float" office:value="461017.73">
            <text:p>461 017,73</text:p>
          </table:table-cell>
          <table:table-cell table:style-name="ce3" office:value-type="float" office:value="9474.26">
            <text:p>9 474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>
            <text:p>2010-08-12</text:p>
          </table:table-cell>
          <table:table-cell table:style-name="ce3" office:value-type="float" office:value="180984.29">
            <text:p>180 984,29</text:p>
          </table:table-cell>
          <table:table-cell table:style-name="ce3" office:value-type="float" office:value="3183.54">
            <text:p>3 183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>
            <text:p>2010-08-13</text:p>
          </table:table-cell>
          <table:table-cell table:style-name="ce3" office:value-type="float" office:value="410778.85">
            <text:p>410 778,85</text:p>
          </table:table-cell>
          <table:table-cell table:style-name="ce3" office:value-type="float" office:value="15952.58">
            <text:p>15 952,5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4">
            <text:p>2010-08-14</text:p>
          </table:table-cell>
          <table:table-cell table:style-name="ce3" office:value-type="float" office:value="564089.03">
            <text:p>564 089,03</text:p>
          </table:table-cell>
          <table:table-cell table:style-name="ce3" office:value-type="float" office:value="9906.73">
            <text:p>9 906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7">
            <text:p>2010-04-07</text:p>
          </table:table-cell>
          <table:table-cell table:style-name="ce3" office:value-type="float" office:value="421803.86">
            <text:p>421 803,86</text:p>
          </table:table-cell>
          <table:table-cell table:style-name="ce3" office:value-type="float" office:value="10768.54">
            <text:p>10 768,5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>
            <text:p>2010-04-08</text:p>
          </table:table-cell>
          <table:table-cell table:style-name="ce3" office:value-type="float" office:value="598535.05">
            <text:p>598 535,05</text:p>
          </table:table-cell>
          <table:table-cell table:style-name="ce3" office:value-type="float" office:value="29069.21">
            <text:p>29 069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>
            <text:p>2010-04-09</text:p>
          </table:table-cell>
          <table:table-cell table:style-name="ce3" office:value-type="float" office:value="493729.89">
            <text:p>493 729,89</text:p>
          </table:table-cell>
          <table:table-cell table:style-name="ce3" office:value-type="float" office:value="5978.81">
            <text:p>5 978,81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387940.96">
            <text:p>387 940,96</text:p>
          </table:table-cell>
          <table:table-cell table:style-name="ce3" office:value-type="float" office:value="5706.69">
            <text:p>5 706,6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382584.94">
            <text:p>382 584,94</text:p>
          </table:table-cell>
          <table:table-cell table:style-name="ce3" office:value-type="float" office:value="3915.92">
            <text:p>3 915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>
            <text:p>2010-04-12</text:p>
          </table:table-cell>
          <table:table-cell table:style-name="ce3" office:value-type="float" office:value="480364.72">
            <text:p>480 364,72</text:p>
          </table:table-cell>
          <table:table-cell table:style-name="ce3" office:value-type="float" office:value="9769.47">
            <text:p>9 769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475832.56">
            <text:p>475 832,56</text:p>
          </table:table-cell>
          <table:table-cell table:style-name="ce3" office:value-type="float" office:value="7228.2">
            <text:p>7 228,2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>
            <text:p>2010-04-14</text:p>
          </table:table-cell>
          <table:table-cell table:style-name="ce3" office:value-type="float" office:value="405458.66">
            <text:p>405 458,66</text:p>
          </table:table-cell>
          <table:table-cell table:style-name="ce3" office:value-type="float" office:value="6091.63">
            <text:p>6 091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>
            <text:p>2010-04-15</text:p>
          </table:table-cell>
          <table:table-cell table:style-name="ce3" office:value-type="float" office:value="451389.11">
            <text:p>451 389,11</text:p>
          </table:table-cell>
          <table:table-cell table:style-name="ce3" office:value-type="float" office:value="9859.96">
            <text:p>9 859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455418.53">
            <text:p>455 418,53</text:p>
          </table:table-cell>
          <table:table-cell table:style-name="ce3" office:value-type="float" office:value="11477.28">
            <text:p>11 477,2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372856.94">
            <text:p>372 856,94</text:p>
          </table:table-cell>
          <table:table-cell table:style-name="ce3" office:value-type="float" office:value="7836.42">
            <text:p>7 836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393245.72">
            <text:p>393 245,72</text:p>
          </table:table-cell>
          <table:table-cell table:style-name="ce3" office:value-type="float" office:value="7034.81">
            <text:p>7 034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table:style-name="ce3" office:value-type="float" office:value="475582.83">
            <text:p>475 582,83</text:p>
          </table:table-cell>
          <table:table-cell table:style-name="ce3" office:value-type="float" office:value="14108.06">
            <text:p>14 108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444196.92">
            <text:p>444 196,92</text:p>
          </table:table-cell>
          <table:table-cell table:style-name="ce3" office:value-type="float" office:value="6721.09">
            <text:p>6 721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1">
            <text:p>2010-04-21</text:p>
          </table:table-cell>
          <table:table-cell table:style-name="ce3" office:value-type="float" office:value="606365.6">
            <text:p>606 365,60</text:p>
          </table:table-cell>
          <table:table-cell table:style-name="ce3" office:value-type="float" office:value="7389.3">
            <text:p>7 389,3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>
            <text:p>2010-04-22</text:p>
          </table:table-cell>
          <table:table-cell table:style-name="ce3" office:value-type="float" office:value="448534.64">
            <text:p>448 534,64</text:p>
          </table:table-cell>
          <table:table-cell table:style-name="ce3" office:value-type="float" office:value="15240.73">
            <text:p>15 240,7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408691.41">
            <text:p>408 691,41</text:p>
          </table:table-cell>
          <table:table-cell table:style-name="ce3" office:value-type="float" office:value="9045.85">
            <text:p>9 045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473759.14">
            <text:p>473 759,14</text:p>
          </table:table-cell>
          <table:table-cell table:style-name="ce3" office:value-type="float" office:value="8615.37">
            <text:p>8 615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528649.22">
            <text:p>528 649,22</text:p>
          </table:table-cell>
          <table:table-cell table:style-name="ce3" office:value-type="float" office:value="7485.83">
            <text:p>7 485,8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463863.66">
            <text:p>463 863,66</text:p>
          </table:table-cell>
          <table:table-cell table:style-name="ce3" office:value-type="float" office:value="8609.2">
            <text:p>8 609,2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3" office:value-type="float" office:value="319458.06">
            <text:p>319 458,06</text:p>
          </table:table-cell>
          <table:table-cell table:style-name="ce3" office:value-type="float" office:value="7129.17">
            <text:p>7 129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8">
            <text:p>2010-04-28</text:p>
          </table:table-cell>
          <table:table-cell table:style-name="ce3" office:value-type="float" office:value="332531.21">
            <text:p>332 531,21</text:p>
          </table:table-cell>
          <table:table-cell table:style-name="ce3" office:value-type="float" office:value="8846.27">
            <text:p>8 846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348648.4">
            <text:p>348 648,40</text:p>
          </table:table-cell>
          <table:table-cell table:style-name="ce3" office:value-type="float" office:value="19598">
            <text:p>19 598,0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413859.01">
            <text:p>413 859,01</text:p>
          </table:table-cell>
          <table:table-cell table:style-name="ce3" office:value-type="float" office:value="5483.03">
            <text:p>5 483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400593.68">
            <text:p>400 593,68</text:p>
          </table:table-cell>
          <table:table-cell table:style-name="ce3" office:value-type="float" office:value="4934.64">
            <text:p>4 934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>
            <text:p>2010-06-24</text:p>
          </table:table-cell>
          <table:table-cell table:style-name="ce3" office:value-type="float" office:value="418540.24">
            <text:p>418 540,24</text:p>
          </table:table-cell>
          <table:table-cell table:style-name="ce3" office:value-type="float" office:value="10831.79">
            <text:p>10 831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>
            <text:p>2010-06-25</text:p>
          </table:table-cell>
          <table:table-cell table:style-name="ce3" office:value-type="float" office:value="277079.05">
            <text:p>277 079,05</text:p>
          </table:table-cell>
          <table:table-cell table:style-name="ce3" office:value-type="float" office:value="5511.82">
            <text:p>5 511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6">
            <text:p>2010-06-26</text:p>
          </table:table-cell>
          <table:table-cell table:style-name="ce3" office:value-type="float" office:value="518592.33">
            <text:p>518 592,33</text:p>
          </table:table-cell>
          <table:table-cell table:style-name="ce3" office:value-type="float" office:value="14910.65">
            <text:p>14 910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7">
            <text:p>2010-06-27</text:p>
          </table:table-cell>
          <table:table-cell table:style-name="ce3" office:value-type="float" office:value="565529.16">
            <text:p>565 529,16</text:p>
          </table:table-cell>
          <table:table-cell table:style-name="ce3" office:value-type="float" office:value="7327.41">
            <text:p>7 327,4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>
            <text:p>2010-06-28</text:p>
          </table:table-cell>
          <table:table-cell table:style-name="ce3" office:value-type="float" office:value="366030.8">
            <text:p>366 030,80</text:p>
          </table:table-cell>
          <table:table-cell table:style-name="ce3" office:value-type="float" office:value="4898.04">
            <text:p>4 898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>
            <text:p>2010-06-29</text:p>
          </table:table-cell>
          <table:table-cell table:style-name="ce3" office:value-type="float" office:value="304994.35">
            <text:p>304 994,35</text:p>
          </table:table-cell>
          <table:table-cell table:style-name="ce3" office:value-type="float" office:value="6301.54">
            <text:p>6 301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>
            <text:p>2010-06-30</text:p>
          </table:table-cell>
          <table:table-cell table:style-name="ce3" office:value-type="float" office:value="640799.61">
            <text:p>640 799,61</text:p>
          </table:table-cell>
          <table:table-cell table:style-name="ce3" office:value-type="float" office:value="39999.98">
            <text:p>39 999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348555.95">
            <text:p>348 555,95</text:p>
          </table:table-cell>
          <table:table-cell table:style-name="ce3" office:value-type="float" office:value="6492.01">
            <text:p>6 492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360173.59">
            <text:p>360 173,59</text:p>
          </table:table-cell>
          <table:table-cell table:style-name="ce3" office:value-type="float" office:value="5210.84">
            <text:p>5 210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327518.7">
            <text:p>327 518,70</text:p>
          </table:table-cell>
          <table:table-cell table:style-name="ce3" office:value-type="float" office:value="4322.54">
            <text:p>4 322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492088.3">
            <text:p>492 088,30</text:p>
          </table:table-cell>
          <table:table-cell table:style-name="ce3" office:value-type="float" office:value="14593.37">
            <text:p>14 593,3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461233.33">
            <text:p>461 233,33</text:p>
          </table:table-cell>
          <table:table-cell table:style-name="ce3" office:value-type="float" office:value="6872.8">
            <text:p>6 872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399072.61">
            <text:p>399 072,61</text:p>
          </table:table-cell>
          <table:table-cell table:style-name="ce3" office:value-type="float" office:value="8667.95">
            <text:p>8 667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495173.08">
            <text:p>495 173,08</text:p>
          </table:table-cell>
          <table:table-cell table:style-name="ce3" office:value-type="float" office:value="7555.28">
            <text:p>7 555,2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table:style-name="ce3" office:value-type="float" office:value="432504.12">
            <text:p>432 504,12</text:p>
          </table:table-cell>
          <table:table-cell table:style-name="ce3" office:value-type="float" office:value="6818.61">
            <text:p>6 818,6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390530.39">
            <text:p>390 530,39</text:p>
          </table:table-cell>
          <table:table-cell table:style-name="ce3" office:value-type="float" office:value="14368.3">
            <text:p>14 368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466183.53">
            <text:p>466 183,53</text:p>
          </table:table-cell>
          <table:table-cell table:style-name="ce3" office:value-type="float" office:value="12248.65">
            <text:p>12 248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5">
            <text:p>2010-07-15</text:p>
          </table:table-cell>
          <table:table-cell table:style-name="ce3" office:value-type="float" office:value="455355.04">
            <text:p>455 355,04</text:p>
          </table:table-cell>
          <table:table-cell table:style-name="ce3" office:value-type="float" office:value="8088.01">
            <text:p>8 088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370863.04">
            <text:p>370 863,04</text:p>
          </table:table-cell>
          <table:table-cell table:style-name="ce3" office:value-type="float" office:value="16482.8">
            <text:p>16 482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439643.33">
            <text:p>439 643,33</text:p>
          </table:table-cell>
          <table:table-cell table:style-name="ce3" office:value-type="float" office:value="5309.7">
            <text:p>5 309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8">
            <text:p>2010-07-18</text:p>
          </table:table-cell>
          <table:table-cell table:style-name="ce3" office:value-type="float" office:value="206017.69">
            <text:p>206 017,69</text:p>
          </table:table-cell>
          <table:table-cell table:style-name="ce3" office:value-type="float" office:value="4338.13">
            <text:p>4 338,1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table:style-name="ce3" office:value-type="float" office:value="302544.56">
            <text:p>302 544,56</text:p>
          </table:table-cell>
          <table:table-cell table:style-name="ce3" office:value-type="float" office:value="3372.47">
            <text:p>3 372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>
            <text:p>2010-07-20</text:p>
          </table:table-cell>
          <table:table-cell table:style-name="ce3" office:value-type="float" office:value="446300.54">
            <text:p>446 300,54</text:p>
          </table:table-cell>
          <table:table-cell table:style-name="ce3" office:value-type="float" office:value="6788.87">
            <text:p>6 788,8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1">
            <text:p>2010-07-21</text:p>
          </table:table-cell>
          <table:table-cell table:style-name="ce3" office:value-type="float" office:value="267050.02">
            <text:p>267 050,02</text:p>
          </table:table-cell>
          <table:table-cell table:style-name="ce3" office:value-type="float" office:value="2791.66">
            <text:p>2 791,6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>
            <text:p>2010-07-22</text:p>
          </table:table-cell>
          <table:table-cell table:style-name="ce3" office:value-type="float" office:value="255286.14">
            <text:p>255 286,14</text:p>
          </table:table-cell>
          <table:table-cell table:style-name="ce3" office:value-type="float" office:value="5444.36">
            <text:p>5 444,3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162387.9">
            <text:p>162 387,90</text:p>
          </table:table-cell>
          <table:table-cell table:style-name="ce3" office:value-type="float" office:value="5671.95">
            <text:p>5 671,9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9">
            <text:p>2010-09-09</text:p>
          </table:table-cell>
          <table:table-cell table:style-name="ce3" office:value-type="float" office:value="235386.77">
            <text:p>235 386,77</text:p>
          </table:table-cell>
          <table:table-cell table:style-name="ce3" office:value-type="float" office:value="3383.94">
            <text:p>3 383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0">
            <text:p>2010-09-10</text:p>
          </table:table-cell>
          <table:table-cell table:style-name="ce3" office:value-type="float" office:value="239033.43">
            <text:p>239 033,43</text:p>
          </table:table-cell>
          <table:table-cell table:style-name="ce3" office:value-type="float" office:value="3757.8">
            <text:p>3 757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table:style-name="ce3" office:value-type="float" office:value="472043.21">
            <text:p>472 043,21</text:p>
          </table:table-cell>
          <table:table-cell table:style-name="ce3" office:value-type="float" office:value="7175">
            <text:p>7 175,0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317680.05">
            <text:p>317 680,05</text:p>
          </table:table-cell>
          <table:table-cell table:style-name="ce3" office:value-type="float" office:value="4973.08">
            <text:p>4 973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217726.59">
            <text:p>217 726,59</text:p>
          </table:table-cell>
          <table:table-cell table:style-name="ce3" office:value-type="float" office:value="4616.76">
            <text:p>4 616,7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218618.16">
            <text:p>218 618,16</text:p>
          </table:table-cell>
          <table:table-cell table:style-name="ce3" office:value-type="float" office:value="5697.63">
            <text:p>5 697,63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>
            <text:p>2010-09-17</text:p>
          </table:table-cell>
          <table:table-cell table:style-name="ce3" office:value-type="float" office:value="333088.37">
            <text:p>333 088,37</text:p>
          </table:table-cell>
          <table:table-cell table:style-name="ce3" office:value-type="float" office:value="10038.83">
            <text:p>10 038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275146.2">
            <text:p>275 146,20</text:p>
          </table:table-cell>
          <table:table-cell table:style-name="ce3" office:value-type="float" office:value="4818.67">
            <text:p>4 818,6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9">
            <text:p>2010-09-19</text:p>
          </table:table-cell>
          <table:table-cell table:style-name="ce3" office:value-type="float" office:value="192340.85">
            <text:p>192 340,85</text:p>
          </table:table-cell>
          <table:table-cell table:style-name="ce3" office:value-type="float" office:value="5428.76">
            <text:p>5 428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table:style-name="ce3" office:value-type="float" office:value="250653.72">
            <text:p>250 653,72</text:p>
          </table:table-cell>
          <table:table-cell table:style-name="ce3" office:value-type="float" office:value="5570.08">
            <text:p>5 570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>
            <text:p>2010-09-21</text:p>
          </table:table-cell>
          <table:table-cell table:style-name="ce3" office:value-type="float" office:value="345941.93">
            <text:p>345 941,93</text:p>
          </table:table-cell>
          <table:table-cell table:style-name="ce3" office:value-type="float" office:value="11770.74">
            <text:p>11 770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281412.67">
            <text:p>281 412,67</text:p>
          </table:table-cell>
          <table:table-cell table:style-name="ce3" office:value-type="float" office:value="3614.81">
            <text:p>3 614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>
            <text:p>2010-09-24</text:p>
          </table:table-cell>
          <table:table-cell table:style-name="ce3" office:value-type="float" office:value="165947.34">
            <text:p>165 947,34</text:p>
          </table:table-cell>
          <table:table-cell table:style-name="ce3" office:value-type="float" office:value="3539.08">
            <text:p>3 539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5">
            <text:p>2010-09-25</text:p>
          </table:table-cell>
          <table:table-cell table:style-name="ce3" office:value-type="float" office:value="173528.43">
            <text:p>173 528,43</text:p>
          </table:table-cell>
          <table:table-cell table:style-name="ce3" office:value-type="float" office:value="7916.44">
            <text:p>7 916,4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6">
            <text:p>2010-09-26</text:p>
          </table:table-cell>
          <table:table-cell table:style-name="ce3" office:value-type="float" office:value="157602.54">
            <text:p>157 602,54</text:p>
          </table:table-cell>
          <table:table-cell table:style-name="ce3" office:value-type="float" office:value="2136.4">
            <text:p>2 136,4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table:style-name="ce3" office:value-type="float" office:value="316525.77">
            <text:p>316 525,77</text:p>
          </table:table-cell>
          <table:table-cell table:style-name="ce3" office:value-type="float" office:value="4733.45">
            <text:p>4 733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203970.23">
            <text:p>203 970,23</text:p>
          </table:table-cell>
          <table:table-cell table:style-name="ce3" office:value-type="float" office:value="3047.52">
            <text:p>3 047,5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344275.85">
            <text:p>344 275,85</text:p>
          </table:table-cell>
          <table:table-cell table:style-name="ce3" office:value-type="float" office:value="6542.68">
            <text:p>6 542,68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>
            <text:p>2010-10-01</text:p>
          </table:table-cell>
          <table:table-cell table:style-name="ce3" office:value-type="float" office:value="334567.82">
            <text:p>334 567,82</text:p>
          </table:table-cell>
          <table:table-cell table:style-name="ce3" office:value-type="float" office:value="7359.61">
            <text:p>7 359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358679.14">
            <text:p>358 679,14</text:p>
          </table:table-cell>
          <table:table-cell table:style-name="ce3" office:value-type="float" office:value="7037.06">
            <text:p>7 037,0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table:style-name="ce3" office:value-type="float" office:value="230502.8">
            <text:p>230 502,80</text:p>
          </table:table-cell>
          <table:table-cell table:style-name="ce3" office:value-type="float" office:value="3796.78">
            <text:p>3 796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157760.66">
            <text:p>157 760,66</text:p>
          </table:table-cell>
          <table:table-cell table:style-name="ce3" office:value-type="float" office:value="3501.12">
            <text:p>3 501,1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6">
            <text:p>2010-10-06</text:p>
          </table:table-cell>
          <table:table-cell table:style-name="ce3" office:value-type="float" office:value="351824.56">
            <text:p>351 824,56</text:p>
          </table:table-cell>
          <table:table-cell table:style-name="ce3" office:value-type="float" office:value="11527.67">
            <text:p>11 527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>
            <text:p>2010-10-07</text:p>
          </table:table-cell>
          <table:table-cell table:style-name="ce3" office:value-type="float" office:value="132134.9">
            <text:p>132 134,90</text:p>
          </table:table-cell>
          <table:table-cell table:style-name="ce3" office:value-type="float" office:value="2811.38">
            <text:p>2 811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424948.47">
            <text:p>424 948,47</text:p>
          </table:table-cell>
          <table:table-cell table:style-name="ce3" office:value-type="float" office:value="8019.41">
            <text:p>8 019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9">
            <text:p>2010-10-09</text:p>
          </table:table-cell>
          <table:table-cell table:style-name="ce3" office:value-type="float" office:value="428815.22">
            <text:p>428 815,22</text:p>
          </table:table-cell>
          <table:table-cell table:style-name="ce3" office:value-type="float" office:value="18101.11">
            <text:p>18 101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0">
            <text:p>2010-10-10</text:p>
          </table:table-cell>
          <table:table-cell table:style-name="ce3" office:value-type="float" office:value="229926.96">
            <text:p>229 926,96</text:p>
          </table:table-cell>
          <table:table-cell table:style-name="ce3" office:value-type="float" office:value="3694.79">
            <text:p>3 694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table:style-name="ce3" office:value-type="float" office:value="329552.31">
            <text:p>329 552,31</text:p>
          </table:table-cell>
          <table:table-cell table:style-name="ce3" office:value-type="float" office:value="5998.4">
            <text:p>5 998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2">
            <text:p>2010-10-12</text:p>
          </table:table-cell>
          <table:table-cell table:style-name="ce3" office:value-type="float" office:value="268429.97">
            <text:p>268 429,97</text:p>
          </table:table-cell>
          <table:table-cell table:style-name="ce3" office:value-type="float" office:value="4967.25">
            <text:p>4 967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>
            <text:p>2010-10-13</text:p>
          </table:table-cell>
          <table:table-cell table:style-name="ce3" office:value-type="float" office:value="318220.33">
            <text:p>318 220,33</text:p>
          </table:table-cell>
          <table:table-cell table:style-name="ce3" office:value-type="float" office:value="10718.1">
            <text:p>10 718,1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>
            <text:p>2010-10-14</text:p>
          </table:table-cell>
          <table:table-cell table:style-name="ce3" office:value-type="float" office:value="422664.54">
            <text:p>422 664,54</text:p>
          </table:table-cell>
          <table:table-cell table:style-name="ce3" office:value-type="float" office:value="10807.07">
            <text:p>10 807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351179.86">
            <text:p>351 179,86</text:p>
          </table:table-cell>
          <table:table-cell table:style-name="ce3" office:value-type="float" office:value="7793.61">
            <text:p>7 793,6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202415.79">
            <text:p>202 415,79</text:p>
          </table:table-cell>
          <table:table-cell table:style-name="ce3" office:value-type="float" office:value="3263.19">
            <text:p>3 263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table:style-name="ce3" office:value-type="float" office:value="257426.39">
            <text:p>257 426,39</text:p>
          </table:table-cell>
          <table:table-cell table:style-name="ce3" office:value-type="float" office:value="5539.63">
            <text:p>5 539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>
            <text:p>2010-10-19</text:p>
          </table:table-cell>
          <table:table-cell table:style-name="ce3" office:value-type="float" office:value="357164.67">
            <text:p>357 164,67</text:p>
          </table:table-cell>
          <table:table-cell table:style-name="ce3" office:value-type="float" office:value="6473.89">
            <text:p>6 473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5">
            <text:p>2010-08-15</text:p>
          </table:table-cell>
          <table:table-cell table:style-name="ce3" office:value-type="float" office:value="186377.28">
            <text:p>186 377,28</text:p>
          </table:table-cell>
          <table:table-cell table:style-name="ce3" office:value-type="float" office:value="2044.73">
            <text:p>2 044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table:style-name="ce3" office:value-type="float" office:value="293304.99">
            <text:p>293 304,99</text:p>
          </table:table-cell>
          <table:table-cell table:style-name="ce3" office:value-type="float" office:value="4490.28">
            <text:p>4 490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>
            <text:p>2010-08-17</text:p>
          </table:table-cell>
          <table:table-cell table:style-name="ce3" office:value-type="float" office:value="359161.19">
            <text:p>359 161,19</text:p>
          </table:table-cell>
          <table:table-cell table:style-name="ce3" office:value-type="float" office:value="3712.26">
            <text:p>3 712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352715.3">
            <text:p>352 715,30</text:p>
          </table:table-cell>
          <table:table-cell table:style-name="ce3" office:value-type="float" office:value="8534.12">
            <text:p>8 534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9">
            <text:p>2010-08-19</text:p>
          </table:table-cell>
          <table:table-cell table:style-name="ce3" office:value-type="float" office:value="334577.52">
            <text:p>334 577,52</text:p>
          </table:table-cell>
          <table:table-cell table:style-name="ce3" office:value-type="float" office:value="10005.31">
            <text:p>10 005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>
            <text:p>2010-08-20</text:p>
          </table:table-cell>
          <table:table-cell table:style-name="ce3" office:value-type="float" office:value="293344.42">
            <text:p>293 344,42</text:p>
          </table:table-cell>
          <table:table-cell table:style-name="ce3" office:value-type="float" office:value="3745.46">
            <text:p>3 745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389652.91">
            <text:p>389 652,91</text:p>
          </table:table-cell>
          <table:table-cell table:style-name="ce3" office:value-type="float" office:value="8347.32">
            <text:p>8 347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285549.82">
            <text:p>285 549,82</text:p>
          </table:table-cell>
          <table:table-cell table:style-name="ce3" office:value-type="float" office:value="3877.65">
            <text:p>3 877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>
            <text:p>2010-08-23</text:p>
          </table:table-cell>
          <table:table-cell table:style-name="ce3" office:value-type="float" office:value="379231.48">
            <text:p>379 231,48</text:p>
          </table:table-cell>
          <table:table-cell table:style-name="ce3" office:value-type="float" office:value="8060.18">
            <text:p>8 060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>
            <text:p>2010-08-24</text:p>
          </table:table-cell>
          <table:table-cell table:style-name="ce3" office:value-type="float" office:value="190304.86">
            <text:p>190 304,86</text:p>
          </table:table-cell>
          <table:table-cell table:style-name="ce3" office:value-type="float" office:value="3605.62">
            <text:p>3 605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>
            <text:p>2010-08-26</text:p>
          </table:table-cell>
          <table:table-cell table:style-name="ce3" office:value-type="float" office:value="394357.21">
            <text:p>394 357,21</text:p>
          </table:table-cell>
          <table:table-cell table:style-name="ce3" office:value-type="float" office:value="21763.64">
            <text:p>21 763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127624.21">
            <text:p>127 624,21</text:p>
          </table:table-cell>
          <table:table-cell table:style-name="ce3" office:value-type="float" office:value="3036.5">
            <text:p>3 036,5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284443.61">
            <text:p>284 443,61</text:p>
          </table:table-cell>
          <table:table-cell table:style-name="ce3" office:value-type="float" office:value="9606.34">
            <text:p>9 606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9">
            <text:p>2010-08-29</text:p>
          </table:table-cell>
          <table:table-cell table:style-name="ce3" office:value-type="float" office:value="273198.51">
            <text:p>273 198,51</text:p>
          </table:table-cell>
          <table:table-cell table:style-name="ce3" office:value-type="float" office:value="3993.55">
            <text:p>3 993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table:style-name="ce3" office:value-type="float" office:value="334108.74">
            <text:p>334 108,74</text:p>
          </table:table-cell>
          <table:table-cell table:style-name="ce3" office:value-type="float" office:value="8792.34">
            <text:p>8 792,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1">
            <text:p>2010-08-31</text:p>
          </table:table-cell>
          <table:table-cell table:style-name="ce3" office:value-type="float" office:value="309553.38">
            <text:p>309 553,38</text:p>
          </table:table-cell>
          <table:table-cell table:style-name="ce3" office:value-type="float" office:value="5296.04">
            <text:p>5 296,0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286108.58">
            <text:p>286 108,58</text:p>
          </table:table-cell>
          <table:table-cell table:style-name="ce3" office:value-type="float" office:value="3845.03">
            <text:p>3 845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333446.94">
            <text:p>333 446,94</text:p>
          </table:table-cell>
          <table:table-cell table:style-name="ce3" office:value-type="float" office:value="10629.48">
            <text:p>10 629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474282.97">
            <text:p>474 282,97</text:p>
          </table:table-cell>
          <table:table-cell table:style-name="ce3" office:value-type="float" office:value="10525.59">
            <text:p>10 525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table:style-name="ce3" office:value-type="float" office:value="276022.14">
            <text:p>276 022,14</text:p>
          </table:table-cell>
          <table:table-cell table:style-name="ce3" office:value-type="float" office:value="5340.99">
            <text:p>5 340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>
            <text:p>2010-10-20</text:p>
          </table:table-cell>
          <table:table-cell table:style-name="ce3" office:value-type="float" office:value="205107.26">
            <text:p>205 107,26</text:p>
          </table:table-cell>
          <table:table-cell table:style-name="ce3" office:value-type="float" office:value="7346.25">
            <text:p>7 346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1">
            <text:p>2010-10-21</text:p>
          </table:table-cell>
          <table:table-cell table:style-name="ce3" office:value-type="float" office:value="389244.04">
            <text:p>389 244,04</text:p>
          </table:table-cell>
          <table:table-cell table:style-name="ce3" office:value-type="float" office:value="5910.17">
            <text:p>5 910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139568.7">
            <text:p>139 568,70</text:p>
          </table:table-cell>
          <table:table-cell table:style-name="ce3" office:value-type="float" office:value="3678.67">
            <text:p>3 678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441218.02">
            <text:p>441 218,02</text:p>
          </table:table-cell>
          <table:table-cell table:style-name="ce3" office:value-type="float" office:value="14078.43">
            <text:p>14 078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316982.29">
            <text:p>316 982,29</text:p>
          </table:table-cell>
          <table:table-cell table:style-name="ce3" office:value-type="float" office:value="5049.9">
            <text:p>5 049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>
            <text:p>2010-10-25</text:p>
          </table:table-cell>
          <table:table-cell table:style-name="ce3" office:value-type="float" office:value="313791.33">
            <text:p>313 791,33</text:p>
          </table:table-cell>
          <table:table-cell table:style-name="ce3" office:value-type="float" office:value="4119.08">
            <text:p>4 119,0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>
            <text:p>2010-10-26</text:p>
          </table:table-cell>
          <table:table-cell table:style-name="ce3" office:value-type="float" office:value="351595.72">
            <text:p>351 595,72</text:p>
          </table:table-cell>
          <table:table-cell table:style-name="ce3" office:value-type="float" office:value="6312.31">
            <text:p>6 312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435538.15">
            <text:p>435 538,15</text:p>
          </table:table-cell>
          <table:table-cell table:style-name="ce3" office:value-type="float" office:value="7987.13">
            <text:p>7 987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372443.82">
            <text:p>372 443,82</text:p>
          </table:table-cell>
          <table:table-cell table:style-name="ce3" office:value-type="float" office:value="7596.24">
            <text:p>7 596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9">
            <text:p>2010-10-29</text:p>
          </table:table-cell>
          <table:table-cell table:style-name="ce3" office:value-type="float" office:value="470513.38">
            <text:p>470 513,38</text:p>
          </table:table-cell>
          <table:table-cell table:style-name="ce3" office:value-type="float" office:value="9213.11">
            <text:p>9 213,1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230273.78">
            <text:p>230 273,78</text:p>
          </table:table-cell>
          <table:table-cell table:style-name="ce3" office:value-type="float" office:value="4966.01">
            <text:p>4 966,0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249604.29">
            <text:p>249 604,29</text:p>
          </table:table-cell>
          <table:table-cell table:style-name="ce3" office:value-type="float" office:value="6163.07">
            <text:p>6 163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table:style-name="ce3" office:value-type="float" office:value="116991.69">
            <text:p>116 991,69</text:p>
          </table:table-cell>
          <table:table-cell table:style-name="ce3" office:value-type="float" office:value="1705.42">
            <text:p>1 705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2">
            <text:p>2010-11-02</text:p>
          </table:table-cell>
          <table:table-cell table:style-name="ce3" office:value-type="float" office:value="288928.01">
            <text:p>288 928,01</text:p>
          </table:table-cell>
          <table:table-cell table:style-name="ce3" office:value-type="float" office:value="4990.12">
            <text:p>4 990,1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3">
            <text:p>2010-11-03</text:p>
          </table:table-cell>
          <table:table-cell table:style-name="ce3" office:value-type="float" office:value="259383.5">
            <text:p>259 383,50</text:p>
          </table:table-cell>
          <table:table-cell table:style-name="ce3" office:value-type="float" office:value="3342.57">
            <text:p>3 342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>
            <text:p>2010-11-04</text:p>
          </table:table-cell>
          <table:table-cell table:style-name="ce3" office:value-type="float" office:value="476018.01">
            <text:p>476 018,01</text:p>
          </table:table-cell>
          <table:table-cell table:style-name="ce3" office:value-type="float" office:value="7892.85">
            <text:p>7 892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>
            <text:p>2010-11-05</text:p>
          </table:table-cell>
          <table:table-cell table:style-name="ce3" office:value-type="float" office:value="265427.43">
            <text:p>265 427,43</text:p>
          </table:table-cell>
          <table:table-cell table:style-name="ce3" office:value-type="float" office:value="5080.92">
            <text:p>5 080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7">
            <text:p>2010-11-07</text:p>
          </table:table-cell>
          <table:table-cell table:style-name="ce3" office:value-type="float" office:value="245925.54">
            <text:p>245 925,54</text:p>
          </table:table-cell>
          <table:table-cell table:style-name="ce3" office:value-type="float" office:value="3565.17">
            <text:p>3 565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506989.39">
            <text:p>506 989,39</text:p>
          </table:table-cell>
          <table:table-cell table:style-name="ce3" office:value-type="float" office:value="7442.59">
            <text:p>7 442,5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400820.02">
            <text:p>400 820,02</text:p>
          </table:table-cell>
          <table:table-cell table:style-name="ce3" office:value-type="float" office:value="5689.43">
            <text:p>5 689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339741.44">
            <text:p>339 741,44</text:p>
          </table:table-cell>
          <table:table-cell table:style-name="ce3" office:value-type="float" office:value="4149.26">
            <text:p>4 149,2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>
            <text:p>2010-11-11</text:p>
          </table:table-cell>
          <table:table-cell table:style-name="ce3" office:value-type="float" office:value="261103.37">
            <text:p>261 103,37</text:p>
          </table:table-cell>
          <table:table-cell table:style-name="ce3" office:value-type="float" office:value="4816.52">
            <text:p>4 816,5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>
            <text:p>2010-11-12</text:p>
          </table:table-cell>
          <table:table-cell table:style-name="ce3" office:value-type="float" office:value="402319.83">
            <text:p>402 319,83</text:p>
          </table:table-cell>
          <table:table-cell table:style-name="ce3" office:value-type="float" office:value="6831.72">
            <text:p>6 831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6">
            <text:p>2011-06-26</text:p>
          </table:table-cell>
          <table:table-cell table:style-name="ce3" office:value-type="float" office:value="330583.75">
            <text:p>330 583,75</text:p>
          </table:table-cell>
          <table:table-cell table:style-name="ce3" office:value-type="float" office:value="5357.92">
            <text:p>5 357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table:style-name="ce3" office:value-type="float" office:value="471189.64">
            <text:p>471 189,64</text:p>
          </table:table-cell>
          <table:table-cell table:style-name="ce3" office:value-type="float" office:value="6200.68">
            <text:p>6 200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360585.23">
            <text:p>360 585,23</text:p>
          </table:table-cell>
          <table:table-cell table:style-name="ce3" office:value-type="float" office:value="6266.69">
            <text:p>6 266,6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9">
            <text:p>2011-06-29</text:p>
          </table:table-cell>
          <table:table-cell table:style-name="ce3" office:value-type="float" office:value="193367.36">
            <text:p>193 367,36</text:p>
          </table:table-cell>
          <table:table-cell table:style-name="ce3" office:value-type="float" office:value="2513.22">
            <text:p>2 513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>
            <text:p>2011-06-30</text:p>
          </table:table-cell>
          <table:table-cell table:style-name="ce3" office:value-type="float" office:value="365926.31">
            <text:p>365 926,31</text:p>
          </table:table-cell>
          <table:table-cell table:style-name="ce3" office:value-type="float" office:value="8335.45">
            <text:p>8 335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119714.41">
            <text:p>119 714,41</text:p>
          </table:table-cell>
          <table:table-cell table:style-name="ce3" office:value-type="float" office:value="1626.55">
            <text:p>1 626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317808.33">
            <text:p>317 808,33</text:p>
          </table:table-cell>
          <table:table-cell table:style-name="ce3" office:value-type="float" office:value="5177.72">
            <text:p>5 177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3">
            <text:p>2011-07-03</text:p>
          </table:table-cell>
          <table:table-cell table:style-name="ce3" office:value-type="float" office:value="298295.06">
            <text:p>298 295,06</text:p>
          </table:table-cell>
          <table:table-cell table:style-name="ce3" office:value-type="float" office:value="5589.19">
            <text:p>5 589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263484.41">
            <text:p>263 484,41</text:p>
          </table:table-cell>
          <table:table-cell table:style-name="ce3" office:value-type="float" office:value="8892.49">
            <text:p>8 892,4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18772.44">
            <text:p>318 772,44</text:p>
          </table:table-cell>
          <table:table-cell table:style-name="ce3" office:value-type="float" office:value="4058.73">
            <text:p>4 058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98661.09">
            <text:p>98 661,09</text:p>
          </table:table-cell>
          <table:table-cell table:style-name="ce3" office:value-type="float" office:value="1975.99">
            <text:p>1 975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260761.14">
            <text:p>260 761,14</text:p>
          </table:table-cell>
          <table:table-cell table:style-name="ce3" office:value-type="float" office:value="10087.47">
            <text:p>10 087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9">
            <text:p>2011-07-09</text:p>
          </table:table-cell>
          <table:table-cell table:style-name="ce3" office:value-type="float" office:value="122845.32">
            <text:p>122 845,32</text:p>
          </table:table-cell>
          <table:table-cell table:style-name="ce3" office:value-type="float" office:value="2379.8">
            <text:p>2 379,8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212008.9">
            <text:p>212 008,90</text:p>
          </table:table-cell>
          <table:table-cell table:style-name="ce3" office:value-type="float" office:value="5948.62">
            <text:p>5 948,6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165226.88">
            <text:p>165 226,88</text:p>
          </table:table-cell>
          <table:table-cell table:style-name="ce3" office:value-type="float" office:value="5729.09">
            <text:p>5 729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>
            <text:p>2011-07-13</text:p>
          </table:table-cell>
          <table:table-cell table:style-name="ce3" office:value-type="float" office:value="277755.67">
            <text:p>277 755,67</text:p>
          </table:table-cell>
          <table:table-cell table:style-name="ce3" office:value-type="float" office:value="3834.82">
            <text:p>3 834,8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274329.31">
            <text:p>274 329,31</text:p>
          </table:table-cell>
          <table:table-cell table:style-name="ce3" office:value-type="float" office:value="4418.96">
            <text:p>4 418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4">
            <text:p>2010-11-14</text:p>
          </table:table-cell>
          <table:table-cell table:style-name="ce3" office:value-type="float" office:value="352558.25">
            <text:p>352 558,25</text:p>
          </table:table-cell>
          <table:table-cell table:style-name="ce3" office:value-type="float" office:value="5413.98">
            <text:p>5 413,9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5">
            <text:p>2010-11-15</text:p>
          </table:table-cell>
          <table:table-cell table:style-name="ce3" office:value-type="float" office:value="272896.53">
            <text:p>272 896,53</text:p>
          </table:table-cell>
          <table:table-cell table:style-name="ce3" office:value-type="float" office:value="3595.95">
            <text:p>3 595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229995.99">
            <text:p>229 995,99</text:p>
          </table:table-cell>
          <table:table-cell table:style-name="ce3" office:value-type="float" office:value="6189.34">
            <text:p>6 189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>
            <text:p>2010-11-18</text:p>
          </table:table-cell>
          <table:table-cell table:style-name="ce3" office:value-type="float" office:value="195813.66">
            <text:p>195 813,66</text:p>
          </table:table-cell>
          <table:table-cell table:style-name="ce3" office:value-type="float" office:value="3061.5">
            <text:p>3 061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0">
            <text:p>2010-11-20</text:p>
          </table:table-cell>
          <table:table-cell table:style-name="ce3" office:value-type="float" office:value="413659.43">
            <text:p>413 659,43</text:p>
          </table:table-cell>
          <table:table-cell table:style-name="ce3" office:value-type="float" office:value="6399.43">
            <text:p>6 399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1">
            <text:p>2010-11-21</text:p>
          </table:table-cell>
          <table:table-cell table:style-name="ce3" office:value-type="float" office:value="162462.87">
            <text:p>162 462,87</text:p>
          </table:table-cell>
          <table:table-cell table:style-name="ce3" office:value-type="float" office:value="2722.69">
            <text:p>2 722,6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495955.62">
            <text:p>495 955,62</text:p>
          </table:table-cell>
          <table:table-cell table:style-name="ce3" office:value-type="float" office:value="9113.48">
            <text:p>9 113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269460.78">
            <text:p>269 460,78</text:p>
          </table:table-cell>
          <table:table-cell table:style-name="ce3" office:value-type="float" office:value="5152.21">
            <text:p>5 152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152797.09">
            <text:p>152 797,09</text:p>
          </table:table-cell>
          <table:table-cell table:style-name="ce3" office:value-type="float" office:value="2595.94">
            <text:p>2 595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465653.33">
            <text:p>465 653,33</text:p>
          </table:table-cell>
          <table:table-cell table:style-name="ce3" office:value-type="float" office:value="7009.68">
            <text:p>7 009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>
            <text:p>2010-11-26</text:p>
          </table:table-cell>
          <table:table-cell table:style-name="ce3" office:value-type="float" office:value="160687.76">
            <text:p>160 687,76</text:p>
          </table:table-cell>
          <table:table-cell table:style-name="ce3" office:value-type="float" office:value="2436.88">
            <text:p>2 436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269937.98">
            <text:p>269 937,98</text:p>
          </table:table-cell>
          <table:table-cell table:style-name="ce3" office:value-type="float" office:value="4205.95">
            <text:p>4 205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8">
            <text:p>2010-11-28</text:p>
          </table:table-cell>
          <table:table-cell table:style-name="ce3" office:value-type="float" office:value="513229.95">
            <text:p>513 229,95</text:p>
          </table:table-cell>
          <table:table-cell table:style-name="ce3" office:value-type="float" office:value="5069.94">
            <text:p>5 069,9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227400.22">
            <text:p>227 400,22</text:p>
          </table:table-cell>
          <table:table-cell table:style-name="ce3" office:value-type="float" office:value="3396.06">
            <text:p>3 396,0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>
            <text:p>2010-11-30</text:p>
          </table:table-cell>
          <table:table-cell table:style-name="ce3" office:value-type="float" office:value="325201.82">
            <text:p>325 201,82</text:p>
          </table:table-cell>
          <table:table-cell table:style-name="ce3" office:value-type="float" office:value="4172.46">
            <text:p>4 172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175939.71">
            <text:p>175 939,71</text:p>
          </table:table-cell>
          <table:table-cell table:style-name="ce3" office:value-type="float" office:value="6962.39">
            <text:p>6 962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>
            <text:p>2010-12-02</text:p>
          </table:table-cell>
          <table:table-cell table:style-name="ce3" office:value-type="float" office:value="248654.3">
            <text:p>248 654,30</text:p>
          </table:table-cell>
          <table:table-cell table:style-name="ce3" office:value-type="float" office:value="3378.91">
            <text:p>3 378,9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>
            <text:p>2010-12-03</text:p>
          </table:table-cell>
          <table:table-cell table:style-name="ce3" office:value-type="float" office:value="406222.4">
            <text:p>406 222,40</text:p>
          </table:table-cell>
          <table:table-cell table:style-name="ce3" office:value-type="float" office:value="9015.14">
            <text:p>9 015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4">
            <text:p>2010-12-04</text:p>
          </table:table-cell>
          <table:table-cell table:style-name="ce3" office:value-type="float" office:value="306281.41">
            <text:p>306 281,41</text:p>
          </table:table-cell>
          <table:table-cell table:style-name="ce3" office:value-type="float" office:value="4802.15">
            <text:p>4 802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294913.25">
            <text:p>294 913,25</text:p>
          </table:table-cell>
          <table:table-cell table:style-name="ce3" office:value-type="float" office:value="5932.67">
            <text:p>5 932,6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319778.85">
            <text:p>319 778,85</text:p>
          </table:table-cell>
          <table:table-cell table:style-name="ce3" office:value-type="float" office:value="5529.64">
            <text:p>5 529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244362.92">
            <text:p>244 362,92</text:p>
          </table:table-cell>
          <table:table-cell table:style-name="ce3" office:value-type="float" office:value="4445.39">
            <text:p>4 445,3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250622.15">
            <text:p>250 622,15</text:p>
          </table:table-cell>
          <table:table-cell table:style-name="ce3" office:value-type="float" office:value="4075.82">
            <text:p>4 075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325474.74">
            <text:p>325 474,74</text:p>
          </table:table-cell>
          <table:table-cell table:style-name="ce3" office:value-type="float" office:value="5518.39">
            <text:p>5 518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0">
            <text:p>2010-12-10</text:p>
          </table:table-cell>
          <table:table-cell table:style-name="ce3" office:value-type="float" office:value="407396.09">
            <text:p>407 396,09</text:p>
          </table:table-cell>
          <table:table-cell table:style-name="ce3" office:value-type="float" office:value="5916.3">
            <text:p>5 916,3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279915.71">
            <text:p>279 915,71</text:p>
          </table:table-cell>
          <table:table-cell table:style-name="ce3" office:value-type="float" office:value="7596.08">
            <text:p>7 596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2">
            <text:p>2010-12-12</text:p>
          </table:table-cell>
          <table:table-cell table:style-name="ce3" office:value-type="float" office:value="492180.39">
            <text:p>492 180,39</text:p>
          </table:table-cell>
          <table:table-cell table:style-name="ce3" office:value-type="float" office:value="6740.35">
            <text:p>6 740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table:style-name="ce3" office:value-type="float" office:value="313685.99">
            <text:p>313 685,99</text:p>
          </table:table-cell>
          <table:table-cell table:style-name="ce3" office:value-type="float" office:value="3324.71">
            <text:p>3 324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>
            <text:p>2010-12-14</text:p>
          </table:table-cell>
          <table:table-cell table:style-name="ce3" office:value-type="float" office:value="251681.8">
            <text:p>251 681,80</text:p>
          </table:table-cell>
          <table:table-cell table:style-name="ce3" office:value-type="float" office:value="4663.36">
            <text:p>4 663,3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233128.33">
            <text:p>233 128,33</text:p>
          </table:table-cell>
          <table:table-cell table:style-name="ce3" office:value-type="float" office:value="4100.04">
            <text:p>4 100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203401.26">
            <text:p>203 401,26</text:p>
          </table:table-cell>
          <table:table-cell table:style-name="ce3" office:value-type="float" office:value="2170.77">
            <text:p>2 170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311719.75">
            <text:p>311 719,75</text:p>
          </table:table-cell>
          <table:table-cell table:style-name="ce3" office:value-type="float" office:value="6124.16">
            <text:p>6 124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199941.15">
            <text:p>199 941,15</text:p>
          </table:table-cell>
          <table:table-cell table:style-name="ce3" office:value-type="float" office:value="4553.43">
            <text:p>4 553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211224.43">
            <text:p>211 224,43</text:p>
          </table:table-cell>
          <table:table-cell table:style-name="ce3" office:value-type="float" office:value="4587.85">
            <text:p>4 587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table:style-name="ce3" office:value-type="float" office:value="304766.42">
            <text:p>304 766,42</text:p>
          </table:table-cell>
          <table:table-cell table:style-name="ce3" office:value-type="float" office:value="7523.24">
            <text:p>7 523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>
            <text:p>2010-12-21</text:p>
          </table:table-cell>
          <table:table-cell table:style-name="ce3" office:value-type="float" office:value="204903.77">
            <text:p>204 903,77</text:p>
          </table:table-cell>
          <table:table-cell table:style-name="ce3" office:value-type="float" office:value="4182.56">
            <text:p>4 182,5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>
            <text:p>2010-12-23</text:p>
          </table:table-cell>
          <table:table-cell table:style-name="ce3" office:value-type="float" office:value="246458.52">
            <text:p>246 458,52</text:p>
          </table:table-cell>
          <table:table-cell table:style-name="ce3" office:value-type="float" office:value="7472.97">
            <text:p>7 472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224691.48">
            <text:p>224 691,48</text:p>
          </table:table-cell>
          <table:table-cell table:style-name="ce3" office:value-type="float" office:value="7139.86">
            <text:p>7 139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495749.09">
            <text:p>495 749,09</text:p>
          </table:table-cell>
          <table:table-cell table:style-name="ce3" office:value-type="float" office:value="5830.97">
            <text:p>5 830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266714.32">
            <text:p>266 714,32</text:p>
          </table:table-cell>
          <table:table-cell table:style-name="ce3" office:value-type="float" office:value="15942.28">
            <text:p>15 942,2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>
            <text:p>2010-12-28</text:p>
          </table:table-cell>
          <table:table-cell table:style-name="ce3" office:value-type="float" office:value="310667.05">
            <text:p>310 667,05</text:p>
          </table:table-cell>
          <table:table-cell table:style-name="ce3" office:value-type="float" office:value="8800.77">
            <text:p>8 800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223478.23">
            <text:p>223 478,23</text:p>
          </table:table-cell>
          <table:table-cell table:style-name="ce3" office:value-type="float" office:value="7315.16">
            <text:p>7 315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334542.6">
            <text:p>334 542,60</text:p>
          </table:table-cell>
          <table:table-cell table:style-name="ce3" office:value-type="float" office:value="7134.63">
            <text:p>7 134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1">
            <text:p>2010-12-31</text:p>
          </table:table-cell>
          <table:table-cell table:style-name="ce3" office:value-type="float" office:value="360901.98">
            <text:p>360 901,98</text:p>
          </table:table-cell>
          <table:table-cell table:style-name="ce3" office:value-type="float" office:value="5604.07">
            <text:p>5 604,0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>
            <text:p>2011-01-01</text:p>
          </table:table-cell>
          <table:table-cell table:style-name="ce3" office:value-type="float" office:value="271105.82">
            <text:p>271 105,82</text:p>
          </table:table-cell>
          <table:table-cell table:style-name="ce3" office:value-type="float" office:value="9509.15">
            <text:p>9 509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438048.55">
            <text:p>438 048,55</text:p>
          </table:table-cell>
          <table:table-cell table:style-name="ce3" office:value-type="float" office:value="10151.76">
            <text:p>10 151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table:style-name="ce3" office:value-type="float" office:value="247946.88">
            <text:p>247 946,88</text:p>
          </table:table-cell>
          <table:table-cell table:style-name="ce3" office:value-type="float" office:value="3271.5">
            <text:p>3 271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>
            <text:p>2011-01-04</text:p>
          </table:table-cell>
          <table:table-cell table:style-name="ce3" office:value-type="float" office:value="175054.87">
            <text:p>175 054,87</text:p>
          </table:table-cell>
          <table:table-cell table:style-name="ce3" office:value-type="float" office:value="4083.39">
            <text:p>4 083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348353.61">
            <text:p>348 353,61</text:p>
          </table:table-cell>
          <table:table-cell table:style-name="ce3" office:value-type="float" office:value="15185.42">
            <text:p>15 185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187710.21">
            <text:p>187 710,21</text:p>
          </table:table-cell>
          <table:table-cell table:style-name="ce3" office:value-type="float" office:value="2577.02">
            <text:p>2 577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343731.2">
            <text:p>343 731,20</text:p>
          </table:table-cell>
          <table:table-cell table:style-name="ce3" office:value-type="float" office:value="6865.01">
            <text:p>6 865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1">
            <text:p>2011-01-11</text:p>
          </table:table-cell>
          <table:table-cell table:style-name="ce3" office:value-type="float" office:value="362158.59">
            <text:p>362 158,59</text:p>
          </table:table-cell>
          <table:table-cell table:style-name="ce3" office:value-type="float" office:value="12015.88">
            <text:p>12 015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203690.94">
            <text:p>203 690,94</text:p>
          </table:table-cell>
          <table:table-cell table:style-name="ce3" office:value-type="float" office:value="3750.52">
            <text:p>3 750,5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288963.56">
            <text:p>288 963,56</text:p>
          </table:table-cell>
          <table:table-cell table:style-name="ce3" office:value-type="float" office:value="5868.47">
            <text:p>5 868,4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286614.44">
            <text:p>286 614,44</text:p>
          </table:table-cell>
          <table:table-cell table:style-name="ce3" office:value-type="float" office:value="6270.28">
            <text:p>6 270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245641.53">
            <text:p>245 641,53</text:p>
          </table:table-cell>
          <table:table-cell table:style-name="ce3" office:value-type="float" office:value="3497.67">
            <text:p>3 497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231916.49">
            <text:p>231 916,49</text:p>
          </table:table-cell>
          <table:table-cell table:style-name="ce3" office:value-type="float" office:value="6295.24">
            <text:p>6 295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351827.22">
            <text:p>351 827,22</text:p>
          </table:table-cell>
          <table:table-cell table:style-name="ce3" office:value-type="float" office:value="3661.43">
            <text:p>3 661,4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>
            <text:p>2011-01-18</text:p>
          </table:table-cell>
          <table:table-cell table:style-name="ce3" office:value-type="float" office:value="321733.45">
            <text:p>321 733,45</text:p>
          </table:table-cell>
          <table:table-cell table:style-name="ce3" office:value-type="float" office:value="4608.04">
            <text:p>4 608,0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259290.26">
            <text:p>259 290,26</text:p>
          </table:table-cell>
          <table:table-cell table:style-name="ce3" office:value-type="float" office:value="4537.01">
            <text:p>4 537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>
            <text:p>2011-01-20</text:p>
          </table:table-cell>
          <table:table-cell table:style-name="ce3" office:value-type="float" office:value="242343.23">
            <text:p>242 343,23</text:p>
          </table:table-cell>
          <table:table-cell table:style-name="ce3" office:value-type="float" office:value="4000.38">
            <text:p>4 000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561059.64">
            <text:p>561 059,64</text:p>
          </table:table-cell>
          <table:table-cell table:style-name="ce3" office:value-type="float" office:value="8877.53">
            <text:p>8 877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378867.44">
            <text:p>378 867,44</text:p>
          </table:table-cell>
          <table:table-cell table:style-name="ce3" office:value-type="float" office:value="8965.15">
            <text:p>8 965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3">
            <text:p>2011-01-23</text:p>
          </table:table-cell>
          <table:table-cell table:style-name="ce3" office:value-type="float" office:value="123579.68">
            <text:p>123 579,68</text:p>
          </table:table-cell>
          <table:table-cell table:style-name="ce3" office:value-type="float" office:value="1701.03">
            <text:p>1 701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table:style-name="ce3" office:value-type="float" office:value="438068.68">
            <text:p>438 068,68</text:p>
          </table:table-cell>
          <table:table-cell table:style-name="ce3" office:value-type="float" office:value="10591.6">
            <text:p>10 591,6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148494.68">
            <text:p>148 494,68</text:p>
          </table:table-cell>
          <table:table-cell table:style-name="ce3" office:value-type="float" office:value="2775.08">
            <text:p>2 775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434569.33">
            <text:p>434 569,33</text:p>
          </table:table-cell>
          <table:table-cell table:style-name="ce3" office:value-type="float" office:value="13404.36">
            <text:p>13 404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355944.31">
            <text:p>355 944,31</text:p>
          </table:table-cell>
          <table:table-cell table:style-name="ce3" office:value-type="float" office:value="4961.59">
            <text:p>4 961,5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258067.3">
            <text:p>258 067,30</text:p>
          </table:table-cell>
          <table:table-cell table:style-name="ce3" office:value-type="float" office:value="2404.43">
            <text:p>2 404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0">
            <text:p>2011-01-30</text:p>
          </table:table-cell>
          <table:table-cell table:style-name="ce3" office:value-type="float" office:value="221454.9">
            <text:p>221 454,90</text:p>
          </table:table-cell>
          <table:table-cell table:style-name="ce3" office:value-type="float" office:value="2351.15">
            <text:p>2 351,1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table:style-name="ce3" office:value-type="float" office:value="326885.53">
            <text:p>326 885,53</text:p>
          </table:table-cell>
          <table:table-cell table:style-name="ce3" office:value-type="float" office:value="9260.21">
            <text:p>9 260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>
            <text:p>2011-02-01</text:p>
          </table:table-cell>
          <table:table-cell table:style-name="ce3" office:value-type="float" office:value="270914.72">
            <text:p>270 914,72</text:p>
          </table:table-cell>
          <table:table-cell table:style-name="ce3" office:value-type="float" office:value="5063.83">
            <text:p>5 063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2">
            <text:p>2011-02-02</text:p>
          </table:table-cell>
          <table:table-cell table:style-name="ce3" office:value-type="float" office:value="281621.71">
            <text:p>281 621,71</text:p>
          </table:table-cell>
          <table:table-cell table:style-name="ce3" office:value-type="float" office:value="3499.71">
            <text:p>3 499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313632.78">
            <text:p>313 632,78</text:p>
          </table:table-cell>
          <table:table-cell table:style-name="ce3" office:value-type="float" office:value="3915.52">
            <text:p>3 915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305930.65">
            <text:p>305 930,65</text:p>
          </table:table-cell>
          <table:table-cell table:style-name="ce3" office:value-type="float" office:value="8239.45">
            <text:p>8 239,4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205430.56">
            <text:p>205 430,56</text:p>
          </table:table-cell>
          <table:table-cell table:style-name="ce3" office:value-type="float" office:value="4180.52">
            <text:p>4 180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552850.41">
            <text:p>552 850,41</text:p>
          </table:table-cell>
          <table:table-cell table:style-name="ce3" office:value-type="float" office:value="10318.22">
            <text:p>10 318,2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>
            <text:p>2011-02-08</text:p>
          </table:table-cell>
          <table:table-cell table:style-name="ce3" office:value-type="float" office:value="281867.74">
            <text:p>281 867,74</text:p>
          </table:table-cell>
          <table:table-cell table:style-name="ce3" office:value-type="float" office:value="14734.33">
            <text:p>14 734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256627.26">
            <text:p>256 627,26</text:p>
          </table:table-cell>
          <table:table-cell table:style-name="ce3" office:value-type="float" office:value="3342.81">
            <text:p>3 342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2">
            <text:p>2011-02-22</text:p>
          </table:table-cell>
          <table:table-cell table:style-name="ce3" office:value-type="float" office:value="343565.04">
            <text:p>343 565,04</text:p>
          </table:table-cell>
          <table:table-cell table:style-name="ce3" office:value-type="float" office:value="4408.64">
            <text:p>4 408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3">
            <text:p>2011-02-23</text:p>
          </table:table-cell>
          <table:table-cell table:style-name="ce3" office:value-type="float" office:value="297888.5">
            <text:p>297 888,50</text:p>
          </table:table-cell>
          <table:table-cell table:style-name="ce3" office:value-type="float" office:value="3378.19">
            <text:p>3 378,1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318237.15">
            <text:p>318 237,15</text:p>
          </table:table-cell>
          <table:table-cell table:style-name="ce3" office:value-type="float" office:value="4016.62">
            <text:p>4 016,6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>
            <text:p>2011-02-25</text:p>
          </table:table-cell>
          <table:table-cell table:style-name="ce3" office:value-type="float" office:value="465108.13">
            <text:p>465 108,13</text:p>
          </table:table-cell>
          <table:table-cell table:style-name="ce3" office:value-type="float" office:value="6599.15">
            <text:p>6 599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397122.02">
            <text:p>397 122,02</text:p>
          </table:table-cell>
          <table:table-cell table:style-name="ce3" office:value-type="float" office:value="10868.15">
            <text:p>10 868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369099.32">
            <text:p>369 099,32</text:p>
          </table:table-cell>
          <table:table-cell table:style-name="ce3" office:value-type="float" office:value="6728.02">
            <text:p>6 728,0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329565.25">
            <text:p>329 565,25</text:p>
          </table:table-cell>
          <table:table-cell table:style-name="ce3" office:value-type="float" office:value="8997.14">
            <text:p>8 997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>
            <text:p>2011-03-01</text:p>
          </table:table-cell>
          <table:table-cell table:style-name="ce3" office:value-type="float" office:value="214386.81">
            <text:p>214 386,81</text:p>
          </table:table-cell>
          <table:table-cell table:style-name="ce3" office:value-type="float" office:value="4708.69">
            <text:p>4 708,6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363723.79">
            <text:p>363 723,79</text:p>
          </table:table-cell>
          <table:table-cell table:style-name="ce3" office:value-type="float" office:value="4022.16">
            <text:p>4 022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>
            <text:p>2011-03-03</text:p>
          </table:table-cell>
          <table:table-cell table:style-name="ce3" office:value-type="float" office:value="338454.37">
            <text:p>338 454,37</text:p>
          </table:table-cell>
          <table:table-cell table:style-name="ce3" office:value-type="float" office:value="3682.05">
            <text:p>3 682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>
            <text:p>2011-03-04</text:p>
          </table:table-cell>
          <table:table-cell table:style-name="ce3" office:value-type="float" office:value="439682.46">
            <text:p>439 682,46</text:p>
          </table:table-cell>
          <table:table-cell table:style-name="ce3" office:value-type="float" office:value="8938.45">
            <text:p>8 938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5">
            <text:p>2011-03-05</text:p>
          </table:table-cell>
          <table:table-cell table:style-name="ce3" office:value-type="float" office:value="112399.62">
            <text:p>112 399,62</text:p>
          </table:table-cell>
          <table:table-cell table:style-name="ce3" office:value-type="float" office:value="3429.95">
            <text:p>3 429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6">
            <text:p>2011-03-06</text:p>
          </table:table-cell>
          <table:table-cell table:style-name="ce3" office:value-type="float" office:value="180747.52">
            <text:p>180 747,52</text:p>
          </table:table-cell>
          <table:table-cell table:style-name="ce3" office:value-type="float" office:value="2978.21">
            <text:p>2 978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table:style-name="ce3" office:value-type="float" office:value="132653.55">
            <text:p>132 653,55</text:p>
          </table:table-cell>
          <table:table-cell table:style-name="ce3" office:value-type="float" office:value="3762.15">
            <text:p>3 762,1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>
            <text:p>2011-03-09</text:p>
          </table:table-cell>
          <table:table-cell table:style-name="ce3" office:value-type="float" office:value="372890.55">
            <text:p>372 890,55</text:p>
          </table:table-cell>
          <table:table-cell table:style-name="ce3" office:value-type="float" office:value="3521.82">
            <text:p>3 521,8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325865.74">
            <text:p>325 865,74</text:p>
          </table:table-cell>
          <table:table-cell table:style-name="ce3" office:value-type="float" office:value="4941.1">
            <text:p>4 941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330847.29">
            <text:p>330 847,29</text:p>
          </table:table-cell>
          <table:table-cell table:style-name="ce3" office:value-type="float" office:value="4498.88">
            <text:p>4 498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376488.06">
            <text:p>376 488,06</text:p>
          </table:table-cell>
          <table:table-cell table:style-name="ce3" office:value-type="float" office:value="5705.23">
            <text:p>5 705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328358.18">
            <text:p>328 358,18</text:p>
          </table:table-cell>
          <table:table-cell table:style-name="ce3" office:value-type="float" office:value="5185.69">
            <text:p>5 185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>
            <text:p>2011-03-14</text:p>
          </table:table-cell>
          <table:table-cell table:style-name="ce3" office:value-type="float" office:value="386485.45">
            <text:p>386 485,45</text:p>
          </table:table-cell>
          <table:table-cell table:style-name="ce3" office:value-type="float" office:value="7599.01">
            <text:p>7 599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418939.99">
            <text:p>418 939,99</text:p>
          </table:table-cell>
          <table:table-cell table:style-name="ce3" office:value-type="float" office:value="5989.13">
            <text:p>5 989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277228.21">
            <text:p>277 228,21</text:p>
          </table:table-cell>
          <table:table-cell table:style-name="ce3" office:value-type="float" office:value="4522.48">
            <text:p>4 522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397841.99">
            <text:p>397 841,99</text:p>
          </table:table-cell>
          <table:table-cell table:style-name="ce3" office:value-type="float" office:value="5631.96">
            <text:p>5 631,9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>
            <text:p>2011-03-18</text:p>
          </table:table-cell>
          <table:table-cell table:style-name="ce3" office:value-type="float" office:value="217304.99">
            <text:p>217 304,99</text:p>
          </table:table-cell>
          <table:table-cell table:style-name="ce3" office:value-type="float" office:value="7527.02">
            <text:p>7 527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369446.43">
            <text:p>369 446,43</text:p>
          </table:table-cell>
          <table:table-cell table:style-name="ce3" office:value-type="float" office:value="6979.91">
            <text:p>6 979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0">
            <text:p>2011-03-20</text:p>
          </table:table-cell>
          <table:table-cell table:style-name="ce3" office:value-type="float" office:value="365816.64">
            <text:p>365 816,64</text:p>
          </table:table-cell>
          <table:table-cell table:style-name="ce3" office:value-type="float" office:value="12728.48">
            <text:p>12 728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table:style-name="ce3" office:value-type="float" office:value="230431.73">
            <text:p>230 431,73</text:p>
          </table:table-cell>
          <table:table-cell table:style-name="ce3" office:value-type="float" office:value="3852.73">
            <text:p>3 852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2">
            <text:p>2011-03-22</text:p>
          </table:table-cell>
          <table:table-cell table:style-name="ce3" office:value-type="float" office:value="198411.58">
            <text:p>198 411,58</text:p>
          </table:table-cell>
          <table:table-cell table:style-name="ce3" office:value-type="float" office:value="2800.05">
            <text:p>2 800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439504.08">
            <text:p>439 504,08</text:p>
          </table:table-cell>
          <table:table-cell table:style-name="ce3" office:value-type="float" office:value="7771.96">
            <text:p>7 771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>
            <text:p>2011-03-24</text:p>
          </table:table-cell>
          <table:table-cell table:style-name="ce3" office:value-type="float" office:value="356339.48">
            <text:p>356 339,48</text:p>
          </table:table-cell>
          <table:table-cell table:style-name="ce3" office:value-type="float" office:value="5947.91">
            <text:p>5 947,9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365561.5">
            <text:p>365 561,50</text:p>
          </table:table-cell>
          <table:table-cell table:style-name="ce3" office:value-type="float" office:value="8609.55">
            <text:p>8 609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6">
            <text:p>2011-03-26</text:p>
          </table:table-cell>
          <table:table-cell table:style-name="ce3" office:value-type="float" office:value="252573.85">
            <text:p>252 573,85</text:p>
          </table:table-cell>
          <table:table-cell table:style-name="ce3" office:value-type="float" office:value="3717.6">
            <text:p>3 717,6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7">
            <text:p>2011-03-27</text:p>
          </table:table-cell>
          <table:table-cell table:style-name="ce3" office:value-type="float" office:value="356926.4">
            <text:p>356 926,40</text:p>
          </table:table-cell>
          <table:table-cell table:style-name="ce3" office:value-type="float" office:value="8229.8">
            <text:p>8 229,8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>
            <text:p>2011-03-28</text:p>
          </table:table-cell>
          <table:table-cell table:style-name="ce3" office:value-type="float" office:value="282021.05">
            <text:p>282 021,05</text:p>
          </table:table-cell>
          <table:table-cell table:style-name="ce3" office:value-type="float" office:value="3280.84">
            <text:p>3 280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>
            <text:p>2011-03-29</text:p>
          </table:table-cell>
          <table:table-cell table:style-name="ce3" office:value-type="float" office:value="210216.2">
            <text:p>210 216,20</text:p>
          </table:table-cell>
          <table:table-cell table:style-name="ce3" office:value-type="float" office:value="3274.91">
            <text:p>3 274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177846.64">
            <text:p>177 846,64</text:p>
          </table:table-cell>
          <table:table-cell table:style-name="ce3" office:value-type="float" office:value="2883.84">
            <text:p>2 883,8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275893.73">
            <text:p>275 893,73</text:p>
          </table:table-cell>
          <table:table-cell table:style-name="ce3" office:value-type="float" office:value="8557.5">
            <text:p>8 557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313778.18">
            <text:p>313 778,18</text:p>
          </table:table-cell>
          <table:table-cell table:style-name="ce3" office:value-type="float" office:value="3971.37">
            <text:p>3 971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252804.99">
            <text:p>252 804,99</text:p>
          </table:table-cell>
          <table:table-cell table:style-name="ce3" office:value-type="float" office:value="2813.95">
            <text:p>2 813,9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293673.96">
            <text:p>293 673,96</text:p>
          </table:table-cell>
          <table:table-cell table:style-name="ce3" office:value-type="float" office:value="4578.64">
            <text:p>4 578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table:style-name="ce3" office:value-type="float" office:value="447966.43">
            <text:p>447 966,43</text:p>
          </table:table-cell>
          <table:table-cell table:style-name="ce3" office:value-type="float" office:value="9617.14">
            <text:p>9 617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151603.46">
            <text:p>151 603,46</text:p>
          </table:table-cell>
          <table:table-cell table:style-name="ce3" office:value-type="float" office:value="2108.83">
            <text:p>2 108,8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6">
            <text:p>2011-04-06</text:p>
          </table:table-cell>
          <table:table-cell table:style-name="ce3" office:value-type="float" office:value="452136.01">
            <text:p>452 136,01</text:p>
          </table:table-cell>
          <table:table-cell table:style-name="ce3" office:value-type="float" office:value="7798.14">
            <text:p>7 798,1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>
            <text:p>2011-04-07</text:p>
          </table:table-cell>
          <table:table-cell table:style-name="ce3" office:value-type="float" office:value="296484.59">
            <text:p>296 484,59</text:p>
          </table:table-cell>
          <table:table-cell table:style-name="ce3" office:value-type="float" office:value="6130.78">
            <text:p>6 130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>
            <text:p>2011-04-08</text:p>
          </table:table-cell>
          <table:table-cell table:style-name="ce3" office:value-type="float" office:value="281722.72">
            <text:p>281 722,72</text:p>
          </table:table-cell>
          <table:table-cell table:style-name="ce3" office:value-type="float" office:value="4814.95">
            <text:p>4 814,9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9">
            <text:p>2011-04-09</text:p>
          </table:table-cell>
          <table:table-cell table:style-name="ce3" office:value-type="float" office:value="499443.81">
            <text:p>499 443,81</text:p>
          </table:table-cell>
          <table:table-cell table:style-name="ce3" office:value-type="float" office:value="10585.92">
            <text:p>10 585,9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230160.61">
            <text:p>230 160,61</text:p>
          </table:table-cell>
          <table:table-cell table:style-name="ce3" office:value-type="float" office:value="4635.66">
            <text:p>4 635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465472.12">
            <text:p>465 472,12</text:p>
          </table:table-cell>
          <table:table-cell table:style-name="ce3" office:value-type="float" office:value="6745.97">
            <text:p>6 745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>
            <text:p>2011-04-12</text:p>
          </table:table-cell>
          <table:table-cell table:style-name="ce3" office:value-type="float" office:value="195468.51">
            <text:p>195 468,51</text:p>
          </table:table-cell>
          <table:table-cell table:style-name="ce3" office:value-type="float" office:value="2345.43">
            <text:p>2 345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272804.6">
            <text:p>272 804,60</text:p>
          </table:table-cell>
          <table:table-cell table:style-name="ce3" office:value-type="float" office:value="8281.86">
            <text:p>8 281,8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>
            <text:p>2011-04-14</text:p>
          </table:table-cell>
          <table:table-cell table:style-name="ce3" office:value-type="float" office:value="268631.9">
            <text:p>268 631,90</text:p>
          </table:table-cell>
          <table:table-cell table:style-name="ce3" office:value-type="float" office:value="3782.48">
            <text:p>3 782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321055.21">
            <text:p>321 055,21</text:p>
          </table:table-cell>
          <table:table-cell table:style-name="ce3" office:value-type="float" office:value="5314.6">
            <text:p>5 314,6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396194.53">
            <text:p>396 194,53</text:p>
          </table:table-cell>
          <table:table-cell table:style-name="ce3" office:value-type="float" office:value="6834.48">
            <text:p>6 834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459886.27">
            <text:p>459 886,27</text:p>
          </table:table-cell>
          <table:table-cell table:style-name="ce3" office:value-type="float" office:value="12276.73">
            <text:p>12 276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2">
            <text:p>2011-02-12</text:p>
          </table:table-cell>
          <table:table-cell table:style-name="ce3" office:value-type="float" office:value="227910.17">
            <text:p>227 910,17</text:p>
          </table:table-cell>
          <table:table-cell table:style-name="ce3" office:value-type="float" office:value="4583.87">
            <text:p>4 583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3">
            <text:p>2011-02-13</text:p>
          </table:table-cell>
          <table:table-cell table:style-name="ce3" office:value-type="float" office:value="278715.26">
            <text:p>278 715,26</text:p>
          </table:table-cell>
          <table:table-cell table:style-name="ce3" office:value-type="float" office:value="5256.79">
            <text:p>5 256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table:style-name="ce3" office:value-type="float" office:value="306699.69">
            <text:p>306 699,69</text:p>
          </table:table-cell>
          <table:table-cell table:style-name="ce3" office:value-type="float" office:value="5257.11">
            <text:p>5 257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575055.9">
            <text:p>575 055,90</text:p>
          </table:table-cell>
          <table:table-cell table:style-name="ce3" office:value-type="float" office:value="7788.92">
            <text:p>7 788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355082.12">
            <text:p>355 082,12</text:p>
          </table:table-cell>
          <table:table-cell table:style-name="ce3" office:value-type="float" office:value="6219.69">
            <text:p>6 219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493909.56">
            <text:p>493 909,56</text:p>
          </table:table-cell>
          <table:table-cell table:style-name="ce3" office:value-type="float" office:value="9126.19">
            <text:p>9 126,1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>
            <text:p>2011-02-18</text:p>
          </table:table-cell>
          <table:table-cell table:style-name="ce3" office:value-type="float" office:value="393232.04">
            <text:p>393 232,04</text:p>
          </table:table-cell>
          <table:table-cell table:style-name="ce3" office:value-type="float" office:value="4253.46">
            <text:p>4 253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9">
            <text:p>2011-02-19</text:p>
          </table:table-cell>
          <table:table-cell table:style-name="ce3" office:value-type="float" office:value="343867.96">
            <text:p>343 867,96</text:p>
          </table:table-cell>
          <table:table-cell table:style-name="ce3" office:value-type="float" office:value="6515.12">
            <text:p>6 515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247491.94">
            <text:p>247 491,94</text:p>
          </table:table-cell>
          <table:table-cell table:style-name="ce3" office:value-type="float" office:value="4312.46">
            <text:p>4 312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430373.33">
            <text:p>430 373,33</text:p>
          </table:table-cell>
          <table:table-cell table:style-name="ce3" office:value-type="float" office:value="7489.96">
            <text:p>7 489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8">
            <text:p>2011-05-28</text:p>
          </table:table-cell>
          <table:table-cell table:style-name="ce3" office:value-type="float" office:value="465042.47">
            <text:p>465 042,47</text:p>
          </table:table-cell>
          <table:table-cell table:style-name="ce3" office:value-type="float" office:value="7064.29">
            <text:p>7 064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348441.72">
            <text:p>348 441,72</text:p>
          </table:table-cell>
          <table:table-cell table:style-name="ce3" office:value-type="float" office:value="3578.53">
            <text:p>3 578,53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337103.97">
            <text:p>337 103,97</text:p>
          </table:table-cell>
          <table:table-cell table:style-name="ce3" office:value-type="float" office:value="5285.42">
            <text:p>5 285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1">
            <text:p>2011-05-31</text:p>
          </table:table-cell>
          <table:table-cell table:style-name="ce3" office:value-type="float" office:value="216057.67">
            <text:p>216 057,67</text:p>
          </table:table-cell>
          <table:table-cell table:style-name="ce3" office:value-type="float" office:value="3478.63">
            <text:p>3 478,6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2">
            <text:p>2011-06-02</text:p>
          </table:table-cell>
          <table:table-cell table:style-name="ce3" office:value-type="float" office:value="337823.09">
            <text:p>337 823,09</text:p>
          </table:table-cell>
          <table:table-cell table:style-name="ce3" office:value-type="float" office:value="3830.19">
            <text:p>3 830,1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205033.07">
            <text:p>205 033,07</text:p>
          </table:table-cell>
          <table:table-cell table:style-name="ce3" office:value-type="float" office:value="2444.65">
            <text:p>2 444,6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258240.59">
            <text:p>258 240,59</text:p>
          </table:table-cell>
          <table:table-cell table:style-name="ce3" office:value-type="float" office:value="2956.73">
            <text:p>2 956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>
            <text:p>2011-06-06</text:p>
          </table:table-cell>
          <table:table-cell table:style-name="ce3" office:value-type="float" office:value="213407.13">
            <text:p>213 407,13</text:p>
          </table:table-cell>
          <table:table-cell table:style-name="ce3" office:value-type="float" office:value="2836.35">
            <text:p>2 836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337665.29">
            <text:p>337 665,29</text:p>
          </table:table-cell>
          <table:table-cell table:style-name="ce3" office:value-type="float" office:value="5615.59">
            <text:p>5 615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344620.27">
            <text:p>344 620,27</text:p>
          </table:table-cell>
          <table:table-cell table:style-name="ce3" office:value-type="float" office:value="7857.28">
            <text:p>7 857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269886.55">
            <text:p>269 886,55</text:p>
          </table:table-cell>
          <table:table-cell table:style-name="ce3" office:value-type="float" office:value="6418.23">
            <text:p>6 418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1">
            <text:p>2011-06-11</text:p>
          </table:table-cell>
          <table:table-cell table:style-name="ce3" office:value-type="float" office:value="215523.14">
            <text:p>215 523,14</text:p>
          </table:table-cell>
          <table:table-cell table:style-name="ce3" office:value-type="float" office:value="2607.35">
            <text:p>2 607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392967.16">
            <text:p>392 967,16</text:p>
          </table:table-cell>
          <table:table-cell table:style-name="ce3" office:value-type="float" office:value="6357.66">
            <text:p>6 357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184141.59">
            <text:p>184 141,59</text:p>
          </table:table-cell>
          <table:table-cell table:style-name="ce3" office:value-type="float" office:value="2771.55">
            <text:p>2 771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177771.97">
            <text:p>177 771,97</text:p>
          </table:table-cell>
          <table:table-cell table:style-name="ce3" office:value-type="float" office:value="2886.38">
            <text:p>2 886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273010.97">
            <text:p>273 010,97</text:p>
          </table:table-cell>
          <table:table-cell table:style-name="ce3" office:value-type="float" office:value="6243.1">
            <text:p>6 243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>
            <text:p>2011-06-17</text:p>
          </table:table-cell>
          <table:table-cell table:style-name="ce3" office:value-type="float" office:value="353096.62">
            <text:p>353 096,62</text:p>
          </table:table-cell>
          <table:table-cell table:style-name="ce3" office:value-type="float" office:value="21181.56">
            <text:p>21 181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8">
            <text:p>2011-06-18</text:p>
          </table:table-cell>
          <table:table-cell table:style-name="ce3" office:value-type="float" office:value="375876.39">
            <text:p>375 876,39</text:p>
          </table:table-cell>
          <table:table-cell table:style-name="ce3" office:value-type="float" office:value="5911.87">
            <text:p>5 911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9">
            <text:p>2011-06-19</text:p>
          </table:table-cell>
          <table:table-cell table:style-name="ce3" office:value-type="float" office:value="411687.42">
            <text:p>411 687,42</text:p>
          </table:table-cell>
          <table:table-cell table:style-name="ce3" office:value-type="float" office:value="9778.8">
            <text:p>9 778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table:style-name="ce3" office:value-type="float" office:value="336440.67">
            <text:p>336 440,67</text:p>
          </table:table-cell>
          <table:table-cell table:style-name="ce3" office:value-type="float" office:value="5247.05">
            <text:p>5 247,0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>
            <text:p>2011-06-21</text:p>
          </table:table-cell>
          <table:table-cell table:style-name="ce3" office:value-type="float" office:value="380199.47">
            <text:p>380 199,47</text:p>
          </table:table-cell>
          <table:table-cell table:style-name="ce3" office:value-type="float" office:value="5298.21">
            <text:p>5 298,2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247441.47">
            <text:p>247 441,47</text:p>
          </table:table-cell>
          <table:table-cell table:style-name="ce3" office:value-type="float" office:value="3086.46">
            <text:p>3 086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277088.8">
            <text:p>277 088,80</text:p>
          </table:table-cell>
          <table:table-cell table:style-name="ce3" office:value-type="float" office:value="4353.32">
            <text:p>4 353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>
            <text:p>2011-06-24</text:p>
          </table:table-cell>
          <table:table-cell table:style-name="ce3" office:value-type="float" office:value="290795.53">
            <text:p>290 795,53</text:p>
          </table:table-cell>
          <table:table-cell table:style-name="ce3" office:value-type="float" office:value="13028.47">
            <text:p>13 028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5">
            <text:p>2011-06-25</text:p>
          </table:table-cell>
          <table:table-cell table:style-name="ce3" office:value-type="float" office:value="351382.33">
            <text:p>351 382,33</text:p>
          </table:table-cell>
          <table:table-cell table:style-name="ce3" office:value-type="float" office:value="5797.43">
            <text:p>5 797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350443.23">
            <text:p>350 443,23</text:p>
          </table:table-cell>
          <table:table-cell table:style-name="ce3" office:value-type="float" office:value="5677.03">
            <text:p>5 677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265512.87">
            <text:p>265 512,87</text:p>
          </table:table-cell>
          <table:table-cell table:style-name="ce3" office:value-type="float" office:value="6430.44">
            <text:p>6 430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471416.49">
            <text:p>471 416,49</text:p>
          </table:table-cell>
          <table:table-cell table:style-name="ce3" office:value-type="float" office:value="7037.12">
            <text:p>7 037,1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309609.67">
            <text:p>309 609,67</text:p>
          </table:table-cell>
          <table:table-cell table:style-name="ce3" office:value-type="float" office:value="4884.97">
            <text:p>4 884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295826.95">
            <text:p>295 826,95</text:p>
          </table:table-cell>
          <table:table-cell table:style-name="ce3" office:value-type="float" office:value="7830.25">
            <text:p>7 830,2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144290.13">
            <text:p>144 290,13</text:p>
          </table:table-cell>
          <table:table-cell table:style-name="ce3" office:value-type="float" office:value="2012.98">
            <text:p>2 012,9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6">
            <text:p>2011-04-16</text:p>
          </table:table-cell>
          <table:table-cell table:style-name="ce3" office:value-type="float" office:value="525401.4">
            <text:p>525 401,40</text:p>
          </table:table-cell>
          <table:table-cell table:style-name="ce3" office:value-type="float" office:value="7882.99">
            <text:p>7 882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7">
            <text:p>2011-04-17</text:p>
          </table:table-cell>
          <table:table-cell table:style-name="ce3" office:value-type="float" office:value="221817.03">
            <text:p>221 817,03</text:p>
          </table:table-cell>
          <table:table-cell table:style-name="ce3" office:value-type="float" office:value="3927.36">
            <text:p>3 927,3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318126.82">
            <text:p>318 126,82</text:p>
          </table:table-cell>
          <table:table-cell table:style-name="ce3" office:value-type="float" office:value="13971.31">
            <text:p>13 971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>
            <text:p>2011-04-19</text:p>
          </table:table-cell>
          <table:table-cell table:style-name="ce3" office:value-type="float" office:value="330653.95">
            <text:p>330 653,95</text:p>
          </table:table-cell>
          <table:table-cell table:style-name="ce3" office:value-type="float" office:value="5872.03">
            <text:p>5 872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410351.14">
            <text:p>410 351,14</text:p>
          </table:table-cell>
          <table:table-cell table:style-name="ce3" office:value-type="float" office:value="9358.06">
            <text:p>9 358,0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444330.02">
            <text:p>444 330,02</text:p>
          </table:table-cell>
          <table:table-cell table:style-name="ce3" office:value-type="float" office:value="18285.19">
            <text:p>18 285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2">
            <text:p>2011-04-22</text:p>
          </table:table-cell>
          <table:table-cell table:style-name="ce3" office:value-type="float" office:value="294228.49">
            <text:p>294 228,49</text:p>
          </table:table-cell>
          <table:table-cell table:style-name="ce3" office:value-type="float" office:value="3676.02">
            <text:p>3 676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219616.15">
            <text:p>219 616,15</text:p>
          </table:table-cell>
          <table:table-cell table:style-name="ce3" office:value-type="float" office:value="8834.12">
            <text:p>8 834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4">
            <text:p>2011-04-24</text:p>
          </table:table-cell>
          <table:table-cell table:style-name="ce3" office:value-type="float" office:value="295121.66">
            <text:p>295 121,66</text:p>
          </table:table-cell>
          <table:table-cell table:style-name="ce3" office:value-type="float" office:value="6175.39">
            <text:p>6 175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370616.32">
            <text:p>370 616,32</text:p>
          </table:table-cell>
          <table:table-cell table:style-name="ce3" office:value-type="float" office:value="4241.92">
            <text:p>4 241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253703.85">
            <text:p>253 703,85</text:p>
          </table:table-cell>
          <table:table-cell table:style-name="ce3" office:value-type="float" office:value="5347.89">
            <text:p>5 347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387248.58">
            <text:p>387 248,58</text:p>
          </table:table-cell>
          <table:table-cell table:style-name="ce3" office:value-type="float" office:value="8986.97">
            <text:p>8 986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337487.58">
            <text:p>337 487,58</text:p>
          </table:table-cell>
          <table:table-cell table:style-name="ce3" office:value-type="float" office:value="6653.94">
            <text:p>6 653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30">
            <text:p>2011-04-30</text:p>
          </table:table-cell>
          <table:table-cell table:style-name="ce3" office:value-type="float" office:value="288944.31">
            <text:p>288 944,31</text:p>
          </table:table-cell>
          <table:table-cell table:style-name="ce3" office:value-type="float" office:value="4509.82">
            <text:p>4 509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>
            <text:p>2011-05-01</text:p>
          </table:table-cell>
          <table:table-cell table:style-name="ce3" office:value-type="float" office:value="159541.72">
            <text:p>159 541,72</text:p>
          </table:table-cell>
          <table:table-cell table:style-name="ce3" office:value-type="float" office:value="4674.53">
            <text:p>4 674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260199.66">
            <text:p>260 199,66</text:p>
          </table:table-cell>
          <table:table-cell table:style-name="ce3" office:value-type="float" office:value="5999.53">
            <text:p>5 999,5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>
            <text:p>2011-05-03</text:p>
          </table:table-cell>
          <table:table-cell table:style-name="ce3" office:value-type="float" office:value="301036.6">
            <text:p>301 036,60</text:p>
          </table:table-cell>
          <table:table-cell table:style-name="ce3" office:value-type="float" office:value="3995.18">
            <text:p>3 995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>
            <text:p>2011-05-04</text:p>
          </table:table-cell>
          <table:table-cell table:style-name="ce3" office:value-type="float" office:value="255713.54">
            <text:p>255 713,54</text:p>
          </table:table-cell>
          <table:table-cell table:style-name="ce3" office:value-type="float" office:value="3357.14">
            <text:p>3 357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268127.65">
            <text:p>268 127,65</text:p>
          </table:table-cell>
          <table:table-cell table:style-name="ce3" office:value-type="float" office:value="4455.43">
            <text:p>4 455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334526.9">
            <text:p>334 526,90</text:p>
          </table:table-cell>
          <table:table-cell table:style-name="ce3" office:value-type="float" office:value="4552.01">
            <text:p>4 552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7">
            <text:p>2011-05-07</text:p>
          </table:table-cell>
          <table:table-cell table:style-name="ce3" office:value-type="float" office:value="371584.37">
            <text:p>371 584,37</text:p>
          </table:table-cell>
          <table:table-cell table:style-name="ce3" office:value-type="float" office:value="5002.48">
            <text:p>5 002,4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8">
            <text:p>2011-05-08</text:p>
          </table:table-cell>
          <table:table-cell table:style-name="ce3" office:value-type="float" office:value="266597.1">
            <text:p>266 597,10</text:p>
          </table:table-cell>
          <table:table-cell table:style-name="ce3" office:value-type="float" office:value="4092.68">
            <text:p>4 092,6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table:style-name="ce3" office:value-type="float" office:value="282470.53">
            <text:p>282 470,53</text:p>
          </table:table-cell>
          <table:table-cell table:style-name="ce3" office:value-type="float" office:value="4688.31">
            <text:p>4 688,3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312067.35">
            <text:p>312 067,35</text:p>
          </table:table-cell>
          <table:table-cell table:style-name="ce3" office:value-type="float" office:value="7057.15">
            <text:p>7 057,1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1">
            <text:p>2011-05-11</text:p>
          </table:table-cell>
          <table:table-cell table:style-name="ce3" office:value-type="float" office:value="262503.71">
            <text:p>262 503,71</text:p>
          </table:table-cell>
          <table:table-cell table:style-name="ce3" office:value-type="float" office:value="4857.58">
            <text:p>4 857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371479.74">
            <text:p>371 479,74</text:p>
          </table:table-cell>
          <table:table-cell table:style-name="ce3" office:value-type="float" office:value="10216.71">
            <text:p>10 216,7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448911.45">
            <text:p>448 911,45</text:p>
          </table:table-cell>
          <table:table-cell table:style-name="ce3" office:value-type="float" office:value="6252.25">
            <text:p>6 252,2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413001.13">
            <text:p>413 001,13</text:p>
          </table:table-cell>
          <table:table-cell table:style-name="ce3" office:value-type="float" office:value="6222.71">
            <text:p>6 222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275448.28">
            <text:p>275 448,28</text:p>
          </table:table-cell>
          <table:table-cell table:style-name="ce3" office:value-type="float" office:value="7390.62">
            <text:p>7 390,6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7">
            <text:p>2011-05-17</text:p>
          </table:table-cell>
          <table:table-cell table:style-name="ce3" office:value-type="float" office:value="289165.07">
            <text:p>289 165,07</text:p>
          </table:table-cell>
          <table:table-cell table:style-name="ce3" office:value-type="float" office:value="4759.14">
            <text:p>4 759,1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305760.35">
            <text:p>305 760,35</text:p>
          </table:table-cell>
          <table:table-cell table:style-name="ce3" office:value-type="float" office:value="3975.04">
            <text:p>3 975,0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9">
            <text:p>2011-05-19</text:p>
          </table:table-cell>
          <table:table-cell table:style-name="ce3" office:value-type="float" office:value="172127.09">
            <text:p>172 127,09</text:p>
          </table:table-cell>
          <table:table-cell table:style-name="ce3" office:value-type="float" office:value="8180.95">
            <text:p>8 180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>
            <text:p>2011-05-20</text:p>
          </table:table-cell>
          <table:table-cell table:style-name="ce3" office:value-type="float" office:value="290713.12">
            <text:p>290 713,12</text:p>
          </table:table-cell>
          <table:table-cell table:style-name="ce3" office:value-type="float" office:value="5259.87">
            <text:p>5 259,8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1">
            <text:p>2011-05-21</text:p>
          </table:table-cell>
          <table:table-cell table:style-name="ce3" office:value-type="float" office:value="214734.59">
            <text:p>214 734,59</text:p>
          </table:table-cell>
          <table:table-cell table:style-name="ce3" office:value-type="float" office:value="3575.33">
            <text:p>3 575,3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395295.44">
            <text:p>395 295,44</text:p>
          </table:table-cell>
          <table:table-cell table:style-name="ce3" office:value-type="float" office:value="10603.42">
            <text:p>10 603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299809.52">
            <text:p>299 809,52</text:p>
          </table:table-cell>
          <table:table-cell table:style-name="ce3" office:value-type="float" office:value="3834.86">
            <text:p>3 834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204133.77">
            <text:p>204 133,77</text:p>
          </table:table-cell>
          <table:table-cell table:style-name="ce3" office:value-type="float" office:value="5192.92">
            <text:p>5 192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5">
            <text:p>2011-05-25</text:p>
          </table:table-cell>
          <table:table-cell table:style-name="ce3" office:value-type="float" office:value="437425.82">
            <text:p>437 425,82</text:p>
          </table:table-cell>
          <table:table-cell table:style-name="ce3" office:value-type="float" office:value="7911.48">
            <text:p>7 911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240512.61">
            <text:p>240 512,61</text:p>
          </table:table-cell>
          <table:table-cell table:style-name="ce3" office:value-type="float" office:value="3019.24">
            <text:p>3 019,2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5">
            <text:p>2011-06-05</text:p>
          </table:table-cell>
          <table:table-cell table:style-name="ce3" office:value-type="float" office:value="209924.49">
            <text:p>209 924,49</text:p>
          </table:table-cell>
          <table:table-cell table:style-name="ce3" office:value-type="float" office:value="4819.2">
            <text:p>4 819,2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>
            <text:p>2011-06-06</text:p>
          </table:table-cell>
          <table:table-cell table:style-name="ce3" office:value-type="float" office:value="183344.51">
            <text:p>183 344,51</text:p>
          </table:table-cell>
          <table:table-cell table:style-name="ce3" office:value-type="float" office:value="3058.8">
            <text:p>3 058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213745">
            <text:p>213 745,00</text:p>
          </table:table-cell>
          <table:table-cell table:style-name="ce3" office:value-type="float" office:value="5550.38">
            <text:p>5 550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250546.31">
            <text:p>250 546,31</text:p>
          </table:table-cell>
          <table:table-cell table:style-name="ce3" office:value-type="float" office:value="4351.27">
            <text:p>4 351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385559.06">
            <text:p>385 559,06</text:p>
          </table:table-cell>
          <table:table-cell table:style-name="ce3" office:value-type="float" office:value="10903.82">
            <text:p>10 903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>
            <text:p>2011-06-10</text:p>
          </table:table-cell>
          <table:table-cell table:style-name="ce3" office:value-type="float" office:value="368744.2">
            <text:p>368 744,20</text:p>
          </table:table-cell>
          <table:table-cell table:style-name="ce3" office:value-type="float" office:value="8472.98">
            <text:p>8 472,9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1">
            <text:p>2011-06-11</text:p>
          </table:table-cell>
          <table:table-cell table:style-name="ce3" office:value-type="float" office:value="303665.59">
            <text:p>303 665,59</text:p>
          </table:table-cell>
          <table:table-cell table:style-name="ce3" office:value-type="float" office:value="5652.75">
            <text:p>5 652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225838.54">
            <text:p>225 838,54</text:p>
          </table:table-cell>
          <table:table-cell table:style-name="ce3" office:value-type="float" office:value="3917.41">
            <text:p>3 917,4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229115.7">
            <text:p>229 115,70</text:p>
          </table:table-cell>
          <table:table-cell table:style-name="ce3" office:value-type="float" office:value="5669.78">
            <text:p>5 669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323626.67">
            <text:p>323 626,67</text:p>
          </table:table-cell>
          <table:table-cell table:style-name="ce3" office:value-type="float" office:value="14893.08">
            <text:p>14 893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5">
            <text:p>2011-06-15</text:p>
          </table:table-cell>
          <table:table-cell table:style-name="ce3" office:value-type="float" office:value="116396.48">
            <text:p>116 396,48</text:p>
          </table:table-cell>
          <table:table-cell table:style-name="ce3" office:value-type="float" office:value="4045.76">
            <text:p>4 045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519474.57">
            <text:p>519 474,57</text:p>
          </table:table-cell>
          <table:table-cell table:style-name="ce3" office:value-type="float" office:value="11095.14">
            <text:p>11 095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8">
            <text:p>2011-06-18</text:p>
          </table:table-cell>
          <table:table-cell table:style-name="ce3" office:value-type="float" office:value="272550.12">
            <text:p>272 550,12</text:p>
          </table:table-cell>
          <table:table-cell table:style-name="ce3" office:value-type="float" office:value="12479.4">
            <text:p>12 479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9">
            <text:p>2011-06-19</text:p>
          </table:table-cell>
          <table:table-cell table:style-name="ce3" office:value-type="float" office:value="285463.28">
            <text:p>285 463,28</text:p>
          </table:table-cell>
          <table:table-cell table:style-name="ce3" office:value-type="float" office:value="4308.23">
            <text:p>4 308,2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table:style-name="ce3" office:value-type="float" office:value="117240.9">
            <text:p>117 240,90</text:p>
          </table:table-cell>
          <table:table-cell table:style-name="ce3" office:value-type="float" office:value="2532.2">
            <text:p>2 532,2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>
            <text:p>2011-06-21</text:p>
          </table:table-cell>
          <table:table-cell table:style-name="ce3" office:value-type="float" office:value="239126.28">
            <text:p>239 126,28</text:p>
          </table:table-cell>
          <table:table-cell table:style-name="ce3" office:value-type="float" office:value="2976.43">
            <text:p>2 976,4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219817.62">
            <text:p>219 817,62</text:p>
          </table:table-cell>
          <table:table-cell table:style-name="ce3" office:value-type="float" office:value="5140.73">
            <text:p>5 140,7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355435.74">
            <text:p>355 435,74</text:p>
          </table:table-cell>
          <table:table-cell table:style-name="ce3" office:value-type="float" office:value="5372.37">
            <text:p>5 372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>
            <text:p>2011-06-24</text:p>
          </table:table-cell>
          <table:table-cell table:style-name="ce3" office:value-type="float" office:value="295467.26">
            <text:p>295 467,26</text:p>
          </table:table-cell>
          <table:table-cell table:style-name="ce3" office:value-type="float" office:value="4943.4">
            <text:p>4 943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5">
            <text:p>2011-06-25</text:p>
          </table:table-cell>
          <table:table-cell table:style-name="ce3" office:value-type="float" office:value="296306.8">
            <text:p>296 306,80</text:p>
          </table:table-cell>
          <table:table-cell table:style-name="ce3" office:value-type="float" office:value="15537.85">
            <text:p>15 537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table:style-name="ce3" office:value-type="float" office:value="357874.14">
            <text:p>357 874,14</text:p>
          </table:table-cell>
          <table:table-cell table:style-name="ce3" office:value-type="float" office:value="6038.03">
            <text:p>6 038,0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321563.74">
            <text:p>321 563,74</text:p>
          </table:table-cell>
          <table:table-cell table:style-name="ce3" office:value-type="float" office:value="5683.35">
            <text:p>5 683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>
            <text:p>2011-06-30</text:p>
          </table:table-cell>
          <table:table-cell table:style-name="ce3" office:value-type="float" office:value="382798.04">
            <text:p>382 798,04</text:p>
          </table:table-cell>
          <table:table-cell table:style-name="ce3" office:value-type="float" office:value="16782.03">
            <text:p>16 782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192281.71">
            <text:p>192 281,71</text:p>
          </table:table-cell>
          <table:table-cell table:style-name="ce3" office:value-type="float" office:value="4055.72">
            <text:p>4 055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227155.9">
            <text:p>227 155,90</text:p>
          </table:table-cell>
          <table:table-cell table:style-name="ce3" office:value-type="float" office:value="3092.66">
            <text:p>3 092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3">
            <text:p>2011-07-03</text:p>
          </table:table-cell>
          <table:table-cell table:style-name="ce3" office:value-type="float" office:value="306601.23">
            <text:p>306 601,23</text:p>
          </table:table-cell>
          <table:table-cell table:style-name="ce3" office:value-type="float" office:value="4749.09">
            <text:p>4 749,0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125495">
            <text:p>125 495,00</text:p>
          </table:table-cell>
          <table:table-cell table:style-name="ce3" office:value-type="float" office:value="2479.65">
            <text:p>2 479,6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192817.6">
            <text:p>192 817,60</text:p>
          </table:table-cell>
          <table:table-cell table:style-name="ce3" office:value-type="float" office:value="5132.22">
            <text:p>5 132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324791.79">
            <text:p>324 791,79</text:p>
          </table:table-cell>
          <table:table-cell table:style-name="ce3" office:value-type="float" office:value="5341.09">
            <text:p>5 341,0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255032.56">
            <text:p>255 032,56</text:p>
          </table:table-cell>
          <table:table-cell table:style-name="ce3" office:value-type="float" office:value="4186.35">
            <text:p>4 186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9">
            <text:p>2011-07-09</text:p>
          </table:table-cell>
          <table:table-cell table:style-name="ce3" office:value-type="float" office:value="471577.52">
            <text:p>471 577,52</text:p>
          </table:table-cell>
          <table:table-cell table:style-name="ce3" office:value-type="float" office:value="6846.36">
            <text:p>6 846,36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0">
            <text:p>2011-07-10</text:p>
          </table:table-cell>
          <table:table-cell table:style-name="ce3" office:value-type="float" office:value="354171.76">
            <text:p>354 171,76</text:p>
          </table:table-cell>
          <table:table-cell table:style-name="ce3" office:value-type="float" office:value="8706.29">
            <text:p>8 706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289019.42">
            <text:p>289 019,42</text:p>
          </table:table-cell>
          <table:table-cell table:style-name="ce3" office:value-type="float" office:value="12372.41">
            <text:p>12 372,4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167578.56">
            <text:p>167 578,56</text:p>
          </table:table-cell>
          <table:table-cell table:style-name="ce3" office:value-type="float" office:value="2010.54">
            <text:p>2 010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192678.08">
            <text:p>192 678,08</text:p>
          </table:table-cell>
          <table:table-cell table:style-name="ce3" office:value-type="float" office:value="4263.73">
            <text:p>4 263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177422.51">
            <text:p>177 422,51</text:p>
          </table:table-cell>
          <table:table-cell table:style-name="ce3" office:value-type="float" office:value="6976.9">
            <text:p>6 976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410166.58">
            <text:p>410 166,58</text:p>
          </table:table-cell>
          <table:table-cell table:style-name="ce3" office:value-type="float" office:value="6879.68">
            <text:p>6 879,68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506169.11">
            <text:p>506 169,11</text:p>
          </table:table-cell>
          <table:table-cell table:style-name="ce3" office:value-type="float" office:value="13614.02">
            <text:p>13 614,0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3">
            <text:p>2011-07-23</text:p>
          </table:table-cell>
          <table:table-cell table:style-name="ce3" office:value-type="float" office:value="98019.69">
            <text:p>98 019,69</text:p>
          </table:table-cell>
          <table:table-cell table:style-name="ce3" office:value-type="float" office:value="1603.2">
            <text:p>1 603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396920.75">
            <text:p>396 920,75</text:p>
          </table:table-cell>
          <table:table-cell table:style-name="ce3" office:value-type="float" office:value="11288.99">
            <text:p>11 288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385637.15">
            <text:p>385 637,15</text:p>
          </table:table-cell>
          <table:table-cell table:style-name="ce3" office:value-type="float" office:value="6647.77">
            <text:p>6 647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281904.7">
            <text:p>281 904,70</text:p>
          </table:table-cell>
          <table:table-cell table:style-name="ce3" office:value-type="float" office:value="10228.76">
            <text:p>10 228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84371.44">
            <text:p>84 371,44</text:p>
          </table:table-cell>
          <table:table-cell table:style-name="ce3" office:value-type="float" office:value="1617.86">
            <text:p>1 617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157311.31">
            <text:p>157 311,31</text:p>
          </table:table-cell>
          <table:table-cell table:style-name="ce3" office:value-type="float" office:value="2396.94">
            <text:p>2 396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300533.43">
            <text:p>300 533,43</text:p>
          </table:table-cell>
          <table:table-cell table:style-name="ce3" office:value-type="float" office:value="4921.94">
            <text:p>4 921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382842.35">
            <text:p>382 842,35</text:p>
          </table:table-cell>
          <table:table-cell table:style-name="ce3" office:value-type="float" office:value="5731.17">
            <text:p>5 731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439310.75">
            <text:p>439 310,75</text:p>
          </table:table-cell>
          <table:table-cell table:style-name="ce3" office:value-type="float" office:value="7512.15">
            <text:p>7 512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381829.57">
            <text:p>381 829,57</text:p>
          </table:table-cell>
          <table:table-cell table:style-name="ce3" office:value-type="float" office:value="12952.16">
            <text:p>12 952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>
            <text:p>2011-08-03</text:p>
          </table:table-cell>
          <table:table-cell table:style-name="ce3" office:value-type="float" office:value="289824.42">
            <text:p>289 824,42</text:p>
          </table:table-cell>
          <table:table-cell table:style-name="ce3" office:value-type="float" office:value="3642.38">
            <text:p>3 642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4">
            <text:p>2011-08-04</text:p>
          </table:table-cell>
          <table:table-cell table:style-name="ce3" office:value-type="float" office:value="297183.37">
            <text:p>297 183,37</text:p>
          </table:table-cell>
          <table:table-cell table:style-name="ce3" office:value-type="float" office:value="4944.81">
            <text:p>4 944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>
            <text:p>2011-08-05</text:p>
          </table:table-cell>
          <table:table-cell table:style-name="ce3" office:value-type="float" office:value="383444.86">
            <text:p>383 444,86</text:p>
          </table:table-cell>
          <table:table-cell table:style-name="ce3" office:value-type="float" office:value="11975.17">
            <text:p>11 975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280547.84">
            <text:p>280 547,84</text:p>
          </table:table-cell>
          <table:table-cell table:style-name="ce3" office:value-type="float" office:value="5369.34">
            <text:p>5 369,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7">
            <text:p>2011-08-07</text:p>
          </table:table-cell>
          <table:table-cell table:style-name="ce3" office:value-type="float" office:value="193756.84">
            <text:p>193 756,84</text:p>
          </table:table-cell>
          <table:table-cell table:style-name="ce3" office:value-type="float" office:value="2762.04">
            <text:p>2 762,0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table:style-name="ce3" office:value-type="float" office:value="462274.28">
            <text:p>462 274,28</text:p>
          </table:table-cell>
          <table:table-cell table:style-name="ce3" office:value-type="float" office:value="11231.15">
            <text:p>11 231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>
            <text:p>2011-08-09</text:p>
          </table:table-cell>
          <table:table-cell table:style-name="ce3" office:value-type="float" office:value="259934.11">
            <text:p>259 934,11</text:p>
          </table:table-cell>
          <table:table-cell table:style-name="ce3" office:value-type="float" office:value="5858.33">
            <text:p>5 858,3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0">
            <text:p>2011-08-10</text:p>
          </table:table-cell>
          <table:table-cell table:style-name="ce3" office:value-type="float" office:value="235110.25">
            <text:p>235 110,25</text:p>
          </table:table-cell>
          <table:table-cell table:style-name="ce3" office:value-type="float" office:value="3670.73">
            <text:p>3 670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1">
            <text:p>2011-08-11</text:p>
          </table:table-cell>
          <table:table-cell table:style-name="ce3" office:value-type="float" office:value="529897.5">
            <text:p>529 897,50</text:p>
          </table:table-cell>
          <table:table-cell table:style-name="ce3" office:value-type="float" office:value="7744.77">
            <text:p>7 744,7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205792.72">
            <text:p>205 792,72</text:p>
          </table:table-cell>
          <table:table-cell table:style-name="ce3" office:value-type="float" office:value="3202">
            <text:p>3 202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290447.92">
            <text:p>290 447,92</text:p>
          </table:table-cell>
          <table:table-cell table:style-name="ce3" office:value-type="float" office:value="6410.24">
            <text:p>6 410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>
            <text:p>2011-08-15</text:p>
          </table:table-cell>
          <table:table-cell table:style-name="ce3" office:value-type="float" office:value="227137.73">
            <text:p>227 137,73</text:p>
          </table:table-cell>
          <table:table-cell table:style-name="ce3" office:value-type="float" office:value="7115.84">
            <text:p>7 115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337996.96">
            <text:p>337 996,96</text:p>
          </table:table-cell>
          <table:table-cell table:style-name="ce3" office:value-type="float" office:value="10777.96">
            <text:p>10 777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10580.19">
            <text:p>410 580,19</text:p>
          </table:table-cell>
          <table:table-cell table:style-name="ce3" office:value-type="float" office:value="5276.7">
            <text:p>5 276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186576.36">
            <text:p>186 576,36</text:p>
          </table:table-cell>
          <table:table-cell table:style-name="ce3" office:value-type="float" office:value="4068.39">
            <text:p>4 068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435823.32">
            <text:p>435 823,32</text:p>
          </table:table-cell>
          <table:table-cell table:style-name="ce3" office:value-type="float" office:value="9028.87">
            <text:p>9 028,8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287415.09">
            <text:p>287 415,09</text:p>
          </table:table-cell>
          <table:table-cell table:style-name="ce3" office:value-type="float" office:value="18202.35">
            <text:p>18 202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309914.67">
            <text:p>309 914,67</text:p>
          </table:table-cell>
          <table:table-cell table:style-name="ce3" office:value-type="float" office:value="6620.69">
            <text:p>6 620,6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370100.26">
            <text:p>370 100,26</text:p>
          </table:table-cell>
          <table:table-cell table:style-name="ce3" office:value-type="float" office:value="8818.21">
            <text:p>8 818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287455.81">
            <text:p>287 455,81</text:p>
          </table:table-cell>
          <table:table-cell table:style-name="ce3" office:value-type="float" office:value="6292.82">
            <text:p>6 292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223636.83">
            <text:p>223 636,83</text:p>
          </table:table-cell>
          <table:table-cell table:style-name="ce3" office:value-type="float" office:value="3355.39">
            <text:p>3 355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239558.2">
            <text:p>239 558,20</text:p>
          </table:table-cell>
          <table:table-cell table:style-name="ce3" office:value-type="float" office:value="4928.17">
            <text:p>4 928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198960.02">
            <text:p>198 960,02</text:p>
          </table:table-cell>
          <table:table-cell table:style-name="ce3" office:value-type="float" office:value="2842.69">
            <text:p>2 842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241669.81">
            <text:p>241 669,81</text:p>
          </table:table-cell>
          <table:table-cell table:style-name="ce3" office:value-type="float" office:value="9429.18">
            <text:p>9 429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193837.35">
            <text:p>193 837,35</text:p>
          </table:table-cell>
          <table:table-cell table:style-name="ce3" office:value-type="float" office:value="2879.77">
            <text:p>2 879,7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08727.59">
            <text:p>308 727,59</text:p>
          </table:table-cell>
          <table:table-cell table:style-name="ce3" office:value-type="float" office:value="3851.39">
            <text:p>3 851,3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1">
            <text:p>2010-01-01</text:p>
          </table:table-cell>
          <table:table-cell table:style-name="ce3" office:value-type="float" office:value="275363.88">
            <text:p>275 363,88</text:p>
          </table:table-cell>
          <table:table-cell table:style-name="ce3" office:value-type="float" office:value="6908.28">
            <text:p>6 908,2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285583.03">
            <text:p>285 583,03</text:p>
          </table:table-cell>
          <table:table-cell table:style-name="ce3" office:value-type="float" office:value="5013.75">
            <text:p>5 013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214903.1">
            <text:p>214 903,10</text:p>
          </table:table-cell>
          <table:table-cell table:style-name="ce3" office:value-type="float" office:value="4022.9">
            <text:p>4 022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>
            <text:p>2010-01-05</text:p>
          </table:table-cell>
          <table:table-cell table:style-name="ce3" office:value-type="float" office:value="284171.66">
            <text:p>284 171,66</text:p>
          </table:table-cell>
          <table:table-cell table:style-name="ce3" office:value-type="float" office:value="5158.32">
            <text:p>5 158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>
            <text:p>2010-01-06</text:p>
          </table:table-cell>
          <table:table-cell table:style-name="ce3" office:value-type="float" office:value="158682.56">
            <text:p>158 682,56</text:p>
          </table:table-cell>
          <table:table-cell table:style-name="ce3" office:value-type="float" office:value="2285.5">
            <text:p>2 285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>
            <text:p>2010-01-07</text:p>
          </table:table-cell>
          <table:table-cell table:style-name="ce3" office:value-type="float" office:value="227571.27">
            <text:p>227 571,27</text:p>
          </table:table-cell>
          <table:table-cell table:style-name="ce3" office:value-type="float" office:value="8290.39">
            <text:p>8 290,3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>
            <text:p>2010-01-08</text:p>
          </table:table-cell>
          <table:table-cell table:style-name="ce3" office:value-type="float" office:value="340397.22">
            <text:p>340 397,22</text:p>
          </table:table-cell>
          <table:table-cell table:style-name="ce3" office:value-type="float" office:value="9172.65">
            <text:p>9 172,6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236730.96">
            <text:p>236 730,96</text:p>
          </table:table-cell>
          <table:table-cell table:style-name="ce3" office:value-type="float" office:value="4143.72">
            <text:p>4 143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481991.23">
            <text:p>481 991,23</text:p>
          </table:table-cell>
          <table:table-cell table:style-name="ce3" office:value-type="float" office:value="8206.9">
            <text:p>8 206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245510.47">
            <text:p>245 510,47</text:p>
          </table:table-cell>
          <table:table-cell table:style-name="ce3" office:value-type="float" office:value="3285.74">
            <text:p>3 285,7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265034.97">
            <text:p>265 034,97</text:p>
          </table:table-cell>
          <table:table-cell table:style-name="ce3" office:value-type="float" office:value="4368.47">
            <text:p>4 368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395073.76">
            <text:p>395 073,76</text:p>
          </table:table-cell>
          <table:table-cell table:style-name="ce3" office:value-type="float" office:value="6684.84">
            <text:p>6 684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table:style-name="ce3" office:value-type="float" office:value="277464.32">
            <text:p>277 464,32</text:p>
          </table:table-cell>
          <table:table-cell table:style-name="ce3" office:value-type="float" office:value="3716.37">
            <text:p>3 716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275596.21">
            <text:p>275 596,21</text:p>
          </table:table-cell>
          <table:table-cell table:style-name="ce3" office:value-type="float" office:value="8793.75">
            <text:p>8 793,7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351299">
            <text:p>351 299,00</text:p>
          </table:table-cell>
          <table:table-cell table:style-name="ce3" office:value-type="float" office:value="13647.98">
            <text:p>13 647,9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304519.02">
            <text:p>304 519,02</text:p>
          </table:table-cell>
          <table:table-cell table:style-name="ce3" office:value-type="float" office:value="4741.07">
            <text:p>4 741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>
            <text:p>2010-01-19</text:p>
          </table:table-cell>
          <table:table-cell table:style-name="ce3" office:value-type="float" office:value="277571.2">
            <text:p>277 571,20</text:p>
          </table:table-cell>
          <table:table-cell table:style-name="ce3" office:value-type="float" office:value="8243.87">
            <text:p>8 243,8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>
            <text:p>2010-01-21</text:p>
          </table:table-cell>
          <table:table-cell table:style-name="ce3" office:value-type="float" office:value="273654.67">
            <text:p>273 654,67</text:p>
          </table:table-cell>
          <table:table-cell table:style-name="ce3" office:value-type="float" office:value="6240.7">
            <text:p>6 240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318225.43">
            <text:p>318 225,43</text:p>
          </table:table-cell>
          <table:table-cell table:style-name="ce3" office:value-type="float" office:value="7257.14">
            <text:p>7 257,1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3">
            <text:p>2010-01-23</text:p>
          </table:table-cell>
          <table:table-cell table:style-name="ce3" office:value-type="float" office:value="429479.12">
            <text:p>429 479,12</text:p>
          </table:table-cell>
          <table:table-cell table:style-name="ce3" office:value-type="float" office:value="6527.04">
            <text:p>6 527,0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4">
            <text:p>2010-01-24</text:p>
          </table:table-cell>
          <table:table-cell table:style-name="ce3" office:value-type="float" office:value="276178.44">
            <text:p>276 178,44</text:p>
          </table:table-cell>
          <table:table-cell table:style-name="ce3" office:value-type="float" office:value="4508.3">
            <text:p>4 508,3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83227.96">
            <text:p>83 227,96</text:p>
          </table:table-cell>
          <table:table-cell table:style-name="ce3" office:value-type="float" office:value="1419.79">
            <text:p>1 419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6">
            <text:p>2010-01-26</text:p>
          </table:table-cell>
          <table:table-cell table:style-name="ce3" office:value-type="float" office:value="296982.3">
            <text:p>296 982,30</text:p>
          </table:table-cell>
          <table:table-cell table:style-name="ce3" office:value-type="float" office:value="3971.41">
            <text:p>3 971,4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>
            <text:p>2010-01-27</text:p>
          </table:table-cell>
          <table:table-cell table:style-name="ce3" office:value-type="float" office:value="270418.97">
            <text:p>270 418,97</text:p>
          </table:table-cell>
          <table:table-cell table:style-name="ce3" office:value-type="float" office:value="9145.04">
            <text:p>9 145,0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209482.5">
            <text:p>209 482,50</text:p>
          </table:table-cell>
          <table:table-cell table:style-name="ce3" office:value-type="float" office:value="4812.37">
            <text:p>4 812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240442.01">
            <text:p>240 442,01</text:p>
          </table:table-cell>
          <table:table-cell table:style-name="ce3" office:value-type="float" office:value="5367.01">
            <text:p>5 367,0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1">
            <text:p>2010-01-31</text:p>
          </table:table-cell>
          <table:table-cell table:style-name="ce3" office:value-type="float" office:value="231358.57">
            <text:p>231 358,57</text:p>
          </table:table-cell>
          <table:table-cell table:style-name="ce3" office:value-type="float" office:value="3267.31">
            <text:p>3 267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268178.6">
            <text:p>268 178,60</text:p>
          </table:table-cell>
          <table:table-cell table:style-name="ce3" office:value-type="float" office:value="6308.6">
            <text:p>6 308,6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369017.16">
            <text:p>369 017,16</text:p>
          </table:table-cell>
          <table:table-cell table:style-name="ce3" office:value-type="float" office:value="4661.07">
            <text:p>4 661,0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>
            <text:p>2010-02-03</text:p>
          </table:table-cell>
          <table:table-cell table:style-name="ce3" office:value-type="float" office:value="160752.96">
            <text:p>160 752,96</text:p>
          </table:table-cell>
          <table:table-cell table:style-name="ce3" office:value-type="float" office:value="2241.08">
            <text:p>2 241,0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277180.58">
            <text:p>277 180,58</text:p>
          </table:table-cell>
          <table:table-cell table:style-name="ce3" office:value-type="float" office:value="3345.17">
            <text:p>3 345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318373.4">
            <text:p>318 373,40</text:p>
          </table:table-cell>
          <table:table-cell table:style-name="ce3" office:value-type="float" office:value="4543">
            <text:p>4 543,0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331537.92">
            <text:p>331 537,92</text:p>
          </table:table-cell>
          <table:table-cell table:style-name="ce3" office:value-type="float" office:value="11608.47">
            <text:p>11 608,4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272789.72">
            <text:p>272 789,72</text:p>
          </table:table-cell>
          <table:table-cell table:style-name="ce3" office:value-type="float" office:value="5599.13">
            <text:p>5 599,1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121972.16">
            <text:p>121 972,16</text:p>
          </table:table-cell>
          <table:table-cell table:style-name="ce3" office:value-type="float" office:value="2875.35">
            <text:p>2 875,3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219233.47">
            <text:p>219 233,47</text:p>
          </table:table-cell>
          <table:table-cell table:style-name="ce3" office:value-type="float" office:value="3677.8">
            <text:p>3 677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>
            <text:p>2010-02-11</text:p>
          </table:table-cell>
          <table:table-cell table:style-name="ce3" office:value-type="float" office:value="318543.71">
            <text:p>318 543,71</text:p>
          </table:table-cell>
          <table:table-cell table:style-name="ce3" office:value-type="float" office:value="5702.54">
            <text:p>5 702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>
            <text:p>2010-02-12</text:p>
          </table:table-cell>
          <table:table-cell table:style-name="ce3" office:value-type="float" office:value="266820.82">
            <text:p>266 820,82</text:p>
          </table:table-cell>
          <table:table-cell table:style-name="ce3" office:value-type="float" office:value="4877.89">
            <text:p>4 877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3">
            <text:p>2010-02-13</text:p>
          </table:table-cell>
          <table:table-cell table:style-name="ce3" office:value-type="float" office:value="335705.64">
            <text:p>335 705,64</text:p>
          </table:table-cell>
          <table:table-cell table:style-name="ce3" office:value-type="float" office:value="7264.78">
            <text:p>7 264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table:style-name="ce3" office:value-type="float" office:value="375453.62">
            <text:p>375 453,62</text:p>
          </table:table-cell>
          <table:table-cell table:style-name="ce3" office:value-type="float" office:value="3982.33">
            <text:p>3 982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>
            <text:p>2010-02-18</text:p>
          </table:table-cell>
          <table:table-cell table:style-name="ce3" office:value-type="float" office:value="236992.41">
            <text:p>236 992,41</text:p>
          </table:table-cell>
          <table:table-cell table:style-name="ce3" office:value-type="float" office:value="3046.96">
            <text:p>3 046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>
            <text:p>2010-02-19</text:p>
          </table:table-cell>
          <table:table-cell table:style-name="ce3" office:value-type="float" office:value="227236.06">
            <text:p>227 236,06</text:p>
          </table:table-cell>
          <table:table-cell table:style-name="ce3" office:value-type="float" office:value="4169.47">
            <text:p>4 169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214308.53">
            <text:p>214 308,53</text:p>
          </table:table-cell>
          <table:table-cell table:style-name="ce3" office:value-type="float" office:value="5352.36">
            <text:p>5 352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1">
            <text:p>2010-02-21</text:p>
          </table:table-cell>
          <table:table-cell table:style-name="ce3" office:value-type="float" office:value="306578.29">
            <text:p>306 578,29</text:p>
          </table:table-cell>
          <table:table-cell table:style-name="ce3" office:value-type="float" office:value="6252.87">
            <text:p>6 252,8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370565.64">
            <text:p>370 565,64</text:p>
          </table:table-cell>
          <table:table-cell table:style-name="ce3" office:value-type="float" office:value="13145.29">
            <text:p>13 145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510060.94">
            <text:p>510 060,94</text:p>
          </table:table-cell>
          <table:table-cell table:style-name="ce3" office:value-type="float" office:value="14315.49">
            <text:p>14 315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>
            <text:p>2010-02-24</text:p>
          </table:table-cell>
          <table:table-cell table:style-name="ce3" office:value-type="float" office:value="418186.92">
            <text:p>418 186,92</text:p>
          </table:table-cell>
          <table:table-cell table:style-name="ce3" office:value-type="float" office:value="8728.59">
            <text:p>8 728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>
            <text:p>2010-02-25</text:p>
          </table:table-cell>
          <table:table-cell table:style-name="ce3" office:value-type="float" office:value="517193.6">
            <text:p>517 193,60</text:p>
          </table:table-cell>
          <table:table-cell table:style-name="ce3" office:value-type="float" office:value="9786.07">
            <text:p>9 786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>
            <text:p>2010-02-26</text:p>
          </table:table-cell>
          <table:table-cell table:style-name="ce3" office:value-type="float" office:value="299779.81">
            <text:p>299 779,81</text:p>
          </table:table-cell>
          <table:table-cell table:style-name="ce3" office:value-type="float" office:value="8970.07">
            <text:p>8 970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7">
            <text:p>2010-02-27</text:p>
          </table:table-cell>
          <table:table-cell table:style-name="ce3" office:value-type="float" office:value="320519.83">
            <text:p>320 519,83</text:p>
          </table:table-cell>
          <table:table-cell table:style-name="ce3" office:value-type="float" office:value="9988.15">
            <text:p>9 988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8">
            <text:p>2010-02-28</text:p>
          </table:table-cell>
          <table:table-cell table:style-name="ce3" office:value-type="float" office:value="306443.76">
            <text:p>306 443,76</text:p>
          </table:table-cell>
          <table:table-cell table:style-name="ce3" office:value-type="float" office:value="5664.39">
            <text:p>5 664,3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table:style-name="ce3" office:value-type="float" office:value="350206.54">
            <text:p>350 206,54</text:p>
          </table:table-cell>
          <table:table-cell table:style-name="ce3" office:value-type="float" office:value="19875.51">
            <text:p>19 875,5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>
            <text:p>2010-03-02</text:p>
          </table:table-cell>
          <table:table-cell table:style-name="ce3" office:value-type="float" office:value="303024.83">
            <text:p>303 024,83</text:p>
          </table:table-cell>
          <table:table-cell table:style-name="ce3" office:value-type="float" office:value="4893.81">
            <text:p>4 893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108202.42">
            <text:p>108 202,42</text:p>
          </table:table-cell>
          <table:table-cell table:style-name="ce3" office:value-type="float" office:value="2321.44">
            <text:p>2 321,4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4">
            <text:p>2010-03-04</text:p>
          </table:table-cell>
          <table:table-cell table:style-name="ce3" office:value-type="float" office:value="366083.07">
            <text:p>366 083,07</text:p>
          </table:table-cell>
          <table:table-cell table:style-name="ce3" office:value-type="float" office:value="9228.21">
            <text:p>9 228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>
            <text:p>2010-03-05</text:p>
          </table:table-cell>
          <table:table-cell table:style-name="ce3" office:value-type="float" office:value="350158.85">
            <text:p>350 158,85</text:p>
          </table:table-cell>
          <table:table-cell table:style-name="ce3" office:value-type="float" office:value="4221.32">
            <text:p>4 221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170567.32">
            <text:p>170 567,32</text:p>
          </table:table-cell>
          <table:table-cell table:style-name="ce3" office:value-type="float" office:value="2779.78">
            <text:p>2 779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7">
            <text:p>2010-03-07</text:p>
          </table:table-cell>
          <table:table-cell table:style-name="ce3" office:value-type="float" office:value="150364.97">
            <text:p>150 364,97</text:p>
          </table:table-cell>
          <table:table-cell table:style-name="ce3" office:value-type="float" office:value="2202.5">
            <text:p>2 202,5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>
            <text:p>2010-03-08</text:p>
          </table:table-cell>
          <table:table-cell table:style-name="ce3" office:value-type="float" office:value="174906.44">
            <text:p>174 906,44</text:p>
          </table:table-cell>
          <table:table-cell table:style-name="ce3" office:value-type="float" office:value="4269.13">
            <text:p>4 269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373727.1">
            <text:p>373 727,10</text:p>
          </table:table-cell>
          <table:table-cell table:style-name="ce3" office:value-type="float" office:value="7317.94">
            <text:p>7 317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341902.48">
            <text:p>341 902,48</text:p>
          </table:table-cell>
          <table:table-cell table:style-name="ce3" office:value-type="float" office:value="6762.31">
            <text:p>6 762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223460.05">
            <text:p>223 460,05</text:p>
          </table:table-cell>
          <table:table-cell table:style-name="ce3" office:value-type="float" office:value="13301.19">
            <text:p>13 301,1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310939.75">
            <text:p>310 939,75</text:p>
          </table:table-cell>
          <table:table-cell table:style-name="ce3" office:value-type="float" office:value="7380.48">
            <text:p>7 380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229486.09">
            <text:p>229 486,09</text:p>
          </table:table-cell>
          <table:table-cell table:style-name="ce3" office:value-type="float" office:value="3532.19">
            <text:p>3 532,1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283181.98">
            <text:p>283 181,98</text:p>
          </table:table-cell>
          <table:table-cell table:style-name="ce3" office:value-type="float" office:value="13165.13">
            <text:p>13 165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273207.05">
            <text:p>273 207,05</text:p>
          </table:table-cell>
          <table:table-cell table:style-name="ce3" office:value-type="float" office:value="7264.21">
            <text:p>7 264,2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292483.11">
            <text:p>292 483,11</text:p>
          </table:table-cell>
          <table:table-cell table:style-name="ce3" office:value-type="float" office:value="8443.51">
            <text:p>8 443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362326.48">
            <text:p>362 326,48</text:p>
          </table:table-cell>
          <table:table-cell table:style-name="ce3" office:value-type="float" office:value="6565.07">
            <text:p>6 565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380732.38">
            <text:p>380 732,38</text:p>
          </table:table-cell>
          <table:table-cell table:style-name="ce3" office:value-type="float" office:value="8322.02">
            <text:p>8 322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87108.84">
            <text:p>87 108,84</text:p>
          </table:table-cell>
          <table:table-cell table:style-name="ce3" office:value-type="float" office:value="1093.23">
            <text:p>1 093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1">
            <text:p>2010-03-21</text:p>
          </table:table-cell>
          <table:table-cell table:style-name="ce3" office:value-type="float" office:value="318737.05">
            <text:p>318 737,05</text:p>
          </table:table-cell>
          <table:table-cell table:style-name="ce3" office:value-type="float" office:value="6495.56">
            <text:p>6 495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table:style-name="ce3" office:value-type="float" office:value="239942.02">
            <text:p>239 942,02</text:p>
          </table:table-cell>
          <table:table-cell table:style-name="ce3" office:value-type="float" office:value="4585.17">
            <text:p>4 585,1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312759.91">
            <text:p>312 759,91</text:p>
          </table:table-cell>
          <table:table-cell table:style-name="ce3" office:value-type="float" office:value="4483.37">
            <text:p>4 483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515110.61">
            <text:p>515 110,61</text:p>
          </table:table-cell>
          <table:table-cell table:style-name="ce3" office:value-type="float" office:value="5964">
            <text:p>5 964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192382.51">
            <text:p>192 382,51</text:p>
          </table:table-cell>
          <table:table-cell table:style-name="ce3" office:value-type="float" office:value="2927.75">
            <text:p>2 927,7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232099.83">
            <text:p>232 099,83</text:p>
          </table:table-cell>
          <table:table-cell table:style-name="ce3" office:value-type="float" office:value="4142.42">
            <text:p>4 142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235148.43">
            <text:p>235 148,43</text:p>
          </table:table-cell>
          <table:table-cell table:style-name="ce3" office:value-type="float" office:value="5581.5">
            <text:p>5 581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8">
            <text:p>2010-03-28</text:p>
          </table:table-cell>
          <table:table-cell table:style-name="ce3" office:value-type="float" office:value="179459.75">
            <text:p>179 459,75</text:p>
          </table:table-cell>
          <table:table-cell table:style-name="ce3" office:value-type="float" office:value="3172.35">
            <text:p>3 172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131244.49">
            <text:p>131 244,49</text:p>
          </table:table-cell>
          <table:table-cell table:style-name="ce3" office:value-type="float" office:value="1791.49">
            <text:p>1 791,4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354582.19">
            <text:p>354 582,19</text:p>
          </table:table-cell>
          <table:table-cell table:style-name="ce3" office:value-type="float" office:value="5428.39">
            <text:p>5 428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358993.92">
            <text:p>358 993,92</text:p>
          </table:table-cell>
          <table:table-cell table:style-name="ce3" office:value-type="float" office:value="4337.77">
            <text:p>4 337,7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>
            <text:p>2010-04-01</text:p>
          </table:table-cell>
          <table:table-cell table:style-name="ce3" office:value-type="float" office:value="154703.83">
            <text:p>154 703,83</text:p>
          </table:table-cell>
          <table:table-cell table:style-name="ce3" office:value-type="float" office:value="2238.52">
            <text:p>2 238,5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3">
            <text:p>2010-04-03</text:p>
          </table:table-cell>
          <table:table-cell table:style-name="ce3" office:value-type="float" office:value="393599.46">
            <text:p>393 599,46</text:p>
          </table:table-cell>
          <table:table-cell table:style-name="ce3" office:value-type="float" office:value="9194.1">
            <text:p>9 194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4">
            <text:p>2010-04-04</text:p>
          </table:table-cell>
          <table:table-cell table:style-name="ce3" office:value-type="float" office:value="340091.44">
            <text:p>340 091,44</text:p>
          </table:table-cell>
          <table:table-cell table:style-name="ce3" office:value-type="float" office:value="3664.78">
            <text:p>3 664,7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312508.67">
            <text:p>312 508,67</text:p>
          </table:table-cell>
          <table:table-cell table:style-name="ce3" office:value-type="float" office:value="9254.03">
            <text:p>9 254,0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>
            <text:p>2010-04-06</text:p>
          </table:table-cell>
          <table:table-cell table:style-name="ce3" office:value-type="float" office:value="103064.52">
            <text:p>103 064,52</text:p>
          </table:table-cell>
          <table:table-cell table:style-name="ce3" office:value-type="float" office:value="2215.49">
            <text:p>2 215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>
            <text:p>2010-04-08</text:p>
          </table:table-cell>
          <table:table-cell table:style-name="ce3" office:value-type="float" office:value="170809.94">
            <text:p>170 809,94</text:p>
          </table:table-cell>
          <table:table-cell table:style-name="ce3" office:value-type="float" office:value="2150.45">
            <text:p>2 150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>
            <text:p>2010-04-09</text:p>
          </table:table-cell>
          <table:table-cell table:style-name="ce3" office:value-type="float" office:value="208059.77">
            <text:p>208 059,77</text:p>
          </table:table-cell>
          <table:table-cell table:style-name="ce3" office:value-type="float" office:value="8210.73">
            <text:p>8 210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232787.58">
            <text:p>232 787,58</text:p>
          </table:table-cell>
          <table:table-cell table:style-name="ce3" office:value-type="float" office:value="4445.06">
            <text:p>4 445,0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425811.14">
            <text:p>425 811,14</text:p>
          </table:table-cell>
          <table:table-cell table:style-name="ce3" office:value-type="float" office:value="5977.14">
            <text:p>5 977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275858.82">
            <text:p>275 858,82</text:p>
          </table:table-cell>
          <table:table-cell table:style-name="ce3" office:value-type="float" office:value="5789.27">
            <text:p>5 789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>
            <text:p>2010-04-14</text:p>
          </table:table-cell>
          <table:table-cell table:style-name="ce3" office:value-type="float" office:value="301255.66">
            <text:p>301 255,66</text:p>
          </table:table-cell>
          <table:table-cell table:style-name="ce3" office:value-type="float" office:value="4055.13">
            <text:p>4 055,1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163253.92">
            <text:p>163 253,92</text:p>
          </table:table-cell>
          <table:table-cell table:style-name="ce3" office:value-type="float" office:value="2581.09">
            <text:p>2 581,0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309914.57">
            <text:p>309 914,57</text:p>
          </table:table-cell>
          <table:table-cell table:style-name="ce3" office:value-type="float" office:value="18316.46">
            <text:p>18 316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354943.17">
            <text:p>354 943,17</text:p>
          </table:table-cell>
          <table:table-cell table:style-name="ce3" office:value-type="float" office:value="5841.72">
            <text:p>5 841,7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table:style-name="ce3" office:value-type="float" office:value="214878.71">
            <text:p>214 878,71</text:p>
          </table:table-cell>
          <table:table-cell table:style-name="ce3" office:value-type="float" office:value="2699.48">
            <text:p>2 699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361526.99">
            <text:p>361 526,99</text:p>
          </table:table-cell>
          <table:table-cell table:style-name="ce3" office:value-type="float" office:value="5471.05">
            <text:p>5 471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1">
            <text:p>2010-04-21</text:p>
          </table:table-cell>
          <table:table-cell table:style-name="ce3" office:value-type="float" office:value="353345.27">
            <text:p>353 345,27</text:p>
          </table:table-cell>
          <table:table-cell table:style-name="ce3" office:value-type="float" office:value="4606.25">
            <text:p>4 606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>
            <text:p>2010-04-22</text:p>
          </table:table-cell>
          <table:table-cell table:style-name="ce3" office:value-type="float" office:value="342403.09">
            <text:p>342 403,09</text:p>
          </table:table-cell>
          <table:table-cell table:style-name="ce3" office:value-type="float" office:value="6047.39">
            <text:p>6 047,3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455849.22">
            <text:p>455 849,22</text:p>
          </table:table-cell>
          <table:table-cell table:style-name="ce3" office:value-type="float" office:value="5058.81">
            <text:p>5 058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266411.42">
            <text:p>266 411,42</text:p>
          </table:table-cell>
          <table:table-cell table:style-name="ce3" office:value-type="float" office:value="7331.08">
            <text:p>7 331,0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338789.85">
            <text:p>338 789,85</text:p>
          </table:table-cell>
          <table:table-cell table:style-name="ce3" office:value-type="float" office:value="4534.73">
            <text:p>4 534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411047.48">
            <text:p>411 047,48</text:p>
          </table:table-cell>
          <table:table-cell table:style-name="ce3" office:value-type="float" office:value="9581.53">
            <text:p>9 581,5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3" office:value-type="float" office:value="227719.87">
            <text:p>227 719,87</text:p>
          </table:table-cell>
          <table:table-cell table:style-name="ce3" office:value-type="float" office:value="6030.72">
            <text:p>6 030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8">
            <text:p>2010-04-28</text:p>
          </table:table-cell>
          <table:table-cell table:style-name="ce3" office:value-type="float" office:value="293595.86">
            <text:p>293 595,86</text:p>
          </table:table-cell>
          <table:table-cell table:style-name="ce3" office:value-type="float" office:value="3203.45">
            <text:p>3 203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319593.95">
            <text:p>319 593,95</text:p>
          </table:table-cell>
          <table:table-cell table:style-name="ce3" office:value-type="float" office:value="5202.57">
            <text:p>5 202,5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315982.96">
            <text:p>315 982,96</text:p>
          </table:table-cell>
          <table:table-cell table:style-name="ce3" office:value-type="float" office:value="7572.08">
            <text:p>7 572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>
            <text:p>2010-05-01</text:p>
          </table:table-cell>
          <table:table-cell table:style-name="ce3" office:value-type="float" office:value="231380.88">
            <text:p>231 380,88</text:p>
          </table:table-cell>
          <table:table-cell table:style-name="ce3" office:value-type="float" office:value="4140.67">
            <text:p>4 140,6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2">
            <text:p>2010-05-02</text:p>
          </table:table-cell>
          <table:table-cell table:style-name="ce3" office:value-type="float" office:value="327991.43">
            <text:p>327 991,43</text:p>
          </table:table-cell>
          <table:table-cell table:style-name="ce3" office:value-type="float" office:value="4097.33">
            <text:p>4 097,3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4">
            <text:p>2010-05-04</text:p>
          </table:table-cell>
          <table:table-cell table:style-name="ce3" office:value-type="float" office:value="298339.26">
            <text:p>298 339,26</text:p>
          </table:table-cell>
          <table:table-cell table:style-name="ce3" office:value-type="float" office:value="4906.09">
            <text:p>4 906,0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365670.72">
            <text:p>365 670,72</text:p>
          </table:table-cell>
          <table:table-cell table:style-name="ce3" office:value-type="float" office:value="6224.18">
            <text:p>6 224,1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7">
            <text:p>2010-05-07</text:p>
          </table:table-cell>
          <table:table-cell table:style-name="ce3" office:value-type="float" office:value="360332.17">
            <text:p>360 332,17</text:p>
          </table:table-cell>
          <table:table-cell table:style-name="ce3" office:value-type="float" office:value="4793.56">
            <text:p>4 793,5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371149.07">
            <text:p>371 149,07</text:p>
          </table:table-cell>
          <table:table-cell table:style-name="ce3" office:value-type="float" office:value="6395.81">
            <text:p>6 395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287121.04">
            <text:p>287 121,04</text:p>
          </table:table-cell>
          <table:table-cell table:style-name="ce3" office:value-type="float" office:value="6127.21">
            <text:p>6 127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1">
            <text:p>2010-05-11</text:p>
          </table:table-cell>
          <table:table-cell table:style-name="ce3" office:value-type="float" office:value="257582.13">
            <text:p>257 582,13</text:p>
          </table:table-cell>
          <table:table-cell table:style-name="ce3" office:value-type="float" office:value="4068.59">
            <text:p>4 068,5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236823.3">
            <text:p>236 823,30</text:p>
          </table:table-cell>
          <table:table-cell table:style-name="ce3" office:value-type="float" office:value="3266.98">
            <text:p>3 266,9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381520.12">
            <text:p>381 520,12</text:p>
          </table:table-cell>
          <table:table-cell table:style-name="ce3" office:value-type="float" office:value="6567.74">
            <text:p>6 567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5">
            <text:p>2010-05-15</text:p>
          </table:table-cell>
          <table:table-cell table:style-name="ce3" office:value-type="float" office:value="326062.69">
            <text:p>326 062,69</text:p>
          </table:table-cell>
          <table:table-cell table:style-name="ce3" office:value-type="float" office:value="6217.82">
            <text:p>6 217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404736.48">
            <text:p>404 736,48</text:p>
          </table:table-cell>
          <table:table-cell table:style-name="ce3" office:value-type="float" office:value="7192.76">
            <text:p>7 192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table:style-name="ce3" office:value-type="float" office:value="403801.52">
            <text:p>403 801,52</text:p>
          </table:table-cell>
          <table:table-cell table:style-name="ce3" office:value-type="float" office:value="10872.42">
            <text:p>10 872,4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329458.57">
            <text:p>329 458,57</text:p>
          </table:table-cell>
          <table:table-cell table:style-name="ce3" office:value-type="float" office:value="4739.05">
            <text:p>4 739,0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262846.83">
            <text:p>262 846,83</text:p>
          </table:table-cell>
          <table:table-cell table:style-name="ce3" office:value-type="float" office:value="3305.83">
            <text:p>3 305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389748.17">
            <text:p>389 748,17</text:p>
          </table:table-cell>
          <table:table-cell table:style-name="ce3" office:value-type="float" office:value="25161.28">
            <text:p>25 161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1">
            <text:p>2010-05-21</text:p>
          </table:table-cell>
          <table:table-cell table:style-name="ce3" office:value-type="float" office:value="390613.03">
            <text:p>390 613,03</text:p>
          </table:table-cell>
          <table:table-cell table:style-name="ce3" office:value-type="float" office:value="4622.64">
            <text:p>4 622,6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3" office:value-type="float" office:value="118409.44">
            <text:p>118 409,44</text:p>
          </table:table-cell>
          <table:table-cell table:style-name="ce3" office:value-type="float" office:value="2784.79">
            <text:p>2 784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3" office:value-type="float" office:value="153456.28">
            <text:p>153 456,28</text:p>
          </table:table-cell>
          <table:table-cell table:style-name="ce3" office:value-type="float" office:value="2933.03">
            <text:p>2 933,0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182751.68">
            <text:p>182 751,68</text:p>
          </table:table-cell>
          <table:table-cell table:style-name="ce3" office:value-type="float" office:value="2711.05">
            <text:p>2 711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3" office:value-type="float" office:value="346426.16">
            <text:p>346 426,16</text:p>
          </table:table-cell>
          <table:table-cell table:style-name="ce3" office:value-type="float" office:value="5488.37">
            <text:p>5 488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272125.74">
            <text:p>272 125,74</text:p>
          </table:table-cell>
          <table:table-cell table:style-name="ce3" office:value-type="float" office:value="5560.4">
            <text:p>5 560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>
            <text:p>2010-05-28</text:p>
          </table:table-cell>
          <table:table-cell table:style-name="ce3" office:value-type="float" office:value="608797.54">
            <text:p>608 797,54</text:p>
          </table:table-cell>
          <table:table-cell table:style-name="ce3" office:value-type="float" office:value="21573.26">
            <text:p>21 573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9">
            <text:p>2010-05-29</text:p>
          </table:table-cell>
          <table:table-cell table:style-name="ce3" office:value-type="float" office:value="408908.61">
            <text:p>408 908,61</text:p>
          </table:table-cell>
          <table:table-cell table:style-name="ce3" office:value-type="float" office:value="8071.63">
            <text:p>8 071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table:style-name="ce3" office:value-type="float" office:value="406608.06">
            <text:p>406 608,06</text:p>
          </table:table-cell>
          <table:table-cell table:style-name="ce3" office:value-type="float" office:value="7542.35">
            <text:p>7 542,3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193761.8">
            <text:p>193 761,80</text:p>
          </table:table-cell>
          <table:table-cell table:style-name="ce3" office:value-type="float" office:value="6060.74">
            <text:p>6 060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333167.43">
            <text:p>333 167,43</text:p>
          </table:table-cell>
          <table:table-cell table:style-name="ce3" office:value-type="float" office:value="7375.86">
            <text:p>7 375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4">
            <text:p>2010-06-04</text:p>
          </table:table-cell>
          <table:table-cell table:style-name="ce3" office:value-type="float" office:value="269222.38">
            <text:p>269 222,38</text:p>
          </table:table-cell>
          <table:table-cell table:style-name="ce3" office:value-type="float" office:value="3044.81">
            <text:p>3 044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469794.13">
            <text:p>469 794,13</text:p>
          </table:table-cell>
          <table:table-cell table:style-name="ce3" office:value-type="float" office:value="10470.12">
            <text:p>10 470,1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423730.64">
            <text:p>423 730,64</text:p>
          </table:table-cell>
          <table:table-cell table:style-name="ce3" office:value-type="float" office:value="6552.2">
            <text:p>6 552,2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389279.03">
            <text:p>389 279,03</text:p>
          </table:table-cell>
          <table:table-cell table:style-name="ce3" office:value-type="float" office:value="4522.29">
            <text:p>4 522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412237.39">
            <text:p>412 237,39</text:p>
          </table:table-cell>
          <table:table-cell table:style-name="ce3" office:value-type="float" office:value="4898.84">
            <text:p>4 898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>
            <text:p>2010-06-10</text:p>
          </table:table-cell>
          <table:table-cell table:style-name="ce3" office:value-type="float" office:value="506036.47">
            <text:p>506 036,47</text:p>
          </table:table-cell>
          <table:table-cell table:style-name="ce3" office:value-type="float" office:value="12351.39">
            <text:p>12 351,3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285115.26">
            <text:p>285 115,26</text:p>
          </table:table-cell>
          <table:table-cell table:style-name="ce3" office:value-type="float" office:value="4339.65">
            <text:p>4 339,6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376751.65">
            <text:p>376 751,65</text:p>
          </table:table-cell>
          <table:table-cell table:style-name="ce3" office:value-type="float" office:value="7131.4">
            <text:p>7 131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3">
            <text:p>2010-06-13</text:p>
          </table:table-cell>
          <table:table-cell table:style-name="ce3" office:value-type="float" office:value="482857.14">
            <text:p>482 857,14</text:p>
          </table:table-cell>
          <table:table-cell table:style-name="ce3" office:value-type="float" office:value="6857.79">
            <text:p>6 857,7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table:style-name="ce3" office:value-type="float" office:value="227030.01">
            <text:p>227 030,01</text:p>
          </table:table-cell>
          <table:table-cell table:style-name="ce3" office:value-type="float" office:value="4704.31">
            <text:p>4 704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>
            <text:p>2010-06-15</text:p>
          </table:table-cell>
          <table:table-cell table:style-name="ce3" office:value-type="float" office:value="177120.97">
            <text:p>177 120,97</text:p>
          </table:table-cell>
          <table:table-cell table:style-name="ce3" office:value-type="float" office:value="3023.06">
            <text:p>3 023,0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>
            <text:p>2010-06-16</text:p>
          </table:table-cell>
          <table:table-cell table:style-name="ce3" office:value-type="float" office:value="557767.99">
            <text:p>557 767,99</text:p>
          </table:table-cell>
          <table:table-cell table:style-name="ce3" office:value-type="float" office:value="13311.89">
            <text:p>13 31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294543.59">
            <text:p>294 543,59</text:p>
          </table:table-cell>
          <table:table-cell table:style-name="ce3" office:value-type="float" office:value="4845.26">
            <text:p>4 845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8">
            <text:p>2010-06-18</text:p>
          </table:table-cell>
          <table:table-cell table:style-name="ce3" office:value-type="float" office:value="335034.78">
            <text:p>335 034,78</text:p>
          </table:table-cell>
          <table:table-cell table:style-name="ce3" office:value-type="float" office:value="8061.47">
            <text:p>8 061,4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9">
            <text:p>2010-06-19</text:p>
          </table:table-cell>
          <table:table-cell table:style-name="ce3" office:value-type="float" office:value="212020.24">
            <text:p>212 020,24</text:p>
          </table:table-cell>
          <table:table-cell table:style-name="ce3" office:value-type="float" office:value="4631.29">
            <text:p>4 631,2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373853.39">
            <text:p>373 853,39</text:p>
          </table:table-cell>
          <table:table-cell table:style-name="ce3" office:value-type="float" office:value="4868.52">
            <text:p>4 868,5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350722.6">
            <text:p>350 722,60</text:p>
          </table:table-cell>
          <table:table-cell table:style-name="ce3" office:value-type="float" office:value="4092.92">
            <text:p>4 092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203260.18">
            <text:p>203 260,18</text:p>
          </table:table-cell>
          <table:table-cell table:style-name="ce3" office:value-type="float" office:value="3884.2">
            <text:p>3 884,2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221948.13">
            <text:p>221 948,13</text:p>
          </table:table-cell>
          <table:table-cell table:style-name="ce3" office:value-type="float" office:value="2932.72">
            <text:p>2 932,7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>
            <text:p>2010-06-24</text:p>
          </table:table-cell>
          <table:table-cell table:style-name="ce3" office:value-type="float" office:value="322056.31">
            <text:p>322 056,31</text:p>
          </table:table-cell>
          <table:table-cell table:style-name="ce3" office:value-type="float" office:value="6785.85">
            <text:p>6 785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>
            <text:p>2010-06-25</text:p>
          </table:table-cell>
          <table:table-cell table:style-name="ce3" office:value-type="float" office:value="387220.57">
            <text:p>387 220,57</text:p>
          </table:table-cell>
          <table:table-cell table:style-name="ce3" office:value-type="float" office:value="6500.26">
            <text:p>6 500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6">
            <text:p>2010-06-26</text:p>
          </table:table-cell>
          <table:table-cell table:style-name="ce3" office:value-type="float" office:value="418728.15">
            <text:p>418 728,15</text:p>
          </table:table-cell>
          <table:table-cell table:style-name="ce3" office:value-type="float" office:value="7055.23">
            <text:p>7 055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7">
            <text:p>2010-06-27</text:p>
          </table:table-cell>
          <table:table-cell table:style-name="ce3" office:value-type="float" office:value="325229.96">
            <text:p>325 229,96</text:p>
          </table:table-cell>
          <table:table-cell table:style-name="ce3" office:value-type="float" office:value="10160.26">
            <text:p>10 160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>
            <text:p>2010-06-28</text:p>
          </table:table-cell>
          <table:table-cell table:style-name="ce3" office:value-type="float" office:value="219514.13">
            <text:p>219 514,13</text:p>
          </table:table-cell>
          <table:table-cell table:style-name="ce3" office:value-type="float" office:value="4921.84">
            <text:p>4 921,8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>
            <text:p>2010-06-29</text:p>
          </table:table-cell>
          <table:table-cell table:style-name="ce3" office:value-type="float" office:value="341948.37">
            <text:p>341 948,37</text:p>
          </table:table-cell>
          <table:table-cell table:style-name="ce3" office:value-type="float" office:value="5704.84">
            <text:p>5 704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>
            <text:p>2010-06-30</text:p>
          </table:table-cell>
          <table:table-cell table:style-name="ce3" office:value-type="float" office:value="318857.6">
            <text:p>318 857,60</text:p>
          </table:table-cell>
          <table:table-cell table:style-name="ce3" office:value-type="float" office:value="9386.45">
            <text:p>9 386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500435.86">
            <text:p>500 435,86</text:p>
          </table:table-cell>
          <table:table-cell table:style-name="ce3" office:value-type="float" office:value="8431.94">
            <text:p>8 431,9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294162.87">
            <text:p>294 162,87</text:p>
          </table:table-cell>
          <table:table-cell table:style-name="ce3" office:value-type="float" office:value="4371.57">
            <text:p>4 371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367780.22">
            <text:p>367 780,22</text:p>
          </table:table-cell>
          <table:table-cell table:style-name="ce3" office:value-type="float" office:value="6054">
            <text:p>6 054,0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table:style-name="ce3" office:value-type="float" office:value="488414.44">
            <text:p>488 414,44</text:p>
          </table:table-cell>
          <table:table-cell table:style-name="ce3" office:value-type="float" office:value="5769.81">
            <text:p>5 769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>
            <text:p>2010-07-06</text:p>
          </table:table-cell>
          <table:table-cell table:style-name="ce3" office:value-type="float" office:value="322596.04">
            <text:p>322 596,04</text:p>
          </table:table-cell>
          <table:table-cell table:style-name="ce3" office:value-type="float" office:value="4014.89">
            <text:p>4 014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211048.19">
            <text:p>211 048,19</text:p>
          </table:table-cell>
          <table:table-cell table:style-name="ce3" office:value-type="float" office:value="2483.21">
            <text:p>2 483,2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8">
            <text:p>2010-07-08</text:p>
          </table:table-cell>
          <table:table-cell table:style-name="ce3" office:value-type="float" office:value="398490.67">
            <text:p>398 490,67</text:p>
          </table:table-cell>
          <table:table-cell table:style-name="ce3" office:value-type="float" office:value="5513.15">
            <text:p>5 513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413891.76">
            <text:p>413 891,76</text:p>
          </table:table-cell>
          <table:table-cell table:style-name="ce3" office:value-type="float" office:value="13131.08">
            <text:p>13 131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394910.68">
            <text:p>394 910,68</text:p>
          </table:table-cell>
          <table:table-cell table:style-name="ce3" office:value-type="float" office:value="4252.75">
            <text:p>4 252,7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336197.9">
            <text:p>336 197,90</text:p>
          </table:table-cell>
          <table:table-cell table:style-name="ce3" office:value-type="float" office:value="4407.42">
            <text:p>4 407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table:style-name="ce3" office:value-type="float" office:value="375814.98">
            <text:p>375 814,98</text:p>
          </table:table-cell>
          <table:table-cell table:style-name="ce3" office:value-type="float" office:value="10734.5">
            <text:p>10 734,5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460016.01">
            <text:p>460 016,01</text:p>
          </table:table-cell>
          <table:table-cell table:style-name="ce3" office:value-type="float" office:value="8008.64">
            <text:p>8 008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244955.05">
            <text:p>244 955,05</text:p>
          </table:table-cell>
          <table:table-cell table:style-name="ce3" office:value-type="float" office:value="3028.25">
            <text:p>3 028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458070.89">
            <text:p>458 070,89</text:p>
          </table:table-cell>
          <table:table-cell table:style-name="ce3" office:value-type="float" office:value="12336.95">
            <text:p>12 336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322726.69">
            <text:p>322 726,69</text:p>
          </table:table-cell>
          <table:table-cell table:style-name="ce3" office:value-type="float" office:value="4869.88">
            <text:p>4 869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8">
            <text:p>2010-07-18</text:p>
          </table:table-cell>
          <table:table-cell table:style-name="ce3" office:value-type="float" office:value="206787.24">
            <text:p>206 787,24</text:p>
          </table:table-cell>
          <table:table-cell table:style-name="ce3" office:value-type="float" office:value="2282.92">
            <text:p>2 282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table:style-name="ce3" office:value-type="float" office:value="385855.83">
            <text:p>385 855,83</text:p>
          </table:table-cell>
          <table:table-cell table:style-name="ce3" office:value-type="float" office:value="5632.93">
            <text:p>5 632,9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1">
            <text:p>2010-07-21</text:p>
          </table:table-cell>
          <table:table-cell table:style-name="ce3" office:value-type="float" office:value="385632.13">
            <text:p>385 632,13</text:p>
          </table:table-cell>
          <table:table-cell table:style-name="ce3" office:value-type="float" office:value="5498.82">
            <text:p>5 498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>
            <text:p>2010-07-22</text:p>
          </table:table-cell>
          <table:table-cell table:style-name="ce3" office:value-type="float" office:value="366658.39">
            <text:p>366 658,39</text:p>
          </table:table-cell>
          <table:table-cell table:style-name="ce3" office:value-type="float" office:value="4833.36">
            <text:p>4 833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177954.4">
            <text:p>177 954,40</text:p>
          </table:table-cell>
          <table:table-cell table:style-name="ce3" office:value-type="float" office:value="2094.32">
            <text:p>2 094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4">
            <text:p>2010-07-24</text:p>
          </table:table-cell>
          <table:table-cell table:style-name="ce3" office:value-type="float" office:value="185942.68">
            <text:p>185 942,68</text:p>
          </table:table-cell>
          <table:table-cell table:style-name="ce3" office:value-type="float" office:value="4251.09">
            <text:p>4 251,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363449.04">
            <text:p>363 449,04</text:p>
          </table:table-cell>
          <table:table-cell table:style-name="ce3" office:value-type="float" office:value="19936.86">
            <text:p>19 936,8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table:style-name="ce3" office:value-type="float" office:value="562815.28">
            <text:p>562 815,28</text:p>
          </table:table-cell>
          <table:table-cell table:style-name="ce3" office:value-type="float" office:value="15373.27">
            <text:p>15 373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>
            <text:p>2010-07-28</text:p>
          </table:table-cell>
          <table:table-cell table:style-name="ce3" office:value-type="float" office:value="264679.07">
            <text:p>264 679,07</text:p>
          </table:table-cell>
          <table:table-cell table:style-name="ce3" office:value-type="float" office:value="3006.69">
            <text:p>3 006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9">
            <text:p>2010-07-29</text:p>
          </table:table-cell>
          <table:table-cell table:style-name="ce3" office:value-type="float" office:value="119313">
            <text:p>119 313,00</text:p>
          </table:table-cell>
          <table:table-cell table:style-name="ce3" office:value-type="float" office:value="1863.1">
            <text:p>1 863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>
            <text:p>2010-07-30</text:p>
          </table:table-cell>
          <table:table-cell table:style-name="ce3" office:value-type="float" office:value="242330.69">
            <text:p>242 330,69</text:p>
          </table:table-cell>
          <table:table-cell table:style-name="ce3" office:value-type="float" office:value="4172.36">
            <text:p>4 172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271107.93">
            <text:p>271 107,93</text:p>
          </table:table-cell>
          <table:table-cell table:style-name="ce3" office:value-type="float" office:value="7349.09">
            <text:p>7 349,0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335905.41">
            <text:p>335 905,41</text:p>
          </table:table-cell>
          <table:table-cell table:style-name="ce3" office:value-type="float" office:value="7474.53">
            <text:p>7 474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>
            <text:p>2010-08-02</text:p>
          </table:table-cell>
          <table:table-cell table:style-name="ce3" office:value-type="float" office:value="366341.19">
            <text:p>366 341,19</text:p>
          </table:table-cell>
          <table:table-cell table:style-name="ce3" office:value-type="float" office:value="6902.98">
            <text:p>6 902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>
            <text:p>2010-08-03</text:p>
          </table:table-cell>
          <table:table-cell table:style-name="ce3" office:value-type="float" office:value="296756.39">
            <text:p>296 756,39</text:p>
          </table:table-cell>
          <table:table-cell table:style-name="ce3" office:value-type="float" office:value="10022.17">
            <text:p>10 022,1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>
            <text:p>2010-08-04</text:p>
          </table:table-cell>
          <table:table-cell table:style-name="ce3" office:value-type="float" office:value="274988.32">
            <text:p>274 988,32</text:p>
          </table:table-cell>
          <table:table-cell table:style-name="ce3" office:value-type="float" office:value="4457.58">
            <text:p>4 457,5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>
            <text:p>2010-08-05</text:p>
          </table:table-cell>
          <table:table-cell table:style-name="ce3" office:value-type="float" office:value="320192.36">
            <text:p>320 192,36</text:p>
          </table:table-cell>
          <table:table-cell table:style-name="ce3" office:value-type="float" office:value="6198.07">
            <text:p>6 198,0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279681.36">
            <text:p>279 681,36</text:p>
          </table:table-cell>
          <table:table-cell table:style-name="ce3" office:value-type="float" office:value="5334.38">
            <text:p>5 334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7">
            <text:p>2010-08-07</text:p>
          </table:table-cell>
          <table:table-cell table:style-name="ce3" office:value-type="float" office:value="231981.48">
            <text:p>231 981,48</text:p>
          </table:table-cell>
          <table:table-cell table:style-name="ce3" office:value-type="float" office:value="3471.74">
            <text:p>3 471,7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135205.83">
            <text:p>135 205,83</text:p>
          </table:table-cell>
          <table:table-cell table:style-name="ce3" office:value-type="float" office:value="3788.34">
            <text:p>3 788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table:style-name="ce3" office:value-type="float" office:value="289188.67">
            <text:p>289 188,67</text:p>
          </table:table-cell>
          <table:table-cell table:style-name="ce3" office:value-type="float" office:value="6833.38">
            <text:p>6 833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>
            <text:p>2010-08-12</text:p>
          </table:table-cell>
          <table:table-cell table:style-name="ce3" office:value-type="float" office:value="430222.88">
            <text:p>430 222,88</text:p>
          </table:table-cell>
          <table:table-cell table:style-name="ce3" office:value-type="float" office:value="5553.41">
            <text:p>5 553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>
            <text:p>2010-08-13</text:p>
          </table:table-cell>
          <table:table-cell table:style-name="ce3" office:value-type="float" office:value="204520.49">
            <text:p>204 520,49</text:p>
          </table:table-cell>
          <table:table-cell table:style-name="ce3" office:value-type="float" office:value="3191.64">
            <text:p>3 191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table:style-name="ce3" office:value-type="float" office:value="345537.77">
            <text:p>345 537,77</text:p>
          </table:table-cell>
          <table:table-cell table:style-name="ce3" office:value-type="float" office:value="4927.81">
            <text:p>4 927,8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>
            <text:p>2010-08-17</text:p>
          </table:table-cell>
          <table:table-cell table:style-name="ce3" office:value-type="float" office:value="240075.44">
            <text:p>240 075,44</text:p>
          </table:table-cell>
          <table:table-cell table:style-name="ce3" office:value-type="float" office:value="4080.14">
            <text:p>4 080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294523.58">
            <text:p>294 523,58</text:p>
          </table:table-cell>
          <table:table-cell table:style-name="ce3" office:value-type="float" office:value="4832.22">
            <text:p>4 832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9">
            <text:p>2010-08-19</text:p>
          </table:table-cell>
          <table:table-cell table:style-name="ce3" office:value-type="float" office:value="285236.12">
            <text:p>285 236,12</text:p>
          </table:table-cell>
          <table:table-cell table:style-name="ce3" office:value-type="float" office:value="3722.25">
            <text:p>3 722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>
            <text:p>2010-08-20</text:p>
          </table:table-cell>
          <table:table-cell table:style-name="ce3" office:value-type="float" office:value="147088.15">
            <text:p>147 088,15</text:p>
          </table:table-cell>
          <table:table-cell table:style-name="ce3" office:value-type="float" office:value="2253.53">
            <text:p>2 253,53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368635.29">
            <text:p>368 635,29</text:p>
          </table:table-cell>
          <table:table-cell table:style-name="ce3" office:value-type="float" office:value="9695.83">
            <text:p>9 695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442348.81">
            <text:p>442 348,81</text:p>
          </table:table-cell>
          <table:table-cell table:style-name="ce3" office:value-type="float" office:value="7569.28">
            <text:p>7 569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>
            <text:p>2010-08-24</text:p>
          </table:table-cell>
          <table:table-cell table:style-name="ce3" office:value-type="float" office:value="318006.41">
            <text:p>318 006,41</text:p>
          </table:table-cell>
          <table:table-cell table:style-name="ce3" office:value-type="float" office:value="4912.05">
            <text:p>4 912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5">
            <text:p>2010-08-25</text:p>
          </table:table-cell>
          <table:table-cell table:style-name="ce3" office:value-type="float" office:value="244341.6">
            <text:p>244 341,60</text:p>
          </table:table-cell>
          <table:table-cell table:style-name="ce3" office:value-type="float" office:value="5151.63">
            <text:p>5 151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>
            <text:p>2010-08-26</text:p>
          </table:table-cell>
          <table:table-cell table:style-name="ce3" office:value-type="float" office:value="251861.2">
            <text:p>251 861,20</text:p>
          </table:table-cell>
          <table:table-cell table:style-name="ce3" office:value-type="float" office:value="10334.89">
            <text:p>10 334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246628.21">
            <text:p>246 628,21</text:p>
          </table:table-cell>
          <table:table-cell table:style-name="ce3" office:value-type="float" office:value="4772.22">
            <text:p>4 772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440133.49">
            <text:p>440 133,49</text:p>
          </table:table-cell>
          <table:table-cell table:style-name="ce3" office:value-type="float" office:value="12202.2">
            <text:p>12 202,2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9">
            <text:p>2010-08-29</text:p>
          </table:table-cell>
          <table:table-cell table:style-name="ce3" office:value-type="float" office:value="259984.63">
            <text:p>259 984,63</text:p>
          </table:table-cell>
          <table:table-cell table:style-name="ce3" office:value-type="float" office:value="3621.46">
            <text:p>3 621,4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table:style-name="ce3" office:value-type="float" office:value="278280">
            <text:p>278 280,00</text:p>
          </table:table-cell>
          <table:table-cell table:style-name="ce3" office:value-type="float" office:value="9153.95">
            <text:p>9 153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1">
            <text:p>2010-08-31</text:p>
          </table:table-cell>
          <table:table-cell table:style-name="ce3" office:value-type="float" office:value="300690.48">
            <text:p>300 690,48</text:p>
          </table:table-cell>
          <table:table-cell table:style-name="ce3" office:value-type="float" office:value="7937.97">
            <text:p>7 937,9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312148.41">
            <text:p>312 148,41</text:p>
          </table:table-cell>
          <table:table-cell table:style-name="ce3" office:value-type="float" office:value="5188.64">
            <text:p>5 188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199835.2">
            <text:p>199 835,20</text:p>
          </table:table-cell>
          <table:table-cell table:style-name="ce3" office:value-type="float" office:value="4091.63">
            <text:p>4 091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263278.53">
            <text:p>263 278,53</text:p>
          </table:table-cell>
          <table:table-cell table:style-name="ce3" office:value-type="float" office:value="5588.59">
            <text:p>5 588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4">
            <text:p>2010-09-04</text:p>
          </table:table-cell>
          <table:table-cell table:style-name="ce3" office:value-type="float" office:value="376726.28">
            <text:p>376 726,28</text:p>
          </table:table-cell>
          <table:table-cell table:style-name="ce3" office:value-type="float" office:value="6215.58">
            <text:p>6 215,5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5">
            <text:p>2010-09-05</text:p>
          </table:table-cell>
          <table:table-cell table:style-name="ce3" office:value-type="float" office:value="511973">
            <text:p>511 973,00</text:p>
          </table:table-cell>
          <table:table-cell table:style-name="ce3" office:value-type="float" office:value="5519.92">
            <text:p>5 519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table:style-name="ce3" office:value-type="float" office:value="285927.03">
            <text:p>285 927,03</text:p>
          </table:table-cell>
          <table:table-cell table:style-name="ce3" office:value-type="float" office:value="3989.49">
            <text:p>3 989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7">
            <text:p>2010-09-07</text:p>
          </table:table-cell>
          <table:table-cell table:style-name="ce3" office:value-type="float" office:value="235533.71">
            <text:p>235 533,71</text:p>
          </table:table-cell>
          <table:table-cell table:style-name="ce3" office:value-type="float" office:value="4758.26">
            <text:p>4 758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164583.71">
            <text:p>164 583,71</text:p>
          </table:table-cell>
          <table:table-cell table:style-name="ce3" office:value-type="float" office:value="2828.87">
            <text:p>2 828,8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9">
            <text:p>2010-09-09</text:p>
          </table:table-cell>
          <table:table-cell table:style-name="ce3" office:value-type="float" office:value="313353.9">
            <text:p>313 353,90</text:p>
          </table:table-cell>
          <table:table-cell table:style-name="ce3" office:value-type="float" office:value="5207.81">
            <text:p>5 207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1">
            <text:p>2010-09-11</text:p>
          </table:table-cell>
          <table:table-cell table:style-name="ce3" office:value-type="float" office:value="365908.3">
            <text:p>365 908,30</text:p>
          </table:table-cell>
          <table:table-cell table:style-name="ce3" office:value-type="float" office:value="5320.75">
            <text:p>5 320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2">
            <text:p>2010-09-12</text:p>
          </table:table-cell>
          <table:table-cell table:style-name="ce3" office:value-type="float" office:value="338710.7">
            <text:p>338 710,70</text:p>
          </table:table-cell>
          <table:table-cell table:style-name="ce3" office:value-type="float" office:value="7268.47">
            <text:p>7 268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table:style-name="ce3" office:value-type="float" office:value="141416.04">
            <text:p>141 416,04</text:p>
          </table:table-cell>
          <table:table-cell table:style-name="ce3" office:value-type="float" office:value="1944.13">
            <text:p>1 944,1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335523.44">
            <text:p>335 523,44</text:p>
          </table:table-cell>
          <table:table-cell table:style-name="ce3" office:value-type="float" office:value="6002.21">
            <text:p>6 002,2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516382.38">
            <text:p>516 382,38</text:p>
          </table:table-cell>
          <table:table-cell table:style-name="ce3" office:value-type="float" office:value="11722.64">
            <text:p>11 722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334494.46">
            <text:p>334 494,46</text:p>
          </table:table-cell>
          <table:table-cell table:style-name="ce3" office:value-type="float" office:value="4352.56">
            <text:p>4 352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>
            <text:p>2010-09-17</text:p>
          </table:table-cell>
          <table:table-cell table:style-name="ce3" office:value-type="float" office:value="447772.97">
            <text:p>447 772,97</text:p>
          </table:table-cell>
          <table:table-cell table:style-name="ce3" office:value-type="float" office:value="11026.18">
            <text:p>11 026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214758.86">
            <text:p>214 758,86</text:p>
          </table:table-cell>
          <table:table-cell table:style-name="ce3" office:value-type="float" office:value="4768.18">
            <text:p>4 768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table:style-name="ce3" office:value-type="float" office:value="285329.45">
            <text:p>285 329,45</text:p>
          </table:table-cell>
          <table:table-cell table:style-name="ce3" office:value-type="float" office:value="4188.63">
            <text:p>4 188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>
            <text:p>2010-09-21</text:p>
          </table:table-cell>
          <table:table-cell table:style-name="ce3" office:value-type="float" office:value="447837.77">
            <text:p>447 837,77</text:p>
          </table:table-cell>
          <table:table-cell table:style-name="ce3" office:value-type="float" office:value="12166.2">
            <text:p>12 166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331028">
            <text:p>331 028,00</text:p>
          </table:table-cell>
          <table:table-cell table:style-name="ce3" office:value-type="float" office:value="5302.39">
            <text:p>5 302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>
            <text:p>2010-09-24</text:p>
          </table:table-cell>
          <table:table-cell table:style-name="ce3" office:value-type="float" office:value="132056.32">
            <text:p>132 056,32</text:p>
          </table:table-cell>
          <table:table-cell table:style-name="ce3" office:value-type="float" office:value="2084.22">
            <text:p>2 084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5">
            <text:p>2010-09-25</text:p>
          </table:table-cell>
          <table:table-cell table:style-name="ce3" office:value-type="float" office:value="139436.79">
            <text:p>139 436,79</text:p>
          </table:table-cell>
          <table:table-cell table:style-name="ce3" office:value-type="float" office:value="3126.39">
            <text:p>3 126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6">
            <text:p>2010-09-26</text:p>
          </table:table-cell>
          <table:table-cell table:style-name="ce3" office:value-type="float" office:value="130915.07">
            <text:p>130 915,07</text:p>
          </table:table-cell>
          <table:table-cell table:style-name="ce3" office:value-type="float" office:value="2500.29">
            <text:p>2 500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table:style-name="ce3" office:value-type="float" office:value="265514.84">
            <text:p>265 514,84</text:p>
          </table:table-cell>
          <table:table-cell table:style-name="ce3" office:value-type="float" office:value="2900.85">
            <text:p>2 900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350341.74">
            <text:p>350 341,74</text:p>
          </table:table-cell>
          <table:table-cell table:style-name="ce3" office:value-type="float" office:value="4990.62">
            <text:p>4 990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257937.57">
            <text:p>257 937,57</text:p>
          </table:table-cell>
          <table:table-cell table:style-name="ce3" office:value-type="float" office:value="4619.23">
            <text:p>4 619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30">
            <text:p>2010-09-30</text:p>
          </table:table-cell>
          <table:table-cell table:style-name="ce3" office:value-type="float" office:value="238942.26">
            <text:p>238 942,26</text:p>
          </table:table-cell>
          <table:table-cell table:style-name="ce3" office:value-type="float" office:value="4461.21">
            <text:p>4 461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>
            <text:p>2010-10-01</text:p>
          </table:table-cell>
          <table:table-cell table:style-name="ce3" office:value-type="float" office:value="257195.63">
            <text:p>257 195,63</text:p>
          </table:table-cell>
          <table:table-cell table:style-name="ce3" office:value-type="float" office:value="3741.57">
            <text:p>3 741,5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2">
            <text:p>2010-10-02</text:p>
          </table:table-cell>
          <table:table-cell table:style-name="ce3" office:value-type="float" office:value="146874.49">
            <text:p>146 874,49</text:p>
          </table:table-cell>
          <table:table-cell table:style-name="ce3" office:value-type="float" office:value="2112.39">
            <text:p>2 112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420505.47">
            <text:p>420 505,47</text:p>
          </table:table-cell>
          <table:table-cell table:style-name="ce3" office:value-type="float" office:value="9675.69">
            <text:p>9 675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table:style-name="ce3" office:value-type="float" office:value="145218.07">
            <text:p>145 218,07</text:p>
          </table:table-cell>
          <table:table-cell table:style-name="ce3" office:value-type="float" office:value="2025.92">
            <text:p>2 025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303188.36">
            <text:p>303 188,36</text:p>
          </table:table-cell>
          <table:table-cell table:style-name="ce3" office:value-type="float" office:value="3640.15">
            <text:p>3 640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>
            <text:p>2010-10-07</text:p>
          </table:table-cell>
          <table:table-cell table:style-name="ce3" office:value-type="float" office:value="145106.57">
            <text:p>145 106,57</text:p>
          </table:table-cell>
          <table:table-cell table:style-name="ce3" office:value-type="float" office:value="2181.07">
            <text:p>2 181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110573.74">
            <text:p>110 573,74</text:p>
          </table:table-cell>
          <table:table-cell table:style-name="ce3" office:value-type="float" office:value="1968.56">
            <text:p>1 968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0">
            <text:p>2010-10-10</text:p>
          </table:table-cell>
          <table:table-cell table:style-name="ce3" office:value-type="float" office:value="326111.32">
            <text:p>326 111,32</text:p>
          </table:table-cell>
          <table:table-cell table:style-name="ce3" office:value-type="float" office:value="4779.59">
            <text:p>4 779,5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table:style-name="ce3" office:value-type="float" office:value="314018.47">
            <text:p>314 018,47</text:p>
          </table:table-cell>
          <table:table-cell table:style-name="ce3" office:value-type="float" office:value="9770.33">
            <text:p>9 770,3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2">
            <text:p>2010-10-12</text:p>
          </table:table-cell>
          <table:table-cell table:style-name="ce3" office:value-type="float" office:value="359131.04">
            <text:p>359 131,04</text:p>
          </table:table-cell>
          <table:table-cell table:style-name="ce3" office:value-type="float" office:value="5687.85">
            <text:p>5 687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>
            <text:p>2010-10-13</text:p>
          </table:table-cell>
          <table:table-cell table:style-name="ce3" office:value-type="float" office:value="286466.73">
            <text:p>286 466,73</text:p>
          </table:table-cell>
          <table:table-cell table:style-name="ce3" office:value-type="float" office:value="4634.63">
            <text:p>4 634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245418.21">
            <text:p>245 418,21</text:p>
          </table:table-cell>
          <table:table-cell table:style-name="ce3" office:value-type="float" office:value="2882.53">
            <text:p>2 882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215129.68">
            <text:p>215 129,68</text:p>
          </table:table-cell>
          <table:table-cell table:style-name="ce3" office:value-type="float" office:value="5937.89">
            <text:p>5 937,8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7">
            <text:p>2010-10-17</text:p>
          </table:table-cell>
          <table:table-cell table:style-name="ce3" office:value-type="float" office:value="334739.65">
            <text:p>334 739,65</text:p>
          </table:table-cell>
          <table:table-cell table:style-name="ce3" office:value-type="float" office:value="6604.97">
            <text:p>6 604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table:style-name="ce3" office:value-type="float" office:value="413109.34">
            <text:p>413 109,34</text:p>
          </table:table-cell>
          <table:table-cell table:style-name="ce3" office:value-type="float" office:value="5904.09">
            <text:p>5 904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>
            <text:p>2010-10-19</text:p>
          </table:table-cell>
          <table:table-cell table:style-name="ce3" office:value-type="float" office:value="381018.91">
            <text:p>381 018,91</text:p>
          </table:table-cell>
          <table:table-cell table:style-name="ce3" office:value-type="float" office:value="7568.91">
            <text:p>7 568,9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>
            <text:p>2010-10-20</text:p>
          </table:table-cell>
          <table:table-cell table:style-name="ce3" office:value-type="float" office:value="206308.02">
            <text:p>206 308,02</text:p>
          </table:table-cell>
          <table:table-cell table:style-name="ce3" office:value-type="float" office:value="3472.03">
            <text:p>3 472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1">
            <text:p>2010-10-21</text:p>
          </table:table-cell>
          <table:table-cell table:style-name="ce3" office:value-type="float" office:value="324118.85">
            <text:p>324 118,85</text:p>
          </table:table-cell>
          <table:table-cell table:style-name="ce3" office:value-type="float" office:value="5661.46">
            <text:p>5 661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384513.62">
            <text:p>384 513,62</text:p>
          </table:table-cell>
          <table:table-cell table:style-name="ce3" office:value-type="float" office:value="21711.67">
            <text:p>21 711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239468.08">
            <text:p>239 468,08</text:p>
          </table:table-cell>
          <table:table-cell table:style-name="ce3" office:value-type="float" office:value="7265.42">
            <text:p>7 265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221832.98">
            <text:p>221 832,98</text:p>
          </table:table-cell>
          <table:table-cell table:style-name="ce3" office:value-type="float" office:value="2197.89">
            <text:p>2 197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432201.94">
            <text:p>432 201,94</text:p>
          </table:table-cell>
          <table:table-cell table:style-name="ce3" office:value-type="float" office:value="11763.8">
            <text:p>11 763,8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391634.41">
            <text:p>391 634,41</text:p>
          </table:table-cell>
          <table:table-cell table:style-name="ce3" office:value-type="float" office:value="4134.22">
            <text:p>4 134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9">
            <text:p>2010-10-29</text:p>
          </table:table-cell>
          <table:table-cell table:style-name="ce3" office:value-type="float" office:value="156025.21">
            <text:p>156 025,21</text:p>
          </table:table-cell>
          <table:table-cell table:style-name="ce3" office:value-type="float" office:value="2852.38">
            <text:p>2 852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400437.69">
            <text:p>400 437,69</text:p>
          </table:table-cell>
          <table:table-cell table:style-name="ce3" office:value-type="float" office:value="8552.71">
            <text:p>8 552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424200.26">
            <text:p>424 200,26</text:p>
          </table:table-cell>
          <table:table-cell table:style-name="ce3" office:value-type="float" office:value="7723.97">
            <text:p>7 723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table:style-name="ce3" office:value-type="float" office:value="216840.85">
            <text:p>216 840,85</text:p>
          </table:table-cell>
          <table:table-cell table:style-name="ce3" office:value-type="float" office:value="9502.23">
            <text:p>9 502,2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2">
            <text:p>2010-11-02</text:p>
          </table:table-cell>
          <table:table-cell table:style-name="ce3" office:value-type="float" office:value="359210">
            <text:p>359 210,00</text:p>
          </table:table-cell>
          <table:table-cell table:style-name="ce3" office:value-type="float" office:value="4735.17">
            <text:p>4 735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>
            <text:p>2010-11-04</text:p>
          </table:table-cell>
          <table:table-cell table:style-name="ce3" office:value-type="float" office:value="150515.03">
            <text:p>150 515,03</text:p>
          </table:table-cell>
          <table:table-cell table:style-name="ce3" office:value-type="float" office:value="2193.78">
            <text:p>2 193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>
            <text:p>2010-11-05</text:p>
          </table:table-cell>
          <table:table-cell table:style-name="ce3" office:value-type="float" office:value="191790.72">
            <text:p>191 790,72</text:p>
          </table:table-cell>
          <table:table-cell table:style-name="ce3" office:value-type="float" office:value="5583.43">
            <text:p>5 583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6">
            <text:p>2010-11-06</text:p>
          </table:table-cell>
          <table:table-cell table:style-name="ce3" office:value-type="float" office:value="238771.63">
            <text:p>238 771,63</text:p>
          </table:table-cell>
          <table:table-cell table:style-name="ce3" office:value-type="float" office:value="4493.26">
            <text:p>4 493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278192">
            <text:p>278 192,00</text:p>
          </table:table-cell>
          <table:table-cell table:style-name="ce3" office:value-type="float" office:value="4363.8">
            <text:p>4 36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352210.17">
            <text:p>352 210,17</text:p>
          </table:table-cell>
          <table:table-cell table:style-name="ce3" office:value-type="float" office:value="15273.64">
            <text:p>15 273,6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368486.63">
            <text:p>368 486,63</text:p>
          </table:table-cell>
          <table:table-cell table:style-name="ce3" office:value-type="float" office:value="14553.18">
            <text:p>14 553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>
            <text:p>2010-11-11</text:p>
          </table:table-cell>
          <table:table-cell table:style-name="ce3" office:value-type="float" office:value="270448.06">
            <text:p>270 448,06</text:p>
          </table:table-cell>
          <table:table-cell table:style-name="ce3" office:value-type="float" office:value="3874.06">
            <text:p>3 874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>
            <text:p>2010-11-12</text:p>
          </table:table-cell>
          <table:table-cell table:style-name="ce3" office:value-type="float" office:value="541117.53">
            <text:p>541 117,53</text:p>
          </table:table-cell>
          <table:table-cell table:style-name="ce3" office:value-type="float" office:value="10587.31">
            <text:p>10 587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404928.49">
            <text:p>404 928,49</text:p>
          </table:table-cell>
          <table:table-cell table:style-name="ce3" office:value-type="float" office:value="6915.94">
            <text:p>6 915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4">
            <text:p>2010-11-14</text:p>
          </table:table-cell>
          <table:table-cell table:style-name="ce3" office:value-type="float" office:value="316532.85">
            <text:p>316 532,85</text:p>
          </table:table-cell>
          <table:table-cell table:style-name="ce3" office:value-type="float" office:value="4353.96">
            <text:p>4 353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5">
            <text:p>2010-11-15</text:p>
          </table:table-cell>
          <table:table-cell table:style-name="ce3" office:value-type="float" office:value="355952.29">
            <text:p>355 952,29</text:p>
          </table:table-cell>
          <table:table-cell table:style-name="ce3" office:value-type="float" office:value="8878.83">
            <text:p>8 878,8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>
            <text:p>2010-11-16</text:p>
          </table:table-cell>
          <table:table-cell table:style-name="ce3" office:value-type="float" office:value="378628.54">
            <text:p>378 628,54</text:p>
          </table:table-cell>
          <table:table-cell table:style-name="ce3" office:value-type="float" office:value="6976.76">
            <text:p>6 976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232996.02">
            <text:p>232 996,02</text:p>
          </table:table-cell>
          <table:table-cell table:style-name="ce3" office:value-type="float" office:value="3211.97">
            <text:p>3 211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>
            <text:p>2010-11-18</text:p>
          </table:table-cell>
          <table:table-cell table:style-name="ce3" office:value-type="float" office:value="335532.13">
            <text:p>335 532,13</text:p>
          </table:table-cell>
          <table:table-cell table:style-name="ce3" office:value-type="float" office:value="8918.98">
            <text:p>8 918,9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>
            <text:p>2010-11-19</text:p>
          </table:table-cell>
          <table:table-cell table:style-name="ce3" office:value-type="float" office:value="169289.85">
            <text:p>169 289,85</text:p>
          </table:table-cell>
          <table:table-cell table:style-name="ce3" office:value-type="float" office:value="2505.4">
            <text:p>2 505,4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0">
            <text:p>2010-11-20</text:p>
          </table:table-cell>
          <table:table-cell table:style-name="ce3" office:value-type="float" office:value="299735">
            <text:p>299 735,00</text:p>
          </table:table-cell>
          <table:table-cell table:style-name="ce3" office:value-type="float" office:value="7753.1">
            <text:p>7 753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1">
            <text:p>2010-11-21</text:p>
          </table:table-cell>
          <table:table-cell table:style-name="ce3" office:value-type="float" office:value="274185.09">
            <text:p>274 185,09</text:p>
          </table:table-cell>
          <table:table-cell table:style-name="ce3" office:value-type="float" office:value="12057.39">
            <text:p>12 057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362429.21">
            <text:p>362 429,21</text:p>
          </table:table-cell>
          <table:table-cell table:style-name="ce3" office:value-type="float" office:value="5789.6">
            <text:p>5 789,6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147263.07">
            <text:p>147 263,07</text:p>
          </table:table-cell>
          <table:table-cell table:style-name="ce3" office:value-type="float" office:value="2501.5">
            <text:p>2 501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108844.36">
            <text:p>108 844,36</text:p>
          </table:table-cell>
          <table:table-cell table:style-name="ce3" office:value-type="float" office:value="1710.85">
            <text:p>1 710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375450.84">
            <text:p>375 450,84</text:p>
          </table:table-cell>
          <table:table-cell table:style-name="ce3" office:value-type="float" office:value="5372.79">
            <text:p>5 372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>
            <text:p>2010-11-26</text:p>
          </table:table-cell>
          <table:table-cell table:style-name="ce3" office:value-type="float" office:value="566086.35">
            <text:p>566 086,35</text:p>
          </table:table-cell>
          <table:table-cell table:style-name="ce3" office:value-type="float" office:value="10766.19">
            <text:p>10 766,1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411558.76">
            <text:p>411 558,76</text:p>
          </table:table-cell>
          <table:table-cell table:style-name="ce3" office:value-type="float" office:value="8461.32">
            <text:p>8 461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236789.73">
            <text:p>236 789,73</text:p>
          </table:table-cell>
          <table:table-cell table:style-name="ce3" office:value-type="float" office:value="8114.8">
            <text:p>8 114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>
            <text:p>2010-11-30</text:p>
          </table:table-cell>
          <table:table-cell table:style-name="ce3" office:value-type="float" office:value="161946.73">
            <text:p>161 946,73</text:p>
          </table:table-cell>
          <table:table-cell table:style-name="ce3" office:value-type="float" office:value="2432.73">
            <text:p>2 432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147235.76">
            <text:p>147 235,76</text:p>
          </table:table-cell>
          <table:table-cell table:style-name="ce3" office:value-type="float" office:value="2002.94">
            <text:p>2 002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>
            <text:p>2010-12-02</text:p>
          </table:table-cell>
          <table:table-cell table:style-name="ce3" office:value-type="float" office:value="244916.71">
            <text:p>244 916,71</text:p>
          </table:table-cell>
          <table:table-cell table:style-name="ce3" office:value-type="float" office:value="4589.89">
            <text:p>4 589,8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>
            <text:p>2010-12-03</text:p>
          </table:table-cell>
          <table:table-cell table:style-name="ce3" office:value-type="float" office:value="301089.12">
            <text:p>301 089,12</text:p>
          </table:table-cell>
          <table:table-cell table:style-name="ce3" office:value-type="float" office:value="7984.33">
            <text:p>7 984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4">
            <text:p>2010-12-04</text:p>
          </table:table-cell>
          <table:table-cell table:style-name="ce3" office:value-type="float" office:value="194096.08">
            <text:p>194 096,08</text:p>
          </table:table-cell>
          <table:table-cell table:style-name="ce3" office:value-type="float" office:value="3015.79">
            <text:p>3 015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187610.24">
            <text:p>187 610,24</text:p>
          </table:table-cell>
          <table:table-cell table:style-name="ce3" office:value-type="float" office:value="3099.46">
            <text:p>3 099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196930.91">
            <text:p>196 930,91</text:p>
          </table:table-cell>
          <table:table-cell table:style-name="ce3" office:value-type="float" office:value="7234.79">
            <text:p>7 234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442271.6">
            <text:p>442 271,60</text:p>
          </table:table-cell>
          <table:table-cell table:style-name="ce3" office:value-type="float" office:value="5798.76">
            <text:p>5 798,7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257519.08">
            <text:p>257 519,08</text:p>
          </table:table-cell>
          <table:table-cell table:style-name="ce3" office:value-type="float" office:value="6659.4">
            <text:p>6 659,4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395413.14">
            <text:p>395 413,14</text:p>
          </table:table-cell>
          <table:table-cell table:style-name="ce3" office:value-type="float" office:value="6283.38">
            <text:p>6 283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259607.9">
            <text:p>259 607,90</text:p>
          </table:table-cell>
          <table:table-cell table:style-name="ce3" office:value-type="float" office:value="5513.02">
            <text:p>5 513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2">
            <text:p>2010-12-12</text:p>
          </table:table-cell>
          <table:table-cell table:style-name="ce3" office:value-type="float" office:value="304245.32">
            <text:p>304 245,32</text:p>
          </table:table-cell>
          <table:table-cell table:style-name="ce3" office:value-type="float" office:value="4395.97">
            <text:p>4 395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table:style-name="ce3" office:value-type="float" office:value="304850.85">
            <text:p>304 850,85</text:p>
          </table:table-cell>
          <table:table-cell table:style-name="ce3" office:value-type="float" office:value="6235.44">
            <text:p>6 235,4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>
            <text:p>2010-12-14</text:p>
          </table:table-cell>
          <table:table-cell table:style-name="ce3" office:value-type="float" office:value="378220.39">
            <text:p>378 220,39</text:p>
          </table:table-cell>
          <table:table-cell table:style-name="ce3" office:value-type="float" office:value="7853.41">
            <text:p>7 853,4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325904.95">
            <text:p>325 904,95</text:p>
          </table:table-cell>
          <table:table-cell table:style-name="ce3" office:value-type="float" office:value="4308.06">
            <text:p>4 308,0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290504.82">
            <text:p>290 504,82</text:p>
          </table:table-cell>
          <table:table-cell table:style-name="ce3" office:value-type="float" office:value="11652.82">
            <text:p>11 652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408568.02">
            <text:p>408 568,02</text:p>
          </table:table-cell>
          <table:table-cell table:style-name="ce3" office:value-type="float" office:value="4881.34">
            <text:p>4 881,3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289962.57">
            <text:p>289 962,57</text:p>
          </table:table-cell>
          <table:table-cell table:style-name="ce3" office:value-type="float" office:value="4131.7">
            <text:p>4 131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382867.91">
            <text:p>382 867,91</text:p>
          </table:table-cell>
          <table:table-cell table:style-name="ce3" office:value-type="float" office:value="7574.04">
            <text:p>7 574,0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table:style-name="ce3" office:value-type="float" office:value="373473.63">
            <text:p>373 473,63</text:p>
          </table:table-cell>
          <table:table-cell table:style-name="ce3" office:value-type="float" office:value="4336.16">
            <text:p>4 336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>
            <text:p>2010-12-21</text:p>
          </table:table-cell>
          <table:table-cell table:style-name="ce3" office:value-type="float" office:value="404096.42">
            <text:p>404 096,42</text:p>
          </table:table-cell>
          <table:table-cell table:style-name="ce3" office:value-type="float" office:value="6881.75">
            <text:p>6 881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2">
            <text:p>2010-12-22</text:p>
          </table:table-cell>
          <table:table-cell table:style-name="ce3" office:value-type="float" office:value="384401.52">
            <text:p>384 401,52</text:p>
          </table:table-cell>
          <table:table-cell table:style-name="ce3" office:value-type="float" office:value="12095.71">
            <text:p>12 095,7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>
            <text:p>2010-12-23</text:p>
          </table:table-cell>
          <table:table-cell table:style-name="ce3" office:value-type="float" office:value="600727.52">
            <text:p>600 727,52</text:p>
          </table:table-cell>
          <table:table-cell table:style-name="ce3" office:value-type="float" office:value="7421.89">
            <text:p>7 42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355755.79">
            <text:p>355 755,79</text:p>
          </table:table-cell>
          <table:table-cell table:style-name="ce3" office:value-type="float" office:value="7902.17">
            <text:p>7 902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337418.37">
            <text:p>337 418,37</text:p>
          </table:table-cell>
          <table:table-cell table:style-name="ce3" office:value-type="float" office:value="6299.82">
            <text:p>6 299,8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6">
            <text:p>2010-12-26</text:p>
          </table:table-cell>
          <table:table-cell table:style-name="ce3" office:value-type="float" office:value="436021.97">
            <text:p>436 021,97</text:p>
          </table:table-cell>
          <table:table-cell table:style-name="ce3" office:value-type="float" office:value="8479.62">
            <text:p>8 479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504116.71">
            <text:p>504 116,71</text:p>
          </table:table-cell>
          <table:table-cell table:style-name="ce3" office:value-type="float" office:value="9976.58">
            <text:p>9 976,5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>
            <text:p>2010-12-28</text:p>
          </table:table-cell>
          <table:table-cell table:style-name="ce3" office:value-type="float" office:value="263125.6">
            <text:p>263 125,60</text:p>
          </table:table-cell>
          <table:table-cell table:style-name="ce3" office:value-type="float" office:value="3873.48">
            <text:p>3 873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434142.78">
            <text:p>434 142,78</text:p>
          </table:table-cell>
          <table:table-cell table:style-name="ce3" office:value-type="float" office:value="6263.78">
            <text:p>6 263,7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268657.7">
            <text:p>268 657,70</text:p>
          </table:table-cell>
          <table:table-cell table:style-name="ce3" office:value-type="float" office:value="7137.56">
            <text:p>7 13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382008.87">
            <text:p>382 008,87</text:p>
          </table:table-cell>
          <table:table-cell table:style-name="ce3" office:value-type="float" office:value="11963.95">
            <text:p>11 963,9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table:style-name="ce3" office:value-type="float" office:value="339195.35">
            <text:p>339 195,35</text:p>
          </table:table-cell>
          <table:table-cell table:style-name="ce3" office:value-type="float" office:value="6019.44">
            <text:p>6 019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>
            <text:p>2011-01-04</text:p>
          </table:table-cell>
          <table:table-cell table:style-name="ce3" office:value-type="float" office:value="494515.34">
            <text:p>494 515,34</text:p>
          </table:table-cell>
          <table:table-cell table:style-name="ce3" office:value-type="float" office:value="9184.91">
            <text:p>9 184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332481.59">
            <text:p>332 481,59</text:p>
          </table:table-cell>
          <table:table-cell table:style-name="ce3" office:value-type="float" office:value="15712.74">
            <text:p>15 712,7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340277.22">
            <text:p>340 277,22</text:p>
          </table:table-cell>
          <table:table-cell table:style-name="ce3" office:value-type="float" office:value="9733.33">
            <text:p>9 733,3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8">
            <text:p>2011-01-08</text:p>
          </table:table-cell>
          <table:table-cell table:style-name="ce3" office:value-type="float" office:value="317378.08">
            <text:p>317 378,08</text:p>
          </table:table-cell>
          <table:table-cell table:style-name="ce3" office:value-type="float" office:value="6926.63">
            <text:p>6 926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9">
            <text:p>2011-01-09</text:p>
          </table:table-cell>
          <table:table-cell table:style-name="ce3" office:value-type="float" office:value="423131.14">
            <text:p>423 131,14</text:p>
          </table:table-cell>
          <table:table-cell table:style-name="ce3" office:value-type="float" office:value="8395.46">
            <text:p>8 395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216583.97">
            <text:p>216 583,97</text:p>
          </table:table-cell>
          <table:table-cell table:style-name="ce3" office:value-type="float" office:value="2634.2">
            <text:p>2 634,2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1">
            <text:p>2011-01-11</text:p>
          </table:table-cell>
          <table:table-cell table:style-name="ce3" office:value-type="float" office:value="228650.48">
            <text:p>228 650,48</text:p>
          </table:table-cell>
          <table:table-cell table:style-name="ce3" office:value-type="float" office:value="3516.08">
            <text:p>3 516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576088.64">
            <text:p>576 088,64</text:p>
          </table:table-cell>
          <table:table-cell table:style-name="ce3" office:value-type="float" office:value="10560.74">
            <text:p>10 560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404713.65">
            <text:p>404 713,65</text:p>
          </table:table-cell>
          <table:table-cell table:style-name="ce3" office:value-type="float" office:value="11653.14">
            <text:p>11 653,1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112002.61">
            <text:p>112 002,61</text:p>
          </table:table-cell>
          <table:table-cell table:style-name="ce3" office:value-type="float" office:value="2899.37">
            <text:p>2 899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207833.84">
            <text:p>207 833,84</text:p>
          </table:table-cell>
          <table:table-cell table:style-name="ce3" office:value-type="float" office:value="2557.64">
            <text:p>2 55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432035.09">
            <text:p>432 035,09</text:p>
          </table:table-cell>
          <table:table-cell table:style-name="ce3" office:value-type="float" office:value="5907.77">
            <text:p>5 907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226680.27">
            <text:p>226 680,27</text:p>
          </table:table-cell>
          <table:table-cell table:style-name="ce3" office:value-type="float" office:value="3918.41">
            <text:p>3 918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>
            <text:p>2011-01-18</text:p>
          </table:table-cell>
          <table:table-cell table:style-name="ce3" office:value-type="float" office:value="318957.28">
            <text:p>318 957,28</text:p>
          </table:table-cell>
          <table:table-cell table:style-name="ce3" office:value-type="float" office:value="5812.96">
            <text:p>5 812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377216.61">
            <text:p>377 216,61</text:p>
          </table:table-cell>
          <table:table-cell table:style-name="ce3" office:value-type="float" office:value="3961.53">
            <text:p>3 961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>
            <text:p>2011-01-20</text:p>
          </table:table-cell>
          <table:table-cell table:style-name="ce3" office:value-type="float" office:value="277355.17">
            <text:p>277 355,17</text:p>
          </table:table-cell>
          <table:table-cell table:style-name="ce3" office:value-type="float" office:value="7475.88">
            <text:p>7 475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368378.14">
            <text:p>368 378,14</text:p>
          </table:table-cell>
          <table:table-cell table:style-name="ce3" office:value-type="float" office:value="6220.5">
            <text:p>6 220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373718.4">
            <text:p>373 718,40</text:p>
          </table:table-cell>
          <table:table-cell table:style-name="ce3" office:value-type="float" office:value="7692.84">
            <text:p>7 692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3">
            <text:p>2011-01-23</text:p>
          </table:table-cell>
          <table:table-cell table:style-name="ce3" office:value-type="float" office:value="296893.07">
            <text:p>296 893,07</text:p>
          </table:table-cell>
          <table:table-cell table:style-name="ce3" office:value-type="float" office:value="5831.72">
            <text:p>5 831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table:style-name="ce3" office:value-type="float" office:value="334295.79">
            <text:p>334 295,79</text:p>
          </table:table-cell>
          <table:table-cell table:style-name="ce3" office:value-type="float" office:value="7925.46">
            <text:p>7 925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478841.3">
            <text:p>478 841,30</text:p>
          </table:table-cell>
          <table:table-cell table:style-name="ce3" office:value-type="float" office:value="10593.83">
            <text:p>10 593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237703.01">
            <text:p>237 703,01</text:p>
          </table:table-cell>
          <table:table-cell table:style-name="ce3" office:value-type="float" office:value="5249.62">
            <text:p>5 249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>
            <text:p>2011-01-27</text:p>
          </table:table-cell>
          <table:table-cell table:style-name="ce3" office:value-type="float" office:value="524071.12">
            <text:p>524 071,12</text:p>
          </table:table-cell>
          <table:table-cell table:style-name="ce3" office:value-type="float" office:value="5528.76">
            <text:p>5 528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126523.81">
            <text:p>126 523,81</text:p>
          </table:table-cell>
          <table:table-cell table:style-name="ce3" office:value-type="float" office:value="1599.95">
            <text:p>1 599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373165.14">
            <text:p>373 165,14</text:p>
          </table:table-cell>
          <table:table-cell table:style-name="ce3" office:value-type="float" office:value="5758.72">
            <text:p>5 758,7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0">
            <text:p>2011-01-30</text:p>
          </table:table-cell>
          <table:table-cell table:style-name="ce3" office:value-type="float" office:value="484329.14">
            <text:p>484 329,14</text:p>
          </table:table-cell>
          <table:table-cell table:style-name="ce3" office:value-type="float" office:value="16021.47">
            <text:p>16 021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table:style-name="ce3" office:value-type="float" office:value="435881.75">
            <text:p>435 881,75</text:p>
          </table:table-cell>
          <table:table-cell table:style-name="ce3" office:value-type="float" office:value="8523.3">
            <text:p>8 523,3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322447.83">
            <text:p>322 447,83</text:p>
          </table:table-cell>
          <table:table-cell table:style-name="ce3" office:value-type="float" office:value="5941.55">
            <text:p>5 941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4">
            <text:p>2011-02-04</text:p>
          </table:table-cell>
          <table:table-cell table:style-name="ce3" office:value-type="float" office:value="278498.04">
            <text:p>278 498,04</text:p>
          </table:table-cell>
          <table:table-cell table:style-name="ce3" office:value-type="float" office:value="5665.14">
            <text:p>5 665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390294.35">
            <text:p>390 294,35</text:p>
          </table:table-cell>
          <table:table-cell table:style-name="ce3" office:value-type="float" office:value="4957.38">
            <text:p>4 957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207577.22">
            <text:p>207 577,22</text:p>
          </table:table-cell>
          <table:table-cell table:style-name="ce3" office:value-type="float" office:value="3670.68">
            <text:p>3 670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405173.8">
            <text:p>405 173,80</text:p>
          </table:table-cell>
          <table:table-cell table:style-name="ce3" office:value-type="float" office:value="6881.35">
            <text:p>6 881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>
            <text:p>2011-02-08</text:p>
          </table:table-cell>
          <table:table-cell table:style-name="ce3" office:value-type="float" office:value="333815.81">
            <text:p>333 815,81</text:p>
          </table:table-cell>
          <table:table-cell table:style-name="ce3" office:value-type="float" office:value="10363.73">
            <text:p>10 363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399906.12">
            <text:p>399 906,12</text:p>
          </table:table-cell>
          <table:table-cell table:style-name="ce3" office:value-type="float" office:value="6451.14">
            <text:p>6 451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271452.54">
            <text:p>271 452,54</text:p>
          </table:table-cell>
          <table:table-cell table:style-name="ce3" office:value-type="float" office:value="4096.16">
            <text:p>4 096,1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448303.99">
            <text:p>448 303,99</text:p>
          </table:table-cell>
          <table:table-cell table:style-name="ce3" office:value-type="float" office:value="9318.31">
            <text:p>9 318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3">
            <text:p>2011-02-13</text:p>
          </table:table-cell>
          <table:table-cell table:style-name="ce3" office:value-type="float" office:value="303534.51">
            <text:p>303 534,51</text:p>
          </table:table-cell>
          <table:table-cell table:style-name="ce3" office:value-type="float" office:value="4911.56">
            <text:p>4 911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table:style-name="ce3" office:value-type="float" office:value="263536.11">
            <text:p>263 536,11</text:p>
          </table:table-cell>
          <table:table-cell table:style-name="ce3" office:value-type="float" office:value="4644.63">
            <text:p>4 644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329099.95">
            <text:p>329 099,95</text:p>
          </table:table-cell>
          <table:table-cell table:style-name="ce3" office:value-type="float" office:value="7077.42">
            <text:p>7 077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299436.52">
            <text:p>299 436,52</text:p>
          </table:table-cell>
          <table:table-cell table:style-name="ce3" office:value-type="float" office:value="3896.38">
            <text:p>3 896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313755.77">
            <text:p>313 755,77</text:p>
          </table:table-cell>
          <table:table-cell table:style-name="ce3" office:value-type="float" office:value="8320.23">
            <text:p>8 320,2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>
            <text:p>2011-02-18</text:p>
          </table:table-cell>
          <table:table-cell table:style-name="ce3" office:value-type="float" office:value="260152.87">
            <text:p>260 152,87</text:p>
          </table:table-cell>
          <table:table-cell table:style-name="ce3" office:value-type="float" office:value="3138.91">
            <text:p>3 138,9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9">
            <text:p>2011-02-19</text:p>
          </table:table-cell>
          <table:table-cell table:style-name="ce3" office:value-type="float" office:value="324552.88">
            <text:p>324 552,88</text:p>
          </table:table-cell>
          <table:table-cell table:style-name="ce3" office:value-type="float" office:value="4409.09">
            <text:p>4 409,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0">
            <text:p>2011-02-20</text:p>
          </table:table-cell>
          <table:table-cell table:style-name="ce3" office:value-type="float" office:value="149015.12">
            <text:p>149 015,12</text:p>
          </table:table-cell>
          <table:table-cell table:style-name="ce3" office:value-type="float" office:value="1877.95">
            <text:p>1 877,9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96119.74">
            <text:p>96 119,74</text:p>
          </table:table-cell>
          <table:table-cell table:style-name="ce3" office:value-type="float" office:value="1439.13">
            <text:p>1 439,13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2">
            <text:p>2011-02-22</text:p>
          </table:table-cell>
          <table:table-cell table:style-name="ce3" office:value-type="float" office:value="367824.46">
            <text:p>367 824,46</text:p>
          </table:table-cell>
          <table:table-cell table:style-name="ce3" office:value-type="float" office:value="4519.84">
            <text:p>4 519,8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3">
            <text:p>2011-02-23</text:p>
          </table:table-cell>
          <table:table-cell table:style-name="ce3" office:value-type="float" office:value="301340.49">
            <text:p>301 340,49</text:p>
          </table:table-cell>
          <table:table-cell table:style-name="ce3" office:value-type="float" office:value="6456.84">
            <text:p>6 456,8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335597.1">
            <text:p>335 597,10</text:p>
          </table:table-cell>
          <table:table-cell table:style-name="ce3" office:value-type="float" office:value="4119.27">
            <text:p>4 119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>
            <text:p>2011-02-25</text:p>
          </table:table-cell>
          <table:table-cell table:style-name="ce3" office:value-type="float" office:value="210693.65">
            <text:p>210 693,65</text:p>
          </table:table-cell>
          <table:table-cell table:style-name="ce3" office:value-type="float" office:value="3883.75">
            <text:p>3 883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187127.29">
            <text:p>187 127,29</text:p>
          </table:table-cell>
          <table:table-cell table:style-name="ce3" office:value-type="float" office:value="3940.35">
            <text:p>3 940,3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282415.33">
            <text:p>282 415,33</text:p>
          </table:table-cell>
          <table:table-cell table:style-name="ce3" office:value-type="float" office:value="3281.61">
            <text:p>3 281,6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334145.55">
            <text:p>334 145,55</text:p>
          </table:table-cell>
          <table:table-cell table:style-name="ce3" office:value-type="float" office:value="7794.39">
            <text:p>7 794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>
            <text:p>2011-03-01</text:p>
          </table:table-cell>
          <table:table-cell table:style-name="ce3" office:value-type="float" office:value="282747.6">
            <text:p>282 747,60</text:p>
          </table:table-cell>
          <table:table-cell table:style-name="ce3" office:value-type="float" office:value="8197.96">
            <text:p>8 197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267092.43">
            <text:p>267 092,43</text:p>
          </table:table-cell>
          <table:table-cell table:style-name="ce3" office:value-type="float" office:value="5625.37">
            <text:p>5 625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>
            <text:p>2011-03-03</text:p>
          </table:table-cell>
          <table:table-cell table:style-name="ce3" office:value-type="float" office:value="172141.74">
            <text:p>172 141,74</text:p>
          </table:table-cell>
          <table:table-cell table:style-name="ce3" office:value-type="float" office:value="7874.74">
            <text:p>7 874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>
            <text:p>2011-03-04</text:p>
          </table:table-cell>
          <table:table-cell table:style-name="ce3" office:value-type="float" office:value="305418.57">
            <text:p>305 418,57</text:p>
          </table:table-cell>
          <table:table-cell table:style-name="ce3" office:value-type="float" office:value="4085.32">
            <text:p>4 085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6">
            <text:p>2011-03-06</text:p>
          </table:table-cell>
          <table:table-cell table:style-name="ce3" office:value-type="float" office:value="344113.34">
            <text:p>344 113,34</text:p>
          </table:table-cell>
          <table:table-cell table:style-name="ce3" office:value-type="float" office:value="4046.96">
            <text:p>4 046,9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table:style-name="ce3" office:value-type="float" office:value="325852.22">
            <text:p>325 852,22</text:p>
          </table:table-cell>
          <table:table-cell table:style-name="ce3" office:value-type="float" office:value="5723.73">
            <text:p>5 723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8">
            <text:p>2011-03-08</text:p>
          </table:table-cell>
          <table:table-cell table:style-name="ce3" office:value-type="float" office:value="331595.78">
            <text:p>331 595,78</text:p>
          </table:table-cell>
          <table:table-cell table:style-name="ce3" office:value-type="float" office:value="5782.97">
            <text:p>5 782,9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>
            <text:p>2011-03-09</text:p>
          </table:table-cell>
          <table:table-cell table:style-name="ce3" office:value-type="float" office:value="164619.82">
            <text:p>164 619,82</text:p>
          </table:table-cell>
          <table:table-cell table:style-name="ce3" office:value-type="float" office:value="2174.06">
            <text:p>2 174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453025.44">
            <text:p>453 025,44</text:p>
          </table:table-cell>
          <table:table-cell table:style-name="ce3" office:value-type="float" office:value="6174.53">
            <text:p>6 174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384788.04">
            <text:p>384 788,04</text:p>
          </table:table-cell>
          <table:table-cell table:style-name="ce3" office:value-type="float" office:value="7966.63">
            <text:p>7 966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376717.99">
            <text:p>376 717,99</text:p>
          </table:table-cell>
          <table:table-cell table:style-name="ce3" office:value-type="float" office:value="6332.46">
            <text:p>6 332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348874.04">
            <text:p>348 874,04</text:p>
          </table:table-cell>
          <table:table-cell table:style-name="ce3" office:value-type="float" office:value="7460.95">
            <text:p>7 460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333479.19">
            <text:p>333 479,19</text:p>
          </table:table-cell>
          <table:table-cell table:style-name="ce3" office:value-type="float" office:value="7698.04">
            <text:p>7 698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481932.34">
            <text:p>481 932,34</text:p>
          </table:table-cell>
          <table:table-cell table:style-name="ce3" office:value-type="float" office:value="12746.16">
            <text:p>12 746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286779.56">
            <text:p>286 779,56</text:p>
          </table:table-cell>
          <table:table-cell table:style-name="ce3" office:value-type="float" office:value="8504.73">
            <text:p>8 504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>
            <text:p>2011-03-18</text:p>
          </table:table-cell>
          <table:table-cell table:style-name="ce3" office:value-type="float" office:value="173837.37">
            <text:p>173 837,37</text:p>
          </table:table-cell>
          <table:table-cell table:style-name="ce3" office:value-type="float" office:value="4065.42">
            <text:p>4 065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250153.97">
            <text:p>250 153,97</text:p>
          </table:table-cell>
          <table:table-cell table:style-name="ce3" office:value-type="float" office:value="6253.85">
            <text:p>6 253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0">
            <text:p>2011-03-20</text:p>
          </table:table-cell>
          <table:table-cell table:style-name="ce3" office:value-type="float" office:value="292569.29">
            <text:p>292 569,29</text:p>
          </table:table-cell>
          <table:table-cell table:style-name="ce3" office:value-type="float" office:value="19517.63">
            <text:p>19 517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table:style-name="ce3" office:value-type="float" office:value="330439.84">
            <text:p>330 439,84</text:p>
          </table:table-cell>
          <table:table-cell table:style-name="ce3" office:value-type="float" office:value="5874.49">
            <text:p>5 874,4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296526.55">
            <text:p>296 526,55</text:p>
          </table:table-cell>
          <table:table-cell table:style-name="ce3" office:value-type="float" office:value="4127.6">
            <text:p>4 127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368521.48">
            <text:p>368 521,48</text:p>
          </table:table-cell>
          <table:table-cell table:style-name="ce3" office:value-type="float" office:value="6330.9">
            <text:p>6 330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6">
            <text:p>2011-03-26</text:p>
          </table:table-cell>
          <table:table-cell table:style-name="ce3" office:value-type="float" office:value="289913.91">
            <text:p>289 913,91</text:p>
          </table:table-cell>
          <table:table-cell table:style-name="ce3" office:value-type="float" office:value="5346.01">
            <text:p>5 346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7">
            <text:p>2011-03-27</text:p>
          </table:table-cell>
          <table:table-cell table:style-name="ce3" office:value-type="float" office:value="340932.11">
            <text:p>340 932,11</text:p>
          </table:table-cell>
          <table:table-cell table:style-name="ce3" office:value-type="float" office:value="7862.83">
            <text:p>7 862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>
            <text:p>2011-03-29</text:p>
          </table:table-cell>
          <table:table-cell table:style-name="ce3" office:value-type="float" office:value="236232.05">
            <text:p>236 232,05</text:p>
          </table:table-cell>
          <table:table-cell table:style-name="ce3" office:value-type="float" office:value="5567.57">
            <text:p>5 567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385970.91">
            <text:p>385 970,91</text:p>
          </table:table-cell>
          <table:table-cell table:style-name="ce3" office:value-type="float" office:value="10381.14">
            <text:p>10 381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329680.68">
            <text:p>329 680,68</text:p>
          </table:table-cell>
          <table:table-cell table:style-name="ce3" office:value-type="float" office:value="6884.12">
            <text:p>6 884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225580.23">
            <text:p>225 580,23</text:p>
          </table:table-cell>
          <table:table-cell table:style-name="ce3" office:value-type="float" office:value="3457.7">
            <text:p>3 457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314284.86">
            <text:p>314 284,86</text:p>
          </table:table-cell>
          <table:table-cell table:style-name="ce3" office:value-type="float" office:value="8441.71">
            <text:p>8 441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151512.11">
            <text:p>151 512,11</text:p>
          </table:table-cell>
          <table:table-cell table:style-name="ce3" office:value-type="float" office:value="3923.15">
            <text:p>3 923,1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table:style-name="ce3" office:value-type="float" office:value="201224.64">
            <text:p>201 224,64</text:p>
          </table:table-cell>
          <table:table-cell table:style-name="ce3" office:value-type="float" office:value="3389.9">
            <text:p>3 389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312506.56">
            <text:p>312 506,56</text:p>
          </table:table-cell>
          <table:table-cell table:style-name="ce3" office:value-type="float" office:value="3266.16">
            <text:p>3 266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9">
            <text:p>2011-04-09</text:p>
          </table:table-cell>
          <table:table-cell table:style-name="ce3" office:value-type="float" office:value="169804.28">
            <text:p>169 804,28</text:p>
          </table:table-cell>
          <table:table-cell table:style-name="ce3" office:value-type="float" office:value="2016.68">
            <text:p>2 016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185739.6">
            <text:p>185 739,60</text:p>
          </table:table-cell>
          <table:table-cell table:style-name="ce3" office:value-type="float" office:value="2942.64">
            <text:p>2 942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469818.62">
            <text:p>469 818,62</text:p>
          </table:table-cell>
          <table:table-cell table:style-name="ce3" office:value-type="float" office:value="8262.73">
            <text:p>8 262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>
            <text:p>2011-04-12</text:p>
          </table:table-cell>
          <table:table-cell table:style-name="ce3" office:value-type="float" office:value="270920.03">
            <text:p>270 920,03</text:p>
          </table:table-cell>
          <table:table-cell table:style-name="ce3" office:value-type="float" office:value="3991.16">
            <text:p>3 991,1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169274.08">
            <text:p>169 274,08</text:p>
          </table:table-cell>
          <table:table-cell table:style-name="ce3" office:value-type="float" office:value="2476.58">
            <text:p>2 476,5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>
            <text:p>2011-04-14</text:p>
          </table:table-cell>
          <table:table-cell table:style-name="ce3" office:value-type="float" office:value="273622.54">
            <text:p>273 622,54</text:p>
          </table:table-cell>
          <table:table-cell table:style-name="ce3" office:value-type="float" office:value="7327.87">
            <text:p>7 327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262737.97">
            <text:p>262 737,97</text:p>
          </table:table-cell>
          <table:table-cell table:style-name="ce3" office:value-type="float" office:value="3906.3">
            <text:p>3 906,3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6">
            <text:p>2011-04-16</text:p>
          </table:table-cell>
          <table:table-cell table:style-name="ce3" office:value-type="float" office:value="329432.31">
            <text:p>329 432,31</text:p>
          </table:table-cell>
          <table:table-cell table:style-name="ce3" office:value-type="float" office:value="8100.13">
            <text:p>8 100,1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7">
            <text:p>2011-04-17</text:p>
          </table:table-cell>
          <table:table-cell table:style-name="ce3" office:value-type="float" office:value="109989.57">
            <text:p>109 989,57</text:p>
          </table:table-cell>
          <table:table-cell table:style-name="ce3" office:value-type="float" office:value="1525.09">
            <text:p>1 525,0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478599.16">
            <text:p>478 599,16</text:p>
          </table:table-cell>
          <table:table-cell table:style-name="ce3" office:value-type="float" office:value="10497.9">
            <text:p>10 497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>
            <text:p>2011-04-19</text:p>
          </table:table-cell>
          <table:table-cell table:style-name="ce3" office:value-type="float" office:value="204055.44">
            <text:p>204 055,44</text:p>
          </table:table-cell>
          <table:table-cell table:style-name="ce3" office:value-type="float" office:value="2980.22">
            <text:p>2 980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380263.11">
            <text:p>380 263,11</text:p>
          </table:table-cell>
          <table:table-cell table:style-name="ce3" office:value-type="float" office:value="5013.36">
            <text:p>5 013,3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277058.35">
            <text:p>277 058,35</text:p>
          </table:table-cell>
          <table:table-cell table:style-name="ce3" office:value-type="float" office:value="4785.94">
            <text:p>4 785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2">
            <text:p>2011-04-22</text:p>
          </table:table-cell>
          <table:table-cell table:style-name="ce3" office:value-type="float" office:value="243949.83">
            <text:p>243 949,83</text:p>
          </table:table-cell>
          <table:table-cell table:style-name="ce3" office:value-type="float" office:value="2454.96">
            <text:p>2 454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344358.7">
            <text:p>344 358,70</text:p>
          </table:table-cell>
          <table:table-cell table:style-name="ce3" office:value-type="float" office:value="4305.56">
            <text:p>4 305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4">
            <text:p>2011-04-24</text:p>
          </table:table-cell>
          <table:table-cell table:style-name="ce3" office:value-type="float" office:value="311490.44">
            <text:p>311 490,44</text:p>
          </table:table-cell>
          <table:table-cell table:style-name="ce3" office:value-type="float" office:value="4670.72">
            <text:p>4 670,7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table:style-name="ce3" office:value-type="float" office:value="347558.51">
            <text:p>347 558,51</text:p>
          </table:table-cell>
          <table:table-cell table:style-name="ce3" office:value-type="float" office:value="6149.3">
            <text:p>6 149,3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333249.99">
            <text:p>333 249,99</text:p>
          </table:table-cell>
          <table:table-cell table:style-name="ce3" office:value-type="float" office:value="8455.98">
            <text:p>8 455,9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244682.19">
            <text:p>244 682,19</text:p>
          </table:table-cell>
          <table:table-cell table:style-name="ce3" office:value-type="float" office:value="5272.19">
            <text:p>5 272,1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397476.97">
            <text:p>397 476,97</text:p>
          </table:table-cell>
          <table:table-cell table:style-name="ce3" office:value-type="float" office:value="9050.02">
            <text:p>9 050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394470.35">
            <text:p>394 470,35</text:p>
          </table:table-cell>
          <table:table-cell table:style-name="ce3" office:value-type="float" office:value="7437.22">
            <text:p>7 437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30">
            <text:p>2011-04-30</text:p>
          </table:table-cell>
          <table:table-cell table:style-name="ce3" office:value-type="float" office:value="257669.98">
            <text:p>257 669,98</text:p>
          </table:table-cell>
          <table:table-cell table:style-name="ce3" office:value-type="float" office:value="3942.92">
            <text:p>3 942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169134.19">
            <text:p>169 134,19</text:p>
          </table:table-cell>
          <table:table-cell table:style-name="ce3" office:value-type="float" office:value="4264.6">
            <text:p>4 264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>
            <text:p>2011-05-03</text:p>
          </table:table-cell>
          <table:table-cell table:style-name="ce3" office:value-type="float" office:value="332784.18">
            <text:p>332 784,18</text:p>
          </table:table-cell>
          <table:table-cell table:style-name="ce3" office:value-type="float" office:value="6816.55">
            <text:p>6 816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>
            <text:p>2011-05-04</text:p>
          </table:table-cell>
          <table:table-cell table:style-name="ce3" office:value-type="float" office:value="339294.72">
            <text:p>339 294,72</text:p>
          </table:table-cell>
          <table:table-cell table:style-name="ce3" office:value-type="float" office:value="5382.21">
            <text:p>5 382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224573.49">
            <text:p>224 573,49</text:p>
          </table:table-cell>
          <table:table-cell table:style-name="ce3" office:value-type="float" office:value="3528.81">
            <text:p>3 528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279367.79">
            <text:p>279 367,79</text:p>
          </table:table-cell>
          <table:table-cell table:style-name="ce3" office:value-type="float" office:value="4056.45">
            <text:p>4 056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7">
            <text:p>2011-05-07</text:p>
          </table:table-cell>
          <table:table-cell table:style-name="ce3" office:value-type="float" office:value="287447.43">
            <text:p>287 447,43</text:p>
          </table:table-cell>
          <table:table-cell table:style-name="ce3" office:value-type="float" office:value="6880.02">
            <text:p>6 880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table:style-name="ce3" office:value-type="float" office:value="311846.77">
            <text:p>311 846,77</text:p>
          </table:table-cell>
          <table:table-cell table:style-name="ce3" office:value-type="float" office:value="4989.55">
            <text:p>4 989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106886.24">
            <text:p>106 886,24</text:p>
          </table:table-cell>
          <table:table-cell table:style-name="ce3" office:value-type="float" office:value="2548.55">
            <text:p>2 548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1">
            <text:p>2011-05-11</text:p>
          </table:table-cell>
          <table:table-cell table:style-name="ce3" office:value-type="float" office:value="302211.1">
            <text:p>302 211,10</text:p>
          </table:table-cell>
          <table:table-cell table:style-name="ce3" office:value-type="float" office:value="3407.5">
            <text:p>3 407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2">
            <text:p>2011-05-12</text:p>
          </table:table-cell>
          <table:table-cell table:style-name="ce3" office:value-type="float" office:value="198790.9">
            <text:p>198 790,90</text:p>
          </table:table-cell>
          <table:table-cell table:style-name="ce3" office:value-type="float" office:value="4628.43">
            <text:p>4 628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451578.08">
            <text:p>451 578,08</text:p>
          </table:table-cell>
          <table:table-cell table:style-name="ce3" office:value-type="float" office:value="6875.43">
            <text:p>6 875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215859.82">
            <text:p>215 859,82</text:p>
          </table:table-cell>
          <table:table-cell table:style-name="ce3" office:value-type="float" office:value="3530.01">
            <text:p>3 530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453541.93">
            <text:p>453 541,93</text:p>
          </table:table-cell>
          <table:table-cell table:style-name="ce3" office:value-type="float" office:value="6209.5">
            <text:p>6 209,5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354247.15">
            <text:p>354 247,15</text:p>
          </table:table-cell>
          <table:table-cell table:style-name="ce3" office:value-type="float" office:value="9799.37">
            <text:p>9 799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7">
            <text:p>2011-05-17</text:p>
          </table:table-cell>
          <table:table-cell table:style-name="ce3" office:value-type="float" office:value="160422.51">
            <text:p>160 422,51</text:p>
          </table:table-cell>
          <table:table-cell table:style-name="ce3" office:value-type="float" office:value="1789.23">
            <text:p>1 789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175236.45">
            <text:p>175 236,45</text:p>
          </table:table-cell>
          <table:table-cell table:style-name="ce3" office:value-type="float" office:value="3295.78">
            <text:p>3 295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9">
            <text:p>2011-05-19</text:p>
          </table:table-cell>
          <table:table-cell table:style-name="ce3" office:value-type="float" office:value="276659.57">
            <text:p>276 659,57</text:p>
          </table:table-cell>
          <table:table-cell table:style-name="ce3" office:value-type="float" office:value="3830.79">
            <text:p>3 830,79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>
            <text:p>2011-05-20</text:p>
          </table:table-cell>
          <table:table-cell table:style-name="ce3" office:value-type="float" office:value="400179.71">
            <text:p>400 179,71</text:p>
          </table:table-cell>
          <table:table-cell table:style-name="ce3" office:value-type="float" office:value="9863.93">
            <text:p>9 863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1">
            <text:p>2011-05-21</text:p>
          </table:table-cell>
          <table:table-cell table:style-name="ce3" office:value-type="float" office:value="186374.32">
            <text:p>186 374,32</text:p>
          </table:table-cell>
          <table:table-cell table:style-name="ce3" office:value-type="float" office:value="5992.74">
            <text:p>5 992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244703.23">
            <text:p>244 703,23</text:p>
          </table:table-cell>
          <table:table-cell table:style-name="ce3" office:value-type="float" office:value="3252.73">
            <text:p>3 252,7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433212.07">
            <text:p>433 212,07</text:p>
          </table:table-cell>
          <table:table-cell table:style-name="ce3" office:value-type="float" office:value="8917.5">
            <text:p>8 917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296343.61">
            <text:p>296 343,61</text:p>
          </table:table-cell>
          <table:table-cell table:style-name="ce3" office:value-type="float" office:value="6961.33">
            <text:p>6 961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>
            <text:p>2011-05-26</text:p>
          </table:table-cell>
          <table:table-cell table:style-name="ce3" office:value-type="float" office:value="192192.47">
            <text:p>192 192,47</text:p>
          </table:table-cell>
          <table:table-cell table:style-name="ce3" office:value-type="float" office:value="2911.57">
            <text:p>2 91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179917.01">
            <text:p>179 917,01</text:p>
          </table:table-cell>
          <table:table-cell table:style-name="ce3" office:value-type="float" office:value="2580.2">
            <text:p>2 580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263528.88">
            <text:p>263 528,88</text:p>
          </table:table-cell>
          <table:table-cell table:style-name="ce3" office:value-type="float" office:value="4394.35">
            <text:p>4 394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228806.75">
            <text:p>228 806,75</text:p>
          </table:table-cell>
          <table:table-cell table:style-name="ce3" office:value-type="float" office:value="5076.7">
            <text:p>5 076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1">
            <text:p>2011-05-31</text:p>
          </table:table-cell>
          <table:table-cell table:style-name="ce3" office:value-type="float" office:value="402592.91">
            <text:p>402 592,91</text:p>
          </table:table-cell>
          <table:table-cell table:style-name="ce3" office:value-type="float" office:value="5499.9">
            <text:p>5 499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>
            <text:p>2011-06-01</text:p>
          </table:table-cell>
          <table:table-cell table:style-name="ce3" office:value-type="float" office:value="337171.45">
            <text:p>337 171,45</text:p>
          </table:table-cell>
          <table:table-cell table:style-name="ce3" office:value-type="float" office:value="4270.16">
            <text:p>4 270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314097.54">
            <text:p>314 097,54</text:p>
          </table:table-cell>
          <table:table-cell table:style-name="ce3" office:value-type="float" office:value="8577.21">
            <text:p>8 577,2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461508.13">
            <text:p>461 508,13</text:p>
          </table:table-cell>
          <table:table-cell table:style-name="ce3" office:value-type="float" office:value="10780.38">
            <text:p>10 780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368903.55">
            <text:p>368 903,55</text:p>
          </table:table-cell>
          <table:table-cell table:style-name="ce3" office:value-type="float" office:value="6595.81">
            <text:p>6 595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250589.88">
            <text:p>250 589,88</text:p>
          </table:table-cell>
          <table:table-cell table:style-name="ce3" office:value-type="float" office:value="4883.84">
            <text:p>4 883,8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370186.07">
            <text:p>370 186,07</text:p>
          </table:table-cell>
          <table:table-cell table:style-name="ce3" office:value-type="float" office:value="10416.04">
            <text:p>10 416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418091.32">
            <text:p>418 091,32</text:p>
          </table:table-cell>
          <table:table-cell table:style-name="ce3" office:value-type="float" office:value="5194.97">
            <text:p>5 194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326296.08">
            <text:p>326 296,08</text:p>
          </table:table-cell>
          <table:table-cell table:style-name="ce3" office:value-type="float" office:value="10754.65">
            <text:p>10 754,6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410909.77">
            <text:p>410 909,77</text:p>
          </table:table-cell>
          <table:table-cell table:style-name="ce3" office:value-type="float" office:value="8905.72">
            <text:p>8 905,7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204146.17">
            <text:p>204 146,17</text:p>
          </table:table-cell>
          <table:table-cell table:style-name="ce3" office:value-type="float" office:value="5925.87">
            <text:p>5 925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3">
            <text:p>2011-07-23</text:p>
          </table:table-cell>
          <table:table-cell table:style-name="ce3" office:value-type="float" office:value="337889.37">
            <text:p>337 889,37</text:p>
          </table:table-cell>
          <table:table-cell table:style-name="ce3" office:value-type="float" office:value="9874.03">
            <text:p>9 874,0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298852.8">
            <text:p>298 852,80</text:p>
          </table:table-cell>
          <table:table-cell table:style-name="ce3" office:value-type="float" office:value="4514.39">
            <text:p>4 514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286450.85">
            <text:p>286 450,85</text:p>
          </table:table-cell>
          <table:table-cell table:style-name="ce3" office:value-type="float" office:value="4609.02">
            <text:p>4 609,0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93516.65">
            <text:p>93 516,65</text:p>
          </table:table-cell>
          <table:table-cell table:style-name="ce3" office:value-type="float" office:value="2374.12">
            <text:p>2 374,1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227024.06">
            <text:p>227 024,06</text:p>
          </table:table-cell>
          <table:table-cell table:style-name="ce3" office:value-type="float" office:value="2571.35">
            <text:p>2 571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485607.16">
            <text:p>485 607,16</text:p>
          </table:table-cell>
          <table:table-cell table:style-name="ce3" office:value-type="float" office:value="6534.88">
            <text:p>6 534,8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199330.7">
            <text:p>199 330,70</text:p>
          </table:table-cell>
          <table:table-cell table:style-name="ce3" office:value-type="float" office:value="3727.9">
            <text:p>3 727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364753.82">
            <text:p>364 753,82</text:p>
          </table:table-cell>
          <table:table-cell table:style-name="ce3" office:value-type="float" office:value="7257.34">
            <text:p>7 257,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418859">
            <text:p>418 859,00</text:p>
          </table:table-cell>
          <table:table-cell table:style-name="ce3" office:value-type="float" office:value="6668.67">
            <text:p>6 668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427686.32">
            <text:p>427 686,32</text:p>
          </table:table-cell>
          <table:table-cell table:style-name="ce3" office:value-type="float" office:value="9663.04">
            <text:p>9 663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>
            <text:p>2011-08-02</text:p>
          </table:table-cell>
          <table:table-cell table:style-name="ce3" office:value-type="float" office:value="241597.5">
            <text:p>241 597,50</text:p>
          </table:table-cell>
          <table:table-cell table:style-name="ce3" office:value-type="float" office:value="7438.35">
            <text:p>7 438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>
            <text:p>2011-08-03</text:p>
          </table:table-cell>
          <table:table-cell table:style-name="ce3" office:value-type="float" office:value="262770.82">
            <text:p>262 770,82</text:p>
          </table:table-cell>
          <table:table-cell table:style-name="ce3" office:value-type="float" office:value="3716.7">
            <text:p>3 716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>
            <text:p>2011-08-05</text:p>
          </table:table-cell>
          <table:table-cell table:style-name="ce3" office:value-type="float" office:value="250277.93">
            <text:p>250 277,93</text:p>
          </table:table-cell>
          <table:table-cell table:style-name="ce3" office:value-type="float" office:value="3958.21">
            <text:p>3 958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311152.92">
            <text:p>311 152,92</text:p>
          </table:table-cell>
          <table:table-cell table:style-name="ce3" office:value-type="float" office:value="11148.44">
            <text:p>11 148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7">
            <text:p>2011-08-07</text:p>
          </table:table-cell>
          <table:table-cell table:style-name="ce3" office:value-type="float" office:value="140532.69">
            <text:p>140 532,69</text:p>
          </table:table-cell>
          <table:table-cell table:style-name="ce3" office:value-type="float" office:value="4167.64">
            <text:p>4 16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table:style-name="ce3" office:value-type="float" office:value="345805.18">
            <text:p>345 805,18</text:p>
          </table:table-cell>
          <table:table-cell table:style-name="ce3" office:value-type="float" office:value="4636.08">
            <text:p>4 636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>
            <text:p>2011-08-09</text:p>
          </table:table-cell>
          <table:table-cell table:style-name="ce3" office:value-type="float" office:value="376069.29">
            <text:p>376 069,29</text:p>
          </table:table-cell>
          <table:table-cell table:style-name="ce3" office:value-type="float" office:value="3928.03">
            <text:p>3 928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1">
            <text:p>2011-08-11</text:p>
          </table:table-cell>
          <table:table-cell table:style-name="ce3" office:value-type="float" office:value="437430.69">
            <text:p>437 430,69</text:p>
          </table:table-cell>
          <table:table-cell table:style-name="ce3" office:value-type="float" office:value="8987.69">
            <text:p>8 987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439655.73">
            <text:p>439 655,73</text:p>
          </table:table-cell>
          <table:table-cell table:style-name="ce3" office:value-type="float" office:value="5689.13">
            <text:p>5 689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92783.22">
            <text:p>392 783,22</text:p>
          </table:table-cell>
          <table:table-cell table:style-name="ce3" office:value-type="float" office:value="4167.9">
            <text:p>4 167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143528.89">
            <text:p>143 528,89</text:p>
          </table:table-cell>
          <table:table-cell table:style-name="ce3" office:value-type="float" office:value="1768.9">
            <text:p>1 768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355742.69">
            <text:p>355 742,69</text:p>
          </table:table-cell>
          <table:table-cell table:style-name="ce3" office:value-type="float" office:value="8638.72">
            <text:p>8 638,7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286999.86">
            <text:p>286 999,86</text:p>
          </table:table-cell>
          <table:table-cell table:style-name="ce3" office:value-type="float" office:value="2695.85">
            <text:p>2 695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17550.76">
            <text:p>517 550,76</text:p>
          </table:table-cell>
          <table:table-cell table:style-name="ce3" office:value-type="float" office:value="9828.16">
            <text:p>9 828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263838.64">
            <text:p>263 838,64</text:p>
          </table:table-cell>
          <table:table-cell table:style-name="ce3" office:value-type="float" office:value="7553.35">
            <text:p>7 553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405685.59">
            <text:p>405 685,59</text:p>
          </table:table-cell>
          <table:table-cell table:style-name="ce3" office:value-type="float" office:value="4988.76">
            <text:p>4 988,76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194771.03">
            <text:p>194 771,03</text:p>
          </table:table-cell>
          <table:table-cell table:style-name="ce3" office:value-type="float" office:value="4831.83">
            <text:p>4 831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233645.55">
            <text:p>233 645,55</text:p>
          </table:table-cell>
          <table:table-cell table:style-name="ce3" office:value-type="float" office:value="5801.98">
            <text:p>5 801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197400.65">
            <text:p>197 400,65</text:p>
          </table:table-cell>
          <table:table-cell table:style-name="ce3" office:value-type="float" office:value="3272.01">
            <text:p>3 272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38737.97">
            <text:p>438 737,97</text:p>
          </table:table-cell>
          <table:table-cell table:style-name="ce3" office:value-type="float" office:value="6866.01">
            <text:p>6 866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257856.87">
            <text:p>257 856,87</text:p>
          </table:table-cell>
          <table:table-cell table:style-name="ce3" office:value-type="float" office:value="3071.92">
            <text:p>3 071,9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98305.01">
            <text:p>398 305,01</text:p>
          </table:table-cell>
          <table:table-cell table:style-name="ce3" office:value-type="float" office:value="7333.92">
            <text:p>7 333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2">
            <text:p>2010-01-02</text:p>
          </table:table-cell>
          <table:table-cell table:style-name="ce3" office:value-type="float" office:value="276508.77">
            <text:p>276 508,77</text:p>
          </table:table-cell>
          <table:table-cell table:style-name="ce3" office:value-type="float" office:value="3275.39">
            <text:p>3 275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352032.44">
            <text:p>352 032,44</text:p>
          </table:table-cell>
          <table:table-cell table:style-name="ce3" office:value-type="float" office:value="4162.12">
            <text:p>4 162,1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322672.56">
            <text:p>322 672,56</text:p>
          </table:table-cell>
          <table:table-cell table:style-name="ce3" office:value-type="float" office:value="5828.62">
            <text:p>5 828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>
            <text:p>2010-01-05</text:p>
          </table:table-cell>
          <table:table-cell table:style-name="ce3" office:value-type="float" office:value="393748.95">
            <text:p>393 748,95</text:p>
          </table:table-cell>
          <table:table-cell table:style-name="ce3" office:value-type="float" office:value="7453.13">
            <text:p>7 453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>
            <text:p>2010-01-07</text:p>
          </table:table-cell>
          <table:table-cell table:style-name="ce3" office:value-type="float" office:value="411220.31">
            <text:p>411 220,31</text:p>
          </table:table-cell>
          <table:table-cell table:style-name="ce3" office:value-type="float" office:value="10012.67">
            <text:p>10 012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>
            <text:p>2010-01-08</text:p>
          </table:table-cell>
          <table:table-cell table:style-name="ce3" office:value-type="float" office:value="287484.3">
            <text:p>287 484,30</text:p>
          </table:table-cell>
          <table:table-cell table:style-name="ce3" office:value-type="float" office:value="6285.18">
            <text:p>6 285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312373.2">
            <text:p>312 373,20</text:p>
          </table:table-cell>
          <table:table-cell table:style-name="ce3" office:value-type="float" office:value="4648.41">
            <text:p>4 648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235682.75">
            <text:p>235 682,75</text:p>
          </table:table-cell>
          <table:table-cell table:style-name="ce3" office:value-type="float" office:value="5083.75">
            <text:p>5 083,7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282183.63">
            <text:p>282 183,63</text:p>
          </table:table-cell>
          <table:table-cell table:style-name="ce3" office:value-type="float" office:value="2764.88">
            <text:p>2 764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367076.38">
            <text:p>367 076,38</text:p>
          </table:table-cell>
          <table:table-cell table:style-name="ce3" office:value-type="float" office:value="12347">
            <text:p>12 347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175650.29">
            <text:p>175 650,29</text:p>
          </table:table-cell>
          <table:table-cell table:style-name="ce3" office:value-type="float" office:value="2243.59">
            <text:p>2 243,5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350843.72">
            <text:p>350 843,72</text:p>
          </table:table-cell>
          <table:table-cell table:style-name="ce3" office:value-type="float" office:value="4387.19">
            <text:p>4 387,1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6">
            <text:p>2010-01-16</text:p>
          </table:table-cell>
          <table:table-cell table:style-name="ce3" office:value-type="float" office:value="365134.2">
            <text:p>365 134,20</text:p>
          </table:table-cell>
          <table:table-cell table:style-name="ce3" office:value-type="float" office:value="9087.46">
            <text:p>9 087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332714.6">
            <text:p>332 714,60</text:p>
          </table:table-cell>
          <table:table-cell table:style-name="ce3" office:value-type="float" office:value="5288.74">
            <text:p>5 288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132458.59">
            <text:p>132 458,59</text:p>
          </table:table-cell>
          <table:table-cell table:style-name="ce3" office:value-type="float" office:value="3782.37">
            <text:p>3 782,3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0">
            <text:p>2010-01-20</text:p>
          </table:table-cell>
          <table:table-cell table:style-name="ce3" office:value-type="float" office:value="275264.73">
            <text:p>275 264,73</text:p>
          </table:table-cell>
          <table:table-cell table:style-name="ce3" office:value-type="float" office:value="5553.05">
            <text:p>5 553,0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>
            <text:p>2010-01-21</text:p>
          </table:table-cell>
          <table:table-cell table:style-name="ce3" office:value-type="float" office:value="231482.96">
            <text:p>231 482,96</text:p>
          </table:table-cell>
          <table:table-cell table:style-name="ce3" office:value-type="float" office:value="9318.96">
            <text:p>9 318,9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389644.34">
            <text:p>389 644,34</text:p>
          </table:table-cell>
          <table:table-cell table:style-name="ce3" office:value-type="float" office:value="7340.7">
            <text:p>7 340,70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4">
            <text:p>2010-01-24</text:p>
          </table:table-cell>
          <table:table-cell table:style-name="ce3" office:value-type="float" office:value="368253.98">
            <text:p>368 253,98</text:p>
          </table:table-cell>
          <table:table-cell table:style-name="ce3" office:value-type="float" office:value="5594.01">
            <text:p>5 594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414387.83">
            <text:p>414 387,83</text:p>
          </table:table-cell>
          <table:table-cell table:style-name="ce3" office:value-type="float" office:value="9184.13">
            <text:p>9 184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6">
            <text:p>2010-01-26</text:p>
          </table:table-cell>
          <table:table-cell table:style-name="ce3" office:value-type="float" office:value="335626.19">
            <text:p>335 626,19</text:p>
          </table:table-cell>
          <table:table-cell table:style-name="ce3" office:value-type="float" office:value="9051.41">
            <text:p>9 051,4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>
            <text:p>2010-01-27</text:p>
          </table:table-cell>
          <table:table-cell table:style-name="ce3" office:value-type="float" office:value="350756.71">
            <text:p>350 756,71</text:p>
          </table:table-cell>
          <table:table-cell table:style-name="ce3" office:value-type="float" office:value="7717.42">
            <text:p>7 717,42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317773.29">
            <text:p>317 773,29</text:p>
          </table:table-cell>
          <table:table-cell table:style-name="ce3" office:value-type="float" office:value="2887.01">
            <text:p>2 887,0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>
            <text:p>2010-01-29</text:p>
          </table:table-cell>
          <table:table-cell table:style-name="ce3" office:value-type="float" office:value="463135.69">
            <text:p>463 135,69</text:p>
          </table:table-cell>
          <table:table-cell table:style-name="ce3" office:value-type="float" office:value="15646.48">
            <text:p>15 646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243356.14">
            <text:p>243 356,14</text:p>
          </table:table-cell>
          <table:table-cell table:style-name="ce3" office:value-type="float" office:value="3080.46">
            <text:p>3 080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304419.65">
            <text:p>304 419,65</text:p>
          </table:table-cell>
          <table:table-cell table:style-name="ce3" office:value-type="float" office:value="7135.95">
            <text:p>7 135,9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175795.15">
            <text:p>175 795,15</text:p>
          </table:table-cell>
          <table:table-cell table:style-name="ce3" office:value-type="float" office:value="3934.54">
            <text:p>3 934,5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>
            <text:p>2010-02-03</text:p>
          </table:table-cell>
          <table:table-cell table:style-name="ce3" office:value-type="float" office:value="207815.93">
            <text:p>207 815,93</text:p>
          </table:table-cell>
          <table:table-cell table:style-name="ce3" office:value-type="float" office:value="6742.89">
            <text:p>6 742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353481.3">
            <text:p>353 481,30</text:p>
          </table:table-cell>
          <table:table-cell table:style-name="ce3" office:value-type="float" office:value="5219.75">
            <text:p>5 219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238656.22">
            <text:p>238 656,22</text:p>
          </table:table-cell>
          <table:table-cell table:style-name="ce3" office:value-type="float" office:value="4643.12">
            <text:p>4 643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231641.58">
            <text:p>231 641,58</text:p>
          </table:table-cell>
          <table:table-cell table:style-name="ce3" office:value-type="float" office:value="3312.48">
            <text:p>3 312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200170.59">
            <text:p>200 170,59</text:p>
          </table:table-cell>
          <table:table-cell table:style-name="ce3" office:value-type="float" office:value="2544.76">
            <text:p>2 544,7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137593.58">
            <text:p>137 593,58</text:p>
          </table:table-cell>
          <table:table-cell table:style-name="ce3" office:value-type="float" office:value="1787.39">
            <text:p>1 787,39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230005.87">
            <text:p>230 005,87</text:p>
          </table:table-cell>
          <table:table-cell table:style-name="ce3" office:value-type="float" office:value="6291.19">
            <text:p>6 291,1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>
            <text:p>2010-02-11</text:p>
          </table:table-cell>
          <table:table-cell table:style-name="ce3" office:value-type="float" office:value="374166.39">
            <text:p>374 166,39</text:p>
          </table:table-cell>
          <table:table-cell table:style-name="ce3" office:value-type="float" office:value="3505.73">
            <text:p>3 505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>
            <text:p>2010-02-12</text:p>
          </table:table-cell>
          <table:table-cell table:style-name="ce3" office:value-type="float" office:value="295281.59">
            <text:p>295 281,59</text:p>
          </table:table-cell>
          <table:table-cell table:style-name="ce3" office:value-type="float" office:value="4386.89">
            <text:p>4 386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3">
            <text:p>2010-02-13</text:p>
          </table:table-cell>
          <table:table-cell table:style-name="ce3" office:value-type="float" office:value="368206.22">
            <text:p>368 206,22</text:p>
          </table:table-cell>
          <table:table-cell table:style-name="ce3" office:value-type="float" office:value="4389.16">
            <text:p>4 389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4">
            <text:p>2010-02-14</text:p>
          </table:table-cell>
          <table:table-cell table:style-name="ce3" office:value-type="float" office:value="245081.57">
            <text:p>245 081,57</text:p>
          </table:table-cell>
          <table:table-cell table:style-name="ce3" office:value-type="float" office:value="3338.08">
            <text:p>3 338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table:style-name="ce3" office:value-type="float" office:value="264380.34">
            <text:p>264 380,34</text:p>
          </table:table-cell>
          <table:table-cell table:style-name="ce3" office:value-type="float" office:value="9192.64">
            <text:p>9 192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6">
            <text:p>2010-02-16</text:p>
          </table:table-cell>
          <table:table-cell table:style-name="ce3" office:value-type="float" office:value="229379.35">
            <text:p>229 379,35</text:p>
          </table:table-cell>
          <table:table-cell table:style-name="ce3" office:value-type="float" office:value="4236.78">
            <text:p>4 236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>
            <text:p>2010-02-17</text:p>
          </table:table-cell>
          <table:table-cell table:style-name="ce3" office:value-type="float" office:value="168076.2">
            <text:p>168 076,20</text:p>
          </table:table-cell>
          <table:table-cell table:style-name="ce3" office:value-type="float" office:value="3053.71">
            <text:p>3 053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>
            <text:p>2010-02-18</text:p>
          </table:table-cell>
          <table:table-cell table:style-name="ce3" office:value-type="float" office:value="284898.49">
            <text:p>284 898,49</text:p>
          </table:table-cell>
          <table:table-cell table:style-name="ce3" office:value-type="float" office:value="5914.44">
            <text:p>5 914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>
            <text:p>2010-02-19</text:p>
          </table:table-cell>
          <table:table-cell table:style-name="ce3" office:value-type="float" office:value="273784.84">
            <text:p>273 784,84</text:p>
          </table:table-cell>
          <table:table-cell table:style-name="ce3" office:value-type="float" office:value="5694.36">
            <text:p>5 694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204064.96">
            <text:p>204 064,96</text:p>
          </table:table-cell>
          <table:table-cell table:style-name="ce3" office:value-type="float" office:value="2294.15">
            <text:p>2 294,1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392314.1">
            <text:p>392 314,10</text:p>
          </table:table-cell>
          <table:table-cell table:style-name="ce3" office:value-type="float" office:value="15135.57">
            <text:p>15 135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371482.78">
            <text:p>371 482,78</text:p>
          </table:table-cell>
          <table:table-cell table:style-name="ce3" office:value-type="float" office:value="10529.56">
            <text:p>10 529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>
            <text:p>2010-02-24</text:p>
          </table:table-cell>
          <table:table-cell table:style-name="ce3" office:value-type="float" office:value="404118.3">
            <text:p>404 118,30</text:p>
          </table:table-cell>
          <table:table-cell table:style-name="ce3" office:value-type="float" office:value="7848.48">
            <text:p>7 848,4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>
            <text:p>2010-02-25</text:p>
          </table:table-cell>
          <table:table-cell table:style-name="ce3" office:value-type="float" office:value="287670.73">
            <text:p>287 670,73</text:p>
          </table:table-cell>
          <table:table-cell table:style-name="ce3" office:value-type="float" office:value="3986.02">
            <text:p>3 986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>
            <text:p>2010-02-26</text:p>
          </table:table-cell>
          <table:table-cell table:style-name="ce3" office:value-type="float" office:value="416950.19">
            <text:p>416 950,19</text:p>
          </table:table-cell>
          <table:table-cell table:style-name="ce3" office:value-type="float" office:value="4933.74">
            <text:p>4 933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8">
            <text:p>2010-02-28</text:p>
          </table:table-cell>
          <table:table-cell table:style-name="ce3" office:value-type="float" office:value="428904.82">
            <text:p>428 904,82</text:p>
          </table:table-cell>
          <table:table-cell table:style-name="ce3" office:value-type="float" office:value="5688.39">
            <text:p>5 688,3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table:style-name="ce3" office:value-type="float" office:value="324999">
            <text:p>324 999,00</text:p>
          </table:table-cell>
          <table:table-cell table:style-name="ce3" office:value-type="float" office:value="7734.39">
            <text:p>7 734,3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>
            <text:p>2010-03-02</text:p>
          </table:table-cell>
          <table:table-cell table:style-name="ce3" office:value-type="float" office:value="199009.92">
            <text:p>199 009,92</text:p>
          </table:table-cell>
          <table:table-cell table:style-name="ce3" office:value-type="float" office:value="2199.49">
            <text:p>2 199,4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305712.73">
            <text:p>305 712,73</text:p>
          </table:table-cell>
          <table:table-cell table:style-name="ce3" office:value-type="float" office:value="7106.29">
            <text:p>7 106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>
            <text:p>2010-03-05</text:p>
          </table:table-cell>
          <table:table-cell table:style-name="ce3" office:value-type="float" office:value="262188.67">
            <text:p>262 188,67</text:p>
          </table:table-cell>
          <table:table-cell table:style-name="ce3" office:value-type="float" office:value="4624.95">
            <text:p>4 624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346535.1">
            <text:p>346 535,10</text:p>
          </table:table-cell>
          <table:table-cell table:style-name="ce3" office:value-type="float" office:value="5935.85">
            <text:p>5 935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>
            <text:p>2010-03-08</text:p>
          </table:table-cell>
          <table:table-cell table:style-name="ce3" office:value-type="float" office:value="119287.92">
            <text:p>119 287,92</text:p>
          </table:table-cell>
          <table:table-cell table:style-name="ce3" office:value-type="float" office:value="2552.71">
            <text:p>2 552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350334.44">
            <text:p>350 334,44</text:p>
          </table:table-cell>
          <table:table-cell table:style-name="ce3" office:value-type="float" office:value="4636.51">
            <text:p>4 636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434252.64">
            <text:p>434 252,64</text:p>
          </table:table-cell>
          <table:table-cell table:style-name="ce3" office:value-type="float" office:value="10501.88">
            <text:p>10 501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257203.24">
            <text:p>257 203,24</text:p>
          </table:table-cell>
          <table:table-cell table:style-name="ce3" office:value-type="float" office:value="4557.92">
            <text:p>4 557,9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260461.59">
            <text:p>260 461,59</text:p>
          </table:table-cell>
          <table:table-cell table:style-name="ce3" office:value-type="float" office:value="3272.95">
            <text:p>3 272,9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522944.45">
            <text:p>522 944,45</text:p>
          </table:table-cell>
          <table:table-cell table:style-name="ce3" office:value-type="float" office:value="10958.6">
            <text:p>10 958,6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243807.45">
            <text:p>243 807,45</text:p>
          </table:table-cell>
          <table:table-cell table:style-name="ce3" office:value-type="float" office:value="8236.74">
            <text:p>8 236,7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363019">
            <text:p>363 019,00</text:p>
          </table:table-cell>
          <table:table-cell table:style-name="ce3" office:value-type="float" office:value="5323.64">
            <text:p>5 323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348889.97">
            <text:p>348 889,97</text:p>
          </table:table-cell>
          <table:table-cell table:style-name="ce3" office:value-type="float" office:value="7735.92">
            <text:p>7 735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>
            <text:p>2010-03-17</text:p>
          </table:table-cell>
          <table:table-cell table:style-name="ce3" office:value-type="float" office:value="498941.89">
            <text:p>498 941,89</text:p>
          </table:table-cell>
          <table:table-cell table:style-name="ce3" office:value-type="float" office:value="10091.87">
            <text:p>10 091,8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263490.93">
            <text:p>263 490,93</text:p>
          </table:table-cell>
          <table:table-cell table:style-name="ce3" office:value-type="float" office:value="3843.22">
            <text:p>3 843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224397.18">
            <text:p>224 397,18</text:p>
          </table:table-cell>
          <table:table-cell table:style-name="ce3" office:value-type="float" office:value="4869.73">
            <text:p>4 869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312358.29">
            <text:p>312 358,29</text:p>
          </table:table-cell>
          <table:table-cell table:style-name="ce3" office:value-type="float" office:value="14623.52">
            <text:p>14 623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1">
            <text:p>2010-03-21</text:p>
          </table:table-cell>
          <table:table-cell table:style-name="ce3" office:value-type="float" office:value="304733.67">
            <text:p>304 733,67</text:p>
          </table:table-cell>
          <table:table-cell table:style-name="ce3" office:value-type="float" office:value="3938.15">
            <text:p>3 938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table:style-name="ce3" office:value-type="float" office:value="226302.87">
            <text:p>226 302,87</text:p>
          </table:table-cell>
          <table:table-cell table:style-name="ce3" office:value-type="float" office:value="4422.57">
            <text:p>4 422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354197.34">
            <text:p>354 197,34</text:p>
          </table:table-cell>
          <table:table-cell table:style-name="ce3" office:value-type="float" office:value="9648.52">
            <text:p>9 648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367246.95">
            <text:p>367 246,95</text:p>
          </table:table-cell>
          <table:table-cell table:style-name="ce3" office:value-type="float" office:value="11313.83">
            <text:p>11 313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452651.7">
            <text:p>452 651,70</text:p>
          </table:table-cell>
          <table:table-cell table:style-name="ce3" office:value-type="float" office:value="4976.93">
            <text:p>4 976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315027.77">
            <text:p>315 027,77</text:p>
          </table:table-cell>
          <table:table-cell table:style-name="ce3" office:value-type="float" office:value="4200.93">
            <text:p>4 200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259123.55">
            <text:p>259 123,55</text:p>
          </table:table-cell>
          <table:table-cell table:style-name="ce3" office:value-type="float" office:value="2791.38">
            <text:p>2 791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8">
            <text:p>2010-03-28</text:p>
          </table:table-cell>
          <table:table-cell table:style-name="ce3" office:value-type="float" office:value="255411.86">
            <text:p>255 411,86</text:p>
          </table:table-cell>
          <table:table-cell table:style-name="ce3" office:value-type="float" office:value="9915.06">
            <text:p>9 915,0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238347.11">
            <text:p>238 347,11</text:p>
          </table:table-cell>
          <table:table-cell table:style-name="ce3" office:value-type="float" office:value="3006.4">
            <text:p>3 006,4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137956.07">
            <text:p>137 956,07</text:p>
          </table:table-cell>
          <table:table-cell table:style-name="ce3" office:value-type="float" office:value="6482.9">
            <text:p>6 482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242640.35">
            <text:p>242 640,35</text:p>
          </table:table-cell>
          <table:table-cell table:style-name="ce3" office:value-type="float" office:value="4463.58">
            <text:p>4 463,5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>
            <text:p>2010-04-01</text:p>
          </table:table-cell>
          <table:table-cell table:style-name="ce3" office:value-type="float" office:value="185809.24">
            <text:p>185 809,24</text:p>
          </table:table-cell>
          <table:table-cell table:style-name="ce3" office:value-type="float" office:value="8250.85">
            <text:p>8 250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>
            <text:p>2010-04-02</text:p>
          </table:table-cell>
          <table:table-cell table:style-name="ce3" office:value-type="float" office:value="298679.47">
            <text:p>298 679,47</text:p>
          </table:table-cell>
          <table:table-cell table:style-name="ce3" office:value-type="float" office:value="4320.55">
            <text:p>4 320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3">
            <text:p>2010-04-03</text:p>
          </table:table-cell>
          <table:table-cell table:style-name="ce3" office:value-type="float" office:value="354507.92">
            <text:p>354 507,92</text:p>
          </table:table-cell>
          <table:table-cell table:style-name="ce3" office:value-type="float" office:value="4712.95">
            <text:p>4 712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4">
            <text:p>2010-04-04</text:p>
          </table:table-cell>
          <table:table-cell table:style-name="ce3" office:value-type="float" office:value="236891.3">
            <text:p>236 891,30</text:p>
          </table:table-cell>
          <table:table-cell table:style-name="ce3" office:value-type="float" office:value="7233.32">
            <text:p>7 233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296511.14">
            <text:p>296 511,14</text:p>
          </table:table-cell>
          <table:table-cell table:style-name="ce3" office:value-type="float" office:value="3887.65">
            <text:p>3 887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>
            <text:p>2010-04-06</text:p>
          </table:table-cell>
          <table:table-cell table:style-name="ce3" office:value-type="float" office:value="425589.91">
            <text:p>425 589,91</text:p>
          </table:table-cell>
          <table:table-cell table:style-name="ce3" office:value-type="float" office:value="20402.2">
            <text:p>20 402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7">
            <text:p>2010-04-07</text:p>
          </table:table-cell>
          <table:table-cell table:style-name="ce3" office:value-type="float" office:value="289216.99">
            <text:p>289 216,99</text:p>
          </table:table-cell>
          <table:table-cell table:style-name="ce3" office:value-type="float" office:value="5007.22">
            <text:p>5 007,2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>
            <text:p>2010-04-08</text:p>
          </table:table-cell>
          <table:table-cell table:style-name="ce3" office:value-type="float" office:value="290943.48">
            <text:p>290 943,48</text:p>
          </table:table-cell>
          <table:table-cell table:style-name="ce3" office:value-type="float" office:value="3726.22">
            <text:p>3 726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>
            <text:p>2010-04-09</text:p>
          </table:table-cell>
          <table:table-cell table:style-name="ce3" office:value-type="float" office:value="261187.88">
            <text:p>261 187,88</text:p>
          </table:table-cell>
          <table:table-cell table:style-name="ce3" office:value-type="float" office:value="14950.65">
            <text:p>14 950,6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318404.71">
            <text:p>318 404,71</text:p>
          </table:table-cell>
          <table:table-cell table:style-name="ce3" office:value-type="float" office:value="4400.89">
            <text:p>4 400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116285.96">
            <text:p>116 285,96</text:p>
          </table:table-cell>
          <table:table-cell table:style-name="ce3" office:value-type="float" office:value="2779.97">
            <text:p>2 779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444142.09">
            <text:p>444 142,09</text:p>
          </table:table-cell>
          <table:table-cell table:style-name="ce3" office:value-type="float" office:value="11020.9">
            <text:p>11 020,9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>
            <text:p>2010-04-14</text:p>
          </table:table-cell>
          <table:table-cell table:style-name="ce3" office:value-type="float" office:value="215337.97">
            <text:p>215 337,97</text:p>
          </table:table-cell>
          <table:table-cell table:style-name="ce3" office:value-type="float" office:value="4512.53">
            <text:p>4 512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>
            <text:p>2010-04-15</text:p>
          </table:table-cell>
          <table:table-cell table:style-name="ce3" office:value-type="float" office:value="239258.02">
            <text:p>239 258,02</text:p>
          </table:table-cell>
          <table:table-cell table:style-name="ce3" office:value-type="float" office:value="6373.42">
            <text:p>6 373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351755.57">
            <text:p>351 755,57</text:p>
          </table:table-cell>
          <table:table-cell table:style-name="ce3" office:value-type="float" office:value="7504.92">
            <text:p>7 504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412060.91">
            <text:p>412 060,91</text:p>
          </table:table-cell>
          <table:table-cell table:style-name="ce3" office:value-type="float" office:value="6346.23">
            <text:p>6 346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397002.43">
            <text:p>397 002,43</text:p>
          </table:table-cell>
          <table:table-cell table:style-name="ce3" office:value-type="float" office:value="9215.47">
            <text:p>9 215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table:style-name="ce3" office:value-type="float" office:value="330718.27">
            <text:p>330 718,27</text:p>
          </table:table-cell>
          <table:table-cell table:style-name="ce3" office:value-type="float" office:value="3999.98">
            <text:p>3 999,9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296530.53">
            <text:p>296 530,53</text:p>
          </table:table-cell>
          <table:table-cell table:style-name="ce3" office:value-type="float" office:value="5022.54">
            <text:p>5 022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1">
            <text:p>2010-04-21</text:p>
          </table:table-cell>
          <table:table-cell table:style-name="ce3" office:value-type="float" office:value="292524.67">
            <text:p>292 524,67</text:p>
          </table:table-cell>
          <table:table-cell table:style-name="ce3" office:value-type="float" office:value="7076.07">
            <text:p>7 076,0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>
            <text:p>2010-04-22</text:p>
          </table:table-cell>
          <table:table-cell table:style-name="ce3" office:value-type="float" office:value="484684.82">
            <text:p>484 684,82</text:p>
          </table:table-cell>
          <table:table-cell table:style-name="ce3" office:value-type="float" office:value="8064.64">
            <text:p>8 064,6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433702.13">
            <text:p>433 702,13</text:p>
          </table:table-cell>
          <table:table-cell table:style-name="ce3" office:value-type="float" office:value="8306.88">
            <text:p>8 306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152226.35">
            <text:p>152 226,35</text:p>
          </table:table-cell>
          <table:table-cell table:style-name="ce3" office:value-type="float" office:value="3775.46">
            <text:p>3 775,4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307005.24">
            <text:p>307 005,24</text:p>
          </table:table-cell>
          <table:table-cell table:style-name="ce3" office:value-type="float" office:value="8509.01">
            <text:p>8 509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248113.41">
            <text:p>248 113,41</text:p>
          </table:table-cell>
          <table:table-cell table:style-name="ce3" office:value-type="float" office:value="3443.63">
            <text:p>3 443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3" office:value-type="float" office:value="108490.76">
            <text:p>108 490,76</text:p>
          </table:table-cell>
          <table:table-cell table:style-name="ce3" office:value-type="float" office:value="1558.1">
            <text:p>1 558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237780.18">
            <text:p>237 780,18</text:p>
          </table:table-cell>
          <table:table-cell table:style-name="ce3" office:value-type="float" office:value="4680.71">
            <text:p>4 680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371580.08">
            <text:p>371 580,08</text:p>
          </table:table-cell>
          <table:table-cell table:style-name="ce3" office:value-type="float" office:value="11108.52">
            <text:p>11 108,5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>
            <text:p>2010-05-01</text:p>
          </table:table-cell>
          <table:table-cell table:style-name="ce3" office:value-type="float" office:value="314189.38">
            <text:p>314 189,38</text:p>
          </table:table-cell>
          <table:table-cell table:style-name="ce3" office:value-type="float" office:value="7585.45">
            <text:p>7 585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>
            <text:p>2010-05-03</text:p>
          </table:table-cell>
          <table:table-cell table:style-name="ce3" office:value-type="float" office:value="316166.14">
            <text:p>316 166,14</text:p>
          </table:table-cell>
          <table:table-cell table:style-name="ce3" office:value-type="float" office:value="7085.75">
            <text:p>7 085,7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4">
            <text:p>2010-05-04</text:p>
          </table:table-cell>
          <table:table-cell table:style-name="ce3" office:value-type="float" office:value="509913.3">
            <text:p>509 913,30</text:p>
          </table:table-cell>
          <table:table-cell table:style-name="ce3" office:value-type="float" office:value="7442.9">
            <text:p>7 442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5">
            <text:p>2010-05-05</text:p>
          </table:table-cell>
          <table:table-cell table:style-name="ce3" office:value-type="float" office:value="429396.47">
            <text:p>429 396,47</text:p>
          </table:table-cell>
          <table:table-cell table:style-name="ce3" office:value-type="float" office:value="5256.41">
            <text:p>5 256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321984.02">
            <text:p>321 984,02</text:p>
          </table:table-cell>
          <table:table-cell table:style-name="ce3" office:value-type="float" office:value="4522.25">
            <text:p>4 522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7">
            <text:p>2010-05-07</text:p>
          </table:table-cell>
          <table:table-cell table:style-name="ce3" office:value-type="float" office:value="345210.73">
            <text:p>345 210,73</text:p>
          </table:table-cell>
          <table:table-cell table:style-name="ce3" office:value-type="float" office:value="6275.42">
            <text:p>6 275,4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342378.02">
            <text:p>342 378,02</text:p>
          </table:table-cell>
          <table:table-cell table:style-name="ce3" office:value-type="float" office:value="4718.55">
            <text:p>4 718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357268.3">
            <text:p>357 268,30</text:p>
          </table:table-cell>
          <table:table-cell table:style-name="ce3" office:value-type="float" office:value="4702.14">
            <text:p>4 702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table:style-name="ce3" office:value-type="float" office:value="349062.16">
            <text:p>349 062,16</text:p>
          </table:table-cell>
          <table:table-cell table:style-name="ce3" office:value-type="float" office:value="23379.92">
            <text:p>23 379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135492.19">
            <text:p>135 492,19</text:p>
          </table:table-cell>
          <table:table-cell table:style-name="ce3" office:value-type="float" office:value="3255.46">
            <text:p>3 255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>
            <text:p>2010-05-13</text:p>
          </table:table-cell>
          <table:table-cell table:style-name="ce3" office:value-type="float" office:value="550662.66">
            <text:p>550 662,66</text:p>
          </table:table-cell>
          <table:table-cell table:style-name="ce3" office:value-type="float" office:value="9684.53">
            <text:p>9 684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428387.34">
            <text:p>428 387,34</text:p>
          </table:table-cell>
          <table:table-cell table:style-name="ce3" office:value-type="float" office:value="5636.68">
            <text:p>5 636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5">
            <text:p>2010-05-15</text:p>
          </table:table-cell>
          <table:table-cell table:style-name="ce3" office:value-type="float" office:value="233777.8">
            <text:p>233 777,80</text:p>
          </table:table-cell>
          <table:table-cell table:style-name="ce3" office:value-type="float" office:value="5073.3">
            <text:p>5 073,3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273293.8">
            <text:p>273 293,80</text:p>
          </table:table-cell>
          <table:table-cell table:style-name="ce3" office:value-type="float" office:value="3438.09">
            <text:p>3 438,0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table:style-name="ce3" office:value-type="float" office:value="117405.4">
            <text:p>117 405,40</text:p>
          </table:table-cell>
          <table:table-cell table:style-name="ce3" office:value-type="float" office:value="1893.64">
            <text:p>1 893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487494.69">
            <text:p>487 494,69</text:p>
          </table:table-cell>
          <table:table-cell table:style-name="ce3" office:value-type="float" office:value="12744.96">
            <text:p>12 744,9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356943.36">
            <text:p>356 943,36</text:p>
          </table:table-cell>
          <table:table-cell table:style-name="ce3" office:value-type="float" office:value="3115.78">
            <text:p>3 115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512253.36">
            <text:p>512 253,36</text:p>
          </table:table-cell>
          <table:table-cell table:style-name="ce3" office:value-type="float" office:value="6262.27">
            <text:p>6 262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1">
            <text:p>2010-05-21</text:p>
          </table:table-cell>
          <table:table-cell table:style-name="ce3" office:value-type="float" office:value="329544.17">
            <text:p>329 544,17</text:p>
          </table:table-cell>
          <table:table-cell table:style-name="ce3" office:value-type="float" office:value="5365.42">
            <text:p>5 365,4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3" office:value-type="float" office:value="329577.4">
            <text:p>329 577,40</text:p>
          </table:table-cell>
          <table:table-cell table:style-name="ce3" office:value-type="float" office:value="7096.84">
            <text:p>7 096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3" office:value-type="float" office:value="416196.61">
            <text:p>416 196,61</text:p>
          </table:table-cell>
          <table:table-cell table:style-name="ce3" office:value-type="float" office:value="21905.08">
            <text:p>21 905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310469.2">
            <text:p>310 469,20</text:p>
          </table:table-cell>
          <table:table-cell table:style-name="ce3" office:value-type="float" office:value="4759.61">
            <text:p>4 759,6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3" office:value-type="float" office:value="292324.95">
            <text:p>292 324,95</text:p>
          </table:table-cell>
          <table:table-cell table:style-name="ce3" office:value-type="float" office:value="6406.42">
            <text:p>6 406,4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311244.35">
            <text:p>311 244,35</text:p>
          </table:table-cell>
          <table:table-cell table:style-name="ce3" office:value-type="float" office:value="5815.48">
            <text:p>5 815,48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>
            <text:p>2010-05-28</text:p>
          </table:table-cell>
          <table:table-cell table:style-name="ce3" office:value-type="float" office:value="245874.37">
            <text:p>245 874,37</text:p>
          </table:table-cell>
          <table:table-cell table:style-name="ce3" office:value-type="float" office:value="3845.39">
            <text:p>3 845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9">
            <text:p>2010-05-29</text:p>
          </table:table-cell>
          <table:table-cell table:style-name="ce3" office:value-type="float" office:value="387759.25">
            <text:p>387 759,25</text:p>
          </table:table-cell>
          <table:table-cell table:style-name="ce3" office:value-type="float" office:value="7718.14">
            <text:p>7 718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0">
            <text:p>2010-05-30</text:p>
          </table:table-cell>
          <table:table-cell table:style-name="ce3" office:value-type="float" office:value="560975.59">
            <text:p>560 975,59</text:p>
          </table:table-cell>
          <table:table-cell table:style-name="ce3" office:value-type="float" office:value="7335.89">
            <text:p>7 335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table:style-name="ce3" office:value-type="float" office:value="226885.9">
            <text:p>226 885,90</text:p>
          </table:table-cell>
          <table:table-cell table:style-name="ce3" office:value-type="float" office:value="5555.48">
            <text:p>5 555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393843.42">
            <text:p>393 843,42</text:p>
          </table:table-cell>
          <table:table-cell table:style-name="ce3" office:value-type="float" office:value="5570.63">
            <text:p>5 570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>
            <text:p>2010-06-02</text:p>
          </table:table-cell>
          <table:table-cell table:style-name="ce3" office:value-type="float" office:value="222933.43">
            <text:p>222 933,43</text:p>
          </table:table-cell>
          <table:table-cell table:style-name="ce3" office:value-type="float" office:value="2010.4">
            <text:p>2 010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219446.84">
            <text:p>219 446,84</text:p>
          </table:table-cell>
          <table:table-cell table:style-name="ce3" office:value-type="float" office:value="2772.89">
            <text:p>2 772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4">
            <text:p>2010-06-04</text:p>
          </table:table-cell>
          <table:table-cell table:style-name="ce3" office:value-type="float" office:value="219578.85">
            <text:p>219 578,85</text:p>
          </table:table-cell>
          <table:table-cell table:style-name="ce3" office:value-type="float" office:value="4883.87">
            <text:p>4 883,8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5">
            <text:p>2010-06-05</text:p>
          </table:table-cell>
          <table:table-cell table:style-name="ce3" office:value-type="float" office:value="206750.8">
            <text:p>206 750,80</text:p>
          </table:table-cell>
          <table:table-cell table:style-name="ce3" office:value-type="float" office:value="2435.51">
            <text:p>2 435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324970.56">
            <text:p>324 970,56</text:p>
          </table:table-cell>
          <table:table-cell table:style-name="ce3" office:value-type="float" office:value="4715.19">
            <text:p>4 715,1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115360.31">
            <text:p>115 360,31</text:p>
          </table:table-cell>
          <table:table-cell table:style-name="ce3" office:value-type="float" office:value="2027.07">
            <text:p>2 027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172271.57">
            <text:p>172 271,57</text:p>
          </table:table-cell>
          <table:table-cell table:style-name="ce3" office:value-type="float" office:value="2554.44">
            <text:p>2 554,4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432730.9">
            <text:p>432 730,90</text:p>
          </table:table-cell>
          <table:table-cell table:style-name="ce3" office:value-type="float" office:value="15991.53">
            <text:p>15 991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>
            <text:p>2010-06-10</text:p>
          </table:table-cell>
          <table:table-cell table:style-name="ce3" office:value-type="float" office:value="354323.43">
            <text:p>354 323,43</text:p>
          </table:table-cell>
          <table:table-cell table:style-name="ce3" office:value-type="float" office:value="4354.47">
            <text:p>4 354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287676.5">
            <text:p>287 676,50</text:p>
          </table:table-cell>
          <table:table-cell table:style-name="ce3" office:value-type="float" office:value="5337.23">
            <text:p>5 337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398692.45">
            <text:p>398 692,45</text:p>
          </table:table-cell>
          <table:table-cell table:style-name="ce3" office:value-type="float" office:value="5798.32">
            <text:p>5 798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3">
            <text:p>2010-06-13</text:p>
          </table:table-cell>
          <table:table-cell table:style-name="ce3" office:value-type="float" office:value="235902.16">
            <text:p>235 902,16</text:p>
          </table:table-cell>
          <table:table-cell table:style-name="ce3" office:value-type="float" office:value="10465.93">
            <text:p>10 465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table:style-name="ce3" office:value-type="float" office:value="125598.22">
            <text:p>125 598,22</text:p>
          </table:table-cell>
          <table:table-cell table:style-name="ce3" office:value-type="float" office:value="2176.75">
            <text:p>2 176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>
            <text:p>2010-06-15</text:p>
          </table:table-cell>
          <table:table-cell table:style-name="ce3" office:value-type="float" office:value="297482.51">
            <text:p>297 482,51</text:p>
          </table:table-cell>
          <table:table-cell table:style-name="ce3" office:value-type="float" office:value="5267.97">
            <text:p>5 267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386263.52">
            <text:p>386 263,52</text:p>
          </table:table-cell>
          <table:table-cell table:style-name="ce3" office:value-type="float" office:value="8424.5">
            <text:p>8 424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8">
            <text:p>2010-06-18</text:p>
          </table:table-cell>
          <table:table-cell table:style-name="ce3" office:value-type="float" office:value="194501.12">
            <text:p>194 501,12</text:p>
          </table:table-cell>
          <table:table-cell table:style-name="ce3" office:value-type="float" office:value="3076.09">
            <text:p>3 076,0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9">
            <text:p>2010-06-19</text:p>
          </table:table-cell>
          <table:table-cell table:style-name="ce3" office:value-type="float" office:value="400504.6">
            <text:p>400 504,60</text:p>
          </table:table-cell>
          <table:table-cell table:style-name="ce3" office:value-type="float" office:value="7722.8">
            <text:p>7 722,8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377307.27">
            <text:p>377 307,27</text:p>
          </table:table-cell>
          <table:table-cell table:style-name="ce3" office:value-type="float" office:value="16117.35">
            <text:p>16 117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354840.71">
            <text:p>354 840,71</text:p>
          </table:table-cell>
          <table:table-cell table:style-name="ce3" office:value-type="float" office:value="7850.46">
            <text:p>7 850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467377.44">
            <text:p>467 377,44</text:p>
          </table:table-cell>
          <table:table-cell table:style-name="ce3" office:value-type="float" office:value="7114.89">
            <text:p>7 114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218598.03">
            <text:p>218 598,03</text:p>
          </table:table-cell>
          <table:table-cell table:style-name="ce3" office:value-type="float" office:value="6206.64">
            <text:p>6 206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>
            <text:p>2010-06-24</text:p>
          </table:table-cell>
          <table:table-cell table:style-name="ce3" office:value-type="float" office:value="206147.11">
            <text:p>206 147,11</text:p>
          </table:table-cell>
          <table:table-cell table:style-name="ce3" office:value-type="float" office:value="3349.81">
            <text:p>3 349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>
            <text:p>2010-06-25</text:p>
          </table:table-cell>
          <table:table-cell table:style-name="ce3" office:value-type="float" office:value="180624.39">
            <text:p>180 624,39</text:p>
          </table:table-cell>
          <table:table-cell table:style-name="ce3" office:value-type="float" office:value="5282.96">
            <text:p>5 282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6">
            <text:p>2010-06-26</text:p>
          </table:table-cell>
          <table:table-cell table:style-name="ce3" office:value-type="float" office:value="249247.07">
            <text:p>249 247,07</text:p>
          </table:table-cell>
          <table:table-cell table:style-name="ce3" office:value-type="float" office:value="4321.2">
            <text:p>4 321,2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7">
            <text:p>2010-06-27</text:p>
          </table:table-cell>
          <table:table-cell table:style-name="ce3" office:value-type="float" office:value="301066.95">
            <text:p>301 066,95</text:p>
          </table:table-cell>
          <table:table-cell table:style-name="ce3" office:value-type="float" office:value="3576.04">
            <text:p>3 576,0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>
            <text:p>2010-06-29</text:p>
          </table:table-cell>
          <table:table-cell table:style-name="ce3" office:value-type="float" office:value="255633.07">
            <text:p>255 633,07</text:p>
          </table:table-cell>
          <table:table-cell table:style-name="ce3" office:value-type="float" office:value="5125.99">
            <text:p>5 125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>
            <text:p>2010-06-30</text:p>
          </table:table-cell>
          <table:table-cell table:style-name="ce3" office:value-type="float" office:value="237804.88">
            <text:p>237 804,88</text:p>
          </table:table-cell>
          <table:table-cell table:style-name="ce3" office:value-type="float" office:value="5431.82">
            <text:p>5 431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149172.42">
            <text:p>149 172,42</text:p>
          </table:table-cell>
          <table:table-cell table:style-name="ce3" office:value-type="float" office:value="2074.72">
            <text:p>2 074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2">
            <text:p>2010-07-02</text:p>
          </table:table-cell>
          <table:table-cell table:style-name="ce3" office:value-type="float" office:value="418718.92">
            <text:p>418 718,92</text:p>
          </table:table-cell>
          <table:table-cell table:style-name="ce3" office:value-type="float" office:value="7129.56">
            <text:p>7 129,5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475555.6">
            <text:p>475 555,60</text:p>
          </table:table-cell>
          <table:table-cell table:style-name="ce3" office:value-type="float" office:value="7794.72">
            <text:p>7 794,7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396875.51">
            <text:p>396 875,51</text:p>
          </table:table-cell>
          <table:table-cell table:style-name="ce3" office:value-type="float" office:value="6805.14">
            <text:p>6 805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table:style-name="ce3" office:value-type="float" office:value="225983.69">
            <text:p>225 983,69</text:p>
          </table:table-cell>
          <table:table-cell table:style-name="ce3" office:value-type="float" office:value="3169.48">
            <text:p>3 169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>
            <text:p>2010-07-06</text:p>
          </table:table-cell>
          <table:table-cell table:style-name="ce3" office:value-type="float" office:value="225899.13">
            <text:p>225 899,13</text:p>
          </table:table-cell>
          <table:table-cell table:style-name="ce3" office:value-type="float" office:value="5677.28">
            <text:p>5 677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278283.96">
            <text:p>278 283,96</text:p>
          </table:table-cell>
          <table:table-cell table:style-name="ce3" office:value-type="float" office:value="4309.8">
            <text:p>4 309,8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8">
            <text:p>2010-07-08</text:p>
          </table:table-cell>
          <table:table-cell table:style-name="ce3" office:value-type="float" office:value="445421.08">
            <text:p>445 421,08</text:p>
          </table:table-cell>
          <table:table-cell table:style-name="ce3" office:value-type="float" office:value="8689.45">
            <text:p>8 689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379476.43">
            <text:p>379 476,43</text:p>
          </table:table-cell>
          <table:table-cell table:style-name="ce3" office:value-type="float" office:value="3985.68">
            <text:p>3 985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192277.65">
            <text:p>192 277,65</text:p>
          </table:table-cell>
          <table:table-cell table:style-name="ce3" office:value-type="float" office:value="2381.15">
            <text:p>2 381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212377.13">
            <text:p>212 377,13</text:p>
          </table:table-cell>
          <table:table-cell table:style-name="ce3" office:value-type="float" office:value="3845.32">
            <text:p>3 845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table:style-name="ce3" office:value-type="float" office:value="209392.19">
            <text:p>209 392,19</text:p>
          </table:table-cell>
          <table:table-cell table:style-name="ce3" office:value-type="float" office:value="3419.21">
            <text:p>3 419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283405.14">
            <text:p>283 405,14</text:p>
          </table:table-cell>
          <table:table-cell table:style-name="ce3" office:value-type="float" office:value="5005.39">
            <text:p>5 005,3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361959.92">
            <text:p>361 959,92</text:p>
          </table:table-cell>
          <table:table-cell table:style-name="ce3" office:value-type="float" office:value="5654.74">
            <text:p>5 654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5">
            <text:p>2010-07-15</text:p>
          </table:table-cell>
          <table:table-cell table:style-name="ce3" office:value-type="float" office:value="284503.57">
            <text:p>284 503,57</text:p>
          </table:table-cell>
          <table:table-cell table:style-name="ce3" office:value-type="float" office:value="8198.95">
            <text:p>8 198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124064.23">
            <text:p>124 064,23</text:p>
          </table:table-cell>
          <table:table-cell table:style-name="ce3" office:value-type="float" office:value="2415.11">
            <text:p>2 415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307198.23">
            <text:p>307 198,23</text:p>
          </table:table-cell>
          <table:table-cell table:style-name="ce3" office:value-type="float" office:value="3176.82">
            <text:p>3 176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table:style-name="ce3" office:value-type="float" office:value="349441.24">
            <text:p>349 441,24</text:p>
          </table:table-cell>
          <table:table-cell table:style-name="ce3" office:value-type="float" office:value="5688.45">
            <text:p>5 688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>
            <text:p>2010-07-20</text:p>
          </table:table-cell>
          <table:table-cell table:style-name="ce3" office:value-type="float" office:value="281769.97">
            <text:p>281 769,97</text:p>
          </table:table-cell>
          <table:table-cell table:style-name="ce3" office:value-type="float" office:value="5072.37">
            <text:p>5 072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1">
            <text:p>2010-07-21</text:p>
          </table:table-cell>
          <table:table-cell table:style-name="ce3" office:value-type="float" office:value="312914.48">
            <text:p>312 914,48</text:p>
          </table:table-cell>
          <table:table-cell table:style-name="ce3" office:value-type="float" office:value="6500.09">
            <text:p>6 500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>
            <text:p>2010-07-22</text:p>
          </table:table-cell>
          <table:table-cell table:style-name="ce3" office:value-type="float" office:value="343024.68">
            <text:p>343 024,68</text:p>
          </table:table-cell>
          <table:table-cell table:style-name="ce3" office:value-type="float" office:value="8675.38">
            <text:p>8 675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437506.01">
            <text:p>437 506,01</text:p>
          </table:table-cell>
          <table:table-cell table:style-name="ce3" office:value-type="float" office:value="8810.03">
            <text:p>8 810,0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395517.91">
            <text:p>395 517,91</text:p>
          </table:table-cell>
          <table:table-cell table:style-name="ce3" office:value-type="float" office:value="7492.29">
            <text:p>7 492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table:style-name="ce3" office:value-type="float" office:value="339587.75">
            <text:p>339 587,75</text:p>
          </table:table-cell>
          <table:table-cell table:style-name="ce3" office:value-type="float" office:value="5800.95">
            <text:p>5 800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>
            <text:p>2010-07-27</text:p>
          </table:table-cell>
          <table:table-cell table:style-name="ce3" office:value-type="float" office:value="292003.76">
            <text:p>292 003,76</text:p>
          </table:table-cell>
          <table:table-cell table:style-name="ce3" office:value-type="float" office:value="9082.54">
            <text:p>9 082,5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>
            <text:p>2010-07-28</text:p>
          </table:table-cell>
          <table:table-cell table:style-name="ce3" office:value-type="float" office:value="155502.66">
            <text:p>155 502,66</text:p>
          </table:table-cell>
          <table:table-cell table:style-name="ce3" office:value-type="float" office:value="2510.13">
            <text:p>2 510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9">
            <text:p>2010-07-29</text:p>
          </table:table-cell>
          <table:table-cell table:style-name="ce3" office:value-type="float" office:value="198539.99">
            <text:p>198 539,99</text:p>
          </table:table-cell>
          <table:table-cell table:style-name="ce3" office:value-type="float" office:value="5011.11">
            <text:p>5 011,1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>
            <text:p>2010-07-30</text:p>
          </table:table-cell>
          <table:table-cell table:style-name="ce3" office:value-type="float" office:value="226360.95">
            <text:p>226 360,95</text:p>
          </table:table-cell>
          <table:table-cell table:style-name="ce3" office:value-type="float" office:value="9690.11">
            <text:p>9 690,1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283008.84">
            <text:p>283 008,84</text:p>
          </table:table-cell>
          <table:table-cell table:style-name="ce3" office:value-type="float" office:value="5320.72">
            <text:p>5 320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375425.59">
            <text:p>375 425,59</text:p>
          </table:table-cell>
          <table:table-cell table:style-name="ce3" office:value-type="float" office:value="10146.64">
            <text:p>10 146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>
            <text:p>2010-08-03</text:p>
          </table:table-cell>
          <table:table-cell table:style-name="ce3" office:value-type="float" office:value="396268.58">
            <text:p>396 268,58</text:p>
          </table:table-cell>
          <table:table-cell table:style-name="ce3" office:value-type="float" office:value="21606.79">
            <text:p>21 606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>
            <text:p>2010-08-04</text:p>
          </table:table-cell>
          <table:table-cell table:style-name="ce3" office:value-type="float" office:value="461177.66">
            <text:p>461 177,66</text:p>
          </table:table-cell>
          <table:table-cell table:style-name="ce3" office:value-type="float" office:value="5466.78">
            <text:p>5 466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491196.9">
            <text:p>491 196,90</text:p>
          </table:table-cell>
          <table:table-cell table:style-name="ce3" office:value-type="float" office:value="7616.64">
            <text:p>7 616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7">
            <text:p>2010-08-07</text:p>
          </table:table-cell>
          <table:table-cell table:style-name="ce3" office:value-type="float" office:value="521342.15">
            <text:p>521 342,15</text:p>
          </table:table-cell>
          <table:table-cell table:style-name="ce3" office:value-type="float" office:value="6468.26">
            <text:p>6 468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297648.38">
            <text:p>297 648,38</text:p>
          </table:table-cell>
          <table:table-cell table:style-name="ce3" office:value-type="float" office:value="5019.37">
            <text:p>5 019,3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table:style-name="ce3" office:value-type="float" office:value="357529.91">
            <text:p>357 529,91</text:p>
          </table:table-cell>
          <table:table-cell table:style-name="ce3" office:value-type="float" office:value="10111.14">
            <text:p>10 111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>
            <text:p>2010-08-10</text:p>
          </table:table-cell>
          <table:table-cell table:style-name="ce3" office:value-type="float" office:value="350715.97">
            <text:p>350 715,97</text:p>
          </table:table-cell>
          <table:table-cell table:style-name="ce3" office:value-type="float" office:value="9231.8">
            <text:p>9 231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1">
            <text:p>2010-08-11</text:p>
          </table:table-cell>
          <table:table-cell table:style-name="ce3" office:value-type="float" office:value="398824.98">
            <text:p>398 824,98</text:p>
          </table:table-cell>
          <table:table-cell table:style-name="ce3" office:value-type="float" office:value="6603.06">
            <text:p>6 603,0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>
            <text:p>2010-08-12</text:p>
          </table:table-cell>
          <table:table-cell table:style-name="ce3" office:value-type="float" office:value="216030.68">
            <text:p>216 030,68</text:p>
          </table:table-cell>
          <table:table-cell table:style-name="ce3" office:value-type="float" office:value="4539.41">
            <text:p>4 539,4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4">
            <text:p>2010-08-14</text:p>
          </table:table-cell>
          <table:table-cell table:style-name="ce3" office:value-type="float" office:value="288258.32">
            <text:p>288 258,32</text:p>
          </table:table-cell>
          <table:table-cell table:style-name="ce3" office:value-type="float" office:value="3864.57">
            <text:p>3 864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5">
            <text:p>2010-08-15</text:p>
          </table:table-cell>
          <table:table-cell table:style-name="ce3" office:value-type="float" office:value="253154.44">
            <text:p>253 154,44</text:p>
          </table:table-cell>
          <table:table-cell table:style-name="ce3" office:value-type="float" office:value="2934.1">
            <text:p>2 934,1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table:style-name="ce3" office:value-type="float" office:value="340663.73">
            <text:p>340 663,73</text:p>
          </table:table-cell>
          <table:table-cell table:style-name="ce3" office:value-type="float" office:value="3896.86">
            <text:p>3 896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>
            <text:p>2010-08-17</text:p>
          </table:table-cell>
          <table:table-cell table:style-name="ce3" office:value-type="float" office:value="354047.35">
            <text:p>354 047,35</text:p>
          </table:table-cell>
          <table:table-cell table:style-name="ce3" office:value-type="float" office:value="5728.92">
            <text:p>5 728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202206.18">
            <text:p>202 206,18</text:p>
          </table:table-cell>
          <table:table-cell table:style-name="ce3" office:value-type="float" office:value="4753.32">
            <text:p>4 753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9">
            <text:p>2010-08-19</text:p>
          </table:table-cell>
          <table:table-cell table:style-name="ce3" office:value-type="float" office:value="348906.62">
            <text:p>348 906,62</text:p>
          </table:table-cell>
          <table:table-cell table:style-name="ce3" office:value-type="float" office:value="4003.98">
            <text:p>4 003,9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>
            <text:p>2010-08-20</text:p>
          </table:table-cell>
          <table:table-cell table:style-name="ce3" office:value-type="float" office:value="357513.4">
            <text:p>357 513,40</text:p>
          </table:table-cell>
          <table:table-cell table:style-name="ce3" office:value-type="float" office:value="6956.87">
            <text:p>6 956,8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318939.71">
            <text:p>318 939,71</text:p>
          </table:table-cell>
          <table:table-cell table:style-name="ce3" office:value-type="float" office:value="5398.44">
            <text:p>5 398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271555.05">
            <text:p>271 555,05</text:p>
          </table:table-cell>
          <table:table-cell table:style-name="ce3" office:value-type="float" office:value="4145.25">
            <text:p>4 145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>
            <text:p>2010-08-23</text:p>
          </table:table-cell>
          <table:table-cell table:style-name="ce3" office:value-type="float" office:value="322348.73">
            <text:p>322 348,73</text:p>
          </table:table-cell>
          <table:table-cell table:style-name="ce3" office:value-type="float" office:value="6558.47">
            <text:p>6 558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>
            <text:p>2010-08-24</text:p>
          </table:table-cell>
          <table:table-cell table:style-name="ce3" office:value-type="float" office:value="252106.6">
            <text:p>252 106,60</text:p>
          </table:table-cell>
          <table:table-cell table:style-name="ce3" office:value-type="float" office:value="3313.27">
            <text:p>3 313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5">
            <text:p>2010-08-25</text:p>
          </table:table-cell>
          <table:table-cell table:style-name="ce3" office:value-type="float" office:value="205904.89">
            <text:p>205 904,89</text:p>
          </table:table-cell>
          <table:table-cell table:style-name="ce3" office:value-type="float" office:value="4090.28">
            <text:p>4 090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>
            <text:p>2010-08-26</text:p>
          </table:table-cell>
          <table:table-cell table:style-name="ce3" office:value-type="float" office:value="241022.94">
            <text:p>241 022,94</text:p>
          </table:table-cell>
          <table:table-cell table:style-name="ce3" office:value-type="float" office:value="3447.12">
            <text:p>3 447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224111.27">
            <text:p>224 111,27</text:p>
          </table:table-cell>
          <table:table-cell table:style-name="ce3" office:value-type="float" office:value="4218.17">
            <text:p>4 218,1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385985.33">
            <text:p>385 985,33</text:p>
          </table:table-cell>
          <table:table-cell table:style-name="ce3" office:value-type="float" office:value="4337.89">
            <text:p>4 337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table:style-name="ce3" office:value-type="float" office:value="402308.29">
            <text:p>402 308,29</text:p>
          </table:table-cell>
          <table:table-cell table:style-name="ce3" office:value-type="float" office:value="6172.27">
            <text:p>6 172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340002.94">
            <text:p>340 002,94</text:p>
          </table:table-cell>
          <table:table-cell table:style-name="ce3" office:value-type="float" office:value="5148.44">
            <text:p>5 148,4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306689.86">
            <text:p>306 689,86</text:p>
          </table:table-cell>
          <table:table-cell table:style-name="ce3" office:value-type="float" office:value="5294.15">
            <text:p>5 294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311293.97">
            <text:p>311 293,97</text:p>
          </table:table-cell>
          <table:table-cell table:style-name="ce3" office:value-type="float" office:value="3677.42">
            <text:p>3 677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4">
            <text:p>2010-09-04</text:p>
          </table:table-cell>
          <table:table-cell table:style-name="ce3" office:value-type="float" office:value="339262.05">
            <text:p>339 262,05</text:p>
          </table:table-cell>
          <table:table-cell table:style-name="ce3" office:value-type="float" office:value="3562.18">
            <text:p>3 562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5">
            <text:p>2010-09-05</text:p>
          </table:table-cell>
          <table:table-cell table:style-name="ce3" office:value-type="float" office:value="256885.61">
            <text:p>256 885,61</text:p>
          </table:table-cell>
          <table:table-cell table:style-name="ce3" office:value-type="float" office:value="7088.46">
            <text:p>7 088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table:style-name="ce3" office:value-type="float" office:value="219817.94">
            <text:p>219 817,94</text:p>
          </table:table-cell>
          <table:table-cell table:style-name="ce3" office:value-type="float" office:value="3803.08">
            <text:p>3 803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7">
            <text:p>2010-09-07</text:p>
          </table:table-cell>
          <table:table-cell table:style-name="ce3" office:value-type="float" office:value="344335.72">
            <text:p>344 335,72</text:p>
          </table:table-cell>
          <table:table-cell table:style-name="ce3" office:value-type="float" office:value="4753.39">
            <text:p>4 753,39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178054.45">
            <text:p>178 054,45</text:p>
          </table:table-cell>
          <table:table-cell table:style-name="ce3" office:value-type="float" office:value="2203.64">
            <text:p>2 203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0">
            <text:p>2010-09-10</text:p>
          </table:table-cell>
          <table:table-cell table:style-name="ce3" office:value-type="float" office:value="235886.28">
            <text:p>235 886,28</text:p>
          </table:table-cell>
          <table:table-cell table:style-name="ce3" office:value-type="float" office:value="5876.59">
            <text:p>5 876,5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1">
            <text:p>2010-09-11</text:p>
          </table:table-cell>
          <table:table-cell table:style-name="ce3" office:value-type="float" office:value="462950.69">
            <text:p>462 950,69</text:p>
          </table:table-cell>
          <table:table-cell table:style-name="ce3" office:value-type="float" office:value="11968.74">
            <text:p>11 968,7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2">
            <text:p>2010-09-12</text:p>
          </table:table-cell>
          <table:table-cell table:style-name="ce3" office:value-type="float" office:value="280122.03">
            <text:p>280 122,03</text:p>
          </table:table-cell>
          <table:table-cell table:style-name="ce3" office:value-type="float" office:value="8699.44">
            <text:p>8 699,4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table:style-name="ce3" office:value-type="float" office:value="124853.19">
            <text:p>124 853,19</text:p>
          </table:table-cell>
          <table:table-cell table:style-name="ce3" office:value-type="float" office:value="2439.02">
            <text:p>2 439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347205.92">
            <text:p>347 205,92</text:p>
          </table:table-cell>
          <table:table-cell table:style-name="ce3" office:value-type="float" office:value="5680.73">
            <text:p>5 680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194125.18">
            <text:p>194 125,18</text:p>
          </table:table-cell>
          <table:table-cell table:style-name="ce3" office:value-type="float" office:value="1861.4">
            <text:p>1 861,4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195282.9">
            <text:p>195 282,90</text:p>
          </table:table-cell>
          <table:table-cell table:style-name="ce3" office:value-type="float" office:value="4330">
            <text:p>4 330,0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>
            <text:p>2010-09-17</text:p>
          </table:table-cell>
          <table:table-cell table:style-name="ce3" office:value-type="float" office:value="277624.04">
            <text:p>277 624,04</text:p>
          </table:table-cell>
          <table:table-cell table:style-name="ce3" office:value-type="float" office:value="5596.13">
            <text:p>5 596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269035.67">
            <text:p>269 035,67</text:p>
          </table:table-cell>
          <table:table-cell table:style-name="ce3" office:value-type="float" office:value="5822.02">
            <text:p>5 822,0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9">
            <text:p>2010-09-19</text:p>
          </table:table-cell>
          <table:table-cell table:style-name="ce3" office:value-type="float" office:value="323300.22">
            <text:p>323 300,22</text:p>
          </table:table-cell>
          <table:table-cell table:style-name="ce3" office:value-type="float" office:value="6142.89">
            <text:p>6 142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table:style-name="ce3" office:value-type="float" office:value="428397.73">
            <text:p>428 397,73</text:p>
          </table:table-cell>
          <table:table-cell table:style-name="ce3" office:value-type="float" office:value="13918.05">
            <text:p>13 918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>
            <text:p>2010-09-21</text:p>
          </table:table-cell>
          <table:table-cell table:style-name="ce3" office:value-type="float" office:value="456615.16">
            <text:p>456 615,16</text:p>
          </table:table-cell>
          <table:table-cell table:style-name="ce3" office:value-type="float" office:value="11627.58">
            <text:p>11 627,5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2">
            <text:p>2010-09-22</text:p>
          </table:table-cell>
          <table:table-cell table:style-name="ce3" office:value-type="float" office:value="311523.55">
            <text:p>311 523,55</text:p>
          </table:table-cell>
          <table:table-cell table:style-name="ce3" office:value-type="float" office:value="4461.81">
            <text:p>4 461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341121.29">
            <text:p>341 121,29</text:p>
          </table:table-cell>
          <table:table-cell table:style-name="ce3" office:value-type="float" office:value="3545.96">
            <text:p>3 545,9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>
            <text:p>2010-09-24</text:p>
          </table:table-cell>
          <table:table-cell table:style-name="ce3" office:value-type="float" office:value="137144.5">
            <text:p>137 144,50</text:p>
          </table:table-cell>
          <table:table-cell table:style-name="ce3" office:value-type="float" office:value="2574.03">
            <text:p>2 574,0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5">
            <text:p>2010-09-25</text:p>
          </table:table-cell>
          <table:table-cell table:style-name="ce3" office:value-type="float" office:value="223419.32">
            <text:p>223 419,32</text:p>
          </table:table-cell>
          <table:table-cell table:style-name="ce3" office:value-type="float" office:value="2775.4">
            <text:p>2 775,4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6">
            <text:p>2010-09-26</text:p>
          </table:table-cell>
          <table:table-cell table:style-name="ce3" office:value-type="float" office:value="407633.54">
            <text:p>407 633,54</text:p>
          </table:table-cell>
          <table:table-cell table:style-name="ce3" office:value-type="float" office:value="7707.19">
            <text:p>7 707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table:style-name="ce3" office:value-type="float" office:value="275226.82">
            <text:p>275 226,82</text:p>
          </table:table-cell>
          <table:table-cell table:style-name="ce3" office:value-type="float" office:value="7113.64">
            <text:p>7 113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264809.62">
            <text:p>264 809,62</text:p>
          </table:table-cell>
          <table:table-cell table:style-name="ce3" office:value-type="float" office:value="4488.3">
            <text:p>4 488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408460.67">
            <text:p>408 460,67</text:p>
          </table:table-cell>
          <table:table-cell table:style-name="ce3" office:value-type="float" office:value="5396.49">
            <text:p>5 396,4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30">
            <text:p>2010-09-30</text:p>
          </table:table-cell>
          <table:table-cell table:style-name="ce3" office:value-type="float" office:value="319316.43">
            <text:p>319 316,43</text:p>
          </table:table-cell>
          <table:table-cell table:style-name="ce3" office:value-type="float" office:value="4469.09">
            <text:p>4 469,0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>
            <text:p>2010-10-01</text:p>
          </table:table-cell>
          <table:table-cell table:style-name="ce3" office:value-type="float" office:value="231386.27">
            <text:p>231 386,27</text:p>
          </table:table-cell>
          <table:table-cell table:style-name="ce3" office:value-type="float" office:value="7476.13">
            <text:p>7 476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2">
            <text:p>2010-10-02</text:p>
          </table:table-cell>
          <table:table-cell table:style-name="ce3" office:value-type="float" office:value="445118.82">
            <text:p>445 118,82</text:p>
          </table:table-cell>
          <table:table-cell table:style-name="ce3" office:value-type="float" office:value="11012.34">
            <text:p>11 012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258749.74">
            <text:p>258 749,74</text:p>
          </table:table-cell>
          <table:table-cell table:style-name="ce3" office:value-type="float" office:value="5463.47">
            <text:p>5 463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table:style-name="ce3" office:value-type="float" office:value="359244.45">
            <text:p>359 244,45</text:p>
          </table:table-cell>
          <table:table-cell table:style-name="ce3" office:value-type="float" office:value="4380.5">
            <text:p>4 380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433613.87">
            <text:p>433 613,87</text:p>
          </table:table-cell>
          <table:table-cell table:style-name="ce3" office:value-type="float" office:value="10253.34">
            <text:p>10 253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6">
            <text:p>2010-10-06</text:p>
          </table:table-cell>
          <table:table-cell table:style-name="ce3" office:value-type="float" office:value="145955.5">
            <text:p>145 955,50</text:p>
          </table:table-cell>
          <table:table-cell table:style-name="ce3" office:value-type="float" office:value="3214.17">
            <text:p>3 214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>
            <text:p>2010-10-07</text:p>
          </table:table-cell>
          <table:table-cell table:style-name="ce3" office:value-type="float" office:value="450910.38">
            <text:p>450 910,38</text:p>
          </table:table-cell>
          <table:table-cell table:style-name="ce3" office:value-type="float" office:value="8067.82">
            <text:p>8 067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229281.93">
            <text:p>229 281,93</text:p>
          </table:table-cell>
          <table:table-cell table:style-name="ce3" office:value-type="float" office:value="5295.19">
            <text:p>5 295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9">
            <text:p>2010-10-09</text:p>
          </table:table-cell>
          <table:table-cell table:style-name="ce3" office:value-type="float" office:value="393828.72">
            <text:p>393 828,72</text:p>
          </table:table-cell>
          <table:table-cell table:style-name="ce3" office:value-type="float" office:value="9262.2">
            <text:p>9 262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0">
            <text:p>2010-10-10</text:p>
          </table:table-cell>
          <table:table-cell table:style-name="ce3" office:value-type="float" office:value="300496.23">
            <text:p>300 496,23</text:p>
          </table:table-cell>
          <table:table-cell table:style-name="ce3" office:value-type="float" office:value="6898.44">
            <text:p>6 898,4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table:style-name="ce3" office:value-type="float" office:value="213622.77">
            <text:p>213 622,77</text:p>
          </table:table-cell>
          <table:table-cell table:style-name="ce3" office:value-type="float" office:value="2662.63">
            <text:p>2 662,6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2">
            <text:p>2010-10-12</text:p>
          </table:table-cell>
          <table:table-cell table:style-name="ce3" office:value-type="float" office:value="222623.15">
            <text:p>222 623,15</text:p>
          </table:table-cell>
          <table:table-cell table:style-name="ce3" office:value-type="float" office:value="3706.68">
            <text:p>3 706,6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>
            <text:p>2010-10-13</text:p>
          </table:table-cell>
          <table:table-cell table:style-name="ce3" office:value-type="float" office:value="93354.87">
            <text:p>93 354,87</text:p>
          </table:table-cell>
          <table:table-cell table:style-name="ce3" office:value-type="float" office:value="1302.93">
            <text:p>1 302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>
            <text:p>2010-10-14</text:p>
          </table:table-cell>
          <table:table-cell table:style-name="ce3" office:value-type="float" office:value="263610.77">
            <text:p>263 610,77</text:p>
          </table:table-cell>
          <table:table-cell table:style-name="ce3" office:value-type="float" office:value="9003.1">
            <text:p>9 003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331279.53">
            <text:p>331 279,53</text:p>
          </table:table-cell>
          <table:table-cell table:style-name="ce3" office:value-type="float" office:value="5937.97">
            <text:p>5 937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272437.39">
            <text:p>272 437,39</text:p>
          </table:table-cell>
          <table:table-cell table:style-name="ce3" office:value-type="float" office:value="5728.29">
            <text:p>5 728,2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7">
            <text:p>2010-10-17</text:p>
          </table:table-cell>
          <table:table-cell table:style-name="ce3" office:value-type="float" office:value="329347.75">
            <text:p>329 347,75</text:p>
          </table:table-cell>
          <table:table-cell table:style-name="ce3" office:value-type="float" office:value="5050.57">
            <text:p>5 050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table:style-name="ce3" office:value-type="float" office:value="354315.49">
            <text:p>354 315,49</text:p>
          </table:table-cell>
          <table:table-cell table:style-name="ce3" office:value-type="float" office:value="6466.79">
            <text:p>6 466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>
            <text:p>2010-10-19</text:p>
          </table:table-cell>
          <table:table-cell table:style-name="ce3" office:value-type="float" office:value="352839.02">
            <text:p>352 839,02</text:p>
          </table:table-cell>
          <table:table-cell table:style-name="ce3" office:value-type="float" office:value="4943.8">
            <text:p>4 943,8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>
            <text:p>2010-10-20</text:p>
          </table:table-cell>
          <table:table-cell table:style-name="ce3" office:value-type="float" office:value="467937.81">
            <text:p>467 937,81</text:p>
          </table:table-cell>
          <table:table-cell table:style-name="ce3" office:value-type="float" office:value="7706.49">
            <text:p>7 706,4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1">
            <text:p>2010-10-21</text:p>
          </table:table-cell>
          <table:table-cell table:style-name="ce3" office:value-type="float" office:value="403020.76">
            <text:p>403 020,76</text:p>
          </table:table-cell>
          <table:table-cell table:style-name="ce3" office:value-type="float" office:value="6854.09">
            <text:p>6 854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321183.94">
            <text:p>321 183,94</text:p>
          </table:table-cell>
          <table:table-cell table:style-name="ce3" office:value-type="float" office:value="6887.93">
            <text:p>6 887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559740.85">
            <text:p>559 740,85</text:p>
          </table:table-cell>
          <table:table-cell table:style-name="ce3" office:value-type="float" office:value="16357.13">
            <text:p>16 357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297909.88">
            <text:p>297 909,88</text:p>
          </table:table-cell>
          <table:table-cell table:style-name="ce3" office:value-type="float" office:value="9226.07">
            <text:p>9 226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>
            <text:p>2010-10-25</text:p>
          </table:table-cell>
          <table:table-cell table:style-name="ce3" office:value-type="float" office:value="342228">
            <text:p>342 228,00</text:p>
          </table:table-cell>
          <table:table-cell table:style-name="ce3" office:value-type="float" office:value="6799.68">
            <text:p>6 799,6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>
            <text:p>2010-10-26</text:p>
          </table:table-cell>
          <table:table-cell table:style-name="ce3" office:value-type="float" office:value="308644.51">
            <text:p>308 644,51</text:p>
          </table:table-cell>
          <table:table-cell table:style-name="ce3" office:value-type="float" office:value="4070.22">
            <text:p>4 070,2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338893.95">
            <text:p>338 893,95</text:p>
          </table:table-cell>
          <table:table-cell table:style-name="ce3" office:value-type="float" office:value="7590.01">
            <text:p>7 590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486092.79">
            <text:p>486 092,79</text:p>
          </table:table-cell>
          <table:table-cell table:style-name="ce3" office:value-type="float" office:value="11035.02">
            <text:p>11 035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178331.41">
            <text:p>178 331,41</text:p>
          </table:table-cell>
          <table:table-cell table:style-name="ce3" office:value-type="float" office:value="4389.16">
            <text:p>4 389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241731.5">
            <text:p>241 731,50</text:p>
          </table:table-cell>
          <table:table-cell table:style-name="ce3" office:value-type="float" office:value="3979.77">
            <text:p>3 979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table:style-name="ce3" office:value-type="float" office:value="232547.82">
            <text:p>232 547,82</text:p>
          </table:table-cell>
          <table:table-cell table:style-name="ce3" office:value-type="float" office:value="4876.24">
            <text:p>4 876,2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2">
            <text:p>2010-11-02</text:p>
          </table:table-cell>
          <table:table-cell table:style-name="ce3" office:value-type="float" office:value="351123.64">
            <text:p>351 123,64</text:p>
          </table:table-cell>
          <table:table-cell table:style-name="ce3" office:value-type="float" office:value="5811.38">
            <text:p>5 811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3">
            <text:p>2010-11-03</text:p>
          </table:table-cell>
          <table:table-cell table:style-name="ce3" office:value-type="float" office:value="257292.77">
            <text:p>257 292,77</text:p>
          </table:table-cell>
          <table:table-cell table:style-name="ce3" office:value-type="float" office:value="3087.64">
            <text:p>3 08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>
            <text:p>2010-11-04</text:p>
          </table:table-cell>
          <table:table-cell table:style-name="ce3" office:value-type="float" office:value="202514.45">
            <text:p>202 514,45</text:p>
          </table:table-cell>
          <table:table-cell table:style-name="ce3" office:value-type="float" office:value="4693.27">
            <text:p>4 693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>
            <text:p>2010-11-05</text:p>
          </table:table-cell>
          <table:table-cell table:style-name="ce3" office:value-type="float" office:value="244611.9">
            <text:p>244 611,90</text:p>
          </table:table-cell>
          <table:table-cell table:style-name="ce3" office:value-type="float" office:value="2644.17">
            <text:p>2 644,1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6">
            <text:p>2010-11-06</text:p>
          </table:table-cell>
          <table:table-cell table:style-name="ce3" office:value-type="float" office:value="326224.99">
            <text:p>326 224,99</text:p>
          </table:table-cell>
          <table:table-cell table:style-name="ce3" office:value-type="float" office:value="5140.64">
            <text:p>5 140,6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275381.01">
            <text:p>275 381,01</text:p>
          </table:table-cell>
          <table:table-cell table:style-name="ce3" office:value-type="float" office:value="3936.83">
            <text:p>3 936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264503.83">
            <text:p>264 503,83</text:p>
          </table:table-cell>
          <table:table-cell table:style-name="ce3" office:value-type="float" office:value="3111.44">
            <text:p>3 111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294076.49">
            <text:p>294 076,49</text:p>
          </table:table-cell>
          <table:table-cell table:style-name="ce3" office:value-type="float" office:value="3558.96">
            <text:p>3 558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>
            <text:p>2010-11-11</text:p>
          </table:table-cell>
          <table:table-cell table:style-name="ce3" office:value-type="float" office:value="256276.42">
            <text:p>256 276,42</text:p>
          </table:table-cell>
          <table:table-cell table:style-name="ce3" office:value-type="float" office:value="6769.05">
            <text:p>6 769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>
            <text:p>2010-11-12</text:p>
          </table:table-cell>
          <table:table-cell table:style-name="ce3" office:value-type="float" office:value="586297.71">
            <text:p>586 297,71</text:p>
          </table:table-cell>
          <table:table-cell table:style-name="ce3" office:value-type="float" office:value="8670.48">
            <text:p>8 670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339814.39">
            <text:p>339 814,39</text:p>
          </table:table-cell>
          <table:table-cell table:style-name="ce3" office:value-type="float" office:value="5281.54">
            <text:p>5 281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4">
            <text:p>2010-11-14</text:p>
          </table:table-cell>
          <table:table-cell table:style-name="ce3" office:value-type="float" office:value="356943.39">
            <text:p>356 943,39</text:p>
          </table:table-cell>
          <table:table-cell table:style-name="ce3" office:value-type="float" office:value="4490.42">
            <text:p>4 490,4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5">
            <text:p>2010-11-15</text:p>
          </table:table-cell>
          <table:table-cell table:style-name="ce3" office:value-type="float" office:value="154789.66">
            <text:p>154 789,66</text:p>
          </table:table-cell>
          <table:table-cell table:style-name="ce3" office:value-type="float" office:value="1722.56">
            <text:p>1 722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>
            <text:p>2010-11-16</text:p>
          </table:table-cell>
          <table:table-cell table:style-name="ce3" office:value-type="float" office:value="557708.47">
            <text:p>557 708,47</text:p>
          </table:table-cell>
          <table:table-cell table:style-name="ce3" office:value-type="float" office:value="9763.8">
            <text:p>9 76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455664.75">
            <text:p>455 664,75</text:p>
          </table:table-cell>
          <table:table-cell table:style-name="ce3" office:value-type="float" office:value="5099.77">
            <text:p>5 099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>
            <text:p>2010-11-18</text:p>
          </table:table-cell>
          <table:table-cell table:style-name="ce3" office:value-type="float" office:value="305279.37">
            <text:p>305 279,37</text:p>
          </table:table-cell>
          <table:table-cell table:style-name="ce3" office:value-type="float" office:value="5463.12">
            <text:p>5 463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>
            <text:p>2010-11-19</text:p>
          </table:table-cell>
          <table:table-cell table:style-name="ce3" office:value-type="float" office:value="294878.64">
            <text:p>294 878,64</text:p>
          </table:table-cell>
          <table:table-cell table:style-name="ce3" office:value-type="float" office:value="3503.79">
            <text:p>3 503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0">
            <text:p>2010-11-20</text:p>
          </table:table-cell>
          <table:table-cell table:style-name="ce3" office:value-type="float" office:value="280078.28">
            <text:p>280 078,28</text:p>
          </table:table-cell>
          <table:table-cell table:style-name="ce3" office:value-type="float" office:value="7664.98">
            <text:p>7 664,9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1">
            <text:p>2010-11-21</text:p>
          </table:table-cell>
          <table:table-cell table:style-name="ce3" office:value-type="float" office:value="235845.9">
            <text:p>235 845,90</text:p>
          </table:table-cell>
          <table:table-cell table:style-name="ce3" office:value-type="float" office:value="3813.81">
            <text:p>3 813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382368.08">
            <text:p>382 368,08</text:p>
          </table:table-cell>
          <table:table-cell table:style-name="ce3" office:value-type="float" office:value="9554.42">
            <text:p>9 554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197717.05">
            <text:p>197 717,05</text:p>
          </table:table-cell>
          <table:table-cell table:style-name="ce3" office:value-type="float" office:value="2901.2">
            <text:p>2 901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262468.29">
            <text:p>262 468,29</text:p>
          </table:table-cell>
          <table:table-cell table:style-name="ce3" office:value-type="float" office:value="4126.86">
            <text:p>4 126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215397.6">
            <text:p>215 397,60</text:p>
          </table:table-cell>
          <table:table-cell table:style-name="ce3" office:value-type="float" office:value="4148.64">
            <text:p>4 148,6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>
            <text:p>2010-11-26</text:p>
          </table:table-cell>
          <table:table-cell table:style-name="ce3" office:value-type="float" office:value="358586.32">
            <text:p>358 586,32</text:p>
          </table:table-cell>
          <table:table-cell table:style-name="ce3" office:value-type="float" office:value="5804.25">
            <text:p>5 804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285951.25">
            <text:p>285 951,25</text:p>
          </table:table-cell>
          <table:table-cell table:style-name="ce3" office:value-type="float" office:value="2954.96">
            <text:p>2 954,96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8">
            <text:p>2010-11-28</text:p>
          </table:table-cell>
          <table:table-cell table:style-name="ce3" office:value-type="float" office:value="277214.67">
            <text:p>277 214,67</text:p>
          </table:table-cell>
          <table:table-cell table:style-name="ce3" office:value-type="float" office:value="5204.93">
            <text:p>5 204,9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353744.87">
            <text:p>353 744,87</text:p>
          </table:table-cell>
          <table:table-cell table:style-name="ce3" office:value-type="float" office:value="7072.07">
            <text:p>7 072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>
            <text:p>2010-11-30</text:p>
          </table:table-cell>
          <table:table-cell table:style-name="ce3" office:value-type="float" office:value="244271.26">
            <text:p>244 271,26</text:p>
          </table:table-cell>
          <table:table-cell table:style-name="ce3" office:value-type="float" office:value="3972.54">
            <text:p>3 972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219943.23">
            <text:p>219 943,23</text:p>
          </table:table-cell>
          <table:table-cell table:style-name="ce3" office:value-type="float" office:value="6135.1">
            <text:p>6 135,1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>
            <text:p>2010-12-02</text:p>
          </table:table-cell>
          <table:table-cell table:style-name="ce3" office:value-type="float" office:value="177560.21">
            <text:p>177 560,21</text:p>
          </table:table-cell>
          <table:table-cell table:style-name="ce3" office:value-type="float" office:value="2519.66">
            <text:p>2 519,6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>
            <text:p>2010-12-03</text:p>
          </table:table-cell>
          <table:table-cell table:style-name="ce3" office:value-type="float" office:value="346072.39">
            <text:p>346 072,39</text:p>
          </table:table-cell>
          <table:table-cell table:style-name="ce3" office:value-type="float" office:value="4072.88">
            <text:p>4 072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4">
            <text:p>2010-12-04</text:p>
          </table:table-cell>
          <table:table-cell table:style-name="ce3" office:value-type="float" office:value="424169.35">
            <text:p>424 169,35</text:p>
          </table:table-cell>
          <table:table-cell table:style-name="ce3" office:value-type="float" office:value="6172.43">
            <text:p>6 172,4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406323.42">
            <text:p>406 323,42</text:p>
          </table:table-cell>
          <table:table-cell table:style-name="ce3" office:value-type="float" office:value="9120.62">
            <text:p>9 120,6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266296.41">
            <text:p>266 296,41</text:p>
          </table:table-cell>
          <table:table-cell table:style-name="ce3" office:value-type="float" office:value="4052.6">
            <text:p>4 052,6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323613.39">
            <text:p>323 613,39</text:p>
          </table:table-cell>
          <table:table-cell table:style-name="ce3" office:value-type="float" office:value="4716.71">
            <text:p>4 716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350573.13">
            <text:p>350 573,13</text:p>
          </table:table-cell>
          <table:table-cell table:style-name="ce3" office:value-type="float" office:value="5503.5">
            <text:p>5 503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278677.2">
            <text:p>278 677,20</text:p>
          </table:table-cell>
          <table:table-cell table:style-name="ce3" office:value-type="float" office:value="9850.73">
            <text:p>9 850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0">
            <text:p>2010-12-10</text:p>
          </table:table-cell>
          <table:table-cell table:style-name="ce3" office:value-type="float" office:value="249566.07">
            <text:p>249 566,07</text:p>
          </table:table-cell>
          <table:table-cell table:style-name="ce3" office:value-type="float" office:value="2827.94">
            <text:p>2 827,9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264996.51">
            <text:p>264 996,51</text:p>
          </table:table-cell>
          <table:table-cell table:style-name="ce3" office:value-type="float" office:value="6108.73">
            <text:p>6 108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2">
            <text:p>2010-12-12</text:p>
          </table:table-cell>
          <table:table-cell table:style-name="ce3" office:value-type="float" office:value="338993.71">
            <text:p>338 993,71</text:p>
          </table:table-cell>
          <table:table-cell table:style-name="ce3" office:value-type="float" office:value="3744.55">
            <text:p>3 744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table:style-name="ce3" office:value-type="float" office:value="112175.32">
            <text:p>112 175,32</text:p>
          </table:table-cell>
          <table:table-cell table:style-name="ce3" office:value-type="float" office:value="1917.2">
            <text:p>1 917,20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>
            <text:p>2010-12-14</text:p>
          </table:table-cell>
          <table:table-cell table:style-name="ce3" office:value-type="float" office:value="87444.96">
            <text:p>87 444,96</text:p>
          </table:table-cell>
          <table:table-cell table:style-name="ce3" office:value-type="float" office:value="1511.06">
            <text:p>1 511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310808.66">
            <text:p>310 808,66</text:p>
          </table:table-cell>
          <table:table-cell table:style-name="ce3" office:value-type="float" office:value="7209.67">
            <text:p>7 209,6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229973">
            <text:p>229 973,00</text:p>
          </table:table-cell>
          <table:table-cell table:style-name="ce3" office:value-type="float" office:value="3255.56">
            <text:p>3 255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384084.19">
            <text:p>384 084,19</text:p>
          </table:table-cell>
          <table:table-cell table:style-name="ce3" office:value-type="float" office:value="7270.19">
            <text:p>7 270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245866.74">
            <text:p>245 866,74</text:p>
          </table:table-cell>
          <table:table-cell table:style-name="ce3" office:value-type="float" office:value="5034.13">
            <text:p>5 034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183911.39">
            <text:p>183 911,39</text:p>
          </table:table-cell>
          <table:table-cell table:style-name="ce3" office:value-type="float" office:value="2422.44">
            <text:p>2 422,4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table:style-name="ce3" office:value-type="float" office:value="184719.37">
            <text:p>184 719,37</text:p>
          </table:table-cell>
          <table:table-cell table:style-name="ce3" office:value-type="float" office:value="5034.6">
            <text:p>5 034,6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>
            <text:p>2010-12-21</text:p>
          </table:table-cell>
          <table:table-cell table:style-name="ce3" office:value-type="float" office:value="314973.35">
            <text:p>314 973,35</text:p>
          </table:table-cell>
          <table:table-cell table:style-name="ce3" office:value-type="float" office:value="5498.84">
            <text:p>5 498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2">
            <text:p>2010-12-22</text:p>
          </table:table-cell>
          <table:table-cell table:style-name="ce3" office:value-type="float" office:value="326618.76">
            <text:p>326 618,76</text:p>
          </table:table-cell>
          <table:table-cell table:style-name="ce3" office:value-type="float" office:value="6465.14">
            <text:p>6 465,1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>
            <text:p>2010-12-23</text:p>
          </table:table-cell>
          <table:table-cell table:style-name="ce3" office:value-type="float" office:value="291997.62">
            <text:p>291 997,62</text:p>
          </table:table-cell>
          <table:table-cell table:style-name="ce3" office:value-type="float" office:value="6952.32">
            <text:p>6 952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327270.89">
            <text:p>327 270,89</text:p>
          </table:table-cell>
          <table:table-cell table:style-name="ce3" office:value-type="float" office:value="8651.09">
            <text:p>8 651,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146563.95">
            <text:p>146 563,95</text:p>
          </table:table-cell>
          <table:table-cell table:style-name="ce3" office:value-type="float" office:value="4741.64">
            <text:p>4 741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6">
            <text:p>2010-12-26</text:p>
          </table:table-cell>
          <table:table-cell table:style-name="ce3" office:value-type="float" office:value="469288.58">
            <text:p>469 288,58</text:p>
          </table:table-cell>
          <table:table-cell table:style-name="ce3" office:value-type="float" office:value="11962.49">
            <text:p>11 962,4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439719.97">
            <text:p>439 719,97</text:p>
          </table:table-cell>
          <table:table-cell table:style-name="ce3" office:value-type="float" office:value="6327.82">
            <text:p>6 327,8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>
            <text:p>2010-12-28</text:p>
          </table:table-cell>
          <table:table-cell table:style-name="ce3" office:value-type="float" office:value="273542.4">
            <text:p>273 542,40</text:p>
          </table:table-cell>
          <table:table-cell table:style-name="ce3" office:value-type="float" office:value="3580.87">
            <text:p>3 580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208697.68">
            <text:p>208 697,68</text:p>
          </table:table-cell>
          <table:table-cell table:style-name="ce3" office:value-type="float" office:value="5661.9">
            <text:p>5 661,9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376485.89">
            <text:p>376 485,89</text:p>
          </table:table-cell>
          <table:table-cell table:style-name="ce3" office:value-type="float" office:value="4925.25">
            <text:p>4 925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1">
            <text:p>2010-12-31</text:p>
          </table:table-cell>
          <table:table-cell table:style-name="ce3" office:value-type="float" office:value="316171.85">
            <text:p>316 171,85</text:p>
          </table:table-cell>
          <table:table-cell table:style-name="ce3" office:value-type="float" office:value="6060.41">
            <text:p>6 060,4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>
            <text:p>2011-01-01</text:p>
          </table:table-cell>
          <table:table-cell table:style-name="ce3" office:value-type="float" office:value="111066.51">
            <text:p>111 066,51</text:p>
          </table:table-cell>
          <table:table-cell table:style-name="ce3" office:value-type="float" office:value="1598.31">
            <text:p>1 598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367836.85">
            <text:p>367 836,85</text:p>
          </table:table-cell>
          <table:table-cell table:style-name="ce3" office:value-type="float" office:value="4733.46">
            <text:p>4 733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table:style-name="ce3" office:value-type="float" office:value="266126.76">
            <text:p>266 126,76</text:p>
          </table:table-cell>
          <table:table-cell table:style-name="ce3" office:value-type="float" office:value="5029.8">
            <text:p>5 029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>
            <text:p>2011-01-04</text:p>
          </table:table-cell>
          <table:table-cell table:style-name="ce3" office:value-type="float" office:value="167671.42">
            <text:p>167 671,42</text:p>
          </table:table-cell>
          <table:table-cell table:style-name="ce3" office:value-type="float" office:value="2340.15">
            <text:p>2 340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413099.08">
            <text:p>413 099,08</text:p>
          </table:table-cell>
          <table:table-cell table:style-name="ce3" office:value-type="float" office:value="5076.17">
            <text:p>5 076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200119.03">
            <text:p>200 119,03</text:p>
          </table:table-cell>
          <table:table-cell table:style-name="ce3" office:value-type="float" office:value="5085.62">
            <text:p>5 085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7">
            <text:p>2011-01-07</text:p>
          </table:table-cell>
          <table:table-cell table:style-name="ce3" office:value-type="float" office:value="297856.46">
            <text:p>297 856,46</text:p>
          </table:table-cell>
          <table:table-cell table:style-name="ce3" office:value-type="float" office:value="9507.07">
            <text:p>9 507,0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8">
            <text:p>2011-01-08</text:p>
          </table:table-cell>
          <table:table-cell table:style-name="ce3" office:value-type="float" office:value="226920.11">
            <text:p>226 920,11</text:p>
          </table:table-cell>
          <table:table-cell table:style-name="ce3" office:value-type="float" office:value="3520.87">
            <text:p>3 520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9">
            <text:p>2011-01-09</text:p>
          </table:table-cell>
          <table:table-cell table:style-name="ce3" office:value-type="float" office:value="160116.88">
            <text:p>160 116,88</text:p>
          </table:table-cell>
          <table:table-cell table:style-name="ce3" office:value-type="float" office:value="2100.17">
            <text:p>2 100,1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303146.15">
            <text:p>303 146,15</text:p>
          </table:table-cell>
          <table:table-cell table:style-name="ce3" office:value-type="float" office:value="4553.8">
            <text:p>4 55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1">
            <text:p>2011-01-11</text:p>
          </table:table-cell>
          <table:table-cell table:style-name="ce3" office:value-type="float" office:value="285303.74">
            <text:p>285 303,74</text:p>
          </table:table-cell>
          <table:table-cell table:style-name="ce3" office:value-type="float" office:value="5578.88">
            <text:p>5 578,8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278574.37">
            <text:p>278 574,37</text:p>
          </table:table-cell>
          <table:table-cell table:style-name="ce3" office:value-type="float" office:value="3674.15">
            <text:p>3 674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424703.67">
            <text:p>424 703,67</text:p>
          </table:table-cell>
          <table:table-cell table:style-name="ce3" office:value-type="float" office:value="8253.08">
            <text:p>8 253,0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476745.62">
            <text:p>476 745,62</text:p>
          </table:table-cell>
          <table:table-cell table:style-name="ce3" office:value-type="float" office:value="7827.05">
            <text:p>7 827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258665.34">
            <text:p>258 665,34</text:p>
          </table:table-cell>
          <table:table-cell table:style-name="ce3" office:value-type="float" office:value="4542.77">
            <text:p>4 542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285227.5">
            <text:p>285 227,50</text:p>
          </table:table-cell>
          <table:table-cell table:style-name="ce3" office:value-type="float" office:value="5034.02">
            <text:p>5 034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234404.66">
            <text:p>234 404,66</text:p>
          </table:table-cell>
          <table:table-cell table:style-name="ce3" office:value-type="float" office:value="2948.86">
            <text:p>2 948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>
            <text:p>2011-01-18</text:p>
          </table:table-cell>
          <table:table-cell table:style-name="ce3" office:value-type="float" office:value="260793.79">
            <text:p>260 793,79</text:p>
          </table:table-cell>
          <table:table-cell table:style-name="ce3" office:value-type="float" office:value="6038.29">
            <text:p>6 038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255504.69">
            <text:p>255 504,69</text:p>
          </table:table-cell>
          <table:table-cell table:style-name="ce3" office:value-type="float" office:value="4895.66">
            <text:p>4 895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>
            <text:p>2011-01-20</text:p>
          </table:table-cell>
          <table:table-cell table:style-name="ce3" office:value-type="float" office:value="191684.78">
            <text:p>191 684,78</text:p>
          </table:table-cell>
          <table:table-cell table:style-name="ce3" office:value-type="float" office:value="3127.51">
            <text:p>3 127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418620.45">
            <text:p>418 620,45</text:p>
          </table:table-cell>
          <table:table-cell table:style-name="ce3" office:value-type="float" office:value="7634.88">
            <text:p>7 634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373051.83">
            <text:p>373 051,83</text:p>
          </table:table-cell>
          <table:table-cell table:style-name="ce3" office:value-type="float" office:value="5166.21">
            <text:p>5 16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table:style-name="ce3" office:value-type="float" office:value="234396.58">
            <text:p>234 396,58</text:p>
          </table:table-cell>
          <table:table-cell table:style-name="ce3" office:value-type="float" office:value="3628.43">
            <text:p>3 628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357953.09">
            <text:p>357 953,09</text:p>
          </table:table-cell>
          <table:table-cell table:style-name="ce3" office:value-type="float" office:value="8681.86">
            <text:p>8 681,8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496473.28">
            <text:p>496 473,28</text:p>
          </table:table-cell>
          <table:table-cell table:style-name="ce3" office:value-type="float" office:value="9507.34">
            <text:p>9 507,3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>
            <text:p>2011-01-27</text:p>
          </table:table-cell>
          <table:table-cell table:style-name="ce3" office:value-type="float" office:value="288981.59">
            <text:p>288 981,59</text:p>
          </table:table-cell>
          <table:table-cell table:style-name="ce3" office:value-type="float" office:value="9030.67">
            <text:p>9 030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198344.01">
            <text:p>198 344,01</text:p>
          </table:table-cell>
          <table:table-cell table:style-name="ce3" office:value-type="float" office:value="5429.62">
            <text:p>5 429,6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252218.94">
            <text:p>252 218,94</text:p>
          </table:table-cell>
          <table:table-cell table:style-name="ce3" office:value-type="float" office:value="3724.99">
            <text:p>3 724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0">
            <text:p>2011-01-30</text:p>
          </table:table-cell>
          <table:table-cell table:style-name="ce3" office:value-type="float" office:value="360708.38">
            <text:p>360 708,38</text:p>
          </table:table-cell>
          <table:table-cell table:style-name="ce3" office:value-type="float" office:value="5151.51">
            <text:p>5 151,5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table:style-name="ce3" office:value-type="float" office:value="366301.43">
            <text:p>366 301,43</text:p>
          </table:table-cell>
          <table:table-cell table:style-name="ce3" office:value-type="float" office:value="7293.94">
            <text:p>7 293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>
            <text:p>2011-02-01</text:p>
          </table:table-cell>
          <table:table-cell table:style-name="ce3" office:value-type="float" office:value="244527.19">
            <text:p>244 527,19</text:p>
          </table:table-cell>
          <table:table-cell table:style-name="ce3" office:value-type="float" office:value="7166.68">
            <text:p>7 166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2">
            <text:p>2011-02-02</text:p>
          </table:table-cell>
          <table:table-cell table:style-name="ce3" office:value-type="float" office:value="478547.19">
            <text:p>478 547,19</text:p>
          </table:table-cell>
          <table:table-cell table:style-name="ce3" office:value-type="float" office:value="6278.5">
            <text:p>6 278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485412.13">
            <text:p>485 412,13</text:p>
          </table:table-cell>
          <table:table-cell table:style-name="ce3" office:value-type="float" office:value="9399.93">
            <text:p>9 399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4">
            <text:p>2011-02-04</text:p>
          </table:table-cell>
          <table:table-cell table:style-name="ce3" office:value-type="float" office:value="367799.44">
            <text:p>367 799,44</text:p>
          </table:table-cell>
          <table:table-cell table:style-name="ce3" office:value-type="float" office:value="8099.53">
            <text:p>8 099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352605.73">
            <text:p>352 605,73</text:p>
          </table:table-cell>
          <table:table-cell table:style-name="ce3" office:value-type="float" office:value="9240.19">
            <text:p>9 240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389466.45">
            <text:p>389 466,45</text:p>
          </table:table-cell>
          <table:table-cell table:style-name="ce3" office:value-type="float" office:value="8499.92">
            <text:p>8 499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209194.81">
            <text:p>209 194,81</text:p>
          </table:table-cell>
          <table:table-cell table:style-name="ce3" office:value-type="float" office:value="2762.74">
            <text:p>2 762,7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>
            <text:p>2011-02-08</text:p>
          </table:table-cell>
          <table:table-cell table:style-name="ce3" office:value-type="float" office:value="291014.81">
            <text:p>291 014,81</text:p>
          </table:table-cell>
          <table:table-cell table:style-name="ce3" office:value-type="float" office:value="3947.03">
            <text:p>3 947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434215.02">
            <text:p>434 215,02</text:p>
          </table:table-cell>
          <table:table-cell table:style-name="ce3" office:value-type="float" office:value="4286.85">
            <text:p>4 286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80292.69">
            <text:p>80 292,69</text:p>
          </table:table-cell>
          <table:table-cell table:style-name="ce3" office:value-type="float" office:value="1499.68">
            <text:p>1 499,6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273285.29">
            <text:p>273 285,29</text:p>
          </table:table-cell>
          <table:table-cell table:style-name="ce3" office:value-type="float" office:value="4824.1">
            <text:p>4 824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2">
            <text:p>2011-02-12</text:p>
          </table:table-cell>
          <table:table-cell table:style-name="ce3" office:value-type="float" office:value="249989.61">
            <text:p>249 989,61</text:p>
          </table:table-cell>
          <table:table-cell table:style-name="ce3" office:value-type="float" office:value="3360.08">
            <text:p>3 360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3">
            <text:p>2011-02-13</text:p>
          </table:table-cell>
          <table:table-cell table:style-name="ce3" office:value-type="float" office:value="340989.96">
            <text:p>340 989,96</text:p>
          </table:table-cell>
          <table:table-cell table:style-name="ce3" office:value-type="float" office:value="6038.43">
            <text:p>6 038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329392.7">
            <text:p>329 392,70</text:p>
          </table:table-cell>
          <table:table-cell table:style-name="ce3" office:value-type="float" office:value="7336.14">
            <text:p>7 336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187020.46">
            <text:p>187 020,46</text:p>
          </table:table-cell>
          <table:table-cell table:style-name="ce3" office:value-type="float" office:value="2295.01">
            <text:p>2 295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341373.96">
            <text:p>341 373,96</text:p>
          </table:table-cell>
          <table:table-cell table:style-name="ce3" office:value-type="float" office:value="4911.86">
            <text:p>4 911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>
            <text:p>2011-02-18</text:p>
          </table:table-cell>
          <table:table-cell table:style-name="ce3" office:value-type="float" office:value="336452.84">
            <text:p>336 452,84</text:p>
          </table:table-cell>
          <table:table-cell table:style-name="ce3" office:value-type="float" office:value="5011.21">
            <text:p>5 011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9">
            <text:p>2011-02-19</text:p>
          </table:table-cell>
          <table:table-cell table:style-name="ce3" office:value-type="float" office:value="319674.15">
            <text:p>319 674,15</text:p>
          </table:table-cell>
          <table:table-cell table:style-name="ce3" office:value-type="float" office:value="6094.84">
            <text:p>6 094,8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0">
            <text:p>2011-02-20</text:p>
          </table:table-cell>
          <table:table-cell table:style-name="ce3" office:value-type="float" office:value="328321.42">
            <text:p>328 321,42</text:p>
          </table:table-cell>
          <table:table-cell table:style-name="ce3" office:value-type="float" office:value="4121.02">
            <text:p>4 121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578037.19">
            <text:p>578 037,19</text:p>
          </table:table-cell>
          <table:table-cell table:style-name="ce3" office:value-type="float" office:value="6206.78">
            <text:p>6 206,7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2">
            <text:p>2011-02-22</text:p>
          </table:table-cell>
          <table:table-cell table:style-name="ce3" office:value-type="float" office:value="310250.47">
            <text:p>310 250,47</text:p>
          </table:table-cell>
          <table:table-cell table:style-name="ce3" office:value-type="float" office:value="3969.94">
            <text:p>3 969,9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3">
            <text:p>2011-02-23</text:p>
          </table:table-cell>
          <table:table-cell table:style-name="ce3" office:value-type="float" office:value="470802">
            <text:p>470 802,00</text:p>
          </table:table-cell>
          <table:table-cell table:style-name="ce3" office:value-type="float" office:value="7396.73">
            <text:p>7 396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373823.1">
            <text:p>373 823,10</text:p>
          </table:table-cell>
          <table:table-cell table:style-name="ce3" office:value-type="float" office:value="4774.85">
            <text:p>4 774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>
            <text:p>2011-02-25</text:p>
          </table:table-cell>
          <table:table-cell table:style-name="ce3" office:value-type="float" office:value="412598.13">
            <text:p>412 598,13</text:p>
          </table:table-cell>
          <table:table-cell table:style-name="ce3" office:value-type="float" office:value="10565.89">
            <text:p>10 565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452618.85">
            <text:p>452 618,85</text:p>
          </table:table-cell>
          <table:table-cell table:style-name="ce3" office:value-type="float" office:value="6564.45">
            <text:p>6 564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268738.63">
            <text:p>268 738,63</text:p>
          </table:table-cell>
          <table:table-cell table:style-name="ce3" office:value-type="float" office:value="4961.94">
            <text:p>4 961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463152.35">
            <text:p>463 152,35</text:p>
          </table:table-cell>
          <table:table-cell table:style-name="ce3" office:value-type="float" office:value="9569.26">
            <text:p>9 569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>
            <text:p>2011-03-01</text:p>
          </table:table-cell>
          <table:table-cell table:style-name="ce3" office:value-type="float" office:value="300312.23">
            <text:p>300 312,23</text:p>
          </table:table-cell>
          <table:table-cell table:style-name="ce3" office:value-type="float" office:value="4550.19">
            <text:p>4 550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373556.36">
            <text:p>373 556,36</text:p>
          </table:table-cell>
          <table:table-cell table:style-name="ce3" office:value-type="float" office:value="7254.93">
            <text:p>7 254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>
            <text:p>2011-03-03</text:p>
          </table:table-cell>
          <table:table-cell table:style-name="ce3" office:value-type="float" office:value="540524.84">
            <text:p>540 524,84</text:p>
          </table:table-cell>
          <table:table-cell table:style-name="ce3" office:value-type="float" office:value="10135.47">
            <text:p>10 135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>
            <text:p>2011-03-04</text:p>
          </table:table-cell>
          <table:table-cell table:style-name="ce3" office:value-type="float" office:value="209932.78">
            <text:p>209 932,78</text:p>
          </table:table-cell>
          <table:table-cell table:style-name="ce3" office:value-type="float" office:value="3767.64">
            <text:p>3 76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5">
            <text:p>2011-03-05</text:p>
          </table:table-cell>
          <table:table-cell table:style-name="ce3" office:value-type="float" office:value="348065.26">
            <text:p>348 065,26</text:p>
          </table:table-cell>
          <table:table-cell table:style-name="ce3" office:value-type="float" office:value="8124.77">
            <text:p>8 124,7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6">
            <text:p>2011-03-06</text:p>
          </table:table-cell>
          <table:table-cell table:style-name="ce3" office:value-type="float" office:value="273111.69">
            <text:p>273 111,69</text:p>
          </table:table-cell>
          <table:table-cell table:style-name="ce3" office:value-type="float" office:value="3536.8">
            <text:p>3 536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table:style-name="ce3" office:value-type="float" office:value="232109.46">
            <text:p>232 109,46</text:p>
          </table:table-cell>
          <table:table-cell table:style-name="ce3" office:value-type="float" office:value="3260.88">
            <text:p>3 260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8">
            <text:p>2011-03-08</text:p>
          </table:table-cell>
          <table:table-cell table:style-name="ce3" office:value-type="float" office:value="201459.42">
            <text:p>201 459,42</text:p>
          </table:table-cell>
          <table:table-cell table:style-name="ce3" office:value-type="float" office:value="3623.37">
            <text:p>3 623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>
            <text:p>2011-03-09</text:p>
          </table:table-cell>
          <table:table-cell table:style-name="ce3" office:value-type="float" office:value="332642.92">
            <text:p>332 642,92</text:p>
          </table:table-cell>
          <table:table-cell table:style-name="ce3" office:value-type="float" office:value="4193.68">
            <text:p>4 193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432320.59">
            <text:p>432 320,59</text:p>
          </table:table-cell>
          <table:table-cell table:style-name="ce3" office:value-type="float" office:value="16750.12">
            <text:p>16 750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124863.52">
            <text:p>124 863,52</text:p>
          </table:table-cell>
          <table:table-cell table:style-name="ce3" office:value-type="float" office:value="2488.81">
            <text:p>2 488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366924.85">
            <text:p>366 924,85</text:p>
          </table:table-cell>
          <table:table-cell table:style-name="ce3" office:value-type="float" office:value="5552.74">
            <text:p>5 552,7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247528.54">
            <text:p>247 528,54</text:p>
          </table:table-cell>
          <table:table-cell table:style-name="ce3" office:value-type="float" office:value="5053.67">
            <text:p>5 053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151506.65">
            <text:p>151 506,65</text:p>
          </table:table-cell>
          <table:table-cell table:style-name="ce3" office:value-type="float" office:value="2153.61">
            <text:p>2 153,6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371292.2">
            <text:p>371 292,20</text:p>
          </table:table-cell>
          <table:table-cell table:style-name="ce3" office:value-type="float" office:value="10984.98">
            <text:p>10 984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255518.3">
            <text:p>255 518,30</text:p>
          </table:table-cell>
          <table:table-cell table:style-name="ce3" office:value-type="float" office:value="4113.3">
            <text:p>4 113,3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148537.16">
            <text:p>148 537,16</text:p>
          </table:table-cell>
          <table:table-cell table:style-name="ce3" office:value-type="float" office:value="3781.5">
            <text:p>3 781,5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2">
            <text:p>2011-03-22</text:p>
          </table:table-cell>
          <table:table-cell table:style-name="ce3" office:value-type="float" office:value="336710.18">
            <text:p>336 710,18</text:p>
          </table:table-cell>
          <table:table-cell table:style-name="ce3" office:value-type="float" office:value="12885.96">
            <text:p>12 885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417620.77">
            <text:p>417 620,77</text:p>
          </table:table-cell>
          <table:table-cell table:style-name="ce3" office:value-type="float" office:value="7513.87">
            <text:p>7 513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>
            <text:p>2011-03-24</text:p>
          </table:table-cell>
          <table:table-cell table:style-name="ce3" office:value-type="float" office:value="270759.56">
            <text:p>270 759,56</text:p>
          </table:table-cell>
          <table:table-cell table:style-name="ce3" office:value-type="float" office:value="5913.07">
            <text:p>5 913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199484.11">
            <text:p>199 484,11</text:p>
          </table:table-cell>
          <table:table-cell table:style-name="ce3" office:value-type="float" office:value="2271.77">
            <text:p>2 271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7">
            <text:p>2011-03-27</text:p>
          </table:table-cell>
          <table:table-cell table:style-name="ce3" office:value-type="float" office:value="459034.61">
            <text:p>459 034,61</text:p>
          </table:table-cell>
          <table:table-cell table:style-name="ce3" office:value-type="float" office:value="6971.97">
            <text:p>6 971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>
            <text:p>2011-03-28</text:p>
          </table:table-cell>
          <table:table-cell table:style-name="ce3" office:value-type="float" office:value="417247.89">
            <text:p>417 247,89</text:p>
          </table:table-cell>
          <table:table-cell table:style-name="ce3" office:value-type="float" office:value="10776.03">
            <text:p>10 776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>
            <text:p>2011-03-29</text:p>
          </table:table-cell>
          <table:table-cell table:style-name="ce3" office:value-type="float" office:value="209945.51">
            <text:p>209 945,51</text:p>
          </table:table-cell>
          <table:table-cell table:style-name="ce3" office:value-type="float" office:value="9495.5">
            <text:p>9 495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129147.94">
            <text:p>129 147,94</text:p>
          </table:table-cell>
          <table:table-cell table:style-name="ce3" office:value-type="float" office:value="1384.67">
            <text:p>1 384,6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456230.18">
            <text:p>456 230,18</text:p>
          </table:table-cell>
          <table:table-cell table:style-name="ce3" office:value-type="float" office:value="9548.56">
            <text:p>9 548,5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251563.45">
            <text:p>251 563,45</text:p>
          </table:table-cell>
          <table:table-cell table:style-name="ce3" office:value-type="float" office:value="5265.04">
            <text:p>5 265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317807.41">
            <text:p>317 807,41</text:p>
          </table:table-cell>
          <table:table-cell table:style-name="ce3" office:value-type="float" office:value="9287.18">
            <text:p>9 287,1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339885.25">
            <text:p>339 885,25</text:p>
          </table:table-cell>
          <table:table-cell table:style-name="ce3" office:value-type="float" office:value="11243.31">
            <text:p>11 243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table:style-name="ce3" office:value-type="float" office:value="370382.52">
            <text:p>370 382,52</text:p>
          </table:table-cell>
          <table:table-cell table:style-name="ce3" office:value-type="float" office:value="4694.92">
            <text:p>4 694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282054.78">
            <text:p>282 054,78</text:p>
          </table:table-cell>
          <table:table-cell table:style-name="ce3" office:value-type="float" office:value="3429.24">
            <text:p>3 429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6">
            <text:p>2011-04-06</text:p>
          </table:table-cell>
          <table:table-cell table:style-name="ce3" office:value-type="float" office:value="380533.86">
            <text:p>380 533,86</text:p>
          </table:table-cell>
          <table:table-cell table:style-name="ce3" office:value-type="float" office:value="5835.51">
            <text:p>5 835,5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>
            <text:p>2011-04-07</text:p>
          </table:table-cell>
          <table:table-cell table:style-name="ce3" office:value-type="float" office:value="389190.06">
            <text:p>389 190,06</text:p>
          </table:table-cell>
          <table:table-cell table:style-name="ce3" office:value-type="float" office:value="6748.57">
            <text:p>6 748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>
            <text:p>2011-04-08</text:p>
          </table:table-cell>
          <table:table-cell table:style-name="ce3" office:value-type="float" office:value="224416.62">
            <text:p>224 416,62</text:p>
          </table:table-cell>
          <table:table-cell table:style-name="ce3" office:value-type="float" office:value="2832.83">
            <text:p>2 832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9">
            <text:p>2011-04-09</text:p>
          </table:table-cell>
          <table:table-cell table:style-name="ce3" office:value-type="float" office:value="232177.52">
            <text:p>232 177,52</text:p>
          </table:table-cell>
          <table:table-cell table:style-name="ce3" office:value-type="float" office:value="5199.94">
            <text:p>5 199,9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470330.27">
            <text:p>470 330,27</text:p>
          </table:table-cell>
          <table:table-cell table:style-name="ce3" office:value-type="float" office:value="7052.49">
            <text:p>7 052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379911.01">
            <text:p>379 911,01</text:p>
          </table:table-cell>
          <table:table-cell table:style-name="ce3" office:value-type="float" office:value="5877.34">
            <text:p>5 877,3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>
            <text:p>2011-04-12</text:p>
          </table:table-cell>
          <table:table-cell table:style-name="ce3" office:value-type="float" office:value="333450.72">
            <text:p>333 450,72</text:p>
          </table:table-cell>
          <table:table-cell table:style-name="ce3" office:value-type="float" office:value="5673.83">
            <text:p>5 673,8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228259.53">
            <text:p>228 259,53</text:p>
          </table:table-cell>
          <table:table-cell table:style-name="ce3" office:value-type="float" office:value="5981.64">
            <text:p>5 981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>
            <text:p>2011-04-14</text:p>
          </table:table-cell>
          <table:table-cell table:style-name="ce3" office:value-type="float" office:value="212309.75">
            <text:p>212 309,75</text:p>
          </table:table-cell>
          <table:table-cell table:style-name="ce3" office:value-type="float" office:value="5151.9">
            <text:p>5 151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355312.67">
            <text:p>355 312,67</text:p>
          </table:table-cell>
          <table:table-cell table:style-name="ce3" office:value-type="float" office:value="7667.52">
            <text:p>7 667,5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6">
            <text:p>2011-04-16</text:p>
          </table:table-cell>
          <table:table-cell table:style-name="ce3" office:value-type="float" office:value="310610.71">
            <text:p>310 610,71</text:p>
          </table:table-cell>
          <table:table-cell table:style-name="ce3" office:value-type="float" office:value="11189.15">
            <text:p>11 189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7">
            <text:p>2011-04-17</text:p>
          </table:table-cell>
          <table:table-cell table:style-name="ce3" office:value-type="float" office:value="368016.03">
            <text:p>368 016,03</text:p>
          </table:table-cell>
          <table:table-cell table:style-name="ce3" office:value-type="float" office:value="8058.16">
            <text:p>8 058,1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332977.49">
            <text:p>332 977,49</text:p>
          </table:table-cell>
          <table:table-cell table:style-name="ce3" office:value-type="float" office:value="5908.05">
            <text:p>5 908,0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290265.27">
            <text:p>290 265,27</text:p>
          </table:table-cell>
          <table:table-cell table:style-name="ce3" office:value-type="float" office:value="3745.84">
            <text:p>3 745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560754.51">
            <text:p>560 754,51</text:p>
          </table:table-cell>
          <table:table-cell table:style-name="ce3" office:value-type="float" office:value="6549.34">
            <text:p>6 549,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2">
            <text:p>2011-04-22</text:p>
          </table:table-cell>
          <table:table-cell table:style-name="ce3" office:value-type="float" office:value="357958.46">
            <text:p>357 958,46</text:p>
          </table:table-cell>
          <table:table-cell table:style-name="ce3" office:value-type="float" office:value="3716.35">
            <text:p>3 716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143924.97">
            <text:p>143 924,97</text:p>
          </table:table-cell>
          <table:table-cell table:style-name="ce3" office:value-type="float" office:value="1518.84">
            <text:p>1 518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4">
            <text:p>2011-04-24</text:p>
          </table:table-cell>
          <table:table-cell table:style-name="ce3" office:value-type="float" office:value="337666.2">
            <text:p>337 666,20</text:p>
          </table:table-cell>
          <table:table-cell table:style-name="ce3" office:value-type="float" office:value="5383.71">
            <text:p>5 383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table:style-name="ce3" office:value-type="float" office:value="107891.62">
            <text:p>107 891,62</text:p>
          </table:table-cell>
          <table:table-cell table:style-name="ce3" office:value-type="float" office:value="1314.31">
            <text:p>1 314,3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306518.82">
            <text:p>306 518,82</text:p>
          </table:table-cell>
          <table:table-cell table:style-name="ce3" office:value-type="float" office:value="5774.66">
            <text:p>5 774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268741.78">
            <text:p>268 741,78</text:p>
          </table:table-cell>
          <table:table-cell table:style-name="ce3" office:value-type="float" office:value="4646.3">
            <text:p>4 646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378056.82">
            <text:p>378 056,82</text:p>
          </table:table-cell>
          <table:table-cell table:style-name="ce3" office:value-type="float" office:value="5722.06">
            <text:p>5 722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200479.68">
            <text:p>200 479,68</text:p>
          </table:table-cell>
          <table:table-cell table:style-name="ce3" office:value-type="float" office:value="2840.46">
            <text:p>2 840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30">
            <text:p>2011-04-30</text:p>
          </table:table-cell>
          <table:table-cell table:style-name="ce3" office:value-type="float" office:value="376746.63">
            <text:p>376 746,63</text:p>
          </table:table-cell>
          <table:table-cell table:style-name="ce3" office:value-type="float" office:value="7214.6">
            <text:p>7 214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>
            <text:p>2011-05-01</text:p>
          </table:table-cell>
          <table:table-cell table:style-name="ce3" office:value-type="float" office:value="457478.75">
            <text:p>457 478,75</text:p>
          </table:table-cell>
          <table:table-cell table:style-name="ce3" office:value-type="float" office:value="10373.67">
            <text:p>10 373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520147.01">
            <text:p>520 147,01</text:p>
          </table:table-cell>
          <table:table-cell table:style-name="ce3" office:value-type="float" office:value="10778.02">
            <text:p>10 778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>
            <text:p>2011-05-03</text:p>
          </table:table-cell>
          <table:table-cell table:style-name="ce3" office:value-type="float" office:value="296193">
            <text:p>296 193,00</text:p>
          </table:table-cell>
          <table:table-cell table:style-name="ce3" office:value-type="float" office:value="6213.4">
            <text:p>6 213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227167.35">
            <text:p>227 167,35</text:p>
          </table:table-cell>
          <table:table-cell table:style-name="ce3" office:value-type="float" office:value="2941.82">
            <text:p>2 941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250243.65">
            <text:p>250 243,65</text:p>
          </table:table-cell>
          <table:table-cell table:style-name="ce3" office:value-type="float" office:value="3358.52">
            <text:p>3 358,5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8">
            <text:p>2011-05-08</text:p>
          </table:table-cell>
          <table:table-cell table:style-name="ce3" office:value-type="float" office:value="403760.58">
            <text:p>403 760,58</text:p>
          </table:table-cell>
          <table:table-cell table:style-name="ce3" office:value-type="float" office:value="7396.24">
            <text:p>7 396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table:style-name="ce3" office:value-type="float" office:value="150394.2">
            <text:p>150 394,20</text:p>
          </table:table-cell>
          <table:table-cell table:style-name="ce3" office:value-type="float" office:value="1955.97">
            <text:p>1 955,97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366306.18">
            <text:p>366 306,18</text:p>
          </table:table-cell>
          <table:table-cell table:style-name="ce3" office:value-type="float" office:value="9105.3">
            <text:p>9 105,3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1">
            <text:p>2011-05-11</text:p>
          </table:table-cell>
          <table:table-cell table:style-name="ce3" office:value-type="float" office:value="407987.98">
            <text:p>407 987,98</text:p>
          </table:table-cell>
          <table:table-cell table:style-name="ce3" office:value-type="float" office:value="5278.66">
            <text:p>5 278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2">
            <text:p>2011-05-12</text:p>
          </table:table-cell>
          <table:table-cell table:style-name="ce3" office:value-type="float" office:value="331139.2">
            <text:p>331 139,20</text:p>
          </table:table-cell>
          <table:table-cell table:style-name="ce3" office:value-type="float" office:value="9327.86">
            <text:p>9 327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326640.05">
            <text:p>326 640,05</text:p>
          </table:table-cell>
          <table:table-cell table:style-name="ce3" office:value-type="float" office:value="5075.99">
            <text:p>5 075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286378.45">
            <text:p>286 378,45</text:p>
          </table:table-cell>
          <table:table-cell table:style-name="ce3" office:value-type="float" office:value="5028.59">
            <text:p>5 028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155595.11">
            <text:p>155 595,11</text:p>
          </table:table-cell>
          <table:table-cell table:style-name="ce3" office:value-type="float" office:value="1938.4">
            <text:p>1 938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393404.72">
            <text:p>393 404,72</text:p>
          </table:table-cell>
          <table:table-cell table:style-name="ce3" office:value-type="float" office:value="11100.58">
            <text:p>11 100,5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300373.74">
            <text:p>300 373,74</text:p>
          </table:table-cell>
          <table:table-cell table:style-name="ce3" office:value-type="float" office:value="4127.15">
            <text:p>4 127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9">
            <text:p>2011-05-19</text:p>
          </table:table-cell>
          <table:table-cell table:style-name="ce3" office:value-type="float" office:value="474791.38">
            <text:p>474 791,38</text:p>
          </table:table-cell>
          <table:table-cell table:style-name="ce3" office:value-type="float" office:value="5219.21">
            <text:p>5 219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>
            <text:p>2011-05-20</text:p>
          </table:table-cell>
          <table:table-cell table:style-name="ce3" office:value-type="float" office:value="429964.23">
            <text:p>429 964,23</text:p>
          </table:table-cell>
          <table:table-cell table:style-name="ce3" office:value-type="float" office:value="10824.88">
            <text:p>10 824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1">
            <text:p>2011-05-21</text:p>
          </table:table-cell>
          <table:table-cell table:style-name="ce3" office:value-type="float" office:value="176463.69">
            <text:p>176 463,69</text:p>
          </table:table-cell>
          <table:table-cell table:style-name="ce3" office:value-type="float" office:value="2952.87">
            <text:p>2 952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441061.94">
            <text:p>441 061,94</text:p>
          </table:table-cell>
          <table:table-cell table:style-name="ce3" office:value-type="float" office:value="10343.85">
            <text:p>10 343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145368.28">
            <text:p>145 368,28</text:p>
          </table:table-cell>
          <table:table-cell table:style-name="ce3" office:value-type="float" office:value="3508.77">
            <text:p>3 508,7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318783.04">
            <text:p>318 783,04</text:p>
          </table:table-cell>
          <table:table-cell table:style-name="ce3" office:value-type="float" office:value="7150.81">
            <text:p>7 150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5">
            <text:p>2011-05-25</text:p>
          </table:table-cell>
          <table:table-cell table:style-name="ce3" office:value-type="float" office:value="279317.29">
            <text:p>279 317,29</text:p>
          </table:table-cell>
          <table:table-cell table:style-name="ce3" office:value-type="float" office:value="2953.55">
            <text:p>2 953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>
            <text:p>2011-05-26</text:p>
          </table:table-cell>
          <table:table-cell table:style-name="ce3" office:value-type="float" office:value="312162.9">
            <text:p>312 162,90</text:p>
          </table:table-cell>
          <table:table-cell table:style-name="ce3" office:value-type="float" office:value="3762.36">
            <text:p>3 762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344194.42">
            <text:p>344 194,42</text:p>
          </table:table-cell>
          <table:table-cell table:style-name="ce3" office:value-type="float" office:value="4615.72">
            <text:p>4 615,7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8">
            <text:p>2011-05-28</text:p>
          </table:table-cell>
          <table:table-cell table:style-name="ce3" office:value-type="float" office:value="319330.31">
            <text:p>319 330,31</text:p>
          </table:table-cell>
          <table:table-cell table:style-name="ce3" office:value-type="float" office:value="8806.68">
            <text:p>8 806,6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229649.28">
            <text:p>229 649,28</text:p>
          </table:table-cell>
          <table:table-cell table:style-name="ce3" office:value-type="float" office:value="3270.43">
            <text:p>3 270,4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209433.36">
            <text:p>209 433,36</text:p>
          </table:table-cell>
          <table:table-cell table:style-name="ce3" office:value-type="float" office:value="2805.16">
            <text:p>2 805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1">
            <text:p>2011-05-31</text:p>
          </table:table-cell>
          <table:table-cell table:style-name="ce3" office:value-type="float" office:value="291901.46">
            <text:p>291 901,46</text:p>
          </table:table-cell>
          <table:table-cell table:style-name="ce3" office:value-type="float" office:value="5889.86">
            <text:p>5 889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205505.3">
            <text:p>205 505,30</text:p>
          </table:table-cell>
          <table:table-cell table:style-name="ce3" office:value-type="float" office:value="6255.87">
            <text:p>6 255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384841.97">
            <text:p>384 841,97</text:p>
          </table:table-cell>
          <table:table-cell table:style-name="ce3" office:value-type="float" office:value="7279.02">
            <text:p>7 279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5">
            <text:p>2011-06-05</text:p>
          </table:table-cell>
          <table:table-cell table:style-name="ce3" office:value-type="float" office:value="325772.04">
            <text:p>325 772,04</text:p>
          </table:table-cell>
          <table:table-cell table:style-name="ce3" office:value-type="float" office:value="7859.4">
            <text:p>7 859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>
            <text:p>2011-06-06</text:p>
          </table:table-cell>
          <table:table-cell table:style-name="ce3" office:value-type="float" office:value="352224.27">
            <text:p>352 224,27</text:p>
          </table:table-cell>
          <table:table-cell table:style-name="ce3" office:value-type="float" office:value="9602.62">
            <text:p>9 602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261131.45">
            <text:p>261 131,45</text:p>
          </table:table-cell>
          <table:table-cell table:style-name="ce3" office:value-type="float" office:value="3849.79">
            <text:p>3 849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468260.13">
            <text:p>468 260,13</text:p>
          </table:table-cell>
          <table:table-cell table:style-name="ce3" office:value-type="float" office:value="6324.42">
            <text:p>6 324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104452.66">
            <text:p>104 452,66</text:p>
          </table:table-cell>
          <table:table-cell table:style-name="ce3" office:value-type="float" office:value="1309.75">
            <text:p>1 309,7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>
            <text:p>2011-06-10</text:p>
          </table:table-cell>
          <table:table-cell table:style-name="ce3" office:value-type="float" office:value="428822.6">
            <text:p>428 822,60</text:p>
          </table:table-cell>
          <table:table-cell table:style-name="ce3" office:value-type="float" office:value="10219.8">
            <text:p>10 219,8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1">
            <text:p>2011-06-11</text:p>
          </table:table-cell>
          <table:table-cell table:style-name="ce3" office:value-type="float" office:value="258532.6">
            <text:p>258 532,60</text:p>
          </table:table-cell>
          <table:table-cell table:style-name="ce3" office:value-type="float" office:value="6755.49">
            <text:p>6 755,4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322649.26">
            <text:p>322 649,26</text:p>
          </table:table-cell>
          <table:table-cell table:style-name="ce3" office:value-type="float" office:value="7092.75">
            <text:p>7 092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285802.97">
            <text:p>285 802,97</text:p>
          </table:table-cell>
          <table:table-cell table:style-name="ce3" office:value-type="float" office:value="5243.13">
            <text:p>5 243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175368.1">
            <text:p>175 368,10</text:p>
          </table:table-cell>
          <table:table-cell table:style-name="ce3" office:value-type="float" office:value="2216.76">
            <text:p>2 216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5">
            <text:p>2011-06-15</text:p>
          </table:table-cell>
          <table:table-cell table:style-name="ce3" office:value-type="float" office:value="445451.83">
            <text:p>445 451,83</text:p>
          </table:table-cell>
          <table:table-cell table:style-name="ce3" office:value-type="float" office:value="7291.73">
            <text:p>7 291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256165.43">
            <text:p>256 165,43</text:p>
          </table:table-cell>
          <table:table-cell table:style-name="ce3" office:value-type="float" office:value="3823.94">
            <text:p>3 823,9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>
            <text:p>2011-06-17</text:p>
          </table:table-cell>
          <table:table-cell table:style-name="ce3" office:value-type="float" office:value="245393.56">
            <text:p>245 393,56</text:p>
          </table:table-cell>
          <table:table-cell table:style-name="ce3" office:value-type="float" office:value="6107.36">
            <text:p>6 107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9">
            <text:p>2011-06-19</text:p>
          </table:table-cell>
          <table:table-cell table:style-name="ce3" office:value-type="float" office:value="261912.16">
            <text:p>261 912,16</text:p>
          </table:table-cell>
          <table:table-cell table:style-name="ce3" office:value-type="float" office:value="3453.48">
            <text:p>3 453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>
            <text:p>2011-06-21</text:p>
          </table:table-cell>
          <table:table-cell table:style-name="ce3" office:value-type="float" office:value="234258.89">
            <text:p>234 258,89</text:p>
          </table:table-cell>
          <table:table-cell table:style-name="ce3" office:value-type="float" office:value="2975.47">
            <text:p>2 975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449234.76">
            <text:p>449 234,76</text:p>
          </table:table-cell>
          <table:table-cell table:style-name="ce3" office:value-type="float" office:value="6523.89">
            <text:p>6 523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441067.4">
            <text:p>441 067,40</text:p>
          </table:table-cell>
          <table:table-cell table:style-name="ce3" office:value-type="float" office:value="10818.43">
            <text:p>10 818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>
            <text:p>2011-06-24</text:p>
          </table:table-cell>
          <table:table-cell table:style-name="ce3" office:value-type="float" office:value="369173.59">
            <text:p>369 173,59</text:p>
          </table:table-cell>
          <table:table-cell table:style-name="ce3" office:value-type="float" office:value="4161.11">
            <text:p>4 161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5">
            <text:p>2011-06-25</text:p>
          </table:table-cell>
          <table:table-cell table:style-name="ce3" office:value-type="float" office:value="252695.93">
            <text:p>252 695,93</text:p>
          </table:table-cell>
          <table:table-cell table:style-name="ce3" office:value-type="float" office:value="4339.62">
            <text:p>4 339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6">
            <text:p>2011-06-26</text:p>
          </table:table-cell>
          <table:table-cell table:style-name="ce3" office:value-type="float" office:value="279872.77">
            <text:p>279 872,77</text:p>
          </table:table-cell>
          <table:table-cell table:style-name="ce3" office:value-type="float" office:value="7507.32">
            <text:p>7 507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table:style-name="ce3" office:value-type="float" office:value="459494.56">
            <text:p>459 494,56</text:p>
          </table:table-cell>
          <table:table-cell table:style-name="ce3" office:value-type="float" office:value="17332.88">
            <text:p>17 332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199342.68">
            <text:p>199 342,68</text:p>
          </table:table-cell>
          <table:table-cell table:style-name="ce3" office:value-type="float" office:value="3055.06">
            <text:p>3 055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>
            <text:p>2011-06-30</text:p>
          </table:table-cell>
          <table:table-cell table:style-name="ce3" office:value-type="float" office:value="341801.41">
            <text:p>341 801,41</text:p>
          </table:table-cell>
          <table:table-cell table:style-name="ce3" office:value-type="float" office:value="3383.17">
            <text:p>3 383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281137.72">
            <text:p>281 137,72</text:p>
          </table:table-cell>
          <table:table-cell table:style-name="ce3" office:value-type="float" office:value="3236.3">
            <text:p>3 236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316463.78">
            <text:p>316 463,78</text:p>
          </table:table-cell>
          <table:table-cell table:style-name="ce3" office:value-type="float" office:value="6290.28">
            <text:p>6 290,2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266737.52">
            <text:p>266 737,52</text:p>
          </table:table-cell>
          <table:table-cell table:style-name="ce3" office:value-type="float" office:value="3996.07">
            <text:p>3 996,0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433743.36">
            <text:p>433 743,36</text:p>
          </table:table-cell>
          <table:table-cell table:style-name="ce3" office:value-type="float" office:value="9961.95">
            <text:p>9 961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73921.32">
            <text:p>273 921,32</text:p>
          </table:table-cell>
          <table:table-cell table:style-name="ce3" office:value-type="float" office:value="5504.85">
            <text:p>5 504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255993.77">
            <text:p>255 993,77</text:p>
          </table:table-cell>
          <table:table-cell table:style-name="ce3" office:value-type="float" office:value="9891.57">
            <text:p>9 891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325755.55">
            <text:p>325 755,55</text:p>
          </table:table-cell>
          <table:table-cell table:style-name="ce3" office:value-type="float" office:value="4051.18">
            <text:p>4 051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9">
            <text:p>2011-07-09</text:p>
          </table:table-cell>
          <table:table-cell table:style-name="ce3" office:value-type="float" office:value="190243.72">
            <text:p>190 243,72</text:p>
          </table:table-cell>
          <table:table-cell table:style-name="ce3" office:value-type="float" office:value="3691.9">
            <text:p>3 691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0">
            <text:p>2011-07-10</text:p>
          </table:table-cell>
          <table:table-cell table:style-name="ce3" office:value-type="float" office:value="326577.58">
            <text:p>326 577,58</text:p>
          </table:table-cell>
          <table:table-cell table:style-name="ce3" office:value-type="float" office:value="7405.39">
            <text:p>7 405,3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313595.38">
            <text:p>313 595,38</text:p>
          </table:table-cell>
          <table:table-cell table:style-name="ce3" office:value-type="float" office:value="3968.05">
            <text:p>3 968,0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280711.97">
            <text:p>280 711,97</text:p>
          </table:table-cell>
          <table:table-cell table:style-name="ce3" office:value-type="float" office:value="5443.32">
            <text:p>5 443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>
            <text:p>2011-07-13</text:p>
          </table:table-cell>
          <table:table-cell table:style-name="ce3" office:value-type="float" office:value="310471.47">
            <text:p>310 471,47</text:p>
          </table:table-cell>
          <table:table-cell table:style-name="ce3" office:value-type="float" office:value="5909.24">
            <text:p>5 909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509989.51">
            <text:p>509 989,51</text:p>
          </table:table-cell>
          <table:table-cell table:style-name="ce3" office:value-type="float" office:value="13287.9">
            <text:p>13 287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431390.83">
            <text:p>431 390,83</text:p>
          </table:table-cell>
          <table:table-cell table:style-name="ce3" office:value-type="float" office:value="11406.42">
            <text:p>11 406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282689.71">
            <text:p>282 689,71</text:p>
          </table:table-cell>
          <table:table-cell table:style-name="ce3" office:value-type="float" office:value="8663.49">
            <text:p>8 663,4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491364.15">
            <text:p>491 364,15</text:p>
          </table:table-cell>
          <table:table-cell table:style-name="ce3" office:value-type="float" office:value="15288.24">
            <text:p>15 288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291452.24">
            <text:p>291 452,24</text:p>
          </table:table-cell>
          <table:table-cell table:style-name="ce3" office:value-type="float" office:value="7053.54">
            <text:p>7 053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276017.78">
            <text:p>276 017,78</text:p>
          </table:table-cell>
          <table:table-cell table:style-name="ce3" office:value-type="float" office:value="5672.38">
            <text:p>5 672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248447.27">
            <text:p>248 447,27</text:p>
          </table:table-cell>
          <table:table-cell table:style-name="ce3" office:value-type="float" office:value="3853.09">
            <text:p>3 853,0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357020.77">
            <text:p>357 020,77</text:p>
          </table:table-cell>
          <table:table-cell table:style-name="ce3" office:value-type="float" office:value="5610.01">
            <text:p>5 610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258523.6">
            <text:p>258 523,60</text:p>
          </table:table-cell>
          <table:table-cell table:style-name="ce3" office:value-type="float" office:value="2942.11">
            <text:p>2 942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3">
            <text:p>2011-07-23</text:p>
          </table:table-cell>
          <table:table-cell table:style-name="ce3" office:value-type="float" office:value="313216.75">
            <text:p>313 216,75</text:p>
          </table:table-cell>
          <table:table-cell table:style-name="ce3" office:value-type="float" office:value="3889.92">
            <text:p>3 889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178836.31">
            <text:p>178 836,31</text:p>
          </table:table-cell>
          <table:table-cell table:style-name="ce3" office:value-type="float" office:value="1903.53">
            <text:p>1 903,5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207324.65">
            <text:p>207 324,65</text:p>
          </table:table-cell>
          <table:table-cell table:style-name="ce3" office:value-type="float" office:value="2856.5">
            <text:p>2 856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322160.26">
            <text:p>322 160,26</text:p>
          </table:table-cell>
          <table:table-cell table:style-name="ce3" office:value-type="float" office:value="5873.48">
            <text:p>5 873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298356.64">
            <text:p>298 356,64</text:p>
          </table:table-cell>
          <table:table-cell table:style-name="ce3" office:value-type="float" office:value="4775.23">
            <text:p>4 775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462917.51">
            <text:p>462 917,51</text:p>
          </table:table-cell>
          <table:table-cell table:style-name="ce3" office:value-type="float" office:value="8272.29">
            <text:p>8 272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106790.16">
            <text:p>106 790,16</text:p>
          </table:table-cell>
          <table:table-cell table:style-name="ce3" office:value-type="float" office:value="1399.43">
            <text:p>1 399,4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23000">
            <text:p>423 000,00</text:p>
          </table:table-cell>
          <table:table-cell table:style-name="ce3" office:value-type="float" office:value="7553.57">
            <text:p>7 553,5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45000">
            <text:p>345 000,00</text:p>
          </table:table-cell>
          <table:table-cell table:style-name="ce3" office:value-type="float" office:value="7666.67">
            <text:p>7 666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55664">
            <text:p>455 664,00</text:p>
          </table:table-cell>
          <table:table-cell table:style-name="ce3" office:value-type="float" office:value="5995.58">
            <text:p>5 995,5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30000">
            <text:p>330 000,00</text:p>
          </table:table-cell>
          <table:table-cell table:style-name="ce3" office:value-type="float" office:value="5000">
            <text:p>5 000,0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450000">
            <text:p>450 000,00</text:p>
          </table:table-cell>
          <table:table-cell table:style-name="ce3" office:value-type="float" office:value="9782.61">
            <text:p>9 782,6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280000">
            <text:p>280 000,00</text:p>
          </table:table-cell>
          <table:table-cell table:style-name="ce3" office:value-type="float" office:value="4307.69">
            <text:p>4 307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250000">
            <text:p>250 000,00</text:p>
          </table:table-cell>
          <table:table-cell table:style-name="ce3" office:value-type="float" office:value="3846.15">
            <text:p>3 846,1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380000">
            <text:p>380 000,00</text:p>
          </table:table-cell>
          <table:table-cell table:style-name="ce3" office:value-type="float" office:value="6333.33">
            <text:p>6 333,3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450000">
            <text:p>450 000,00</text:p>
          </table:table-cell>
          <table:table-cell table:style-name="ce3" office:value-type="float" office:value="8181.82">
            <text:p>8 181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800000">
            <text:p>800 000,00</text:p>
          </table:table-cell>
          <table:table-cell table:style-name="ce3" office:value-type="float" office:value="10526.32">
            <text:p>10 526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290000">
            <text:p>290 000,00</text:p>
          </table:table-cell>
          <table:table-cell table:style-name="ce3" office:value-type="float" office:value="5087.72">
            <text:p>5 087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410000">
            <text:p>410 000,00</text:p>
          </table:table-cell>
          <table:table-cell table:style-name="ce3" office:value-type="float" office:value="6119.4">
            <text:p>6 119,4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310000">
            <text:p>310 000,00</text:p>
          </table:table-cell>
          <table:table-cell table:style-name="ce3" office:value-type="float" office:value="7560.98">
            <text:p>7 560,9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390000">
            <text:p>390 000,00</text:p>
          </table:table-cell>
          <table:table-cell table:style-name="ce3" office:value-type="float" office:value="5735.29">
            <text:p>5 735,2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400000">
            <text:p>400 000,00</text:p>
          </table:table-cell>
          <table:table-cell table:style-name="ce3" office:value-type="float" office:value="6779.66">
            <text:p>6 779,6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280000">
            <text:p>280 000,00</text:p>
          </table:table-cell>
          <table:table-cell table:style-name="ce3" office:value-type="float" office:value="4242.42">
            <text:p>4 242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280000">
            <text:p>280 000,00</text:p>
          </table:table-cell>
          <table:table-cell table:style-name="ce3" office:value-type="float" office:value="6222.22">
            <text:p>6 222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270000">
            <text:p>270 000,00</text:p>
          </table:table-cell>
          <table:table-cell table:style-name="ce3" office:value-type="float" office:value="4909.09">
            <text:p>4 909,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445678">
            <text:p>445 678,00</text:p>
          </table:table-cell>
          <table:table-cell table:style-name="ce3" office:value-type="float" office:value="8253.3">
            <text:p>8 253,3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>
            <text:p>2011-07-13</text:p>
          </table:table-cell>
          <table:table-cell table:style-name="ce3" office:value-type="float" office:value="250000">
            <text:p>250 000,00</text:p>
          </table:table-cell>
          <table:table-cell table:style-name="ce3" office:value-type="float" office:value="5813.95">
            <text:p>5 813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280000">
            <text:p>280 000,00</text:p>
          </table:table-cell>
          <table:table-cell table:style-name="ce3" office:value-type="float" office:value="4179.1">
            <text:p>4 179,1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300000">
            <text:p>300 000,00</text:p>
          </table:table-cell>
          <table:table-cell table:style-name="ce3" office:value-type="float" office:value="4166.67">
            <text:p>4 166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45353">
            <text:p>345 353,00</text:p>
          </table:table-cell>
          <table:table-cell table:style-name="ce3" office:value-type="float" office:value="7674.51">
            <text:p>7 674,5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66544">
            <text:p>366 544,00</text:p>
          </table:table-cell>
          <table:table-cell table:style-name="ce3" office:value-type="float" office:value="10780.71">
            <text:p>10 780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45345">
            <text:p>345 345,00</text:p>
          </table:table-cell>
          <table:table-cell table:style-name="ce3" office:value-type="float" office:value="7674.33">
            <text:p>7 674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35357">
            <text:p>535 357,00</text:p>
          </table:table-cell>
          <table:table-cell table:style-name="ce3" office:value-type="float" office:value="15295.91">
            <text:p>15 295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4242">
            <text:p>234 242,00</text:p>
          </table:table-cell>
          <table:table-cell table:style-name="ce3" office:value-type="float" office:value="4182.89">
            <text:p>4 182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45353">
            <text:p>345 353,00</text:p>
          </table:table-cell>
          <table:table-cell table:style-name="ce3" office:value-type="float" office:value="7674.51">
            <text:p>7 674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42423">
            <text:p>342 423,00</text:p>
          </table:table-cell>
          <table:table-cell table:style-name="ce3" office:value-type="float" office:value="9783.51">
            <text:p>9 783,5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5436">
            <text:p>235 436,00</text:p>
          </table:table-cell>
          <table:table-cell table:style-name="ce3" office:value-type="float" office:value="3513.97">
            <text:p>3 513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35353">
            <text:p>435 353,00</text:p>
          </table:table-cell>
          <table:table-cell table:style-name="ce3" office:value-type="float" office:value="6697.74">
            <text:p>6 697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658588">
            <text:p>658 588,00</text:p>
          </table:table-cell>
          <table:table-cell table:style-name="ce3" office:value-type="float" office:value="12196.07">
            <text:p>12 196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5655">
            <text:p>235 655,00</text:p>
          </table:table-cell>
          <table:table-cell table:style-name="ce3" office:value-type="float" office:value="5236.78">
            <text:p>5 236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55565">
            <text:p>455 565,00</text:p>
          </table:table-cell>
          <table:table-cell table:style-name="ce3" office:value-type="float" office:value="7008.69">
            <text:p>7 008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22222">
            <text:p>222 222,00</text:p>
          </table:table-cell>
          <table:table-cell table:style-name="ce3" office:value-type="float" office:value="5167.95">
            <text:p>5 167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54654">
            <text:p>354 654,00</text:p>
          </table:table-cell>
          <table:table-cell table:style-name="ce3" office:value-type="float" office:value="5293.34">
            <text:p>5 293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23266">
            <text:p>223 266,00</text:p>
          </table:table-cell>
          <table:table-cell table:style-name="ce3" office:value-type="float" office:value="6566.65">
            <text:p>6 566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22266">
            <text:p>322 266,00</text:p>
          </table:table-cell>
          <table:table-cell table:style-name="ce3" office:value-type="float" office:value="7494.56">
            <text:p>7 494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23322">
            <text:p>323 322,00</text:p>
          </table:table-cell>
          <table:table-cell table:style-name="ce3" office:value-type="float" office:value="7184.93">
            <text:p>7 184,9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23236">
            <text:p>323 236,00</text:p>
          </table:table-cell>
          <table:table-cell table:style-name="ce3" office:value-type="float" office:value="7026.87">
            <text:p>7 026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45444">
            <text:p>545 444,00</text:p>
          </table:table-cell>
          <table:table-cell table:style-name="ce3" office:value-type="float" office:value="11605.19">
            <text:p>11 605,19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44546">
            <text:p>444 546,00</text:p>
          </table:table-cell>
          <table:table-cell table:style-name="ce3" office:value-type="float" office:value="8082.65">
            <text:p>8 082,65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22322">
            <text:p>322 322,00</text:p>
          </table:table-cell>
          <table:table-cell table:style-name="ce3" office:value-type="float" office:value="5463.08">
            <text:p>5 463,0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22222">
            <text:p>222 222,00</text:p>
          </table:table-cell>
          <table:table-cell table:style-name="ce3" office:value-type="float" office:value="3766.47">
            <text:p>3 766,4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55464">
            <text:p>255 464,00</text:p>
          </table:table-cell>
          <table:table-cell table:style-name="ce3" office:value-type="float" office:value="3756.82">
            <text:p>3 756,8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65552">
            <text:p>565 552,00</text:p>
          </table:table-cell>
          <table:table-cell table:style-name="ce3" office:value-type="float" office:value="9585.63">
            <text:p>9 585,6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63464">
            <text:p>363 464,00</text:p>
          </table:table-cell>
          <table:table-cell table:style-name="ce3" office:value-type="float" office:value="5591.75">
            <text:p>5 591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43454">
            <text:p>543 454,00</text:p>
          </table:table-cell>
          <table:table-cell table:style-name="ce3" office:value-type="float" office:value="11814.22">
            <text:p>11 814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52346">
            <text:p>352 346,00</text:p>
          </table:table-cell>
          <table:table-cell table:style-name="ce3" office:value-type="float" office:value="10067.03">
            <text:p>10 067,0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53456">
            <text:p>453 456,00</text:p>
          </table:table-cell>
          <table:table-cell table:style-name="ce3" office:value-type="float" office:value="13336.94">
            <text:p>13 336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45633">
            <text:p>545 633,00</text:p>
          </table:table-cell>
          <table:table-cell table:style-name="ce3" office:value-type="float" office:value="12125.18">
            <text:p>12 125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35353">
            <text:p>335 353,00</text:p>
          </table:table-cell>
          <table:table-cell table:style-name="ce3" office:value-type="float" office:value="7290.28">
            <text:p>7 290,2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54564">
            <text:p>554 564,00</text:p>
          </table:table-cell>
          <table:table-cell table:style-name="ce3" office:value-type="float" office:value="7296.89">
            <text:p>7 296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51651">
            <text:p>551 651,00</text:p>
          </table:table-cell>
          <table:table-cell table:style-name="ce3" office:value-type="float" office:value="12258.91">
            <text:p>12 258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65888">
            <text:p>365 888,00</text:p>
          </table:table-cell>
          <table:table-cell table:style-name="ce3" office:value-type="float" office:value="5629.05">
            <text:p>5 629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65565">
            <text:p>565 565,00</text:p>
          </table:table-cell>
          <table:table-cell table:style-name="ce3" office:value-type="float" office:value="12568.11">
            <text:p>12 568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55686">
            <text:p>255 686,00</text:p>
          </table:table-cell>
          <table:table-cell table:style-name="ce3" office:value-type="float" office:value="3933.63">
            <text:p>3 933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26565">
            <text:p>226 565,00</text:p>
          </table:table-cell>
          <table:table-cell table:style-name="ce3" office:value-type="float" office:value="5034.78">
            <text:p>5 034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656599">
            <text:p>656 599,00</text:p>
          </table:table-cell>
          <table:table-cell table:style-name="ce3" office:value-type="float" office:value="13679.15">
            <text:p>13 679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54455">
            <text:p>454 455,00</text:p>
          </table:table-cell>
          <table:table-cell table:style-name="ce3" office:value-type="float" office:value="9274.59">
            <text:p>9 274,5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415151">
            <text:p>415 151,00</text:p>
          </table:table-cell>
          <table:table-cell table:style-name="ce3" office:value-type="float" office:value="11220.3">
            <text:p>11 220,3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2223">
            <text:p>232 223,00</text:p>
          </table:table-cell>
          <table:table-cell table:style-name="ce3" office:value-type="float" office:value="4940.91">
            <text:p>4 940,9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2232">
            <text:p>232 232,00</text:p>
          </table:table-cell>
          <table:table-cell table:style-name="ce3" office:value-type="float" office:value="5954.67">
            <text:p>5 954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2323">
            <text:p>232 323,00</text:p>
          </table:table-cell>
          <table:table-cell table:style-name="ce3" office:value-type="float" office:value="5280.07">
            <text:p>5 280,0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2554">
            <text:p>232 554,00</text:p>
          </table:table-cell>
          <table:table-cell table:style-name="ce3" office:value-type="float" office:value="4844.88">
            <text:p>4 844,8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33332">
            <text:p>233 332,00</text:p>
          </table:table-cell>
          <table:table-cell table:style-name="ce3" office:value-type="float" office:value="3482.57">
            <text:p>3 482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22555">
            <text:p>322 555,00</text:p>
          </table:table-cell>
          <table:table-cell table:style-name="ce3" office:value-type="float" office:value="5658.86">
            <text:p>5 658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45488">
            <text:p>245 488,00</text:p>
          </table:table-cell>
          <table:table-cell table:style-name="ce3" office:value-type="float" office:value="3776.74">
            <text:p>3 776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23233">
            <text:p>223 233,00</text:p>
          </table:table-cell>
          <table:table-cell table:style-name="ce3" office:value-type="float" office:value="4852.89">
            <text:p>4 852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556555">
            <text:p>556 555,00</text:p>
          </table:table-cell>
          <table:table-cell table:style-name="ce3" office:value-type="float" office:value="7420.73">
            <text:p>7 420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226554">
            <text:p>226 554,00</text:p>
          </table:table-cell>
          <table:table-cell table:style-name="ce3" office:value-type="float" office:value="4119.16">
            <text:p>4 119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2">
            <text:p>2010-01-02</text:p>
          </table:table-cell>
          <table:table-cell table:style-name="ce3" office:value-type="float" office:value="327432.32">
            <text:p>327 432,32</text:p>
          </table:table-cell>
          <table:table-cell table:style-name="ce3" office:value-type="float" office:value="3586.73">
            <text:p>3 586,7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393436.7">
            <text:p>393 436,70</text:p>
          </table:table-cell>
          <table:table-cell table:style-name="ce3" office:value-type="float" office:value="8825.41">
            <text:p>8 825,4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571686.73">
            <text:p>571 686,73</text:p>
          </table:table-cell>
          <table:table-cell table:style-name="ce3" office:value-type="float" office:value="11814.15">
            <text:p>11 814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>
            <text:p>2010-01-05</text:p>
          </table:table-cell>
          <table:table-cell table:style-name="ce3" office:value-type="float" office:value="406214.12">
            <text:p>406 214,12</text:p>
          </table:table-cell>
          <table:table-cell table:style-name="ce3" office:value-type="float" office:value="7414.02">
            <text:p>7 414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>
            <text:p>2010-01-06</text:p>
          </table:table-cell>
          <table:table-cell table:style-name="ce3" office:value-type="float" office:value="416692.38">
            <text:p>416 692,38</text:p>
          </table:table-cell>
          <table:table-cell table:style-name="ce3" office:value-type="float" office:value="11714.71">
            <text:p>11 714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290426.3">
            <text:p>290 426,30</text:p>
          </table:table-cell>
          <table:table-cell table:style-name="ce3" office:value-type="float" office:value="5001.31">
            <text:p>5 001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495035.21">
            <text:p>495 035,21</text:p>
          </table:table-cell>
          <table:table-cell table:style-name="ce3" office:value-type="float" office:value="5597.41">
            <text:p>5 597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119698.91">
            <text:p>119 698,91</text:p>
          </table:table-cell>
          <table:table-cell table:style-name="ce3" office:value-type="float" office:value="1602.18">
            <text:p>1 602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>
            <text:p>2011-08-02</text:p>
          </table:table-cell>
          <table:table-cell table:style-name="ce3" office:value-type="float" office:value="319893.73">
            <text:p>319 893,73</text:p>
          </table:table-cell>
          <table:table-cell table:style-name="ce3" office:value-type="float" office:value="5323.58">
            <text:p>5 323,5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>
            <text:p>2011-08-03</text:p>
          </table:table-cell>
          <table:table-cell table:style-name="ce3" office:value-type="float" office:value="230417.91">
            <text:p>230 417,91</text:p>
          </table:table-cell>
          <table:table-cell table:style-name="ce3" office:value-type="float" office:value="6252.86">
            <text:p>6 252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4">
            <text:p>2011-08-04</text:p>
          </table:table-cell>
          <table:table-cell table:style-name="ce3" office:value-type="float" office:value="394781.25">
            <text:p>394 781,25</text:p>
          </table:table-cell>
          <table:table-cell table:style-name="ce3" office:value-type="float" office:value="5302.64">
            <text:p>5 302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>
            <text:p>2011-08-05</text:p>
          </table:table-cell>
          <table:table-cell table:style-name="ce3" office:value-type="float" office:value="303890.86">
            <text:p>303 890,86</text:p>
          </table:table-cell>
          <table:table-cell table:style-name="ce3" office:value-type="float" office:value="3249.47">
            <text:p>3 249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106810.86">
            <text:p>106 810,86</text:p>
          </table:table-cell>
          <table:table-cell table:style-name="ce3" office:value-type="float" office:value="1319.14">
            <text:p>1 319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7">
            <text:p>2011-08-07</text:p>
          </table:table-cell>
          <table:table-cell table:style-name="ce3" office:value-type="float" office:value="332903.61">
            <text:p>332 903,61</text:p>
          </table:table-cell>
          <table:table-cell table:style-name="ce3" office:value-type="float" office:value="6427.95">
            <text:p>6 427,9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table:style-name="ce3" office:value-type="float" office:value="306700.08">
            <text:p>306 700,08</text:p>
          </table:table-cell>
          <table:table-cell table:style-name="ce3" office:value-type="float" office:value="7260.89">
            <text:p>7 260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>
            <text:p>2011-08-09</text:p>
          </table:table-cell>
          <table:table-cell table:style-name="ce3" office:value-type="float" office:value="200534.38">
            <text:p>200 534,38</text:p>
          </table:table-cell>
          <table:table-cell table:style-name="ce3" office:value-type="float" office:value="3212.15">
            <text:p>3 212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1">
            <text:p>2011-08-11</text:p>
          </table:table-cell>
          <table:table-cell table:style-name="ce3" office:value-type="float" office:value="185384.36">
            <text:p>185 384,36</text:p>
          </table:table-cell>
          <table:table-cell table:style-name="ce3" office:value-type="float" office:value="2794.46">
            <text:p>2 794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360956.75">
            <text:p>360 956,75</text:p>
          </table:table-cell>
          <table:table-cell table:style-name="ce3" office:value-type="float" office:value="8153.53">
            <text:p>8 153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477749.01">
            <text:p>477 749,01</text:p>
          </table:table-cell>
          <table:table-cell table:style-name="ce3" office:value-type="float" office:value="9624.27">
            <text:p>9 624,2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294767.57">
            <text:p>294 767,57</text:p>
          </table:table-cell>
          <table:table-cell table:style-name="ce3" office:value-type="float" office:value="8151.76">
            <text:p>8 151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>
            <text:p>2011-08-15</text:p>
          </table:table-cell>
          <table:table-cell table:style-name="ce3" office:value-type="float" office:value="339890.61">
            <text:p>339 890,61</text:p>
          </table:table-cell>
          <table:table-cell table:style-name="ce3" office:value-type="float" office:value="7160.11">
            <text:p>7 160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89903.52">
            <text:p>89 903,52</text:p>
          </table:table-cell>
          <table:table-cell table:style-name="ce3" office:value-type="float" office:value="1446.56">
            <text:p>1 446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303094.97">
            <text:p>303 094,97</text:p>
          </table:table-cell>
          <table:table-cell table:style-name="ce3" office:value-type="float" office:value="14785.12">
            <text:p>14 785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276495.15">
            <text:p>276 495,15</text:p>
          </table:table-cell>
          <table:table-cell table:style-name="ce3" office:value-type="float" office:value="4610.56">
            <text:p>4 610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227772.29">
            <text:p>227 772,29</text:p>
          </table:table-cell>
          <table:table-cell table:style-name="ce3" office:value-type="float" office:value="4740.32">
            <text:p>4 740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277296.56">
            <text:p>277 296,56</text:p>
          </table:table-cell>
          <table:table-cell table:style-name="ce3" office:value-type="float" office:value="5730.45">
            <text:p>5 730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270043.28">
            <text:p>270 043,28</text:p>
          </table:table-cell>
          <table:table-cell table:style-name="ce3" office:value-type="float" office:value="4451.02">
            <text:p>4 451,0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400167.79">
            <text:p>400 167,79</text:p>
          </table:table-cell>
          <table:table-cell table:style-name="ce3" office:value-type="float" office:value="17864.63">
            <text:p>17 864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46123.01">
            <text:p>446 123,01</text:p>
          </table:table-cell>
          <table:table-cell table:style-name="ce3" office:value-type="float" office:value="7369.06">
            <text:p>7 369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361424.81">
            <text:p>361 424,81</text:p>
          </table:table-cell>
          <table:table-cell table:style-name="ce3" office:value-type="float" office:value="9031.1">
            <text:p>9 031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288247.31">
            <text:p>288 247,31</text:p>
          </table:table-cell>
          <table:table-cell table:style-name="ce3" office:value-type="float" office:value="8006.87">
            <text:p>8 006,8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282582.63">
            <text:p>282 582,63</text:p>
          </table:table-cell>
          <table:table-cell table:style-name="ce3" office:value-type="float" office:value="4282.85">
            <text:p>4 282,8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343158.71">
            <text:p>343 158,71</text:p>
          </table:table-cell>
          <table:table-cell table:style-name="ce3" office:value-type="float" office:value="6731.24">
            <text:p>6 731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314114.25">
            <text:p>314 114,25</text:p>
          </table:table-cell>
          <table:table-cell table:style-name="ce3" office:value-type="float" office:value="4837.74">
            <text:p>4 837,7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65152.19">
            <text:p>365 152,19</text:p>
          </table:table-cell>
          <table:table-cell table:style-name="ce3" office:value-type="float" office:value="7144.44">
            <text:p>7 144,4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1">
            <text:p>2010-01-01</text:p>
          </table:table-cell>
          <table:table-cell table:style-name="ce3" office:value-type="float" office:value="397208.72">
            <text:p>397 208,72</text:p>
          </table:table-cell>
          <table:table-cell table:style-name="ce3" office:value-type="float" office:value="4703.48">
            <text:p>4 703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2">
            <text:p>2010-01-02</text:p>
          </table:table-cell>
          <table:table-cell table:style-name="ce3" office:value-type="float" office:value="319945.24">
            <text:p>319 945,24</text:p>
          </table:table-cell>
          <table:table-cell table:style-name="ce3" office:value-type="float" office:value="5999.35">
            <text:p>5 999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439370.38">
            <text:p>439 370,38</text:p>
          </table:table-cell>
          <table:table-cell table:style-name="ce3" office:value-type="float" office:value="13523.25">
            <text:p>13 523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236981.83">
            <text:p>236 981,83</text:p>
          </table:table-cell>
          <table:table-cell table:style-name="ce3" office:value-type="float" office:value="5864.44">
            <text:p>5 864,4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>
            <text:p>2010-01-06</text:p>
          </table:table-cell>
          <table:table-cell table:style-name="ce3" office:value-type="float" office:value="267798.93">
            <text:p>267 798,93</text:p>
          </table:table-cell>
          <table:table-cell table:style-name="ce3" office:value-type="float" office:value="5493.31">
            <text:p>5 493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>
            <text:p>2010-01-07</text:p>
          </table:table-cell>
          <table:table-cell table:style-name="ce3" office:value-type="float" office:value="241912.54">
            <text:p>241 912,54</text:p>
          </table:table-cell>
          <table:table-cell table:style-name="ce3" office:value-type="float" office:value="7117.17">
            <text:p>7 117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>
            <text:p>2010-01-08</text:p>
          </table:table-cell>
          <table:table-cell table:style-name="ce3" office:value-type="float" office:value="223707.9">
            <text:p>223 707,90</text:p>
          </table:table-cell>
          <table:table-cell table:style-name="ce3" office:value-type="float" office:value="4871.69">
            <text:p>4 871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255365.16">
            <text:p>255 365,16</text:p>
          </table:table-cell>
          <table:table-cell table:style-name="ce3" office:value-type="float" office:value="4116.14">
            <text:p>4 116,1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336698.02">
            <text:p>336 698,02</text:p>
          </table:table-cell>
          <table:table-cell table:style-name="ce3" office:value-type="float" office:value="5178.38">
            <text:p>5 178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327750.32">
            <text:p>327 750,32</text:p>
          </table:table-cell>
          <table:table-cell table:style-name="ce3" office:value-type="float" office:value="12975.07">
            <text:p>12 975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436209.9">
            <text:p>436 209,90</text:p>
          </table:table-cell>
          <table:table-cell table:style-name="ce3" office:value-type="float" office:value="6368.96">
            <text:p>6 368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276529.11">
            <text:p>276 529,11</text:p>
          </table:table-cell>
          <table:table-cell table:style-name="ce3" office:value-type="float" office:value="5145.68">
            <text:p>5 145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table:style-name="ce3" office:value-type="float" office:value="371533.45">
            <text:p>371 533,45</text:p>
          </table:table-cell>
          <table:table-cell table:style-name="ce3" office:value-type="float" office:value="15911.5">
            <text:p>15 911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333669.04">
            <text:p>333 669,04</text:p>
          </table:table-cell>
          <table:table-cell table:style-name="ce3" office:value-type="float" office:value="6333.88">
            <text:p>6 333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6">
            <text:p>2010-01-16</text:p>
          </table:table-cell>
          <table:table-cell table:style-name="ce3" office:value-type="float" office:value="240347.01">
            <text:p>240 347,01</text:p>
          </table:table-cell>
          <table:table-cell table:style-name="ce3" office:value-type="float" office:value="4734.04">
            <text:p>4 734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441134.58">
            <text:p>441 134,58</text:p>
          </table:table-cell>
          <table:table-cell table:style-name="ce3" office:value-type="float" office:value="5705.31">
            <text:p>5 705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329099.42">
            <text:p>329 099,42</text:p>
          </table:table-cell>
          <table:table-cell table:style-name="ce3" office:value-type="float" office:value="8713.25">
            <text:p>8 713,2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>
            <text:p>2010-01-19</text:p>
          </table:table-cell>
          <table:table-cell table:style-name="ce3" office:value-type="float" office:value="391748.27">
            <text:p>391 748,27</text:p>
          </table:table-cell>
          <table:table-cell table:style-name="ce3" office:value-type="float" office:value="5409.39">
            <text:p>5 409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0">
            <text:p>2010-01-20</text:p>
          </table:table-cell>
          <table:table-cell table:style-name="ce3" office:value-type="float" office:value="191658.48">
            <text:p>191 658,48</text:p>
          </table:table-cell>
          <table:table-cell table:style-name="ce3" office:value-type="float" office:value="2580.22">
            <text:p>2 580,2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>
            <text:p>2010-01-21</text:p>
          </table:table-cell>
          <table:table-cell table:style-name="ce3" office:value-type="float" office:value="363237.33">
            <text:p>363 237,33</text:p>
          </table:table-cell>
          <table:table-cell table:style-name="ce3" office:value-type="float" office:value="11917.24">
            <text:p>11 917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406521.39">
            <text:p>406 521,39</text:p>
          </table:table-cell>
          <table:table-cell table:style-name="ce3" office:value-type="float" office:value="7996.09">
            <text:p>7 996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3">
            <text:p>2010-01-23</text:p>
          </table:table-cell>
          <table:table-cell table:style-name="ce3" office:value-type="float" office:value="240527">
            <text:p>240 527,00</text:p>
          </table:table-cell>
          <table:table-cell table:style-name="ce3" office:value-type="float" office:value="3737.79">
            <text:p>3 737,7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4">
            <text:p>2010-01-24</text:p>
          </table:table-cell>
          <table:table-cell table:style-name="ce3" office:value-type="float" office:value="80337.52">
            <text:p>80 337,52</text:p>
          </table:table-cell>
          <table:table-cell table:style-name="ce3" office:value-type="float" office:value="1429.75">
            <text:p>1 429,7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305820.95">
            <text:p>305 820,95</text:p>
          </table:table-cell>
          <table:table-cell table:style-name="ce3" office:value-type="float" office:value="5080.08">
            <text:p>5 080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6">
            <text:p>2010-01-26</text:p>
          </table:table-cell>
          <table:table-cell table:style-name="ce3" office:value-type="float" office:value="525488.87">
            <text:p>525 488,87</text:p>
          </table:table-cell>
          <table:table-cell table:style-name="ce3" office:value-type="float" office:value="7512.35">
            <text:p>7 512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209157.82">
            <text:p>209 157,82</text:p>
          </table:table-cell>
          <table:table-cell table:style-name="ce3" office:value-type="float" office:value="5252.58">
            <text:p>5 252,5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>
            <text:p>2010-01-29</text:p>
          </table:table-cell>
          <table:table-cell table:style-name="ce3" office:value-type="float" office:value="279901.25">
            <text:p>279 901,25</text:p>
          </table:table-cell>
          <table:table-cell table:style-name="ce3" office:value-type="float" office:value="3998.59">
            <text:p>3 998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347308.53">
            <text:p>347 308,53</text:p>
          </table:table-cell>
          <table:table-cell table:style-name="ce3" office:value-type="float" office:value="7414.78">
            <text:p>7 414,7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1">
            <text:p>2010-01-31</text:p>
          </table:table-cell>
          <table:table-cell table:style-name="ce3" office:value-type="float" office:value="329975.36">
            <text:p>329 975,36</text:p>
          </table:table-cell>
          <table:table-cell table:style-name="ce3" office:value-type="float" office:value="5885.06">
            <text:p>5 885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395381.75">
            <text:p>395 381,75</text:p>
          </table:table-cell>
          <table:table-cell table:style-name="ce3" office:value-type="float" office:value="5196.92">
            <text:p>5 196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184688.84">
            <text:p>184 688,84</text:p>
          </table:table-cell>
          <table:table-cell table:style-name="ce3" office:value-type="float" office:value="3334.94">
            <text:p>3 334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>
            <text:p>2010-02-03</text:p>
          </table:table-cell>
          <table:table-cell table:style-name="ce3" office:value-type="float" office:value="432193.75">
            <text:p>432 193,75</text:p>
          </table:table-cell>
          <table:table-cell table:style-name="ce3" office:value-type="float" office:value="7483.87">
            <text:p>7 483,8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400099.38">
            <text:p>400 099,38</text:p>
          </table:table-cell>
          <table:table-cell table:style-name="ce3" office:value-type="float" office:value="7048.97">
            <text:p>7 048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488639.57">
            <text:p>488 639,57</text:p>
          </table:table-cell>
          <table:table-cell table:style-name="ce3" office:value-type="float" office:value="6574.81">
            <text:p>6 574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331081.12">
            <text:p>331 081,12</text:p>
          </table:table-cell>
          <table:table-cell table:style-name="ce3" office:value-type="float" office:value="6249.17">
            <text:p>6 249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243255.69">
            <text:p>243 255,69</text:p>
          </table:table-cell>
          <table:table-cell table:style-name="ce3" office:value-type="float" office:value="6490.28">
            <text:p>6 490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397735.28">
            <text:p>397 735,28</text:p>
          </table:table-cell>
          <table:table-cell table:style-name="ce3" office:value-type="float" office:value="6072.29">
            <text:p>6 072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306389.88">
            <text:p>306 389,88</text:p>
          </table:table-cell>
          <table:table-cell table:style-name="ce3" office:value-type="float" office:value="3701.25">
            <text:p>3 701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>
            <text:p>2010-02-12</text:p>
          </table:table-cell>
          <table:table-cell table:style-name="ce3" office:value-type="float" office:value="462683.92">
            <text:p>462 683,92</text:p>
          </table:table-cell>
          <table:table-cell table:style-name="ce3" office:value-type="float" office:value="19342.97">
            <text:p>19 342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3">
            <text:p>2010-02-13</text:p>
          </table:table-cell>
          <table:table-cell table:style-name="ce3" office:value-type="float" office:value="99509.14">
            <text:p>99 509,14</text:p>
          </table:table-cell>
          <table:table-cell table:style-name="ce3" office:value-type="float" office:value="1652.43">
            <text:p>1 652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4">
            <text:p>2010-02-14</text:p>
          </table:table-cell>
          <table:table-cell table:style-name="ce3" office:value-type="float" office:value="251476.37">
            <text:p>251 476,37</text:p>
          </table:table-cell>
          <table:table-cell table:style-name="ce3" office:value-type="float" office:value="5746.72">
            <text:p>5 746,7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table:style-name="ce3" office:value-type="float" office:value="286246.16">
            <text:p>286 246,16</text:p>
          </table:table-cell>
          <table:table-cell table:style-name="ce3" office:value-type="float" office:value="3795.36">
            <text:p>3 795,3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6">
            <text:p>2010-02-16</text:p>
          </table:table-cell>
          <table:table-cell table:style-name="ce3" office:value-type="float" office:value="327901.2">
            <text:p>327 901,20</text:p>
          </table:table-cell>
          <table:table-cell table:style-name="ce3" office:value-type="float" office:value="11145.52">
            <text:p>11 145,5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>
            <text:p>2010-02-17</text:p>
          </table:table-cell>
          <table:table-cell table:style-name="ce3" office:value-type="float" office:value="269258.66">
            <text:p>269 258,66</text:p>
          </table:table-cell>
          <table:table-cell table:style-name="ce3" office:value-type="float" office:value="2727.5">
            <text:p>2 727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>
            <text:p>2010-02-18</text:p>
          </table:table-cell>
          <table:table-cell table:style-name="ce3" office:value-type="float" office:value="356351.05">
            <text:p>356 351,05</text:p>
          </table:table-cell>
          <table:table-cell table:style-name="ce3" office:value-type="float" office:value="7704.89">
            <text:p>7 704,8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>
            <text:p>2010-02-19</text:p>
          </table:table-cell>
          <table:table-cell table:style-name="ce3" office:value-type="float" office:value="188650.29">
            <text:p>188 650,29</text:p>
          </table:table-cell>
          <table:table-cell table:style-name="ce3" office:value-type="float" office:value="3641.19">
            <text:p>3 641,1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277354.55">
            <text:p>277 354,55</text:p>
          </table:table-cell>
          <table:table-cell table:style-name="ce3" office:value-type="float" office:value="3342.43">
            <text:p>3 342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1">
            <text:p>2010-02-21</text:p>
          </table:table-cell>
          <table:table-cell table:style-name="ce3" office:value-type="float" office:value="122284.17">
            <text:p>122 284,17</text:p>
          </table:table-cell>
          <table:table-cell table:style-name="ce3" office:value-type="float" office:value="1753.93">
            <text:p>1 753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429746.47">
            <text:p>429 746,47</text:p>
          </table:table-cell>
          <table:table-cell table:style-name="ce3" office:value-type="float" office:value="5255.55">
            <text:p>5 255,5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283383.09">
            <text:p>283 383,09</text:p>
          </table:table-cell>
          <table:table-cell table:style-name="ce3" office:value-type="float" office:value="3802.78">
            <text:p>3 802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>
            <text:p>2010-02-24</text:p>
          </table:table-cell>
          <table:table-cell table:style-name="ce3" office:value-type="float" office:value="310188.81">
            <text:p>310 188,81</text:p>
          </table:table-cell>
          <table:table-cell table:style-name="ce3" office:value-type="float" office:value="4354.75">
            <text:p>4 354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>
            <text:p>2010-02-25</text:p>
          </table:table-cell>
          <table:table-cell table:style-name="ce3" office:value-type="float" office:value="342964.38">
            <text:p>342 964,38</text:p>
          </table:table-cell>
          <table:table-cell table:style-name="ce3" office:value-type="float" office:value="12927.42">
            <text:p>12 927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>
            <text:p>2010-02-26</text:p>
          </table:table-cell>
          <table:table-cell table:style-name="ce3" office:value-type="float" office:value="121638.39">
            <text:p>121 638,39</text:p>
          </table:table-cell>
          <table:table-cell table:style-name="ce3" office:value-type="float" office:value="2635.72">
            <text:p>2 635,7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7">
            <text:p>2010-02-27</text:p>
          </table:table-cell>
          <table:table-cell table:style-name="ce3" office:value-type="float" office:value="133555.51">
            <text:p>133 555,51</text:p>
          </table:table-cell>
          <table:table-cell table:style-name="ce3" office:value-type="float" office:value="3445.7">
            <text:p>3 445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8">
            <text:p>2010-02-28</text:p>
          </table:table-cell>
          <table:table-cell table:style-name="ce3" office:value-type="float" office:value="283200.74">
            <text:p>283 200,74</text:p>
          </table:table-cell>
          <table:table-cell table:style-name="ce3" office:value-type="float" office:value="3225.89">
            <text:p>3 225,8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table:style-name="ce3" office:value-type="float" office:value="120222.1">
            <text:p>120 222,10</text:p>
          </table:table-cell>
          <table:table-cell table:style-name="ce3" office:value-type="float" office:value="1830.42">
            <text:p>1 830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>
            <text:p>2010-03-02</text:p>
          </table:table-cell>
          <table:table-cell table:style-name="ce3" office:value-type="float" office:value="221149.84">
            <text:p>221 149,84</text:p>
          </table:table-cell>
          <table:table-cell table:style-name="ce3" office:value-type="float" office:value="2545.46">
            <text:p>2 545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225697.34">
            <text:p>225 697,34</text:p>
          </table:table-cell>
          <table:table-cell table:style-name="ce3" office:value-type="float" office:value="7485.82">
            <text:p>7 485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4">
            <text:p>2010-03-04</text:p>
          </table:table-cell>
          <table:table-cell table:style-name="ce3" office:value-type="float" office:value="250106.2">
            <text:p>250 106,20</text:p>
          </table:table-cell>
          <table:table-cell table:style-name="ce3" office:value-type="float" office:value="2312.16">
            <text:p>2 312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301770.88">
            <text:p>301 770,88</text:p>
          </table:table-cell>
          <table:table-cell table:style-name="ce3" office:value-type="float" office:value="4875.14">
            <text:p>4 875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7">
            <text:p>2010-03-07</text:p>
          </table:table-cell>
          <table:table-cell table:style-name="ce3" office:value-type="float" office:value="308368.32">
            <text:p>308 368,32</text:p>
          </table:table-cell>
          <table:table-cell table:style-name="ce3" office:value-type="float" office:value="8125.65">
            <text:p>8 125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272108">
            <text:p>272 108,00</text:p>
          </table:table-cell>
          <table:table-cell table:style-name="ce3" office:value-type="float" office:value="5137.02">
            <text:p>5 137,0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385429.94">
            <text:p>385 429,94</text:p>
          </table:table-cell>
          <table:table-cell table:style-name="ce3" office:value-type="float" office:value="6261.05">
            <text:p>6 261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298717.02">
            <text:p>298 717,02</text:p>
          </table:table-cell>
          <table:table-cell table:style-name="ce3" office:value-type="float" office:value="7125.88">
            <text:p>7 125,8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259937.66">
            <text:p>259 937,66</text:p>
          </table:table-cell>
          <table:table-cell table:style-name="ce3" office:value-type="float" office:value="4854.11">
            <text:p>4 854,1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420746.91">
            <text:p>420 746,91</text:p>
          </table:table-cell>
          <table:table-cell table:style-name="ce3" office:value-type="float" office:value="7665.27">
            <text:p>7 665,2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232078.45">
            <text:p>232 078,45</text:p>
          </table:table-cell>
          <table:table-cell table:style-name="ce3" office:value-type="float" office:value="5276.91">
            <text:p>5 276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365250.17">
            <text:p>365 250,17</text:p>
          </table:table-cell>
          <table:table-cell table:style-name="ce3" office:value-type="float" office:value="6492.18">
            <text:p>6 492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331337">
            <text:p>331 337,00</text:p>
          </table:table-cell>
          <table:table-cell table:style-name="ce3" office:value-type="float" office:value="5438.89">
            <text:p>5 438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>
            <text:p>2010-03-17</text:p>
          </table:table-cell>
          <table:table-cell table:style-name="ce3" office:value-type="float" office:value="262924.13">
            <text:p>262 924,13</text:p>
          </table:table-cell>
          <table:table-cell table:style-name="ce3" office:value-type="float" office:value="12586.12">
            <text:p>12 586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337558.61">
            <text:p>337 558,61</text:p>
          </table:table-cell>
          <table:table-cell table:style-name="ce3" office:value-type="float" office:value="6341.51">
            <text:p>6 341,5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330695.39">
            <text:p>330 695,39</text:p>
          </table:table-cell>
          <table:table-cell table:style-name="ce3" office:value-type="float" office:value="4691.38">
            <text:p>4 691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247449.09">
            <text:p>247 449,09</text:p>
          </table:table-cell>
          <table:table-cell table:style-name="ce3" office:value-type="float" office:value="4322.25">
            <text:p>4 322,2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1">
            <text:p>2010-03-21</text:p>
          </table:table-cell>
          <table:table-cell table:style-name="ce3" office:value-type="float" office:value="162960.72">
            <text:p>162 960,72</text:p>
          </table:table-cell>
          <table:table-cell table:style-name="ce3" office:value-type="float" office:value="2055.77">
            <text:p>2 055,7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327905.26">
            <text:p>327 905,26</text:p>
          </table:table-cell>
          <table:table-cell table:style-name="ce3" office:value-type="float" office:value="7105.21">
            <text:p>7 105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422352.14">
            <text:p>422 352,14</text:p>
          </table:table-cell>
          <table:table-cell table:style-name="ce3" office:value-type="float" office:value="5208.44">
            <text:p>5 208,4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408415.21">
            <text:p>408 415,21</text:p>
          </table:table-cell>
          <table:table-cell table:style-name="ce3" office:value-type="float" office:value="6737.3">
            <text:p>6 737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410455.88">
            <text:p>410 455,88</text:p>
          </table:table-cell>
          <table:table-cell table:style-name="ce3" office:value-type="float" office:value="4103.33">
            <text:p>4 103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237315.42">
            <text:p>237 315,42</text:p>
          </table:table-cell>
          <table:table-cell table:style-name="ce3" office:value-type="float" office:value="4166.35">
            <text:p>4 166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432384.11">
            <text:p>432 384,11</text:p>
          </table:table-cell>
          <table:table-cell table:style-name="ce3" office:value-type="float" office:value="20521.32">
            <text:p>20 521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303607.42">
            <text:p>303 607,42</text:p>
          </table:table-cell>
          <table:table-cell table:style-name="ce3" office:value-type="float" office:value="6192.28">
            <text:p>6 192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334629.44">
            <text:p>334 629,44</text:p>
          </table:table-cell>
          <table:table-cell table:style-name="ce3" office:value-type="float" office:value="6465.02">
            <text:p>6 465,0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>
            <text:p>2010-04-01</text:p>
          </table:table-cell>
          <table:table-cell table:style-name="ce3" office:value-type="float" office:value="295322.1">
            <text:p>295 322,10</text:p>
          </table:table-cell>
          <table:table-cell table:style-name="ce3" office:value-type="float" office:value="3175.17">
            <text:p>3 175,1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>
            <text:p>2010-04-02</text:p>
          </table:table-cell>
          <table:table-cell table:style-name="ce3" office:value-type="float" office:value="217338.06">
            <text:p>217 338,06</text:p>
          </table:table-cell>
          <table:table-cell table:style-name="ce3" office:value-type="float" office:value="3330.85">
            <text:p>3 330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4">
            <text:p>2010-04-04</text:p>
          </table:table-cell>
          <table:table-cell table:style-name="ce3" office:value-type="float" office:value="193966.57">
            <text:p>193 966,57</text:p>
          </table:table-cell>
          <table:table-cell table:style-name="ce3" office:value-type="float" office:value="2758.34">
            <text:p>2 758,3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304993.35">
            <text:p>304 993,35</text:p>
          </table:table-cell>
          <table:table-cell table:style-name="ce3" office:value-type="float" office:value="4113.19">
            <text:p>4 113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>
            <text:p>2010-04-06</text:p>
          </table:table-cell>
          <table:table-cell table:style-name="ce3" office:value-type="float" office:value="122104.57">
            <text:p>122 104,57</text:p>
          </table:table-cell>
          <table:table-cell table:style-name="ce3" office:value-type="float" office:value="1784.63">
            <text:p>1 784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7">
            <text:p>2010-04-07</text:p>
          </table:table-cell>
          <table:table-cell table:style-name="ce3" office:value-type="float" office:value="204067.07">
            <text:p>204 067,07</text:p>
          </table:table-cell>
          <table:table-cell table:style-name="ce3" office:value-type="float" office:value="3690.85">
            <text:p>3 690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>
            <text:p>2010-04-08</text:p>
          </table:table-cell>
          <table:table-cell table:style-name="ce3" office:value-type="float" office:value="350553.35">
            <text:p>350 553,35</text:p>
          </table:table-cell>
          <table:table-cell table:style-name="ce3" office:value-type="float" office:value="3100.05">
            <text:p>3 100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383989.28">
            <text:p>383 989,28</text:p>
          </table:table-cell>
          <table:table-cell table:style-name="ce3" office:value-type="float" office:value="8300.68">
            <text:p>8 300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392557.46">
            <text:p>392 557,46</text:p>
          </table:table-cell>
          <table:table-cell table:style-name="ce3" office:value-type="float" office:value="7670.13">
            <text:p>7 670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>
            <text:p>2010-04-12</text:p>
          </table:table-cell>
          <table:table-cell table:style-name="ce3" office:value-type="float" office:value="342432.63">
            <text:p>342 432,63</text:p>
          </table:table-cell>
          <table:table-cell table:style-name="ce3" office:value-type="float" office:value="7405.55">
            <text:p>7 405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406311.14">
            <text:p>406 311,14</text:p>
          </table:table-cell>
          <table:table-cell table:style-name="ce3" office:value-type="float" office:value="6491.63">
            <text:p>6 491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>
            <text:p>2010-04-14</text:p>
          </table:table-cell>
          <table:table-cell table:style-name="ce3" office:value-type="float" office:value="266922.73">
            <text:p>266 922,73</text:p>
          </table:table-cell>
          <table:table-cell table:style-name="ce3" office:value-type="float" office:value="6500.8">
            <text:p>6 500,8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>
            <text:p>2010-04-15</text:p>
          </table:table-cell>
          <table:table-cell table:style-name="ce3" office:value-type="float" office:value="303961.09">
            <text:p>303 961,09</text:p>
          </table:table-cell>
          <table:table-cell table:style-name="ce3" office:value-type="float" office:value="4859.49">
            <text:p>4 859,4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262593.4">
            <text:p>262 593,40</text:p>
          </table:table-cell>
          <table:table-cell table:style-name="ce3" office:value-type="float" office:value="6046.36">
            <text:p>6 046,3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415423.79">
            <text:p>415 423,79</text:p>
          </table:table-cell>
          <table:table-cell table:style-name="ce3" office:value-type="float" office:value="8484.96">
            <text:p>8 484,9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284818.05">
            <text:p>284 818,05</text:p>
          </table:table-cell>
          <table:table-cell table:style-name="ce3" office:value-type="float" office:value="5422.01">
            <text:p>5 422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table:style-name="ce3" office:value-type="float" office:value="361939.46">
            <text:p>361 939,46</text:p>
          </table:table-cell>
          <table:table-cell table:style-name="ce3" office:value-type="float" office:value="8209.11">
            <text:p>8 209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350039.45">
            <text:p>350 039,45</text:p>
          </table:table-cell>
          <table:table-cell table:style-name="ce3" office:value-type="float" office:value="4934.3">
            <text:p>4 934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1">
            <text:p>2010-04-21</text:p>
          </table:table-cell>
          <table:table-cell table:style-name="ce3" office:value-type="float" office:value="390314.96">
            <text:p>390 314,96</text:p>
          </table:table-cell>
          <table:table-cell table:style-name="ce3" office:value-type="float" office:value="6489.03">
            <text:p>6 489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>
            <text:p>2010-04-22</text:p>
          </table:table-cell>
          <table:table-cell table:style-name="ce3" office:value-type="float" office:value="362403.28">
            <text:p>362 403,28</text:p>
          </table:table-cell>
          <table:table-cell table:style-name="ce3" office:value-type="float" office:value="6908.18">
            <text:p>6 908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229608.78">
            <text:p>229 608,78</text:p>
          </table:table-cell>
          <table:table-cell table:style-name="ce3" office:value-type="float" office:value="3238.03">
            <text:p>3 238,0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319360.14">
            <text:p>319 360,14</text:p>
          </table:table-cell>
          <table:table-cell table:style-name="ce3" office:value-type="float" office:value="5772.96">
            <text:p>5 772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382388.68">
            <text:p>382 388,68</text:p>
          </table:table-cell>
          <table:table-cell table:style-name="ce3" office:value-type="float" office:value="6335.13">
            <text:p>6 335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428749.8">
            <text:p>428 749,80</text:p>
          </table:table-cell>
          <table:table-cell table:style-name="ce3" office:value-type="float" office:value="7869.86">
            <text:p>7 869,8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8">
            <text:p>2010-04-28</text:p>
          </table:table-cell>
          <table:table-cell table:style-name="ce3" office:value-type="float" office:value="330122.63">
            <text:p>330 122,63</text:p>
          </table:table-cell>
          <table:table-cell table:style-name="ce3" office:value-type="float" office:value="5468.32">
            <text:p>5 468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247507.1">
            <text:p>247 507,10</text:p>
          </table:table-cell>
          <table:table-cell table:style-name="ce3" office:value-type="float" office:value="2374.17">
            <text:p>2 374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188423.83">
            <text:p>188 423,83</text:p>
          </table:table-cell>
          <table:table-cell table:style-name="ce3" office:value-type="float" office:value="2937.7">
            <text:p>2 937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>
            <text:p>2010-05-01</text:p>
          </table:table-cell>
          <table:table-cell table:style-name="ce3" office:value-type="float" office:value="168957.64">
            <text:p>168 957,64</text:p>
          </table:table-cell>
          <table:table-cell table:style-name="ce3" office:value-type="float" office:value="2648.65">
            <text:p>2 648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2">
            <text:p>2010-05-02</text:p>
          </table:table-cell>
          <table:table-cell table:style-name="ce3" office:value-type="float" office:value="202994.73">
            <text:p>202 994,73</text:p>
          </table:table-cell>
          <table:table-cell table:style-name="ce3" office:value-type="float" office:value="2812.34">
            <text:p>2 812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>
            <text:p>2010-05-03</text:p>
          </table:table-cell>
          <table:table-cell table:style-name="ce3" office:value-type="float" office:value="381481.62">
            <text:p>381 481,62</text:p>
          </table:table-cell>
          <table:table-cell table:style-name="ce3" office:value-type="float" office:value="14239.7">
            <text:p>14 239,70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4">
            <text:p>2010-05-04</text:p>
          </table:table-cell>
          <table:table-cell table:style-name="ce3" office:value-type="float" office:value="144423.16">
            <text:p>144 423,16</text:p>
          </table:table-cell>
          <table:table-cell table:style-name="ce3" office:value-type="float" office:value="2166.24">
            <text:p>2 166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5">
            <text:p>2010-05-05</text:p>
          </table:table-cell>
          <table:table-cell table:style-name="ce3" office:value-type="float" office:value="337140.48">
            <text:p>337 140,48</text:p>
          </table:table-cell>
          <table:table-cell table:style-name="ce3" office:value-type="float" office:value="5580.87">
            <text:p>5 580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240119.67">
            <text:p>240 119,67</text:p>
          </table:table-cell>
          <table:table-cell table:style-name="ce3" office:value-type="float" office:value="4427.8">
            <text:p>4 427,8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253562.42">
            <text:p>253 562,42</text:p>
          </table:table-cell>
          <table:table-cell table:style-name="ce3" office:value-type="float" office:value="4155.4">
            <text:p>4 155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460915.7">
            <text:p>460 915,70</text:p>
          </table:table-cell>
          <table:table-cell table:style-name="ce3" office:value-type="float" office:value="11583.71">
            <text:p>11 583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table:style-name="ce3" office:value-type="float" office:value="326305.68">
            <text:p>326 305,68</text:p>
          </table:table-cell>
          <table:table-cell table:style-name="ce3" office:value-type="float" office:value="7252.85">
            <text:p>7 252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1">
            <text:p>2010-05-11</text:p>
          </table:table-cell>
          <table:table-cell table:style-name="ce3" office:value-type="float" office:value="247847.6">
            <text:p>247 847,60</text:p>
          </table:table-cell>
          <table:table-cell table:style-name="ce3" office:value-type="float" office:value="3557.45">
            <text:p>3 557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236110.18">
            <text:p>236 110,18</text:p>
          </table:table-cell>
          <table:table-cell table:style-name="ce3" office:value-type="float" office:value="3056.44">
            <text:p>3 056,4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>
            <text:p>2010-05-13</text:p>
          </table:table-cell>
          <table:table-cell table:style-name="ce3" office:value-type="float" office:value="327928.08">
            <text:p>327 928,08</text:p>
          </table:table-cell>
          <table:table-cell table:style-name="ce3" office:value-type="float" office:value="8798.71">
            <text:p>8 798,7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421526.74">
            <text:p>421 526,74</text:p>
          </table:table-cell>
          <table:table-cell table:style-name="ce3" office:value-type="float" office:value="9049.52">
            <text:p>9 049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5">
            <text:p>2010-05-15</text:p>
          </table:table-cell>
          <table:table-cell table:style-name="ce3" office:value-type="float" office:value="333066.59">
            <text:p>333 066,59</text:p>
          </table:table-cell>
          <table:table-cell table:style-name="ce3" office:value-type="float" office:value="4313.22">
            <text:p>4 313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351813.75">
            <text:p>351 813,75</text:p>
          </table:table-cell>
          <table:table-cell table:style-name="ce3" office:value-type="float" office:value="4721.06">
            <text:p>4 721,0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table:style-name="ce3" office:value-type="float" office:value="344163.18">
            <text:p>344 163,18</text:p>
          </table:table-cell>
          <table:table-cell table:style-name="ce3" office:value-type="float" office:value="9377.74">
            <text:p>9 377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364146.47">
            <text:p>364 146,47</text:p>
          </table:table-cell>
          <table:table-cell table:style-name="ce3" office:value-type="float" office:value="3967.17">
            <text:p>3 967,1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111580.54">
            <text:p>111 580,54</text:p>
          </table:table-cell>
          <table:table-cell table:style-name="ce3" office:value-type="float" office:value="2519.89">
            <text:p>2 519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335352.36">
            <text:p>335 352,36</text:p>
          </table:table-cell>
          <table:table-cell table:style-name="ce3" office:value-type="float" office:value="7563.2">
            <text:p>7 563,2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3" office:value-type="float" office:value="320553.03">
            <text:p>320 553,03</text:p>
          </table:table-cell>
          <table:table-cell table:style-name="ce3" office:value-type="float" office:value="14284.89">
            <text:p>14 284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3" office:value-type="float" office:value="325756.22">
            <text:p>325 756,22</text:p>
          </table:table-cell>
          <table:table-cell table:style-name="ce3" office:value-type="float" office:value="6437.87">
            <text:p>6 437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3" office:value-type="float" office:value="386941.56">
            <text:p>386 941,56</text:p>
          </table:table-cell>
          <table:table-cell table:style-name="ce3" office:value-type="float" office:value="13706.75">
            <text:p>13 706,7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255163.38">
            <text:p>255 163,38</text:p>
          </table:table-cell>
          <table:table-cell table:style-name="ce3" office:value-type="float" office:value="4441.49">
            <text:p>4 441,4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3" office:value-type="float" office:value="236346.64">
            <text:p>236 346,64</text:p>
          </table:table-cell>
          <table:table-cell table:style-name="ce3" office:value-type="float" office:value="4053.28">
            <text:p>4 053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217795.87">
            <text:p>217 795,87</text:p>
          </table:table-cell>
          <table:table-cell table:style-name="ce3" office:value-type="float" office:value="3949.15">
            <text:p>3 949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9">
            <text:p>2010-05-29</text:p>
          </table:table-cell>
          <table:table-cell table:style-name="ce3" office:value-type="float" office:value="198197.48">
            <text:p>198 197,48</text:p>
          </table:table-cell>
          <table:table-cell table:style-name="ce3" office:value-type="float" office:value="2704.66">
            <text:p>2 704,6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0">
            <text:p>2010-05-30</text:p>
          </table:table-cell>
          <table:table-cell table:style-name="ce3" office:value-type="float" office:value="214372.82">
            <text:p>214 372,82</text:p>
          </table:table-cell>
          <table:table-cell table:style-name="ce3" office:value-type="float" office:value="3102.36">
            <text:p>3 102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table:style-name="ce3" office:value-type="float" office:value="389439.39">
            <text:p>389 439,39</text:p>
          </table:table-cell>
          <table:table-cell table:style-name="ce3" office:value-type="float" office:value="8804.87">
            <text:p>8 804,8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334909.47">
            <text:p>334 909,47</text:p>
          </table:table-cell>
          <table:table-cell table:style-name="ce3" office:value-type="float" office:value="11445.98">
            <text:p>11 445,9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>
            <text:p>2010-06-02</text:p>
          </table:table-cell>
          <table:table-cell table:style-name="ce3" office:value-type="float" office:value="205831.92">
            <text:p>205 831,92</text:p>
          </table:table-cell>
          <table:table-cell table:style-name="ce3" office:value-type="float" office:value="4715.51">
            <text:p>4 715,5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306883.31">
            <text:p>306 883,31</text:p>
          </table:table-cell>
          <table:table-cell table:style-name="ce3" office:value-type="float" office:value="4344.33">
            <text:p>4 344,3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5">
            <text:p>2010-06-05</text:p>
          </table:table-cell>
          <table:table-cell table:style-name="ce3" office:value-type="float" office:value="379990.65">
            <text:p>379 990,65</text:p>
          </table:table-cell>
          <table:table-cell table:style-name="ce3" office:value-type="float" office:value="4086.8">
            <text:p>4 086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261678.06">
            <text:p>261 678,06</text:p>
          </table:table-cell>
          <table:table-cell table:style-name="ce3" office:value-type="float" office:value="4985.29">
            <text:p>4 985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299716.08">
            <text:p>299 716,08</text:p>
          </table:table-cell>
          <table:table-cell table:style-name="ce3" office:value-type="float" office:value="3609.73">
            <text:p>3 609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285134.31">
            <text:p>285 134,31</text:p>
          </table:table-cell>
          <table:table-cell table:style-name="ce3" office:value-type="float" office:value="3967.91">
            <text:p>3 967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310711.19">
            <text:p>310 711,19</text:p>
          </table:table-cell>
          <table:table-cell table:style-name="ce3" office:value-type="float" office:value="3389.82">
            <text:p>3 389,8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309370.37">
            <text:p>309 370,37</text:p>
          </table:table-cell>
          <table:table-cell table:style-name="ce3" office:value-type="float" office:value="6105.59">
            <text:p>6 105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423253.44">
            <text:p>423 253,44</text:p>
          </table:table-cell>
          <table:table-cell table:style-name="ce3" office:value-type="float" office:value="4502.7">
            <text:p>4 502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3">
            <text:p>2010-06-13</text:p>
          </table:table-cell>
          <table:table-cell table:style-name="ce3" office:value-type="float" office:value="296451.17">
            <text:p>296 451,17</text:p>
          </table:table-cell>
          <table:table-cell table:style-name="ce3" office:value-type="float" office:value="3572.13">
            <text:p>3 572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>
            <text:p>2010-06-15</text:p>
          </table:table-cell>
          <table:table-cell table:style-name="ce3" office:value-type="float" office:value="524590.06">
            <text:p>524 590,06</text:p>
          </table:table-cell>
          <table:table-cell table:style-name="ce3" office:value-type="float" office:value="8605.48">
            <text:p>8 605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>
            <text:p>2010-06-16</text:p>
          </table:table-cell>
          <table:table-cell table:style-name="ce3" office:value-type="float" office:value="276820.79">
            <text:p>276 820,79</text:p>
          </table:table-cell>
          <table:table-cell table:style-name="ce3" office:value-type="float" office:value="6513.43">
            <text:p>6 513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390037.23">
            <text:p>390 037,23</text:p>
          </table:table-cell>
          <table:table-cell table:style-name="ce3" office:value-type="float" office:value="4762.94">
            <text:p>4 762,9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8">
            <text:p>2010-06-18</text:p>
          </table:table-cell>
          <table:table-cell table:style-name="ce3" office:value-type="float" office:value="296017.76">
            <text:p>296 017,76</text:p>
          </table:table-cell>
          <table:table-cell table:style-name="ce3" office:value-type="float" office:value="6410.09">
            <text:p>6 410,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9">
            <text:p>2010-06-19</text:p>
          </table:table-cell>
          <table:table-cell table:style-name="ce3" office:value-type="float" office:value="264321.79">
            <text:p>264 321,79</text:p>
          </table:table-cell>
          <table:table-cell table:style-name="ce3" office:value-type="float" office:value="7507.01">
            <text:p>7 507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148495.55">
            <text:p>148 495,55</text:p>
          </table:table-cell>
          <table:table-cell table:style-name="ce3" office:value-type="float" office:value="1653.07">
            <text:p>1 653,0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201772.04">
            <text:p>201 772,04</text:p>
          </table:table-cell>
          <table:table-cell table:style-name="ce3" office:value-type="float" office:value="2990.54">
            <text:p>2 990,5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365467.77">
            <text:p>365 467,77</text:p>
          </table:table-cell>
          <table:table-cell table:style-name="ce3" office:value-type="float" office:value="6048.79">
            <text:p>6 048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241978.11">
            <text:p>241 978,11</text:p>
          </table:table-cell>
          <table:table-cell table:style-name="ce3" office:value-type="float" office:value="4845.38">
            <text:p>4 845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>
            <text:p>2010-06-24</text:p>
          </table:table-cell>
          <table:table-cell table:style-name="ce3" office:value-type="float" office:value="348503.53">
            <text:p>348 503,53</text:p>
          </table:table-cell>
          <table:table-cell table:style-name="ce3" office:value-type="float" office:value="4124.3">
            <text:p>4 124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6">
            <text:p>2010-06-26</text:p>
          </table:table-cell>
          <table:table-cell table:style-name="ce3" office:value-type="float" office:value="333473.78">
            <text:p>333 473,78</text:p>
          </table:table-cell>
          <table:table-cell table:style-name="ce3" office:value-type="float" office:value="5307.56">
            <text:p>5 307,5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7">
            <text:p>2010-06-27</text:p>
          </table:table-cell>
          <table:table-cell table:style-name="ce3" office:value-type="float" office:value="284681.4">
            <text:p>284 681,40</text:p>
          </table:table-cell>
          <table:table-cell table:style-name="ce3" office:value-type="float" office:value="7043.08">
            <text:p>7 043,0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>
            <text:p>2010-06-28</text:p>
          </table:table-cell>
          <table:table-cell table:style-name="ce3" office:value-type="float" office:value="408658.08">
            <text:p>408 658,08</text:p>
          </table:table-cell>
          <table:table-cell table:style-name="ce3" office:value-type="float" office:value="9051.12">
            <text:p>9 051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>
            <text:p>2010-06-29</text:p>
          </table:table-cell>
          <table:table-cell table:style-name="ce3" office:value-type="float" office:value="307477.43">
            <text:p>307 477,43</text:p>
          </table:table-cell>
          <table:table-cell table:style-name="ce3" office:value-type="float" office:value="3870.07">
            <text:p>3 870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>
            <text:p>2010-06-30</text:p>
          </table:table-cell>
          <table:table-cell table:style-name="ce3" office:value-type="float" office:value="346546.68">
            <text:p>346 546,68</text:p>
          </table:table-cell>
          <table:table-cell table:style-name="ce3" office:value-type="float" office:value="11150.15">
            <text:p>11 150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188577.6">
            <text:p>188 577,60</text:p>
          </table:table-cell>
          <table:table-cell table:style-name="ce3" office:value-type="float" office:value="8920.42">
            <text:p>8 920,4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2">
            <text:p>2010-07-02</text:p>
          </table:table-cell>
          <table:table-cell table:style-name="ce3" office:value-type="float" office:value="322712.72">
            <text:p>322 712,72</text:p>
          </table:table-cell>
          <table:table-cell table:style-name="ce3" office:value-type="float" office:value="11492.62">
            <text:p>11 492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249796.3">
            <text:p>249 796,30</text:p>
          </table:table-cell>
          <table:table-cell table:style-name="ce3" office:value-type="float" office:value="7942.65">
            <text:p>7 942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336833.56">
            <text:p>336 833,56</text:p>
          </table:table-cell>
          <table:table-cell table:style-name="ce3" office:value-type="float" office:value="7671">
            <text:p>7 671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table:style-name="ce3" office:value-type="float" office:value="309681.98">
            <text:p>309 681,98</text:p>
          </table:table-cell>
          <table:table-cell table:style-name="ce3" office:value-type="float" office:value="6243.59">
            <text:p>6 243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>
            <text:p>2010-07-06</text:p>
          </table:table-cell>
          <table:table-cell table:style-name="ce3" office:value-type="float" office:value="410747.46">
            <text:p>410 747,46</text:p>
          </table:table-cell>
          <table:table-cell table:style-name="ce3" office:value-type="float" office:value="9838.26">
            <text:p>9 838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300209.63">
            <text:p>300 209,63</text:p>
          </table:table-cell>
          <table:table-cell table:style-name="ce3" office:value-type="float" office:value="11506.69">
            <text:p>11 506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8">
            <text:p>2010-07-08</text:p>
          </table:table-cell>
          <table:table-cell table:style-name="ce3" office:value-type="float" office:value="286418.68">
            <text:p>286 418,68</text:p>
          </table:table-cell>
          <table:table-cell table:style-name="ce3" office:value-type="float" office:value="4527.64">
            <text:p>4 52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386583.4">
            <text:p>386 583,40</text:p>
          </table:table-cell>
          <table:table-cell table:style-name="ce3" office:value-type="float" office:value="4657.63">
            <text:p>4 657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315916.45">
            <text:p>315 916,45</text:p>
          </table:table-cell>
          <table:table-cell table:style-name="ce3" office:value-type="float" office:value="5958.44">
            <text:p>5 958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224881.36">
            <text:p>224 881,36</text:p>
          </table:table-cell>
          <table:table-cell table:style-name="ce3" office:value-type="float" office:value="9126.68">
            <text:p>9 126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table:style-name="ce3" office:value-type="float" office:value="358172.87">
            <text:p>358 172,87</text:p>
          </table:table-cell>
          <table:table-cell table:style-name="ce3" office:value-type="float" office:value="8281.45">
            <text:p>8 281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196800.6">
            <text:p>196 800,60</text:p>
          </table:table-cell>
          <table:table-cell table:style-name="ce3" office:value-type="float" office:value="5931.3">
            <text:p>5 931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378160.86">
            <text:p>378 160,86</text:p>
          </table:table-cell>
          <table:table-cell table:style-name="ce3" office:value-type="float" office:value="5564.46">
            <text:p>5 564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287665.56">
            <text:p>287 665,56</text:p>
          </table:table-cell>
          <table:table-cell table:style-name="ce3" office:value-type="float" office:value="4004.81">
            <text:p>4 004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344867.83">
            <text:p>344 867,83</text:p>
          </table:table-cell>
          <table:table-cell table:style-name="ce3" office:value-type="float" office:value="5826.45">
            <text:p>5 826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8">
            <text:p>2010-07-18</text:p>
          </table:table-cell>
          <table:table-cell table:style-name="ce3" office:value-type="float" office:value="316582.89">
            <text:p>316 582,89</text:p>
          </table:table-cell>
          <table:table-cell table:style-name="ce3" office:value-type="float" office:value="6192.94">
            <text:p>6 192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table:style-name="ce3" office:value-type="float" office:value="396380.24">
            <text:p>396 380,24</text:p>
          </table:table-cell>
          <table:table-cell table:style-name="ce3" office:value-type="float" office:value="5248.68">
            <text:p>5 248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>
            <text:p>2010-07-20</text:p>
          </table:table-cell>
          <table:table-cell table:style-name="ce3" office:value-type="float" office:value="280015.08">
            <text:p>280 015,08</text:p>
          </table:table-cell>
          <table:table-cell table:style-name="ce3" office:value-type="float" office:value="8550.08">
            <text:p>8 550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258048.66">
            <text:p>258 048,66</text:p>
          </table:table-cell>
          <table:table-cell table:style-name="ce3" office:value-type="float" office:value="6240.6">
            <text:p>6 240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4">
            <text:p>2010-07-24</text:p>
          </table:table-cell>
          <table:table-cell table:style-name="ce3" office:value-type="float" office:value="177522.33">
            <text:p>177 522,33</text:p>
          </table:table-cell>
          <table:table-cell table:style-name="ce3" office:value-type="float" office:value="2849.48">
            <text:p>2 849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316462.73">
            <text:p>316 462,73</text:p>
          </table:table-cell>
          <table:table-cell table:style-name="ce3" office:value-type="float" office:value="4734.63">
            <text:p>4 734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table:style-name="ce3" office:value-type="float" office:value="521697.26">
            <text:p>521 697,26</text:p>
          </table:table-cell>
          <table:table-cell table:style-name="ce3" office:value-type="float" office:value="8434.88">
            <text:p>8 434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>
            <text:p>2010-07-27</text:p>
          </table:table-cell>
          <table:table-cell table:style-name="ce3" office:value-type="float" office:value="338437.06">
            <text:p>338 437,06</text:p>
          </table:table-cell>
          <table:table-cell table:style-name="ce3" office:value-type="float" office:value="3797.12">
            <text:p>3 797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>
            <text:p>2010-07-28</text:p>
          </table:table-cell>
          <table:table-cell table:style-name="ce3" office:value-type="float" office:value="344049.16">
            <text:p>344 049,16</text:p>
          </table:table-cell>
          <table:table-cell table:style-name="ce3" office:value-type="float" office:value="5857.15">
            <text:p>5 857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9">
            <text:p>2010-07-29</text:p>
          </table:table-cell>
          <table:table-cell table:style-name="ce3" office:value-type="float" office:value="404452.22">
            <text:p>404 452,22</text:p>
          </table:table-cell>
          <table:table-cell table:style-name="ce3" office:value-type="float" office:value="7075.79">
            <text:p>7 075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>
            <text:p>2010-07-30</text:p>
          </table:table-cell>
          <table:table-cell table:style-name="ce3" office:value-type="float" office:value="282124.09">
            <text:p>282 124,09</text:p>
          </table:table-cell>
          <table:table-cell table:style-name="ce3" office:value-type="float" office:value="3321.84">
            <text:p>3 321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313668.37">
            <text:p>313 668,37</text:p>
          </table:table-cell>
          <table:table-cell table:style-name="ce3" office:value-type="float" office:value="3989.68">
            <text:p>3 989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448207.03">
            <text:p>448 207,03</text:p>
          </table:table-cell>
          <table:table-cell table:style-name="ce3" office:value-type="float" office:value="8501.65">
            <text:p>8 501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>
            <text:p>2010-08-02</text:p>
          </table:table-cell>
          <table:table-cell table:style-name="ce3" office:value-type="float" office:value="175858.5">
            <text:p>175 858,50</text:p>
          </table:table-cell>
          <table:table-cell table:style-name="ce3" office:value-type="float" office:value="5649.16">
            <text:p>5 649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>
            <text:p>2010-08-03</text:p>
          </table:table-cell>
          <table:table-cell table:style-name="ce3" office:value-type="float" office:value="441934.62">
            <text:p>441 934,62</text:p>
          </table:table-cell>
          <table:table-cell table:style-name="ce3" office:value-type="float" office:value="7237.71">
            <text:p>7 237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>
            <text:p>2010-08-04</text:p>
          </table:table-cell>
          <table:table-cell table:style-name="ce3" office:value-type="float" office:value="125401.86">
            <text:p>125 401,86</text:p>
          </table:table-cell>
          <table:table-cell table:style-name="ce3" office:value-type="float" office:value="1369.76">
            <text:p>1 369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>
            <text:p>2010-08-05</text:p>
          </table:table-cell>
          <table:table-cell table:style-name="ce3" office:value-type="float" office:value="533738.35">
            <text:p>533 738,35</text:p>
          </table:table-cell>
          <table:table-cell table:style-name="ce3" office:value-type="float" office:value="10181.96">
            <text:p>10 181,9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167265.81">
            <text:p>167 265,81</text:p>
          </table:table-cell>
          <table:table-cell table:style-name="ce3" office:value-type="float" office:value="9090.53">
            <text:p>9 090,5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7">
            <text:p>2010-08-07</text:p>
          </table:table-cell>
          <table:table-cell table:style-name="ce3" office:value-type="float" office:value="366069.81">
            <text:p>366 069,81</text:p>
          </table:table-cell>
          <table:table-cell table:style-name="ce3" office:value-type="float" office:value="8246.67">
            <text:p>8 246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420588.26">
            <text:p>420 588,26</text:p>
          </table:table-cell>
          <table:table-cell table:style-name="ce3" office:value-type="float" office:value="8753.14">
            <text:p>8 753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table:style-name="ce3" office:value-type="float" office:value="433298.43">
            <text:p>433 298,43</text:p>
          </table:table-cell>
          <table:table-cell table:style-name="ce3" office:value-type="float" office:value="6500.13">
            <text:p>6 500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>
            <text:p>2010-08-10</text:p>
          </table:table-cell>
          <table:table-cell table:style-name="ce3" office:value-type="float" office:value="173491.18">
            <text:p>173 491,18</text:p>
          </table:table-cell>
          <table:table-cell table:style-name="ce3" office:value-type="float" office:value="3438.87">
            <text:p>3 438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1">
            <text:p>2010-08-11</text:p>
          </table:table-cell>
          <table:table-cell table:style-name="ce3" office:value-type="float" office:value="322247.13">
            <text:p>322 247,13</text:p>
          </table:table-cell>
          <table:table-cell table:style-name="ce3" office:value-type="float" office:value="5431.44">
            <text:p>5 431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>
            <text:p>2010-08-12</text:p>
          </table:table-cell>
          <table:table-cell table:style-name="ce3" office:value-type="float" office:value="389287.59">
            <text:p>389 287,59</text:p>
          </table:table-cell>
          <table:table-cell table:style-name="ce3" office:value-type="float" office:value="4610.23">
            <text:p>4 610,2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>
            <text:p>2010-08-13</text:p>
          </table:table-cell>
          <table:table-cell table:style-name="ce3" office:value-type="float" office:value="388836.71">
            <text:p>388 836,71</text:p>
          </table:table-cell>
          <table:table-cell table:style-name="ce3" office:value-type="float" office:value="4531.37">
            <text:p>4 531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4">
            <text:p>2010-08-14</text:p>
          </table:table-cell>
          <table:table-cell table:style-name="ce3" office:value-type="float" office:value="196914.35">
            <text:p>196 914,35</text:p>
          </table:table-cell>
          <table:table-cell table:style-name="ce3" office:value-type="float" office:value="3507.56">
            <text:p>3 507,5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5">
            <text:p>2010-08-15</text:p>
          </table:table-cell>
          <table:table-cell table:style-name="ce3" office:value-type="float" office:value="297090.14">
            <text:p>297 090,14</text:p>
          </table:table-cell>
          <table:table-cell table:style-name="ce3" office:value-type="float" office:value="8807.89">
            <text:p>8 807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282937.29">
            <text:p>282 937,29</text:p>
          </table:table-cell>
          <table:table-cell table:style-name="ce3" office:value-type="float" office:value="5913">
            <text:p>5 913,00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>
            <text:p>2010-08-20</text:p>
          </table:table-cell>
          <table:table-cell table:style-name="ce3" office:value-type="float" office:value="280197.04">
            <text:p>280 197,04</text:p>
          </table:table-cell>
          <table:table-cell table:style-name="ce3" office:value-type="float" office:value="3366.54">
            <text:p>3 366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373516.14">
            <text:p>373 516,14</text:p>
          </table:table-cell>
          <table:table-cell table:style-name="ce3" office:value-type="float" office:value="3830.93">
            <text:p>3 830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310755.46">
            <text:p>310 755,46</text:p>
          </table:table-cell>
          <table:table-cell table:style-name="ce3" office:value-type="float" office:value="7586.8">
            <text:p>7 586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>
            <text:p>2010-08-23</text:p>
          </table:table-cell>
          <table:table-cell table:style-name="ce3" office:value-type="float" office:value="177100.55">
            <text:p>177 100,55</text:p>
          </table:table-cell>
          <table:table-cell table:style-name="ce3" office:value-type="float" office:value="2236.12">
            <text:p>2 236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>
            <text:p>2010-08-24</text:p>
          </table:table-cell>
          <table:table-cell table:style-name="ce3" office:value-type="float" office:value="446283.97">
            <text:p>446 283,97</text:p>
          </table:table-cell>
          <table:table-cell table:style-name="ce3" office:value-type="float" office:value="8879.51">
            <text:p>8 879,5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5">
            <text:p>2010-08-25</text:p>
          </table:table-cell>
          <table:table-cell table:style-name="ce3" office:value-type="float" office:value="302674.76">
            <text:p>302 674,76</text:p>
          </table:table-cell>
          <table:table-cell table:style-name="ce3" office:value-type="float" office:value="5066.53">
            <text:p>5 066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>
            <text:p>2010-08-26</text:p>
          </table:table-cell>
          <table:table-cell table:style-name="ce3" office:value-type="float" office:value="404300.72">
            <text:p>404 300,72</text:p>
          </table:table-cell>
          <table:table-cell table:style-name="ce3" office:value-type="float" office:value="4654.62">
            <text:p>4 654,6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285810.05">
            <text:p>285 810,05</text:p>
          </table:table-cell>
          <table:table-cell table:style-name="ce3" office:value-type="float" office:value="2650.56">
            <text:p>2 650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240218.12">
            <text:p>240 218,12</text:p>
          </table:table-cell>
          <table:table-cell table:style-name="ce3" office:value-type="float" office:value="4717.56">
            <text:p>4 717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9">
            <text:p>2010-08-29</text:p>
          </table:table-cell>
          <table:table-cell table:style-name="ce3" office:value-type="float" office:value="297177.46">
            <text:p>297 177,46</text:p>
          </table:table-cell>
          <table:table-cell table:style-name="ce3" office:value-type="float" office:value="6473.04">
            <text:p>6 473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1">
            <text:p>2010-08-31</text:p>
          </table:table-cell>
          <table:table-cell table:style-name="ce3" office:value-type="float" office:value="279173.31">
            <text:p>279 173,31</text:p>
          </table:table-cell>
          <table:table-cell table:style-name="ce3" office:value-type="float" office:value="3836.91">
            <text:p>3 836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268317.42">
            <text:p>268 317,42</text:p>
          </table:table-cell>
          <table:table-cell table:style-name="ce3" office:value-type="float" office:value="8210.45">
            <text:p>8 210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411662.97">
            <text:p>411 662,97</text:p>
          </table:table-cell>
          <table:table-cell table:style-name="ce3" office:value-type="float" office:value="6115.02">
            <text:p>6 115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165092.58">
            <text:p>165 092,58</text:p>
          </table:table-cell>
          <table:table-cell table:style-name="ce3" office:value-type="float" office:value="2268.69">
            <text:p>2 268,6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4">
            <text:p>2010-09-04</text:p>
          </table:table-cell>
          <table:table-cell table:style-name="ce3" office:value-type="float" office:value="314723.47">
            <text:p>314 723,47</text:p>
          </table:table-cell>
          <table:table-cell table:style-name="ce3" office:value-type="float" office:value="4357.24">
            <text:p>4 357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5">
            <text:p>2010-09-05</text:p>
          </table:table-cell>
          <table:table-cell table:style-name="ce3" office:value-type="float" office:value="237252.83">
            <text:p>237 252,83</text:p>
          </table:table-cell>
          <table:table-cell table:style-name="ce3" office:value-type="float" office:value="4102.59">
            <text:p>4 102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7">
            <text:p>2010-09-07</text:p>
          </table:table-cell>
          <table:table-cell table:style-name="ce3" office:value-type="float" office:value="219329.81">
            <text:p>219 329,81</text:p>
          </table:table-cell>
          <table:table-cell table:style-name="ce3" office:value-type="float" office:value="3193.04">
            <text:p>3 193,0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449631.45">
            <text:p>449 631,45</text:p>
          </table:table-cell>
          <table:table-cell table:style-name="ce3" office:value-type="float" office:value="7317.03">
            <text:p>7 317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9">
            <text:p>2010-09-09</text:p>
          </table:table-cell>
          <table:table-cell table:style-name="ce3" office:value-type="float" office:value="330148.03">
            <text:p>330 148,03</text:p>
          </table:table-cell>
          <table:table-cell table:style-name="ce3" office:value-type="float" office:value="4092.07">
            <text:p>4 092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0">
            <text:p>2010-09-10</text:p>
          </table:table-cell>
          <table:table-cell table:style-name="ce3" office:value-type="float" office:value="321565.51">
            <text:p>321 565,51</text:p>
          </table:table-cell>
          <table:table-cell table:style-name="ce3" office:value-type="float" office:value="7511.46">
            <text:p>7 511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1">
            <text:p>2010-09-11</text:p>
          </table:table-cell>
          <table:table-cell table:style-name="ce3" office:value-type="float" office:value="254959.82">
            <text:p>254 959,82</text:p>
          </table:table-cell>
          <table:table-cell table:style-name="ce3" office:value-type="float" office:value="4480.84">
            <text:p>4 480,8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2">
            <text:p>2010-09-12</text:p>
          </table:table-cell>
          <table:table-cell table:style-name="ce3" office:value-type="float" office:value="207786.97">
            <text:p>207 786,97</text:p>
          </table:table-cell>
          <table:table-cell table:style-name="ce3" office:value-type="float" office:value="3560.43">
            <text:p>3 560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table:style-name="ce3" office:value-type="float" office:value="400956.43">
            <text:p>400 956,43</text:p>
          </table:table-cell>
          <table:table-cell table:style-name="ce3" office:value-type="float" office:value="6838.76">
            <text:p>6 838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326419.25">
            <text:p>326 419,25</text:p>
          </table:table-cell>
          <table:table-cell table:style-name="ce3" office:value-type="float" office:value="3865.24">
            <text:p>3 865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302849.7">
            <text:p>302 849,70</text:p>
          </table:table-cell>
          <table:table-cell table:style-name="ce3" office:value-type="float" office:value="10297.51">
            <text:p>10 297,5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166026.53">
            <text:p>166 026,53</text:p>
          </table:table-cell>
          <table:table-cell table:style-name="ce3" office:value-type="float" office:value="2436.91">
            <text:p>2 436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>
            <text:p>2010-09-17</text:p>
          </table:table-cell>
          <table:table-cell table:style-name="ce3" office:value-type="float" office:value="245993.63">
            <text:p>245 993,63</text:p>
          </table:table-cell>
          <table:table-cell table:style-name="ce3" office:value-type="float" office:value="5113.15">
            <text:p>5 113,1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255953.89">
            <text:p>255 953,89</text:p>
          </table:table-cell>
          <table:table-cell table:style-name="ce3" office:value-type="float" office:value="5395.32">
            <text:p>5 395,3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9">
            <text:p>2010-09-19</text:p>
          </table:table-cell>
          <table:table-cell table:style-name="ce3" office:value-type="float" office:value="347127.91">
            <text:p>347 127,91</text:p>
          </table:table-cell>
          <table:table-cell table:style-name="ce3" office:value-type="float" office:value="7230.33">
            <text:p>7 230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table:style-name="ce3" office:value-type="float" office:value="358018.75">
            <text:p>358 018,75</text:p>
          </table:table-cell>
          <table:table-cell table:style-name="ce3" office:value-type="float" office:value="3476.92">
            <text:p>3 476,9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>
            <text:p>2010-09-21</text:p>
          </table:table-cell>
          <table:table-cell table:style-name="ce3" office:value-type="float" office:value="174016.65">
            <text:p>174 016,65</text:p>
          </table:table-cell>
          <table:table-cell table:style-name="ce3" office:value-type="float" office:value="7184.83">
            <text:p>7 184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2">
            <text:p>2010-09-22</text:p>
          </table:table-cell>
          <table:table-cell table:style-name="ce3" office:value-type="float" office:value="299544.82">
            <text:p>299 544,82</text:p>
          </table:table-cell>
          <table:table-cell table:style-name="ce3" office:value-type="float" office:value="4198.83">
            <text:p>4 198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208966.18">
            <text:p>208 966,18</text:p>
          </table:table-cell>
          <table:table-cell table:style-name="ce3" office:value-type="float" office:value="2657.93">
            <text:p>2 657,9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5">
            <text:p>2010-09-25</text:p>
          </table:table-cell>
          <table:table-cell table:style-name="ce3" office:value-type="float" office:value="133325.42">
            <text:p>133 325,42</text:p>
          </table:table-cell>
          <table:table-cell table:style-name="ce3" office:value-type="float" office:value="2124.03">
            <text:p>2 124,0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6">
            <text:p>2010-09-26</text:p>
          </table:table-cell>
          <table:table-cell table:style-name="ce3" office:value-type="float" office:value="383727.81">
            <text:p>383 727,81</text:p>
          </table:table-cell>
          <table:table-cell table:style-name="ce3" office:value-type="float" office:value="13250.27">
            <text:p>13 250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table:style-name="ce3" office:value-type="float" office:value="228272.21">
            <text:p>228 272,21</text:p>
          </table:table-cell>
          <table:table-cell table:style-name="ce3" office:value-type="float" office:value="3339.27">
            <text:p>3 339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249473.84">
            <text:p>249 473,84</text:p>
          </table:table-cell>
          <table:table-cell table:style-name="ce3" office:value-type="float" office:value="7566.69">
            <text:p>7 566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316670.53">
            <text:p>316 670,53</text:p>
          </table:table-cell>
          <table:table-cell table:style-name="ce3" office:value-type="float" office:value="3884.1">
            <text:p>3 884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2">
            <text:p>2010-10-02</text:p>
          </table:table-cell>
          <table:table-cell table:style-name="ce3" office:value-type="float" office:value="267000.75">
            <text:p>267 000,75</text:p>
          </table:table-cell>
          <table:table-cell table:style-name="ce3" office:value-type="float" office:value="8047.04">
            <text:p>8 047,0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264938.27">
            <text:p>264 938,27</text:p>
          </table:table-cell>
          <table:table-cell table:style-name="ce3" office:value-type="float" office:value="3483.28">
            <text:p>3 483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table:style-name="ce3" office:value-type="float" office:value="391067.08">
            <text:p>391 067,08</text:p>
          </table:table-cell>
          <table:table-cell table:style-name="ce3" office:value-type="float" office:value="8395.6">
            <text:p>8 395,6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176172.41">
            <text:p>176 172,41</text:p>
          </table:table-cell>
          <table:table-cell table:style-name="ce3" office:value-type="float" office:value="2916.28">
            <text:p>2 916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6">
            <text:p>2010-10-06</text:p>
          </table:table-cell>
          <table:table-cell table:style-name="ce3" office:value-type="float" office:value="348042.24">
            <text:p>348 042,24</text:p>
          </table:table-cell>
          <table:table-cell table:style-name="ce3" office:value-type="float" office:value="3618.28">
            <text:p>3 618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178031.28">
            <text:p>178 031,28</text:p>
          </table:table-cell>
          <table:table-cell table:style-name="ce3" office:value-type="float" office:value="4931.61">
            <text:p>4 931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9">
            <text:p>2010-10-09</text:p>
          </table:table-cell>
          <table:table-cell table:style-name="ce3" office:value-type="float" office:value="153821.27">
            <text:p>153 821,27</text:p>
          </table:table-cell>
          <table:table-cell table:style-name="ce3" office:value-type="float" office:value="3806.52">
            <text:p>3 806,5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0">
            <text:p>2010-10-10</text:p>
          </table:table-cell>
          <table:table-cell table:style-name="ce3" office:value-type="float" office:value="239487.57">
            <text:p>239 487,57</text:p>
          </table:table-cell>
          <table:table-cell table:style-name="ce3" office:value-type="float" office:value="5121.63">
            <text:p>5 121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table:style-name="ce3" office:value-type="float" office:value="488950.19">
            <text:p>488 950,19</text:p>
          </table:table-cell>
          <table:table-cell table:style-name="ce3" office:value-type="float" office:value="10863.15">
            <text:p>10 863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2">
            <text:p>2010-10-12</text:p>
          </table:table-cell>
          <table:table-cell table:style-name="ce3" office:value-type="float" office:value="155763.08">
            <text:p>155 763,08</text:p>
          </table:table-cell>
          <table:table-cell table:style-name="ce3" office:value-type="float" office:value="2581.42">
            <text:p>2 581,4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>
            <text:p>2010-10-13</text:p>
          </table:table-cell>
          <table:table-cell table:style-name="ce3" office:value-type="float" office:value="357560.5">
            <text:p>357 560,50</text:p>
          </table:table-cell>
          <table:table-cell table:style-name="ce3" office:value-type="float" office:value="18478.58">
            <text:p>18 478,5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>
            <text:p>2010-10-14</text:p>
          </table:table-cell>
          <table:table-cell table:style-name="ce3" office:value-type="float" office:value="266743.63">
            <text:p>266 743,63</text:p>
          </table:table-cell>
          <table:table-cell table:style-name="ce3" office:value-type="float" office:value="3777.7">
            <text:p>3 777,7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221283.25">
            <text:p>221 283,25</text:p>
          </table:table-cell>
          <table:table-cell table:style-name="ce3" office:value-type="float" office:value="3190.36">
            <text:p>3 190,3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285067.75">
            <text:p>285 067,75</text:p>
          </table:table-cell>
          <table:table-cell table:style-name="ce3" office:value-type="float" office:value="4990.68">
            <text:p>4 990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7">
            <text:p>2010-10-17</text:p>
          </table:table-cell>
          <table:table-cell table:style-name="ce3" office:value-type="float" office:value="129444.42">
            <text:p>129 444,42</text:p>
          </table:table-cell>
          <table:table-cell table:style-name="ce3" office:value-type="float" office:value="3141.85">
            <text:p>3 141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table:style-name="ce3" office:value-type="float" office:value="249949.6">
            <text:p>249 949,60</text:p>
          </table:table-cell>
          <table:table-cell table:style-name="ce3" office:value-type="float" office:value="7104.88">
            <text:p>7 104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>
            <text:p>2010-10-19</text:p>
          </table:table-cell>
          <table:table-cell table:style-name="ce3" office:value-type="float" office:value="231112.11">
            <text:p>231 112,11</text:p>
          </table:table-cell>
          <table:table-cell table:style-name="ce3" office:value-type="float" office:value="5585.12">
            <text:p>5 585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>
            <text:p>2010-10-20</text:p>
          </table:table-cell>
          <table:table-cell table:style-name="ce3" office:value-type="float" office:value="366163.39">
            <text:p>366 163,39</text:p>
          </table:table-cell>
          <table:table-cell table:style-name="ce3" office:value-type="float" office:value="13471.79">
            <text:p>13 471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1">
            <text:p>2010-10-21</text:p>
          </table:table-cell>
          <table:table-cell table:style-name="ce3" office:value-type="float" office:value="291658.69">
            <text:p>291 658,69</text:p>
          </table:table-cell>
          <table:table-cell table:style-name="ce3" office:value-type="float" office:value="4145.23">
            <text:p>4 145,2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209926.99">
            <text:p>209 926,99</text:p>
          </table:table-cell>
          <table:table-cell table:style-name="ce3" office:value-type="float" office:value="5640.17">
            <text:p>5 640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281617.51">
            <text:p>281 617,51</text:p>
          </table:table-cell>
          <table:table-cell table:style-name="ce3" office:value-type="float" office:value="3347.41">
            <text:p>3 347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195739.31">
            <text:p>195 739,31</text:p>
          </table:table-cell>
          <table:table-cell table:style-name="ce3" office:value-type="float" office:value="2709.19">
            <text:p>2 709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>
            <text:p>2010-10-26</text:p>
          </table:table-cell>
          <table:table-cell table:style-name="ce3" office:value-type="float" office:value="387372.56">
            <text:p>387 372,56</text:p>
          </table:table-cell>
          <table:table-cell table:style-name="ce3" office:value-type="float" office:value="9240.76">
            <text:p>9 240,7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198092.97">
            <text:p>198 092,97</text:p>
          </table:table-cell>
          <table:table-cell table:style-name="ce3" office:value-type="float" office:value="3682.03">
            <text:p>3 682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360032.66">
            <text:p>360 032,66</text:p>
          </table:table-cell>
          <table:table-cell table:style-name="ce3" office:value-type="float" office:value="10181.92">
            <text:p>10 181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288691.53">
            <text:p>288 691,53</text:p>
          </table:table-cell>
          <table:table-cell table:style-name="ce3" office:value-type="float" office:value="10055.43">
            <text:p>10 055,4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281348.49">
            <text:p>281 348,49</text:p>
          </table:table-cell>
          <table:table-cell table:style-name="ce3" office:value-type="float" office:value="5286.52">
            <text:p>5 286,5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table:style-name="ce3" office:value-type="float" office:value="352526.9">
            <text:p>352 526,90</text:p>
          </table:table-cell>
          <table:table-cell table:style-name="ce3" office:value-type="float" office:value="3851.91">
            <text:p>3 851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2">
            <text:p>2010-11-02</text:p>
          </table:table-cell>
          <table:table-cell table:style-name="ce3" office:value-type="float" office:value="144522.22">
            <text:p>144 522,22</text:p>
          </table:table-cell>
          <table:table-cell table:style-name="ce3" office:value-type="float" office:value="2691.79">
            <text:p>2 691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3">
            <text:p>2010-11-03</text:p>
          </table:table-cell>
          <table:table-cell table:style-name="ce3" office:value-type="float" office:value="355047.88">
            <text:p>355 047,88</text:p>
          </table:table-cell>
          <table:table-cell table:style-name="ce3" office:value-type="float" office:value="8109.82">
            <text:p>8 109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>
            <text:p>2010-11-04</text:p>
          </table:table-cell>
          <table:table-cell table:style-name="ce3" office:value-type="float" office:value="330710.21">
            <text:p>330 710,21</text:p>
          </table:table-cell>
          <table:table-cell table:style-name="ce3" office:value-type="float" office:value="16363.69">
            <text:p>16 363,6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6">
            <text:p>2010-11-06</text:p>
          </table:table-cell>
          <table:table-cell table:style-name="ce3" office:value-type="float" office:value="303112.15">
            <text:p>303 112,15</text:p>
          </table:table-cell>
          <table:table-cell table:style-name="ce3" office:value-type="float" office:value="5156.72">
            <text:p>5 156,7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7">
            <text:p>2010-11-07</text:p>
          </table:table-cell>
          <table:table-cell table:style-name="ce3" office:value-type="float" office:value="173107.92">
            <text:p>173 107,92</text:p>
          </table:table-cell>
          <table:table-cell table:style-name="ce3" office:value-type="float" office:value="3504.92">
            <text:p>3 504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325752.01">
            <text:p>325 752,01</text:p>
          </table:table-cell>
          <table:table-cell table:style-name="ce3" office:value-type="float" office:value="8907.63">
            <text:p>8 907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326722.89">
            <text:p>326 722,89</text:p>
          </table:table-cell>
          <table:table-cell table:style-name="ce3" office:value-type="float" office:value="4313.17">
            <text:p>4 313,1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359810.44">
            <text:p>359 810,44</text:p>
          </table:table-cell>
          <table:table-cell table:style-name="ce3" office:value-type="float" office:value="6902.18">
            <text:p>6 902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>
            <text:p>2010-11-12</text:p>
          </table:table-cell>
          <table:table-cell table:style-name="ce3" office:value-type="float" office:value="235922.68">
            <text:p>235 922,68</text:p>
          </table:table-cell>
          <table:table-cell table:style-name="ce3" office:value-type="float" office:value="3299.62">
            <text:p>3 299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314962.13">
            <text:p>314 962,13</text:p>
          </table:table-cell>
          <table:table-cell table:style-name="ce3" office:value-type="float" office:value="4478.35">
            <text:p>4 478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4">
            <text:p>2010-11-14</text:p>
          </table:table-cell>
          <table:table-cell table:style-name="ce3" office:value-type="float" office:value="292060.14">
            <text:p>292 060,14</text:p>
          </table:table-cell>
          <table:table-cell table:style-name="ce3" office:value-type="float" office:value="6637.73">
            <text:p>6 637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5">
            <text:p>2010-11-15</text:p>
          </table:table-cell>
          <table:table-cell table:style-name="ce3" office:value-type="float" office:value="217324.7">
            <text:p>217 324,70</text:p>
          </table:table-cell>
          <table:table-cell table:style-name="ce3" office:value-type="float" office:value="5408.78">
            <text:p>5 408,7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>
            <text:p>2010-11-16</text:p>
          </table:table-cell>
          <table:table-cell table:style-name="ce3" office:value-type="float" office:value="350186.31">
            <text:p>350 186,31</text:p>
          </table:table-cell>
          <table:table-cell table:style-name="ce3" office:value-type="float" office:value="8257.16">
            <text:p>8 257,1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310761.82">
            <text:p>310 761,82</text:p>
          </table:table-cell>
          <table:table-cell table:style-name="ce3" office:value-type="float" office:value="5026.88">
            <text:p>5 026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>
            <text:p>2010-11-18</text:p>
          </table:table-cell>
          <table:table-cell table:style-name="ce3" office:value-type="float" office:value="186049.07">
            <text:p>186 049,07</text:p>
          </table:table-cell>
          <table:table-cell table:style-name="ce3" office:value-type="float" office:value="1813.87">
            <text:p>1 813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>
            <text:p>2010-11-19</text:p>
          </table:table-cell>
          <table:table-cell table:style-name="ce3" office:value-type="float" office:value="419726.2">
            <text:p>419 726,20</text:p>
          </table:table-cell>
          <table:table-cell table:style-name="ce3" office:value-type="float" office:value="7401.27">
            <text:p>7 401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0">
            <text:p>2010-11-20</text:p>
          </table:table-cell>
          <table:table-cell table:style-name="ce3" office:value-type="float" office:value="234540.06">
            <text:p>234 540,06</text:p>
          </table:table-cell>
          <table:table-cell table:style-name="ce3" office:value-type="float" office:value="3397.16">
            <text:p>3 397,1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1">
            <text:p>2010-11-21</text:p>
          </table:table-cell>
          <table:table-cell table:style-name="ce3" office:value-type="float" office:value="297448.47">
            <text:p>297 448,47</text:p>
          </table:table-cell>
          <table:table-cell table:style-name="ce3" office:value-type="float" office:value="3560.55">
            <text:p>3 560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329688.8">
            <text:p>329 688,80</text:p>
          </table:table-cell>
          <table:table-cell table:style-name="ce3" office:value-type="float" office:value="5888.35">
            <text:p>5 888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142816.58">
            <text:p>142 816,58</text:p>
          </table:table-cell>
          <table:table-cell table:style-name="ce3" office:value-type="float" office:value="2446.75">
            <text:p>2 446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535771.56">
            <text:p>535 771,56</text:p>
          </table:table-cell>
          <table:table-cell table:style-name="ce3" office:value-type="float" office:value="9394.56">
            <text:p>9 394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353719.27">
            <text:p>353 719,27</text:p>
          </table:table-cell>
          <table:table-cell table:style-name="ce3" office:value-type="float" office:value="5447.7">
            <text:p>5 447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>
            <text:p>2010-11-26</text:p>
          </table:table-cell>
          <table:table-cell table:style-name="ce3" office:value-type="float" office:value="231897.2">
            <text:p>231 897,20</text:p>
          </table:table-cell>
          <table:table-cell table:style-name="ce3" office:value-type="float" office:value="2452.9">
            <text:p>2 452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338308.37">
            <text:p>338 308,37</text:p>
          </table:table-cell>
          <table:table-cell table:style-name="ce3" office:value-type="float" office:value="6024.01">
            <text:p>6 024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8">
            <text:p>2010-11-28</text:p>
          </table:table-cell>
          <table:table-cell table:style-name="ce3" office:value-type="float" office:value="248662.09">
            <text:p>248 662,09</text:p>
          </table:table-cell>
          <table:table-cell table:style-name="ce3" office:value-type="float" office:value="7985.3">
            <text:p>7 985,3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393095.84">
            <text:p>393 095,84</text:p>
          </table:table-cell>
          <table:table-cell table:style-name="ce3" office:value-type="float" office:value="6925.58">
            <text:p>6 925,5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431519.85">
            <text:p>431 519,85</text:p>
          </table:table-cell>
          <table:table-cell table:style-name="ce3" office:value-type="float" office:value="8679">
            <text:p>8 679,0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>
            <text:p>2010-12-02</text:p>
          </table:table-cell>
          <table:table-cell table:style-name="ce3" office:value-type="float" office:value="198763.74">
            <text:p>198 763,74</text:p>
          </table:table-cell>
          <table:table-cell table:style-name="ce3" office:value-type="float" office:value="3347.88">
            <text:p>3 347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>
            <text:p>2010-12-03</text:p>
          </table:table-cell>
          <table:table-cell table:style-name="ce3" office:value-type="float" office:value="359370.65">
            <text:p>359 370,65</text:p>
          </table:table-cell>
          <table:table-cell table:style-name="ce3" office:value-type="float" office:value="8234.89">
            <text:p>8 234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4">
            <text:p>2010-12-04</text:p>
          </table:table-cell>
          <table:table-cell table:style-name="ce3" office:value-type="float" office:value="395511.31">
            <text:p>395 511,31</text:p>
          </table:table-cell>
          <table:table-cell table:style-name="ce3" office:value-type="float" office:value="6196.32">
            <text:p>6 196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353793.83">
            <text:p>353 793,83</text:p>
          </table:table-cell>
          <table:table-cell table:style-name="ce3" office:value-type="float" office:value="4865.15">
            <text:p>4 865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172502.4">
            <text:p>172 502,40</text:p>
          </table:table-cell>
          <table:table-cell table:style-name="ce3" office:value-type="float" office:value="2874.56">
            <text:p>2 874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335533.9">
            <text:p>335 533,90</text:p>
          </table:table-cell>
          <table:table-cell table:style-name="ce3" office:value-type="float" office:value="3596.29">
            <text:p>3 596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453086.13">
            <text:p>453 086,13</text:p>
          </table:table-cell>
          <table:table-cell table:style-name="ce3" office:value-type="float" office:value="10860.17">
            <text:p>10 860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159539.34">
            <text:p>159 539,34</text:p>
          </table:table-cell>
          <table:table-cell table:style-name="ce3" office:value-type="float" office:value="1847.38">
            <text:p>1 847,3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0">
            <text:p>2010-12-10</text:p>
          </table:table-cell>
          <table:table-cell table:style-name="ce3" office:value-type="float" office:value="243212.03">
            <text:p>243 212,03</text:p>
          </table:table-cell>
          <table:table-cell table:style-name="ce3" office:value-type="float" office:value="4540.08">
            <text:p>4 540,0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289835.25">
            <text:p>289 835,25</text:p>
          </table:table-cell>
          <table:table-cell table:style-name="ce3" office:value-type="float" office:value="6707.6">
            <text:p>6 707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2">
            <text:p>2010-12-12</text:p>
          </table:table-cell>
          <table:table-cell table:style-name="ce3" office:value-type="float" office:value="404007.43">
            <text:p>404 007,43</text:p>
          </table:table-cell>
          <table:table-cell table:style-name="ce3" office:value-type="float" office:value="7010.37">
            <text:p>7 010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table:style-name="ce3" office:value-type="float" office:value="390419.71">
            <text:p>390 419,71</text:p>
          </table:table-cell>
          <table:table-cell table:style-name="ce3" office:value-type="float" office:value="13044.43">
            <text:p>13 044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>
            <text:p>2010-12-14</text:p>
          </table:table-cell>
          <table:table-cell table:style-name="ce3" office:value-type="float" office:value="259118.82">
            <text:p>259 118,82</text:p>
          </table:table-cell>
          <table:table-cell table:style-name="ce3" office:value-type="float" office:value="4476.83">
            <text:p>4 476,8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202723.82">
            <text:p>202 723,82</text:p>
          </table:table-cell>
          <table:table-cell table:style-name="ce3" office:value-type="float" office:value="2257.5">
            <text:p>2 257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246653.91">
            <text:p>246 653,91</text:p>
          </table:table-cell>
          <table:table-cell table:style-name="ce3" office:value-type="float" office:value="3086.26">
            <text:p>3 086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226750.12">
            <text:p>226 750,12</text:p>
          </table:table-cell>
          <table:table-cell table:style-name="ce3" office:value-type="float" office:value="4944.4">
            <text:p>4 944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383777.57">
            <text:p>383 777,57</text:p>
          </table:table-cell>
          <table:table-cell table:style-name="ce3" office:value-type="float" office:value="7364.76">
            <text:p>7 364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377656.01">
            <text:p>377 656,01</text:p>
          </table:table-cell>
          <table:table-cell table:style-name="ce3" office:value-type="float" office:value="5802.06">
            <text:p>5 802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table:style-name="ce3" office:value-type="float" office:value="382635.06">
            <text:p>382 635,06</text:p>
          </table:table-cell>
          <table:table-cell table:style-name="ce3" office:value-type="float" office:value="4298.3">
            <text:p>4 298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>
            <text:p>2010-12-21</text:p>
          </table:table-cell>
          <table:table-cell table:style-name="ce3" office:value-type="float" office:value="446209.39">
            <text:p>446 209,39</text:p>
          </table:table-cell>
          <table:table-cell table:style-name="ce3" office:value-type="float" office:value="10611.4">
            <text:p>10 611,4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2">
            <text:p>2010-12-22</text:p>
          </table:table-cell>
          <table:table-cell table:style-name="ce3" office:value-type="float" office:value="123200.19">
            <text:p>123 200,19</text:p>
          </table:table-cell>
          <table:table-cell table:style-name="ce3" office:value-type="float" office:value="1893.93">
            <text:p>1 893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>
            <text:p>2010-12-23</text:p>
          </table:table-cell>
          <table:table-cell table:style-name="ce3" office:value-type="float" office:value="334009.89">
            <text:p>334 009,89</text:p>
          </table:table-cell>
          <table:table-cell table:style-name="ce3" office:value-type="float" office:value="7521.05">
            <text:p>7 521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357698.23">
            <text:p>357 698,23</text:p>
          </table:table-cell>
          <table:table-cell table:style-name="ce3" office:value-type="float" office:value="7578.35">
            <text:p>7 578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414307.96">
            <text:p>414 307,96</text:p>
          </table:table-cell>
          <table:table-cell table:style-name="ce3" office:value-type="float" office:value="8517.84">
            <text:p>8 517,8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6">
            <text:p>2010-12-26</text:p>
          </table:table-cell>
          <table:table-cell table:style-name="ce3" office:value-type="float" office:value="216732.41">
            <text:p>216 732,41</text:p>
          </table:table-cell>
          <table:table-cell table:style-name="ce3" office:value-type="float" office:value="2519.27">
            <text:p>2 519,2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383037.03">
            <text:p>383 037,03</text:p>
          </table:table-cell>
          <table:table-cell table:style-name="ce3" office:value-type="float" office:value="6617.78">
            <text:p>6 617,7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>
            <text:p>2010-12-28</text:p>
          </table:table-cell>
          <table:table-cell table:style-name="ce3" office:value-type="float" office:value="321816.97">
            <text:p>321 816,97</text:p>
          </table:table-cell>
          <table:table-cell table:style-name="ce3" office:value-type="float" office:value="10458.79">
            <text:p>10 458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122004.56">
            <text:p>122 004,56</text:p>
          </table:table-cell>
          <table:table-cell table:style-name="ce3" office:value-type="float" office:value="1555.19">
            <text:p>1 555,1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273516.34">
            <text:p>273 516,34</text:p>
          </table:table-cell>
          <table:table-cell table:style-name="ce3" office:value-type="float" office:value="3059.47">
            <text:p>3 059,4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1">
            <text:p>2010-12-31</text:p>
          </table:table-cell>
          <table:table-cell table:style-name="ce3" office:value-type="float" office:value="337487.73">
            <text:p>337 487,73</text:p>
          </table:table-cell>
          <table:table-cell table:style-name="ce3" office:value-type="float" office:value="6245.15">
            <text:p>6 245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>
            <text:p>2011-01-01</text:p>
          </table:table-cell>
          <table:table-cell table:style-name="ce3" office:value-type="float" office:value="128019.28">
            <text:p>128 019,28</text:p>
          </table:table-cell>
          <table:table-cell table:style-name="ce3" office:value-type="float" office:value="2688.92">
            <text:p>2 688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151927.07">
            <text:p>151 927,07</text:p>
          </table:table-cell>
          <table:table-cell table:style-name="ce3" office:value-type="float" office:value="2459.96">
            <text:p>2 459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table:style-name="ce3" office:value-type="float" office:value="267941.43">
            <text:p>267 941,43</text:p>
          </table:table-cell>
          <table:table-cell table:style-name="ce3" office:value-type="float" office:value="5555.49">
            <text:p>5 555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>
            <text:p>2011-01-04</text:p>
          </table:table-cell>
          <table:table-cell table:style-name="ce3" office:value-type="float" office:value="438116.69">
            <text:p>438 116,69</text:p>
          </table:table-cell>
          <table:table-cell table:style-name="ce3" office:value-type="float" office:value="21807.7">
            <text:p>21 807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213559.28">
            <text:p>213 559,28</text:p>
          </table:table-cell>
          <table:table-cell table:style-name="ce3" office:value-type="float" office:value="3489.53">
            <text:p>3 489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422503.55">
            <text:p>422 503,55</text:p>
          </table:table-cell>
          <table:table-cell table:style-name="ce3" office:value-type="float" office:value="7985.33">
            <text:p>7 985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7">
            <text:p>2011-01-07</text:p>
          </table:table-cell>
          <table:table-cell table:style-name="ce3" office:value-type="float" office:value="335870.01">
            <text:p>335 870,01</text:p>
          </table:table-cell>
          <table:table-cell table:style-name="ce3" office:value-type="float" office:value="8338.38">
            <text:p>8 338,3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8">
            <text:p>2011-01-08</text:p>
          </table:table-cell>
          <table:table-cell table:style-name="ce3" office:value-type="float" office:value="309986.85">
            <text:p>309 986,85</text:p>
          </table:table-cell>
          <table:table-cell table:style-name="ce3" office:value-type="float" office:value="4019.54">
            <text:p>4 019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9">
            <text:p>2011-01-09</text:p>
          </table:table-cell>
          <table:table-cell table:style-name="ce3" office:value-type="float" office:value="581685.68">
            <text:p>581 685,68</text:p>
          </table:table-cell>
          <table:table-cell table:style-name="ce3" office:value-type="float" office:value="7981.42">
            <text:p>7 981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533135.66">
            <text:p>533 135,66</text:p>
          </table:table-cell>
          <table:table-cell table:style-name="ce3" office:value-type="float" office:value="9158.83">
            <text:p>9 158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1">
            <text:p>2011-01-11</text:p>
          </table:table-cell>
          <table:table-cell table:style-name="ce3" office:value-type="float" office:value="288053.92">
            <text:p>288 053,92</text:p>
          </table:table-cell>
          <table:table-cell table:style-name="ce3" office:value-type="float" office:value="5049.15">
            <text:p>5 049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273022.92">
            <text:p>273 022,92</text:p>
          </table:table-cell>
          <table:table-cell table:style-name="ce3" office:value-type="float" office:value="4352.35">
            <text:p>4 352,3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461489.42">
            <text:p>461 489,42</text:p>
          </table:table-cell>
          <table:table-cell table:style-name="ce3" office:value-type="float" office:value="8315.12">
            <text:p>8 315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379596.04">
            <text:p>379 596,04</text:p>
          </table:table-cell>
          <table:table-cell table:style-name="ce3" office:value-type="float" office:value="6200.52">
            <text:p>6 200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242603.98">
            <text:p>242 603,98</text:p>
          </table:table-cell>
          <table:table-cell table:style-name="ce3" office:value-type="float" office:value="3571.38">
            <text:p>3 571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306207.37">
            <text:p>306 207,37</text:p>
          </table:table-cell>
          <table:table-cell table:style-name="ce3" office:value-type="float" office:value="6157.4">
            <text:p>6 157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138662.37">
            <text:p>138 662,37</text:p>
          </table:table-cell>
          <table:table-cell table:style-name="ce3" office:value-type="float" office:value="1908.37">
            <text:p>1 908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>
            <text:p>2011-01-18</text:p>
          </table:table-cell>
          <table:table-cell table:style-name="ce3" office:value-type="float" office:value="291673.31">
            <text:p>291 673,31</text:p>
          </table:table-cell>
          <table:table-cell table:style-name="ce3" office:value-type="float" office:value="7352.49">
            <text:p>7 352,4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191159.07">
            <text:p>191 159,07</text:p>
          </table:table-cell>
          <table:table-cell table:style-name="ce3" office:value-type="float" office:value="4589.65">
            <text:p>4 589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290914.29">
            <text:p>290 914,29</text:p>
          </table:table-cell>
          <table:table-cell table:style-name="ce3" office:value-type="float" office:value="5477.58">
            <text:p>5 477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297585.74">
            <text:p>297 585,74</text:p>
          </table:table-cell>
          <table:table-cell table:style-name="ce3" office:value-type="float" office:value="6460.83">
            <text:p>6 460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3">
            <text:p>2011-01-23</text:p>
          </table:table-cell>
          <table:table-cell table:style-name="ce3" office:value-type="float" office:value="283896.21">
            <text:p>283 896,21</text:p>
          </table:table-cell>
          <table:table-cell table:style-name="ce3" office:value-type="float" office:value="7877.25">
            <text:p>7 877,2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table:style-name="ce3" office:value-type="float" office:value="202478.03">
            <text:p>202 478,03</text:p>
          </table:table-cell>
          <table:table-cell table:style-name="ce3" office:value-type="float" office:value="3221.09">
            <text:p>3 221,0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214424.62">
            <text:p>214 424,62</text:p>
          </table:table-cell>
          <table:table-cell table:style-name="ce3" office:value-type="float" office:value="3989.3">
            <text:p>3 989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201686.59">
            <text:p>201 686,59</text:p>
          </table:table-cell>
          <table:table-cell table:style-name="ce3" office:value-type="float" office:value="4436.57">
            <text:p>4 436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>
            <text:p>2011-01-27</text:p>
          </table:table-cell>
          <table:table-cell table:style-name="ce3" office:value-type="float" office:value="287900.6">
            <text:p>287 900,60</text:p>
          </table:table-cell>
          <table:table-cell table:style-name="ce3" office:value-type="float" office:value="4412.27">
            <text:p>4 412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481046.87">
            <text:p>481 046,87</text:p>
          </table:table-cell>
          <table:table-cell table:style-name="ce3" office:value-type="float" office:value="7378.02">
            <text:p>7 378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163328.88">
            <text:p>163 328,88</text:p>
          </table:table-cell>
          <table:table-cell table:style-name="ce3" office:value-type="float" office:value="2734.45">
            <text:p>2 734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0">
            <text:p>2011-01-30</text:p>
          </table:table-cell>
          <table:table-cell table:style-name="ce3" office:value-type="float" office:value="491773.22">
            <text:p>491 773,22</text:p>
          </table:table-cell>
          <table:table-cell table:style-name="ce3" office:value-type="float" office:value="8627.6">
            <text:p>8 627,6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>
            <text:p>2011-02-01</text:p>
          </table:table-cell>
          <table:table-cell table:style-name="ce3" office:value-type="float" office:value="304502.99">
            <text:p>304 502,99</text:p>
          </table:table-cell>
          <table:table-cell table:style-name="ce3" office:value-type="float" office:value="4421.42">
            <text:p>4 421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393494.89">
            <text:p>393 494,89</text:p>
          </table:table-cell>
          <table:table-cell table:style-name="ce3" office:value-type="float" office:value="6421.26">
            <text:p>6 421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4">
            <text:p>2011-02-04</text:p>
          </table:table-cell>
          <table:table-cell table:style-name="ce3" office:value-type="float" office:value="116917.08">
            <text:p>116 917,08</text:p>
          </table:table-cell>
          <table:table-cell table:style-name="ce3" office:value-type="float" office:value="1581.24">
            <text:p>1 581,2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184274.72">
            <text:p>184 274,72</text:p>
          </table:table-cell>
          <table:table-cell table:style-name="ce3" office:value-type="float" office:value="2907">
            <text:p>2 907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160806.74">
            <text:p>160 806,74</text:p>
          </table:table-cell>
          <table:table-cell table:style-name="ce3" office:value-type="float" office:value="3376.87">
            <text:p>3 376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344222.02">
            <text:p>344 222,02</text:p>
          </table:table-cell>
          <table:table-cell table:style-name="ce3" office:value-type="float" office:value="5075.52">
            <text:p>5 075,5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>
            <text:p>2011-02-08</text:p>
          </table:table-cell>
          <table:table-cell table:style-name="ce3" office:value-type="float" office:value="326130.42">
            <text:p>326 130,42</text:p>
          </table:table-cell>
          <table:table-cell table:style-name="ce3" office:value-type="float" office:value="4843.04">
            <text:p>4 843,0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522144.77">
            <text:p>522 144,77</text:p>
          </table:table-cell>
          <table:table-cell table:style-name="ce3" office:value-type="float" office:value="6699.32">
            <text:p>6 699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288168.55">
            <text:p>288 168,55</text:p>
          </table:table-cell>
          <table:table-cell table:style-name="ce3" office:value-type="float" office:value="3518.97">
            <text:p>3 518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322120.57">
            <text:p>322 120,57</text:p>
          </table:table-cell>
          <table:table-cell table:style-name="ce3" office:value-type="float" office:value="3619.33">
            <text:p>3 619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2">
            <text:p>2011-02-12</text:p>
          </table:table-cell>
          <table:table-cell table:style-name="ce3" office:value-type="float" office:value="311930.06">
            <text:p>311 930,06</text:p>
          </table:table-cell>
          <table:table-cell table:style-name="ce3" office:value-type="float" office:value="10719.25">
            <text:p>10 719,2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3">
            <text:p>2011-02-13</text:p>
          </table:table-cell>
          <table:table-cell table:style-name="ce3" office:value-type="float" office:value="327388.51">
            <text:p>327 388,51</text:p>
          </table:table-cell>
          <table:table-cell table:style-name="ce3" office:value-type="float" office:value="6746.11">
            <text:p>6 746,1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table:style-name="ce3" office:value-type="float" office:value="355503.87">
            <text:p>355 503,87</text:p>
          </table:table-cell>
          <table:table-cell table:style-name="ce3" office:value-type="float" office:value="4419.49">
            <text:p>4 419,4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376742.3">
            <text:p>376 742,30</text:p>
          </table:table-cell>
          <table:table-cell table:style-name="ce3" office:value-type="float" office:value="8135.23">
            <text:p>8 135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284824.58">
            <text:p>284 824,58</text:p>
          </table:table-cell>
          <table:table-cell table:style-name="ce3" office:value-type="float" office:value="3295.44">
            <text:p>3 295,4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357722.23">
            <text:p>357 722,23</text:p>
          </table:table-cell>
          <table:table-cell table:style-name="ce3" office:value-type="float" office:value="7622.46">
            <text:p>7 622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>
            <text:p>2011-02-18</text:p>
          </table:table-cell>
          <table:table-cell table:style-name="ce3" office:value-type="float" office:value="285724.85">
            <text:p>285 724,85</text:p>
          </table:table-cell>
          <table:table-cell table:style-name="ce3" office:value-type="float" office:value="7912.62">
            <text:p>7 912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9">
            <text:p>2011-02-19</text:p>
          </table:table-cell>
          <table:table-cell table:style-name="ce3" office:value-type="float" office:value="398170.97">
            <text:p>398 170,97</text:p>
          </table:table-cell>
          <table:table-cell table:style-name="ce3" office:value-type="float" office:value="5000.89">
            <text:p>5 000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0">
            <text:p>2011-02-20</text:p>
          </table:table-cell>
          <table:table-cell table:style-name="ce3" office:value-type="float" office:value="158776.89">
            <text:p>158 776,89</text:p>
          </table:table-cell>
          <table:table-cell table:style-name="ce3" office:value-type="float" office:value="2054.3">
            <text:p>2 054,3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368509.73">
            <text:p>368 509,73</text:p>
          </table:table-cell>
          <table:table-cell table:style-name="ce3" office:value-type="float" office:value="5324.52">
            <text:p>5 324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182612.17">
            <text:p>182 612,17</text:p>
          </table:table-cell>
          <table:table-cell table:style-name="ce3" office:value-type="float" office:value="4145.57">
            <text:p>4 145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>
            <text:p>2011-02-25</text:p>
          </table:table-cell>
          <table:table-cell table:style-name="ce3" office:value-type="float" office:value="252225.93">
            <text:p>252 225,93</text:p>
          </table:table-cell>
          <table:table-cell table:style-name="ce3" office:value-type="float" office:value="3293.63">
            <text:p>3 293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209229.56">
            <text:p>209 229,56</text:p>
          </table:table-cell>
          <table:table-cell table:style-name="ce3" office:value-type="float" office:value="3546.86">
            <text:p>3 546,8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199754.12">
            <text:p>199 754,12</text:p>
          </table:table-cell>
          <table:table-cell table:style-name="ce3" office:value-type="float" office:value="3804.12">
            <text:p>3 804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277055.03">
            <text:p>277 055,03</text:p>
          </table:table-cell>
          <table:table-cell table:style-name="ce3" office:value-type="float" office:value="5295.39">
            <text:p>5 295,3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>
            <text:p>2011-03-01</text:p>
          </table:table-cell>
          <table:table-cell table:style-name="ce3" office:value-type="float" office:value="223972.89">
            <text:p>223 972,89</text:p>
          </table:table-cell>
          <table:table-cell table:style-name="ce3" office:value-type="float" office:value="2186.59">
            <text:p>2 186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193792.92">
            <text:p>193 792,92</text:p>
          </table:table-cell>
          <table:table-cell table:style-name="ce3" office:value-type="float" office:value="4276.1">
            <text:p>4 276,1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>
            <text:p>2011-03-03</text:p>
          </table:table-cell>
          <table:table-cell table:style-name="ce3" office:value-type="float" office:value="462721.01">
            <text:p>462 721,01</text:p>
          </table:table-cell>
          <table:table-cell table:style-name="ce3" office:value-type="float" office:value="12283.54">
            <text:p>12 283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>
            <text:p>2011-03-04</text:p>
          </table:table-cell>
          <table:table-cell table:style-name="ce3" office:value-type="float" office:value="341245.95">
            <text:p>341 245,95</text:p>
          </table:table-cell>
          <table:table-cell table:style-name="ce3" office:value-type="float" office:value="3867.69">
            <text:p>3 867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5">
            <text:p>2011-03-05</text:p>
          </table:table-cell>
          <table:table-cell table:style-name="ce3" office:value-type="float" office:value="229943.26">
            <text:p>229 943,26</text:p>
          </table:table-cell>
          <table:table-cell table:style-name="ce3" office:value-type="float" office:value="4890.33">
            <text:p>4 890,3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6">
            <text:p>2011-03-06</text:p>
          </table:table-cell>
          <table:table-cell table:style-name="ce3" office:value-type="float" office:value="81433.69">
            <text:p>81 433,69</text:p>
          </table:table-cell>
          <table:table-cell table:style-name="ce3" office:value-type="float" office:value="1577.87">
            <text:p>1 577,8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8">
            <text:p>2011-03-08</text:p>
          </table:table-cell>
          <table:table-cell table:style-name="ce3" office:value-type="float" office:value="571570.61">
            <text:p>571 570,61</text:p>
          </table:table-cell>
          <table:table-cell table:style-name="ce3" office:value-type="float" office:value="10337.69">
            <text:p>10 337,6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422496.47">
            <text:p>422 496,47</text:p>
          </table:table-cell>
          <table:table-cell table:style-name="ce3" office:value-type="float" office:value="6186.8">
            <text:p>6 186,8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190251.24">
            <text:p>190 251,24</text:p>
          </table:table-cell>
          <table:table-cell table:style-name="ce3" office:value-type="float" office:value="3563.42">
            <text:p>3 563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431708.62">
            <text:p>431 708,62</text:p>
          </table:table-cell>
          <table:table-cell table:style-name="ce3" office:value-type="float" office:value="5067">
            <text:p>5 067,0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80133.84">
            <text:p>80 133,84</text:p>
          </table:table-cell>
          <table:table-cell table:style-name="ce3" office:value-type="float" office:value="1280.3">
            <text:p>1 280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>
            <text:p>2011-03-14</text:p>
          </table:table-cell>
          <table:table-cell table:style-name="ce3" office:value-type="float" office:value="357479.41">
            <text:p>357 479,41</text:p>
          </table:table-cell>
          <table:table-cell table:style-name="ce3" office:value-type="float" office:value="4876.27">
            <text:p>4 876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307885.1">
            <text:p>307 885,10</text:p>
          </table:table-cell>
          <table:table-cell table:style-name="ce3" office:value-type="float" office:value="3401.67">
            <text:p>3 401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161981">
            <text:p>161 981,00</text:p>
          </table:table-cell>
          <table:table-cell table:style-name="ce3" office:value-type="float" office:value="3158.76">
            <text:p>3 158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267669.06">
            <text:p>267 669,06</text:p>
          </table:table-cell>
          <table:table-cell table:style-name="ce3" office:value-type="float" office:value="7226.49">
            <text:p>7 226,4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>
            <text:p>2011-03-18</text:p>
          </table:table-cell>
          <table:table-cell table:style-name="ce3" office:value-type="float" office:value="483080.79">
            <text:p>483 080,79</text:p>
          </table:table-cell>
          <table:table-cell table:style-name="ce3" office:value-type="float" office:value="5360.42">
            <text:p>5 360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114062.77">
            <text:p>114 062,77</text:p>
          </table:table-cell>
          <table:table-cell table:style-name="ce3" office:value-type="float" office:value="1477.69">
            <text:p>1 477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0">
            <text:p>2011-03-20</text:p>
          </table:table-cell>
          <table:table-cell table:style-name="ce3" office:value-type="float" office:value="296314.77">
            <text:p>296 314,77</text:p>
          </table:table-cell>
          <table:table-cell table:style-name="ce3" office:value-type="float" office:value="4599.73">
            <text:p>4 599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table:style-name="ce3" office:value-type="float" office:value="336941.4">
            <text:p>336 941,40</text:p>
          </table:table-cell>
          <table:table-cell table:style-name="ce3" office:value-type="float" office:value="6239.66">
            <text:p>6 239,6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2">
            <text:p>2011-03-22</text:p>
          </table:table-cell>
          <table:table-cell table:style-name="ce3" office:value-type="float" office:value="309698.22">
            <text:p>309 698,22</text:p>
          </table:table-cell>
          <table:table-cell table:style-name="ce3" office:value-type="float" office:value="6293.4">
            <text:p>6 293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393636.72">
            <text:p>393 636,72</text:p>
          </table:table-cell>
          <table:table-cell table:style-name="ce3" office:value-type="float" office:value="6986.81">
            <text:p>6 986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>
            <text:p>2011-03-24</text:p>
          </table:table-cell>
          <table:table-cell table:style-name="ce3" office:value-type="float" office:value="476624.25">
            <text:p>476 624,25</text:p>
          </table:table-cell>
          <table:table-cell table:style-name="ce3" office:value-type="float" office:value="5222.13">
            <text:p>5 222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161969.11">
            <text:p>161 969,11</text:p>
          </table:table-cell>
          <table:table-cell table:style-name="ce3" office:value-type="float" office:value="2434.16">
            <text:p>2 434,1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6">
            <text:p>2011-03-26</text:p>
          </table:table-cell>
          <table:table-cell table:style-name="ce3" office:value-type="float" office:value="302985.68">
            <text:p>302 985,68</text:p>
          </table:table-cell>
          <table:table-cell table:style-name="ce3" office:value-type="float" office:value="5028.81">
            <text:p>5 028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7">
            <text:p>2011-03-27</text:p>
          </table:table-cell>
          <table:table-cell table:style-name="ce3" office:value-type="float" office:value="425605.9">
            <text:p>425 605,90</text:p>
          </table:table-cell>
          <table:table-cell table:style-name="ce3" office:value-type="float" office:value="6281.08">
            <text:p>6 281,0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>
            <text:p>2011-03-28</text:p>
          </table:table-cell>
          <table:table-cell table:style-name="ce3" office:value-type="float" office:value="217842.91">
            <text:p>217 842,91</text:p>
          </table:table-cell>
          <table:table-cell table:style-name="ce3" office:value-type="float" office:value="4080.98">
            <text:p>4 080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>
            <text:p>2011-03-29</text:p>
          </table:table-cell>
          <table:table-cell table:style-name="ce3" office:value-type="float" office:value="560517.19">
            <text:p>560 517,19</text:p>
          </table:table-cell>
          <table:table-cell table:style-name="ce3" office:value-type="float" office:value="14585.41">
            <text:p>14 585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371417.37">
            <text:p>371 417,37</text:p>
          </table:table-cell>
          <table:table-cell table:style-name="ce3" office:value-type="float" office:value="14268.82">
            <text:p>14 268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278188.05">
            <text:p>278 188,05</text:p>
          </table:table-cell>
          <table:table-cell table:style-name="ce3" office:value-type="float" office:value="4610.34">
            <text:p>4 610,3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389272.92">
            <text:p>389 272,92</text:p>
          </table:table-cell>
          <table:table-cell table:style-name="ce3" office:value-type="float" office:value="7875.24">
            <text:p>7 875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431382.62">
            <text:p>431 382,62</text:p>
          </table:table-cell>
          <table:table-cell table:style-name="ce3" office:value-type="float" office:value="6102.46">
            <text:p>6 102,4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346680.86">
            <text:p>346 680,86</text:p>
          </table:table-cell>
          <table:table-cell table:style-name="ce3" office:value-type="float" office:value="9441.2">
            <text:p>9 441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261649.62">
            <text:p>261 649,62</text:p>
          </table:table-cell>
          <table:table-cell table:style-name="ce3" office:value-type="float" office:value="6892.77">
            <text:p>6 892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6">
            <text:p>2011-04-06</text:p>
          </table:table-cell>
          <table:table-cell table:style-name="ce3" office:value-type="float" office:value="278219.81">
            <text:p>278 219,81</text:p>
          </table:table-cell>
          <table:table-cell table:style-name="ce3" office:value-type="float" office:value="4881.05">
            <text:p>4 881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>
            <text:p>2011-04-07</text:p>
          </table:table-cell>
          <table:table-cell table:style-name="ce3" office:value-type="float" office:value="257015.29">
            <text:p>257 015,29</text:p>
          </table:table-cell>
          <table:table-cell table:style-name="ce3" office:value-type="float" office:value="7704.3">
            <text:p>7 704,30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>
            <text:p>2011-04-08</text:p>
          </table:table-cell>
          <table:table-cell table:style-name="ce3" office:value-type="float" office:value="446828.17">
            <text:p>446 828,17</text:p>
          </table:table-cell>
          <table:table-cell table:style-name="ce3" office:value-type="float" office:value="6148.73">
            <text:p>6 148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9">
            <text:p>2011-04-09</text:p>
          </table:table-cell>
          <table:table-cell table:style-name="ce3" office:value-type="float" office:value="346239.55">
            <text:p>346 239,55</text:p>
          </table:table-cell>
          <table:table-cell table:style-name="ce3" office:value-type="float" office:value="6471.77">
            <text:p>6 471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379732.08">
            <text:p>379 732,08</text:p>
          </table:table-cell>
          <table:table-cell table:style-name="ce3" office:value-type="float" office:value="4629.19">
            <text:p>4 629,1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246620.21">
            <text:p>246 620,21</text:p>
          </table:table-cell>
          <table:table-cell table:style-name="ce3" office:value-type="float" office:value="6982.45">
            <text:p>6 982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317656.88">
            <text:p>317 656,88</text:p>
          </table:table-cell>
          <table:table-cell table:style-name="ce3" office:value-type="float" office:value="5300.47">
            <text:p>5 300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>
            <text:p>2011-04-14</text:p>
          </table:table-cell>
          <table:table-cell table:style-name="ce3" office:value-type="float" office:value="326936.63">
            <text:p>326 936,63</text:p>
          </table:table-cell>
          <table:table-cell table:style-name="ce3" office:value-type="float" office:value="4815.68">
            <text:p>4 815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193909.8">
            <text:p>193 909,80</text:p>
          </table:table-cell>
          <table:table-cell table:style-name="ce3" office:value-type="float" office:value="3260.08">
            <text:p>3 260,0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6">
            <text:p>2011-04-16</text:p>
          </table:table-cell>
          <table:table-cell table:style-name="ce3" office:value-type="float" office:value="219261.66">
            <text:p>219 261,66</text:p>
          </table:table-cell>
          <table:table-cell table:style-name="ce3" office:value-type="float" office:value="4943.89">
            <text:p>4 943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7">
            <text:p>2011-04-17</text:p>
          </table:table-cell>
          <table:table-cell table:style-name="ce3" office:value-type="float" office:value="336984.31">
            <text:p>336 984,31</text:p>
          </table:table-cell>
          <table:table-cell table:style-name="ce3" office:value-type="float" office:value="9961.11">
            <text:p>9 961,1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365241.27">
            <text:p>365 241,27</text:p>
          </table:table-cell>
          <table:table-cell table:style-name="ce3" office:value-type="float" office:value="4684.98">
            <text:p>4 684,9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>
            <text:p>2011-04-19</text:p>
          </table:table-cell>
          <table:table-cell table:style-name="ce3" office:value-type="float" office:value="203068.47">
            <text:p>203 068,47</text:p>
          </table:table-cell>
          <table:table-cell table:style-name="ce3" office:value-type="float" office:value="5289.62">
            <text:p>5 289,6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299108.59">
            <text:p>299 108,59</text:p>
          </table:table-cell>
          <table:table-cell table:style-name="ce3" office:value-type="float" office:value="4389.62">
            <text:p>4 389,6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191881.02">
            <text:p>191 881,02</text:p>
          </table:table-cell>
          <table:table-cell table:style-name="ce3" office:value-type="float" office:value="2691.93">
            <text:p>2 691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426411.73">
            <text:p>426 411,73</text:p>
          </table:table-cell>
          <table:table-cell table:style-name="ce3" office:value-type="float" office:value="8100.53">
            <text:p>8 100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4">
            <text:p>2011-04-24</text:p>
          </table:table-cell>
          <table:table-cell table:style-name="ce3" office:value-type="float" office:value="282493.17">
            <text:p>282 493,17</text:p>
          </table:table-cell>
          <table:table-cell table:style-name="ce3" office:value-type="float" office:value="3067.58">
            <text:p>3 067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table:style-name="ce3" office:value-type="float" office:value="245061.9">
            <text:p>245 061,90</text:p>
          </table:table-cell>
          <table:table-cell table:style-name="ce3" office:value-type="float" office:value="4258.24">
            <text:p>4 258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252756.67">
            <text:p>252 756,67</text:p>
          </table:table-cell>
          <table:table-cell table:style-name="ce3" office:value-type="float" office:value="3732.93">
            <text:p>3 732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439473.39">
            <text:p>439 473,39</text:p>
          </table:table-cell>
          <table:table-cell table:style-name="ce3" office:value-type="float" office:value="7032.7">
            <text:p>7 032,7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269305.83">
            <text:p>269 305,83</text:p>
          </table:table-cell>
          <table:table-cell table:style-name="ce3" office:value-type="float" office:value="3114.8">
            <text:p>3 114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237398.35">
            <text:p>237 398,35</text:p>
          </table:table-cell>
          <table:table-cell table:style-name="ce3" office:value-type="float" office:value="3870.84">
            <text:p>3 870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30">
            <text:p>2011-04-30</text:p>
          </table:table-cell>
          <table:table-cell table:style-name="ce3" office:value-type="float" office:value="405687.56">
            <text:p>405 687,56</text:p>
          </table:table-cell>
          <table:table-cell table:style-name="ce3" office:value-type="float" office:value="6825.16">
            <text:p>6 825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>
            <text:p>2011-05-01</text:p>
          </table:table-cell>
          <table:table-cell table:style-name="ce3" office:value-type="float" office:value="390210.23">
            <text:p>390 210,23</text:p>
          </table:table-cell>
          <table:table-cell table:style-name="ce3" office:value-type="float" office:value="7919.83">
            <text:p>7 919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282742.84">
            <text:p>282 742,84</text:p>
          </table:table-cell>
          <table:table-cell table:style-name="ce3" office:value-type="float" office:value="6856.03">
            <text:p>6 856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>
            <text:p>2011-05-04</text:p>
          </table:table-cell>
          <table:table-cell table:style-name="ce3" office:value-type="float" office:value="372469.82">
            <text:p>372 469,82</text:p>
          </table:table-cell>
          <table:table-cell table:style-name="ce3" office:value-type="float" office:value="5353.89">
            <text:p>5 353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371793.7">
            <text:p>371 793,70</text:p>
          </table:table-cell>
          <table:table-cell table:style-name="ce3" office:value-type="float" office:value="8781.15">
            <text:p>8 781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290835.48">
            <text:p>290 835,48</text:p>
          </table:table-cell>
          <table:table-cell table:style-name="ce3" office:value-type="float" office:value="4137.65">
            <text:p>4 137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7">
            <text:p>2011-05-07</text:p>
          </table:table-cell>
          <table:table-cell table:style-name="ce3" office:value-type="float" office:value="242780.17">
            <text:p>242 780,17</text:p>
          </table:table-cell>
          <table:table-cell table:style-name="ce3" office:value-type="float" office:value="3142.79">
            <text:p>3 142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8">
            <text:p>2011-05-08</text:p>
          </table:table-cell>
          <table:table-cell table:style-name="ce3" office:value-type="float" office:value="288718.86">
            <text:p>288 718,86</text:p>
          </table:table-cell>
          <table:table-cell table:style-name="ce3" office:value-type="float" office:value="3784">
            <text:p>3 784,0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table:style-name="ce3" office:value-type="float" office:value="158791.4">
            <text:p>158 791,40</text:p>
          </table:table-cell>
          <table:table-cell table:style-name="ce3" office:value-type="float" office:value="2467.24">
            <text:p>2 467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356932.64">
            <text:p>356 932,64</text:p>
          </table:table-cell>
          <table:table-cell table:style-name="ce3" office:value-type="float" office:value="7300.73">
            <text:p>7 300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1">
            <text:p>2011-05-11</text:p>
          </table:table-cell>
          <table:table-cell table:style-name="ce3" office:value-type="float" office:value="322940.09">
            <text:p>322 940,09</text:p>
          </table:table-cell>
          <table:table-cell table:style-name="ce3" office:value-type="float" office:value="4524.87">
            <text:p>4 524,8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368397.38">
            <text:p>368 397,38</text:p>
          </table:table-cell>
          <table:table-cell table:style-name="ce3" office:value-type="float" office:value="9265.53">
            <text:p>9 265,5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409100.98">
            <text:p>409 100,98</text:p>
          </table:table-cell>
          <table:table-cell table:style-name="ce3" office:value-type="float" office:value="7292.35">
            <text:p>7 292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266633.77">
            <text:p>266 633,77</text:p>
          </table:table-cell>
          <table:table-cell table:style-name="ce3" office:value-type="float" office:value="9846.15">
            <text:p>9 846,1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259073.3">
            <text:p>259 073,30</text:p>
          </table:table-cell>
          <table:table-cell table:style-name="ce3" office:value-type="float" office:value="4087.62">
            <text:p>4 087,6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211787.77">
            <text:p>211 787,77</text:p>
          </table:table-cell>
          <table:table-cell table:style-name="ce3" office:value-type="float" office:value="2686.3">
            <text:p>2 686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>
            <text:p>2011-05-20</text:p>
          </table:table-cell>
          <table:table-cell table:style-name="ce3" office:value-type="float" office:value="398580.92">
            <text:p>398 580,92</text:p>
          </table:table-cell>
          <table:table-cell table:style-name="ce3" office:value-type="float" office:value="15539.22">
            <text:p>15 539,2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1">
            <text:p>2011-05-21</text:p>
          </table:table-cell>
          <table:table-cell table:style-name="ce3" office:value-type="float" office:value="286772.84">
            <text:p>286 772,84</text:p>
          </table:table-cell>
          <table:table-cell table:style-name="ce3" office:value-type="float" office:value="5905.54">
            <text:p>5 905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439252.89">
            <text:p>439 252,89</text:p>
          </table:table-cell>
          <table:table-cell table:style-name="ce3" office:value-type="float" office:value="4242.76">
            <text:p>4 242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486817.29">
            <text:p>486 817,29</text:p>
          </table:table-cell>
          <table:table-cell table:style-name="ce3" office:value-type="float" office:value="12124.96">
            <text:p>12 124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313302.64">
            <text:p>313 302,64</text:p>
          </table:table-cell>
          <table:table-cell table:style-name="ce3" office:value-type="float" office:value="3758.43">
            <text:p>3 758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5">
            <text:p>2011-05-25</text:p>
          </table:table-cell>
          <table:table-cell table:style-name="ce3" office:value-type="float" office:value="358919.48">
            <text:p>358 919,48</text:p>
          </table:table-cell>
          <table:table-cell table:style-name="ce3" office:value-type="float" office:value="8317.95">
            <text:p>8 317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>
            <text:p>2011-05-26</text:p>
          </table:table-cell>
          <table:table-cell table:style-name="ce3" office:value-type="float" office:value="160372.74">
            <text:p>160 372,74</text:p>
          </table:table-cell>
          <table:table-cell table:style-name="ce3" office:value-type="float" office:value="1863.28">
            <text:p>1 863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263835.02">
            <text:p>263 835,02</text:p>
          </table:table-cell>
          <table:table-cell table:style-name="ce3" office:value-type="float" office:value="3277.05">
            <text:p>3 277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8">
            <text:p>2011-05-28</text:p>
          </table:table-cell>
          <table:table-cell table:style-name="ce3" office:value-type="float" office:value="386340.32">
            <text:p>386 340,32</text:p>
          </table:table-cell>
          <table:table-cell table:style-name="ce3" office:value-type="float" office:value="7344.87">
            <text:p>7 344,8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239974.54">
            <text:p>239 974,54</text:p>
          </table:table-cell>
          <table:table-cell table:style-name="ce3" office:value-type="float" office:value="2790.4">
            <text:p>2 790,4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311233.56">
            <text:p>311 233,56</text:p>
          </table:table-cell>
          <table:table-cell table:style-name="ce3" office:value-type="float" office:value="4733.59">
            <text:p>4 733,5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1">
            <text:p>2011-05-31</text:p>
          </table:table-cell>
          <table:table-cell table:style-name="ce3" office:value-type="float" office:value="274818.63">
            <text:p>274 818,63</text:p>
          </table:table-cell>
          <table:table-cell table:style-name="ce3" office:value-type="float" office:value="5790.53">
            <text:p>5 790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>
            <text:p>2011-06-01</text:p>
          </table:table-cell>
          <table:table-cell table:style-name="ce3" office:value-type="float" office:value="278059.64">
            <text:p>278 059,64</text:p>
          </table:table-cell>
          <table:table-cell table:style-name="ce3" office:value-type="float" office:value="4335.87">
            <text:p>4 335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134741.92">
            <text:p>134 741,92</text:p>
          </table:table-cell>
          <table:table-cell table:style-name="ce3" office:value-type="float" office:value="2388.62">
            <text:p>2 388,6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403909.24">
            <text:p>403 909,24</text:p>
          </table:table-cell>
          <table:table-cell table:style-name="ce3" office:value-type="float" office:value="4031.84">
            <text:p>4 031,8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5">
            <text:p>2011-06-05</text:p>
          </table:table-cell>
          <table:table-cell table:style-name="ce3" office:value-type="float" office:value="164399.65">
            <text:p>164 399,65</text:p>
          </table:table-cell>
          <table:table-cell table:style-name="ce3" office:value-type="float" office:value="2584.9">
            <text:p>2 584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>
            <text:p>2011-06-06</text:p>
          </table:table-cell>
          <table:table-cell table:style-name="ce3" office:value-type="float" office:value="284187.92">
            <text:p>284 187,92</text:p>
          </table:table-cell>
          <table:table-cell table:style-name="ce3" office:value-type="float" office:value="4643.59">
            <text:p>4 643,5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210136.76">
            <text:p>210 136,76</text:p>
          </table:table-cell>
          <table:table-cell table:style-name="ce3" office:value-type="float" office:value="3893.58">
            <text:p>3 893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316459.52">
            <text:p>316 459,52</text:p>
          </table:table-cell>
          <table:table-cell table:style-name="ce3" office:value-type="float" office:value="5431.85">
            <text:p>5 431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451749.95">
            <text:p>451 749,95</text:p>
          </table:table-cell>
          <table:table-cell table:style-name="ce3" office:value-type="float" office:value="11503.69">
            <text:p>11 503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>
            <text:p>2011-06-10</text:p>
          </table:table-cell>
          <table:table-cell table:style-name="ce3" office:value-type="float" office:value="195580.63">
            <text:p>195 580,63</text:p>
          </table:table-cell>
          <table:table-cell table:style-name="ce3" office:value-type="float" office:value="2529.17">
            <text:p>2 529,1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1">
            <text:p>2011-06-11</text:p>
          </table:table-cell>
          <table:table-cell table:style-name="ce3" office:value-type="float" office:value="320357.6">
            <text:p>320 357,60</text:p>
          </table:table-cell>
          <table:table-cell table:style-name="ce3" office:value-type="float" office:value="3761.39">
            <text:p>3 761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214117.93">
            <text:p>214 117,93</text:p>
          </table:table-cell>
          <table:table-cell table:style-name="ce3" office:value-type="float" office:value="2668.47">
            <text:p>2 668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223538.48">
            <text:p>223 538,48</text:p>
          </table:table-cell>
          <table:table-cell table:style-name="ce3" office:value-type="float" office:value="6584.34">
            <text:p>6 584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228080.17">
            <text:p>228 080,17</text:p>
          </table:table-cell>
          <table:table-cell table:style-name="ce3" office:value-type="float" office:value="3955.6">
            <text:p>3 955,6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5">
            <text:p>2011-06-15</text:p>
          </table:table-cell>
          <table:table-cell table:style-name="ce3" office:value-type="float" office:value="499061.49">
            <text:p>499 061,49</text:p>
          </table:table-cell>
          <table:table-cell table:style-name="ce3" office:value-type="float" office:value="33471.6">
            <text:p>33 471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249672.44">
            <text:p>249 672,44</text:p>
          </table:table-cell>
          <table:table-cell table:style-name="ce3" office:value-type="float" office:value="4177.22">
            <text:p>4 177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>
            <text:p>2011-06-17</text:p>
          </table:table-cell>
          <table:table-cell table:style-name="ce3" office:value-type="float" office:value="324314.5">
            <text:p>324 314,50</text:p>
          </table:table-cell>
          <table:table-cell table:style-name="ce3" office:value-type="float" office:value="5726.9">
            <text:p>5 726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8">
            <text:p>2011-06-18</text:p>
          </table:table-cell>
          <table:table-cell table:style-name="ce3" office:value-type="float" office:value="419335.71">
            <text:p>419 335,71</text:p>
          </table:table-cell>
          <table:table-cell table:style-name="ce3" office:value-type="float" office:value="6919.73">
            <text:p>6 919,7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9">
            <text:p>2011-06-19</text:p>
          </table:table-cell>
          <table:table-cell table:style-name="ce3" office:value-type="float" office:value="369260.03">
            <text:p>369 260,03</text:p>
          </table:table-cell>
          <table:table-cell table:style-name="ce3" office:value-type="float" office:value="4616.33">
            <text:p>4 616,3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table:style-name="ce3" office:value-type="float" office:value="129461.24">
            <text:p>129 461,24</text:p>
          </table:table-cell>
          <table:table-cell table:style-name="ce3" office:value-type="float" office:value="1938.91">
            <text:p>1 938,9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>
            <text:p>2011-06-21</text:p>
          </table:table-cell>
          <table:table-cell table:style-name="ce3" office:value-type="float" office:value="237760.81">
            <text:p>237 760,81</text:p>
          </table:table-cell>
          <table:table-cell table:style-name="ce3" office:value-type="float" office:value="3513.01">
            <text:p>3 513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311188.85">
            <text:p>311 188,85</text:p>
          </table:table-cell>
          <table:table-cell table:style-name="ce3" office:value-type="float" office:value="4610.89">
            <text:p>4 610,89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288231.13">
            <text:p>288 231,13</text:p>
          </table:table-cell>
          <table:table-cell table:style-name="ce3" office:value-type="float" office:value="5396.58">
            <text:p>5 396,5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6">
            <text:p>2011-06-26</text:p>
          </table:table-cell>
          <table:table-cell table:style-name="ce3" office:value-type="float" office:value="321611.84">
            <text:p>321 611,84</text:p>
          </table:table-cell>
          <table:table-cell table:style-name="ce3" office:value-type="float" office:value="4402.02">
            <text:p>4 402,0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214418.34">
            <text:p>214 418,34</text:p>
          </table:table-cell>
          <table:table-cell table:style-name="ce3" office:value-type="float" office:value="3689.87">
            <text:p>3 689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9">
            <text:p>2011-06-29</text:p>
          </table:table-cell>
          <table:table-cell table:style-name="ce3" office:value-type="float" office:value="287038.75">
            <text:p>287 038,75</text:p>
          </table:table-cell>
          <table:table-cell table:style-name="ce3" office:value-type="float" office:value="3369.39">
            <text:p>3 369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>
            <text:p>2011-06-30</text:p>
          </table:table-cell>
          <table:table-cell table:style-name="ce3" office:value-type="float" office:value="374642.11">
            <text:p>374 642,11</text:p>
          </table:table-cell>
          <table:table-cell table:style-name="ce3" office:value-type="float" office:value="6146.71">
            <text:p>6 146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274351.37">
            <text:p>274 351,37</text:p>
          </table:table-cell>
          <table:table-cell table:style-name="ce3" office:value-type="float" office:value="5094.73">
            <text:p>5 094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279033.25">
            <text:p>279 033,25</text:p>
          </table:table-cell>
          <table:table-cell table:style-name="ce3" office:value-type="float" office:value="4719.78">
            <text:p>4 719,7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3">
            <text:p>2011-07-03</text:p>
          </table:table-cell>
          <table:table-cell table:style-name="ce3" office:value-type="float" office:value="368462.73">
            <text:p>368 462,73</text:p>
          </table:table-cell>
          <table:table-cell table:style-name="ce3" office:value-type="float" office:value="6974.5">
            <text:p>6 974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371282.39">
            <text:p>371 282,39</text:p>
          </table:table-cell>
          <table:table-cell table:style-name="ce3" office:value-type="float" office:value="4625.42">
            <text:p>4 625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295894.55">
            <text:p>295 894,55</text:p>
          </table:table-cell>
          <table:table-cell table:style-name="ce3" office:value-type="float" office:value="5490.71">
            <text:p>5 490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07739.94">
            <text:p>307 739,94</text:p>
          </table:table-cell>
          <table:table-cell table:style-name="ce3" office:value-type="float" office:value="4102.65">
            <text:p>4 102,6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274463.32">
            <text:p>274 463,32</text:p>
          </table:table-cell>
          <table:table-cell table:style-name="ce3" office:value-type="float" office:value="5303.64">
            <text:p>5 303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172396.15">
            <text:p>172 396,15</text:p>
          </table:table-cell>
          <table:table-cell table:style-name="ce3" office:value-type="float" office:value="3195.48">
            <text:p>3 195,4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9">
            <text:p>2011-07-09</text:p>
          </table:table-cell>
          <table:table-cell table:style-name="ce3" office:value-type="float" office:value="388746.05">
            <text:p>388 746,05</text:p>
          </table:table-cell>
          <table:table-cell table:style-name="ce3" office:value-type="float" office:value="10589.65">
            <text:p>10 589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0">
            <text:p>2011-07-10</text:p>
          </table:table-cell>
          <table:table-cell table:style-name="ce3" office:value-type="float" office:value="273909">
            <text:p>273 909,00</text:p>
          </table:table-cell>
          <table:table-cell table:style-name="ce3" office:value-type="float" office:value="4392.38">
            <text:p>4 392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303630.65">
            <text:p>303 630,65</text:p>
          </table:table-cell>
          <table:table-cell table:style-name="ce3" office:value-type="float" office:value="3785.45">
            <text:p>3 785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338878.21">
            <text:p>338 878,21</text:p>
          </table:table-cell>
          <table:table-cell table:style-name="ce3" office:value-type="float" office:value="6583.99">
            <text:p>6 583,9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>
            <text:p>2011-07-13</text:p>
          </table:table-cell>
          <table:table-cell table:style-name="ce3" office:value-type="float" office:value="230977.68">
            <text:p>230 977,68</text:p>
          </table:table-cell>
          <table:table-cell table:style-name="ce3" office:value-type="float" office:value="7487.12">
            <text:p>7 487,1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275927.76">
            <text:p>275 927,76</text:p>
          </table:table-cell>
          <table:table-cell table:style-name="ce3" office:value-type="float" office:value="7066.01">
            <text:p>7 066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258010.07">
            <text:p>258 010,07</text:p>
          </table:table-cell>
          <table:table-cell table:style-name="ce3" office:value-type="float" office:value="9046.64">
            <text:p>9 046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163908.92">
            <text:p>163 908,92</text:p>
          </table:table-cell>
          <table:table-cell table:style-name="ce3" office:value-type="float" office:value="2610.43">
            <text:p>2 610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249911.54">
            <text:p>249 911,54</text:p>
          </table:table-cell>
          <table:table-cell table:style-name="ce3" office:value-type="float" office:value="5198.91">
            <text:p>5 198,9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317170.75">
            <text:p>317 170,75</text:p>
          </table:table-cell>
          <table:table-cell table:style-name="ce3" office:value-type="float" office:value="4065.77">
            <text:p>4 065,7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333225.07">
            <text:p>333 225,07</text:p>
          </table:table-cell>
          <table:table-cell table:style-name="ce3" office:value-type="float" office:value="3680.82">
            <text:p>3 680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366861.02">
            <text:p>366 861,02</text:p>
          </table:table-cell>
          <table:table-cell table:style-name="ce3" office:value-type="float" office:value="10176.45">
            <text:p>10 176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101600.99">
            <text:p>101 600,99</text:p>
          </table:table-cell>
          <table:table-cell table:style-name="ce3" office:value-type="float" office:value="1746.02">
            <text:p>1 746,0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254622.51">
            <text:p>254 622,51</text:p>
          </table:table-cell>
          <table:table-cell table:style-name="ce3" office:value-type="float" office:value="5219.81">
            <text:p>5 219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3">
            <text:p>2011-07-23</text:p>
          </table:table-cell>
          <table:table-cell table:style-name="ce3" office:value-type="float" office:value="356702.54">
            <text:p>356 702,54</text:p>
          </table:table-cell>
          <table:table-cell table:style-name="ce3" office:value-type="float" office:value="4503.25">
            <text:p>4 503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338148.81">
            <text:p>338 148,81</text:p>
          </table:table-cell>
          <table:table-cell table:style-name="ce3" office:value-type="float" office:value="5274.51">
            <text:p>5 274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278803.9">
            <text:p>278 803,90</text:p>
          </table:table-cell>
          <table:table-cell table:style-name="ce3" office:value-type="float" office:value="2404.93">
            <text:p>2 404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472151.57">
            <text:p>472 151,57</text:p>
          </table:table-cell>
          <table:table-cell table:style-name="ce3" office:value-type="float" office:value="28121">
            <text:p>28 121,0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222731.26">
            <text:p>222 731,26</text:p>
          </table:table-cell>
          <table:table-cell table:style-name="ce3" office:value-type="float" office:value="3560.85">
            <text:p>3 560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408497.95">
            <text:p>408 497,95</text:p>
          </table:table-cell>
          <table:table-cell table:style-name="ce3" office:value-type="float" office:value="5494.26">
            <text:p>5 494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172756.07">
            <text:p>172 756,07</text:p>
          </table:table-cell>
          <table:table-cell table:style-name="ce3" office:value-type="float" office:value="2448.7">
            <text:p>2 448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448561.77">
            <text:p>448 561,77</text:p>
          </table:table-cell>
          <table:table-cell table:style-name="ce3" office:value-type="float" office:value="8461.83">
            <text:p>8 461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191074.05">
            <text:p>191 074,05</text:p>
          </table:table-cell>
          <table:table-cell table:style-name="ce3" office:value-type="float" office:value="2848.88">
            <text:p>2 848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256496.68">
            <text:p>256 496,68</text:p>
          </table:table-cell>
          <table:table-cell table:style-name="ce3" office:value-type="float" office:value="7067.97">
            <text:p>7 067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>
            <text:p>2011-08-02</text:p>
          </table:table-cell>
          <table:table-cell table:style-name="ce3" office:value-type="float" office:value="291191.56">
            <text:p>291 191,56</text:p>
          </table:table-cell>
          <table:table-cell table:style-name="ce3" office:value-type="float" office:value="16890.46">
            <text:p>16 890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4">
            <text:p>2011-08-04</text:p>
          </table:table-cell>
          <table:table-cell table:style-name="ce3" office:value-type="float" office:value="186351.16">
            <text:p>186 351,16</text:p>
          </table:table-cell>
          <table:table-cell table:style-name="ce3" office:value-type="float" office:value="2550.66">
            <text:p>2 550,6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>
            <text:p>2011-08-05</text:p>
          </table:table-cell>
          <table:table-cell table:style-name="ce3" office:value-type="float" office:value="306704.35">
            <text:p>306 704,35</text:p>
          </table:table-cell>
          <table:table-cell table:style-name="ce3" office:value-type="float" office:value="4976.54">
            <text:p>4 976,5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286282.19">
            <text:p>286 282,19</text:p>
          </table:table-cell>
          <table:table-cell table:style-name="ce3" office:value-type="float" office:value="5723.35">
            <text:p>5 723,3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7">
            <text:p>2011-08-07</text:p>
          </table:table-cell>
          <table:table-cell table:style-name="ce3" office:value-type="float" office:value="323469.73">
            <text:p>323 469,73</text:p>
          </table:table-cell>
          <table:table-cell table:style-name="ce3" office:value-type="float" office:value="4827.91">
            <text:p>4 827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table:style-name="ce3" office:value-type="float" office:value="408794.84">
            <text:p>408 794,84</text:p>
          </table:table-cell>
          <table:table-cell table:style-name="ce3" office:value-type="float" office:value="11907.8">
            <text:p>11 907,8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0">
            <text:p>2011-08-10</text:p>
          </table:table-cell>
          <table:table-cell table:style-name="ce3" office:value-type="float" office:value="212427.3">
            <text:p>212 427,30</text:p>
          </table:table-cell>
          <table:table-cell table:style-name="ce3" office:value-type="float" office:value="3346.37">
            <text:p>3 346,3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317236.98">
            <text:p>317 236,98</text:p>
          </table:table-cell>
          <table:table-cell table:style-name="ce3" office:value-type="float" office:value="4282.36">
            <text:p>4 282,3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5637.42">
            <text:p>385 637,42</text:p>
          </table:table-cell>
          <table:table-cell table:style-name="ce3" office:value-type="float" office:value="5676.15">
            <text:p>5 676,1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566337.64">
            <text:p>566 337,64</text:p>
          </table:table-cell>
          <table:table-cell table:style-name="ce3" office:value-type="float" office:value="9398.23">
            <text:p>9 398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>
            <text:p>2011-08-15</text:p>
          </table:table-cell>
          <table:table-cell table:style-name="ce3" office:value-type="float" office:value="420031.73">
            <text:p>420 031,73</text:p>
          </table:table-cell>
          <table:table-cell table:style-name="ce3" office:value-type="float" office:value="8538.97">
            <text:p>8 538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01256.34">
            <text:p>401 256,34</text:p>
          </table:table-cell>
          <table:table-cell table:style-name="ce3" office:value-type="float" office:value="5892.16">
            <text:p>5 892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434446.15">
            <text:p>434 446,15</text:p>
          </table:table-cell>
          <table:table-cell table:style-name="ce3" office:value-type="float" office:value="5952.13">
            <text:p>5 952,1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254184.1">
            <text:p>254 184,10</text:p>
          </table:table-cell>
          <table:table-cell table:style-name="ce3" office:value-type="float" office:value="3765.69">
            <text:p>3 765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282486.62">
            <text:p>282 486,62</text:p>
          </table:table-cell>
          <table:table-cell table:style-name="ce3" office:value-type="float" office:value="8539.5">
            <text:p>8 539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301481.36">
            <text:p>301 481,36</text:p>
          </table:table-cell>
          <table:table-cell table:style-name="ce3" office:value-type="float" office:value="5444.85">
            <text:p>5 444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215624.58">
            <text:p>215 624,58</text:p>
          </table:table-cell>
          <table:table-cell table:style-name="ce3" office:value-type="float" office:value="2886.54">
            <text:p>2 886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364770.89">
            <text:p>364 770,89</text:p>
          </table:table-cell>
          <table:table-cell table:style-name="ce3" office:value-type="float" office:value="8107.82">
            <text:p>8 107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250771.13">
            <text:p>250 771,13</text:p>
          </table:table-cell>
          <table:table-cell table:style-name="ce3" office:value-type="float" office:value="5008.41">
            <text:p>5 008,4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330926.24">
            <text:p>330 926,24</text:p>
          </table:table-cell>
          <table:table-cell table:style-name="ce3" office:value-type="float" office:value="6575.13">
            <text:p>6 575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57060.79">
            <text:p>357 060,79</text:p>
          </table:table-cell>
          <table:table-cell table:style-name="ce3" office:value-type="float" office:value="7569.66">
            <text:p>7 569,6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297165.26">
            <text:p>297 165,26</text:p>
          </table:table-cell>
          <table:table-cell table:style-name="ce3" office:value-type="float" office:value="4536.87">
            <text:p>4 536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51910.05">
            <text:p>351 910,05</text:p>
          </table:table-cell>
          <table:table-cell table:style-name="ce3" office:value-type="float" office:value="6453.51">
            <text:p>6 453,5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1">
            <text:p>2010-01-01</text:p>
          </table:table-cell>
          <table:table-cell table:style-name="ce3" office:value-type="float" office:value="204004.82">
            <text:p>204 004,82</text:p>
          </table:table-cell>
          <table:table-cell table:style-name="ce3" office:value-type="float" office:value="2600.78">
            <text:p>2 600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2">
            <text:p>2010-01-02</text:p>
          </table:table-cell>
          <table:table-cell table:style-name="ce3" office:value-type="float" office:value="460313.13">
            <text:p>460 313,13</text:p>
          </table:table-cell>
          <table:table-cell table:style-name="ce3" office:value-type="float" office:value="5229.64">
            <text:p>5 229,6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248608.97">
            <text:p>248 608,97</text:p>
          </table:table-cell>
          <table:table-cell table:style-name="ce3" office:value-type="float" office:value="5230.57">
            <text:p>5 230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187653.28">
            <text:p>187 653,28</text:p>
          </table:table-cell>
          <table:table-cell table:style-name="ce3" office:value-type="float" office:value="2259.79">
            <text:p>2 259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>
            <text:p>2010-01-05</text:p>
          </table:table-cell>
          <table:table-cell table:style-name="ce3" office:value-type="float" office:value="387251.39">
            <text:p>387 251,39</text:p>
          </table:table-cell>
          <table:table-cell table:style-name="ce3" office:value-type="float" office:value="6345.26">
            <text:p>6 345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>
            <text:p>2010-01-06</text:p>
          </table:table-cell>
          <table:table-cell table:style-name="ce3" office:value-type="float" office:value="494208.69">
            <text:p>494 208,69</text:p>
          </table:table-cell>
          <table:table-cell table:style-name="ce3" office:value-type="float" office:value="5531.15">
            <text:p>5 531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>
            <text:p>2010-01-07</text:p>
          </table:table-cell>
          <table:table-cell table:style-name="ce3" office:value-type="float" office:value="410143.21">
            <text:p>410 143,21</text:p>
          </table:table-cell>
          <table:table-cell table:style-name="ce3" office:value-type="float" office:value="6720.35">
            <text:p>6 720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267711.22">
            <text:p>267 711,22</text:p>
          </table:table-cell>
          <table:table-cell table:style-name="ce3" office:value-type="float" office:value="6305.02">
            <text:p>6 305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388034.63">
            <text:p>388 034,63</text:p>
          </table:table-cell>
          <table:table-cell table:style-name="ce3" office:value-type="float" office:value="6195.67">
            <text:p>6 195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193214.1">
            <text:p>193 214,10</text:p>
          </table:table-cell>
          <table:table-cell table:style-name="ce3" office:value-type="float" office:value="2470.77">
            <text:p>2 470,7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604618.76">
            <text:p>604 618,76</text:p>
          </table:table-cell>
          <table:table-cell table:style-name="ce3" office:value-type="float" office:value="9371.03">
            <text:p>9 371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307736.12">
            <text:p>307 736,12</text:p>
          </table:table-cell>
          <table:table-cell table:style-name="ce3" office:value-type="float" office:value="4941.17">
            <text:p>4 941,1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table:style-name="ce3" office:value-type="float" office:value="573859.53">
            <text:p>573 859,53</text:p>
          </table:table-cell>
          <table:table-cell table:style-name="ce3" office:value-type="float" office:value="8651.58">
            <text:p>8 651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228086.3">
            <text:p>228 086,30</text:p>
          </table:table-cell>
          <table:table-cell table:style-name="ce3" office:value-type="float" office:value="2879.15">
            <text:p>2 879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6">
            <text:p>2010-01-16</text:p>
          </table:table-cell>
          <table:table-cell table:style-name="ce3" office:value-type="float" office:value="265670.82">
            <text:p>265 670,82</text:p>
          </table:table-cell>
          <table:table-cell table:style-name="ce3" office:value-type="float" office:value="3639.33">
            <text:p>3 639,3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338491.49">
            <text:p>338 491,49</text:p>
          </table:table-cell>
          <table:table-cell table:style-name="ce3" office:value-type="float" office:value="10852.56">
            <text:p>10 852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96855.67">
            <text:p>96 855,67</text:p>
          </table:table-cell>
          <table:table-cell table:style-name="ce3" office:value-type="float" office:value="1919.07">
            <text:p>1 919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>
            <text:p>2010-01-19</text:p>
          </table:table-cell>
          <table:table-cell table:style-name="ce3" office:value-type="float" office:value="276784.04">
            <text:p>276 784,04</text:p>
          </table:table-cell>
          <table:table-cell table:style-name="ce3" office:value-type="float" office:value="6392.24">
            <text:p>6 392,2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>
            <text:p>2010-01-21</text:p>
          </table:table-cell>
          <table:table-cell table:style-name="ce3" office:value-type="float" office:value="301582.26">
            <text:p>301 582,26</text:p>
          </table:table-cell>
          <table:table-cell table:style-name="ce3" office:value-type="float" office:value="4301.56">
            <text:p>4 301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309855.02">
            <text:p>309 855,02</text:p>
          </table:table-cell>
          <table:table-cell table:style-name="ce3" office:value-type="float" office:value="5592.04">
            <text:p>5 592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3">
            <text:p>2010-01-23</text:p>
          </table:table-cell>
          <table:table-cell table:style-name="ce3" office:value-type="float" office:value="238736.43">
            <text:p>238 736,43</text:p>
          </table:table-cell>
          <table:table-cell table:style-name="ce3" office:value-type="float" office:value="2802.07">
            <text:p>2 802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4">
            <text:p>2010-01-24</text:p>
          </table:table-cell>
          <table:table-cell table:style-name="ce3" office:value-type="float" office:value="510931.81">
            <text:p>510 931,81</text:p>
          </table:table-cell>
          <table:table-cell table:style-name="ce3" office:value-type="float" office:value="9361.15">
            <text:p>9 361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187566.02">
            <text:p>187 566,02</text:p>
          </table:table-cell>
          <table:table-cell table:style-name="ce3" office:value-type="float" office:value="4015.54">
            <text:p>4 015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6">
            <text:p>2010-01-26</text:p>
          </table:table-cell>
          <table:table-cell table:style-name="ce3" office:value-type="float" office:value="362480.36">
            <text:p>362 480,36</text:p>
          </table:table-cell>
          <table:table-cell table:style-name="ce3" office:value-type="float" office:value="4862.24">
            <text:p>4 862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>
            <text:p>2010-01-27</text:p>
          </table:table-cell>
          <table:table-cell table:style-name="ce3" office:value-type="float" office:value="424801.32">
            <text:p>424 801,32</text:p>
          </table:table-cell>
          <table:table-cell table:style-name="ce3" office:value-type="float" office:value="11660.76">
            <text:p>11 660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193876.54">
            <text:p>193 876,54</text:p>
          </table:table-cell>
          <table:table-cell table:style-name="ce3" office:value-type="float" office:value="3962.32">
            <text:p>3 962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>
            <text:p>2010-01-29</text:p>
          </table:table-cell>
          <table:table-cell table:style-name="ce3" office:value-type="float" office:value="275185.4">
            <text:p>275 185,40</text:p>
          </table:table-cell>
          <table:table-cell table:style-name="ce3" office:value-type="float" office:value="10439.51">
            <text:p>10 439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415419.98">
            <text:p>415 419,98</text:p>
          </table:table-cell>
          <table:table-cell table:style-name="ce3" office:value-type="float" office:value="6421.7">
            <text:p>6 421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1">
            <text:p>2010-01-31</text:p>
          </table:table-cell>
          <table:table-cell table:style-name="ce3" office:value-type="float" office:value="262237.78">
            <text:p>262 237,78</text:p>
          </table:table-cell>
          <table:table-cell table:style-name="ce3" office:value-type="float" office:value="5063.48">
            <text:p>5 063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222028.06">
            <text:p>222 028,06</text:p>
          </table:table-cell>
          <table:table-cell table:style-name="ce3" office:value-type="float" office:value="3439.1">
            <text:p>3 439,1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364721.13">
            <text:p>364 721,13</text:p>
          </table:table-cell>
          <table:table-cell table:style-name="ce3" office:value-type="float" office:value="9535.19">
            <text:p>9 535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>
            <text:p>2010-02-03</text:p>
          </table:table-cell>
          <table:table-cell table:style-name="ce3" office:value-type="float" office:value="357814.09">
            <text:p>357 814,09</text:p>
          </table:table-cell>
          <table:table-cell table:style-name="ce3" office:value-type="float" office:value="8278.9">
            <text:p>8 278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375705.08">
            <text:p>375 705,08</text:p>
          </table:table-cell>
          <table:table-cell table:style-name="ce3" office:value-type="float" office:value="6413.54">
            <text:p>6 413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291670.37">
            <text:p>291 670,37</text:p>
          </table:table-cell>
          <table:table-cell table:style-name="ce3" office:value-type="float" office:value="5262.91">
            <text:p>5 262,9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357222.86">
            <text:p>357 222,86</text:p>
          </table:table-cell>
          <table:table-cell table:style-name="ce3" office:value-type="float" office:value="4937.43">
            <text:p>4 937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376309.42">
            <text:p>376 309,42</text:p>
          </table:table-cell>
          <table:table-cell table:style-name="ce3" office:value-type="float" office:value="10096.85">
            <text:p>10 096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8">
            <text:p>2010-02-08</text:p>
          </table:table-cell>
          <table:table-cell table:style-name="ce3" office:value-type="float" office:value="435730.5">
            <text:p>435 730,50</text:p>
          </table:table-cell>
          <table:table-cell table:style-name="ce3" office:value-type="float" office:value="7167.8">
            <text:p>7 167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340304.73">
            <text:p>340 304,73</text:p>
          </table:table-cell>
          <table:table-cell table:style-name="ce3" office:value-type="float" office:value="10604.7">
            <text:p>10 604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196850.26">
            <text:p>196 850,26</text:p>
          </table:table-cell>
          <table:table-cell table:style-name="ce3" office:value-type="float" office:value="3030.8">
            <text:p>3 030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>
            <text:p>2010-02-11</text:p>
          </table:table-cell>
          <table:table-cell table:style-name="ce3" office:value-type="float" office:value="221647.41">
            <text:p>221 647,41</text:p>
          </table:table-cell>
          <table:table-cell table:style-name="ce3" office:value-type="float" office:value="3583.63">
            <text:p>3 583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>
            <text:p>2010-02-12</text:p>
          </table:table-cell>
          <table:table-cell table:style-name="ce3" office:value-type="float" office:value="253340.12">
            <text:p>253 340,12</text:p>
          </table:table-cell>
          <table:table-cell table:style-name="ce3" office:value-type="float" office:value="3519.1">
            <text:p>3 519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4">
            <text:p>2010-02-14</text:p>
          </table:table-cell>
          <table:table-cell table:style-name="ce3" office:value-type="float" office:value="104526.82">
            <text:p>104 526,82</text:p>
          </table:table-cell>
          <table:table-cell table:style-name="ce3" office:value-type="float" office:value="1514.66">
            <text:p>1 514,6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6">
            <text:p>2010-02-16</text:p>
          </table:table-cell>
          <table:table-cell table:style-name="ce3" office:value-type="float" office:value="362450.64">
            <text:p>362 450,64</text:p>
          </table:table-cell>
          <table:table-cell table:style-name="ce3" office:value-type="float" office:value="11997.7">
            <text:p>11 997,7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>
            <text:p>2010-02-17</text:p>
          </table:table-cell>
          <table:table-cell table:style-name="ce3" office:value-type="float" office:value="221742.56">
            <text:p>221 742,56</text:p>
          </table:table-cell>
          <table:table-cell table:style-name="ce3" office:value-type="float" office:value="2933.88">
            <text:p>2 933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367269.77">
            <text:p>367 269,77</text:p>
          </table:table-cell>
          <table:table-cell table:style-name="ce3" office:value-type="float" office:value="7560.1">
            <text:p>7 560,1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1">
            <text:p>2010-02-21</text:p>
          </table:table-cell>
          <table:table-cell table:style-name="ce3" office:value-type="float" office:value="223035.76">
            <text:p>223 035,76</text:p>
          </table:table-cell>
          <table:table-cell table:style-name="ce3" office:value-type="float" office:value="4629.22">
            <text:p>4 629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326455.12">
            <text:p>326 455,12</text:p>
          </table:table-cell>
          <table:table-cell table:style-name="ce3" office:value-type="float" office:value="4789.54">
            <text:p>4 789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381505.26">
            <text:p>381 505,26</text:p>
          </table:table-cell>
          <table:table-cell table:style-name="ce3" office:value-type="float" office:value="6297.54">
            <text:p>6 297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>
            <text:p>2010-02-24</text:p>
          </table:table-cell>
          <table:table-cell table:style-name="ce3" office:value-type="float" office:value="271551.04">
            <text:p>271 551,04</text:p>
          </table:table-cell>
          <table:table-cell table:style-name="ce3" office:value-type="float" office:value="6711.59">
            <text:p>6 711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>
            <text:p>2010-02-25</text:p>
          </table:table-cell>
          <table:table-cell table:style-name="ce3" office:value-type="float" office:value="289002.27">
            <text:p>289 002,27</text:p>
          </table:table-cell>
          <table:table-cell table:style-name="ce3" office:value-type="float" office:value="5400.9">
            <text:p>5 400,9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>
            <text:p>2010-02-26</text:p>
          </table:table-cell>
          <table:table-cell table:style-name="ce3" office:value-type="float" office:value="312016.88">
            <text:p>312 016,88</text:p>
          </table:table-cell>
          <table:table-cell table:style-name="ce3" office:value-type="float" office:value="4869.94">
            <text:p>4 869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table:style-name="ce3" office:value-type="float" office:value="415713.93">
            <text:p>415 713,93</text:p>
          </table:table-cell>
          <table:table-cell table:style-name="ce3" office:value-type="float" office:value="9652.05">
            <text:p>9 652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>
            <text:p>2010-03-02</text:p>
          </table:table-cell>
          <table:table-cell table:style-name="ce3" office:value-type="float" office:value="472971.97">
            <text:p>472 971,97</text:p>
          </table:table-cell>
          <table:table-cell table:style-name="ce3" office:value-type="float" office:value="13801.34">
            <text:p>13 801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387812.62">
            <text:p>387 812,62</text:p>
          </table:table-cell>
          <table:table-cell table:style-name="ce3" office:value-type="float" office:value="4887.98">
            <text:p>4 887,9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4">
            <text:p>2010-03-04</text:p>
          </table:table-cell>
          <table:table-cell table:style-name="ce3" office:value-type="float" office:value="319157.27">
            <text:p>319 157,27</text:p>
          </table:table-cell>
          <table:table-cell table:style-name="ce3" office:value-type="float" office:value="5809.2">
            <text:p>5 809,2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>
            <text:p>2010-03-05</text:p>
          </table:table-cell>
          <table:table-cell table:style-name="ce3" office:value-type="float" office:value="142947.09">
            <text:p>142 947,09</text:p>
          </table:table-cell>
          <table:table-cell table:style-name="ce3" office:value-type="float" office:value="2100.93">
            <text:p>2 100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405784.32">
            <text:p>405 784,32</text:p>
          </table:table-cell>
          <table:table-cell table:style-name="ce3" office:value-type="float" office:value="10119.31">
            <text:p>10 119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7">
            <text:p>2010-03-07</text:p>
          </table:table-cell>
          <table:table-cell table:style-name="ce3" office:value-type="float" office:value="274687.11">
            <text:p>274 687,11</text:p>
          </table:table-cell>
          <table:table-cell table:style-name="ce3" office:value-type="float" office:value="3027.86">
            <text:p>3 027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314113.55">
            <text:p>314 113,55</text:p>
          </table:table-cell>
          <table:table-cell table:style-name="ce3" office:value-type="float" office:value="13886.54">
            <text:p>13 886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182572.69">
            <text:p>182 572,69</text:p>
          </table:table-cell>
          <table:table-cell table:style-name="ce3" office:value-type="float" office:value="3564.48">
            <text:p>3 564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272010.51">
            <text:p>272 010,51</text:p>
          </table:table-cell>
          <table:table-cell table:style-name="ce3" office:value-type="float" office:value="4375.27">
            <text:p>4 375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381698.12">
            <text:p>381 698,12</text:p>
          </table:table-cell>
          <table:table-cell table:style-name="ce3" office:value-type="float" office:value="3643.55">
            <text:p>3 643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331992.42">
            <text:p>331 992,42</text:p>
          </table:table-cell>
          <table:table-cell table:style-name="ce3" office:value-type="float" office:value="4252.5">
            <text:p>4 252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269100.2">
            <text:p>269 100,20</text:p>
          </table:table-cell>
          <table:table-cell table:style-name="ce3" office:value-type="float" office:value="4524.21">
            <text:p>4 524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314878.55">
            <text:p>314 878,55</text:p>
          </table:table-cell>
          <table:table-cell table:style-name="ce3" office:value-type="float" office:value="17168.95">
            <text:p>17 168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456684.67">
            <text:p>456 684,67</text:p>
          </table:table-cell>
          <table:table-cell table:style-name="ce3" office:value-type="float" office:value="9814.84">
            <text:p>9 814,8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>
            <text:p>2010-03-17</text:p>
          </table:table-cell>
          <table:table-cell table:style-name="ce3" office:value-type="float" office:value="106072.89">
            <text:p>106 072,89</text:p>
          </table:table-cell>
          <table:table-cell table:style-name="ce3" office:value-type="float" office:value="2039.08">
            <text:p>2 039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308035.66">
            <text:p>308 035,66</text:p>
          </table:table-cell>
          <table:table-cell table:style-name="ce3" office:value-type="float" office:value="3746.48">
            <text:p>3 746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363105.12">
            <text:p>363 105,12</text:p>
          </table:table-cell>
          <table:table-cell table:style-name="ce3" office:value-type="float" office:value="6067.93">
            <text:p>6 067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261136.15">
            <text:p>261 136,15</text:p>
          </table:table-cell>
          <table:table-cell table:style-name="ce3" office:value-type="float" office:value="3925.68">
            <text:p>3 925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table:style-name="ce3" office:value-type="float" office:value="361311.78">
            <text:p>361 311,78</text:p>
          </table:table-cell>
          <table:table-cell table:style-name="ce3" office:value-type="float" office:value="7892.35">
            <text:p>7 892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229182.83">
            <text:p>229 182,83</text:p>
          </table:table-cell>
          <table:table-cell table:style-name="ce3" office:value-type="float" office:value="3637.25">
            <text:p>3 637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212755.84">
            <text:p>212 755,84</text:p>
          </table:table-cell>
          <table:table-cell table:style-name="ce3" office:value-type="float" office:value="3506.19">
            <text:p>3 506,1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353336.97">
            <text:p>353 336,97</text:p>
          </table:table-cell>
          <table:table-cell table:style-name="ce3" office:value-type="float" office:value="8434.88">
            <text:p>8 434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156301">
            <text:p>156 301,00</text:p>
          </table:table-cell>
          <table:table-cell table:style-name="ce3" office:value-type="float" office:value="3068.34">
            <text:p>3 068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177703.71">
            <text:p>177 703,71</text:p>
          </table:table-cell>
          <table:table-cell table:style-name="ce3" office:value-type="float" office:value="2189.55">
            <text:p>2 189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8">
            <text:p>2010-03-28</text:p>
          </table:table-cell>
          <table:table-cell table:style-name="ce3" office:value-type="float" office:value="327041.99">
            <text:p>327 041,99</text:p>
          </table:table-cell>
          <table:table-cell table:style-name="ce3" office:value-type="float" office:value="7751.65">
            <text:p>7 751,6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164880.72">
            <text:p>164 880,72</text:p>
          </table:table-cell>
          <table:table-cell table:style-name="ce3" office:value-type="float" office:value="1905.47">
            <text:p>1 905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298385.84">
            <text:p>298 385,84</text:p>
          </table:table-cell>
          <table:table-cell table:style-name="ce3" office:value-type="float" office:value="5263.47">
            <text:p>5 263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126359.29">
            <text:p>126 359,29</text:p>
          </table:table-cell>
          <table:table-cell table:style-name="ce3" office:value-type="float" office:value="3069.21">
            <text:p>3 069,2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>
            <text:p>2010-04-01</text:p>
          </table:table-cell>
          <table:table-cell table:style-name="ce3" office:value-type="float" office:value="306946.15">
            <text:p>306 946,15</text:p>
          </table:table-cell>
          <table:table-cell table:style-name="ce3" office:value-type="float" office:value="6998.32">
            <text:p>6 998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>
            <text:p>2010-04-02</text:p>
          </table:table-cell>
          <table:table-cell table:style-name="ce3" office:value-type="float" office:value="435934.28">
            <text:p>435 934,28</text:p>
          </table:table-cell>
          <table:table-cell table:style-name="ce3" office:value-type="float" office:value="6239.22">
            <text:p>6 239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3">
            <text:p>2010-04-03</text:p>
          </table:table-cell>
          <table:table-cell table:style-name="ce3" office:value-type="float" office:value="215968.24">
            <text:p>215 968,24</text:p>
          </table:table-cell>
          <table:table-cell table:style-name="ce3" office:value-type="float" office:value="3244.72">
            <text:p>3 244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4">
            <text:p>2010-04-04</text:p>
          </table:table-cell>
          <table:table-cell table:style-name="ce3" office:value-type="float" office:value="403467.32">
            <text:p>403 467,32</text:p>
          </table:table-cell>
          <table:table-cell table:style-name="ce3" office:value-type="float" office:value="8971.92">
            <text:p>8 971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267031.5">
            <text:p>267 031,50</text:p>
          </table:table-cell>
          <table:table-cell table:style-name="ce3" office:value-type="float" office:value="4759.07">
            <text:p>4 759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>
            <text:p>2010-04-06</text:p>
          </table:table-cell>
          <table:table-cell table:style-name="ce3" office:value-type="float" office:value="161096.69">
            <text:p>161 096,69</text:p>
          </table:table-cell>
          <table:table-cell table:style-name="ce3" office:value-type="float" office:value="2803.14">
            <text:p>2 803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>
            <text:p>2010-04-08</text:p>
          </table:table-cell>
          <table:table-cell table:style-name="ce3" office:value-type="float" office:value="217861.44">
            <text:p>217 861,44</text:p>
          </table:table-cell>
          <table:table-cell table:style-name="ce3" office:value-type="float" office:value="5878.61">
            <text:p>5 878,6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>
            <text:p>2010-04-09</text:p>
          </table:table-cell>
          <table:table-cell table:style-name="ce3" office:value-type="float" office:value="247660.1">
            <text:p>247 660,10</text:p>
          </table:table-cell>
          <table:table-cell table:style-name="ce3" office:value-type="float" office:value="3037.66">
            <text:p>3 037,6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317278.74">
            <text:p>317 278,74</text:p>
          </table:table-cell>
          <table:table-cell table:style-name="ce3" office:value-type="float" office:value="6153.58">
            <text:p>6 153,5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460349.84">
            <text:p>460 349,84</text:p>
          </table:table-cell>
          <table:table-cell table:style-name="ce3" office:value-type="float" office:value="4478.55">
            <text:p>4 478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>
            <text:p>2010-04-12</text:p>
          </table:table-cell>
          <table:table-cell table:style-name="ce3" office:value-type="float" office:value="399819.7">
            <text:p>399 819,70</text:p>
          </table:table-cell>
          <table:table-cell table:style-name="ce3" office:value-type="float" office:value="9702.01">
            <text:p>9 702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167418.24">
            <text:p>167 418,24</text:p>
          </table:table-cell>
          <table:table-cell table:style-name="ce3" office:value-type="float" office:value="2709.91">
            <text:p>2 709,9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>
            <text:p>2010-04-14</text:p>
          </table:table-cell>
          <table:table-cell table:style-name="ce3" office:value-type="float" office:value="262945.76">
            <text:p>262 945,76</text:p>
          </table:table-cell>
          <table:table-cell table:style-name="ce3" office:value-type="float" office:value="4478.72">
            <text:p>4 478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>
            <text:p>2010-04-15</text:p>
          </table:table-cell>
          <table:table-cell table:style-name="ce3" office:value-type="float" office:value="107391.22">
            <text:p>107 391,22</text:p>
          </table:table-cell>
          <table:table-cell table:style-name="ce3" office:value-type="float" office:value="1592.16">
            <text:p>1 592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330996.68">
            <text:p>330 996,68</text:p>
          </table:table-cell>
          <table:table-cell table:style-name="ce3" office:value-type="float" office:value="6502.88">
            <text:p>6 502,8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332357.17">
            <text:p>332 357,17</text:p>
          </table:table-cell>
          <table:table-cell table:style-name="ce3" office:value-type="float" office:value="4739.16">
            <text:p>4 739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260878.74">
            <text:p>260 878,74</text:p>
          </table:table-cell>
          <table:table-cell table:style-name="ce3" office:value-type="float" office:value="4420.92">
            <text:p>4 420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table:style-name="ce3" office:value-type="float" office:value="280498.7">
            <text:p>280 498,70</text:p>
          </table:table-cell>
          <table:table-cell table:style-name="ce3" office:value-type="float" office:value="5915.2">
            <text:p>5 915,2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141968.66">
            <text:p>141 968,66</text:p>
          </table:table-cell>
          <table:table-cell table:style-name="ce3" office:value-type="float" office:value="3465.19">
            <text:p>3 465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1">
            <text:p>2010-04-21</text:p>
          </table:table-cell>
          <table:table-cell table:style-name="ce3" office:value-type="float" office:value="120052.82">
            <text:p>120 052,82</text:p>
          </table:table-cell>
          <table:table-cell table:style-name="ce3" office:value-type="float" office:value="2159.22">
            <text:p>2 159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282493.54">
            <text:p>282 493,54</text:p>
          </table:table-cell>
          <table:table-cell table:style-name="ce3" office:value-type="float" office:value="8501.16">
            <text:p>8 501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290689.91">
            <text:p>290 689,91</text:p>
          </table:table-cell>
          <table:table-cell table:style-name="ce3" office:value-type="float" office:value="5538.01">
            <text:p>5 538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310645.95">
            <text:p>310 645,95</text:p>
          </table:table-cell>
          <table:table-cell table:style-name="ce3" office:value-type="float" office:value="5708.3">
            <text:p>5 708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372447.91">
            <text:p>372 447,91</text:p>
          </table:table-cell>
          <table:table-cell table:style-name="ce3" office:value-type="float" office:value="5693.18">
            <text:p>5 693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3" office:value-type="float" office:value="162838.28">
            <text:p>162 838,28</text:p>
          </table:table-cell>
          <table:table-cell table:style-name="ce3" office:value-type="float" office:value="3081.72">
            <text:p>3 081,7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8">
            <text:p>2010-04-28</text:p>
          </table:table-cell>
          <table:table-cell table:style-name="ce3" office:value-type="float" office:value="251821.44">
            <text:p>251 821,44</text:p>
          </table:table-cell>
          <table:table-cell table:style-name="ce3" office:value-type="float" office:value="5511.52">
            <text:p>5 511,5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165947.87">
            <text:p>165 947,87</text:p>
          </table:table-cell>
          <table:table-cell table:style-name="ce3" office:value-type="float" office:value="3278.95">
            <text:p>3 278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301103.37">
            <text:p>301 103,37</text:p>
          </table:table-cell>
          <table:table-cell table:style-name="ce3" office:value-type="float" office:value="5618.65">
            <text:p>5 618,6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2">
            <text:p>2010-05-02</text:p>
          </table:table-cell>
          <table:table-cell table:style-name="ce3" office:value-type="float" office:value="502957.72">
            <text:p>502 957,72</text:p>
          </table:table-cell>
          <table:table-cell table:style-name="ce3" office:value-type="float" office:value="6430.04">
            <text:p>6 430,0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>
            <text:p>2010-05-03</text:p>
          </table:table-cell>
          <table:table-cell table:style-name="ce3" office:value-type="float" office:value="359157.45">
            <text:p>359 157,45</text:p>
          </table:table-cell>
          <table:table-cell table:style-name="ce3" office:value-type="float" office:value="8070.95">
            <text:p>8 070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4">
            <text:p>2010-05-04</text:p>
          </table:table-cell>
          <table:table-cell table:style-name="ce3" office:value-type="float" office:value="387852.24">
            <text:p>387 852,24</text:p>
          </table:table-cell>
          <table:table-cell table:style-name="ce3" office:value-type="float" office:value="7356.83">
            <text:p>7 356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5">
            <text:p>2010-05-05</text:p>
          </table:table-cell>
          <table:table-cell table:style-name="ce3" office:value-type="float" office:value="287445.46">
            <text:p>287 445,46</text:p>
          </table:table-cell>
          <table:table-cell table:style-name="ce3" office:value-type="float" office:value="4967.95">
            <text:p>4 967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331750.78">
            <text:p>331 750,78</text:p>
          </table:table-cell>
          <table:table-cell table:style-name="ce3" office:value-type="float" office:value="6693.92">
            <text:p>6 693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7">
            <text:p>2010-05-07</text:p>
          </table:table-cell>
          <table:table-cell table:style-name="ce3" office:value-type="float" office:value="115154.85">
            <text:p>115 154,85</text:p>
          </table:table-cell>
          <table:table-cell table:style-name="ce3" office:value-type="float" office:value="2361.18">
            <text:p>2 361,1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332792.51">
            <text:p>332 792,51</text:p>
          </table:table-cell>
          <table:table-cell table:style-name="ce3" office:value-type="float" office:value="6020.13">
            <text:p>6 020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226177.72">
            <text:p>226 177,72</text:p>
          </table:table-cell>
          <table:table-cell table:style-name="ce3" office:value-type="float" office:value="14870.33">
            <text:p>14 870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table:style-name="ce3" office:value-type="float" office:value="200806.09">
            <text:p>200 806,09</text:p>
          </table:table-cell>
          <table:table-cell table:style-name="ce3" office:value-type="float" office:value="5060.64">
            <text:p>5 060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1">
            <text:p>2010-05-11</text:p>
          </table:table-cell>
          <table:table-cell table:style-name="ce3" office:value-type="float" office:value="305603.35">
            <text:p>305 603,35</text:p>
          </table:table-cell>
          <table:table-cell table:style-name="ce3" office:value-type="float" office:value="4892">
            <text:p>4 892,0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311059.49">
            <text:p>311 059,49</text:p>
          </table:table-cell>
          <table:table-cell table:style-name="ce3" office:value-type="float" office:value="5032.51">
            <text:p>5 032,5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>
            <text:p>2010-05-13</text:p>
          </table:table-cell>
          <table:table-cell table:style-name="ce3" office:value-type="float" office:value="466543.56">
            <text:p>466 543,56</text:p>
          </table:table-cell>
          <table:table-cell table:style-name="ce3" office:value-type="float" office:value="4976.46">
            <text:p>4 976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243085.19">
            <text:p>243 085,19</text:p>
          </table:table-cell>
          <table:table-cell table:style-name="ce3" office:value-type="float" office:value="4771.05">
            <text:p>4 771,0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5">
            <text:p>2010-05-15</text:p>
          </table:table-cell>
          <table:table-cell table:style-name="ce3" office:value-type="float" office:value="324770.14">
            <text:p>324 770,14</text:p>
          </table:table-cell>
          <table:table-cell table:style-name="ce3" office:value-type="float" office:value="6267.27">
            <text:p>6 267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468961.04">
            <text:p>468 961,04</text:p>
          </table:table-cell>
          <table:table-cell table:style-name="ce3" office:value-type="float" office:value="7713.18">
            <text:p>7 713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table:style-name="ce3" office:value-type="float" office:value="234619.65">
            <text:p>234 619,65</text:p>
          </table:table-cell>
          <table:table-cell table:style-name="ce3" office:value-type="float" office:value="5198.75">
            <text:p>5 198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242780.99">
            <text:p>242 780,99</text:p>
          </table:table-cell>
          <table:table-cell table:style-name="ce3" office:value-type="float" office:value="2767.05">
            <text:p>2 767,0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281332.81">
            <text:p>281 332,81</text:p>
          </table:table-cell>
          <table:table-cell table:style-name="ce3" office:value-type="float" office:value="4039.24">
            <text:p>4 039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255777.88">
            <text:p>255 777,88</text:p>
          </table:table-cell>
          <table:table-cell table:style-name="ce3" office:value-type="float" office:value="10305.31">
            <text:p>10 305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1">
            <text:p>2010-05-21</text:p>
          </table:table-cell>
          <table:table-cell table:style-name="ce3" office:value-type="float" office:value="399389.79">
            <text:p>399 389,79</text:p>
          </table:table-cell>
          <table:table-cell table:style-name="ce3" office:value-type="float" office:value="4175.1">
            <text:p>4 175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3" office:value-type="float" office:value="154800.17">
            <text:p>154 800,17</text:p>
          </table:table-cell>
          <table:table-cell table:style-name="ce3" office:value-type="float" office:value="3734.62">
            <text:p>3 734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3" office:value-type="float" office:value="335436.56">
            <text:p>335 436,56</text:p>
          </table:table-cell>
          <table:table-cell table:style-name="ce3" office:value-type="float" office:value="7368.99">
            <text:p>7 368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510217.6">
            <text:p>510 217,60</text:p>
          </table:table-cell>
          <table:table-cell table:style-name="ce3" office:value-type="float" office:value="4585.4">
            <text:p>4 585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191437.06">
            <text:p>191 437,06</text:p>
          </table:table-cell>
          <table:table-cell table:style-name="ce3" office:value-type="float" office:value="3615.43">
            <text:p>3 615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>
            <text:p>2010-05-28</text:p>
          </table:table-cell>
          <table:table-cell table:style-name="ce3" office:value-type="float" office:value="390746.35">
            <text:p>390 746,35</text:p>
          </table:table-cell>
          <table:table-cell table:style-name="ce3" office:value-type="float" office:value="4800.91">
            <text:p>4 800,9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9">
            <text:p>2010-05-29</text:p>
          </table:table-cell>
          <table:table-cell table:style-name="ce3" office:value-type="float" office:value="463674.12">
            <text:p>463 674,12</text:p>
          </table:table-cell>
          <table:table-cell table:style-name="ce3" office:value-type="float" office:value="14127.79">
            <text:p>14 127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table:style-name="ce3" office:value-type="float" office:value="317436.15">
            <text:p>317 436,15</text:p>
          </table:table-cell>
          <table:table-cell table:style-name="ce3" office:value-type="float" office:value="5101.83">
            <text:p>5 101,8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395419.02">
            <text:p>395 419,02</text:p>
          </table:table-cell>
          <table:table-cell table:style-name="ce3" office:value-type="float" office:value="6132.43">
            <text:p>6 132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>
            <text:p>2010-06-02</text:p>
          </table:table-cell>
          <table:table-cell table:style-name="ce3" office:value-type="float" office:value="376946.88">
            <text:p>376 946,88</text:p>
          </table:table-cell>
          <table:table-cell table:style-name="ce3" office:value-type="float" office:value="11395.01">
            <text:p>11 395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441946.53">
            <text:p>441 946,53</text:p>
          </table:table-cell>
          <table:table-cell table:style-name="ce3" office:value-type="float" office:value="15633.06">
            <text:p>15 633,0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5">
            <text:p>2010-06-05</text:p>
          </table:table-cell>
          <table:table-cell table:style-name="ce3" office:value-type="float" office:value="239408.09">
            <text:p>239 408,09</text:p>
          </table:table-cell>
          <table:table-cell table:style-name="ce3" office:value-type="float" office:value="13862.66">
            <text:p>13 862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414348.42">
            <text:p>414 348,42</text:p>
          </table:table-cell>
          <table:table-cell table:style-name="ce3" office:value-type="float" office:value="10489.83">
            <text:p>10 489,8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392001.14">
            <text:p>392 001,14</text:p>
          </table:table-cell>
          <table:table-cell table:style-name="ce3" office:value-type="float" office:value="6446.33">
            <text:p>6 446,3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290152.41">
            <text:p>290 152,41</text:p>
          </table:table-cell>
          <table:table-cell table:style-name="ce3" office:value-type="float" office:value="5107.42">
            <text:p>5 107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310545.76">
            <text:p>310 545,76</text:p>
          </table:table-cell>
          <table:table-cell table:style-name="ce3" office:value-type="float" office:value="7603.96">
            <text:p>7 603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>
            <text:p>2010-06-10</text:p>
          </table:table-cell>
          <table:table-cell table:style-name="ce3" office:value-type="float" office:value="421435.23">
            <text:p>421 435,23</text:p>
          </table:table-cell>
          <table:table-cell table:style-name="ce3" office:value-type="float" office:value="12583.91">
            <text:p>12 583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440833.29">
            <text:p>440 833,29</text:p>
          </table:table-cell>
          <table:table-cell table:style-name="ce3" office:value-type="float" office:value="5461.94">
            <text:p>5 461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290641.8">
            <text:p>290 641,80</text:p>
          </table:table-cell>
          <table:table-cell table:style-name="ce3" office:value-type="float" office:value="3059.71">
            <text:p>3 059,7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table:style-name="ce3" office:value-type="float" office:value="338038.13">
            <text:p>338 038,13</text:p>
          </table:table-cell>
          <table:table-cell table:style-name="ce3" office:value-type="float" office:value="7166.38">
            <text:p>7 166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>
            <text:p>2010-06-15</text:p>
          </table:table-cell>
          <table:table-cell table:style-name="ce3" office:value-type="float" office:value="191608.19">
            <text:p>191 608,19</text:p>
          </table:table-cell>
          <table:table-cell table:style-name="ce3" office:value-type="float" office:value="4023.69">
            <text:p>4 023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>
            <text:p>2010-06-16</text:p>
          </table:table-cell>
          <table:table-cell table:style-name="ce3" office:value-type="float" office:value="279232.34">
            <text:p>279 232,34</text:p>
          </table:table-cell>
          <table:table-cell table:style-name="ce3" office:value-type="float" office:value="4280.73">
            <text:p>4 280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336037.73">
            <text:p>336 037,73</text:p>
          </table:table-cell>
          <table:table-cell table:style-name="ce3" office:value-type="float" office:value="5683.99">
            <text:p>5 683,9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9">
            <text:p>2010-06-19</text:p>
          </table:table-cell>
          <table:table-cell table:style-name="ce3" office:value-type="float" office:value="257116.8">
            <text:p>257 116,80</text:p>
          </table:table-cell>
          <table:table-cell table:style-name="ce3" office:value-type="float" office:value="3719.32">
            <text:p>3 719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195645.76">
            <text:p>195 645,76</text:p>
          </table:table-cell>
          <table:table-cell table:style-name="ce3" office:value-type="float" office:value="4004.21">
            <text:p>4 004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340359.26">
            <text:p>340 359,26</text:p>
          </table:table-cell>
          <table:table-cell table:style-name="ce3" office:value-type="float" office:value="10905.46">
            <text:p>10 905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244432.41">
            <text:p>244 432,41</text:p>
          </table:table-cell>
          <table:table-cell table:style-name="ce3" office:value-type="float" office:value="7287.79">
            <text:p>7 287,7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438984.95">
            <text:p>438 984,95</text:p>
          </table:table-cell>
          <table:table-cell table:style-name="ce3" office:value-type="float" office:value="6695.93">
            <text:p>6 695,9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>
            <text:p>2010-06-24</text:p>
          </table:table-cell>
          <table:table-cell table:style-name="ce3" office:value-type="float" office:value="96340.2">
            <text:p>96 340,20</text:p>
          </table:table-cell>
          <table:table-cell table:style-name="ce3" office:value-type="float" office:value="1464.36">
            <text:p>1 464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>
            <text:p>2010-06-25</text:p>
          </table:table-cell>
          <table:table-cell table:style-name="ce3" office:value-type="float" office:value="184014.79">
            <text:p>184 014,79</text:p>
          </table:table-cell>
          <table:table-cell table:style-name="ce3" office:value-type="float" office:value="12058.64">
            <text:p>12 058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6">
            <text:p>2010-06-26</text:p>
          </table:table-cell>
          <table:table-cell table:style-name="ce3" office:value-type="float" office:value="206367.81">
            <text:p>206 367,81</text:p>
          </table:table-cell>
          <table:table-cell table:style-name="ce3" office:value-type="float" office:value="2419.03">
            <text:p>2 419,0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>
            <text:p>2010-06-29</text:p>
          </table:table-cell>
          <table:table-cell table:style-name="ce3" office:value-type="float" office:value="247460.2">
            <text:p>247 460,20</text:p>
          </table:table-cell>
          <table:table-cell table:style-name="ce3" office:value-type="float" office:value="5115.99">
            <text:p>5 115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600341.15">
            <text:p>600 341,15</text:p>
          </table:table-cell>
          <table:table-cell table:style-name="ce3" office:value-type="float" office:value="29675.79">
            <text:p>29 675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2">
            <text:p>2010-07-02</text:p>
          </table:table-cell>
          <table:table-cell table:style-name="ce3" office:value-type="float" office:value="343263.11">
            <text:p>343 263,11</text:p>
          </table:table-cell>
          <table:table-cell table:style-name="ce3" office:value-type="float" office:value="6216.28">
            <text:p>6 216,2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460040.7">
            <text:p>460 040,70</text:p>
          </table:table-cell>
          <table:table-cell table:style-name="ce3" office:value-type="float" office:value="6657.61">
            <text:p>6 657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333500.24">
            <text:p>333 500,24</text:p>
          </table:table-cell>
          <table:table-cell table:style-name="ce3" office:value-type="float" office:value="19745.43">
            <text:p>19 745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table:style-name="ce3" office:value-type="float" office:value="183844.25">
            <text:p>183 844,25</text:p>
          </table:table-cell>
          <table:table-cell table:style-name="ce3" office:value-type="float" office:value="2690.14">
            <text:p>2 690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>
            <text:p>2010-07-06</text:p>
          </table:table-cell>
          <table:table-cell table:style-name="ce3" office:value-type="float" office:value="324260.6">
            <text:p>324 260,60</text:p>
          </table:table-cell>
          <table:table-cell table:style-name="ce3" office:value-type="float" office:value="4389.61">
            <text:p>4 389,6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171728.08">
            <text:p>171 728,08</text:p>
          </table:table-cell>
          <table:table-cell table:style-name="ce3" office:value-type="float" office:value="5056.77">
            <text:p>5 056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353585.78">
            <text:p>353 585,78</text:p>
          </table:table-cell>
          <table:table-cell table:style-name="ce3" office:value-type="float" office:value="9054.69">
            <text:p>9 054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311509.87">
            <text:p>311 509,87</text:p>
          </table:table-cell>
          <table:table-cell table:style-name="ce3" office:value-type="float" office:value="4703.46">
            <text:p>4 703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330653.65">
            <text:p>330 653,65</text:p>
          </table:table-cell>
          <table:table-cell table:style-name="ce3" office:value-type="float" office:value="8924.52">
            <text:p>8 924,5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table:style-name="ce3" office:value-type="float" office:value="252471.76">
            <text:p>252 471,76</text:p>
          </table:table-cell>
          <table:table-cell table:style-name="ce3" office:value-type="float" office:value="6607.48">
            <text:p>6 607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211888.8">
            <text:p>211 888,80</text:p>
          </table:table-cell>
          <table:table-cell table:style-name="ce3" office:value-type="float" office:value="3538.56">
            <text:p>3 538,5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355954.59">
            <text:p>355 954,59</text:p>
          </table:table-cell>
          <table:table-cell table:style-name="ce3" office:value-type="float" office:value="4687.31">
            <text:p>4 687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5">
            <text:p>2010-07-15</text:p>
          </table:table-cell>
          <table:table-cell table:style-name="ce3" office:value-type="float" office:value="272599.65">
            <text:p>272 599,65</text:p>
          </table:table-cell>
          <table:table-cell table:style-name="ce3" office:value-type="float" office:value="2561.3">
            <text:p>2 561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453734.41">
            <text:p>453 734,41</text:p>
          </table:table-cell>
          <table:table-cell table:style-name="ce3" office:value-type="float" office:value="13091.01">
            <text:p>13 091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201285.4">
            <text:p>201 285,40</text:p>
          </table:table-cell>
          <table:table-cell table:style-name="ce3" office:value-type="float" office:value="3816.56">
            <text:p>3 816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table:style-name="ce3" office:value-type="float" office:value="321546.6">
            <text:p>321 546,60</text:p>
          </table:table-cell>
          <table:table-cell table:style-name="ce3" office:value-type="float" office:value="7112.29">
            <text:p>7 112,2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>
            <text:p>2010-07-20</text:p>
          </table:table-cell>
          <table:table-cell table:style-name="ce3" office:value-type="float" office:value="302047.95">
            <text:p>302 047,95</text:p>
          </table:table-cell>
          <table:table-cell table:style-name="ce3" office:value-type="float" office:value="4479.43">
            <text:p>4 479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1">
            <text:p>2010-07-21</text:p>
          </table:table-cell>
          <table:table-cell table:style-name="ce3" office:value-type="float" office:value="191982.38">
            <text:p>191 982,38</text:p>
          </table:table-cell>
          <table:table-cell table:style-name="ce3" office:value-type="float" office:value="2281.16">
            <text:p>2 281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>
            <text:p>2010-07-22</text:p>
          </table:table-cell>
          <table:table-cell table:style-name="ce3" office:value-type="float" office:value="263942.47">
            <text:p>263 942,47</text:p>
          </table:table-cell>
          <table:table-cell table:style-name="ce3" office:value-type="float" office:value="5624.17">
            <text:p>5 624,1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335411.15">
            <text:p>335 411,15</text:p>
          </table:table-cell>
          <table:table-cell table:style-name="ce3" office:value-type="float" office:value="3440.47">
            <text:p>3 440,4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4">
            <text:p>2010-07-24</text:p>
          </table:table-cell>
          <table:table-cell table:style-name="ce3" office:value-type="float" office:value="311869.37">
            <text:p>311 869,37</text:p>
          </table:table-cell>
          <table:table-cell table:style-name="ce3" office:value-type="float" office:value="4122.53">
            <text:p>4 122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309085.79">
            <text:p>309 085,79</text:p>
          </table:table-cell>
          <table:table-cell table:style-name="ce3" office:value-type="float" office:value="8084.9">
            <text:p>8 084,9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table:style-name="ce3" office:value-type="float" office:value="183823.72">
            <text:p>183 823,72</text:p>
          </table:table-cell>
          <table:table-cell table:style-name="ce3" office:value-type="float" office:value="7589.75">
            <text:p>7 589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>
            <text:p>2010-07-27</text:p>
          </table:table-cell>
          <table:table-cell table:style-name="ce3" office:value-type="float" office:value="361329.5">
            <text:p>361 329,50</text:p>
          </table:table-cell>
          <table:table-cell table:style-name="ce3" office:value-type="float" office:value="6068.68">
            <text:p>6 068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>
            <text:p>2010-07-28</text:p>
          </table:table-cell>
          <table:table-cell table:style-name="ce3" office:value-type="float" office:value="328474.11">
            <text:p>328 474,11</text:p>
          </table:table-cell>
          <table:table-cell table:style-name="ce3" office:value-type="float" office:value="4347.77">
            <text:p>4 347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>
            <text:p>2010-07-30</text:p>
          </table:table-cell>
          <table:table-cell table:style-name="ce3" office:value-type="float" office:value="221275.01">
            <text:p>221 275,01</text:p>
          </table:table-cell>
          <table:table-cell table:style-name="ce3" office:value-type="float" office:value="5646.21">
            <text:p>5 646,2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327446.52">
            <text:p>327 446,52</text:p>
          </table:table-cell>
          <table:table-cell table:style-name="ce3" office:value-type="float" office:value="4240.99">
            <text:p>4 240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549981.68">
            <text:p>549 981,68</text:p>
          </table:table-cell>
          <table:table-cell table:style-name="ce3" office:value-type="float" office:value="7104.79">
            <text:p>7 104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>
            <text:p>2010-08-02</text:p>
          </table:table-cell>
          <table:table-cell table:style-name="ce3" office:value-type="float" office:value="508558.04">
            <text:p>508 558,04</text:p>
          </table:table-cell>
          <table:table-cell table:style-name="ce3" office:value-type="float" office:value="11837.94">
            <text:p>11 837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>
            <text:p>2010-08-04</text:p>
          </table:table-cell>
          <table:table-cell table:style-name="ce3" office:value-type="float" office:value="294945.13">
            <text:p>294 945,13</text:p>
          </table:table-cell>
          <table:table-cell table:style-name="ce3" office:value-type="float" office:value="13585.68">
            <text:p>13 585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>
            <text:p>2010-08-05</text:p>
          </table:table-cell>
          <table:table-cell table:style-name="ce3" office:value-type="float" office:value="287701.18">
            <text:p>287 701,18</text:p>
          </table:table-cell>
          <table:table-cell table:style-name="ce3" office:value-type="float" office:value="5633.47">
            <text:p>5 633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387222.63">
            <text:p>387 222,63</text:p>
          </table:table-cell>
          <table:table-cell table:style-name="ce3" office:value-type="float" office:value="8463.88">
            <text:p>8 463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7">
            <text:p>2010-08-07</text:p>
          </table:table-cell>
          <table:table-cell table:style-name="ce3" office:value-type="float" office:value="243282.17">
            <text:p>243 282,17</text:p>
          </table:table-cell>
          <table:table-cell table:style-name="ce3" office:value-type="float" office:value="4816.51">
            <text:p>4 816,5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195943.98">
            <text:p>195 943,98</text:p>
          </table:table-cell>
          <table:table-cell table:style-name="ce3" office:value-type="float" office:value="3009.43">
            <text:p>3 009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table:style-name="ce3" office:value-type="float" office:value="268226.91">
            <text:p>268 226,91</text:p>
          </table:table-cell>
          <table:table-cell table:style-name="ce3" office:value-type="float" office:value="4194.32">
            <text:p>4 194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>
            <text:p>2010-08-10</text:p>
          </table:table-cell>
          <table:table-cell table:style-name="ce3" office:value-type="float" office:value="272119.55">
            <text:p>272 119,55</text:p>
          </table:table-cell>
          <table:table-cell table:style-name="ce3" office:value-type="float" office:value="10474.19">
            <text:p>10 474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1">
            <text:p>2010-08-11</text:p>
          </table:table-cell>
          <table:table-cell table:style-name="ce3" office:value-type="float" office:value="473146.46">
            <text:p>473 146,46</text:p>
          </table:table-cell>
          <table:table-cell table:style-name="ce3" office:value-type="float" office:value="18576.62">
            <text:p>18 576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>
            <text:p>2010-08-12</text:p>
          </table:table-cell>
          <table:table-cell table:style-name="ce3" office:value-type="float" office:value="340647.29">
            <text:p>340 647,29</text:p>
          </table:table-cell>
          <table:table-cell table:style-name="ce3" office:value-type="float" office:value="6754.85">
            <text:p>6 754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>
            <text:p>2010-08-13</text:p>
          </table:table-cell>
          <table:table-cell table:style-name="ce3" office:value-type="float" office:value="179544.51">
            <text:p>179 544,51</text:p>
          </table:table-cell>
          <table:table-cell table:style-name="ce3" office:value-type="float" office:value="3417.29">
            <text:p>3 417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4">
            <text:p>2010-08-14</text:p>
          </table:table-cell>
          <table:table-cell table:style-name="ce3" office:value-type="float" office:value="301130.24">
            <text:p>301 130,24</text:p>
          </table:table-cell>
          <table:table-cell table:style-name="ce3" office:value-type="float" office:value="13967.08">
            <text:p>13 967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5">
            <text:p>2010-08-15</text:p>
          </table:table-cell>
          <table:table-cell table:style-name="ce3" office:value-type="float" office:value="282840.11">
            <text:p>282 840,11</text:p>
          </table:table-cell>
          <table:table-cell table:style-name="ce3" office:value-type="float" office:value="6589.94">
            <text:p>6 589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table:style-name="ce3" office:value-type="float" office:value="260502.68">
            <text:p>260 502,68</text:p>
          </table:table-cell>
          <table:table-cell table:style-name="ce3" office:value-type="float" office:value="8488.19">
            <text:p>8 488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>
            <text:p>2010-08-17</text:p>
          </table:table-cell>
          <table:table-cell table:style-name="ce3" office:value-type="float" office:value="372271.53">
            <text:p>372 271,53</text:p>
          </table:table-cell>
          <table:table-cell table:style-name="ce3" office:value-type="float" office:value="9702.15">
            <text:p>9 702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442301.18">
            <text:p>442 301,18</text:p>
          </table:table-cell>
          <table:table-cell table:style-name="ce3" office:value-type="float" office:value="10336.55">
            <text:p>10 336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9">
            <text:p>2010-08-19</text:p>
          </table:table-cell>
          <table:table-cell table:style-name="ce3" office:value-type="float" office:value="540112.93">
            <text:p>540 112,93</text:p>
          </table:table-cell>
          <table:table-cell table:style-name="ce3" office:value-type="float" office:value="7648.16">
            <text:p>7 648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264276.61">
            <text:p>264 276,61</text:p>
          </table:table-cell>
          <table:table-cell table:style-name="ce3" office:value-type="float" office:value="2695.05">
            <text:p>2 695,0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236461.61">
            <text:p>236 461,61</text:p>
          </table:table-cell>
          <table:table-cell table:style-name="ce3" office:value-type="float" office:value="3745.04">
            <text:p>3 745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>
            <text:p>2010-08-23</text:p>
          </table:table-cell>
          <table:table-cell table:style-name="ce3" office:value-type="float" office:value="477979.72">
            <text:p>477 979,72</text:p>
          </table:table-cell>
          <table:table-cell table:style-name="ce3" office:value-type="float" office:value="9254.21">
            <text:p>9 254,2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>
            <text:p>2010-08-24</text:p>
          </table:table-cell>
          <table:table-cell table:style-name="ce3" office:value-type="float" office:value="318658.53">
            <text:p>318 658,53</text:p>
          </table:table-cell>
          <table:table-cell table:style-name="ce3" office:value-type="float" office:value="7785.45">
            <text:p>7 785,4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5">
            <text:p>2010-08-25</text:p>
          </table:table-cell>
          <table:table-cell table:style-name="ce3" office:value-type="float" office:value="400305.91">
            <text:p>400 305,91</text:p>
          </table:table-cell>
          <table:table-cell table:style-name="ce3" office:value-type="float" office:value="7278.29">
            <text:p>7 278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>
            <text:p>2010-08-26</text:p>
          </table:table-cell>
          <table:table-cell table:style-name="ce3" office:value-type="float" office:value="250118.74">
            <text:p>250 118,74</text:p>
          </table:table-cell>
          <table:table-cell table:style-name="ce3" office:value-type="float" office:value="6774.61">
            <text:p>6 774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346503.96">
            <text:p>346 503,96</text:p>
          </table:table-cell>
          <table:table-cell table:style-name="ce3" office:value-type="float" office:value="8604.52">
            <text:p>8 604,5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255575.47">
            <text:p>255 575,47</text:p>
          </table:table-cell>
          <table:table-cell table:style-name="ce3" office:value-type="float" office:value="3414.96">
            <text:p>3 414,9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9">
            <text:p>2010-08-29</text:p>
          </table:table-cell>
          <table:table-cell table:style-name="ce3" office:value-type="float" office:value="604257.74">
            <text:p>604 257,74</text:p>
          </table:table-cell>
          <table:table-cell table:style-name="ce3" office:value-type="float" office:value="11126.09">
            <text:p>11 126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table:style-name="ce3" office:value-type="float" office:value="219374.47">
            <text:p>219 374,47</text:p>
          </table:table-cell>
          <table:table-cell table:style-name="ce3" office:value-type="float" office:value="3372.92">
            <text:p>3 372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241721.79">
            <text:p>241 721,79</text:p>
          </table:table-cell>
          <table:table-cell table:style-name="ce3" office:value-type="float" office:value="4872.44">
            <text:p>4 872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401127.24">
            <text:p>401 127,24</text:p>
          </table:table-cell>
          <table:table-cell table:style-name="ce3" office:value-type="float" office:value="9467.25">
            <text:p>9 467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354191.77">
            <text:p>354 191,77</text:p>
          </table:table-cell>
          <table:table-cell table:style-name="ce3" office:value-type="float" office:value="10039.45">
            <text:p>10 039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5">
            <text:p>2010-09-05</text:p>
          </table:table-cell>
          <table:table-cell table:style-name="ce3" office:value-type="float" office:value="393700.25">
            <text:p>393 700,25</text:p>
          </table:table-cell>
          <table:table-cell table:style-name="ce3" office:value-type="float" office:value="16918.79">
            <text:p>16 918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table:style-name="ce3" office:value-type="float" office:value="184161.92">
            <text:p>184 161,92</text:p>
          </table:table-cell>
          <table:table-cell table:style-name="ce3" office:value-type="float" office:value="12021.01">
            <text:p>12 021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7">
            <text:p>2010-09-07</text:p>
          </table:table-cell>
          <table:table-cell table:style-name="ce3" office:value-type="float" office:value="434256.81">
            <text:p>434 256,81</text:p>
          </table:table-cell>
          <table:table-cell table:style-name="ce3" office:value-type="float" office:value="10268.55">
            <text:p>10 268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383137.44">
            <text:p>383 137,44</text:p>
          </table:table-cell>
          <table:table-cell table:style-name="ce3" office:value-type="float" office:value="8895.69">
            <text:p>8 895,6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9">
            <text:p>2010-09-09</text:p>
          </table:table-cell>
          <table:table-cell table:style-name="ce3" office:value-type="float" office:value="184928.63">
            <text:p>184 928,63</text:p>
          </table:table-cell>
          <table:table-cell table:style-name="ce3" office:value-type="float" office:value="3210.57">
            <text:p>3 210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0">
            <text:p>2010-09-10</text:p>
          </table:table-cell>
          <table:table-cell table:style-name="ce3" office:value-type="float" office:value="283831.17">
            <text:p>283 831,17</text:p>
          </table:table-cell>
          <table:table-cell table:style-name="ce3" office:value-type="float" office:value="11915.67">
            <text:p>11 915,6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1">
            <text:p>2010-09-11</text:p>
          </table:table-cell>
          <table:table-cell table:style-name="ce3" office:value-type="float" office:value="344472.43">
            <text:p>344 472,43</text:p>
          </table:table-cell>
          <table:table-cell table:style-name="ce3" office:value-type="float" office:value="5848.43">
            <text:p>5 848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2">
            <text:p>2010-09-12</text:p>
          </table:table-cell>
          <table:table-cell table:style-name="ce3" office:value-type="float" office:value="128180.19">
            <text:p>128 180,19</text:p>
          </table:table-cell>
          <table:table-cell table:style-name="ce3" office:value-type="float" office:value="1756.86">
            <text:p>1 756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table:style-name="ce3" office:value-type="float" office:value="388002.81">
            <text:p>388 002,81</text:p>
          </table:table-cell>
          <table:table-cell table:style-name="ce3" office:value-type="float" office:value="5983.08">
            <text:p>5 983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337282.73">
            <text:p>337 282,73</text:p>
          </table:table-cell>
          <table:table-cell table:style-name="ce3" office:value-type="float" office:value="5489.63">
            <text:p>5 489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201473.27">
            <text:p>201 473,27</text:p>
          </table:table-cell>
          <table:table-cell table:style-name="ce3" office:value-type="float" office:value="3440.46">
            <text:p>3 440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496587.53">
            <text:p>496 587,53</text:p>
          </table:table-cell>
          <table:table-cell table:style-name="ce3" office:value-type="float" office:value="8198.57">
            <text:p>8 198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>
            <text:p>2010-09-17</text:p>
          </table:table-cell>
          <table:table-cell table:style-name="ce3" office:value-type="float" office:value="235242.55">
            <text:p>235 242,55</text:p>
          </table:table-cell>
          <table:table-cell table:style-name="ce3" office:value-type="float" office:value="3563.74">
            <text:p>3 563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267731.24">
            <text:p>267 731,24</text:p>
          </table:table-cell>
          <table:table-cell table:style-name="ce3" office:value-type="float" office:value="4105.05">
            <text:p>4 105,0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9">
            <text:p>2010-09-19</text:p>
          </table:table-cell>
          <table:table-cell table:style-name="ce3" office:value-type="float" office:value="302329.81">
            <text:p>302 329,81</text:p>
          </table:table-cell>
          <table:table-cell table:style-name="ce3" office:value-type="float" office:value="4788.25">
            <text:p>4 788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table:style-name="ce3" office:value-type="float" office:value="377265.18">
            <text:p>377 265,18</text:p>
          </table:table-cell>
          <table:table-cell table:style-name="ce3" office:value-type="float" office:value="18358.4">
            <text:p>18 358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>
            <text:p>2010-09-21</text:p>
          </table:table-cell>
          <table:table-cell table:style-name="ce3" office:value-type="float" office:value="441117.18">
            <text:p>441 117,18</text:p>
          </table:table-cell>
          <table:table-cell table:style-name="ce3" office:value-type="float" office:value="4987.76">
            <text:p>4 987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2">
            <text:p>2010-09-22</text:p>
          </table:table-cell>
          <table:table-cell table:style-name="ce3" office:value-type="float" office:value="435808.79">
            <text:p>435 808,79</text:p>
          </table:table-cell>
          <table:table-cell table:style-name="ce3" office:value-type="float" office:value="10249.5">
            <text:p>10 249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255885.19">
            <text:p>255 885,19</text:p>
          </table:table-cell>
          <table:table-cell table:style-name="ce3" office:value-type="float" office:value="5579.7">
            <text:p>5 579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>
            <text:p>2010-09-24</text:p>
          </table:table-cell>
          <table:table-cell table:style-name="ce3" office:value-type="float" office:value="317168.18">
            <text:p>317 168,18</text:p>
          </table:table-cell>
          <table:table-cell table:style-name="ce3" office:value-type="float" office:value="6491.37">
            <text:p>6 491,3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6">
            <text:p>2010-09-26</text:p>
          </table:table-cell>
          <table:table-cell table:style-name="ce3" office:value-type="float" office:value="355574.66">
            <text:p>355 574,66</text:p>
          </table:table-cell>
          <table:table-cell table:style-name="ce3" office:value-type="float" office:value="13900.5">
            <text:p>13 900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table:style-name="ce3" office:value-type="float" office:value="267991.47">
            <text:p>267 991,47</text:p>
          </table:table-cell>
          <table:table-cell table:style-name="ce3" office:value-type="float" office:value="4817.39">
            <text:p>4 817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278140.08">
            <text:p>278 140,08</text:p>
          </table:table-cell>
          <table:table-cell table:style-name="ce3" office:value-type="float" office:value="5741.95">
            <text:p>5 741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363863.49">
            <text:p>363 863,49</text:p>
          </table:table-cell>
          <table:table-cell table:style-name="ce3" office:value-type="float" office:value="6428.68">
            <text:p>6 428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30">
            <text:p>2010-09-30</text:p>
          </table:table-cell>
          <table:table-cell table:style-name="ce3" office:value-type="float" office:value="310060.02">
            <text:p>310 060,02</text:p>
          </table:table-cell>
          <table:table-cell table:style-name="ce3" office:value-type="float" office:value="2979.63">
            <text:p>2 979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>
            <text:p>2010-10-01</text:p>
          </table:table-cell>
          <table:table-cell table:style-name="ce3" office:value-type="float" office:value="317393.68">
            <text:p>317 393,68</text:p>
          </table:table-cell>
          <table:table-cell table:style-name="ce3" office:value-type="float" office:value="8945.71">
            <text:p>8 945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2">
            <text:p>2010-10-02</text:p>
          </table:table-cell>
          <table:table-cell table:style-name="ce3" office:value-type="float" office:value="189557.58">
            <text:p>189 557,58</text:p>
          </table:table-cell>
          <table:table-cell table:style-name="ce3" office:value-type="float" office:value="7115.52">
            <text:p>7 115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540476.51">
            <text:p>540 476,51</text:p>
          </table:table-cell>
          <table:table-cell table:style-name="ce3" office:value-type="float" office:value="12331.2">
            <text:p>12 331,2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table:style-name="ce3" office:value-type="float" office:value="168491.21">
            <text:p>168 491,21</text:p>
          </table:table-cell>
          <table:table-cell table:style-name="ce3" office:value-type="float" office:value="7002.96">
            <text:p>7 002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329445.91">
            <text:p>329 445,91</text:p>
          </table:table-cell>
          <table:table-cell table:style-name="ce3" office:value-type="float" office:value="8550.37">
            <text:p>8 550,3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>
            <text:p>2010-10-07</text:p>
          </table:table-cell>
          <table:table-cell table:style-name="ce3" office:value-type="float" office:value="512800.78">
            <text:p>512 800,78</text:p>
          </table:table-cell>
          <table:table-cell table:style-name="ce3" office:value-type="float" office:value="11078">
            <text:p>11 078,0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247191.11">
            <text:p>247 191,11</text:p>
          </table:table-cell>
          <table:table-cell table:style-name="ce3" office:value-type="float" office:value="3659.38">
            <text:p>3 659,3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9">
            <text:p>2010-10-09</text:p>
          </table:table-cell>
          <table:table-cell table:style-name="ce3" office:value-type="float" office:value="237232.37">
            <text:p>237 232,37</text:p>
          </table:table-cell>
          <table:table-cell table:style-name="ce3" office:value-type="float" office:value="3131.37">
            <text:p>3 131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0">
            <text:p>2010-10-10</text:p>
          </table:table-cell>
          <table:table-cell table:style-name="ce3" office:value-type="float" office:value="317977.77">
            <text:p>317 977,77</text:p>
          </table:table-cell>
          <table:table-cell table:style-name="ce3" office:value-type="float" office:value="11002.69">
            <text:p>11 002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table:style-name="ce3" office:value-type="float" office:value="165065.24">
            <text:p>165 065,24</text:p>
          </table:table-cell>
          <table:table-cell table:style-name="ce3" office:value-type="float" office:value="8261.52">
            <text:p>8 261,5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2">
            <text:p>2010-10-12</text:p>
          </table:table-cell>
          <table:table-cell table:style-name="ce3" office:value-type="float" office:value="305479.74">
            <text:p>305 479,74</text:p>
          </table:table-cell>
          <table:table-cell table:style-name="ce3" office:value-type="float" office:value="4976.86">
            <text:p>4 976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>
            <text:p>2010-10-13</text:p>
          </table:table-cell>
          <table:table-cell table:style-name="ce3" office:value-type="float" office:value="378479">
            <text:p>378 479,00</text:p>
          </table:table-cell>
          <table:table-cell table:style-name="ce3" office:value-type="float" office:value="6281.81">
            <text:p>6 281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>
            <text:p>2010-10-14</text:p>
          </table:table-cell>
          <table:table-cell table:style-name="ce3" office:value-type="float" office:value="259744.36">
            <text:p>259 744,36</text:p>
          </table:table-cell>
          <table:table-cell table:style-name="ce3" office:value-type="float" office:value="6734.36">
            <text:p>6 734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274270.72">
            <text:p>274 270,72</text:p>
          </table:table-cell>
          <table:table-cell table:style-name="ce3" office:value-type="float" office:value="6505.47">
            <text:p>6 505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373605.03">
            <text:p>373 605,03</text:p>
          </table:table-cell>
          <table:table-cell table:style-name="ce3" office:value-type="float" office:value="14308.89">
            <text:p>14 308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7">
            <text:p>2010-10-17</text:p>
          </table:table-cell>
          <table:table-cell table:style-name="ce3" office:value-type="float" office:value="364770.28">
            <text:p>364 770,28</text:p>
          </table:table-cell>
          <table:table-cell table:style-name="ce3" office:value-type="float" office:value="13859.05">
            <text:p>13 859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table:style-name="ce3" office:value-type="float" office:value="240897.91">
            <text:p>240 897,91</text:p>
          </table:table-cell>
          <table:table-cell table:style-name="ce3" office:value-type="float" office:value="4544.39">
            <text:p>4 544,3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>
            <text:p>2010-10-19</text:p>
          </table:table-cell>
          <table:table-cell table:style-name="ce3" office:value-type="float" office:value="401522.67">
            <text:p>401 522,67</text:p>
          </table:table-cell>
          <table:table-cell table:style-name="ce3" office:value-type="float" office:value="7357.94">
            <text:p>7 357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329011.66">
            <text:p>329 011,66</text:p>
          </table:table-cell>
          <table:table-cell table:style-name="ce3" office:value-type="float" office:value="6039.13">
            <text:p>6 039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424869.84">
            <text:p>424 869,84</text:p>
          </table:table-cell>
          <table:table-cell table:style-name="ce3" office:value-type="float" office:value="4181.38">
            <text:p>4 181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321667.28">
            <text:p>321 667,28</text:p>
          </table:table-cell>
          <table:table-cell table:style-name="ce3" office:value-type="float" office:value="5654.2">
            <text:p>5 654,2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>
            <text:p>2010-10-25</text:p>
          </table:table-cell>
          <table:table-cell table:style-name="ce3" office:value-type="float" office:value="229604.82">
            <text:p>229 604,82</text:p>
          </table:table-cell>
          <table:table-cell table:style-name="ce3" office:value-type="float" office:value="8404.28">
            <text:p>8 404,2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>
            <text:p>2010-10-26</text:p>
          </table:table-cell>
          <table:table-cell table:style-name="ce3" office:value-type="float" office:value="196874.23">
            <text:p>196 874,23</text:p>
          </table:table-cell>
          <table:table-cell table:style-name="ce3" office:value-type="float" office:value="4295.75">
            <text:p>4 295,7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278086.95">
            <text:p>278 086,95</text:p>
          </table:table-cell>
          <table:table-cell table:style-name="ce3" office:value-type="float" office:value="4710.14">
            <text:p>4 710,1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371286.18">
            <text:p>371 286,18</text:p>
          </table:table-cell>
          <table:table-cell table:style-name="ce3" office:value-type="float" office:value="5625.55">
            <text:p>5 625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9">
            <text:p>2010-10-29</text:p>
          </table:table-cell>
          <table:table-cell table:style-name="ce3" office:value-type="float" office:value="148642.38">
            <text:p>148 642,38</text:p>
          </table:table-cell>
          <table:table-cell table:style-name="ce3" office:value-type="float" office:value="1567.96">
            <text:p>1 567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242872.52">
            <text:p>242 872,52</text:p>
          </table:table-cell>
          <table:table-cell table:style-name="ce3" office:value-type="float" office:value="3731.91">
            <text:p>3 731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276978.6">
            <text:p>276 978,60</text:p>
          </table:table-cell>
          <table:table-cell table:style-name="ce3" office:value-type="float" office:value="6133.27">
            <text:p>6 133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table:style-name="ce3" office:value-type="float" office:value="182003.73">
            <text:p>182 003,73</text:p>
          </table:table-cell>
          <table:table-cell table:style-name="ce3" office:value-type="float" office:value="7502.21">
            <text:p>7 502,2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3">
            <text:p>2010-11-03</text:p>
          </table:table-cell>
          <table:table-cell table:style-name="ce3" office:value-type="float" office:value="272090.35">
            <text:p>272 090,35</text:p>
          </table:table-cell>
          <table:table-cell table:style-name="ce3" office:value-type="float" office:value="3634.66">
            <text:p>3 634,6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>
            <text:p>2010-11-04</text:p>
          </table:table-cell>
          <table:table-cell table:style-name="ce3" office:value-type="float" office:value="204438.56">
            <text:p>204 438,56</text:p>
          </table:table-cell>
          <table:table-cell table:style-name="ce3" office:value-type="float" office:value="2834.7">
            <text:p>2 834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>
            <text:p>2010-11-05</text:p>
          </table:table-cell>
          <table:table-cell table:style-name="ce3" office:value-type="float" office:value="457103.15">
            <text:p>457 103,15</text:p>
          </table:table-cell>
          <table:table-cell table:style-name="ce3" office:value-type="float" office:value="7128.87">
            <text:p>7 128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6">
            <text:p>2010-11-06</text:p>
          </table:table-cell>
          <table:table-cell table:style-name="ce3" office:value-type="float" office:value="442402.16">
            <text:p>442 402,16</text:p>
          </table:table-cell>
          <table:table-cell table:style-name="ce3" office:value-type="float" office:value="8844.51">
            <text:p>8 844,5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7">
            <text:p>2010-11-07</text:p>
          </table:table-cell>
          <table:table-cell table:style-name="ce3" office:value-type="float" office:value="150165.29">
            <text:p>150 165,29</text:p>
          </table:table-cell>
          <table:table-cell table:style-name="ce3" office:value-type="float" office:value="2907.93">
            <text:p>2 907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453282.32">
            <text:p>453 282,32</text:p>
          </table:table-cell>
          <table:table-cell table:style-name="ce3" office:value-type="float" office:value="8294.28">
            <text:p>8 294,2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257716.02">
            <text:p>257 716,02</text:p>
          </table:table-cell>
          <table:table-cell table:style-name="ce3" office:value-type="float" office:value="6265.89">
            <text:p>6 265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265763.45">
            <text:p>265 763,45</text:p>
          </table:table-cell>
          <table:table-cell table:style-name="ce3" office:value-type="float" office:value="10883.02">
            <text:p>10 883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>
            <text:p>2010-11-11</text:p>
          </table:table-cell>
          <table:table-cell table:style-name="ce3" office:value-type="float" office:value="256449.8">
            <text:p>256 449,80</text:p>
          </table:table-cell>
          <table:table-cell table:style-name="ce3" office:value-type="float" office:value="5697.62">
            <text:p>5 697,6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>
            <text:p>2010-11-12</text:p>
          </table:table-cell>
          <table:table-cell table:style-name="ce3" office:value-type="float" office:value="326156.85">
            <text:p>326 156,85</text:p>
          </table:table-cell>
          <table:table-cell table:style-name="ce3" office:value-type="float" office:value="9054.88">
            <text:p>9 054,8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452122.91">
            <text:p>452 122,91</text:p>
          </table:table-cell>
          <table:table-cell table:style-name="ce3" office:value-type="float" office:value="7439.9">
            <text:p>7 439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4">
            <text:p>2010-11-14</text:p>
          </table:table-cell>
          <table:table-cell table:style-name="ce3" office:value-type="float" office:value="280430.49">
            <text:p>280 430,49</text:p>
          </table:table-cell>
          <table:table-cell table:style-name="ce3" office:value-type="float" office:value="13586.75">
            <text:p>13 586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>
            <text:p>2010-11-16</text:p>
          </table:table-cell>
          <table:table-cell table:style-name="ce3" office:value-type="float" office:value="289821.11">
            <text:p>289 821,11</text:p>
          </table:table-cell>
          <table:table-cell table:style-name="ce3" office:value-type="float" office:value="5056.2">
            <text:p>5 056,2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222506.9">
            <text:p>222 506,90</text:p>
          </table:table-cell>
          <table:table-cell table:style-name="ce3" office:value-type="float" office:value="2980.67">
            <text:p>2 980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>
            <text:p>2010-11-18</text:p>
          </table:table-cell>
          <table:table-cell table:style-name="ce3" office:value-type="float" office:value="159790.34">
            <text:p>159 790,34</text:p>
          </table:table-cell>
          <table:table-cell table:style-name="ce3" office:value-type="float" office:value="3589.18">
            <text:p>3 589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>
            <text:p>2010-11-19</text:p>
          </table:table-cell>
          <table:table-cell table:style-name="ce3" office:value-type="float" office:value="409733.41">
            <text:p>409 733,41</text:p>
          </table:table-cell>
          <table:table-cell table:style-name="ce3" office:value-type="float" office:value="6066.53">
            <text:p>6 066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0">
            <text:p>2010-11-20</text:p>
          </table:table-cell>
          <table:table-cell table:style-name="ce3" office:value-type="float" office:value="197772.86">
            <text:p>197 772,86</text:p>
          </table:table-cell>
          <table:table-cell table:style-name="ce3" office:value-type="float" office:value="3581.54">
            <text:p>3 581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1">
            <text:p>2010-11-21</text:p>
          </table:table-cell>
          <table:table-cell table:style-name="ce3" office:value-type="float" office:value="300886.26">
            <text:p>300 886,26</text:p>
          </table:table-cell>
          <table:table-cell table:style-name="ce3" office:value-type="float" office:value="14641.67">
            <text:p>14 641,6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402251.61">
            <text:p>402 251,61</text:p>
          </table:table-cell>
          <table:table-cell table:style-name="ce3" office:value-type="float" office:value="5452.04">
            <text:p>5 452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325453.82">
            <text:p>325 453,82</text:p>
          </table:table-cell>
          <table:table-cell table:style-name="ce3" office:value-type="float" office:value="11864.89">
            <text:p>11 864,8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228532.37">
            <text:p>228 532,37</text:p>
          </table:table-cell>
          <table:table-cell table:style-name="ce3" office:value-type="float" office:value="7458.63">
            <text:p>7 458,6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223719.15">
            <text:p>223 719,15</text:p>
          </table:table-cell>
          <table:table-cell table:style-name="ce3" office:value-type="float" office:value="2162.37">
            <text:p>2 162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337966.82">
            <text:p>337 966,82</text:p>
          </table:table-cell>
          <table:table-cell table:style-name="ce3" office:value-type="float" office:value="3353.51">
            <text:p>3 353,5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8">
            <text:p>2010-11-28</text:p>
          </table:table-cell>
          <table:table-cell table:style-name="ce3" office:value-type="float" office:value="183455.36">
            <text:p>183 455,36</text:p>
          </table:table-cell>
          <table:table-cell table:style-name="ce3" office:value-type="float" office:value="2185.81">
            <text:p>2 185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352345.25">
            <text:p>352 345,25</text:p>
          </table:table-cell>
          <table:table-cell table:style-name="ce3" office:value-type="float" office:value="6413.27">
            <text:p>6 413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>
            <text:p>2010-11-30</text:p>
          </table:table-cell>
          <table:table-cell table:style-name="ce3" office:value-type="float" office:value="279855.32">
            <text:p>279 855,32</text:p>
          </table:table-cell>
          <table:table-cell table:style-name="ce3" office:value-type="float" office:value="3962.83">
            <text:p>3 962,8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394059.26">
            <text:p>394 059,26</text:p>
          </table:table-cell>
          <table:table-cell table:style-name="ce3" office:value-type="float" office:value="6120.83">
            <text:p>6 120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>
            <text:p>2010-12-02</text:p>
          </table:table-cell>
          <table:table-cell table:style-name="ce3" office:value-type="float" office:value="137556.36">
            <text:p>137 556,36</text:p>
          </table:table-cell>
          <table:table-cell table:style-name="ce3" office:value-type="float" office:value="4539.81">
            <text:p>4 539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>
            <text:p>2010-12-03</text:p>
          </table:table-cell>
          <table:table-cell table:style-name="ce3" office:value-type="float" office:value="331930.16">
            <text:p>331 930,16</text:p>
          </table:table-cell>
          <table:table-cell table:style-name="ce3" office:value-type="float" office:value="6427.77">
            <text:p>6 427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4">
            <text:p>2010-12-04</text:p>
          </table:table-cell>
          <table:table-cell table:style-name="ce3" office:value-type="float" office:value="218879.44">
            <text:p>218 879,44</text:p>
          </table:table-cell>
          <table:table-cell table:style-name="ce3" office:value-type="float" office:value="2108.87">
            <text:p>2 108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210146.08">
            <text:p>210 146,08</text:p>
          </table:table-cell>
          <table:table-cell table:style-name="ce3" office:value-type="float" office:value="2476.68">
            <text:p>2 476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251312.47">
            <text:p>251 312,47</text:p>
          </table:table-cell>
          <table:table-cell table:style-name="ce3" office:value-type="float" office:value="4074.46">
            <text:p>4 074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340526.21">
            <text:p>340 526,21</text:p>
          </table:table-cell>
          <table:table-cell table:style-name="ce3" office:value-type="float" office:value="5060.58">
            <text:p>5 060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315242.31">
            <text:p>315 242,31</text:p>
          </table:table-cell>
          <table:table-cell table:style-name="ce3" office:value-type="float" office:value="3097.29">
            <text:p>3 097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205720.81">
            <text:p>205 720,81</text:p>
          </table:table-cell>
          <table:table-cell table:style-name="ce3" office:value-type="float" office:value="5461.13">
            <text:p>5 461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0">
            <text:p>2010-12-10</text:p>
          </table:table-cell>
          <table:table-cell table:style-name="ce3" office:value-type="float" office:value="322654.72">
            <text:p>322 654,72</text:p>
          </table:table-cell>
          <table:table-cell table:style-name="ce3" office:value-type="float" office:value="15205.22">
            <text:p>15 205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352214.77">
            <text:p>352 214,77</text:p>
          </table:table-cell>
          <table:table-cell table:style-name="ce3" office:value-type="float" office:value="7009.25">
            <text:p>7 009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2">
            <text:p>2010-12-12</text:p>
          </table:table-cell>
          <table:table-cell table:style-name="ce3" office:value-type="float" office:value="428906.43">
            <text:p>428 906,43</text:p>
          </table:table-cell>
          <table:table-cell table:style-name="ce3" office:value-type="float" office:value="7407.71">
            <text:p>7 407,7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table:style-name="ce3" office:value-type="float" office:value="473049.24">
            <text:p>473 049,24</text:p>
          </table:table-cell>
          <table:table-cell table:style-name="ce3" office:value-type="float" office:value="8832.14">
            <text:p>8 832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>
            <text:p>2010-12-14</text:p>
          </table:table-cell>
          <table:table-cell table:style-name="ce3" office:value-type="float" office:value="393866.24">
            <text:p>393 866,24</text:p>
          </table:table-cell>
          <table:table-cell table:style-name="ce3" office:value-type="float" office:value="5892.67">
            <text:p>5 892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332456.9">
            <text:p>332 456,90</text:p>
          </table:table-cell>
          <table:table-cell table:style-name="ce3" office:value-type="float" office:value="15434.4">
            <text:p>15 434,4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361520.2">
            <text:p>361 520,20</text:p>
          </table:table-cell>
          <table:table-cell table:style-name="ce3" office:value-type="float" office:value="3518.79">
            <text:p>3 518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319081.04">
            <text:p>319 081,04</text:p>
          </table:table-cell>
          <table:table-cell table:style-name="ce3" office:value-type="float" office:value="9793.77">
            <text:p>9 793,7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319409.39">
            <text:p>319 409,39</text:p>
          </table:table-cell>
          <table:table-cell table:style-name="ce3" office:value-type="float" office:value="7457.61">
            <text:p>7 457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294943.51">
            <text:p>294 943,51</text:p>
          </table:table-cell>
          <table:table-cell table:style-name="ce3" office:value-type="float" office:value="4327.86">
            <text:p>4 327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table:style-name="ce3" office:value-type="float" office:value="348582.2">
            <text:p>348 582,20</text:p>
          </table:table-cell>
          <table:table-cell table:style-name="ce3" office:value-type="float" office:value="4983.31">
            <text:p>4 983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>
            <text:p>2010-12-21</text:p>
          </table:table-cell>
          <table:table-cell table:style-name="ce3" office:value-type="float" office:value="414005.71">
            <text:p>414 005,71</text:p>
          </table:table-cell>
          <table:table-cell table:style-name="ce3" office:value-type="float" office:value="14681.05">
            <text:p>14 681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2">
            <text:p>2010-12-22</text:p>
          </table:table-cell>
          <table:table-cell table:style-name="ce3" office:value-type="float" office:value="197991.57">
            <text:p>197 991,57</text:p>
          </table:table-cell>
          <table:table-cell table:style-name="ce3" office:value-type="float" office:value="5502.82">
            <text:p>5 502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>
            <text:p>2010-12-23</text:p>
          </table:table-cell>
          <table:table-cell table:style-name="ce3" office:value-type="float" office:value="324646.33">
            <text:p>324 646,33</text:p>
          </table:table-cell>
          <table:table-cell table:style-name="ce3" office:value-type="float" office:value="4437.48">
            <text:p>4 437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219722.15">
            <text:p>219 722,15</text:p>
          </table:table-cell>
          <table:table-cell table:style-name="ce3" office:value-type="float" office:value="4395.32">
            <text:p>4 395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212871.28">
            <text:p>212 871,28</text:p>
          </table:table-cell>
          <table:table-cell table:style-name="ce3" office:value-type="float" office:value="2860.79">
            <text:p>2 860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6">
            <text:p>2010-12-26</text:p>
          </table:table-cell>
          <table:table-cell table:style-name="ce3" office:value-type="float" office:value="280876.64">
            <text:p>280 876,64</text:p>
          </table:table-cell>
          <table:table-cell table:style-name="ce3" office:value-type="float" office:value="4349.28">
            <text:p>4 349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196788.9">
            <text:p>196 788,90</text:p>
          </table:table-cell>
          <table:table-cell table:style-name="ce3" office:value-type="float" office:value="1780.41">
            <text:p>1 780,4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>
            <text:p>2010-12-28</text:p>
          </table:table-cell>
          <table:table-cell table:style-name="ce3" office:value-type="float" office:value="245536.73">
            <text:p>245 536,73</text:p>
          </table:table-cell>
          <table:table-cell table:style-name="ce3" office:value-type="float" office:value="5452.74">
            <text:p>5 452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292256.05">
            <text:p>292 256,05</text:p>
          </table:table-cell>
          <table:table-cell table:style-name="ce3" office:value-type="float" office:value="3272.38">
            <text:p>3 272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350971.19">
            <text:p>350 971,19</text:p>
          </table:table-cell>
          <table:table-cell table:style-name="ce3" office:value-type="float" office:value="5561.26">
            <text:p>5 561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1">
            <text:p>2010-12-31</text:p>
          </table:table-cell>
          <table:table-cell table:style-name="ce3" office:value-type="float" office:value="247641.73">
            <text:p>247 641,73</text:p>
          </table:table-cell>
          <table:table-cell table:style-name="ce3" office:value-type="float" office:value="4825.44">
            <text:p>4 825,4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>
            <text:p>2011-01-01</text:p>
          </table:table-cell>
          <table:table-cell table:style-name="ce3" office:value-type="float" office:value="148000.08">
            <text:p>148 000,08</text:p>
          </table:table-cell>
          <table:table-cell table:style-name="ce3" office:value-type="float" office:value="2864.33">
            <text:p>2 864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282091.07">
            <text:p>282 091,07</text:p>
          </table:table-cell>
          <table:table-cell table:style-name="ce3" office:value-type="float" office:value="3817.72">
            <text:p>3 817,7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224740.34">
            <text:p>224 740,34</text:p>
          </table:table-cell>
          <table:table-cell table:style-name="ce3" office:value-type="float" office:value="3114.04">
            <text:p>3 114,0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526573.93">
            <text:p>526 573,93</text:p>
          </table:table-cell>
          <table:table-cell table:style-name="ce3" office:value-type="float" office:value="7564.63">
            <text:p>7 564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7">
            <text:p>2011-01-07</text:p>
          </table:table-cell>
          <table:table-cell table:style-name="ce3" office:value-type="float" office:value="178540.16">
            <text:p>178 540,16</text:p>
          </table:table-cell>
          <table:table-cell table:style-name="ce3" office:value-type="float" office:value="2825.45">
            <text:p>2 825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8">
            <text:p>2011-01-08</text:p>
          </table:table-cell>
          <table:table-cell table:style-name="ce3" office:value-type="float" office:value="430672.89">
            <text:p>430 672,89</text:p>
          </table:table-cell>
          <table:table-cell table:style-name="ce3" office:value-type="float" office:value="8104.5">
            <text:p>8 104,5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9">
            <text:p>2011-01-09</text:p>
          </table:table-cell>
          <table:table-cell table:style-name="ce3" office:value-type="float" office:value="399833.46">
            <text:p>399 833,46</text:p>
          </table:table-cell>
          <table:table-cell table:style-name="ce3" office:value-type="float" office:value="8709.07">
            <text:p>8 709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294101.06">
            <text:p>294 101,06</text:p>
          </table:table-cell>
          <table:table-cell table:style-name="ce3" office:value-type="float" office:value="9558.05">
            <text:p>9 558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1">
            <text:p>2011-01-11</text:p>
          </table:table-cell>
          <table:table-cell table:style-name="ce3" office:value-type="float" office:value="345321.74">
            <text:p>345 321,74</text:p>
          </table:table-cell>
          <table:table-cell table:style-name="ce3" office:value-type="float" office:value="5712.52">
            <text:p>5 712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350269.42">
            <text:p>350 269,42</text:p>
          </table:table-cell>
          <table:table-cell table:style-name="ce3" office:value-type="float" office:value="5058.04">
            <text:p>5 058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445211.23">
            <text:p>445 211,23</text:p>
          </table:table-cell>
          <table:table-cell table:style-name="ce3" office:value-type="float" office:value="5164.86">
            <text:p>5 164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395190.24">
            <text:p>395 190,24</text:p>
          </table:table-cell>
          <table:table-cell table:style-name="ce3" office:value-type="float" office:value="4682.35">
            <text:p>4 682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286754.69">
            <text:p>286 754,69</text:p>
          </table:table-cell>
          <table:table-cell table:style-name="ce3" office:value-type="float" office:value="4429.33">
            <text:p>4 429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141005.33">
            <text:p>141 005,33</text:p>
          </table:table-cell>
          <table:table-cell table:style-name="ce3" office:value-type="float" office:value="1605.62">
            <text:p>1 605,6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381074.82">
            <text:p>381 074,82</text:p>
          </table:table-cell>
          <table:table-cell table:style-name="ce3" office:value-type="float" office:value="7477.92">
            <text:p>7 477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385910.43">
            <text:p>385 910,43</text:p>
          </table:table-cell>
          <table:table-cell table:style-name="ce3" office:value-type="float" office:value="11079.83">
            <text:p>11 079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>
            <text:p>2011-01-20</text:p>
          </table:table-cell>
          <table:table-cell table:style-name="ce3" office:value-type="float" office:value="264529.54">
            <text:p>264 529,54</text:p>
          </table:table-cell>
          <table:table-cell table:style-name="ce3" office:value-type="float" office:value="6485.16">
            <text:p>6 485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427093.08">
            <text:p>427 093,08</text:p>
          </table:table-cell>
          <table:table-cell table:style-name="ce3" office:value-type="float" office:value="6130.23">
            <text:p>6 130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346412.48">
            <text:p>346 412,48</text:p>
          </table:table-cell>
          <table:table-cell table:style-name="ce3" office:value-type="float" office:value="5791.88">
            <text:p>5 791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3">
            <text:p>2011-01-23</text:p>
          </table:table-cell>
          <table:table-cell table:style-name="ce3" office:value-type="float" office:value="230817.61">
            <text:p>230 817,61</text:p>
          </table:table-cell>
          <table:table-cell table:style-name="ce3" office:value-type="float" office:value="4475.81">
            <text:p>4 475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table:style-name="ce3" office:value-type="float" office:value="288671.34">
            <text:p>288 671,34</text:p>
          </table:table-cell>
          <table:table-cell table:style-name="ce3" office:value-type="float" office:value="5343.79">
            <text:p>5 343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248884.51">
            <text:p>248 884,51</text:p>
          </table:table-cell>
          <table:table-cell table:style-name="ce3" office:value-type="float" office:value="4854.39">
            <text:p>4 854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133960.7">
            <text:p>133 960,70</text:p>
          </table:table-cell>
          <table:table-cell table:style-name="ce3" office:value-type="float" office:value="2688.89">
            <text:p>2 688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>
            <text:p>2011-01-27</text:p>
          </table:table-cell>
          <table:table-cell table:style-name="ce3" office:value-type="float" office:value="476413.67">
            <text:p>476 413,67</text:p>
          </table:table-cell>
          <table:table-cell table:style-name="ce3" office:value-type="float" office:value="11332.39">
            <text:p>11 332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203331.37">
            <text:p>203 331,37</text:p>
          </table:table-cell>
          <table:table-cell table:style-name="ce3" office:value-type="float" office:value="3920.77">
            <text:p>3 920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254423.6">
            <text:p>254 423,60</text:p>
          </table:table-cell>
          <table:table-cell table:style-name="ce3" office:value-type="float" office:value="5233.98">
            <text:p>5 233,9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table:style-name="ce3" office:value-type="float" office:value="354366.14">
            <text:p>354 366,14</text:p>
          </table:table-cell>
          <table:table-cell table:style-name="ce3" office:value-type="float" office:value="7848.64">
            <text:p>7 848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>
            <text:p>2011-02-01</text:p>
          </table:table-cell>
          <table:table-cell table:style-name="ce3" office:value-type="float" office:value="302325.77">
            <text:p>302 325,77</text:p>
          </table:table-cell>
          <table:table-cell table:style-name="ce3" office:value-type="float" office:value="4575.15">
            <text:p>4 575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2">
            <text:p>2011-02-02</text:p>
          </table:table-cell>
          <table:table-cell table:style-name="ce3" office:value-type="float" office:value="246504.99">
            <text:p>246 504,99</text:p>
          </table:table-cell>
          <table:table-cell table:style-name="ce3" office:value-type="float" office:value="6760.97">
            <text:p>6 760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492974.87">
            <text:p>492 974,87</text:p>
          </table:table-cell>
          <table:table-cell table:style-name="ce3" office:value-type="float" office:value="10131.01">
            <text:p>10 131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4">
            <text:p>2011-02-04</text:p>
          </table:table-cell>
          <table:table-cell table:style-name="ce3" office:value-type="float" office:value="488796.48">
            <text:p>488 796,48</text:p>
          </table:table-cell>
          <table:table-cell table:style-name="ce3" office:value-type="float" office:value="10422.1">
            <text:p>10 422,1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271472.89">
            <text:p>271 472,89</text:p>
          </table:table-cell>
          <table:table-cell table:style-name="ce3" office:value-type="float" office:value="3402.77">
            <text:p>3 402,7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279544.33">
            <text:p>279 544,33</text:p>
          </table:table-cell>
          <table:table-cell table:style-name="ce3" office:value-type="float" office:value="4348.85">
            <text:p>4 348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295269.5">
            <text:p>295 269,50</text:p>
          </table:table-cell>
          <table:table-cell table:style-name="ce3" office:value-type="float" office:value="5226.01">
            <text:p>5 226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>
            <text:p>2011-02-08</text:p>
          </table:table-cell>
          <table:table-cell table:style-name="ce3" office:value-type="float" office:value="329890.85">
            <text:p>329 890,85</text:p>
          </table:table-cell>
          <table:table-cell table:style-name="ce3" office:value-type="float" office:value="10011.86">
            <text:p>10 011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275663.99">
            <text:p>275 663,99</text:p>
          </table:table-cell>
          <table:table-cell table:style-name="ce3" office:value-type="float" office:value="4494.03">
            <text:p>4 494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293044.93">
            <text:p>293 044,93</text:p>
          </table:table-cell>
          <table:table-cell table:style-name="ce3" office:value-type="float" office:value="3908.31">
            <text:p>3 908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466380.18">
            <text:p>466 380,18</text:p>
          </table:table-cell>
          <table:table-cell table:style-name="ce3" office:value-type="float" office:value="7894.05">
            <text:p>7 894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2">
            <text:p>2011-02-12</text:p>
          </table:table-cell>
          <table:table-cell table:style-name="ce3" office:value-type="float" office:value="349886.3">
            <text:p>349 886,30</text:p>
          </table:table-cell>
          <table:table-cell table:style-name="ce3" office:value-type="float" office:value="7526.06">
            <text:p>7 526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3">
            <text:p>2011-02-13</text:p>
          </table:table-cell>
          <table:table-cell table:style-name="ce3" office:value-type="float" office:value="283572.54">
            <text:p>283 572,54</text:p>
          </table:table-cell>
          <table:table-cell table:style-name="ce3" office:value-type="float" office:value="3536.26">
            <text:p>3 536,2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table:style-name="ce3" office:value-type="float" office:value="355140.76">
            <text:p>355 140,76</text:p>
          </table:table-cell>
          <table:table-cell table:style-name="ce3" office:value-type="float" office:value="5136.55">
            <text:p>5 136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215570.44">
            <text:p>215 570,44</text:p>
          </table:table-cell>
          <table:table-cell table:style-name="ce3" office:value-type="float" office:value="2040.61">
            <text:p>2 040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185355.86">
            <text:p>185 355,86</text:p>
          </table:table-cell>
          <table:table-cell table:style-name="ce3" office:value-type="float" office:value="3066.27">
            <text:p>3 066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239606.29">
            <text:p>239 606,29</text:p>
          </table:table-cell>
          <table:table-cell table:style-name="ce3" office:value-type="float" office:value="3210.16">
            <text:p>3 210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>
            <text:p>2011-02-18</text:p>
          </table:table-cell>
          <table:table-cell table:style-name="ce3" office:value-type="float" office:value="368493.73">
            <text:p>368 493,73</text:p>
          </table:table-cell>
          <table:table-cell table:style-name="ce3" office:value-type="float" office:value="8234.5">
            <text:p>8 234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9">
            <text:p>2011-02-19</text:p>
          </table:table-cell>
          <table:table-cell table:style-name="ce3" office:value-type="float" office:value="537271.36">
            <text:p>537 271,36</text:p>
          </table:table-cell>
          <table:table-cell table:style-name="ce3" office:value-type="float" office:value="15036.98">
            <text:p>15 036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0">
            <text:p>2011-02-20</text:p>
          </table:table-cell>
          <table:table-cell table:style-name="ce3" office:value-type="float" office:value="274651.52">
            <text:p>274 651,52</text:p>
          </table:table-cell>
          <table:table-cell table:style-name="ce3" office:value-type="float" office:value="4132.58">
            <text:p>4 132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208012.99">
            <text:p>208 012,99</text:p>
          </table:table-cell>
          <table:table-cell table:style-name="ce3" office:value-type="float" office:value="4359.95">
            <text:p>4 359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2">
            <text:p>2011-02-22</text:p>
          </table:table-cell>
          <table:table-cell table:style-name="ce3" office:value-type="float" office:value="100968.82">
            <text:p>100 968,82</text:p>
          </table:table-cell>
          <table:table-cell table:style-name="ce3" office:value-type="float" office:value="3941.02">
            <text:p>3 941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3">
            <text:p>2011-02-23</text:p>
          </table:table-cell>
          <table:table-cell table:style-name="ce3" office:value-type="float" office:value="220645.74">
            <text:p>220 645,74</text:p>
          </table:table-cell>
          <table:table-cell table:style-name="ce3" office:value-type="float" office:value="2535.87">
            <text:p>2 535,8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172644.33">
            <text:p>172 644,33</text:p>
          </table:table-cell>
          <table:table-cell table:style-name="ce3" office:value-type="float" office:value="3184.14">
            <text:p>3 184,1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>
            <text:p>2011-02-25</text:p>
          </table:table-cell>
          <table:table-cell table:style-name="ce3" office:value-type="float" office:value="316649.11">
            <text:p>316 649,11</text:p>
          </table:table-cell>
          <table:table-cell table:style-name="ce3" office:value-type="float" office:value="9809.45">
            <text:p>9 809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368907.4">
            <text:p>368 907,40</text:p>
          </table:table-cell>
          <table:table-cell table:style-name="ce3" office:value-type="float" office:value="5112.35">
            <text:p>5 112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119631.87">
            <text:p>119 631,87</text:p>
          </table:table-cell>
          <table:table-cell table:style-name="ce3" office:value-type="float" office:value="4465.54">
            <text:p>4 465,5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219134.44">
            <text:p>219 134,44</text:p>
          </table:table-cell>
          <table:table-cell table:style-name="ce3" office:value-type="float" office:value="2674.98">
            <text:p>2 674,9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>
            <text:p>2011-03-01</text:p>
          </table:table-cell>
          <table:table-cell table:style-name="ce3" office:value-type="float" office:value="285300.92">
            <text:p>285 300,92</text:p>
          </table:table-cell>
          <table:table-cell table:style-name="ce3" office:value-type="float" office:value="5299.05">
            <text:p>5 299,0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392024.59">
            <text:p>392 024,59</text:p>
          </table:table-cell>
          <table:table-cell table:style-name="ce3" office:value-type="float" office:value="7557.83">
            <text:p>7 557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>
            <text:p>2011-03-03</text:p>
          </table:table-cell>
          <table:table-cell table:style-name="ce3" office:value-type="float" office:value="297744.48">
            <text:p>297 744,48</text:p>
          </table:table-cell>
          <table:table-cell table:style-name="ce3" office:value-type="float" office:value="5034.57">
            <text:p>5 034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>
            <text:p>2011-03-04</text:p>
          </table:table-cell>
          <table:table-cell table:style-name="ce3" office:value-type="float" office:value="131746.88">
            <text:p>131 746,88</text:p>
          </table:table-cell>
          <table:table-cell table:style-name="ce3" office:value-type="float" office:value="8477.92">
            <text:p>8 477,9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5">
            <text:p>2011-03-05</text:p>
          </table:table-cell>
          <table:table-cell table:style-name="ce3" office:value-type="float" office:value="227048.25">
            <text:p>227 048,25</text:p>
          </table:table-cell>
          <table:table-cell table:style-name="ce3" office:value-type="float" office:value="3768.44">
            <text:p>3 768,4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6">
            <text:p>2011-03-06</text:p>
          </table:table-cell>
          <table:table-cell table:style-name="ce3" office:value-type="float" office:value="284167.65">
            <text:p>284 167,65</text:p>
          </table:table-cell>
          <table:table-cell table:style-name="ce3" office:value-type="float" office:value="5847.07">
            <text:p>5 847,0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table:style-name="ce3" office:value-type="float" office:value="384540.11">
            <text:p>384 540,11</text:p>
          </table:table-cell>
          <table:table-cell table:style-name="ce3" office:value-type="float" office:value="17794.54">
            <text:p>17 794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8">
            <text:p>2011-03-08</text:p>
          </table:table-cell>
          <table:table-cell table:style-name="ce3" office:value-type="float" office:value="259488.44">
            <text:p>259 488,44</text:p>
          </table:table-cell>
          <table:table-cell table:style-name="ce3" office:value-type="float" office:value="4938.87">
            <text:p>4 938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>
            <text:p>2011-03-09</text:p>
          </table:table-cell>
          <table:table-cell table:style-name="ce3" office:value-type="float" office:value="370462.31">
            <text:p>370 462,31</text:p>
          </table:table-cell>
          <table:table-cell table:style-name="ce3" office:value-type="float" office:value="8163.56">
            <text:p>8 163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399283.49">
            <text:p>399 283,49</text:p>
          </table:table-cell>
          <table:table-cell table:style-name="ce3" office:value-type="float" office:value="7132.61">
            <text:p>7 132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142819.64">
            <text:p>142 819,64</text:p>
          </table:table-cell>
          <table:table-cell table:style-name="ce3" office:value-type="float" office:value="2543.54">
            <text:p>2 543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370320.55">
            <text:p>370 320,55</text:p>
          </table:table-cell>
          <table:table-cell table:style-name="ce3" office:value-type="float" office:value="12613.1">
            <text:p>12 613,1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289002.91">
            <text:p>289 002,91</text:p>
          </table:table-cell>
          <table:table-cell table:style-name="ce3" office:value-type="float" office:value="6884.3">
            <text:p>6 884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>
            <text:p>2011-03-14</text:p>
          </table:table-cell>
          <table:table-cell table:style-name="ce3" office:value-type="float" office:value="367569.48">
            <text:p>367 569,48</text:p>
          </table:table-cell>
          <table:table-cell table:style-name="ce3" office:value-type="float" office:value="7904.72">
            <text:p>7 904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380884.56">
            <text:p>380 884,56</text:p>
          </table:table-cell>
          <table:table-cell table:style-name="ce3" office:value-type="float" office:value="6800.3">
            <text:p>6 800,3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135635.32">
            <text:p>135 635,32</text:p>
          </table:table-cell>
          <table:table-cell table:style-name="ce3" office:value-type="float" office:value="1764.25">
            <text:p>1 764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273108.84">
            <text:p>273 108,84</text:p>
          </table:table-cell>
          <table:table-cell table:style-name="ce3" office:value-type="float" office:value="9902.42">
            <text:p>9 902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>
            <text:p>2011-03-18</text:p>
          </table:table-cell>
          <table:table-cell table:style-name="ce3" office:value-type="float" office:value="141877.83">
            <text:p>141 877,83</text:p>
          </table:table-cell>
          <table:table-cell table:style-name="ce3" office:value-type="float" office:value="2773.22">
            <text:p>2 773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367223.66">
            <text:p>367 223,66</text:p>
          </table:table-cell>
          <table:table-cell table:style-name="ce3" office:value-type="float" office:value="6724.48">
            <text:p>6 724,4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0">
            <text:p>2011-03-20</text:p>
          </table:table-cell>
          <table:table-cell table:style-name="ce3" office:value-type="float" office:value="406064.17">
            <text:p>406 064,17</text:p>
          </table:table-cell>
          <table:table-cell table:style-name="ce3" office:value-type="float" office:value="5221.35">
            <text:p>5 221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table:style-name="ce3" office:value-type="float" office:value="267134.12">
            <text:p>267 134,12</text:p>
          </table:table-cell>
          <table:table-cell table:style-name="ce3" office:value-type="float" office:value="4777.93">
            <text:p>4 777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474607.84">
            <text:p>474 607,84</text:p>
          </table:table-cell>
          <table:table-cell table:style-name="ce3" office:value-type="float" office:value="5734.06">
            <text:p>5 734,0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>
            <text:p>2011-03-24</text:p>
          </table:table-cell>
          <table:table-cell table:style-name="ce3" office:value-type="float" office:value="301599.72">
            <text:p>301 599,72</text:p>
          </table:table-cell>
          <table:table-cell table:style-name="ce3" office:value-type="float" office:value="5761.22">
            <text:p>5 761,2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202194.06">
            <text:p>202 194,06</text:p>
          </table:table-cell>
          <table:table-cell table:style-name="ce3" office:value-type="float" office:value="2745.34">
            <text:p>2 745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6">
            <text:p>2011-03-26</text:p>
          </table:table-cell>
          <table:table-cell table:style-name="ce3" office:value-type="float" office:value="250426.52">
            <text:p>250 426,52</text:p>
          </table:table-cell>
          <table:table-cell table:style-name="ce3" office:value-type="float" office:value="4418.25">
            <text:p>4 418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7">
            <text:p>2011-03-27</text:p>
          </table:table-cell>
          <table:table-cell table:style-name="ce3" office:value-type="float" office:value="409291.86">
            <text:p>409 291,86</text:p>
          </table:table-cell>
          <table:table-cell table:style-name="ce3" office:value-type="float" office:value="5280.5">
            <text:p>5 280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>
            <text:p>2011-03-28</text:p>
          </table:table-cell>
          <table:table-cell table:style-name="ce3" office:value-type="float" office:value="233675.62">
            <text:p>233 675,62</text:p>
          </table:table-cell>
          <table:table-cell table:style-name="ce3" office:value-type="float" office:value="6722.54">
            <text:p>6 722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369789.8">
            <text:p>369 789,80</text:p>
          </table:table-cell>
          <table:table-cell table:style-name="ce3" office:value-type="float" office:value="5506.1">
            <text:p>5 506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375106.42">
            <text:p>375 106,42</text:p>
          </table:table-cell>
          <table:table-cell table:style-name="ce3" office:value-type="float" office:value="8191.89">
            <text:p>8 19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377225.19">
            <text:p>377 225,19</text:p>
          </table:table-cell>
          <table:table-cell table:style-name="ce3" office:value-type="float" office:value="5384.32">
            <text:p>5 384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427286.39">
            <text:p>427 286,39</text:p>
          </table:table-cell>
          <table:table-cell table:style-name="ce3" office:value-type="float" office:value="5849.23">
            <text:p>5 849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146452.03">
            <text:p>146 452,03</text:p>
          </table:table-cell>
          <table:table-cell table:style-name="ce3" office:value-type="float" office:value="2066.2">
            <text:p>2 066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table:style-name="ce3" office:value-type="float" office:value="397905.46">
            <text:p>397 905,46</text:p>
          </table:table-cell>
          <table:table-cell table:style-name="ce3" office:value-type="float" office:value="6159.53">
            <text:p>6 159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321437.31">
            <text:p>321 437,31</text:p>
          </table:table-cell>
          <table:table-cell table:style-name="ce3" office:value-type="float" office:value="4593.93">
            <text:p>4 593,9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6">
            <text:p>2011-04-06</text:p>
          </table:table-cell>
          <table:table-cell table:style-name="ce3" office:value-type="float" office:value="201326.76">
            <text:p>201 326,76</text:p>
          </table:table-cell>
          <table:table-cell table:style-name="ce3" office:value-type="float" office:value="7885.89">
            <text:p>7 885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>
            <text:p>2011-04-07</text:p>
          </table:table-cell>
          <table:table-cell table:style-name="ce3" office:value-type="float" office:value="244146">
            <text:p>244 146,00</text:p>
          </table:table-cell>
          <table:table-cell table:style-name="ce3" office:value-type="float" office:value="4296.08">
            <text:p>4 296,0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>
            <text:p>2011-04-08</text:p>
          </table:table-cell>
          <table:table-cell table:style-name="ce3" office:value-type="float" office:value="162287.24">
            <text:p>162 287,24</text:p>
          </table:table-cell>
          <table:table-cell table:style-name="ce3" office:value-type="float" office:value="2619.65">
            <text:p>2 619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9">
            <text:p>2011-04-09</text:p>
          </table:table-cell>
          <table:table-cell table:style-name="ce3" office:value-type="float" office:value="211383.78">
            <text:p>211 383,78</text:p>
          </table:table-cell>
          <table:table-cell table:style-name="ce3" office:value-type="float" office:value="2234.03">
            <text:p>2 234,0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270743.55">
            <text:p>270 743,55</text:p>
          </table:table-cell>
          <table:table-cell table:style-name="ce3" office:value-type="float" office:value="4131.6">
            <text:p>4 131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198385.74">
            <text:p>198 385,74</text:p>
          </table:table-cell>
          <table:table-cell table:style-name="ce3" office:value-type="float" office:value="3125.17">
            <text:p>3 125,1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>
            <text:p>2011-04-12</text:p>
          </table:table-cell>
          <table:table-cell table:style-name="ce3" office:value-type="float" office:value="504244.66">
            <text:p>504 244,66</text:p>
          </table:table-cell>
          <table:table-cell table:style-name="ce3" office:value-type="float" office:value="9889.09">
            <text:p>9 889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381328.15">
            <text:p>381 328,15</text:p>
          </table:table-cell>
          <table:table-cell table:style-name="ce3" office:value-type="float" office:value="9064.13">
            <text:p>9 064,1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293828.08">
            <text:p>293 828,08</text:p>
          </table:table-cell>
          <table:table-cell table:style-name="ce3" office:value-type="float" office:value="5153.07">
            <text:p>5 153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6">
            <text:p>2011-04-16</text:p>
          </table:table-cell>
          <table:table-cell table:style-name="ce3" office:value-type="float" office:value="389894.04">
            <text:p>389 894,04</text:p>
          </table:table-cell>
          <table:table-cell table:style-name="ce3" office:value-type="float" office:value="6958.67">
            <text:p>6 958,6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354567.59">
            <text:p>354 567,59</text:p>
          </table:table-cell>
          <table:table-cell table:style-name="ce3" office:value-type="float" office:value="11028.54">
            <text:p>11 028,5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>
            <text:p>2011-04-19</text:p>
          </table:table-cell>
          <table:table-cell table:style-name="ce3" office:value-type="float" office:value="320518.13">
            <text:p>320 518,13</text:p>
          </table:table-cell>
          <table:table-cell table:style-name="ce3" office:value-type="float" office:value="6154.34">
            <text:p>6 154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114180.78">
            <text:p>114 180,78</text:p>
          </table:table-cell>
          <table:table-cell table:style-name="ce3" office:value-type="float" office:value="2198.74">
            <text:p>2 198,7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180023.04">
            <text:p>180 023,04</text:p>
          </table:table-cell>
          <table:table-cell table:style-name="ce3" office:value-type="float" office:value="1841.29">
            <text:p>1 841,2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2">
            <text:p>2011-04-22</text:p>
          </table:table-cell>
          <table:table-cell table:style-name="ce3" office:value-type="float" office:value="340190.24">
            <text:p>340 190,24</text:p>
          </table:table-cell>
          <table:table-cell table:style-name="ce3" office:value-type="float" office:value="3999.42">
            <text:p>3 999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186987.96">
            <text:p>186 987,96</text:p>
          </table:table-cell>
          <table:table-cell table:style-name="ce3" office:value-type="float" office:value="1918.42">
            <text:p>1 918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4">
            <text:p>2011-04-24</text:p>
          </table:table-cell>
          <table:table-cell table:style-name="ce3" office:value-type="float" office:value="397003.41">
            <text:p>397 003,41</text:p>
          </table:table-cell>
          <table:table-cell table:style-name="ce3" office:value-type="float" office:value="5865.02">
            <text:p>5 865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table:style-name="ce3" office:value-type="float" office:value="134273.68">
            <text:p>134 273,68</text:p>
          </table:table-cell>
          <table:table-cell table:style-name="ce3" office:value-type="float" office:value="2000.8">
            <text:p>2 000,8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334534.26">
            <text:p>334 534,26</text:p>
          </table:table-cell>
          <table:table-cell table:style-name="ce3" office:value-type="float" office:value="6611.35">
            <text:p>6 611,3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134912.1">
            <text:p>134 912,10</text:p>
          </table:table-cell>
          <table:table-cell table:style-name="ce3" office:value-type="float" office:value="1765.63">
            <text:p>1 765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433921.03">
            <text:p>433 921,03</text:p>
          </table:table-cell>
          <table:table-cell table:style-name="ce3" office:value-type="float" office:value="5157.74">
            <text:p>5 157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310520.72">
            <text:p>310 520,72</text:p>
          </table:table-cell>
          <table:table-cell table:style-name="ce3" office:value-type="float" office:value="5437.24">
            <text:p>5 437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30">
            <text:p>2011-04-30</text:p>
          </table:table-cell>
          <table:table-cell table:style-name="ce3" office:value-type="float" office:value="251647.4">
            <text:p>251 647,40</text:p>
          </table:table-cell>
          <table:table-cell table:style-name="ce3" office:value-type="float" office:value="4081.87">
            <text:p>4 081,87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>
            <text:p>2011-05-01</text:p>
          </table:table-cell>
          <table:table-cell table:style-name="ce3" office:value-type="float" office:value="327697.48">
            <text:p>327 697,48</text:p>
          </table:table-cell>
          <table:table-cell table:style-name="ce3" office:value-type="float" office:value="6412.87">
            <text:p>6 412,8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464265.31">
            <text:p>464 265,31</text:p>
          </table:table-cell>
          <table:table-cell table:style-name="ce3" office:value-type="float" office:value="11910.35">
            <text:p>11 910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>
            <text:p>2011-05-03</text:p>
          </table:table-cell>
          <table:table-cell table:style-name="ce3" office:value-type="float" office:value="227798.31">
            <text:p>227 798,31</text:p>
          </table:table-cell>
          <table:table-cell table:style-name="ce3" office:value-type="float" office:value="10017.52">
            <text:p>10 017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>
            <text:p>2011-05-04</text:p>
          </table:table-cell>
          <table:table-cell table:style-name="ce3" office:value-type="float" office:value="177924.54">
            <text:p>177 924,54</text:p>
          </table:table-cell>
          <table:table-cell table:style-name="ce3" office:value-type="float" office:value="6901.65">
            <text:p>6 901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349376.01">
            <text:p>349 376,01</text:p>
          </table:table-cell>
          <table:table-cell table:style-name="ce3" office:value-type="float" office:value="5002.52">
            <text:p>5 002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355892.08">
            <text:p>355 892,08</text:p>
          </table:table-cell>
          <table:table-cell table:style-name="ce3" office:value-type="float" office:value="6522.95">
            <text:p>6 522,9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7">
            <text:p>2011-05-07</text:p>
          </table:table-cell>
          <table:table-cell table:style-name="ce3" office:value-type="float" office:value="308808.92">
            <text:p>308 808,92</text:p>
          </table:table-cell>
          <table:table-cell table:style-name="ce3" office:value-type="float" office:value="10208.56">
            <text:p>10 208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8">
            <text:p>2011-05-08</text:p>
          </table:table-cell>
          <table:table-cell table:style-name="ce3" office:value-type="float" office:value="420653.29">
            <text:p>420 653,29</text:p>
          </table:table-cell>
          <table:table-cell table:style-name="ce3" office:value-type="float" office:value="8049.24">
            <text:p>8 049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288340.02">
            <text:p>288 340,02</text:p>
          </table:table-cell>
          <table:table-cell table:style-name="ce3" office:value-type="float" office:value="4551.54">
            <text:p>4 551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1">
            <text:p>2011-05-11</text:p>
          </table:table-cell>
          <table:table-cell table:style-name="ce3" office:value-type="float" office:value="207659.77">
            <text:p>207 659,77</text:p>
          </table:table-cell>
          <table:table-cell table:style-name="ce3" office:value-type="float" office:value="5203.2">
            <text:p>5 203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2">
            <text:p>2011-05-12</text:p>
          </table:table-cell>
          <table:table-cell table:style-name="ce3" office:value-type="float" office:value="302230.78">
            <text:p>302 230,78</text:p>
          </table:table-cell>
          <table:table-cell table:style-name="ce3" office:value-type="float" office:value="3502.91">
            <text:p>3 502,9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387615.06">
            <text:p>387 615,06</text:p>
          </table:table-cell>
          <table:table-cell table:style-name="ce3" office:value-type="float" office:value="10698.73">
            <text:p>10 698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549934.4">
            <text:p>549 934,40</text:p>
          </table:table-cell>
          <table:table-cell table:style-name="ce3" office:value-type="float" office:value="19215.04">
            <text:p>19 215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121429.9">
            <text:p>121 429,90</text:p>
          </table:table-cell>
          <table:table-cell table:style-name="ce3" office:value-type="float" office:value="1337.04">
            <text:p>1 337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253671.11">
            <text:p>253 671,11</text:p>
          </table:table-cell>
          <table:table-cell table:style-name="ce3" office:value-type="float" office:value="6854.12">
            <text:p>6 854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7">
            <text:p>2011-05-17</text:p>
          </table:table-cell>
          <table:table-cell table:style-name="ce3" office:value-type="float" office:value="314455.2">
            <text:p>314 455,20</text:p>
          </table:table-cell>
          <table:table-cell table:style-name="ce3" office:value-type="float" office:value="7009.7">
            <text:p>7 009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313805.77">
            <text:p>313 805,77</text:p>
          </table:table-cell>
          <table:table-cell table:style-name="ce3" office:value-type="float" office:value="7646.34">
            <text:p>7 646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9">
            <text:p>2011-05-19</text:p>
          </table:table-cell>
          <table:table-cell table:style-name="ce3" office:value-type="float" office:value="218082.48">
            <text:p>218 082,48</text:p>
          </table:table-cell>
          <table:table-cell table:style-name="ce3" office:value-type="float" office:value="6842.88">
            <text:p>6 842,8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1">
            <text:p>2011-05-21</text:p>
          </table:table-cell>
          <table:table-cell table:style-name="ce3" office:value-type="float" office:value="327957.69">
            <text:p>327 957,69</text:p>
          </table:table-cell>
          <table:table-cell table:style-name="ce3" office:value-type="float" office:value="4253.67">
            <text:p>4 253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263185.58">
            <text:p>263 185,58</text:p>
          </table:table-cell>
          <table:table-cell table:style-name="ce3" office:value-type="float" office:value="3685.56">
            <text:p>3 685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382739.2">
            <text:p>382 739,20</text:p>
          </table:table-cell>
          <table:table-cell table:style-name="ce3" office:value-type="float" office:value="6014.13">
            <text:p>6 014,1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449578.26">
            <text:p>449 578,26</text:p>
          </table:table-cell>
          <table:table-cell table:style-name="ce3" office:value-type="float" office:value="5290.4">
            <text:p>5 290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5">
            <text:p>2011-05-25</text:p>
          </table:table-cell>
          <table:table-cell table:style-name="ce3" office:value-type="float" office:value="295507.34">
            <text:p>295 507,34</text:p>
          </table:table-cell>
          <table:table-cell table:style-name="ce3" office:value-type="float" office:value="8927.71">
            <text:p>8 927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>
            <text:p>2011-05-26</text:p>
          </table:table-cell>
          <table:table-cell table:style-name="ce3" office:value-type="float" office:value="183491.6">
            <text:p>183 491,60</text:p>
          </table:table-cell>
          <table:table-cell table:style-name="ce3" office:value-type="float" office:value="3858.11">
            <text:p>3 858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322406.83">
            <text:p>322 406,83</text:p>
          </table:table-cell>
          <table:table-cell table:style-name="ce3" office:value-type="float" office:value="4276.52">
            <text:p>4 276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414897.68">
            <text:p>414 897,68</text:p>
          </table:table-cell>
          <table:table-cell table:style-name="ce3" office:value-type="float" office:value="11505.76">
            <text:p>11 505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278385.51">
            <text:p>278 385,51</text:p>
          </table:table-cell>
          <table:table-cell table:style-name="ce3" office:value-type="float" office:value="4637.44">
            <text:p>4 637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1">
            <text:p>2011-05-31</text:p>
          </table:table-cell>
          <table:table-cell table:style-name="ce3" office:value-type="float" office:value="193959.01">
            <text:p>193 959,01</text:p>
          </table:table-cell>
          <table:table-cell table:style-name="ce3" office:value-type="float" office:value="2842.72">
            <text:p>2 842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>
            <text:p>2011-06-01</text:p>
          </table:table-cell>
          <table:table-cell table:style-name="ce3" office:value-type="float" office:value="295486.77">
            <text:p>295 486,77</text:p>
          </table:table-cell>
          <table:table-cell table:style-name="ce3" office:value-type="float" office:value="16628.41">
            <text:p>16 628,4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2">
            <text:p>2011-06-02</text:p>
          </table:table-cell>
          <table:table-cell table:style-name="ce3" office:value-type="float" office:value="373890.43">
            <text:p>373 890,43</text:p>
          </table:table-cell>
          <table:table-cell table:style-name="ce3" office:value-type="float" office:value="6186.14">
            <text:p>6 186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273543.11">
            <text:p>273 543,11</text:p>
          </table:table-cell>
          <table:table-cell table:style-name="ce3" office:value-type="float" office:value="5178.78">
            <text:p>5 178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531029.91">
            <text:p>531 029,91</text:p>
          </table:table-cell>
          <table:table-cell table:style-name="ce3" office:value-type="float" office:value="12193.57">
            <text:p>12 193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5">
            <text:p>2011-06-05</text:p>
          </table:table-cell>
          <table:table-cell table:style-name="ce3" office:value-type="float" office:value="395414.31">
            <text:p>395 414,31</text:p>
          </table:table-cell>
          <table:table-cell table:style-name="ce3" office:value-type="float" office:value="8061.45">
            <text:p>8 061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6">
            <text:p>2011-06-06</text:p>
          </table:table-cell>
          <table:table-cell table:style-name="ce3" office:value-type="float" office:value="237362.81">
            <text:p>237 362,81</text:p>
          </table:table-cell>
          <table:table-cell table:style-name="ce3" office:value-type="float" office:value="3482.95">
            <text:p>3 482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255104.81">
            <text:p>255 104,81</text:p>
          </table:table-cell>
          <table:table-cell table:style-name="ce3" office:value-type="float" office:value="3859.38">
            <text:p>3 859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308495.39">
            <text:p>308 495,39</text:p>
          </table:table-cell>
          <table:table-cell table:style-name="ce3" office:value-type="float" office:value="6087.12">
            <text:p>6 087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370155.4">
            <text:p>370 155,40</text:p>
          </table:table-cell>
          <table:table-cell table:style-name="ce3" office:value-type="float" office:value="6374.3">
            <text:p>6 374,3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>
            <text:p>2011-06-10</text:p>
          </table:table-cell>
          <table:table-cell table:style-name="ce3" office:value-type="float" office:value="324168.17">
            <text:p>324 168,17</text:p>
          </table:table-cell>
          <table:table-cell table:style-name="ce3" office:value-type="float" office:value="10219.68">
            <text:p>10 219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1">
            <text:p>2011-06-11</text:p>
          </table:table-cell>
          <table:table-cell table:style-name="ce3" office:value-type="float" office:value="205999.28">
            <text:p>205 999,28</text:p>
          </table:table-cell>
          <table:table-cell table:style-name="ce3" office:value-type="float" office:value="2291.17">
            <text:p>2 291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263911.67">
            <text:p>263 911,67</text:p>
          </table:table-cell>
          <table:table-cell table:style-name="ce3" office:value-type="float" office:value="5186.94">
            <text:p>5 186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174270.61">
            <text:p>174 270,61</text:p>
          </table:table-cell>
          <table:table-cell table:style-name="ce3" office:value-type="float" office:value="5907.48">
            <text:p>5 907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419621.59">
            <text:p>419 621,59</text:p>
          </table:table-cell>
          <table:table-cell table:style-name="ce3" office:value-type="float" office:value="5603.92">
            <text:p>5 603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205263.83">
            <text:p>205 263,83</text:p>
          </table:table-cell>
          <table:table-cell table:style-name="ce3" office:value-type="float" office:value="4191.62">
            <text:p>4 191,6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>
            <text:p>2011-06-17</text:p>
          </table:table-cell>
          <table:table-cell table:style-name="ce3" office:value-type="float" office:value="258859.47">
            <text:p>258 859,47</text:p>
          </table:table-cell>
          <table:table-cell table:style-name="ce3" office:value-type="float" office:value="13227.36">
            <text:p>13 227,3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8">
            <text:p>2011-06-18</text:p>
          </table:table-cell>
          <table:table-cell table:style-name="ce3" office:value-type="float" office:value="238934.15">
            <text:p>238 934,15</text:p>
          </table:table-cell>
          <table:table-cell table:style-name="ce3" office:value-type="float" office:value="5560.49">
            <text:p>5 560,49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9">
            <text:p>2011-06-19</text:p>
          </table:table-cell>
          <table:table-cell table:style-name="ce3" office:value-type="float" office:value="268254.65">
            <text:p>268 254,65</text:p>
          </table:table-cell>
          <table:table-cell table:style-name="ce3" office:value-type="float" office:value="2571.95">
            <text:p>2 571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table:style-name="ce3" office:value-type="float" office:value="534577.65">
            <text:p>534 577,65</text:p>
          </table:table-cell>
          <table:table-cell table:style-name="ce3" office:value-type="float" office:value="10508.7">
            <text:p>10 508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>
            <text:p>2011-06-21</text:p>
          </table:table-cell>
          <table:table-cell table:style-name="ce3" office:value-type="float" office:value="505559.62">
            <text:p>505 559,62</text:p>
          </table:table-cell>
          <table:table-cell table:style-name="ce3" office:value-type="float" office:value="12409.42">
            <text:p>12 409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353786.02">
            <text:p>353 786,02</text:p>
          </table:table-cell>
          <table:table-cell table:style-name="ce3" office:value-type="float" office:value="7064.42">
            <text:p>7 064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304883.36">
            <text:p>304 883,36</text:p>
          </table:table-cell>
          <table:table-cell table:style-name="ce3" office:value-type="float" office:value="6528.55">
            <text:p>6 528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>
            <text:p>2011-06-24</text:p>
          </table:table-cell>
          <table:table-cell table:style-name="ce3" office:value-type="float" office:value="296861.22">
            <text:p>296 861,22</text:p>
          </table:table-cell>
          <table:table-cell table:style-name="ce3" office:value-type="float" office:value="7107.04">
            <text:p>7 107,0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5">
            <text:p>2011-06-25</text:p>
          </table:table-cell>
          <table:table-cell table:style-name="ce3" office:value-type="float" office:value="357851.35">
            <text:p>357 851,35</text:p>
          </table:table-cell>
          <table:table-cell table:style-name="ce3" office:value-type="float" office:value="8394.35">
            <text:p>8 394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6">
            <text:p>2011-06-26</text:p>
          </table:table-cell>
          <table:table-cell table:style-name="ce3" office:value-type="float" office:value="387434">
            <text:p>387 434,00</text:p>
          </table:table-cell>
          <table:table-cell table:style-name="ce3" office:value-type="float" office:value="8710.3">
            <text:p>8 710,3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table:style-name="ce3" office:value-type="float" office:value="399374.46">
            <text:p>399 374,46</text:p>
          </table:table-cell>
          <table:table-cell table:style-name="ce3" office:value-type="float" office:value="9331.18">
            <text:p>9 331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363588.75">
            <text:p>363 588,75</text:p>
          </table:table-cell>
          <table:table-cell table:style-name="ce3" office:value-type="float" office:value="10526.6">
            <text:p>10 526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9">
            <text:p>2011-06-29</text:p>
          </table:table-cell>
          <table:table-cell table:style-name="ce3" office:value-type="float" office:value="280750.06">
            <text:p>280 750,06</text:p>
          </table:table-cell>
          <table:table-cell table:style-name="ce3" office:value-type="float" office:value="3341.86">
            <text:p>3 341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420443.02">
            <text:p>420 443,02</text:p>
          </table:table-cell>
          <table:table-cell table:style-name="ce3" office:value-type="float" office:value="8510.99">
            <text:p>8 510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361222">
            <text:p>361 222,00</text:p>
          </table:table-cell>
          <table:table-cell table:style-name="ce3" office:value-type="float" office:value="5096.25">
            <text:p>5 096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3">
            <text:p>2011-07-03</text:p>
          </table:table-cell>
          <table:table-cell table:style-name="ce3" office:value-type="float" office:value="394042.83">
            <text:p>394 042,83</text:p>
          </table:table-cell>
          <table:table-cell table:style-name="ce3" office:value-type="float" office:value="5531.2">
            <text:p>5 531,2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245129.55">
            <text:p>245 129,55</text:p>
          </table:table-cell>
          <table:table-cell table:style-name="ce3" office:value-type="float" office:value="4331.68">
            <text:p>4 331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284647.12">
            <text:p>284 647,12</text:p>
          </table:table-cell>
          <table:table-cell table:style-name="ce3" office:value-type="float" office:value="4882.45">
            <text:p>4 882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198423.15">
            <text:p>198 423,15</text:p>
          </table:table-cell>
          <table:table-cell table:style-name="ce3" office:value-type="float" office:value="4172.94">
            <text:p>4 172,9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277623.05">
            <text:p>277 623,05</text:p>
          </table:table-cell>
          <table:table-cell table:style-name="ce3" office:value-type="float" office:value="9347.58">
            <text:p>9 347,5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466162.22">
            <text:p>466 162,22</text:p>
          </table:table-cell>
          <table:table-cell table:style-name="ce3" office:value-type="float" office:value="7712.81">
            <text:p>7 712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9">
            <text:p>2011-07-09</text:p>
          </table:table-cell>
          <table:table-cell table:style-name="ce3" office:value-type="float" office:value="178260.58">
            <text:p>178 260,58</text:p>
          </table:table-cell>
          <table:table-cell table:style-name="ce3" office:value-type="float" office:value="6083.98">
            <text:p>6 083,9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0">
            <text:p>2011-07-10</text:p>
          </table:table-cell>
          <table:table-cell table:style-name="ce3" office:value-type="float" office:value="227723.49">
            <text:p>227 723,49</text:p>
          </table:table-cell>
          <table:table-cell table:style-name="ce3" office:value-type="float" office:value="8247.86">
            <text:p>8 247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182379.78">
            <text:p>182 379,78</text:p>
          </table:table-cell>
          <table:table-cell table:style-name="ce3" office:value-type="float" office:value="2290.34">
            <text:p>2 290,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301924.31">
            <text:p>301 924,31</text:p>
          </table:table-cell>
          <table:table-cell table:style-name="ce3" office:value-type="float" office:value="5720.43">
            <text:p>5 720,4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>
            <text:p>2011-07-13</text:p>
          </table:table-cell>
          <table:table-cell table:style-name="ce3" office:value-type="float" office:value="253433.33">
            <text:p>253 433,33</text:p>
          </table:table-cell>
          <table:table-cell table:style-name="ce3" office:value-type="float" office:value="3251.23">
            <text:p>3 251,2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213292.33">
            <text:p>213 292,33</text:p>
          </table:table-cell>
          <table:table-cell table:style-name="ce3" office:value-type="float" office:value="2935.48">
            <text:p>2 935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256193.71">
            <text:p>256 193,71</text:p>
          </table:table-cell>
          <table:table-cell table:style-name="ce3" office:value-type="float" office:value="8951.56">
            <text:p>8 951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415549.72">
            <text:p>415 549,72</text:p>
          </table:table-cell>
          <table:table-cell table:style-name="ce3" office:value-type="float" office:value="5093.77">
            <text:p>5 093,7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216259.29">
            <text:p>216 259,29</text:p>
          </table:table-cell>
          <table:table-cell table:style-name="ce3" office:value-type="float" office:value="2715.8">
            <text:p>2 715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261966.01">
            <text:p>261 966,01</text:p>
          </table:table-cell>
          <table:table-cell table:style-name="ce3" office:value-type="float" office:value="10605.91">
            <text:p>10 605,9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270306.08">
            <text:p>270 306,08</text:p>
          </table:table-cell>
          <table:table-cell table:style-name="ce3" office:value-type="float" office:value="4753.89">
            <text:p>4 753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485973.48">
            <text:p>485 973,48</text:p>
          </table:table-cell>
          <table:table-cell table:style-name="ce3" office:value-type="float" office:value="8831.06">
            <text:p>8 831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347379.87">
            <text:p>347 379,87</text:p>
          </table:table-cell>
          <table:table-cell table:style-name="ce3" office:value-type="float" office:value="4405.02">
            <text:p>4 405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303991.95">
            <text:p>303 991,95</text:p>
          </table:table-cell>
          <table:table-cell table:style-name="ce3" office:value-type="float" office:value="3040.22">
            <text:p>3 040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3">
            <text:p>2011-07-23</text:p>
          </table:table-cell>
          <table:table-cell table:style-name="ce3" office:value-type="float" office:value="164228.19">
            <text:p>164 228,19</text:p>
          </table:table-cell>
          <table:table-cell table:style-name="ce3" office:value-type="float" office:value="2327.5">
            <text:p>2 327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346338.58">
            <text:p>346 338,58</text:p>
          </table:table-cell>
          <table:table-cell table:style-name="ce3" office:value-type="float" office:value="15163.69">
            <text:p>15 163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348322.32">
            <text:p>348 322,32</text:p>
          </table:table-cell>
          <table:table-cell table:style-name="ce3" office:value-type="float" office:value="7769.85">
            <text:p>7 769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179750.32">
            <text:p>179 750,32</text:p>
          </table:table-cell>
          <table:table-cell table:style-name="ce3" office:value-type="float" office:value="5268.18">
            <text:p>5 268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158523.94">
            <text:p>158 523,94</text:p>
          </table:table-cell>
          <table:table-cell table:style-name="ce3" office:value-type="float" office:value="4195.98">
            <text:p>4 195,9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270697.38">
            <text:p>270 697,38</text:p>
          </table:table-cell>
          <table:table-cell table:style-name="ce3" office:value-type="float" office:value="4891.53">
            <text:p>4 891,5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481126.32">
            <text:p>481 126,32</text:p>
          </table:table-cell>
          <table:table-cell table:style-name="ce3" office:value-type="float" office:value="9700.13">
            <text:p>9 700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197778.23">
            <text:p>197 778,23</text:p>
          </table:table-cell>
          <table:table-cell table:style-name="ce3" office:value-type="float" office:value="4230.55">
            <text:p>4 230,5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164927.06">
            <text:p>164 927,06</text:p>
          </table:table-cell>
          <table:table-cell table:style-name="ce3" office:value-type="float" office:value="7593.33">
            <text:p>7 593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>
            <text:p>2011-08-02</text:p>
          </table:table-cell>
          <table:table-cell table:style-name="ce3" office:value-type="float" office:value="281205.49">
            <text:p>281 205,49</text:p>
          </table:table-cell>
          <table:table-cell table:style-name="ce3" office:value-type="float" office:value="4831.71">
            <text:p>4 831,7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>
            <text:p>2011-08-03</text:p>
          </table:table-cell>
          <table:table-cell table:style-name="ce3" office:value-type="float" office:value="292544.09">
            <text:p>292 544,09</text:p>
          </table:table-cell>
          <table:table-cell table:style-name="ce3" office:value-type="float" office:value="9298.92">
            <text:p>9 298,9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4">
            <text:p>2011-08-04</text:p>
          </table:table-cell>
          <table:table-cell table:style-name="ce3" office:value-type="float" office:value="617004.42">
            <text:p>617 004,42</text:p>
          </table:table-cell>
          <table:table-cell table:style-name="ce3" office:value-type="float" office:value="8586.2">
            <text:p>8 586,2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>
            <text:p>2011-08-05</text:p>
          </table:table-cell>
          <table:table-cell table:style-name="ce3" office:value-type="float" office:value="244957.92">
            <text:p>244 957,92</text:p>
          </table:table-cell>
          <table:table-cell table:style-name="ce3" office:value-type="float" office:value="12587.77">
            <text:p>12 587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200907.4">
            <text:p>200 907,40</text:p>
          </table:table-cell>
          <table:table-cell table:style-name="ce3" office:value-type="float" office:value="3218.64">
            <text:p>3 218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table:style-name="ce3" office:value-type="float" office:value="347606.16">
            <text:p>347 606,16</text:p>
          </table:table-cell>
          <table:table-cell table:style-name="ce3" office:value-type="float" office:value="11536.88">
            <text:p>11 536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>
            <text:p>2011-08-09</text:p>
          </table:table-cell>
          <table:table-cell table:style-name="ce3" office:value-type="float" office:value="281142.27">
            <text:p>281 142,27</text:p>
          </table:table-cell>
          <table:table-cell table:style-name="ce3" office:value-type="float" office:value="5145.36">
            <text:p>5 145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0">
            <text:p>2011-08-10</text:p>
          </table:table-cell>
          <table:table-cell table:style-name="ce3" office:value-type="float" office:value="434526.88">
            <text:p>434 526,88</text:p>
          </table:table-cell>
          <table:table-cell table:style-name="ce3" office:value-type="float" office:value="7797">
            <text:p>7 797,0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1">
            <text:p>2011-08-11</text:p>
          </table:table-cell>
          <table:table-cell table:style-name="ce3" office:value-type="float" office:value="235703">
            <text:p>235 703,00</text:p>
          </table:table-cell>
          <table:table-cell table:style-name="ce3" office:value-type="float" office:value="5347.16">
            <text:p>5 347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435630.72">
            <text:p>435 630,72</text:p>
          </table:table-cell>
          <table:table-cell table:style-name="ce3" office:value-type="float" office:value="5958.57">
            <text:p>5 958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262255.57">
            <text:p>262 255,57</text:p>
          </table:table-cell>
          <table:table-cell table:style-name="ce3" office:value-type="float" office:value="3595">
            <text:p>3 595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268828.78">
            <text:p>268 828,78</text:p>
          </table:table-cell>
          <table:table-cell table:style-name="ce3" office:value-type="float" office:value="3246.33">
            <text:p>3 246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>
            <text:p>2011-08-15</text:p>
          </table:table-cell>
          <table:table-cell table:style-name="ce3" office:value-type="float" office:value="219867.53">
            <text:p>219 867,53</text:p>
          </table:table-cell>
          <table:table-cell table:style-name="ce3" office:value-type="float" office:value="5323.67">
            <text:p>5 323,6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376885">
            <text:p>376 885,00</text:p>
          </table:table-cell>
          <table:table-cell table:style-name="ce3" office:value-type="float" office:value="4611.34">
            <text:p>4 611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368349.77">
            <text:p>368 349,77</text:p>
          </table:table-cell>
          <table:table-cell table:style-name="ce3" office:value-type="float" office:value="5472.44">
            <text:p>5 472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282314.17">
            <text:p>282 314,17</text:p>
          </table:table-cell>
          <table:table-cell table:style-name="ce3" office:value-type="float" office:value="6334.17">
            <text:p>6 334,1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276226.68">
            <text:p>276 226,68</text:p>
          </table:table-cell>
          <table:table-cell table:style-name="ce3" office:value-type="float" office:value="4023.7">
            <text:p>4 023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296603.17">
            <text:p>296 603,17</text:p>
          </table:table-cell>
          <table:table-cell table:style-name="ce3" office:value-type="float" office:value="11812.15">
            <text:p>11 812,1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336358.89">
            <text:p>336 358,89</text:p>
          </table:table-cell>
          <table:table-cell table:style-name="ce3" office:value-type="float" office:value="9127.79">
            <text:p>9 127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197543.78">
            <text:p>197 543,78</text:p>
          </table:table-cell>
          <table:table-cell table:style-name="ce3" office:value-type="float" office:value="3614.05">
            <text:p>3 614,0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288572.99">
            <text:p>288 572,99</text:p>
          </table:table-cell>
          <table:table-cell table:style-name="ce3" office:value-type="float" office:value="5455.07">
            <text:p>5 455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306102.43">
            <text:p>306 102,43</text:p>
          </table:table-cell>
          <table:table-cell table:style-name="ce3" office:value-type="float" office:value="6349.36">
            <text:p>6 349,3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399800.33">
            <text:p>399 800,33</text:p>
          </table:table-cell>
          <table:table-cell table:style-name="ce3" office:value-type="float" office:value="10647.15">
            <text:p>10 647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194023.52">
            <text:p>194 023,52</text:p>
          </table:table-cell>
          <table:table-cell table:style-name="ce3" office:value-type="float" office:value="4479.88">
            <text:p>4 479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84651.84">
            <text:p>384 651,84</text:p>
          </table:table-cell>
          <table:table-cell table:style-name="ce3" office:value-type="float" office:value="10304.09">
            <text:p>10 304,0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171335.1">
            <text:p>171 335,10</text:p>
          </table:table-cell>
          <table:table-cell table:style-name="ce3" office:value-type="float" office:value="4419.27">
            <text:p>4 419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37270.3">
            <text:p>337 270,30</text:p>
          </table:table-cell>
          <table:table-cell table:style-name="ce3" office:value-type="float" office:value="4788.73">
            <text:p>4 788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1">
            <text:p>2010-01-01</text:p>
          </table:table-cell>
          <table:table-cell table:style-name="ce3" office:value-type="float" office:value="273892.45">
            <text:p>273 892,45</text:p>
          </table:table-cell>
          <table:table-cell table:style-name="ce3" office:value-type="float" office:value="4271.56">
            <text:p>4 271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2">
            <text:p>2010-01-02</text:p>
          </table:table-cell>
          <table:table-cell table:style-name="ce3" office:value-type="float" office:value="180335.71">
            <text:p>180 335,71</text:p>
          </table:table-cell>
          <table:table-cell table:style-name="ce3" office:value-type="float" office:value="9700.68">
            <text:p>9 700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346735.21">
            <text:p>346 735,21</text:p>
          </table:table-cell>
          <table:table-cell table:style-name="ce3" office:value-type="float" office:value="3677.72">
            <text:p>3 677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300229.89">
            <text:p>300 229,89</text:p>
          </table:table-cell>
          <table:table-cell table:style-name="ce3" office:value-type="float" office:value="6975.6">
            <text:p>6 975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>
            <text:p>2010-01-05</text:p>
          </table:table-cell>
          <table:table-cell table:style-name="ce3" office:value-type="float" office:value="210568.16">
            <text:p>210 568,16</text:p>
          </table:table-cell>
          <table:table-cell table:style-name="ce3" office:value-type="float" office:value="3497.81">
            <text:p>3 497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>
            <text:p>2010-01-06</text:p>
          </table:table-cell>
          <table:table-cell table:style-name="ce3" office:value-type="float" office:value="247841.89">
            <text:p>247 841,89</text:p>
          </table:table-cell>
          <table:table-cell table:style-name="ce3" office:value-type="float" office:value="13455.04">
            <text:p>13 455,0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7">
            <text:p>2010-01-07</text:p>
          </table:table-cell>
          <table:table-cell table:style-name="ce3" office:value-type="float" office:value="331106.39">
            <text:p>331 106,39</text:p>
          </table:table-cell>
          <table:table-cell table:style-name="ce3" office:value-type="float" office:value="9311.2">
            <text:p>9 311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>
            <text:p>2010-01-08</text:p>
          </table:table-cell>
          <table:table-cell table:style-name="ce3" office:value-type="float" office:value="376972.99">
            <text:p>376 972,99</text:p>
          </table:table-cell>
          <table:table-cell table:style-name="ce3" office:value-type="float" office:value="5158.36">
            <text:p>5 158,3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322514.9">
            <text:p>322 514,90</text:p>
          </table:table-cell>
          <table:table-cell table:style-name="ce3" office:value-type="float" office:value="5859.65">
            <text:p>5 859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413554.08">
            <text:p>413 554,08</text:p>
          </table:table-cell>
          <table:table-cell table:style-name="ce3" office:value-type="float" office:value="8789.67">
            <text:p>8 789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200252.05">
            <text:p>200 252,05</text:p>
          </table:table-cell>
          <table:table-cell table:style-name="ce3" office:value-type="float" office:value="6022.62">
            <text:p>6 022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335849.86">
            <text:p>335 849,86</text:p>
          </table:table-cell>
          <table:table-cell table:style-name="ce3" office:value-type="float" office:value="7446.78">
            <text:p>7 446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318835.09">
            <text:p>318 835,09</text:p>
          </table:table-cell>
          <table:table-cell table:style-name="ce3" office:value-type="float" office:value="13072.37">
            <text:p>13 072,3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table:style-name="ce3" office:value-type="float" office:value="280379.53">
            <text:p>280 379,53</text:p>
          </table:table-cell>
          <table:table-cell table:style-name="ce3" office:value-type="float" office:value="5131.4">
            <text:p>5 131,4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218499.8">
            <text:p>218 499,80</text:p>
          </table:table-cell>
          <table:table-cell table:style-name="ce3" office:value-type="float" office:value="4902.4">
            <text:p>4 902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382065.94">
            <text:p>382 065,94</text:p>
          </table:table-cell>
          <table:table-cell table:style-name="ce3" office:value-type="float" office:value="6394.41">
            <text:p>6 394,4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232846.78">
            <text:p>232 846,78</text:p>
          </table:table-cell>
          <table:table-cell table:style-name="ce3" office:value-type="float" office:value="3250.69">
            <text:p>3 250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>
            <text:p>2010-01-19</text:p>
          </table:table-cell>
          <table:table-cell table:style-name="ce3" office:value-type="float" office:value="294545.36">
            <text:p>294 545,36</text:p>
          </table:table-cell>
          <table:table-cell table:style-name="ce3" office:value-type="float" office:value="6070.6">
            <text:p>6 070,6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0">
            <text:p>2010-01-20</text:p>
          </table:table-cell>
          <table:table-cell table:style-name="ce3" office:value-type="float" office:value="279045.51">
            <text:p>279 045,51</text:p>
          </table:table-cell>
          <table:table-cell table:style-name="ce3" office:value-type="float" office:value="3377.87">
            <text:p>3 377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1">
            <text:p>2010-01-21</text:p>
          </table:table-cell>
          <table:table-cell table:style-name="ce3" office:value-type="float" office:value="347001.63">
            <text:p>347 001,63</text:p>
          </table:table-cell>
          <table:table-cell table:style-name="ce3" office:value-type="float" office:value="10429.87">
            <text:p>10 429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90624.57">
            <text:p>90 624,57</text:p>
          </table:table-cell>
          <table:table-cell table:style-name="ce3" office:value-type="float" office:value="1430.31">
            <text:p>1 430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3">
            <text:p>2010-01-23</text:p>
          </table:table-cell>
          <table:table-cell table:style-name="ce3" office:value-type="float" office:value="355633.92">
            <text:p>355 633,92</text:p>
          </table:table-cell>
          <table:table-cell table:style-name="ce3" office:value-type="float" office:value="8004.36">
            <text:p>8 004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281013.78">
            <text:p>281 013,78</text:p>
          </table:table-cell>
          <table:table-cell table:style-name="ce3" office:value-type="float" office:value="6865.72">
            <text:p>6 865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6">
            <text:p>2010-01-26</text:p>
          </table:table-cell>
          <table:table-cell table:style-name="ce3" office:value-type="float" office:value="179012.01">
            <text:p>179 012,01</text:p>
          </table:table-cell>
          <table:table-cell table:style-name="ce3" office:value-type="float" office:value="3391.66">
            <text:p>3 391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>
            <text:p>2010-01-27</text:p>
          </table:table-cell>
          <table:table-cell table:style-name="ce3" office:value-type="float" office:value="91902.13">
            <text:p>91 902,13</text:p>
          </table:table-cell>
          <table:table-cell table:style-name="ce3" office:value-type="float" office:value="1805.9">
            <text:p>1 805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283866.15">
            <text:p>283 866,15</text:p>
          </table:table-cell>
          <table:table-cell table:style-name="ce3" office:value-type="float" office:value="4250.13">
            <text:p>4 250,1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>
            <text:p>2010-01-29</text:p>
          </table:table-cell>
          <table:table-cell table:style-name="ce3" office:value-type="float" office:value="319255.79">
            <text:p>319 255,79</text:p>
          </table:table-cell>
          <table:table-cell table:style-name="ce3" office:value-type="float" office:value="6211.2">
            <text:p>6 211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270098.6">
            <text:p>270 098,60</text:p>
          </table:table-cell>
          <table:table-cell table:style-name="ce3" office:value-type="float" office:value="6904.36">
            <text:p>6 904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1">
            <text:p>2010-01-31</text:p>
          </table:table-cell>
          <table:table-cell table:style-name="ce3" office:value-type="float" office:value="275515.49">
            <text:p>275 515,49</text:p>
          </table:table-cell>
          <table:table-cell table:style-name="ce3" office:value-type="float" office:value="3401.85">
            <text:p>3 401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225341.95">
            <text:p>225 341,95</text:p>
          </table:table-cell>
          <table:table-cell table:style-name="ce3" office:value-type="float" office:value="4798.59">
            <text:p>4 798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430501.81">
            <text:p>430 501,81</text:p>
          </table:table-cell>
          <table:table-cell table:style-name="ce3" office:value-type="float" office:value="6486.39">
            <text:p>6 486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345844.04">
            <text:p>345 844,04</text:p>
          </table:table-cell>
          <table:table-cell table:style-name="ce3" office:value-type="float" office:value="7322.55">
            <text:p>7 322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230614.76">
            <text:p>230 614,76</text:p>
          </table:table-cell>
          <table:table-cell table:style-name="ce3" office:value-type="float" office:value="4944.57">
            <text:p>4 944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204517.02">
            <text:p>204 517,02</text:p>
          </table:table-cell>
          <table:table-cell table:style-name="ce3" office:value-type="float" office:value="2776.5">
            <text:p>2 776,5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443480.67">
            <text:p>443 480,67</text:p>
          </table:table-cell>
          <table:table-cell table:style-name="ce3" office:value-type="float" office:value="9800.68">
            <text:p>9 800,6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8">
            <text:p>2010-02-08</text:p>
          </table:table-cell>
          <table:table-cell table:style-name="ce3" office:value-type="float" office:value="327888.17">
            <text:p>327 888,17</text:p>
          </table:table-cell>
          <table:table-cell table:style-name="ce3" office:value-type="float" office:value="3715.87">
            <text:p>3 715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259913.75">
            <text:p>259 913,75</text:p>
          </table:table-cell>
          <table:table-cell table:style-name="ce3" office:value-type="float" office:value="5184.79">
            <text:p>5 184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148261.23">
            <text:p>148 261,23</text:p>
          </table:table-cell>
          <table:table-cell table:style-name="ce3" office:value-type="float" office:value="3514.97">
            <text:p>3 514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>
            <text:p>2010-02-11</text:p>
          </table:table-cell>
          <table:table-cell table:style-name="ce3" office:value-type="float" office:value="488952.24">
            <text:p>488 952,24</text:p>
          </table:table-cell>
          <table:table-cell table:style-name="ce3" office:value-type="float" office:value="8463.77">
            <text:p>8 463,7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3">
            <text:p>2010-02-13</text:p>
          </table:table-cell>
          <table:table-cell table:style-name="ce3" office:value-type="float" office:value="268624.87">
            <text:p>268 624,87</text:p>
          </table:table-cell>
          <table:table-cell table:style-name="ce3" office:value-type="float" office:value="3679.79">
            <text:p>3 679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4">
            <text:p>2010-02-14</text:p>
          </table:table-cell>
          <table:table-cell table:style-name="ce3" office:value-type="float" office:value="284993.44">
            <text:p>284 993,44</text:p>
          </table:table-cell>
          <table:table-cell table:style-name="ce3" office:value-type="float" office:value="4173.89">
            <text:p>4 173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table:style-name="ce3" office:value-type="float" office:value="251118.49">
            <text:p>251 118,49</text:p>
          </table:table-cell>
          <table:table-cell table:style-name="ce3" office:value-type="float" office:value="3876.48">
            <text:p>3 876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6">
            <text:p>2010-02-16</text:p>
          </table:table-cell>
          <table:table-cell table:style-name="ce3" office:value-type="float" office:value="171239.55">
            <text:p>171 239,55</text:p>
          </table:table-cell>
          <table:table-cell table:style-name="ce3" office:value-type="float" office:value="2759.7">
            <text:p>2 759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>
            <text:p>2010-02-17</text:p>
          </table:table-cell>
          <table:table-cell table:style-name="ce3" office:value-type="float" office:value="401831.41">
            <text:p>401 831,41</text:p>
          </table:table-cell>
          <table:table-cell table:style-name="ce3" office:value-type="float" office:value="7292.77">
            <text:p>7 292,7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>
            <text:p>2010-02-18</text:p>
          </table:table-cell>
          <table:table-cell table:style-name="ce3" office:value-type="float" office:value="441561.01">
            <text:p>441 561,01</text:p>
          </table:table-cell>
          <table:table-cell table:style-name="ce3" office:value-type="float" office:value="9978.78">
            <text:p>9 978,7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>
            <text:p>2010-02-19</text:p>
          </table:table-cell>
          <table:table-cell table:style-name="ce3" office:value-type="float" office:value="90714.85">
            <text:p>90 714,85</text:p>
          </table:table-cell>
          <table:table-cell table:style-name="ce3" office:value-type="float" office:value="1608.13">
            <text:p>1 608,1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344507.83">
            <text:p>344 507,83</text:p>
          </table:table-cell>
          <table:table-cell table:style-name="ce3" office:value-type="float" office:value="6123.5">
            <text:p>6 123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1">
            <text:p>2010-02-21</text:p>
          </table:table-cell>
          <table:table-cell table:style-name="ce3" office:value-type="float" office:value="534654.78">
            <text:p>534 654,78</text:p>
          </table:table-cell>
          <table:table-cell table:style-name="ce3" office:value-type="float" office:value="9926.75">
            <text:p>9 926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185035.74">
            <text:p>185 035,74</text:p>
          </table:table-cell>
          <table:table-cell table:style-name="ce3" office:value-type="float" office:value="4382.66">
            <text:p>4 382,6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250703.78">
            <text:p>250 703,78</text:p>
          </table:table-cell>
          <table:table-cell table:style-name="ce3" office:value-type="float" office:value="4950.71">
            <text:p>4 950,7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4">
            <text:p>2010-02-24</text:p>
          </table:table-cell>
          <table:table-cell table:style-name="ce3" office:value-type="float" office:value="310380.27">
            <text:p>310 380,27</text:p>
          </table:table-cell>
          <table:table-cell table:style-name="ce3" office:value-type="float" office:value="4651.29">
            <text:p>4 651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>
            <text:p>2010-02-25</text:p>
          </table:table-cell>
          <table:table-cell table:style-name="ce3" office:value-type="float" office:value="269320.15">
            <text:p>269 320,15</text:p>
          </table:table-cell>
          <table:table-cell table:style-name="ce3" office:value-type="float" office:value="14557.85">
            <text:p>14 557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7">
            <text:p>2010-02-27</text:p>
          </table:table-cell>
          <table:table-cell table:style-name="ce3" office:value-type="float" office:value="318158.31">
            <text:p>318 158,31</text:p>
          </table:table-cell>
          <table:table-cell table:style-name="ce3" office:value-type="float" office:value="6569.45">
            <text:p>6 569,4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8">
            <text:p>2010-02-28</text:p>
          </table:table-cell>
          <table:table-cell table:style-name="ce3" office:value-type="float" office:value="225520.2">
            <text:p>225 520,20</text:p>
          </table:table-cell>
          <table:table-cell table:style-name="ce3" office:value-type="float" office:value="3131.36">
            <text:p>3 131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1">
            <text:p>2010-03-01</text:p>
          </table:table-cell>
          <table:table-cell table:style-name="ce3" office:value-type="float" office:value="363754.12">
            <text:p>363 754,12</text:p>
          </table:table-cell>
          <table:table-cell table:style-name="ce3" office:value-type="float" office:value="7723.02">
            <text:p>7 723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340101.75">
            <text:p>340 101,75</text:p>
          </table:table-cell>
          <table:table-cell table:style-name="ce3" office:value-type="float" office:value="5276.99">
            <text:p>5 276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4">
            <text:p>2010-03-04</text:p>
          </table:table-cell>
          <table:table-cell table:style-name="ce3" office:value-type="float" office:value="317454.54">
            <text:p>317 454,54</text:p>
          </table:table-cell>
          <table:table-cell table:style-name="ce3" office:value-type="float" office:value="5543.12">
            <text:p>5 543,1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>
            <text:p>2010-03-05</text:p>
          </table:table-cell>
          <table:table-cell table:style-name="ce3" office:value-type="float" office:value="264592.2">
            <text:p>264 592,20</text:p>
          </table:table-cell>
          <table:table-cell table:style-name="ce3" office:value-type="float" office:value="3475.99">
            <text:p>3 475,9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107392.01">
            <text:p>107 392,01</text:p>
          </table:table-cell>
          <table:table-cell table:style-name="ce3" office:value-type="float" office:value="1872.9">
            <text:p>1 872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7">
            <text:p>2010-03-07</text:p>
          </table:table-cell>
          <table:table-cell table:style-name="ce3" office:value-type="float" office:value="159305.5">
            <text:p>159 305,50</text:p>
          </table:table-cell>
          <table:table-cell table:style-name="ce3" office:value-type="float" office:value="2737.21">
            <text:p>2 737,2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>
            <text:p>2010-03-08</text:p>
          </table:table-cell>
          <table:table-cell table:style-name="ce3" office:value-type="float" office:value="204064.57">
            <text:p>204 064,57</text:p>
          </table:table-cell>
          <table:table-cell table:style-name="ce3" office:value-type="float" office:value="4529.74">
            <text:p>4 529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398924.61">
            <text:p>398 924,61</text:p>
          </table:table-cell>
          <table:table-cell table:style-name="ce3" office:value-type="float" office:value="9486.91">
            <text:p>9 486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284514.72">
            <text:p>284 514,72</text:p>
          </table:table-cell>
          <table:table-cell table:style-name="ce3" office:value-type="float" office:value="6117.28">
            <text:p>6 117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210786.53">
            <text:p>210 786,53</text:p>
          </table:table-cell>
          <table:table-cell table:style-name="ce3" office:value-type="float" office:value="3481.2">
            <text:p>3 481,2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221676.27">
            <text:p>221 676,27</text:p>
          </table:table-cell>
          <table:table-cell table:style-name="ce3" office:value-type="float" office:value="4823.24">
            <text:p>4 823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229744.44">
            <text:p>229 744,44</text:p>
          </table:table-cell>
          <table:table-cell table:style-name="ce3" office:value-type="float" office:value="4044.08">
            <text:p>4 044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218260.93">
            <text:p>218 260,93</text:p>
          </table:table-cell>
          <table:table-cell table:style-name="ce3" office:value-type="float" office:value="4804.33">
            <text:p>4 804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206317.24">
            <text:p>206 317,24</text:p>
          </table:table-cell>
          <table:table-cell table:style-name="ce3" office:value-type="float" office:value="2490.85">
            <text:p>2 490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420411.83">
            <text:p>420 411,83</text:p>
          </table:table-cell>
          <table:table-cell table:style-name="ce3" office:value-type="float" office:value="8430.15">
            <text:p>8 430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>
            <text:p>2010-03-17</text:p>
          </table:table-cell>
          <table:table-cell table:style-name="ce3" office:value-type="float" office:value="368979.51">
            <text:p>368 979,51</text:p>
          </table:table-cell>
          <table:table-cell table:style-name="ce3" office:value-type="float" office:value="5897.07">
            <text:p>5 897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343808.96">
            <text:p>343 808,96</text:p>
          </table:table-cell>
          <table:table-cell table:style-name="ce3" office:value-type="float" office:value="4019.28">
            <text:p>4 019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410894.05">
            <text:p>410 894,05</text:p>
          </table:table-cell>
          <table:table-cell table:style-name="ce3" office:value-type="float" office:value="9702.34">
            <text:p>9 702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387256.54">
            <text:p>387 256,54</text:p>
          </table:table-cell>
          <table:table-cell table:style-name="ce3" office:value-type="float" office:value="20686.78">
            <text:p>20 686,7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1">
            <text:p>2010-03-21</text:p>
          </table:table-cell>
          <table:table-cell table:style-name="ce3" office:value-type="float" office:value="131784.01">
            <text:p>131 784,01</text:p>
          </table:table-cell>
          <table:table-cell table:style-name="ce3" office:value-type="float" office:value="4464.23">
            <text:p>4 464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table:style-name="ce3" office:value-type="float" office:value="218632.49">
            <text:p>218 632,49</text:p>
          </table:table-cell>
          <table:table-cell table:style-name="ce3" office:value-type="float" office:value="3425.77">
            <text:p>3 425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130037.72">
            <text:p>130 037,72</text:p>
          </table:table-cell>
          <table:table-cell table:style-name="ce3" office:value-type="float" office:value="3124.4">
            <text:p>3 124,4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371375.59">
            <text:p>371 375,59</text:p>
          </table:table-cell>
          <table:table-cell table:style-name="ce3" office:value-type="float" office:value="7616.4">
            <text:p>7 616,4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228008.45">
            <text:p>228 008,45</text:p>
          </table:table-cell>
          <table:table-cell table:style-name="ce3" office:value-type="float" office:value="4504.32">
            <text:p>4 504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337292.91">
            <text:p>337 292,91</text:p>
          </table:table-cell>
          <table:table-cell table:style-name="ce3" office:value-type="float" office:value="6359.22">
            <text:p>6 359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411492.39">
            <text:p>411 492,39</text:p>
          </table:table-cell>
          <table:table-cell table:style-name="ce3" office:value-type="float" office:value="7170.11">
            <text:p>7 170,1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8">
            <text:p>2010-03-28</text:p>
          </table:table-cell>
          <table:table-cell table:style-name="ce3" office:value-type="float" office:value="308998.08">
            <text:p>308 998,08</text:p>
          </table:table-cell>
          <table:table-cell table:style-name="ce3" office:value-type="float" office:value="3064.85">
            <text:p>3 064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512486.86">
            <text:p>512 486,86</text:p>
          </table:table-cell>
          <table:table-cell table:style-name="ce3" office:value-type="float" office:value="9870.7">
            <text:p>9 870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133771.11">
            <text:p>133 771,11</text:p>
          </table:table-cell>
          <table:table-cell table:style-name="ce3" office:value-type="float" office:value="2964.79">
            <text:p>2 964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142876.96">
            <text:p>142 876,96</text:p>
          </table:table-cell>
          <table:table-cell table:style-name="ce3" office:value-type="float" office:value="1639.81">
            <text:p>1 639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1">
            <text:p>2010-04-01</text:p>
          </table:table-cell>
          <table:table-cell table:style-name="ce3" office:value-type="float" office:value="257250.23">
            <text:p>257 250,23</text:p>
          </table:table-cell>
          <table:table-cell table:style-name="ce3" office:value-type="float" office:value="3589.37">
            <text:p>3 589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>
            <text:p>2010-04-02</text:p>
          </table:table-cell>
          <table:table-cell table:style-name="ce3" office:value-type="float" office:value="310133.98">
            <text:p>310 133,98</text:p>
          </table:table-cell>
          <table:table-cell table:style-name="ce3" office:value-type="float" office:value="4469.43">
            <text:p>4 469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3">
            <text:p>2010-04-03</text:p>
          </table:table-cell>
          <table:table-cell table:style-name="ce3" office:value-type="float" office:value="639685.49">
            <text:p>639 685,49</text:p>
          </table:table-cell>
          <table:table-cell table:style-name="ce3" office:value-type="float" office:value="9127.93">
            <text:p>9 127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4">
            <text:p>2010-04-04</text:p>
          </table:table-cell>
          <table:table-cell table:style-name="ce3" office:value-type="float" office:value="96554.33">
            <text:p>96 554,33</text:p>
          </table:table-cell>
          <table:table-cell table:style-name="ce3" office:value-type="float" office:value="1511.02">
            <text:p>1 511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331617.56">
            <text:p>331 617,56</text:p>
          </table:table-cell>
          <table:table-cell table:style-name="ce3" office:value-type="float" office:value="8050.92">
            <text:p>8 050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7">
            <text:p>2010-04-07</text:p>
          </table:table-cell>
          <table:table-cell table:style-name="ce3" office:value-type="float" office:value="255254.27">
            <text:p>255 254,27</text:p>
          </table:table-cell>
          <table:table-cell table:style-name="ce3" office:value-type="float" office:value="4508.2">
            <text:p>4 508,2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8">
            <text:p>2010-04-08</text:p>
          </table:table-cell>
          <table:table-cell table:style-name="ce3" office:value-type="float" office:value="246293.4">
            <text:p>246 293,40</text:p>
          </table:table-cell>
          <table:table-cell table:style-name="ce3" office:value-type="float" office:value="4019.15">
            <text:p>4 019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>
            <text:p>2010-04-09</text:p>
          </table:table-cell>
          <table:table-cell table:style-name="ce3" office:value-type="float" office:value="308287.62">
            <text:p>308 287,62</text:p>
          </table:table-cell>
          <table:table-cell table:style-name="ce3" office:value-type="float" office:value="13485.9">
            <text:p>13 485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167580.15">
            <text:p>167 580,15</text:p>
          </table:table-cell>
          <table:table-cell table:style-name="ce3" office:value-type="float" office:value="3551.93">
            <text:p>3 551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249376.83">
            <text:p>249 376,83</text:p>
          </table:table-cell>
          <table:table-cell table:style-name="ce3" office:value-type="float" office:value="5320.61">
            <text:p>5 320,6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>
            <text:p>2010-04-12</text:p>
          </table:table-cell>
          <table:table-cell table:style-name="ce3" office:value-type="float" office:value="210727.92">
            <text:p>210 727,92</text:p>
          </table:table-cell>
          <table:table-cell table:style-name="ce3" office:value-type="float" office:value="6194.24">
            <text:p>6 194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440368.47">
            <text:p>440 368,47</text:p>
          </table:table-cell>
          <table:table-cell table:style-name="ce3" office:value-type="float" office:value="5997.94">
            <text:p>5 997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>
            <text:p>2010-04-15</text:p>
          </table:table-cell>
          <table:table-cell table:style-name="ce3" office:value-type="float" office:value="300652.3">
            <text:p>300 652,30</text:p>
          </table:table-cell>
          <table:table-cell table:style-name="ce3" office:value-type="float" office:value="4899.81">
            <text:p>4 899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390796.58">
            <text:p>390 796,58</text:p>
          </table:table-cell>
          <table:table-cell table:style-name="ce3" office:value-type="float" office:value="9351.44">
            <text:p>9 351,4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261021.76">
            <text:p>261 021,76</text:p>
          </table:table-cell>
          <table:table-cell table:style-name="ce3" office:value-type="float" office:value="5046.82">
            <text:p>5 046,8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348620.86">
            <text:p>348 620,86</text:p>
          </table:table-cell>
          <table:table-cell table:style-name="ce3" office:value-type="float" office:value="6361.69">
            <text:p>6 361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323601.8">
            <text:p>323 601,80</text:p>
          </table:table-cell>
          <table:table-cell table:style-name="ce3" office:value-type="float" office:value="3097.56">
            <text:p>3 097,5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>
            <text:p>2010-04-22</text:p>
          </table:table-cell>
          <table:table-cell table:style-name="ce3" office:value-type="float" office:value="260252.46">
            <text:p>260 252,46</text:p>
          </table:table-cell>
          <table:table-cell table:style-name="ce3" office:value-type="float" office:value="5574.05">
            <text:p>5 574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300504.2">
            <text:p>300 504,20</text:p>
          </table:table-cell>
          <table:table-cell table:style-name="ce3" office:value-type="float" office:value="3537.42">
            <text:p>3 537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323823.31">
            <text:p>323 823,31</text:p>
          </table:table-cell>
          <table:table-cell table:style-name="ce3" office:value-type="float" office:value="3627.87">
            <text:p>3 627,8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389723.77">
            <text:p>389 723,77</text:p>
          </table:table-cell>
          <table:table-cell table:style-name="ce3" office:value-type="float" office:value="13122.01">
            <text:p>13 122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262311.21">
            <text:p>262 311,21</text:p>
          </table:table-cell>
          <table:table-cell table:style-name="ce3" office:value-type="float" office:value="3377.69">
            <text:p>3 377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3" office:value-type="float" office:value="165257.15">
            <text:p>165 257,15</text:p>
          </table:table-cell>
          <table:table-cell table:style-name="ce3" office:value-type="float" office:value="2462.48">
            <text:p>2 462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368561.54">
            <text:p>368 561,54</text:p>
          </table:table-cell>
          <table:table-cell table:style-name="ce3" office:value-type="float" office:value="4983.93">
            <text:p>4 983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401484.82">
            <text:p>401 484,82</text:p>
          </table:table-cell>
          <table:table-cell table:style-name="ce3" office:value-type="float" office:value="6961.76">
            <text:p>6 961,7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>
            <text:p>2010-05-01</text:p>
          </table:table-cell>
          <table:table-cell table:style-name="ce3" office:value-type="float" office:value="225717.04">
            <text:p>225 717,04</text:p>
          </table:table-cell>
          <table:table-cell table:style-name="ce3" office:value-type="float" office:value="4373.51">
            <text:p>4 373,5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2">
            <text:p>2010-05-02</text:p>
          </table:table-cell>
          <table:table-cell table:style-name="ce3" office:value-type="float" office:value="431826.29">
            <text:p>431 826,29</text:p>
          </table:table-cell>
          <table:table-cell table:style-name="ce3" office:value-type="float" office:value="8136.92">
            <text:p>8 136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4">
            <text:p>2010-05-04</text:p>
          </table:table-cell>
          <table:table-cell table:style-name="ce3" office:value-type="float" office:value="277004.84">
            <text:p>277 004,84</text:p>
          </table:table-cell>
          <table:table-cell table:style-name="ce3" office:value-type="float" office:value="3344.66">
            <text:p>3 344,6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211679.51">
            <text:p>211 679,51</text:p>
          </table:table-cell>
          <table:table-cell table:style-name="ce3" office:value-type="float" office:value="3131.35">
            <text:p>3 131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7">
            <text:p>2010-05-07</text:p>
          </table:table-cell>
          <table:table-cell table:style-name="ce3" office:value-type="float" office:value="361477.26">
            <text:p>361 477,26</text:p>
          </table:table-cell>
          <table:table-cell table:style-name="ce3" office:value-type="float" office:value="4824.84">
            <text:p>4 824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333651.96">
            <text:p>333 651,96</text:p>
          </table:table-cell>
          <table:table-cell table:style-name="ce3" office:value-type="float" office:value="4970.98">
            <text:p>4 970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430922.5">
            <text:p>430 922,50</text:p>
          </table:table-cell>
          <table:table-cell table:style-name="ce3" office:value-type="float" office:value="14054.88">
            <text:p>14 054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table:style-name="ce3" office:value-type="float" office:value="349547.27">
            <text:p>349 547,27</text:p>
          </table:table-cell>
          <table:table-cell table:style-name="ce3" office:value-type="float" office:value="15809.47">
            <text:p>15 809,4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1">
            <text:p>2010-05-11</text:p>
          </table:table-cell>
          <table:table-cell table:style-name="ce3" office:value-type="float" office:value="205258.18">
            <text:p>205 258,18</text:p>
          </table:table-cell>
          <table:table-cell table:style-name="ce3" office:value-type="float" office:value="2616.42">
            <text:p>2 616,4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254288.91">
            <text:p>254 288,91</text:p>
          </table:table-cell>
          <table:table-cell table:style-name="ce3" office:value-type="float" office:value="4785.26">
            <text:p>4 785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>
            <text:p>2010-05-13</text:p>
          </table:table-cell>
          <table:table-cell table:style-name="ce3" office:value-type="float" office:value="205175.49">
            <text:p>205 175,49</text:p>
          </table:table-cell>
          <table:table-cell table:style-name="ce3" office:value-type="float" office:value="4197.53">
            <text:p>4 197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329890.47">
            <text:p>329 890,47</text:p>
          </table:table-cell>
          <table:table-cell table:style-name="ce3" office:value-type="float" office:value="7680.8">
            <text:p>7 680,8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5">
            <text:p>2010-05-15</text:p>
          </table:table-cell>
          <table:table-cell table:style-name="ce3" office:value-type="float" office:value="443956.76">
            <text:p>443 956,76</text:p>
          </table:table-cell>
          <table:table-cell table:style-name="ce3" office:value-type="float" office:value="21426.48">
            <text:p>21 426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202259.06">
            <text:p>202 259,06</text:p>
          </table:table-cell>
          <table:table-cell table:style-name="ce3" office:value-type="float" office:value="2555.07">
            <text:p>2 555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7">
            <text:p>2010-05-17</text:p>
          </table:table-cell>
          <table:table-cell table:style-name="ce3" office:value-type="float" office:value="355314.89">
            <text:p>355 314,89</text:p>
          </table:table-cell>
          <table:table-cell table:style-name="ce3" office:value-type="float" office:value="8500.36">
            <text:p>8 500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227238.42">
            <text:p>227 238,42</text:p>
          </table:table-cell>
          <table:table-cell table:style-name="ce3" office:value-type="float" office:value="7026.54">
            <text:p>7 026,5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264247.08">
            <text:p>264 247,08</text:p>
          </table:table-cell>
          <table:table-cell table:style-name="ce3" office:value-type="float" office:value="7285.55">
            <text:p>7 285,5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228536.29">
            <text:p>228 536,29</text:p>
          </table:table-cell>
          <table:table-cell table:style-name="ce3" office:value-type="float" office:value="2166.43">
            <text:p>2 166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3" office:value-type="float" office:value="229165.52">
            <text:p>229 165,52</text:p>
          </table:table-cell>
          <table:table-cell table:style-name="ce3" office:value-type="float" office:value="7970.97">
            <text:p>7 970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3" office:value-type="float" office:value="259258.67">
            <text:p>259 258,67</text:p>
          </table:table-cell>
          <table:table-cell table:style-name="ce3" office:value-type="float" office:value="4271.15">
            <text:p>4 271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536062.33">
            <text:p>536 062,33</text:p>
          </table:table-cell>
          <table:table-cell table:style-name="ce3" office:value-type="float" office:value="17001.66">
            <text:p>17 001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3" office:value-type="float" office:value="261629">
            <text:p>261 629,00</text:p>
          </table:table-cell>
          <table:table-cell table:style-name="ce3" office:value-type="float" office:value="5997.91">
            <text:p>5 997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287656.04">
            <text:p>287 656,04</text:p>
          </table:table-cell>
          <table:table-cell table:style-name="ce3" office:value-type="float" office:value="5805.37">
            <text:p>5 805,3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>
            <text:p>2010-05-28</text:p>
          </table:table-cell>
          <table:table-cell table:style-name="ce3" office:value-type="float" office:value="116598.27">
            <text:p>116 598,27</text:p>
          </table:table-cell>
          <table:table-cell table:style-name="ce3" office:value-type="float" office:value="1444.48">
            <text:p>1 444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9">
            <text:p>2010-05-29</text:p>
          </table:table-cell>
          <table:table-cell table:style-name="ce3" office:value-type="float" office:value="228652.72">
            <text:p>228 652,72</text:p>
          </table:table-cell>
          <table:table-cell table:style-name="ce3" office:value-type="float" office:value="3831.95">
            <text:p>3 831,95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1">
            <text:p>2010-05-31</text:p>
          </table:table-cell>
          <table:table-cell table:style-name="ce3" office:value-type="float" office:value="551075.19">
            <text:p>551 075,19</text:p>
          </table:table-cell>
          <table:table-cell table:style-name="ce3" office:value-type="float" office:value="7309.66">
            <text:p>7 309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193408.14">
            <text:p>193 408,14</text:p>
          </table:table-cell>
          <table:table-cell table:style-name="ce3" office:value-type="float" office:value="2291.84">
            <text:p>2 291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>
            <text:p>2010-06-02</text:p>
          </table:table-cell>
          <table:table-cell table:style-name="ce3" office:value-type="float" office:value="218063.53">
            <text:p>218 063,53</text:p>
          </table:table-cell>
          <table:table-cell table:style-name="ce3" office:value-type="float" office:value="5238.13">
            <text:p>5 238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335435.01">
            <text:p>335 435,01</text:p>
          </table:table-cell>
          <table:table-cell table:style-name="ce3" office:value-type="float" office:value="7142.99">
            <text:p>7 142,9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4">
            <text:p>2010-06-04</text:p>
          </table:table-cell>
          <table:table-cell table:style-name="ce3" office:value-type="float" office:value="468826.34">
            <text:p>468 826,34</text:p>
          </table:table-cell>
          <table:table-cell table:style-name="ce3" office:value-type="float" office:value="15236.48">
            <text:p>15 236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289025.11">
            <text:p>289 025,11</text:p>
          </table:table-cell>
          <table:table-cell table:style-name="ce3" office:value-type="float" office:value="4361.98">
            <text:p>4 361,9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445736.29">
            <text:p>445 736,29</text:p>
          </table:table-cell>
          <table:table-cell table:style-name="ce3" office:value-type="float" office:value="7343.27">
            <text:p>7 343,2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158123.49">
            <text:p>158 123,49</text:p>
          </table:table-cell>
          <table:table-cell table:style-name="ce3" office:value-type="float" office:value="3036.17">
            <text:p>3 036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402349.51">
            <text:p>402 349,51</text:p>
          </table:table-cell>
          <table:table-cell table:style-name="ce3" office:value-type="float" office:value="10818.76">
            <text:p>10 818,7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>
            <text:p>2010-06-10</text:p>
          </table:table-cell>
          <table:table-cell table:style-name="ce3" office:value-type="float" office:value="451727.78">
            <text:p>451 727,78</text:p>
          </table:table-cell>
          <table:table-cell table:style-name="ce3" office:value-type="float" office:value="8114.38">
            <text:p>8 114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327257.75">
            <text:p>327 257,75</text:p>
          </table:table-cell>
          <table:table-cell table:style-name="ce3" office:value-type="float" office:value="3816.42">
            <text:p>3 816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227086.43">
            <text:p>227 086,43</text:p>
          </table:table-cell>
          <table:table-cell table:style-name="ce3" office:value-type="float" office:value="13318.85">
            <text:p>13 318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3">
            <text:p>2010-06-13</text:p>
          </table:table-cell>
          <table:table-cell table:style-name="ce3" office:value-type="float" office:value="649556.99">
            <text:p>649 556,99</text:p>
          </table:table-cell>
          <table:table-cell table:style-name="ce3" office:value-type="float" office:value="10376.31">
            <text:p>10 376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table:style-name="ce3" office:value-type="float" office:value="480183.57">
            <text:p>480 183,57</text:p>
          </table:table-cell>
          <table:table-cell table:style-name="ce3" office:value-type="float" office:value="5626.05">
            <text:p>5 626,0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5">
            <text:p>2010-06-15</text:p>
          </table:table-cell>
          <table:table-cell table:style-name="ce3" office:value-type="float" office:value="315810.57">
            <text:p>315 810,57</text:p>
          </table:table-cell>
          <table:table-cell table:style-name="ce3" office:value-type="float" office:value="5239.93">
            <text:p>5 239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>
            <text:p>2010-06-16</text:p>
          </table:table-cell>
          <table:table-cell table:style-name="ce3" office:value-type="float" office:value="354274.56">
            <text:p>354 274,56</text:p>
          </table:table-cell>
          <table:table-cell table:style-name="ce3" office:value-type="float" office:value="5785.02">
            <text:p>5 785,0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234242.27">
            <text:p>234 242,27</text:p>
          </table:table-cell>
          <table:table-cell table:style-name="ce3" office:value-type="float" office:value="5433.59">
            <text:p>5 433,5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8">
            <text:p>2010-06-18</text:p>
          </table:table-cell>
          <table:table-cell table:style-name="ce3" office:value-type="float" office:value="427114.53">
            <text:p>427 114,53</text:p>
          </table:table-cell>
          <table:table-cell table:style-name="ce3" office:value-type="float" office:value="6447.01">
            <text:p>6 447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9">
            <text:p>2010-06-19</text:p>
          </table:table-cell>
          <table:table-cell table:style-name="ce3" office:value-type="float" office:value="194797.36">
            <text:p>194 797,36</text:p>
          </table:table-cell>
          <table:table-cell table:style-name="ce3" office:value-type="float" office:value="2646.34">
            <text:p>2 646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199625.82">
            <text:p>199 625,82</text:p>
          </table:table-cell>
          <table:table-cell table:style-name="ce3" office:value-type="float" office:value="3739.01">
            <text:p>3 739,0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231373.86">
            <text:p>231 373,86</text:p>
          </table:table-cell>
          <table:table-cell table:style-name="ce3" office:value-type="float" office:value="2940.32">
            <text:p>2 940,3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132736.8">
            <text:p>132 736,80</text:p>
          </table:table-cell>
          <table:table-cell table:style-name="ce3" office:value-type="float" office:value="1294.99">
            <text:p>1 294,9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288663.63">
            <text:p>288 663,63</text:p>
          </table:table-cell>
          <table:table-cell table:style-name="ce3" office:value-type="float" office:value="4862.93">
            <text:p>4 862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4">
            <text:p>2010-06-24</text:p>
          </table:table-cell>
          <table:table-cell table:style-name="ce3" office:value-type="float" office:value="289829.53">
            <text:p>289 829,53</text:p>
          </table:table-cell>
          <table:table-cell table:style-name="ce3" office:value-type="float" office:value="3724.36">
            <text:p>3 724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>
            <text:p>2010-06-25</text:p>
          </table:table-cell>
          <table:table-cell table:style-name="ce3" office:value-type="float" office:value="481450.3">
            <text:p>481 450,30</text:p>
          </table:table-cell>
          <table:table-cell table:style-name="ce3" office:value-type="float" office:value="4491.98">
            <text:p>4 491,9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7">
            <text:p>2010-06-27</text:p>
          </table:table-cell>
          <table:table-cell table:style-name="ce3" office:value-type="float" office:value="369385.74">
            <text:p>369 385,74</text:p>
          </table:table-cell>
          <table:table-cell table:style-name="ce3" office:value-type="float" office:value="11049.53">
            <text:p>11 049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>
            <text:p>2010-06-28</text:p>
          </table:table-cell>
          <table:table-cell table:style-name="ce3" office:value-type="float" office:value="297781.92">
            <text:p>297 781,92</text:p>
          </table:table-cell>
          <table:table-cell table:style-name="ce3" office:value-type="float" office:value="4716.22">
            <text:p>4 716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9">
            <text:p>2010-06-29</text:p>
          </table:table-cell>
          <table:table-cell table:style-name="ce3" office:value-type="float" office:value="380444.1">
            <text:p>380 444,10</text:p>
          </table:table-cell>
          <table:table-cell table:style-name="ce3" office:value-type="float" office:value="6482.26">
            <text:p>6 482,26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>
            <text:p>2010-06-30</text:p>
          </table:table-cell>
          <table:table-cell table:style-name="ce3" office:value-type="float" office:value="292669.79">
            <text:p>292 669,79</text:p>
          </table:table-cell>
          <table:table-cell table:style-name="ce3" office:value-type="float" office:value="10057.38">
            <text:p>10 057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365770.7">
            <text:p>365 770,70</text:p>
          </table:table-cell>
          <table:table-cell table:style-name="ce3" office:value-type="float" office:value="9114.64">
            <text:p>9 114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2">
            <text:p>2010-07-02</text:p>
          </table:table-cell>
          <table:table-cell table:style-name="ce3" office:value-type="float" office:value="168287.26">
            <text:p>168 287,26</text:p>
          </table:table-cell>
          <table:table-cell table:style-name="ce3" office:value-type="float" office:value="2895.02">
            <text:p>2 895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271904.55">
            <text:p>271 904,55</text:p>
          </table:table-cell>
          <table:table-cell table:style-name="ce3" office:value-type="float" office:value="10206.63">
            <text:p>10 206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276758.17">
            <text:p>276 758,17</text:p>
          </table:table-cell>
          <table:table-cell table:style-name="ce3" office:value-type="float" office:value="7370.39">
            <text:p>7 370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table:style-name="ce3" office:value-type="float" office:value="373351.31">
            <text:p>373 351,31</text:p>
          </table:table-cell>
          <table:table-cell table:style-name="ce3" office:value-type="float" office:value="8359.86">
            <text:p>8 359,8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>
            <text:p>2010-07-06</text:p>
          </table:table-cell>
          <table:table-cell table:style-name="ce3" office:value-type="float" office:value="165475.89">
            <text:p>165 475,89</text:p>
          </table:table-cell>
          <table:table-cell table:style-name="ce3" office:value-type="float" office:value="2989.63">
            <text:p>2 989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281973.38">
            <text:p>281 973,38</text:p>
          </table:table-cell>
          <table:table-cell table:style-name="ce3" office:value-type="float" office:value="8042.59">
            <text:p>8 042,5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8">
            <text:p>2010-07-08</text:p>
          </table:table-cell>
          <table:table-cell table:style-name="ce3" office:value-type="float" office:value="424834.19">
            <text:p>424 834,19</text:p>
          </table:table-cell>
          <table:table-cell table:style-name="ce3" office:value-type="float" office:value="9750.61">
            <text:p>9 750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248754.05">
            <text:p>248 754,05</text:p>
          </table:table-cell>
          <table:table-cell table:style-name="ce3" office:value-type="float" office:value="5106.84">
            <text:p>5 106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456788.29">
            <text:p>456 788,29</text:p>
          </table:table-cell>
          <table:table-cell table:style-name="ce3" office:value-type="float" office:value="8187.64">
            <text:p>8 187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294055.14">
            <text:p>294 055,14</text:p>
          </table:table-cell>
          <table:table-cell table:style-name="ce3" office:value-type="float" office:value="3507.34">
            <text:p>3 507,3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2">
            <text:p>2010-07-12</text:p>
          </table:table-cell>
          <table:table-cell table:style-name="ce3" office:value-type="float" office:value="241633.45">
            <text:p>241 633,45</text:p>
          </table:table-cell>
          <table:table-cell table:style-name="ce3" office:value-type="float" office:value="2882.08">
            <text:p>2 882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467316.57">
            <text:p>467 316,57</text:p>
          </table:table-cell>
          <table:table-cell table:style-name="ce3" office:value-type="float" office:value="17024.28">
            <text:p>17 024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336408.4">
            <text:p>336 408,40</text:p>
          </table:table-cell>
          <table:table-cell table:style-name="ce3" office:value-type="float" office:value="6387.1">
            <text:p>6 387,1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298665.62">
            <text:p>298 665,62</text:p>
          </table:table-cell>
          <table:table-cell table:style-name="ce3" office:value-type="float" office:value="13303.59">
            <text:p>13 303,5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345148.24">
            <text:p>345 148,24</text:p>
          </table:table-cell>
          <table:table-cell table:style-name="ce3" office:value-type="float" office:value="5437.12">
            <text:p>5 437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8">
            <text:p>2010-07-18</text:p>
          </table:table-cell>
          <table:table-cell table:style-name="ce3" office:value-type="float" office:value="335807.65">
            <text:p>335 807,65</text:p>
          </table:table-cell>
          <table:table-cell table:style-name="ce3" office:value-type="float" office:value="5574.5">
            <text:p>5 574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9">
            <text:p>2010-07-19</text:p>
          </table:table-cell>
          <table:table-cell table:style-name="ce3" office:value-type="float" office:value="278247.23">
            <text:p>278 247,23</text:p>
          </table:table-cell>
          <table:table-cell table:style-name="ce3" office:value-type="float" office:value="6971.87">
            <text:p>6 971,8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>
            <text:p>2010-07-20</text:p>
          </table:table-cell>
          <table:table-cell table:style-name="ce3" office:value-type="float" office:value="333518.65">
            <text:p>333 518,65</text:p>
          </table:table-cell>
          <table:table-cell table:style-name="ce3" office:value-type="float" office:value="6500.07">
            <text:p>6 500,0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1">
            <text:p>2010-07-21</text:p>
          </table:table-cell>
          <table:table-cell table:style-name="ce3" office:value-type="float" office:value="492334.95">
            <text:p>492 334,95</text:p>
          </table:table-cell>
          <table:table-cell table:style-name="ce3" office:value-type="float" office:value="11131.24">
            <text:p>11 131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>
            <text:p>2010-07-22</text:p>
          </table:table-cell>
          <table:table-cell table:style-name="ce3" office:value-type="float" office:value="444378.73">
            <text:p>444 378,73</text:p>
          </table:table-cell>
          <table:table-cell table:style-name="ce3" office:value-type="float" office:value="6405">
            <text:p>6 405,0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380527.45">
            <text:p>380 527,45</text:p>
          </table:table-cell>
          <table:table-cell table:style-name="ce3" office:value-type="float" office:value="10801.23">
            <text:p>10 801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4">
            <text:p>2010-07-24</text:p>
          </table:table-cell>
          <table:table-cell table:style-name="ce3" office:value-type="float" office:value="317772.79">
            <text:p>317 772,79</text:p>
          </table:table-cell>
          <table:table-cell table:style-name="ce3" office:value-type="float" office:value="5420.89">
            <text:p>5 420,8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245155.52">
            <text:p>245 155,52</text:p>
          </table:table-cell>
          <table:table-cell table:style-name="ce3" office:value-type="float" office:value="3312.46">
            <text:p>3 312,4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6">
            <text:p>2010-07-26</text:p>
          </table:table-cell>
          <table:table-cell table:style-name="ce3" office:value-type="float" office:value="324520.31">
            <text:p>324 520,31</text:p>
          </table:table-cell>
          <table:table-cell table:style-name="ce3" office:value-type="float" office:value="8238.65">
            <text:p>8 238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>
            <text:p>2010-07-27</text:p>
          </table:table-cell>
          <table:table-cell table:style-name="ce3" office:value-type="float" office:value="333518.74">
            <text:p>333 518,74</text:p>
          </table:table-cell>
          <table:table-cell table:style-name="ce3" office:value-type="float" office:value="6718.75">
            <text:p>6 718,7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8">
            <text:p>2010-07-28</text:p>
          </table:table-cell>
          <table:table-cell table:style-name="ce3" office:value-type="float" office:value="380077.37">
            <text:p>380 077,37</text:p>
          </table:table-cell>
          <table:table-cell table:style-name="ce3" office:value-type="float" office:value="4581.45">
            <text:p>4 581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9">
            <text:p>2010-07-29</text:p>
          </table:table-cell>
          <table:table-cell table:style-name="ce3" office:value-type="float" office:value="174783.64">
            <text:p>174 783,64</text:p>
          </table:table-cell>
          <table:table-cell table:style-name="ce3" office:value-type="float" office:value="2082.99">
            <text:p>2 082,9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0">
            <text:p>2010-07-30</text:p>
          </table:table-cell>
          <table:table-cell table:style-name="ce3" office:value-type="float" office:value="295020.02">
            <text:p>295 020,02</text:p>
          </table:table-cell>
          <table:table-cell table:style-name="ce3" office:value-type="float" office:value="5743.04">
            <text:p>5 743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346927.77">
            <text:p>346 927,77</text:p>
          </table:table-cell>
          <table:table-cell table:style-name="ce3" office:value-type="float" office:value="9819.64">
            <text:p>9 819,6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357022.67">
            <text:p>357 022,67</text:p>
          </table:table-cell>
          <table:table-cell table:style-name="ce3" office:value-type="float" office:value="7059.97">
            <text:p>7 059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2">
            <text:p>2010-08-02</text:p>
          </table:table-cell>
          <table:table-cell table:style-name="ce3" office:value-type="float" office:value="159773.1">
            <text:p>159 773,10</text:p>
          </table:table-cell>
          <table:table-cell table:style-name="ce3" office:value-type="float" office:value="6980.04">
            <text:p>6 980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>
            <text:p>2010-08-03</text:p>
          </table:table-cell>
          <table:table-cell table:style-name="ce3" office:value-type="float" office:value="366004.48">
            <text:p>366 004,48</text:p>
          </table:table-cell>
          <table:table-cell table:style-name="ce3" office:value-type="float" office:value="8894.4">
            <text:p>8 894,4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4">
            <text:p>2010-08-04</text:p>
          </table:table-cell>
          <table:table-cell table:style-name="ce3" office:value-type="float" office:value="325676.56">
            <text:p>325 676,56</text:p>
          </table:table-cell>
          <table:table-cell table:style-name="ce3" office:value-type="float" office:value="9536.65">
            <text:p>9 536,6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>
            <text:p>2010-08-05</text:p>
          </table:table-cell>
          <table:table-cell table:style-name="ce3" office:value-type="float" office:value="237218.68">
            <text:p>237 218,68</text:p>
          </table:table-cell>
          <table:table-cell table:style-name="ce3" office:value-type="float" office:value="3392.23">
            <text:p>3 392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286988.33">
            <text:p>286 988,33</text:p>
          </table:table-cell>
          <table:table-cell table:style-name="ce3" office:value-type="float" office:value="5328.41">
            <text:p>5 328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7">
            <text:p>2010-08-07</text:p>
          </table:table-cell>
          <table:table-cell table:style-name="ce3" office:value-type="float" office:value="268813.01">
            <text:p>268 813,01</text:p>
          </table:table-cell>
          <table:table-cell table:style-name="ce3" office:value-type="float" office:value="10447.45">
            <text:p>10 447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278097.11">
            <text:p>278 097,11</text:p>
          </table:table-cell>
          <table:table-cell table:style-name="ce3" office:value-type="float" office:value="4158.15">
            <text:p>4 158,1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9">
            <text:p>2010-08-09</text:p>
          </table:table-cell>
          <table:table-cell table:style-name="ce3" office:value-type="float" office:value="194005.94">
            <text:p>194 005,94</text:p>
          </table:table-cell>
          <table:table-cell table:style-name="ce3" office:value-type="float" office:value="3924.86">
            <text:p>3 924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>
            <text:p>2010-08-10</text:p>
          </table:table-cell>
          <table:table-cell table:style-name="ce3" office:value-type="float" office:value="226823.01">
            <text:p>226 823,01</text:p>
          </table:table-cell>
          <table:table-cell table:style-name="ce3" office:value-type="float" office:value="4081.02">
            <text:p>4 081,0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2">
            <text:p>2010-08-12</text:p>
          </table:table-cell>
          <table:table-cell table:style-name="ce3" office:value-type="float" office:value="319967.41">
            <text:p>319 967,41</text:p>
          </table:table-cell>
          <table:table-cell table:style-name="ce3" office:value-type="float" office:value="4100.57">
            <text:p>4 100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>
            <text:p>2010-08-13</text:p>
          </table:table-cell>
          <table:table-cell table:style-name="ce3" office:value-type="float" office:value="329308.38">
            <text:p>329 308,38</text:p>
          </table:table-cell>
          <table:table-cell table:style-name="ce3" office:value-type="float" office:value="6476.07">
            <text:p>6 476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4">
            <text:p>2010-08-14</text:p>
          </table:table-cell>
          <table:table-cell table:style-name="ce3" office:value-type="float" office:value="252092.25">
            <text:p>252 092,25</text:p>
          </table:table-cell>
          <table:table-cell table:style-name="ce3" office:value-type="float" office:value="6549.55">
            <text:p>6 549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5">
            <text:p>2010-08-15</text:p>
          </table:table-cell>
          <table:table-cell table:style-name="ce3" office:value-type="float" office:value="358216.5">
            <text:p>358 216,50</text:p>
          </table:table-cell>
          <table:table-cell table:style-name="ce3" office:value-type="float" office:value="5439.89">
            <text:p>5 439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table:style-name="ce3" office:value-type="float" office:value="217352.33">
            <text:p>217 352,33</text:p>
          </table:table-cell>
          <table:table-cell table:style-name="ce3" office:value-type="float" office:value="3760.42">
            <text:p>3 760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>
            <text:p>2010-08-17</text:p>
          </table:table-cell>
          <table:table-cell table:style-name="ce3" office:value-type="float" office:value="277042.82">
            <text:p>277 042,82</text:p>
          </table:table-cell>
          <table:table-cell table:style-name="ce3" office:value-type="float" office:value="6648.5">
            <text:p>6 648,5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156092.03">
            <text:p>156 092,03</text:p>
          </table:table-cell>
          <table:table-cell table:style-name="ce3" office:value-type="float" office:value="2984.55">
            <text:p>2 984,5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>
            <text:p>2010-08-20</text:p>
          </table:table-cell>
          <table:table-cell table:style-name="ce3" office:value-type="float" office:value="177220.1">
            <text:p>177 220,10</text:p>
          </table:table-cell>
          <table:table-cell table:style-name="ce3" office:value-type="float" office:value="2922.01">
            <text:p>2 922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84938.74">
            <text:p>84 938,74</text:p>
          </table:table-cell>
          <table:table-cell table:style-name="ce3" office:value-type="float" office:value="1573.52">
            <text:p>1 573,5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284817.29">
            <text:p>284 817,29</text:p>
          </table:table-cell>
          <table:table-cell table:style-name="ce3" office:value-type="float" office:value="5102.42">
            <text:p>5 102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3">
            <text:p>2010-08-23</text:p>
          </table:table-cell>
          <table:table-cell table:style-name="ce3" office:value-type="float" office:value="413743.04">
            <text:p>413 743,04</text:p>
          </table:table-cell>
          <table:table-cell table:style-name="ce3" office:value-type="float" office:value="11524.88">
            <text:p>11 524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4">
            <text:p>2010-08-24</text:p>
          </table:table-cell>
          <table:table-cell table:style-name="ce3" office:value-type="float" office:value="171324.55">
            <text:p>171 324,55</text:p>
          </table:table-cell>
          <table:table-cell table:style-name="ce3" office:value-type="float" office:value="3480.79">
            <text:p>3 480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5">
            <text:p>2010-08-25</text:p>
          </table:table-cell>
          <table:table-cell table:style-name="ce3" office:value-type="float" office:value="525667.64">
            <text:p>525 667,64</text:p>
          </table:table-cell>
          <table:table-cell table:style-name="ce3" office:value-type="float" office:value="6419.19">
            <text:p>6 419,1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6">
            <text:p>2010-08-26</text:p>
          </table:table-cell>
          <table:table-cell table:style-name="ce3" office:value-type="float" office:value="222700.79">
            <text:p>222 700,79</text:p>
          </table:table-cell>
          <table:table-cell table:style-name="ce3" office:value-type="float" office:value="2657.84">
            <text:p>2 657,8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260389.33">
            <text:p>260 389,33</text:p>
          </table:table-cell>
          <table:table-cell table:style-name="ce3" office:value-type="float" office:value="9356.43">
            <text:p>9 356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325424.34">
            <text:p>325 424,34</text:p>
          </table:table-cell>
          <table:table-cell table:style-name="ce3" office:value-type="float" office:value="4852.73">
            <text:p>4 852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9">
            <text:p>2010-08-29</text:p>
          </table:table-cell>
          <table:table-cell table:style-name="ce3" office:value-type="float" office:value="493474.09">
            <text:p>493 474,09</text:p>
          </table:table-cell>
          <table:table-cell table:style-name="ce3" office:value-type="float" office:value="9388.78">
            <text:p>9 388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table:style-name="ce3" office:value-type="float" office:value="232760.18">
            <text:p>232 760,18</text:p>
          </table:table-cell>
          <table:table-cell table:style-name="ce3" office:value-type="float" office:value="3008.79">
            <text:p>3 008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1">
            <text:p>2010-08-31</text:p>
          </table:table-cell>
          <table:table-cell table:style-name="ce3" office:value-type="float" office:value="316131.47">
            <text:p>316 131,47</text:p>
          </table:table-cell>
          <table:table-cell table:style-name="ce3" office:value-type="float" office:value="4765.32">
            <text:p>4 765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97296.36">
            <text:p>97 296,36</text:p>
          </table:table-cell>
          <table:table-cell table:style-name="ce3" office:value-type="float" office:value="2012.33">
            <text:p>2 012,3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188280.97">
            <text:p>188 280,97</text:p>
          </table:table-cell>
          <table:table-cell table:style-name="ce3" office:value-type="float" office:value="3489.92">
            <text:p>3 489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471913.03">
            <text:p>471 913,03</text:p>
          </table:table-cell>
          <table:table-cell table:style-name="ce3" office:value-type="float" office:value="6793.05">
            <text:p>6 793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4">
            <text:p>2010-09-04</text:p>
          </table:table-cell>
          <table:table-cell table:style-name="ce3" office:value-type="float" office:value="125514.28">
            <text:p>125 514,28</text:p>
          </table:table-cell>
          <table:table-cell table:style-name="ce3" office:value-type="float" office:value="8279.31">
            <text:p>8 279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5">
            <text:p>2010-09-05</text:p>
          </table:table-cell>
          <table:table-cell table:style-name="ce3" office:value-type="float" office:value="271099.14">
            <text:p>271 099,14</text:p>
          </table:table-cell>
          <table:table-cell table:style-name="ce3" office:value-type="float" office:value="4475.06">
            <text:p>4 475,0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table:style-name="ce3" office:value-type="float" office:value="208594.64">
            <text:p>208 594,64</text:p>
          </table:table-cell>
          <table:table-cell table:style-name="ce3" office:value-type="float" office:value="3573.05">
            <text:p>3 573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7">
            <text:p>2010-09-07</text:p>
          </table:table-cell>
          <table:table-cell table:style-name="ce3" office:value-type="float" office:value="167014.85">
            <text:p>167 014,85</text:p>
          </table:table-cell>
          <table:table-cell table:style-name="ce3" office:value-type="float" office:value="3104.94">
            <text:p>3 104,9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238898.11">
            <text:p>238 898,11</text:p>
          </table:table-cell>
          <table:table-cell table:style-name="ce3" office:value-type="float" office:value="4477.1">
            <text:p>4 477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0">
            <text:p>2010-09-10</text:p>
          </table:table-cell>
          <table:table-cell table:style-name="ce3" office:value-type="float" office:value="286036.84">
            <text:p>286 036,84</text:p>
          </table:table-cell>
          <table:table-cell table:style-name="ce3" office:value-type="float" office:value="4559.08">
            <text:p>4 559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2">
            <text:p>2010-09-12</text:p>
          </table:table-cell>
          <table:table-cell table:style-name="ce3" office:value-type="float" office:value="377979.4">
            <text:p>377 979,40</text:p>
          </table:table-cell>
          <table:table-cell table:style-name="ce3" office:value-type="float" office:value="5521.17">
            <text:p>5 521,1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3">
            <text:p>2010-09-13</text:p>
          </table:table-cell>
          <table:table-cell table:style-name="ce3" office:value-type="float" office:value="307941.54">
            <text:p>307 941,54</text:p>
          </table:table-cell>
          <table:table-cell table:style-name="ce3" office:value-type="float" office:value="5319.43">
            <text:p>5 319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244113.98">
            <text:p>244 113,98</text:p>
          </table:table-cell>
          <table:table-cell table:style-name="ce3" office:value-type="float" office:value="4508.11">
            <text:p>4 508,1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321708.27">
            <text:p>321 708,27</text:p>
          </table:table-cell>
          <table:table-cell table:style-name="ce3" office:value-type="float" office:value="5010.25">
            <text:p>5 010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307375.11">
            <text:p>307 375,11</text:p>
          </table:table-cell>
          <table:table-cell table:style-name="ce3" office:value-type="float" office:value="11259.16">
            <text:p>11 259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7">
            <text:p>2010-09-17</text:p>
          </table:table-cell>
          <table:table-cell table:style-name="ce3" office:value-type="float" office:value="332953.97">
            <text:p>332 953,97</text:p>
          </table:table-cell>
          <table:table-cell table:style-name="ce3" office:value-type="float" office:value="4282.92">
            <text:p>4 282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342153.06">
            <text:p>342 153,06</text:p>
          </table:table-cell>
          <table:table-cell table:style-name="ce3" office:value-type="float" office:value="5683.61">
            <text:p>5 683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9">
            <text:p>2010-09-19</text:p>
          </table:table-cell>
          <table:table-cell table:style-name="ce3" office:value-type="float" office:value="209600.47">
            <text:p>209 600,47</text:p>
          </table:table-cell>
          <table:table-cell table:style-name="ce3" office:value-type="float" office:value="4412.64">
            <text:p>4 412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0">
            <text:p>2010-09-20</text:p>
          </table:table-cell>
          <table:table-cell table:style-name="ce3" office:value-type="float" office:value="300867.75">
            <text:p>300 867,75</text:p>
          </table:table-cell>
          <table:table-cell table:style-name="ce3" office:value-type="float" office:value="4003.56">
            <text:p>4 003,5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2">
            <text:p>2010-09-22</text:p>
          </table:table-cell>
          <table:table-cell table:style-name="ce3" office:value-type="float" office:value="393648">
            <text:p>393 648,00</text:p>
          </table:table-cell>
          <table:table-cell table:style-name="ce3" office:value-type="float" office:value="6045.89">
            <text:p>6 045,8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266098.5">
            <text:p>266 098,50</text:p>
          </table:table-cell>
          <table:table-cell table:style-name="ce3" office:value-type="float" office:value="10305.91">
            <text:p>10 305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>
            <text:p>2010-09-24</text:p>
          </table:table-cell>
          <table:table-cell table:style-name="ce3" office:value-type="float" office:value="348697.51">
            <text:p>348 697,51</text:p>
          </table:table-cell>
          <table:table-cell table:style-name="ce3" office:value-type="float" office:value="6811.83">
            <text:p>6 811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5">
            <text:p>2010-09-25</text:p>
          </table:table-cell>
          <table:table-cell table:style-name="ce3" office:value-type="float" office:value="394595.32">
            <text:p>394 595,32</text:p>
          </table:table-cell>
          <table:table-cell table:style-name="ce3" office:value-type="float" office:value="7524.7">
            <text:p>7 524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6">
            <text:p>2010-09-26</text:p>
          </table:table-cell>
          <table:table-cell table:style-name="ce3" office:value-type="float" office:value="293738.21">
            <text:p>293 738,21</text:p>
          </table:table-cell>
          <table:table-cell table:style-name="ce3" office:value-type="float" office:value="3708.82">
            <text:p>3 708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7">
            <text:p>2010-09-27</text:p>
          </table:table-cell>
          <table:table-cell table:style-name="ce3" office:value-type="float" office:value="569061.64">
            <text:p>569 061,64</text:p>
          </table:table-cell>
          <table:table-cell table:style-name="ce3" office:value-type="float" office:value="10581.29">
            <text:p>10 581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261488">
            <text:p>261 488,00</text:p>
          </table:table-cell>
          <table:table-cell table:style-name="ce3" office:value-type="float" office:value="4598">
            <text:p>4 598,0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165129.31">
            <text:p>165 129,31</text:p>
          </table:table-cell>
          <table:table-cell table:style-name="ce3" office:value-type="float" office:value="1863.76">
            <text:p>1 863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30">
            <text:p>2010-09-30</text:p>
          </table:table-cell>
          <table:table-cell table:style-name="ce3" office:value-type="float" office:value="248971.47">
            <text:p>248 971,47</text:p>
          </table:table-cell>
          <table:table-cell table:style-name="ce3" office:value-type="float" office:value="5556.16">
            <text:p>5 556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>
            <text:p>2010-10-01</text:p>
          </table:table-cell>
          <table:table-cell table:style-name="ce3" office:value-type="float" office:value="215372.75">
            <text:p>215 372,75</text:p>
          </table:table-cell>
          <table:table-cell table:style-name="ce3" office:value-type="float" office:value="8267.67">
            <text:p>8 267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2">
            <text:p>2010-10-02</text:p>
          </table:table-cell>
          <table:table-cell table:style-name="ce3" office:value-type="float" office:value="476736.28">
            <text:p>476 736,28</text:p>
          </table:table-cell>
          <table:table-cell table:style-name="ce3" office:value-type="float" office:value="6852.61">
            <text:p>6 852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433962.18">
            <text:p>433 962,18</text:p>
          </table:table-cell>
          <table:table-cell table:style-name="ce3" office:value-type="float" office:value="6850.23">
            <text:p>6 850,2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4">
            <text:p>2010-10-04</text:p>
          </table:table-cell>
          <table:table-cell table:style-name="ce3" office:value-type="float" office:value="308449.02">
            <text:p>308 449,02</text:p>
          </table:table-cell>
          <table:table-cell table:style-name="ce3" office:value-type="float" office:value="3548.25">
            <text:p>3 548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180244.82">
            <text:p>180 244,82</text:p>
          </table:table-cell>
          <table:table-cell table:style-name="ce3" office:value-type="float" office:value="2419.07">
            <text:p>2 419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6">
            <text:p>2010-10-06</text:p>
          </table:table-cell>
          <table:table-cell table:style-name="ce3" office:value-type="float" office:value="269019.69">
            <text:p>269 019,69</text:p>
          </table:table-cell>
          <table:table-cell table:style-name="ce3" office:value-type="float" office:value="5763.06">
            <text:p>5 763,0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>
            <text:p>2010-10-07</text:p>
          </table:table-cell>
          <table:table-cell table:style-name="ce3" office:value-type="float" office:value="473290.81">
            <text:p>473 290,81</text:p>
          </table:table-cell>
          <table:table-cell table:style-name="ce3" office:value-type="float" office:value="7693.28">
            <text:p>7 693,2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430611.7">
            <text:p>430 611,70</text:p>
          </table:table-cell>
          <table:table-cell table:style-name="ce3" office:value-type="float" office:value="14310.79">
            <text:p>14 310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9">
            <text:p>2010-10-09</text:p>
          </table:table-cell>
          <table:table-cell table:style-name="ce3" office:value-type="float" office:value="306603.42">
            <text:p>306 603,42</text:p>
          </table:table-cell>
          <table:table-cell table:style-name="ce3" office:value-type="float" office:value="4471.39">
            <text:p>4 471,3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0">
            <text:p>2010-10-10</text:p>
          </table:table-cell>
          <table:table-cell table:style-name="ce3" office:value-type="float" office:value="234708.5">
            <text:p>234 708,50</text:p>
          </table:table-cell>
          <table:table-cell table:style-name="ce3" office:value-type="float" office:value="8866.96">
            <text:p>8 866,9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1">
            <text:p>2010-10-11</text:p>
          </table:table-cell>
          <table:table-cell table:style-name="ce3" office:value-type="float" office:value="321593.17">
            <text:p>321 593,17</text:p>
          </table:table-cell>
          <table:table-cell table:style-name="ce3" office:value-type="float" office:value="4499.06">
            <text:p>4 499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2">
            <text:p>2010-10-12</text:p>
          </table:table-cell>
          <table:table-cell table:style-name="ce3" office:value-type="float" office:value="372837.82">
            <text:p>372 837,82</text:p>
          </table:table-cell>
          <table:table-cell table:style-name="ce3" office:value-type="float" office:value="6502.23">
            <text:p>6 502,2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3">
            <text:p>2010-10-13</text:p>
          </table:table-cell>
          <table:table-cell table:style-name="ce3" office:value-type="float" office:value="264823.46">
            <text:p>264 823,46</text:p>
          </table:table-cell>
          <table:table-cell table:style-name="ce3" office:value-type="float" office:value="10521.39">
            <text:p>10 521,3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>
            <text:p>2010-10-14</text:p>
          </table:table-cell>
          <table:table-cell table:style-name="ce3" office:value-type="float" office:value="278778.41">
            <text:p>278 778,41</text:p>
          </table:table-cell>
          <table:table-cell table:style-name="ce3" office:value-type="float" office:value="4685.35">
            <text:p>4 685,3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275525.22">
            <text:p>275 525,22</text:p>
          </table:table-cell>
          <table:table-cell table:style-name="ce3" office:value-type="float" office:value="8046.88">
            <text:p>8 046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337614.56">
            <text:p>337 614,56</text:p>
          </table:table-cell>
          <table:table-cell table:style-name="ce3" office:value-type="float" office:value="7680.04">
            <text:p>7 680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7">
            <text:p>2010-10-17</text:p>
          </table:table-cell>
          <table:table-cell table:style-name="ce3" office:value-type="float" office:value="502966.12">
            <text:p>502 966,12</text:p>
          </table:table-cell>
          <table:table-cell table:style-name="ce3" office:value-type="float" office:value="11374.18">
            <text:p>11 374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8">
            <text:p>2010-10-18</text:p>
          </table:table-cell>
          <table:table-cell table:style-name="ce3" office:value-type="float" office:value="443121.46">
            <text:p>443 121,46</text:p>
          </table:table-cell>
          <table:table-cell table:style-name="ce3" office:value-type="float" office:value="8257.95">
            <text:p>8 257,9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9">
            <text:p>2010-10-19</text:p>
          </table:table-cell>
          <table:table-cell table:style-name="ce3" office:value-type="float" office:value="318857.9">
            <text:p>318 857,90</text:p>
          </table:table-cell>
          <table:table-cell table:style-name="ce3" office:value-type="float" office:value="5610.73">
            <text:p>5 610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>
            <text:p>2010-10-20</text:p>
          </table:table-cell>
          <table:table-cell table:style-name="ce3" office:value-type="float" office:value="389704.57">
            <text:p>389 704,57</text:p>
          </table:table-cell>
          <table:table-cell table:style-name="ce3" office:value-type="float" office:value="4958.07">
            <text:p>4 958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1">
            <text:p>2010-10-21</text:p>
          </table:table-cell>
          <table:table-cell table:style-name="ce3" office:value-type="float" office:value="298756.98">
            <text:p>298 756,98</text:p>
          </table:table-cell>
          <table:table-cell table:style-name="ce3" office:value-type="float" office:value="2901.96">
            <text:p>2 901,96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248916.43">
            <text:p>248 916,43</text:p>
          </table:table-cell>
          <table:table-cell table:style-name="ce3" office:value-type="float" office:value="10822.45">
            <text:p>10 822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189048.38">
            <text:p>189 048,38</text:p>
          </table:table-cell>
          <table:table-cell table:style-name="ce3" office:value-type="float" office:value="8768.48">
            <text:p>8 768,4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186988.36">
            <text:p>186 988,36</text:p>
          </table:table-cell>
          <table:table-cell table:style-name="ce3" office:value-type="float" office:value="2190.07">
            <text:p>2 190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>
            <text:p>2010-10-25</text:p>
          </table:table-cell>
          <table:table-cell table:style-name="ce3" office:value-type="float" office:value="289104.41">
            <text:p>289 104,41</text:p>
          </table:table-cell>
          <table:table-cell table:style-name="ce3" office:value-type="float" office:value="7779.99">
            <text:p>7 779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>
            <text:p>2010-10-26</text:p>
          </table:table-cell>
          <table:table-cell table:style-name="ce3" office:value-type="float" office:value="508436.13">
            <text:p>508 436,13</text:p>
          </table:table-cell>
          <table:table-cell table:style-name="ce3" office:value-type="float" office:value="7226.21">
            <text:p>7 226,2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443546.41">
            <text:p>443 546,41</text:p>
          </table:table-cell>
          <table:table-cell table:style-name="ce3" office:value-type="float" office:value="12935.15">
            <text:p>12 935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166903.49">
            <text:p>166 903,49</text:p>
          </table:table-cell>
          <table:table-cell table:style-name="ce3" office:value-type="float" office:value="2475.95">
            <text:p>2 475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9">
            <text:p>2010-10-29</text:p>
          </table:table-cell>
          <table:table-cell table:style-name="ce3" office:value-type="float" office:value="232526.95">
            <text:p>232 526,95</text:p>
          </table:table-cell>
          <table:table-cell table:style-name="ce3" office:value-type="float" office:value="6306.67">
            <text:p>6 306,6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298799.78">
            <text:p>298 799,78</text:p>
          </table:table-cell>
          <table:table-cell table:style-name="ce3" office:value-type="float" office:value="6352.04">
            <text:p>6 352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323522.62">
            <text:p>323 522,62</text:p>
          </table:table-cell>
          <table:table-cell table:style-name="ce3" office:value-type="float" office:value="6454.96">
            <text:p>6 454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1">
            <text:p>2010-11-01</text:p>
          </table:table-cell>
          <table:table-cell table:style-name="ce3" office:value-type="float" office:value="422863.85">
            <text:p>422 863,85</text:p>
          </table:table-cell>
          <table:table-cell table:style-name="ce3" office:value-type="float" office:value="7297.05">
            <text:p>7 297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2">
            <text:p>2010-11-02</text:p>
          </table:table-cell>
          <table:table-cell table:style-name="ce3" office:value-type="float" office:value="78365.12">
            <text:p>78 365,12</text:p>
          </table:table-cell>
          <table:table-cell table:style-name="ce3" office:value-type="float" office:value="803.25">
            <text:p>803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3">
            <text:p>2010-11-03</text:p>
          </table:table-cell>
          <table:table-cell table:style-name="ce3" office:value-type="float" office:value="463143.73">
            <text:p>463 143,73</text:p>
          </table:table-cell>
          <table:table-cell table:style-name="ce3" office:value-type="float" office:value="9311.29">
            <text:p>9 311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4">
            <text:p>2010-11-04</text:p>
          </table:table-cell>
          <table:table-cell table:style-name="ce3" office:value-type="float" office:value="424953.18">
            <text:p>424 953,18</text:p>
          </table:table-cell>
          <table:table-cell table:style-name="ce3" office:value-type="float" office:value="10526.46">
            <text:p>10 526,4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>
            <text:p>2010-11-05</text:p>
          </table:table-cell>
          <table:table-cell table:style-name="ce3" office:value-type="float" office:value="295505.77">
            <text:p>295 505,77</text:p>
          </table:table-cell>
          <table:table-cell table:style-name="ce3" office:value-type="float" office:value="4163.81">
            <text:p>4 163,8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6">
            <text:p>2010-11-06</text:p>
          </table:table-cell>
          <table:table-cell table:style-name="ce3" office:value-type="float" office:value="322022.43">
            <text:p>322 022,43</text:p>
          </table:table-cell>
          <table:table-cell table:style-name="ce3" office:value-type="float" office:value="6074.75">
            <text:p>6 074,7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7">
            <text:p>2010-11-07</text:p>
          </table:table-cell>
          <table:table-cell table:style-name="ce3" office:value-type="float" office:value="206097.08">
            <text:p>206 097,08</text:p>
          </table:table-cell>
          <table:table-cell table:style-name="ce3" office:value-type="float" office:value="2636.19">
            <text:p>2 636,1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220183.27">
            <text:p>220 183,27</text:p>
          </table:table-cell>
          <table:table-cell table:style-name="ce3" office:value-type="float" office:value="10250.62">
            <text:p>10 250,6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330643.56">
            <text:p>330 643,56</text:p>
          </table:table-cell>
          <table:table-cell table:style-name="ce3" office:value-type="float" office:value="4006.83">
            <text:p>4 006,8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174219.86">
            <text:p>174 219,86</text:p>
          </table:table-cell>
          <table:table-cell table:style-name="ce3" office:value-type="float" office:value="2519.81">
            <text:p>2 519,8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>
            <text:p>2010-11-11</text:p>
          </table:table-cell>
          <table:table-cell table:style-name="ce3" office:value-type="float" office:value="387366">
            <text:p>387 366,00</text:p>
          </table:table-cell>
          <table:table-cell table:style-name="ce3" office:value-type="float" office:value="9284.9">
            <text:p>9 284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2">
            <text:p>2010-11-12</text:p>
          </table:table-cell>
          <table:table-cell table:style-name="ce3" office:value-type="float" office:value="239627.06">
            <text:p>239 627,06</text:p>
          </table:table-cell>
          <table:table-cell table:style-name="ce3" office:value-type="float" office:value="7874.7">
            <text:p>7 874,7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374263">
            <text:p>374 263,00</text:p>
          </table:table-cell>
          <table:table-cell table:style-name="ce3" office:value-type="float" office:value="6156.65">
            <text:p>6 156,6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4">
            <text:p>2010-11-14</text:p>
          </table:table-cell>
          <table:table-cell table:style-name="ce3" office:value-type="float" office:value="254745.1">
            <text:p>254 745,10</text:p>
          </table:table-cell>
          <table:table-cell table:style-name="ce3" office:value-type="float" office:value="6069.69">
            <text:p>6 069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5">
            <text:p>2010-11-15</text:p>
          </table:table-cell>
          <table:table-cell table:style-name="ce3" office:value-type="float" office:value="302316.39">
            <text:p>302 316,39</text:p>
          </table:table-cell>
          <table:table-cell table:style-name="ce3" office:value-type="float" office:value="3523.91">
            <text:p>3 523,9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>
            <text:p>2010-11-16</text:p>
          </table:table-cell>
          <table:table-cell table:style-name="ce3" office:value-type="float" office:value="261341">
            <text:p>261 341,00</text:p>
          </table:table-cell>
          <table:table-cell table:style-name="ce3" office:value-type="float" office:value="4194.88">
            <text:p>4 194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354895.2">
            <text:p>354 895,20</text:p>
          </table:table-cell>
          <table:table-cell table:style-name="ce3" office:value-type="float" office:value="6454.99">
            <text:p>6 454,9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8">
            <text:p>2010-11-18</text:p>
          </table:table-cell>
          <table:table-cell table:style-name="ce3" office:value-type="float" office:value="177654.96">
            <text:p>177 654,96</text:p>
          </table:table-cell>
          <table:table-cell table:style-name="ce3" office:value-type="float" office:value="2994.35">
            <text:p>2 994,3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>
            <text:p>2010-11-19</text:p>
          </table:table-cell>
          <table:table-cell table:style-name="ce3" office:value-type="float" office:value="510648.76">
            <text:p>510 648,76</text:p>
          </table:table-cell>
          <table:table-cell table:style-name="ce3" office:value-type="float" office:value="8303.23">
            <text:p>8 303,2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0">
            <text:p>2010-11-20</text:p>
          </table:table-cell>
          <table:table-cell table:style-name="ce3" office:value-type="float" office:value="251040.51">
            <text:p>251 040,51</text:p>
          </table:table-cell>
          <table:table-cell table:style-name="ce3" office:value-type="float" office:value="5616.12">
            <text:p>5 616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293071.58">
            <text:p>293 071,58</text:p>
          </table:table-cell>
          <table:table-cell table:style-name="ce3" office:value-type="float" office:value="7232.76">
            <text:p>7 232,7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608884.89">
            <text:p>608 884,89</text:p>
          </table:table-cell>
          <table:table-cell table:style-name="ce3" office:value-type="float" office:value="9130.08">
            <text:p>9 130,0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450941.4">
            <text:p>450 941,40</text:p>
          </table:table-cell>
          <table:table-cell table:style-name="ce3" office:value-type="float" office:value="9120.98">
            <text:p>9 120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284868.28">
            <text:p>284 868,28</text:p>
          </table:table-cell>
          <table:table-cell table:style-name="ce3" office:value-type="float" office:value="5824.34">
            <text:p>5 82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>
            <text:p>2010-11-26</text:p>
          </table:table-cell>
          <table:table-cell table:style-name="ce3" office:value-type="float" office:value="208062.6">
            <text:p>208 062,60</text:p>
          </table:table-cell>
          <table:table-cell table:style-name="ce3" office:value-type="float" office:value="2954.18">
            <text:p>2 954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376092.18">
            <text:p>376 092,18</text:p>
          </table:table-cell>
          <table:table-cell table:style-name="ce3" office:value-type="float" office:value="7849.97">
            <text:p>7 849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8">
            <text:p>2010-11-28</text:p>
          </table:table-cell>
          <table:table-cell table:style-name="ce3" office:value-type="float" office:value="381179.85">
            <text:p>381 179,85</text:p>
          </table:table-cell>
          <table:table-cell table:style-name="ce3" office:value-type="float" office:value="7430.41">
            <text:p>7 430,4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514088.72">
            <text:p>514 088,72</text:p>
          </table:table-cell>
          <table:table-cell table:style-name="ce3" office:value-type="float" office:value="6454.35">
            <text:p>6 454,3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>
            <text:p>2010-11-30</text:p>
          </table:table-cell>
          <table:table-cell table:style-name="ce3" office:value-type="float" office:value="352161.45">
            <text:p>352 161,45</text:p>
          </table:table-cell>
          <table:table-cell table:style-name="ce3" office:value-type="float" office:value="9701.42">
            <text:p>9 701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420709.78">
            <text:p>420 709,78</text:p>
          </table:table-cell>
          <table:table-cell table:style-name="ce3" office:value-type="float" office:value="7153.71">
            <text:p>7 153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2">
            <text:p>2010-12-02</text:p>
          </table:table-cell>
          <table:table-cell table:style-name="ce3" office:value-type="float" office:value="387131.12">
            <text:p>387 131,12</text:p>
          </table:table-cell>
          <table:table-cell table:style-name="ce3" office:value-type="float" office:value="6777.51">
            <text:p>6 777,5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266834.08">
            <text:p>266 834,08</text:p>
          </table:table-cell>
          <table:table-cell table:style-name="ce3" office:value-type="float" office:value="5755.7">
            <text:p>5 755,7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312708.94">
            <text:p>312 708,94</text:p>
          </table:table-cell>
          <table:table-cell table:style-name="ce3" office:value-type="float" office:value="4647.18">
            <text:p>4 647,1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436825.68">
            <text:p>436 825,68</text:p>
          </table:table-cell>
          <table:table-cell table:style-name="ce3" office:value-type="float" office:value="5907.84">
            <text:p>5 907,8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285550.57">
            <text:p>285 550,57</text:p>
          </table:table-cell>
          <table:table-cell table:style-name="ce3" office:value-type="float" office:value="7740.6">
            <text:p>7 740,6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521829.1">
            <text:p>521 829,10</text:p>
          </table:table-cell>
          <table:table-cell table:style-name="ce3" office:value-type="float" office:value="6092.58">
            <text:p>6 092,5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0">
            <text:p>2010-12-10</text:p>
          </table:table-cell>
          <table:table-cell table:style-name="ce3" office:value-type="float" office:value="252649.17">
            <text:p>252 649,17</text:p>
          </table:table-cell>
          <table:table-cell table:style-name="ce3" office:value-type="float" office:value="4171.19">
            <text:p>4 171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101391.61">
            <text:p>101 391,61</text:p>
          </table:table-cell>
          <table:table-cell table:style-name="ce3" office:value-type="float" office:value="1193.97">
            <text:p>1 193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2">
            <text:p>2010-12-12</text:p>
          </table:table-cell>
          <table:table-cell table:style-name="ce3" office:value-type="float" office:value="213158.2">
            <text:p>213 158,20</text:p>
          </table:table-cell>
          <table:table-cell table:style-name="ce3" office:value-type="float" office:value="3169.64">
            <text:p>3 169,6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3">
            <text:p>2010-12-13</text:p>
          </table:table-cell>
          <table:table-cell table:style-name="ce3" office:value-type="float" office:value="400510.5">
            <text:p>400 510,50</text:p>
          </table:table-cell>
          <table:table-cell table:style-name="ce3" office:value-type="float" office:value="7351.51">
            <text:p>7 351,5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4">
            <text:p>2010-12-14</text:p>
          </table:table-cell>
          <table:table-cell table:style-name="ce3" office:value-type="float" office:value="165646.52">
            <text:p>165 646,52</text:p>
          </table:table-cell>
          <table:table-cell table:style-name="ce3" office:value-type="float" office:value="3265.26">
            <text:p>3 265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307450.97">
            <text:p>307 450,97</text:p>
          </table:table-cell>
          <table:table-cell table:style-name="ce3" office:value-type="float" office:value="5286.3">
            <text:p>5 286,3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473490.73">
            <text:p>473 490,73</text:p>
          </table:table-cell>
          <table:table-cell table:style-name="ce3" office:value-type="float" office:value="10308.96">
            <text:p>10 308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268639.21">
            <text:p>268 639,21</text:p>
          </table:table-cell>
          <table:table-cell table:style-name="ce3" office:value-type="float" office:value="4646.93">
            <text:p>4 646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123917.49">
            <text:p>123 917,49</text:p>
          </table:table-cell>
          <table:table-cell table:style-name="ce3" office:value-type="float" office:value="1635.01">
            <text:p>1 635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275670.6">
            <text:p>275 670,60</text:p>
          </table:table-cell>
          <table:table-cell table:style-name="ce3" office:value-type="float" office:value="4667.64">
            <text:p>4 667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0">
            <text:p>2010-12-20</text:p>
          </table:table-cell>
          <table:table-cell table:style-name="ce3" office:value-type="float" office:value="144328.66">
            <text:p>144 328,66</text:p>
          </table:table-cell>
          <table:table-cell table:style-name="ce3" office:value-type="float" office:value="2590.71">
            <text:p>2 590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1">
            <text:p>2010-12-21</text:p>
          </table:table-cell>
          <table:table-cell table:style-name="ce3" office:value-type="float" office:value="421401.57">
            <text:p>421 401,57</text:p>
          </table:table-cell>
          <table:table-cell table:style-name="ce3" office:value-type="float" office:value="7813.86">
            <text:p>7 813,8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3">
            <text:p>2010-12-23</text:p>
          </table:table-cell>
          <table:table-cell table:style-name="ce3" office:value-type="float" office:value="159516.06">
            <text:p>159 516,06</text:p>
          </table:table-cell>
          <table:table-cell table:style-name="ce3" office:value-type="float" office:value="3051.19">
            <text:p>3 051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137395.73">
            <text:p>137 395,73</text:p>
          </table:table-cell>
          <table:table-cell table:style-name="ce3" office:value-type="float" office:value="2073.9">
            <text:p>2 073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460660.52">
            <text:p>460 660,52</text:p>
          </table:table-cell>
          <table:table-cell table:style-name="ce3" office:value-type="float" office:value="4779.13">
            <text:p>4 779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6">
            <text:p>2010-12-26</text:p>
          </table:table-cell>
          <table:table-cell table:style-name="ce3" office:value-type="float" office:value="341730.07">
            <text:p>341 730,07</text:p>
          </table:table-cell>
          <table:table-cell table:style-name="ce3" office:value-type="float" office:value="3689.59">
            <text:p>3 689,5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359593.99">
            <text:p>359 593,99</text:p>
          </table:table-cell>
          <table:table-cell table:style-name="ce3" office:value-type="float" office:value="5456.66">
            <text:p>5 456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8">
            <text:p>2010-12-28</text:p>
          </table:table-cell>
          <table:table-cell table:style-name="ce3" office:value-type="float" office:value="201506.46">
            <text:p>201 506,46</text:p>
          </table:table-cell>
          <table:table-cell table:style-name="ce3" office:value-type="float" office:value="7482.6">
            <text:p>7 482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175314.94">
            <text:p>175 314,94</text:p>
          </table:table-cell>
          <table:table-cell table:style-name="ce3" office:value-type="float" office:value="5857.5">
            <text:p>5 857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311016.01">
            <text:p>311 016,01</text:p>
          </table:table-cell>
          <table:table-cell table:style-name="ce3" office:value-type="float" office:value="9640.92">
            <text:p>9 640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1">
            <text:p>2010-12-31</text:p>
          </table:table-cell>
          <table:table-cell table:style-name="ce3" office:value-type="float" office:value="357554.04">
            <text:p>357 554,04</text:p>
          </table:table-cell>
          <table:table-cell table:style-name="ce3" office:value-type="float" office:value="12207.38">
            <text:p>12 207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1">
            <text:p>2011-01-01</text:p>
          </table:table-cell>
          <table:table-cell table:style-name="ce3" office:value-type="float" office:value="313812.92">
            <text:p>313 812,92</text:p>
          </table:table-cell>
          <table:table-cell table:style-name="ce3" office:value-type="float" office:value="4818.25">
            <text:p>4 818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298354.31">
            <text:p>298 354,31</text:p>
          </table:table-cell>
          <table:table-cell table:style-name="ce3" office:value-type="float" office:value="6665.65">
            <text:p>6 665,6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table:style-name="ce3" office:value-type="float" office:value="368908.11">
            <text:p>368 908,11</text:p>
          </table:table-cell>
          <table:table-cell table:style-name="ce3" office:value-type="float" office:value="6388.02">
            <text:p>6 388,0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>
            <text:p>2011-01-04</text:p>
          </table:table-cell>
          <table:table-cell table:style-name="ce3" office:value-type="float" office:value="386401.75">
            <text:p>386 401,75</text:p>
          </table:table-cell>
          <table:table-cell table:style-name="ce3" office:value-type="float" office:value="5326.01">
            <text:p>5 326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332978.22">
            <text:p>332 978,22</text:p>
          </table:table-cell>
          <table:table-cell table:style-name="ce3" office:value-type="float" office:value="6810.76">
            <text:p>6 810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367161.13">
            <text:p>367 161,13</text:p>
          </table:table-cell>
          <table:table-cell table:style-name="ce3" office:value-type="float" office:value="8600.64">
            <text:p>8 600,6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7">
            <text:p>2011-01-07</text:p>
          </table:table-cell>
          <table:table-cell table:style-name="ce3" office:value-type="float" office:value="374539.01">
            <text:p>374 539,01</text:p>
          </table:table-cell>
          <table:table-cell table:style-name="ce3" office:value-type="float" office:value="8049.41">
            <text:p>8 049,4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8">
            <text:p>2011-01-08</text:p>
          </table:table-cell>
          <table:table-cell table:style-name="ce3" office:value-type="float" office:value="288358.62">
            <text:p>288 358,62</text:p>
          </table:table-cell>
          <table:table-cell table:style-name="ce3" office:value-type="float" office:value="4935.11">
            <text:p>4 935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9">
            <text:p>2011-01-09</text:p>
          </table:table-cell>
          <table:table-cell table:style-name="ce3" office:value-type="float" office:value="546759.93">
            <text:p>546 759,93</text:p>
          </table:table-cell>
          <table:table-cell table:style-name="ce3" office:value-type="float" office:value="9646.43">
            <text:p>9 646,43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263881.17">
            <text:p>263 881,17</text:p>
          </table:table-cell>
          <table:table-cell table:style-name="ce3" office:value-type="float" office:value="4470.29">
            <text:p>4 470,2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259057.18">
            <text:p>259 057,18</text:p>
          </table:table-cell>
          <table:table-cell table:style-name="ce3" office:value-type="float" office:value="3181.74">
            <text:p>3 181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277326.61">
            <text:p>277 326,61</text:p>
          </table:table-cell>
          <table:table-cell table:style-name="ce3" office:value-type="float" office:value="4158.44">
            <text:p>4 158,4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123381.63">
            <text:p>123 381,63</text:p>
          </table:table-cell>
          <table:table-cell table:style-name="ce3" office:value-type="float" office:value="2318.33">
            <text:p>2 318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251330.61">
            <text:p>251 330,61</text:p>
          </table:table-cell>
          <table:table-cell table:style-name="ce3" office:value-type="float" office:value="7460.1">
            <text:p>7 460,1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175654.8">
            <text:p>175 654,80</text:p>
          </table:table-cell>
          <table:table-cell table:style-name="ce3" office:value-type="float" office:value="3159.83">
            <text:p>3 159,8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329930.43">
            <text:p>329 930,43</text:p>
          </table:table-cell>
          <table:table-cell table:style-name="ce3" office:value-type="float" office:value="10236.75">
            <text:p>10 236,7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>
            <text:p>2011-01-18</text:p>
          </table:table-cell>
          <table:table-cell table:style-name="ce3" office:value-type="float" office:value="309820.95">
            <text:p>309 820,95</text:p>
          </table:table-cell>
          <table:table-cell table:style-name="ce3" office:value-type="float" office:value="4198.68">
            <text:p>4 198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124118.61">
            <text:p>124 118,61</text:p>
          </table:table-cell>
          <table:table-cell table:style-name="ce3" office:value-type="float" office:value="5829.9">
            <text:p>5 829,9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>
            <text:p>2011-01-20</text:p>
          </table:table-cell>
          <table:table-cell table:style-name="ce3" office:value-type="float" office:value="210410.16">
            <text:p>210 410,16</text:p>
          </table:table-cell>
          <table:table-cell table:style-name="ce3" office:value-type="float" office:value="3110.74">
            <text:p>3 110,7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267317.61">
            <text:p>267 317,61</text:p>
          </table:table-cell>
          <table:table-cell table:style-name="ce3" office:value-type="float" office:value="7668.32">
            <text:p>7 668,3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238535.74">
            <text:p>238 535,74</text:p>
          </table:table-cell>
          <table:table-cell table:style-name="ce3" office:value-type="float" office:value="4110.56">
            <text:p>4 110,5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3">
            <text:p>2011-01-23</text:p>
          </table:table-cell>
          <table:table-cell table:style-name="ce3" office:value-type="float" office:value="258694.64">
            <text:p>258 694,64</text:p>
          </table:table-cell>
          <table:table-cell table:style-name="ce3" office:value-type="float" office:value="6018.95">
            <text:p>6 018,9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406432.14">
            <text:p>406 432,14</text:p>
          </table:table-cell>
          <table:table-cell table:style-name="ce3" office:value-type="float" office:value="5269.44">
            <text:p>5 269,4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306182.3">
            <text:p>306 182,30</text:p>
          </table:table-cell>
          <table:table-cell table:style-name="ce3" office:value-type="float" office:value="4215.06">
            <text:p>4 215,0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>
            <text:p>2011-01-27</text:p>
          </table:table-cell>
          <table:table-cell table:style-name="ce3" office:value-type="float" office:value="212220.06">
            <text:p>212 220,06</text:p>
          </table:table-cell>
          <table:table-cell table:style-name="ce3" office:value-type="float" office:value="4020.84">
            <text:p>4 020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341283.52">
            <text:p>341 283,52</text:p>
          </table:table-cell>
          <table:table-cell table:style-name="ce3" office:value-type="float" office:value="4735.44">
            <text:p>4 735,4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297519.5">
            <text:p>297 519,50</text:p>
          </table:table-cell>
          <table:table-cell table:style-name="ce3" office:value-type="float" office:value="7555.09">
            <text:p>7 555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table:style-name="ce3" office:value-type="float" office:value="218898.03">
            <text:p>218 898,03</text:p>
          </table:table-cell>
          <table:table-cell table:style-name="ce3" office:value-type="float" office:value="6324.7">
            <text:p>6 324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>
            <text:p>2011-02-01</text:p>
          </table:table-cell>
          <table:table-cell table:style-name="ce3" office:value-type="float" office:value="207808.9">
            <text:p>207 808,90</text:p>
          </table:table-cell>
          <table:table-cell table:style-name="ce3" office:value-type="float" office:value="4608.76">
            <text:p>4 608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2">
            <text:p>2011-02-02</text:p>
          </table:table-cell>
          <table:table-cell table:style-name="ce3" office:value-type="float" office:value="240314.74">
            <text:p>240 314,74</text:p>
          </table:table-cell>
          <table:table-cell table:style-name="ce3" office:value-type="float" office:value="10685.4">
            <text:p>10 685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490603.9">
            <text:p>490 603,90</text:p>
          </table:table-cell>
          <table:table-cell table:style-name="ce3" office:value-type="float" office:value="8340.77">
            <text:p>8 340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4">
            <text:p>2011-02-04</text:p>
          </table:table-cell>
          <table:table-cell table:style-name="ce3" office:value-type="float" office:value="213214.3">
            <text:p>213 214,30</text:p>
          </table:table-cell>
          <table:table-cell table:style-name="ce3" office:value-type="float" office:value="2344.3">
            <text:p>2 344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470761.54">
            <text:p>470 761,54</text:p>
          </table:table-cell>
          <table:table-cell table:style-name="ce3" office:value-type="float" office:value="8400.46">
            <text:p>8 400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259623.99">
            <text:p>259 623,99</text:p>
          </table:table-cell>
          <table:table-cell table:style-name="ce3" office:value-type="float" office:value="4260.32">
            <text:p>4 260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179360.57">
            <text:p>179 360,57</text:p>
          </table:table-cell>
          <table:table-cell table:style-name="ce3" office:value-type="float" office:value="1825">
            <text:p>1 825,0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315042.51">
            <text:p>315 042,51</text:p>
          </table:table-cell>
          <table:table-cell table:style-name="ce3" office:value-type="float" office:value="5253.34">
            <text:p>5 253,3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195942.19">
            <text:p>195 942,19</text:p>
          </table:table-cell>
          <table:table-cell table:style-name="ce3" office:value-type="float" office:value="3377.73">
            <text:p>3 377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297226.45">
            <text:p>297 226,45</text:p>
          </table:table-cell>
          <table:table-cell table:style-name="ce3" office:value-type="float" office:value="6925.13">
            <text:p>6 925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2">
            <text:p>2011-02-12</text:p>
          </table:table-cell>
          <table:table-cell table:style-name="ce3" office:value-type="float" office:value="277224.1">
            <text:p>277 224,10</text:p>
          </table:table-cell>
          <table:table-cell table:style-name="ce3" office:value-type="float" office:value="4166.28">
            <text:p>4 166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table:style-name="ce3" office:value-type="float" office:value="182937.38">
            <text:p>182 937,38</text:p>
          </table:table-cell>
          <table:table-cell table:style-name="ce3" office:value-type="float" office:value="1980.7">
            <text:p>1 980,7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265713.06">
            <text:p>265 713,06</text:p>
          </table:table-cell>
          <table:table-cell table:style-name="ce3" office:value-type="float" office:value="3981.32">
            <text:p>3 981,3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412106.88">
            <text:p>412 106,88</text:p>
          </table:table-cell>
          <table:table-cell table:style-name="ce3" office:value-type="float" office:value="8659.53">
            <text:p>8 659,5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334075.1">
            <text:p>334 075,10</text:p>
          </table:table-cell>
          <table:table-cell table:style-name="ce3" office:value-type="float" office:value="6684.18">
            <text:p>6 684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9">
            <text:p>2011-02-19</text:p>
          </table:table-cell>
          <table:table-cell table:style-name="ce3" office:value-type="float" office:value="406877.5">
            <text:p>406 877,50</text:p>
          </table:table-cell>
          <table:table-cell table:style-name="ce3" office:value-type="float" office:value="6734.15">
            <text:p>6 734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0">
            <text:p>2011-02-20</text:p>
          </table:table-cell>
          <table:table-cell table:style-name="ce3" office:value-type="float" office:value="525103.31">
            <text:p>525 103,31</text:p>
          </table:table-cell>
          <table:table-cell table:style-name="ce3" office:value-type="float" office:value="7050.26">
            <text:p>7 050,2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374212.72">
            <text:p>374 212,72</text:p>
          </table:table-cell>
          <table:table-cell table:style-name="ce3" office:value-type="float" office:value="5585.26">
            <text:p>5 585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278741.47">
            <text:p>278 741,47</text:p>
          </table:table-cell>
          <table:table-cell table:style-name="ce3" office:value-type="float" office:value="8405.96">
            <text:p>8 405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5">
            <text:p>2011-02-25</text:p>
          </table:table-cell>
          <table:table-cell table:style-name="ce3" office:value-type="float" office:value="96990.96">
            <text:p>96 990,96</text:p>
          </table:table-cell>
          <table:table-cell table:style-name="ce3" office:value-type="float" office:value="1629.55">
            <text:p>1 629,5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213758.43">
            <text:p>213 758,43</text:p>
          </table:table-cell>
          <table:table-cell table:style-name="ce3" office:value-type="float" office:value="2511.85">
            <text:p>2 511,8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337582.76">
            <text:p>337 582,76</text:p>
          </table:table-cell>
          <table:table-cell table:style-name="ce3" office:value-type="float" office:value="6597.28">
            <text:p>6 597,2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259683.04">
            <text:p>259 683,04</text:p>
          </table:table-cell>
          <table:table-cell table:style-name="ce3" office:value-type="float" office:value="3270.16">
            <text:p>3 270,1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1">
            <text:p>2011-03-01</text:p>
          </table:table-cell>
          <table:table-cell table:style-name="ce3" office:value-type="float" office:value="211546.84">
            <text:p>211 546,84</text:p>
          </table:table-cell>
          <table:table-cell table:style-name="ce3" office:value-type="float" office:value="4357.3">
            <text:p>4 357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342351.68">
            <text:p>342 351,68</text:p>
          </table:table-cell>
          <table:table-cell table:style-name="ce3" office:value-type="float" office:value="9480.8">
            <text:p>9 480,8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3">
            <text:p>2011-03-03</text:p>
          </table:table-cell>
          <table:table-cell table:style-name="ce3" office:value-type="float" office:value="392243.48">
            <text:p>392 243,48</text:p>
          </table:table-cell>
          <table:table-cell table:style-name="ce3" office:value-type="float" office:value="8926.8">
            <text:p>8 926,8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5">
            <text:p>2011-03-05</text:p>
          </table:table-cell>
          <table:table-cell table:style-name="ce3" office:value-type="float" office:value="213151.6">
            <text:p>213 151,60</text:p>
          </table:table-cell>
          <table:table-cell table:style-name="ce3" office:value-type="float" office:value="4904.55">
            <text:p>4 904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6">
            <text:p>2011-03-06</text:p>
          </table:table-cell>
          <table:table-cell table:style-name="ce3" office:value-type="float" office:value="413419.2">
            <text:p>413 419,20</text:p>
          </table:table-cell>
          <table:table-cell table:style-name="ce3" office:value-type="float" office:value="8668.89">
            <text:p>8 668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table:style-name="ce3" office:value-type="float" office:value="463401.28">
            <text:p>463 401,28</text:p>
          </table:table-cell>
          <table:table-cell table:style-name="ce3" office:value-type="float" office:value="7883.66">
            <text:p>7 883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8">
            <text:p>2011-03-08</text:p>
          </table:table-cell>
          <table:table-cell table:style-name="ce3" office:value-type="float" office:value="300611.61">
            <text:p>300 611,61</text:p>
          </table:table-cell>
          <table:table-cell table:style-name="ce3" office:value-type="float" office:value="11579.8">
            <text:p>11 579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>
            <text:p>2011-03-09</text:p>
          </table:table-cell>
          <table:table-cell table:style-name="ce3" office:value-type="float" office:value="377039.44">
            <text:p>377 039,44</text:p>
          </table:table-cell>
          <table:table-cell table:style-name="ce3" office:value-type="float" office:value="4584.62">
            <text:p>4 584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428276.1">
            <text:p>428 276,10</text:p>
          </table:table-cell>
          <table:table-cell table:style-name="ce3" office:value-type="float" office:value="7739">
            <text:p>7 739,0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359928.41">
            <text:p>359 928,41</text:p>
          </table:table-cell>
          <table:table-cell table:style-name="ce3" office:value-type="float" office:value="5837.31">
            <text:p>5 837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331367.46">
            <text:p>331 367,46</text:p>
          </table:table-cell>
          <table:table-cell table:style-name="ce3" office:value-type="float" office:value="4187.1">
            <text:p>4 187,1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405422.23">
            <text:p>405 422,23</text:p>
          </table:table-cell>
          <table:table-cell table:style-name="ce3" office:value-type="float" office:value="8488.74">
            <text:p>8 488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>
            <text:p>2011-03-14</text:p>
          </table:table-cell>
          <table:table-cell table:style-name="ce3" office:value-type="float" office:value="304049.11">
            <text:p>304 049,11</text:p>
          </table:table-cell>
          <table:table-cell table:style-name="ce3" office:value-type="float" office:value="15489">
            <text:p>15 489,0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164860.78">
            <text:p>164 860,78</text:p>
          </table:table-cell>
          <table:table-cell table:style-name="ce3" office:value-type="float" office:value="1308.63">
            <text:p>1 308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78288.5">
            <text:p>78 288,50</text:p>
          </table:table-cell>
          <table:table-cell table:style-name="ce3" office:value-type="float" office:value="1257.04">
            <text:p>1 257,0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187866.66">
            <text:p>187 866,66</text:p>
          </table:table-cell>
          <table:table-cell table:style-name="ce3" office:value-type="float" office:value="3717.92">
            <text:p>3 717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>
            <text:p>2011-03-18</text:p>
          </table:table-cell>
          <table:table-cell table:style-name="ce3" office:value-type="float" office:value="350384.62">
            <text:p>350 384,62</text:p>
          </table:table-cell>
          <table:table-cell table:style-name="ce3" office:value-type="float" office:value="6828.78">
            <text:p>6 828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403653.96">
            <text:p>403 653,96</text:p>
          </table:table-cell>
          <table:table-cell table:style-name="ce3" office:value-type="float" office:value="9354.67">
            <text:p>9 354,6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0">
            <text:p>2011-03-20</text:p>
          </table:table-cell>
          <table:table-cell table:style-name="ce3" office:value-type="float" office:value="364394.21">
            <text:p>364 394,21</text:p>
          </table:table-cell>
          <table:table-cell table:style-name="ce3" office:value-type="float" office:value="6919.75">
            <text:p>6 919,7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table:style-name="ce3" office:value-type="float" office:value="320044.47">
            <text:p>320 044,47</text:p>
          </table:table-cell>
          <table:table-cell table:style-name="ce3" office:value-type="float" office:value="9645.7">
            <text:p>9 645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2">
            <text:p>2011-03-22</text:p>
          </table:table-cell>
          <table:table-cell table:style-name="ce3" office:value-type="float" office:value="331581.63">
            <text:p>331 581,63</text:p>
          </table:table-cell>
          <table:table-cell table:style-name="ce3" office:value-type="float" office:value="4283.45">
            <text:p>4 283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288909.42">
            <text:p>288 909,42</text:p>
          </table:table-cell>
          <table:table-cell table:style-name="ce3" office:value-type="float" office:value="5477.99">
            <text:p>5 477,9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>
            <text:p>2011-03-24</text:p>
          </table:table-cell>
          <table:table-cell table:style-name="ce3" office:value-type="float" office:value="400462.77">
            <text:p>400 462,77</text:p>
          </table:table-cell>
          <table:table-cell table:style-name="ce3" office:value-type="float" office:value="5748.82">
            <text:p>5 748,8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208800.12">
            <text:p>208 800,12</text:p>
          </table:table-cell>
          <table:table-cell table:style-name="ce3" office:value-type="float" office:value="3898.43">
            <text:p>3 898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6">
            <text:p>2011-03-26</text:p>
          </table:table-cell>
          <table:table-cell table:style-name="ce3" office:value-type="float" office:value="382452.98">
            <text:p>382 452,98</text:p>
          </table:table-cell>
          <table:table-cell table:style-name="ce3" office:value-type="float" office:value="4584.12">
            <text:p>4 584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7">
            <text:p>2011-03-27</text:p>
          </table:table-cell>
          <table:table-cell table:style-name="ce3" office:value-type="float" office:value="385312.71">
            <text:p>385 312,71</text:p>
          </table:table-cell>
          <table:table-cell table:style-name="ce3" office:value-type="float" office:value="4204.18">
            <text:p>4 204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8">
            <text:p>2011-03-28</text:p>
          </table:table-cell>
          <table:table-cell table:style-name="ce3" office:value-type="float" office:value="285771.12">
            <text:p>285 771,12</text:p>
          </table:table-cell>
          <table:table-cell table:style-name="ce3" office:value-type="float" office:value="8432.31">
            <text:p>8 432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>
            <text:p>2011-03-29</text:p>
          </table:table-cell>
          <table:table-cell table:style-name="ce3" office:value-type="float" office:value="392871.76">
            <text:p>392 871,76</text:p>
          </table:table-cell>
          <table:table-cell table:style-name="ce3" office:value-type="float" office:value="7003.06">
            <text:p>7 003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356784.29">
            <text:p>356 784,29</text:p>
          </table:table-cell>
          <table:table-cell table:style-name="ce3" office:value-type="float" office:value="14322.93">
            <text:p>14 322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333207.25">
            <text:p>333 207,25</text:p>
          </table:table-cell>
          <table:table-cell table:style-name="ce3" office:value-type="float" office:value="4438.03">
            <text:p>4 438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201406.91">
            <text:p>201 406,91</text:p>
          </table:table-cell>
          <table:table-cell table:style-name="ce3" office:value-type="float" office:value="4572.23">
            <text:p>4 572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249820.51">
            <text:p>249 820,51</text:p>
          </table:table-cell>
          <table:table-cell table:style-name="ce3" office:value-type="float" office:value="4444.41">
            <text:p>4 444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217935.88">
            <text:p>217 935,88</text:p>
          </table:table-cell>
          <table:table-cell table:style-name="ce3" office:value-type="float" office:value="5441.59">
            <text:p>5 441,5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table:style-name="ce3" office:value-type="float" office:value="214120.98">
            <text:p>214 120,98</text:p>
          </table:table-cell>
          <table:table-cell table:style-name="ce3" office:value-type="float" office:value="4056.86">
            <text:p>4 056,8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142761.44">
            <text:p>142 761,44</text:p>
          </table:table-cell>
          <table:table-cell table:style-name="ce3" office:value-type="float" office:value="2893.42">
            <text:p>2 893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6">
            <text:p>2011-04-06</text:p>
          </table:table-cell>
          <table:table-cell table:style-name="ce3" office:value-type="float" office:value="219681.8">
            <text:p>219 681,80</text:p>
          </table:table-cell>
          <table:table-cell table:style-name="ce3" office:value-type="float" office:value="5578.51">
            <text:p>5 578,51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>
            <text:p>2011-04-07</text:p>
          </table:table-cell>
          <table:table-cell table:style-name="ce3" office:value-type="float" office:value="471516.4">
            <text:p>471 516,40</text:p>
          </table:table-cell>
          <table:table-cell table:style-name="ce3" office:value-type="float" office:value="9778.44">
            <text:p>9 778,4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>
            <text:p>2011-04-08</text:p>
          </table:table-cell>
          <table:table-cell table:style-name="ce3" office:value-type="float" office:value="416353.73">
            <text:p>416 353,73</text:p>
          </table:table-cell>
          <table:table-cell table:style-name="ce3" office:value-type="float" office:value="5618.05">
            <text:p>5 618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9">
            <text:p>2011-04-09</text:p>
          </table:table-cell>
          <table:table-cell table:style-name="ce3" office:value-type="float" office:value="275667.36">
            <text:p>275 667,36</text:p>
          </table:table-cell>
          <table:table-cell table:style-name="ce3" office:value-type="float" office:value="7115.83">
            <text:p>7 115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209179.29">
            <text:p>209 179,29</text:p>
          </table:table-cell>
          <table:table-cell table:style-name="ce3" office:value-type="float" office:value="5297.02">
            <text:p>5 297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496244.46">
            <text:p>496 244,46</text:p>
          </table:table-cell>
          <table:table-cell table:style-name="ce3" office:value-type="float" office:value="11931.82">
            <text:p>11 931,8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>
            <text:p>2011-04-12</text:p>
          </table:table-cell>
          <table:table-cell table:style-name="ce3" office:value-type="float" office:value="96508.63">
            <text:p>96 508,63</text:p>
          </table:table-cell>
          <table:table-cell table:style-name="ce3" office:value-type="float" office:value="2416.95">
            <text:p>2 416,9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360719.14">
            <text:p>360 719,14</text:p>
          </table:table-cell>
          <table:table-cell table:style-name="ce3" office:value-type="float" office:value="5837.82">
            <text:p>5 837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>
            <text:p>2011-04-14</text:p>
          </table:table-cell>
          <table:table-cell table:style-name="ce3" office:value-type="float" office:value="324850.63">
            <text:p>324 850,63</text:p>
          </table:table-cell>
          <table:table-cell table:style-name="ce3" office:value-type="float" office:value="8431.11">
            <text:p>8 431,1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380899.5">
            <text:p>380 899,50</text:p>
          </table:table-cell>
          <table:table-cell table:style-name="ce3" office:value-type="float" office:value="7484.76">
            <text:p>7 484,7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6">
            <text:p>2011-04-16</text:p>
          </table:table-cell>
          <table:table-cell table:style-name="ce3" office:value-type="float" office:value="215227.03">
            <text:p>215 227,03</text:p>
          </table:table-cell>
          <table:table-cell table:style-name="ce3" office:value-type="float" office:value="2166.57">
            <text:p>2 166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7">
            <text:p>2011-04-17</text:p>
          </table:table-cell>
          <table:table-cell table:style-name="ce3" office:value-type="float" office:value="260780.87">
            <text:p>260 780,87</text:p>
          </table:table-cell>
          <table:table-cell table:style-name="ce3" office:value-type="float" office:value="3707.43">
            <text:p>3 70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229209.47">
            <text:p>229 209,47</text:p>
          </table:table-cell>
          <table:table-cell table:style-name="ce3" office:value-type="float" office:value="3520.34">
            <text:p>3 520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>
            <text:p>2011-04-19</text:p>
          </table:table-cell>
          <table:table-cell table:style-name="ce3" office:value-type="float" office:value="230173.88">
            <text:p>230 173,88</text:p>
          </table:table-cell>
          <table:table-cell table:style-name="ce3" office:value-type="float" office:value="4065.96">
            <text:p>4 065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476177.52">
            <text:p>476 177,52</text:p>
          </table:table-cell>
          <table:table-cell table:style-name="ce3" office:value-type="float" office:value="5364.17">
            <text:p>5 364,1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311697.28">
            <text:p>311 697,28</text:p>
          </table:table-cell>
          <table:table-cell table:style-name="ce3" office:value-type="float" office:value="8224.2">
            <text:p>8 224,2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2">
            <text:p>2011-04-22</text:p>
          </table:table-cell>
          <table:table-cell table:style-name="ce3" office:value-type="float" office:value="316948.85">
            <text:p>316 948,85</text:p>
          </table:table-cell>
          <table:table-cell table:style-name="ce3" office:value-type="float" office:value="12375.98">
            <text:p>12 375,9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262621.16">
            <text:p>262 621,16</text:p>
          </table:table-cell>
          <table:table-cell table:style-name="ce3" office:value-type="float" office:value="3245.84">
            <text:p>3 245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table:style-name="ce3" office:value-type="float" office:value="394058.54">
            <text:p>394 058,54</text:p>
          </table:table-cell>
          <table:table-cell table:style-name="ce3" office:value-type="float" office:value="5609.37">
            <text:p>5 609,3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431098.53">
            <text:p>431 098,53</text:p>
          </table:table-cell>
          <table:table-cell table:style-name="ce3" office:value-type="float" office:value="6076.09">
            <text:p>6 076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249277.54">
            <text:p>249 277,54</text:p>
          </table:table-cell>
          <table:table-cell table:style-name="ce3" office:value-type="float" office:value="3896.79">
            <text:p>3 896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466976.97">
            <text:p>466 976,97</text:p>
          </table:table-cell>
          <table:table-cell table:style-name="ce3" office:value-type="float" office:value="10351.96">
            <text:p>10 351,9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282780.9">
            <text:p>282 780,90</text:p>
          </table:table-cell>
          <table:table-cell table:style-name="ce3" office:value-type="float" office:value="6680.39">
            <text:p>6 680,3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30">
            <text:p>2011-04-30</text:p>
          </table:table-cell>
          <table:table-cell table:style-name="ce3" office:value-type="float" office:value="237071.37">
            <text:p>237 071,37</text:p>
          </table:table-cell>
          <table:table-cell table:style-name="ce3" office:value-type="float" office:value="3393.04">
            <text:p>3 393,0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>
            <text:p>2011-05-01</text:p>
          </table:table-cell>
          <table:table-cell table:style-name="ce3" office:value-type="float" office:value="408147.71">
            <text:p>408 147,71</text:p>
          </table:table-cell>
          <table:table-cell table:style-name="ce3" office:value-type="float" office:value="21335.48">
            <text:p>21 335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368441.37">
            <text:p>368 441,37</text:p>
          </table:table-cell>
          <table:table-cell table:style-name="ce3" office:value-type="float" office:value="12064.22">
            <text:p>12 064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>
            <text:p>2011-05-03</text:p>
          </table:table-cell>
          <table:table-cell table:style-name="ce3" office:value-type="float" office:value="230688.96">
            <text:p>230 688,96</text:p>
          </table:table-cell>
          <table:table-cell table:style-name="ce3" office:value-type="float" office:value="6256.82">
            <text:p>6 256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>
            <text:p>2011-05-04</text:p>
          </table:table-cell>
          <table:table-cell table:style-name="ce3" office:value-type="float" office:value="281143.37">
            <text:p>281 143,37</text:p>
          </table:table-cell>
          <table:table-cell table:style-name="ce3" office:value-type="float" office:value="7792.22">
            <text:p>7 792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380780.32">
            <text:p>380 780,32</text:p>
          </table:table-cell>
          <table:table-cell table:style-name="ce3" office:value-type="float" office:value="13507.64">
            <text:p>13 507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85707.4">
            <text:p>85 707,40</text:p>
          </table:table-cell>
          <table:table-cell table:style-name="ce3" office:value-type="float" office:value="807.65">
            <text:p>807,6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7">
            <text:p>2011-05-07</text:p>
          </table:table-cell>
          <table:table-cell table:style-name="ce3" office:value-type="float" office:value="282580.96">
            <text:p>282 580,96</text:p>
          </table:table-cell>
          <table:table-cell table:style-name="ce3" office:value-type="float" office:value="4590.33">
            <text:p>4 590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8">
            <text:p>2011-05-08</text:p>
          </table:table-cell>
          <table:table-cell table:style-name="ce3" office:value-type="float" office:value="336539.23">
            <text:p>336 539,23</text:p>
          </table:table-cell>
          <table:table-cell table:style-name="ce3" office:value-type="float" office:value="5433.31">
            <text:p>5 433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table:style-name="ce3" office:value-type="float" office:value="273495.55">
            <text:p>273 495,55</text:p>
          </table:table-cell>
          <table:table-cell table:style-name="ce3" office:value-type="float" office:value="6234.23">
            <text:p>6 234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481199.62">
            <text:p>481 199,62</text:p>
          </table:table-cell>
          <table:table-cell table:style-name="ce3" office:value-type="float" office:value="7990.69">
            <text:p>7 990,6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2">
            <text:p>2011-05-12</text:p>
          </table:table-cell>
          <table:table-cell table:style-name="ce3" office:value-type="float" office:value="270457.6">
            <text:p>270 457,60</text:p>
          </table:table-cell>
          <table:table-cell table:style-name="ce3" office:value-type="float" office:value="3907.78">
            <text:p>3 907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237513.19">
            <text:p>237 513,19</text:p>
          </table:table-cell>
          <table:table-cell table:style-name="ce3" office:value-type="float" office:value="3379.05">
            <text:p>3 379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590758.79">
            <text:p>590 758,79</text:p>
          </table:table-cell>
          <table:table-cell table:style-name="ce3" office:value-type="float" office:value="9095.59">
            <text:p>9 095,5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224480.14">
            <text:p>224 480,14</text:p>
          </table:table-cell>
          <table:table-cell table:style-name="ce3" office:value-type="float" office:value="7241.29">
            <text:p>7 241,2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312079.41">
            <text:p>312 079,41</text:p>
          </table:table-cell>
          <table:table-cell table:style-name="ce3" office:value-type="float" office:value="5504.05">
            <text:p>5 504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7">
            <text:p>2011-05-17</text:p>
          </table:table-cell>
          <table:table-cell table:style-name="ce3" office:value-type="float" office:value="357624.44">
            <text:p>357 624,44</text:p>
          </table:table-cell>
          <table:table-cell table:style-name="ce3" office:value-type="float" office:value="4959.43">
            <text:p>4 959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299284.41">
            <text:p>299 284,41</text:p>
          </table:table-cell>
          <table:table-cell table:style-name="ce3" office:value-type="float" office:value="4369.12">
            <text:p>4 369,1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9">
            <text:p>2011-05-19</text:p>
          </table:table-cell>
          <table:table-cell table:style-name="ce3" office:value-type="float" office:value="240381.99">
            <text:p>240 381,99</text:p>
          </table:table-cell>
          <table:table-cell table:style-name="ce3" office:value-type="float" office:value="2380.96">
            <text:p>2 380,9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>
            <text:p>2011-05-20</text:p>
          </table:table-cell>
          <table:table-cell table:style-name="ce3" office:value-type="float" office:value="137875.94">
            <text:p>137 875,94</text:p>
          </table:table-cell>
          <table:table-cell table:style-name="ce3" office:value-type="float" office:value="4115.7">
            <text:p>4 115,7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289752.24">
            <text:p>289 752,24</text:p>
          </table:table-cell>
          <table:table-cell table:style-name="ce3" office:value-type="float" office:value="3728.16">
            <text:p>3 728,1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203078.06">
            <text:p>203 078,06</text:p>
          </table:table-cell>
          <table:table-cell table:style-name="ce3" office:value-type="float" office:value="3236.3">
            <text:p>3 236,3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243299.43">
            <text:p>243 299,43</text:p>
          </table:table-cell>
          <table:table-cell table:style-name="ce3" office:value-type="float" office:value="3057.29">
            <text:p>3 057,2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>
            <text:p>2011-05-26</text:p>
          </table:table-cell>
          <table:table-cell table:style-name="ce3" office:value-type="float" office:value="427814.51">
            <text:p>427 814,51</text:p>
          </table:table-cell>
          <table:table-cell table:style-name="ce3" office:value-type="float" office:value="8927.68">
            <text:p>8 927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266489.77">
            <text:p>266 489,77</text:p>
          </table:table-cell>
          <table:table-cell table:style-name="ce3" office:value-type="float" office:value="3085.44">
            <text:p>3 085,4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372123.19">
            <text:p>372 123,19</text:p>
          </table:table-cell>
          <table:table-cell table:style-name="ce3" office:value-type="float" office:value="7336.81">
            <text:p>7 336,8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345487.34">
            <text:p>345 487,34</text:p>
          </table:table-cell>
          <table:table-cell table:style-name="ce3" office:value-type="float" office:value="5902.74">
            <text:p>5 902,7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>
            <text:p>2011-06-01</text:p>
          </table:table-cell>
          <table:table-cell table:style-name="ce3" office:value-type="float" office:value="202208.36">
            <text:p>202 208,36</text:p>
          </table:table-cell>
          <table:table-cell table:style-name="ce3" office:value-type="float" office:value="2480.48">
            <text:p>2 480,4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2">
            <text:p>2011-06-02</text:p>
          </table:table-cell>
          <table:table-cell table:style-name="ce3" office:value-type="float" office:value="427289.21">
            <text:p>427 289,21</text:p>
          </table:table-cell>
          <table:table-cell table:style-name="ce3" office:value-type="float" office:value="4719.34">
            <text:p>4 719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355452.98">
            <text:p>355 452,98</text:p>
          </table:table-cell>
          <table:table-cell table:style-name="ce3" office:value-type="float" office:value="7760.98">
            <text:p>7 760,9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339865.78">
            <text:p>339 865,78</text:p>
          </table:table-cell>
          <table:table-cell table:style-name="ce3" office:value-type="float" office:value="3926.36">
            <text:p>3 926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5">
            <text:p>2011-06-05</text:p>
          </table:table-cell>
          <table:table-cell table:style-name="ce3" office:value-type="float" office:value="318144.99">
            <text:p>318 144,99</text:p>
          </table:table-cell>
          <table:table-cell table:style-name="ce3" office:value-type="float" office:value="5716.89">
            <text:p>5 716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213045.76">
            <text:p>213 045,76</text:p>
          </table:table-cell>
          <table:table-cell table:style-name="ce3" office:value-type="float" office:value="4787.55">
            <text:p>4 787,5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312499.1">
            <text:p>312 499,10</text:p>
          </table:table-cell>
          <table:table-cell table:style-name="ce3" office:value-type="float" office:value="5916.3">
            <text:p>5 916,3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170495.72">
            <text:p>170 495,72</text:p>
          </table:table-cell>
          <table:table-cell table:style-name="ce3" office:value-type="float" office:value="4111.3">
            <text:p>4 111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>
            <text:p>2011-06-10</text:p>
          </table:table-cell>
          <table:table-cell table:style-name="ce3" office:value-type="float" office:value="459949.42">
            <text:p>459 949,42</text:p>
          </table:table-cell>
          <table:table-cell table:style-name="ce3" office:value-type="float" office:value="6675.61">
            <text:p>6 675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1">
            <text:p>2011-06-11</text:p>
          </table:table-cell>
          <table:table-cell table:style-name="ce3" office:value-type="float" office:value="268992.06">
            <text:p>268 992,06</text:p>
          </table:table-cell>
          <table:table-cell table:style-name="ce3" office:value-type="float" office:value="3332.41">
            <text:p>3 332,4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275113.4">
            <text:p>275 113,40</text:p>
          </table:table-cell>
          <table:table-cell table:style-name="ce3" office:value-type="float" office:value="4193.8">
            <text:p>4 19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361740.93">
            <text:p>361 740,93</text:p>
          </table:table-cell>
          <table:table-cell table:style-name="ce3" office:value-type="float" office:value="6405.9">
            <text:p>6 405,90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322318.52">
            <text:p>322 318,52</text:p>
          </table:table-cell>
          <table:table-cell table:style-name="ce3" office:value-type="float" office:value="5403.5">
            <text:p>5 403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5">
            <text:p>2011-06-15</text:p>
          </table:table-cell>
          <table:table-cell table:style-name="ce3" office:value-type="float" office:value="354329.79">
            <text:p>354 329,79</text:p>
          </table:table-cell>
          <table:table-cell table:style-name="ce3" office:value-type="float" office:value="9623.3">
            <text:p>9 623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429289.93">
            <text:p>429 289,93</text:p>
          </table:table-cell>
          <table:table-cell table:style-name="ce3" office:value-type="float" office:value="8389.48">
            <text:p>8 389,4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>
            <text:p>2011-06-17</text:p>
          </table:table-cell>
          <table:table-cell table:style-name="ce3" office:value-type="float" office:value="375154.19">
            <text:p>375 154,19</text:p>
          </table:table-cell>
          <table:table-cell table:style-name="ce3" office:value-type="float" office:value="7445.01">
            <text:p>7 445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table:style-name="ce3" office:value-type="float" office:value="219417.28">
            <text:p>219 417,28</text:p>
          </table:table-cell>
          <table:table-cell table:style-name="ce3" office:value-type="float" office:value="3353.98">
            <text:p>3 353,9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1">
            <text:p>2011-06-21</text:p>
          </table:table-cell>
          <table:table-cell table:style-name="ce3" office:value-type="float" office:value="413859.94">
            <text:p>413 859,94</text:p>
          </table:table-cell>
          <table:table-cell table:style-name="ce3" office:value-type="float" office:value="6489.88">
            <text:p>6 489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422305.74">
            <text:p>422 305,74</text:p>
          </table:table-cell>
          <table:table-cell table:style-name="ce3" office:value-type="float" office:value="26610.32">
            <text:p>26 610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451702.72">
            <text:p>451 702,72</text:p>
          </table:table-cell>
          <table:table-cell table:style-name="ce3" office:value-type="float" office:value="6548.31">
            <text:p>6 548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>
            <text:p>2011-06-24</text:p>
          </table:table-cell>
          <table:table-cell table:style-name="ce3" office:value-type="float" office:value="302164.12">
            <text:p>302 164,12</text:p>
          </table:table-cell>
          <table:table-cell table:style-name="ce3" office:value-type="float" office:value="4896.52">
            <text:p>4 896,5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5">
            <text:p>2011-06-25</text:p>
          </table:table-cell>
          <table:table-cell table:style-name="ce3" office:value-type="float" office:value="327710.6">
            <text:p>327 710,60</text:p>
          </table:table-cell>
          <table:table-cell table:style-name="ce3" office:value-type="float" office:value="5471.88">
            <text:p>5 471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6">
            <text:p>2011-06-26</text:p>
          </table:table-cell>
          <table:table-cell table:style-name="ce3" office:value-type="float" office:value="295222.09">
            <text:p>295 222,09</text:p>
          </table:table-cell>
          <table:table-cell table:style-name="ce3" office:value-type="float" office:value="4354.31">
            <text:p>4 354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table:style-name="ce3" office:value-type="float" office:value="140093.05">
            <text:p>140 093,05</text:p>
          </table:table-cell>
          <table:table-cell table:style-name="ce3" office:value-type="float" office:value="2157.93">
            <text:p>2 157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485517.32">
            <text:p>485 517,32</text:p>
          </table:table-cell>
          <table:table-cell table:style-name="ce3" office:value-type="float" office:value="11151.06">
            <text:p>11 151,0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9">
            <text:p>2011-06-29</text:p>
          </table:table-cell>
          <table:table-cell table:style-name="ce3" office:value-type="float" office:value="176148.8">
            <text:p>176 148,80</text:p>
          </table:table-cell>
          <table:table-cell table:style-name="ce3" office:value-type="float" office:value="6109.91">
            <text:p>6 109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>
            <text:p>2011-06-30</text:p>
          </table:table-cell>
          <table:table-cell table:style-name="ce3" office:value-type="float" office:value="295320.01">
            <text:p>295 320,01</text:p>
          </table:table-cell>
          <table:table-cell table:style-name="ce3" office:value-type="float" office:value="4508.7">
            <text:p>4 508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447661.42">
            <text:p>447 661,42</text:p>
          </table:table-cell>
          <table:table-cell table:style-name="ce3" office:value-type="float" office:value="10091.56">
            <text:p>10 091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176829.41">
            <text:p>176 829,41</text:p>
          </table:table-cell>
          <table:table-cell table:style-name="ce3" office:value-type="float" office:value="2089.69">
            <text:p>2 089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3">
            <text:p>2011-07-03</text:p>
          </table:table-cell>
          <table:table-cell table:style-name="ce3" office:value-type="float" office:value="469421.47">
            <text:p>469 421,47</text:p>
          </table:table-cell>
          <table:table-cell table:style-name="ce3" office:value-type="float" office:value="11712.11">
            <text:p>11 712,1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4">
            <text:p>2011-07-04</text:p>
          </table:table-cell>
          <table:table-cell table:style-name="ce3" office:value-type="float" office:value="438848.47">
            <text:p>438 848,47</text:p>
          </table:table-cell>
          <table:table-cell table:style-name="ce3" office:value-type="float" office:value="5895.33">
            <text:p>5 895,3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138014.23">
            <text:p>138 014,23</text:p>
          </table:table-cell>
          <table:table-cell table:style-name="ce3" office:value-type="float" office:value="2811.45">
            <text:p>2 811,4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6">
            <text:p>2011-07-06</text:p>
          </table:table-cell>
          <table:table-cell table:style-name="ce3" office:value-type="float" office:value="392451.14">
            <text:p>392 451,14</text:p>
          </table:table-cell>
          <table:table-cell table:style-name="ce3" office:value-type="float" office:value="4944.58">
            <text:p>4 944,5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364501.24">
            <text:p>364 501,24</text:p>
          </table:table-cell>
          <table:table-cell table:style-name="ce3" office:value-type="float" office:value="5956.88">
            <text:p>5 956,8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387910.02">
            <text:p>387 910,02</text:p>
          </table:table-cell>
          <table:table-cell table:style-name="ce3" office:value-type="float" office:value="10899.41">
            <text:p>10 899,4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0">
            <text:p>2011-07-10</text:p>
          </table:table-cell>
          <table:table-cell table:style-name="ce3" office:value-type="float" office:value="125735.48">
            <text:p>125 735,48</text:p>
          </table:table-cell>
          <table:table-cell table:style-name="ce3" office:value-type="float" office:value="1756.08">
            <text:p>1 756,0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333395.52">
            <text:p>333 395,52</text:p>
          </table:table-cell>
          <table:table-cell table:style-name="ce3" office:value-type="float" office:value="4568.31">
            <text:p>4 568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248571.12">
            <text:p>248 571,12</text:p>
          </table:table-cell>
          <table:table-cell table:style-name="ce3" office:value-type="float" office:value="4686.48">
            <text:p>4 686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3">
            <text:p>2011-07-13</text:p>
          </table:table-cell>
          <table:table-cell table:style-name="ce3" office:value-type="float" office:value="415113.93">
            <text:p>415 113,93</text:p>
          </table:table-cell>
          <table:table-cell table:style-name="ce3" office:value-type="float" office:value="5154.77">
            <text:p>5 154,7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305781.76">
            <text:p>305 781,76</text:p>
          </table:table-cell>
          <table:table-cell table:style-name="ce3" office:value-type="float" office:value="3685.01">
            <text:p>3 685,0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426109.27">
            <text:p>426 109,27</text:p>
          </table:table-cell>
          <table:table-cell table:style-name="ce3" office:value-type="float" office:value="6654.84">
            <text:p>6 654,8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340720.34">
            <text:p>340 720,34</text:p>
          </table:table-cell>
          <table:table-cell table:style-name="ce3" office:value-type="float" office:value="9248.65">
            <text:p>9 248,6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259822.69">
            <text:p>259 822,69</text:p>
          </table:table-cell>
          <table:table-cell table:style-name="ce3" office:value-type="float" office:value="8789.67">
            <text:p>8 789,6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210275.96">
            <text:p>210 275,96</text:p>
          </table:table-cell>
          <table:table-cell table:style-name="ce3" office:value-type="float" office:value="3382.82">
            <text:p>3 382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338922.93">
            <text:p>338 922,93</text:p>
          </table:table-cell>
          <table:table-cell table:style-name="ce3" office:value-type="float" office:value="6063.02">
            <text:p>6 063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1">
            <text:p>2011-07-21</text:p>
          </table:table-cell>
          <table:table-cell table:style-name="ce3" office:value-type="float" office:value="364125.41">
            <text:p>364 125,41</text:p>
          </table:table-cell>
          <table:table-cell table:style-name="ce3" office:value-type="float" office:value="18827.58">
            <text:p>18 827,5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206312.92">
            <text:p>206 312,92</text:p>
          </table:table-cell>
          <table:table-cell table:style-name="ce3" office:value-type="float" office:value="3269.1">
            <text:p>3 269,1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3">
            <text:p>2011-07-23</text:p>
          </table:table-cell>
          <table:table-cell table:style-name="ce3" office:value-type="float" office:value="400677.86">
            <text:p>400 677,86</text:p>
          </table:table-cell>
          <table:table-cell table:style-name="ce3" office:value-type="float" office:value="8125.69">
            <text:p>8 125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254736.58">
            <text:p>254 736,58</text:p>
          </table:table-cell>
          <table:table-cell table:style-name="ce3" office:value-type="float" office:value="8332.89">
            <text:p>8 332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240323.81">
            <text:p>240 323,81</text:p>
          </table:table-cell>
          <table:table-cell table:style-name="ce3" office:value-type="float" office:value="3151.79">
            <text:p>3 151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260560.35">
            <text:p>260 560,35</text:p>
          </table:table-cell>
          <table:table-cell table:style-name="ce3" office:value-type="float" office:value="3969.54">
            <text:p>3 969,5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276113.83">
            <text:p>276 113,83</text:p>
          </table:table-cell>
          <table:table-cell table:style-name="ce3" office:value-type="float" office:value="7977.86">
            <text:p>7 977,8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339292.31">
            <text:p>339 292,31</text:p>
          </table:table-cell>
          <table:table-cell table:style-name="ce3" office:value-type="float" office:value="5426.07">
            <text:p>5 426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356872.91">
            <text:p>356 872,91</text:p>
          </table:table-cell>
          <table:table-cell table:style-name="ce3" office:value-type="float" office:value="5449.27">
            <text:p>5 449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219516.41">
            <text:p>219 516,41</text:p>
          </table:table-cell>
          <table:table-cell table:style-name="ce3" office:value-type="float" office:value="2829.18">
            <text:p>2 829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285874.65">
            <text:p>285 874,65</text:p>
          </table:table-cell>
          <table:table-cell table:style-name="ce3" office:value-type="float" office:value="4175.79">
            <text:p>4 175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264387.61">
            <text:p>264 387,61</text:p>
          </table:table-cell>
          <table:table-cell table:style-name="ce3" office:value-type="float" office:value="6589.92">
            <text:p>6 589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>
            <text:p>2011-08-02</text:p>
          </table:table-cell>
          <table:table-cell table:style-name="ce3" office:value-type="float" office:value="169618.37">
            <text:p>169 618,37</text:p>
          </table:table-cell>
          <table:table-cell table:style-name="ce3" office:value-type="float" office:value="2378.27">
            <text:p>2 378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>
            <text:p>2011-08-03</text:p>
          </table:table-cell>
          <table:table-cell table:style-name="ce3" office:value-type="float" office:value="192200.65">
            <text:p>192 200,65</text:p>
          </table:table-cell>
          <table:table-cell table:style-name="ce3" office:value-type="float" office:value="2478.73">
            <text:p>2 478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4">
            <text:p>2011-08-04</text:p>
          </table:table-cell>
          <table:table-cell table:style-name="ce3" office:value-type="float" office:value="342553.01">
            <text:p>342 553,01</text:p>
          </table:table-cell>
          <table:table-cell table:style-name="ce3" office:value-type="float" office:value="5190.98">
            <text:p>5 190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5">
            <text:p>2011-08-05</text:p>
          </table:table-cell>
          <table:table-cell table:style-name="ce3" office:value-type="float" office:value="366606.16">
            <text:p>366 606,16</text:p>
          </table:table-cell>
          <table:table-cell table:style-name="ce3" office:value-type="float" office:value="5238.73">
            <text:p>5 238,7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239385.92">
            <text:p>239 385,92</text:p>
          </table:table-cell>
          <table:table-cell table:style-name="ce3" office:value-type="float" office:value="4525.25">
            <text:p>4 525,2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7">
            <text:p>2011-08-07</text:p>
          </table:table-cell>
          <table:table-cell table:style-name="ce3" office:value-type="float" office:value="271678.03">
            <text:p>271 678,03</text:p>
          </table:table-cell>
          <table:table-cell table:style-name="ce3" office:value-type="float" office:value="5282.48">
            <text:p>5 282,4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>
            <text:p>2011-08-09</text:p>
          </table:table-cell>
          <table:table-cell table:style-name="ce3" office:value-type="float" office:value="359537.08">
            <text:p>359 537,08</text:p>
          </table:table-cell>
          <table:table-cell table:style-name="ce3" office:value-type="float" office:value="6270.27">
            <text:p>6 270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0">
            <text:p>2011-08-10</text:p>
          </table:table-cell>
          <table:table-cell table:style-name="ce3" office:value-type="float" office:value="249091.36">
            <text:p>249 091,36</text:p>
          </table:table-cell>
          <table:table-cell table:style-name="ce3" office:value-type="float" office:value="5250.66">
            <text:p>5 250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383856.19">
            <text:p>383 856,19</text:p>
          </table:table-cell>
          <table:table-cell table:style-name="ce3" office:value-type="float" office:value="7096.62">
            <text:p>7 096,6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64673.11">
            <text:p>364 673,11</text:p>
          </table:table-cell>
          <table:table-cell table:style-name="ce3" office:value-type="float" office:value="3649.29">
            <text:p>3 649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238027.92">
            <text:p>238 027,92</text:p>
          </table:table-cell>
          <table:table-cell table:style-name="ce3" office:value-type="float" office:value="8835.48">
            <text:p>8 835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5">
            <text:p>2011-08-15</text:p>
          </table:table-cell>
          <table:table-cell table:style-name="ce3" office:value-type="float" office:value="266303.3">
            <text:p>266 303,30</text:p>
          </table:table-cell>
          <table:table-cell table:style-name="ce3" office:value-type="float" office:value="3935.9">
            <text:p>3 935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301326.21">
            <text:p>301 326,21</text:p>
          </table:table-cell>
          <table:table-cell table:style-name="ce3" office:value-type="float" office:value="5448.94">
            <text:p>5 448,9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280982.15">
            <text:p>280 982,15</text:p>
          </table:table-cell>
          <table:table-cell table:style-name="ce3" office:value-type="float" office:value="4884.1">
            <text:p>4 884,1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15719.86">
            <text:p>415 719,86</text:p>
          </table:table-cell>
          <table:table-cell table:style-name="ce3" office:value-type="float" office:value="8695.25">
            <text:p>8 695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244352.26">
            <text:p>244 352,26</text:p>
          </table:table-cell>
          <table:table-cell table:style-name="ce3" office:value-type="float" office:value="3925.34">
            <text:p>3 925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143642.61">
            <text:p>143 642,61</text:p>
          </table:table-cell>
          <table:table-cell table:style-name="ce3" office:value-type="float" office:value="4748.52">
            <text:p>4 748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325874.46">
            <text:p>325 874,46</text:p>
          </table:table-cell>
          <table:table-cell table:style-name="ce3" office:value-type="float" office:value="5370.38">
            <text:p>5 370,3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177190.14">
            <text:p>177 190,14</text:p>
          </table:table-cell>
          <table:table-cell table:style-name="ce3" office:value-type="float" office:value="5842.08">
            <text:p>5 842,08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224172.98">
            <text:p>224 172,98</text:p>
          </table:table-cell>
          <table:table-cell table:style-name="ce3" office:value-type="float" office:value="4475.4">
            <text:p>4 475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154251.39">
            <text:p>154 251,39</text:p>
          </table:table-cell>
          <table:table-cell table:style-name="ce3" office:value-type="float" office:value="2088.15">
            <text:p>2 088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364953.79">
            <text:p>364 953,79</text:p>
          </table:table-cell>
          <table:table-cell table:style-name="ce3" office:value-type="float" office:value="8920.89">
            <text:p>8 920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222278.17">
            <text:p>222 278,17</text:p>
          </table:table-cell>
          <table:table-cell table:style-name="ce3" office:value-type="float" office:value="5073.69">
            <text:p>5 073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268818.6">
            <text:p>268 818,60</text:p>
          </table:table-cell>
          <table:table-cell table:style-name="ce3" office:value-type="float" office:value="6955.2">
            <text:p>6 955,2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315797.47">
            <text:p>315 797,47</text:p>
          </table:table-cell>
          <table:table-cell table:style-name="ce3" office:value-type="float" office:value="8297.36">
            <text:p>8 297,3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181411.03">
            <text:p>181 411,03</text:p>
          </table:table-cell>
          <table:table-cell table:style-name="ce3" office:value-type="float" office:value="2842.1">
            <text:p>2 842,1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2">
            <text:p>2010-01-02</text:p>
          </table:table-cell>
          <table:table-cell table:style-name="ce3" office:value-type="float" office:value="238464.58">
            <text:p>238 464,58</text:p>
          </table:table-cell>
          <table:table-cell table:style-name="ce3" office:value-type="float" office:value="3870.55">
            <text:p>3 870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3">
            <text:p>2010-01-03</text:p>
          </table:table-cell>
          <table:table-cell table:style-name="ce3" office:value-type="float" office:value="407899.62">
            <text:p>407 899,62</text:p>
          </table:table-cell>
          <table:table-cell table:style-name="ce3" office:value-type="float" office:value="6384.4">
            <text:p>6 384,4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4">
            <text:p>2010-01-04</text:p>
          </table:table-cell>
          <table:table-cell table:style-name="ce3" office:value-type="float" office:value="322274.84">
            <text:p>322 274,84</text:p>
          </table:table-cell>
          <table:table-cell table:style-name="ce3" office:value-type="float" office:value="4886.65">
            <text:p>4 886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5">
            <text:p>2010-01-05</text:p>
          </table:table-cell>
          <table:table-cell table:style-name="ce3" office:value-type="float" office:value="246879.37">
            <text:p>246 879,37</text:p>
          </table:table-cell>
          <table:table-cell table:style-name="ce3" office:value-type="float" office:value="5901.97">
            <text:p>5 901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6">
            <text:p>2010-01-06</text:p>
          </table:table-cell>
          <table:table-cell table:style-name="ce3" office:value-type="float" office:value="437680.07">
            <text:p>437 680,07</text:p>
          </table:table-cell>
          <table:table-cell table:style-name="ce3" office:value-type="float" office:value="7918.94">
            <text:p>7 918,9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8">
            <text:p>2010-01-08</text:p>
          </table:table-cell>
          <table:table-cell table:style-name="ce3" office:value-type="float" office:value="363576.43">
            <text:p>363 576,43</text:p>
          </table:table-cell>
          <table:table-cell table:style-name="ce3" office:value-type="float" office:value="5327.13">
            <text:p>5 327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09">
            <text:p>2010-01-09</text:p>
          </table:table-cell>
          <table:table-cell table:style-name="ce3" office:value-type="float" office:value="469010.99">
            <text:p>469 010,99</text:p>
          </table:table-cell>
          <table:table-cell table:style-name="ce3" office:value-type="float" office:value="6362.06">
            <text:p>6 362,0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0">
            <text:p>2010-01-10</text:p>
          </table:table-cell>
          <table:table-cell table:style-name="ce3" office:value-type="float" office:value="305243.52">
            <text:p>305 243,52</text:p>
          </table:table-cell>
          <table:table-cell table:style-name="ce3" office:value-type="float" office:value="6505.62">
            <text:p>6 505,6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1">
            <text:p>2010-01-11</text:p>
          </table:table-cell>
          <table:table-cell table:style-name="ce3" office:value-type="float" office:value="173429.07">
            <text:p>173 429,07</text:p>
          </table:table-cell>
          <table:table-cell table:style-name="ce3" office:value-type="float" office:value="2385.87">
            <text:p>2 385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2">
            <text:p>2010-01-12</text:p>
          </table:table-cell>
          <table:table-cell table:style-name="ce3" office:value-type="float" office:value="269392.59">
            <text:p>269 392,59</text:p>
          </table:table-cell>
          <table:table-cell table:style-name="ce3" office:value-type="float" office:value="6340.14">
            <text:p>6 340,1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3">
            <text:p>2010-01-13</text:p>
          </table:table-cell>
          <table:table-cell table:style-name="ce3" office:value-type="float" office:value="404699.28">
            <text:p>404 699,28</text:p>
          </table:table-cell>
          <table:table-cell table:style-name="ce3" office:value-type="float" office:value="8953.52">
            <text:p>8 953,5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4">
            <text:p>2010-01-14</text:p>
          </table:table-cell>
          <table:table-cell table:style-name="ce3" office:value-type="float" office:value="279580.21">
            <text:p>279 580,21</text:p>
          </table:table-cell>
          <table:table-cell table:style-name="ce3" office:value-type="float" office:value="3441.41">
            <text:p>3 441,4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5">
            <text:p>2010-01-15</text:p>
          </table:table-cell>
          <table:table-cell table:style-name="ce3" office:value-type="float" office:value="331066.63">
            <text:p>331 066,63</text:p>
          </table:table-cell>
          <table:table-cell table:style-name="ce3" office:value-type="float" office:value="6572.69">
            <text:p>6 572,6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6">
            <text:p>2010-01-16</text:p>
          </table:table-cell>
          <table:table-cell table:style-name="ce3" office:value-type="float" office:value="292654.53">
            <text:p>292 654,53</text:p>
          </table:table-cell>
          <table:table-cell table:style-name="ce3" office:value-type="float" office:value="2859.63">
            <text:p>2 859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7">
            <text:p>2010-01-17</text:p>
          </table:table-cell>
          <table:table-cell table:style-name="ce3" office:value-type="float" office:value="184981.79">
            <text:p>184 981,79</text:p>
          </table:table-cell>
          <table:table-cell table:style-name="ce3" office:value-type="float" office:value="7956.21">
            <text:p>7 956,2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8">
            <text:p>2010-01-18</text:p>
          </table:table-cell>
          <table:table-cell table:style-name="ce3" office:value-type="float" office:value="514801.71">
            <text:p>514 801,71</text:p>
          </table:table-cell>
          <table:table-cell table:style-name="ce3" office:value-type="float" office:value="12383.97">
            <text:p>12 383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19">
            <text:p>2010-01-19</text:p>
          </table:table-cell>
          <table:table-cell table:style-name="ce3" office:value-type="float" office:value="117482.28">
            <text:p>117 482,28</text:p>
          </table:table-cell>
          <table:table-cell table:style-name="ce3" office:value-type="float" office:value="1217.43">
            <text:p>1 217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0">
            <text:p>2010-01-20</text:p>
          </table:table-cell>
          <table:table-cell table:style-name="ce3" office:value-type="float" office:value="337082.69">
            <text:p>337 082,69</text:p>
          </table:table-cell>
          <table:table-cell table:style-name="ce3" office:value-type="float" office:value="3654.41">
            <text:p>3 654,4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2">
            <text:p>2010-01-22</text:p>
          </table:table-cell>
          <table:table-cell table:style-name="ce3" office:value-type="float" office:value="332511.77">
            <text:p>332 511,77</text:p>
          </table:table-cell>
          <table:table-cell table:style-name="ce3" office:value-type="float" office:value="7932.06">
            <text:p>7 932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3">
            <text:p>2010-01-23</text:p>
          </table:table-cell>
          <table:table-cell table:style-name="ce3" office:value-type="float" office:value="223979.88">
            <text:p>223 979,88</text:p>
          </table:table-cell>
          <table:table-cell table:style-name="ce3" office:value-type="float" office:value="7243.85">
            <text:p>7 243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4">
            <text:p>2010-01-24</text:p>
          </table:table-cell>
          <table:table-cell table:style-name="ce3" office:value-type="float" office:value="375441.09">
            <text:p>375 441,09</text:p>
          </table:table-cell>
          <table:table-cell table:style-name="ce3" office:value-type="float" office:value="5301.34">
            <text:p>5 301,3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5">
            <text:p>2010-01-25</text:p>
          </table:table-cell>
          <table:table-cell table:style-name="ce3" office:value-type="float" office:value="505301.05">
            <text:p>505 301,05</text:p>
          </table:table-cell>
          <table:table-cell table:style-name="ce3" office:value-type="float" office:value="11339.79">
            <text:p>11 339,7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7">
            <text:p>2010-01-27</text:p>
          </table:table-cell>
          <table:table-cell table:style-name="ce3" office:value-type="float" office:value="144282.68">
            <text:p>144 282,68</text:p>
          </table:table-cell>
          <table:table-cell table:style-name="ce3" office:value-type="float" office:value="4356.36">
            <text:p>4 356,3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8">
            <text:p>2010-01-28</text:p>
          </table:table-cell>
          <table:table-cell table:style-name="ce3" office:value-type="float" office:value="250964.6">
            <text:p>250 964,60</text:p>
          </table:table-cell>
          <table:table-cell table:style-name="ce3" office:value-type="float" office:value="3642.45">
            <text:p>3 642,4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29">
            <text:p>2010-01-29</text:p>
          </table:table-cell>
          <table:table-cell table:style-name="ce3" office:value-type="float" office:value="305107.1">
            <text:p>305 107,10</text:p>
          </table:table-cell>
          <table:table-cell table:style-name="ce3" office:value-type="float" office:value="4566.79">
            <text:p>4 566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0">
            <text:p>2010-01-30</text:p>
          </table:table-cell>
          <table:table-cell table:style-name="ce3" office:value-type="float" office:value="226110.34">
            <text:p>226 110,34</text:p>
          </table:table-cell>
          <table:table-cell table:style-name="ce3" office:value-type="float" office:value="3905.86">
            <text:p>3 905,8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1-31">
            <text:p>2010-01-31</text:p>
          </table:table-cell>
          <table:table-cell table:style-name="ce3" office:value-type="float" office:value="378765.27">
            <text:p>378 765,27</text:p>
          </table:table-cell>
          <table:table-cell table:style-name="ce3" office:value-type="float" office:value="6792.78">
            <text:p>6 792,7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1">
            <text:p>2010-02-01</text:p>
          </table:table-cell>
          <table:table-cell table:style-name="ce3" office:value-type="float" office:value="200594.26">
            <text:p>200 594,26</text:p>
          </table:table-cell>
          <table:table-cell table:style-name="ce3" office:value-type="float" office:value="7187.18">
            <text:p>7 187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2">
            <text:p>2010-02-02</text:p>
          </table:table-cell>
          <table:table-cell table:style-name="ce3" office:value-type="float" office:value="203795.41">
            <text:p>203 795,41</text:p>
          </table:table-cell>
          <table:table-cell table:style-name="ce3" office:value-type="float" office:value="2999.64">
            <text:p>2 999,6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3">
            <text:p>2010-02-03</text:p>
          </table:table-cell>
          <table:table-cell table:style-name="ce3" office:value-type="float" office:value="343000.64">
            <text:p>343 000,64</text:p>
          </table:table-cell>
          <table:table-cell table:style-name="ce3" office:value-type="float" office:value="6829.96">
            <text:p>6 829,9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4">
            <text:p>2010-02-04</text:p>
          </table:table-cell>
          <table:table-cell table:style-name="ce3" office:value-type="float" office:value="335026.74">
            <text:p>335 026,74</text:p>
          </table:table-cell>
          <table:table-cell table:style-name="ce3" office:value-type="float" office:value="3673.14">
            <text:p>3 673,1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5">
            <text:p>2010-02-05</text:p>
          </table:table-cell>
          <table:table-cell table:style-name="ce3" office:value-type="float" office:value="303985.32">
            <text:p>303 985,32</text:p>
          </table:table-cell>
          <table:table-cell table:style-name="ce3" office:value-type="float" office:value="3383.63">
            <text:p>3 383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6">
            <text:p>2010-02-06</text:p>
          </table:table-cell>
          <table:table-cell table:style-name="ce3" office:value-type="float" office:value="357191.57">
            <text:p>357 191,57</text:p>
          </table:table-cell>
          <table:table-cell table:style-name="ce3" office:value-type="float" office:value="4565.33">
            <text:p>4 565,3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7">
            <text:p>2010-02-07</text:p>
          </table:table-cell>
          <table:table-cell table:style-name="ce3" office:value-type="float" office:value="240844.83">
            <text:p>240 844,83</text:p>
          </table:table-cell>
          <table:table-cell table:style-name="ce3" office:value-type="float" office:value="3680.95">
            <text:p>3 680,9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8">
            <text:p>2010-02-08</text:p>
          </table:table-cell>
          <table:table-cell table:style-name="ce3" office:value-type="float" office:value="381204.66">
            <text:p>381 204,66</text:p>
          </table:table-cell>
          <table:table-cell table:style-name="ce3" office:value-type="float" office:value="9373.12">
            <text:p>9 373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09">
            <text:p>2010-02-09</text:p>
          </table:table-cell>
          <table:table-cell table:style-name="ce3" office:value-type="float" office:value="184817.77">
            <text:p>184 817,77</text:p>
          </table:table-cell>
          <table:table-cell table:style-name="ce3" office:value-type="float" office:value="5528.5">
            <text:p>5 528,5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0">
            <text:p>2010-02-10</text:p>
          </table:table-cell>
          <table:table-cell table:style-name="ce3" office:value-type="float" office:value="212707.6">
            <text:p>212 707,60</text:p>
          </table:table-cell>
          <table:table-cell table:style-name="ce3" office:value-type="float" office:value="2872.87">
            <text:p>2 872,8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1">
            <text:p>2010-02-11</text:p>
          </table:table-cell>
          <table:table-cell table:style-name="ce3" office:value-type="float" office:value="409226.84">
            <text:p>409 226,84</text:p>
          </table:table-cell>
          <table:table-cell table:style-name="ce3" office:value-type="float" office:value="5737.09">
            <text:p>5 737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2">
            <text:p>2010-02-12</text:p>
          </table:table-cell>
          <table:table-cell table:style-name="ce3" office:value-type="float" office:value="95115.22">
            <text:p>95 115,22</text:p>
          </table:table-cell>
          <table:table-cell table:style-name="ce3" office:value-type="float" office:value="2082.66">
            <text:p>2 082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3">
            <text:p>2010-02-13</text:p>
          </table:table-cell>
          <table:table-cell table:style-name="ce3" office:value-type="float" office:value="279516.73">
            <text:p>279 516,73</text:p>
          </table:table-cell>
          <table:table-cell table:style-name="ce3" office:value-type="float" office:value="4689.88">
            <text:p>4 689,8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4">
            <text:p>2010-02-14</text:p>
          </table:table-cell>
          <table:table-cell table:style-name="ce3" office:value-type="float" office:value="363089.87">
            <text:p>363 089,87</text:p>
          </table:table-cell>
          <table:table-cell table:style-name="ce3" office:value-type="float" office:value="5044.32">
            <text:p>5 044,3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5">
            <text:p>2010-02-15</text:p>
          </table:table-cell>
          <table:table-cell table:style-name="ce3" office:value-type="float" office:value="229055.16">
            <text:p>229 055,16</text:p>
          </table:table-cell>
          <table:table-cell table:style-name="ce3" office:value-type="float" office:value="10086.09">
            <text:p>10 086,0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6">
            <text:p>2010-02-16</text:p>
          </table:table-cell>
          <table:table-cell table:style-name="ce3" office:value-type="float" office:value="385785.82">
            <text:p>385 785,82</text:p>
          </table:table-cell>
          <table:table-cell table:style-name="ce3" office:value-type="float" office:value="22351.44">
            <text:p>22 351,4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7">
            <text:p>2010-02-17</text:p>
          </table:table-cell>
          <table:table-cell table:style-name="ce3" office:value-type="float" office:value="184544.11">
            <text:p>184 544,11</text:p>
          </table:table-cell>
          <table:table-cell table:style-name="ce3" office:value-type="float" office:value="3187.84">
            <text:p>3 187,8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8">
            <text:p>2010-02-18</text:p>
          </table:table-cell>
          <table:table-cell table:style-name="ce3" office:value-type="float" office:value="326548.12">
            <text:p>326 548,12</text:p>
          </table:table-cell>
          <table:table-cell table:style-name="ce3" office:value-type="float" office:value="3811.7">
            <text:p>3 811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19">
            <text:p>2010-02-19</text:p>
          </table:table-cell>
          <table:table-cell table:style-name="ce3" office:value-type="float" office:value="367545.37">
            <text:p>367 545,37</text:p>
          </table:table-cell>
          <table:table-cell table:style-name="ce3" office:value-type="float" office:value="11375.59">
            <text:p>11 375,5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0">
            <text:p>2010-02-20</text:p>
          </table:table-cell>
          <table:table-cell table:style-name="ce3" office:value-type="float" office:value="255750.95">
            <text:p>255 750,95</text:p>
          </table:table-cell>
          <table:table-cell table:style-name="ce3" office:value-type="float" office:value="10088.8">
            <text:p>10 088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1">
            <text:p>2010-02-21</text:p>
          </table:table-cell>
          <table:table-cell table:style-name="ce3" office:value-type="float" office:value="272243.53">
            <text:p>272 243,53</text:p>
          </table:table-cell>
          <table:table-cell table:style-name="ce3" office:value-type="float" office:value="9472.64">
            <text:p>9 472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2">
            <text:p>2010-02-22</text:p>
          </table:table-cell>
          <table:table-cell table:style-name="ce3" office:value-type="float" office:value="152368.45">
            <text:p>152 368,45</text:p>
          </table:table-cell>
          <table:table-cell table:style-name="ce3" office:value-type="float" office:value="2331.22">
            <text:p>2 331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3">
            <text:p>2010-02-23</text:p>
          </table:table-cell>
          <table:table-cell table:style-name="ce3" office:value-type="float" office:value="205263.56">
            <text:p>205 263,56</text:p>
          </table:table-cell>
          <table:table-cell table:style-name="ce3" office:value-type="float" office:value="2166.6">
            <text:p>2 166,6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5">
            <text:p>2010-02-25</text:p>
          </table:table-cell>
          <table:table-cell table:style-name="ce3" office:value-type="float" office:value="211900.01">
            <text:p>211 900,01</text:p>
          </table:table-cell>
          <table:table-cell table:style-name="ce3" office:value-type="float" office:value="10696.62">
            <text:p>10 696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6">
            <text:p>2010-02-26</text:p>
          </table:table-cell>
          <table:table-cell table:style-name="ce3" office:value-type="float" office:value="267676.6">
            <text:p>267 676,60</text:p>
          </table:table-cell>
          <table:table-cell table:style-name="ce3" office:value-type="float" office:value="4453.85">
            <text:p>4 453,8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7">
            <text:p>2010-02-27</text:p>
          </table:table-cell>
          <table:table-cell table:style-name="ce3" office:value-type="float" office:value="283473.96">
            <text:p>283 473,96</text:p>
          </table:table-cell>
          <table:table-cell table:style-name="ce3" office:value-type="float" office:value="4650.93">
            <text:p>4 650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2-28">
            <text:p>2010-02-28</text:p>
          </table:table-cell>
          <table:table-cell table:style-name="ce3" office:value-type="float" office:value="354674.29">
            <text:p>354 674,29</text:p>
          </table:table-cell>
          <table:table-cell table:style-name="ce3" office:value-type="float" office:value="4980.68">
            <text:p>4 980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2">
            <text:p>2010-03-02</text:p>
          </table:table-cell>
          <table:table-cell table:style-name="ce3" office:value-type="float" office:value="463420.54">
            <text:p>463 420,54</text:p>
          </table:table-cell>
          <table:table-cell table:style-name="ce3" office:value-type="float" office:value="5922.31">
            <text:p>5 922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3">
            <text:p>2010-03-03</text:p>
          </table:table-cell>
          <table:table-cell table:style-name="ce3" office:value-type="float" office:value="314057.74">
            <text:p>314 057,74</text:p>
          </table:table-cell>
          <table:table-cell table:style-name="ce3" office:value-type="float" office:value="5834.25">
            <text:p>5 834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5">
            <text:p>2010-03-05</text:p>
          </table:table-cell>
          <table:table-cell table:style-name="ce3" office:value-type="float" office:value="441327.9">
            <text:p>441 327,90</text:p>
          </table:table-cell>
          <table:table-cell table:style-name="ce3" office:value-type="float" office:value="6894.67">
            <text:p>6 894,6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6">
            <text:p>2010-03-06</text:p>
          </table:table-cell>
          <table:table-cell table:style-name="ce3" office:value-type="float" office:value="518610.8">
            <text:p>518 610,80</text:p>
          </table:table-cell>
          <table:table-cell table:style-name="ce3" office:value-type="float" office:value="7386.57">
            <text:p>7 386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7">
            <text:p>2010-03-07</text:p>
          </table:table-cell>
          <table:table-cell table:style-name="ce3" office:value-type="float" office:value="350499.22">
            <text:p>350 499,22</text:p>
          </table:table-cell>
          <table:table-cell table:style-name="ce3" office:value-type="float" office:value="6626.95">
            <text:p>6 626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8">
            <text:p>2010-03-08</text:p>
          </table:table-cell>
          <table:table-cell table:style-name="ce3" office:value-type="float" office:value="327225.28">
            <text:p>327 225,28</text:p>
          </table:table-cell>
          <table:table-cell table:style-name="ce3" office:value-type="float" office:value="4819.22">
            <text:p>4 819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09">
            <text:p>2010-03-09</text:p>
          </table:table-cell>
          <table:table-cell table:style-name="ce3" office:value-type="float" office:value="179472.26">
            <text:p>179 472,26</text:p>
          </table:table-cell>
          <table:table-cell table:style-name="ce3" office:value-type="float" office:value="2571.24">
            <text:p>2 571,2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0">
            <text:p>2010-03-10</text:p>
          </table:table-cell>
          <table:table-cell table:style-name="ce3" office:value-type="float" office:value="421392.12">
            <text:p>421 392,12</text:p>
          </table:table-cell>
          <table:table-cell table:style-name="ce3" office:value-type="float" office:value="19427.94">
            <text:p>19 427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1">
            <text:p>2010-03-11</text:p>
          </table:table-cell>
          <table:table-cell table:style-name="ce3" office:value-type="float" office:value="429240.69">
            <text:p>429 240,69</text:p>
          </table:table-cell>
          <table:table-cell table:style-name="ce3" office:value-type="float" office:value="5727.79">
            <text:p>5 727,7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2">
            <text:p>2010-03-12</text:p>
          </table:table-cell>
          <table:table-cell table:style-name="ce3" office:value-type="float" office:value="211961.02">
            <text:p>211 961,02</text:p>
          </table:table-cell>
          <table:table-cell table:style-name="ce3" office:value-type="float" office:value="6564.29">
            <text:p>6 564,2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3">
            <text:p>2010-03-13</text:p>
          </table:table-cell>
          <table:table-cell table:style-name="ce3" office:value-type="float" office:value="95173.9">
            <text:p>95 173,90</text:p>
          </table:table-cell>
          <table:table-cell table:style-name="ce3" office:value-type="float" office:value="1757.92">
            <text:p>1 757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4">
            <text:p>2010-03-14</text:p>
          </table:table-cell>
          <table:table-cell table:style-name="ce3" office:value-type="float" office:value="165209.33">
            <text:p>165 209,33</text:p>
          </table:table-cell>
          <table:table-cell table:style-name="ce3" office:value-type="float" office:value="3276.66">
            <text:p>3 276,6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5">
            <text:p>2010-03-15</text:p>
          </table:table-cell>
          <table:table-cell table:style-name="ce3" office:value-type="float" office:value="234398.2">
            <text:p>234 398,20</text:p>
          </table:table-cell>
          <table:table-cell table:style-name="ce3" office:value-type="float" office:value="3751.57">
            <text:p>3 751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6">
            <text:p>2010-03-16</text:p>
          </table:table-cell>
          <table:table-cell table:style-name="ce3" office:value-type="float" office:value="314310.13">
            <text:p>314 310,13</text:p>
          </table:table-cell>
          <table:table-cell table:style-name="ce3" office:value-type="float" office:value="5184.92">
            <text:p>5 184,9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7">
            <text:p>2010-03-17</text:p>
          </table:table-cell>
          <table:table-cell table:style-name="ce3" office:value-type="float" office:value="207082.34">
            <text:p>207 082,34</text:p>
          </table:table-cell>
          <table:table-cell table:style-name="ce3" office:value-type="float" office:value="4349.56">
            <text:p>4 349,5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8">
            <text:p>2010-03-18</text:p>
          </table:table-cell>
          <table:table-cell table:style-name="ce3" office:value-type="float" office:value="205596.4">
            <text:p>205 596,40</text:p>
          </table:table-cell>
          <table:table-cell table:style-name="ce3" office:value-type="float" office:value="4238.23">
            <text:p>4 238,2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19">
            <text:p>2010-03-19</text:p>
          </table:table-cell>
          <table:table-cell table:style-name="ce3" office:value-type="float" office:value="356947.65">
            <text:p>356 947,65</text:p>
          </table:table-cell>
          <table:table-cell table:style-name="ce3" office:value-type="float" office:value="4194.45">
            <text:p>4 194,4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0">
            <text:p>2010-03-20</text:p>
          </table:table-cell>
          <table:table-cell table:style-name="ce3" office:value-type="float" office:value="374416.14">
            <text:p>374 416,14</text:p>
          </table:table-cell>
          <table:table-cell table:style-name="ce3" office:value-type="float" office:value="7395.14">
            <text:p>7 395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2">
            <text:p>2010-03-22</text:p>
          </table:table-cell>
          <table:table-cell table:style-name="ce3" office:value-type="float" office:value="253234.1">
            <text:p>253 234,10</text:p>
          </table:table-cell>
          <table:table-cell table:style-name="ce3" office:value-type="float" office:value="3524.97">
            <text:p>3 524,9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3">
            <text:p>2010-03-23</text:p>
          </table:table-cell>
          <table:table-cell table:style-name="ce3" office:value-type="float" office:value="417444.63">
            <text:p>417 444,63</text:p>
          </table:table-cell>
          <table:table-cell table:style-name="ce3" office:value-type="float" office:value="7324.88">
            <text:p>7 324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4">
            <text:p>2010-03-24</text:p>
          </table:table-cell>
          <table:table-cell table:style-name="ce3" office:value-type="float" office:value="238736.44">
            <text:p>238 736,44</text:p>
          </table:table-cell>
          <table:table-cell table:style-name="ce3" office:value-type="float" office:value="5099.03">
            <text:p>5 099,03</text:p>
          </table:table-cell>
          <table:table-cell office:value-type="string">
            <text:p>dark 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5">
            <text:p>2010-03-25</text:p>
          </table:table-cell>
          <table:table-cell table:style-name="ce3" office:value-type="float" office:value="180360.97">
            <text:p>180 360,97</text:p>
          </table:table-cell>
          <table:table-cell table:style-name="ce3" office:value-type="float" office:value="2272.41">
            <text:p>2 272,4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6">
            <text:p>2010-03-26</text:p>
          </table:table-cell>
          <table:table-cell table:style-name="ce3" office:value-type="float" office:value="341761.36">
            <text:p>341 761,36</text:p>
          </table:table-cell>
          <table:table-cell table:style-name="ce3" office:value-type="float" office:value="5379.53">
            <text:p>5 379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7">
            <text:p>2010-03-27</text:p>
          </table:table-cell>
          <table:table-cell table:style-name="ce3" office:value-type="float" office:value="422419.36">
            <text:p>422 419,36</text:p>
          </table:table-cell>
          <table:table-cell table:style-name="ce3" office:value-type="float" office:value="5612.05">
            <text:p>5 612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8">
            <text:p>2010-03-28</text:p>
          </table:table-cell>
          <table:table-cell table:style-name="ce3" office:value-type="float" office:value="248423.54">
            <text:p>248 423,54</text:p>
          </table:table-cell>
          <table:table-cell table:style-name="ce3" office:value-type="float" office:value="3363.89">
            <text:p>3 363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29">
            <text:p>2010-03-29</text:p>
          </table:table-cell>
          <table:table-cell table:style-name="ce3" office:value-type="float" office:value="305882.7">
            <text:p>305 882,70</text:p>
          </table:table-cell>
          <table:table-cell table:style-name="ce3" office:value-type="float" office:value="5942.93">
            <text:p>5 942,9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0">
            <text:p>2010-03-30</text:p>
          </table:table-cell>
          <table:table-cell table:style-name="ce3" office:value-type="float" office:value="123177.49">
            <text:p>123 177,49</text:p>
          </table:table-cell>
          <table:table-cell table:style-name="ce3" office:value-type="float" office:value="3025.73">
            <text:p>3 025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3-31">
            <text:p>2010-03-31</text:p>
          </table:table-cell>
          <table:table-cell table:style-name="ce3" office:value-type="float" office:value="312761.97">
            <text:p>312 761,97</text:p>
          </table:table-cell>
          <table:table-cell table:style-name="ce3" office:value-type="float" office:value="6530.84">
            <text:p>6 530,8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2">
            <text:p>2010-04-02</text:p>
          </table:table-cell>
          <table:table-cell table:style-name="ce3" office:value-type="float" office:value="156260.4">
            <text:p>156 260,40</text:p>
          </table:table-cell>
          <table:table-cell table:style-name="ce3" office:value-type="float" office:value="1971.49">
            <text:p>1 971,4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3">
            <text:p>2010-04-03</text:p>
          </table:table-cell>
          <table:table-cell table:style-name="ce3" office:value-type="float" office:value="321156.13">
            <text:p>321 156,13</text:p>
          </table:table-cell>
          <table:table-cell table:style-name="ce3" office:value-type="float" office:value="4085.44">
            <text:p>4 085,4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4">
            <text:p>2010-04-04</text:p>
          </table:table-cell>
          <table:table-cell table:style-name="ce3" office:value-type="float" office:value="348274.14">
            <text:p>348 274,14</text:p>
          </table:table-cell>
          <table:table-cell table:style-name="ce3" office:value-type="float" office:value="7805.34">
            <text:p>7 805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5">
            <text:p>2010-04-05</text:p>
          </table:table-cell>
          <table:table-cell table:style-name="ce3" office:value-type="float" office:value="334838.06">
            <text:p>334 838,06</text:p>
          </table:table-cell>
          <table:table-cell table:style-name="ce3" office:value-type="float" office:value="7298.13">
            <text:p>7 298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6">
            <text:p>2010-04-06</text:p>
          </table:table-cell>
          <table:table-cell table:style-name="ce3" office:value-type="float" office:value="373581.97">
            <text:p>373 581,97</text:p>
          </table:table-cell>
          <table:table-cell table:style-name="ce3" office:value-type="float" office:value="4489.63">
            <text:p>4 489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7">
            <text:p>2010-04-07</text:p>
          </table:table-cell>
          <table:table-cell table:style-name="ce3" office:value-type="float" office:value="271188.9">
            <text:p>271 188,90</text:p>
          </table:table-cell>
          <table:table-cell table:style-name="ce3" office:value-type="float" office:value="4170.21">
            <text:p>4 170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09">
            <text:p>2010-04-09</text:p>
          </table:table-cell>
          <table:table-cell table:style-name="ce3" office:value-type="float" office:value="291443.38">
            <text:p>291 443,38</text:p>
          </table:table-cell>
          <table:table-cell table:style-name="ce3" office:value-type="float" office:value="5316.37">
            <text:p>5 316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0">
            <text:p>2010-04-10</text:p>
          </table:table-cell>
          <table:table-cell table:style-name="ce3" office:value-type="float" office:value="230610.72">
            <text:p>230 610,72</text:p>
          </table:table-cell>
          <table:table-cell table:style-name="ce3" office:value-type="float" office:value="3776.79">
            <text:p>3 776,7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1">
            <text:p>2010-04-11</text:p>
          </table:table-cell>
          <table:table-cell table:style-name="ce3" office:value-type="float" office:value="317022.8">
            <text:p>317 022,80</text:p>
          </table:table-cell>
          <table:table-cell table:style-name="ce3" office:value-type="float" office:value="5617.98">
            <text:p>5 617,98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2">
            <text:p>2010-04-12</text:p>
          </table:table-cell>
          <table:table-cell table:style-name="ce3" office:value-type="float" office:value="355139.51">
            <text:p>355 139,51</text:p>
          </table:table-cell>
          <table:table-cell table:style-name="ce3" office:value-type="float" office:value="6599.88">
            <text:p>6 599,8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3">
            <text:p>2010-04-13</text:p>
          </table:table-cell>
          <table:table-cell table:style-name="ce3" office:value-type="float" office:value="291857.77">
            <text:p>291 857,77</text:p>
          </table:table-cell>
          <table:table-cell table:style-name="ce3" office:value-type="float" office:value="2741.22">
            <text:p>2 741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4">
            <text:p>2010-04-14</text:p>
          </table:table-cell>
          <table:table-cell table:style-name="ce3" office:value-type="float" office:value="231822.87">
            <text:p>231 822,87</text:p>
          </table:table-cell>
          <table:table-cell table:style-name="ce3" office:value-type="float" office:value="6323.59">
            <text:p>6 323,5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5">
            <text:p>2010-04-15</text:p>
          </table:table-cell>
          <table:table-cell table:style-name="ce3" office:value-type="float" office:value="359178.73">
            <text:p>359 178,73</text:p>
          </table:table-cell>
          <table:table-cell table:style-name="ce3" office:value-type="float" office:value="10262.25">
            <text:p>10 262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6">
            <text:p>2010-04-16</text:p>
          </table:table-cell>
          <table:table-cell table:style-name="ce3" office:value-type="float" office:value="293064.92">
            <text:p>293 064,92</text:p>
          </table:table-cell>
          <table:table-cell table:style-name="ce3" office:value-type="float" office:value="3656.46">
            <text:p>3 656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7">
            <text:p>2010-04-17</text:p>
          </table:table-cell>
          <table:table-cell table:style-name="ce3" office:value-type="float" office:value="170827.03">
            <text:p>170 827,03</text:p>
          </table:table-cell>
          <table:table-cell table:style-name="ce3" office:value-type="float" office:value="2429.97">
            <text:p>2 429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8">
            <text:p>2010-04-18</text:p>
          </table:table-cell>
          <table:table-cell table:style-name="ce3" office:value-type="float" office:value="84989.91">
            <text:p>84 989,91</text:p>
          </table:table-cell>
          <table:table-cell table:style-name="ce3" office:value-type="float" office:value="2274.28">
            <text:p>2 274,2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19">
            <text:p>2010-04-19</text:p>
          </table:table-cell>
          <table:table-cell table:style-name="ce3" office:value-type="float" office:value="293785.23">
            <text:p>293 785,23</text:p>
          </table:table-cell>
          <table:table-cell table:style-name="ce3" office:value-type="float" office:value="4342.72">
            <text:p>4 342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0">
            <text:p>2010-04-20</text:p>
          </table:table-cell>
          <table:table-cell table:style-name="ce3" office:value-type="float" office:value="400479.71">
            <text:p>400 479,71</text:p>
          </table:table-cell>
          <table:table-cell table:style-name="ce3" office:value-type="float" office:value="5363.33">
            <text:p>5 363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1">
            <text:p>2010-04-21</text:p>
          </table:table-cell>
          <table:table-cell table:style-name="ce3" office:value-type="float" office:value="277418.78">
            <text:p>277 418,78</text:p>
          </table:table-cell>
          <table:table-cell table:style-name="ce3" office:value-type="float" office:value="5478.25">
            <text:p>5 478,2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2">
            <text:p>2010-04-22</text:p>
          </table:table-cell>
          <table:table-cell table:style-name="ce3" office:value-type="float" office:value="405373.76">
            <text:p>405 373,76</text:p>
          </table:table-cell>
          <table:table-cell table:style-name="ce3" office:value-type="float" office:value="11464.19">
            <text:p>11 464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3">
            <text:p>2010-04-23</text:p>
          </table:table-cell>
          <table:table-cell table:style-name="ce3" office:value-type="float" office:value="330029.72">
            <text:p>330 029,72</text:p>
          </table:table-cell>
          <table:table-cell table:style-name="ce3" office:value-type="float" office:value="10874.13">
            <text:p>10 874,13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4">
            <text:p>2010-04-24</text:p>
          </table:table-cell>
          <table:table-cell table:style-name="ce3" office:value-type="float" office:value="297289.67">
            <text:p>297 289,67</text:p>
          </table:table-cell>
          <table:table-cell table:style-name="ce3" office:value-type="float" office:value="5138.09">
            <text:p>5 138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5">
            <text:p>2010-04-25</text:p>
          </table:table-cell>
          <table:table-cell table:style-name="ce3" office:value-type="float" office:value="317279.71">
            <text:p>317 279,71</text:p>
          </table:table-cell>
          <table:table-cell table:style-name="ce3" office:value-type="float" office:value="5745.74">
            <text:p>5 745,7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6">
            <text:p>2010-04-26</text:p>
          </table:table-cell>
          <table:table-cell table:style-name="ce3" office:value-type="float" office:value="295500.26">
            <text:p>295 500,26</text:p>
          </table:table-cell>
          <table:table-cell table:style-name="ce3" office:value-type="float" office:value="13245.19">
            <text:p>13 245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7">
            <text:p>2010-04-27</text:p>
          </table:table-cell>
          <table:table-cell table:style-name="ce3" office:value-type="float" office:value="277522.97">
            <text:p>277 522,97</text:p>
          </table:table-cell>
          <table:table-cell table:style-name="ce3" office:value-type="float" office:value="13381.05">
            <text:p>13 381,0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29">
            <text:p>2010-04-29</text:p>
          </table:table-cell>
          <table:table-cell table:style-name="ce3" office:value-type="float" office:value="237086.17">
            <text:p>237 086,17</text:p>
          </table:table-cell>
          <table:table-cell table:style-name="ce3" office:value-type="float" office:value="3575.42">
            <text:p>3 575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4-30">
            <text:p>2010-04-30</text:p>
          </table:table-cell>
          <table:table-cell table:style-name="ce3" office:value-type="float" office:value="243734.27">
            <text:p>243 734,27</text:p>
          </table:table-cell>
          <table:table-cell table:style-name="ce3" office:value-type="float" office:value="4357.07">
            <text:p>4 357,0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1">
            <text:p>2010-05-01</text:p>
          </table:table-cell>
          <table:table-cell table:style-name="ce3" office:value-type="float" office:value="442045.43">
            <text:p>442 045,43</text:p>
          </table:table-cell>
          <table:table-cell table:style-name="ce3" office:value-type="float" office:value="7929.07">
            <text:p>7 929,0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2">
            <text:p>2010-05-02</text:p>
          </table:table-cell>
          <table:table-cell table:style-name="ce3" office:value-type="float" office:value="398210.05">
            <text:p>398 210,05</text:p>
          </table:table-cell>
          <table:table-cell table:style-name="ce3" office:value-type="float" office:value="5828.6">
            <text:p>5 828,60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3">
            <text:p>2010-05-03</text:p>
          </table:table-cell>
          <table:table-cell table:style-name="ce3" office:value-type="float" office:value="271730.88">
            <text:p>271 730,88</text:p>
          </table:table-cell>
          <table:table-cell table:style-name="ce3" office:value-type="float" office:value="6043.84">
            <text:p>6 043,8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5">
            <text:p>2010-05-05</text:p>
          </table:table-cell>
          <table:table-cell table:style-name="ce3" office:value-type="float" office:value="468645.79">
            <text:p>468 645,79</text:p>
          </table:table-cell>
          <table:table-cell table:style-name="ce3" office:value-type="float" office:value="9084.04">
            <text:p>9 084,0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6">
            <text:p>2010-05-06</text:p>
          </table:table-cell>
          <table:table-cell table:style-name="ce3" office:value-type="float" office:value="158364.39">
            <text:p>158 364,39</text:p>
          </table:table-cell>
          <table:table-cell table:style-name="ce3" office:value-type="float" office:value="8739.76">
            <text:p>8 739,7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7">
            <text:p>2010-05-07</text:p>
          </table:table-cell>
          <table:table-cell table:style-name="ce3" office:value-type="float" office:value="268846.83">
            <text:p>268 846,83</text:p>
          </table:table-cell>
          <table:table-cell table:style-name="ce3" office:value-type="float" office:value="11927.54">
            <text:p>11 927,5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8">
            <text:p>2010-05-08</text:p>
          </table:table-cell>
          <table:table-cell table:style-name="ce3" office:value-type="float" office:value="383056.96">
            <text:p>383 056,96</text:p>
          </table:table-cell>
          <table:table-cell table:style-name="ce3" office:value-type="float" office:value="11735.81">
            <text:p>11 735,8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09">
            <text:p>2010-05-09</text:p>
          </table:table-cell>
          <table:table-cell table:style-name="ce3" office:value-type="float" office:value="356078.69">
            <text:p>356 078,69</text:p>
          </table:table-cell>
          <table:table-cell table:style-name="ce3" office:value-type="float" office:value="6377.91">
            <text:p>6 377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0">
            <text:p>2010-05-10</text:p>
          </table:table-cell>
          <table:table-cell table:style-name="ce3" office:value-type="float" office:value="254035.24">
            <text:p>254 035,24</text:p>
          </table:table-cell>
          <table:table-cell table:style-name="ce3" office:value-type="float" office:value="4772.41">
            <text:p>4 772,4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2">
            <text:p>2010-05-12</text:p>
          </table:table-cell>
          <table:table-cell table:style-name="ce3" office:value-type="float" office:value="299404.4">
            <text:p>299 404,40</text:p>
          </table:table-cell>
          <table:table-cell table:style-name="ce3" office:value-type="float" office:value="4556.45">
            <text:p>4 556,4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3">
            <text:p>2010-05-13</text:p>
          </table:table-cell>
          <table:table-cell table:style-name="ce3" office:value-type="float" office:value="187808.05">
            <text:p>187 808,05</text:p>
          </table:table-cell>
          <table:table-cell table:style-name="ce3" office:value-type="float" office:value="3052.3">
            <text:p>3 052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4">
            <text:p>2010-05-14</text:p>
          </table:table-cell>
          <table:table-cell table:style-name="ce3" office:value-type="float" office:value="243011.73">
            <text:p>243 011,73</text:p>
          </table:table-cell>
          <table:table-cell table:style-name="ce3" office:value-type="float" office:value="4103.54">
            <text:p>4 103,54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6">
            <text:p>2010-05-16</text:p>
          </table:table-cell>
          <table:table-cell table:style-name="ce3" office:value-type="float" office:value="442140.36">
            <text:p>442 140,36</text:p>
          </table:table-cell>
          <table:table-cell table:style-name="ce3" office:value-type="float" office:value="5462.57">
            <text:p>5 462,5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8">
            <text:p>2010-05-18</text:p>
          </table:table-cell>
          <table:table-cell table:style-name="ce3" office:value-type="float" office:value="224659.18">
            <text:p>224 659,18</text:p>
          </table:table-cell>
          <table:table-cell table:style-name="ce3" office:value-type="float" office:value="7141.11">
            <text:p>7 141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19">
            <text:p>2010-05-19</text:p>
          </table:table-cell>
          <table:table-cell table:style-name="ce3" office:value-type="float" office:value="300610.14">
            <text:p>300 610,14</text:p>
          </table:table-cell>
          <table:table-cell table:style-name="ce3" office:value-type="float" office:value="5609.44">
            <text:p>5 609,4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0">
            <text:p>2010-05-20</text:p>
          </table:table-cell>
          <table:table-cell table:style-name="ce3" office:value-type="float" office:value="352358.54">
            <text:p>352 358,54</text:p>
          </table:table-cell>
          <table:table-cell table:style-name="ce3" office:value-type="float" office:value="8500.81">
            <text:p>8 500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1">
            <text:p>2010-05-21</text:p>
          </table:table-cell>
          <table:table-cell table:style-name="ce3" office:value-type="float" office:value="308903.83">
            <text:p>308 903,83</text:p>
          </table:table-cell>
          <table:table-cell table:style-name="ce3" office:value-type="float" office:value="6287.48">
            <text:p>6 287,4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2">
            <text:p>2010-05-22</text:p>
          </table:table-cell>
          <table:table-cell table:style-name="ce3" office:value-type="float" office:value="185530.53">
            <text:p>185 530,53</text:p>
          </table:table-cell>
          <table:table-cell table:style-name="ce3" office:value-type="float" office:value="2503.79">
            <text:p>2 503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3">
            <text:p>2010-05-23</text:p>
          </table:table-cell>
          <table:table-cell table:style-name="ce3" office:value-type="float" office:value="288793.56">
            <text:p>288 793,56</text:p>
          </table:table-cell>
          <table:table-cell table:style-name="ce3" office:value-type="float" office:value="5482.03">
            <text:p>5 482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4">
            <text:p>2010-05-24</text:p>
          </table:table-cell>
          <table:table-cell table:style-name="ce3" office:value-type="float" office:value="368306.92">
            <text:p>368 306,92</text:p>
          </table:table-cell>
          <table:table-cell table:style-name="ce3" office:value-type="float" office:value="5490.56">
            <text:p>5 490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5">
            <text:p>2010-05-25</text:p>
          </table:table-cell>
          <table:table-cell table:style-name="ce3" office:value-type="float" office:value="116831.81">
            <text:p>116 831,81</text:p>
          </table:table-cell>
          <table:table-cell table:style-name="ce3" office:value-type="float" office:value="2176.04">
            <text:p>2 176,0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6">
            <text:p>2010-05-26</text:p>
          </table:table-cell>
          <table:table-cell table:style-name="ce3" office:value-type="float" office:value="382841.69">
            <text:p>382 841,69</text:p>
          </table:table-cell>
          <table:table-cell table:style-name="ce3" office:value-type="float" office:value="6929.26">
            <text:p>6 929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7">
            <text:p>2010-05-27</text:p>
          </table:table-cell>
          <table:table-cell table:style-name="ce3" office:value-type="float" office:value="318168.37">
            <text:p>318 168,37</text:p>
          </table:table-cell>
          <table:table-cell table:style-name="ce3" office:value-type="float" office:value="3832.43">
            <text:p>3 832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28">
            <text:p>2010-05-28</text:p>
          </table:table-cell>
          <table:table-cell table:style-name="ce3" office:value-type="float" office:value="320300.86">
            <text:p>320 300,86</text:p>
          </table:table-cell>
          <table:table-cell table:style-name="ce3" office:value-type="float" office:value="5341.02">
            <text:p>5 341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5-30">
            <text:p>2010-05-30</text:p>
          </table:table-cell>
          <table:table-cell table:style-name="ce3" office:value-type="float" office:value="188477.56">
            <text:p>188 477,56</text:p>
          </table:table-cell>
          <table:table-cell table:style-name="ce3" office:value-type="float" office:value="3532.19">
            <text:p>3 532,1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1">
            <text:p>2010-06-01</text:p>
          </table:table-cell>
          <table:table-cell table:style-name="ce3" office:value-type="float" office:value="299214.11">
            <text:p>299 214,11</text:p>
          </table:table-cell>
          <table:table-cell table:style-name="ce3" office:value-type="float" office:value="3196.73">
            <text:p>3 196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2">
            <text:p>2010-06-02</text:p>
          </table:table-cell>
          <table:table-cell table:style-name="ce3" office:value-type="float" office:value="151057">
            <text:p>151 057,00</text:p>
          </table:table-cell>
          <table:table-cell table:style-name="ce3" office:value-type="float" office:value="1192.34">
            <text:p>1 192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3">
            <text:p>2010-06-03</text:p>
          </table:table-cell>
          <table:table-cell table:style-name="ce3" office:value-type="float" office:value="246288.23">
            <text:p>246 288,23</text:p>
          </table:table-cell>
          <table:table-cell table:style-name="ce3" office:value-type="float" office:value="4758.27">
            <text:p>4 758,2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4">
            <text:p>2010-06-04</text:p>
          </table:table-cell>
          <table:table-cell table:style-name="ce3" office:value-type="float" office:value="320549.85">
            <text:p>320 549,85</text:p>
          </table:table-cell>
          <table:table-cell table:style-name="ce3" office:value-type="float" office:value="5312.39">
            <text:p>5 312,3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5">
            <text:p>2010-06-05</text:p>
          </table:table-cell>
          <table:table-cell table:style-name="ce3" office:value-type="float" office:value="248068.24">
            <text:p>248 068,24</text:p>
          </table:table-cell>
          <table:table-cell table:style-name="ce3" office:value-type="float" office:value="6956.48">
            <text:p>6 956,48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6">
            <text:p>2010-06-06</text:p>
          </table:table-cell>
          <table:table-cell table:style-name="ce3" office:value-type="float" office:value="426027.56">
            <text:p>426 027,56</text:p>
          </table:table-cell>
          <table:table-cell table:style-name="ce3" office:value-type="float" office:value="15790.5">
            <text:p>15 790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7">
            <text:p>2010-06-07</text:p>
          </table:table-cell>
          <table:table-cell table:style-name="ce3" office:value-type="float" office:value="322071.16">
            <text:p>322 071,16</text:p>
          </table:table-cell>
          <table:table-cell table:style-name="ce3" office:value-type="float" office:value="5828.29">
            <text:p>5 828,2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8">
            <text:p>2010-06-08</text:p>
          </table:table-cell>
          <table:table-cell table:style-name="ce3" office:value-type="float" office:value="356489.42">
            <text:p>356 489,42</text:p>
          </table:table-cell>
          <table:table-cell table:style-name="ce3" office:value-type="float" office:value="4761.45">
            <text:p>4 761,4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09">
            <text:p>2010-06-09</text:p>
          </table:table-cell>
          <table:table-cell table:style-name="ce3" office:value-type="float" office:value="397637.05">
            <text:p>397 637,05</text:p>
          </table:table-cell>
          <table:table-cell table:style-name="ce3" office:value-type="float" office:value="26580.02">
            <text:p>26 580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0">
            <text:p>2010-06-10</text:p>
          </table:table-cell>
          <table:table-cell table:style-name="ce3" office:value-type="float" office:value="441744.53">
            <text:p>441 744,53</text:p>
          </table:table-cell>
          <table:table-cell table:style-name="ce3" office:value-type="float" office:value="14774.06">
            <text:p>14 774,0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1">
            <text:p>2010-06-11</text:p>
          </table:table-cell>
          <table:table-cell table:style-name="ce3" office:value-type="float" office:value="214099.88">
            <text:p>214 099,88</text:p>
          </table:table-cell>
          <table:table-cell table:style-name="ce3" office:value-type="float" office:value="2986.88">
            <text:p>2 986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2">
            <text:p>2010-06-12</text:p>
          </table:table-cell>
          <table:table-cell table:style-name="ce3" office:value-type="float" office:value="367312.46">
            <text:p>367 312,46</text:p>
          </table:table-cell>
          <table:table-cell table:style-name="ce3" office:value-type="float" office:value="8985.14">
            <text:p>8 985,1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3">
            <text:p>2010-06-13</text:p>
          </table:table-cell>
          <table:table-cell table:style-name="ce3" office:value-type="float" office:value="428442.99">
            <text:p>428 442,99</text:p>
          </table:table-cell>
          <table:table-cell table:style-name="ce3" office:value-type="float" office:value="6430.18">
            <text:p>6 430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4">
            <text:p>2010-06-14</text:p>
          </table:table-cell>
          <table:table-cell table:style-name="ce3" office:value-type="float" office:value="138966.93">
            <text:p>138 966,93</text:p>
          </table:table-cell>
          <table:table-cell table:style-name="ce3" office:value-type="float" office:value="4644.62">
            <text:p>4 644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6">
            <text:p>2010-06-16</text:p>
          </table:table-cell>
          <table:table-cell table:style-name="ce3" office:value-type="float" office:value="532104.15">
            <text:p>532 104,15</text:p>
          </table:table-cell>
          <table:table-cell table:style-name="ce3" office:value-type="float" office:value="12024.95">
            <text:p>12 024,9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7">
            <text:p>2010-06-17</text:p>
          </table:table-cell>
          <table:table-cell table:style-name="ce3" office:value-type="float" office:value="422233.2">
            <text:p>422 233,20</text:p>
          </table:table-cell>
          <table:table-cell table:style-name="ce3" office:value-type="float" office:value="6560.49">
            <text:p>6 560,4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18">
            <text:p>2010-06-18</text:p>
          </table:table-cell>
          <table:table-cell table:style-name="ce3" office:value-type="float" office:value="405815.09">
            <text:p>405 815,09</text:p>
          </table:table-cell>
          <table:table-cell table:style-name="ce3" office:value-type="float" office:value="13090.81">
            <text:p>13 090,8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0">
            <text:p>2010-06-20</text:p>
          </table:table-cell>
          <table:table-cell table:style-name="ce3" office:value-type="float" office:value="405885.9">
            <text:p>405 885,90</text:p>
          </table:table-cell>
          <table:table-cell table:style-name="ce3" office:value-type="float" office:value="7605.13">
            <text:p>7 605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1">
            <text:p>2010-06-21</text:p>
          </table:table-cell>
          <table:table-cell table:style-name="ce3" office:value-type="float" office:value="512991.84">
            <text:p>512 991,84</text:p>
          </table:table-cell>
          <table:table-cell table:style-name="ce3" office:value-type="float" office:value="22035.73">
            <text:p>22 035,7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2">
            <text:p>2010-06-22</text:p>
          </table:table-cell>
          <table:table-cell table:style-name="ce3" office:value-type="float" office:value="368884.78">
            <text:p>368 884,78</text:p>
          </table:table-cell>
          <table:table-cell table:style-name="ce3" office:value-type="float" office:value="7487.01">
            <text:p>7 487,0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3">
            <text:p>2010-06-23</text:p>
          </table:table-cell>
          <table:table-cell table:style-name="ce3" office:value-type="float" office:value="363162.18">
            <text:p>363 162,18</text:p>
          </table:table-cell>
          <table:table-cell table:style-name="ce3" office:value-type="float" office:value="5830.18">
            <text:p>5 830,1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5">
            <text:p>2010-06-25</text:p>
          </table:table-cell>
          <table:table-cell table:style-name="ce3" office:value-type="float" office:value="509067.11">
            <text:p>509 067,11</text:p>
          </table:table-cell>
          <table:table-cell table:style-name="ce3" office:value-type="float" office:value="16718.13">
            <text:p>16 718,1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6">
            <text:p>2010-06-26</text:p>
          </table:table-cell>
          <table:table-cell table:style-name="ce3" office:value-type="float" office:value="430748.96">
            <text:p>430 748,96</text:p>
          </table:table-cell>
          <table:table-cell table:style-name="ce3" office:value-type="float" office:value="13788.38">
            <text:p>13 788,3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7">
            <text:p>2010-06-27</text:p>
          </table:table-cell>
          <table:table-cell table:style-name="ce3" office:value-type="float" office:value="437029.43">
            <text:p>437 029,43</text:p>
          </table:table-cell>
          <table:table-cell table:style-name="ce3" office:value-type="float" office:value="12454.53">
            <text:p>12 454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28">
            <text:p>2010-06-28</text:p>
          </table:table-cell>
          <table:table-cell table:style-name="ce3" office:value-type="float" office:value="316679.08">
            <text:p>316 679,08</text:p>
          </table:table-cell>
          <table:table-cell table:style-name="ce3" office:value-type="float" office:value="7541.77">
            <text:p>7 541,7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6-30">
            <text:p>2010-06-30</text:p>
          </table:table-cell>
          <table:table-cell table:style-name="ce3" office:value-type="float" office:value="364253.21">
            <text:p>364 253,21</text:p>
          </table:table-cell>
          <table:table-cell table:style-name="ce3" office:value-type="float" office:value="11007.95">
            <text:p>11 007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1">
            <text:p>2010-07-01</text:p>
          </table:table-cell>
          <table:table-cell table:style-name="ce3" office:value-type="float" office:value="387553.26">
            <text:p>387 553,26</text:p>
          </table:table-cell>
          <table:table-cell table:style-name="ce3" office:value-type="float" office:value="6412.2">
            <text:p>6 412,2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3">
            <text:p>2010-07-03</text:p>
          </table:table-cell>
          <table:table-cell table:style-name="ce3" office:value-type="float" office:value="579787.79">
            <text:p>579 787,79</text:p>
          </table:table-cell>
          <table:table-cell table:style-name="ce3" office:value-type="float" office:value="34246.18">
            <text:p>34 246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4">
            <text:p>2010-07-04</text:p>
          </table:table-cell>
          <table:table-cell table:style-name="ce3" office:value-type="float" office:value="518742.69">
            <text:p>518 742,69</text:p>
          </table:table-cell>
          <table:table-cell table:style-name="ce3" office:value-type="float" office:value="25453.52">
            <text:p>25 453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5">
            <text:p>2010-07-05</text:p>
          </table:table-cell>
          <table:table-cell table:style-name="ce3" office:value-type="float" office:value="599801.53">
            <text:p>599 801,53</text:p>
          </table:table-cell>
          <table:table-cell table:style-name="ce3" office:value-type="float" office:value="13104.69">
            <text:p>13 104,6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6">
            <text:p>2010-07-06</text:p>
          </table:table-cell>
          <table:table-cell table:style-name="ce3" office:value-type="float" office:value="507479.04">
            <text:p>507 479,04</text:p>
          </table:table-cell>
          <table:table-cell table:style-name="ce3" office:value-type="float" office:value="14011.02">
            <text:p>14 011,0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7">
            <text:p>2010-07-07</text:p>
          </table:table-cell>
          <table:table-cell table:style-name="ce3" office:value-type="float" office:value="359435.6">
            <text:p>359 435,60</text:p>
          </table:table-cell>
          <table:table-cell table:style-name="ce3" office:value-type="float" office:value="7497.61">
            <text:p>7 497,6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8">
            <text:p>2010-07-08</text:p>
          </table:table-cell>
          <table:table-cell table:style-name="ce3" office:value-type="float" office:value="346071.14">
            <text:p>346 071,14</text:p>
          </table:table-cell>
          <table:table-cell table:style-name="ce3" office:value-type="float" office:value="5012.62">
            <text:p>5 012,6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09">
            <text:p>2010-07-09</text:p>
          </table:table-cell>
          <table:table-cell table:style-name="ce3" office:value-type="float" office:value="364697.06">
            <text:p>364 697,06</text:p>
          </table:table-cell>
          <table:table-cell table:style-name="ce3" office:value-type="float" office:value="11393.22">
            <text:p>11 393,2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0">
            <text:p>2010-07-10</text:p>
          </table:table-cell>
          <table:table-cell table:style-name="ce3" office:value-type="float" office:value="314581.52">
            <text:p>314 581,52</text:p>
          </table:table-cell>
          <table:table-cell table:style-name="ce3" office:value-type="float" office:value="5425.69">
            <text:p>5 425,6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1">
            <text:p>2010-07-11</text:p>
          </table:table-cell>
          <table:table-cell table:style-name="ce3" office:value-type="float" office:value="226495.99">
            <text:p>226 495,99</text:p>
          </table:table-cell>
          <table:table-cell table:style-name="ce3" office:value-type="float" office:value="4805.77">
            <text:p>4 805,7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3">
            <text:p>2010-07-13</text:p>
          </table:table-cell>
          <table:table-cell table:style-name="ce3" office:value-type="float" office:value="497801.24">
            <text:p>497 801,24</text:p>
          </table:table-cell>
          <table:table-cell table:style-name="ce3" office:value-type="float" office:value="14010.73">
            <text:p>14 010,7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4">
            <text:p>2010-07-14</text:p>
          </table:table-cell>
          <table:table-cell table:style-name="ce3" office:value-type="float" office:value="493496.41">
            <text:p>493 496,41</text:p>
          </table:table-cell>
          <table:table-cell table:style-name="ce3" office:value-type="float" office:value="23805.9">
            <text:p>23 805,9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5">
            <text:p>2010-07-15</text:p>
          </table:table-cell>
          <table:table-cell table:style-name="ce3" office:value-type="float" office:value="429156.15">
            <text:p>429 156,15</text:p>
          </table:table-cell>
          <table:table-cell table:style-name="ce3" office:value-type="float" office:value="12757.32">
            <text:p>12 757,3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6">
            <text:p>2010-07-16</text:p>
          </table:table-cell>
          <table:table-cell table:style-name="ce3" office:value-type="float" office:value="422083.17">
            <text:p>422 083,17</text:p>
          </table:table-cell>
          <table:table-cell table:style-name="ce3" office:value-type="float" office:value="9545.07">
            <text:p>9 545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7">
            <text:p>2010-07-17</text:p>
          </table:table-cell>
          <table:table-cell table:style-name="ce3" office:value-type="float" office:value="463918.51">
            <text:p>463 918,51</text:p>
          </table:table-cell>
          <table:table-cell table:style-name="ce3" office:value-type="float" office:value="13243.46">
            <text:p>13 243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18">
            <text:p>2010-07-18</text:p>
          </table:table-cell>
          <table:table-cell table:style-name="ce3" office:value-type="float" office:value="322286.97">
            <text:p>322 286,97</text:p>
          </table:table-cell>
          <table:table-cell table:style-name="ce3" office:value-type="float" office:value="7897.25">
            <text:p>7 897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0">
            <text:p>2010-07-20</text:p>
          </table:table-cell>
          <table:table-cell table:style-name="ce3" office:value-type="float" office:value="428627.14">
            <text:p>428 627,14</text:p>
          </table:table-cell>
          <table:table-cell table:style-name="ce3" office:value-type="float" office:value="13957.25">
            <text:p>13 957,25</text:p>
          </table:table-cell>
          <table:table-cell office:value-type="string">
            <text:p>orang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2">
            <text:p>2010-07-22</text:p>
          </table:table-cell>
          <table:table-cell table:style-name="ce3" office:value-type="float" office:value="443996.78">
            <text:p>443 996,78</text:p>
          </table:table-cell>
          <table:table-cell table:style-name="ce3" office:value-type="float" office:value="12251.57">
            <text:p>12 251,5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3">
            <text:p>2010-07-23</text:p>
          </table:table-cell>
          <table:table-cell table:style-name="ce3" office:value-type="float" office:value="582897.66">
            <text:p>582 897,66</text:p>
          </table:table-cell>
          <table:table-cell table:style-name="ce3" office:value-type="float" office:value="9612.43">
            <text:p>9 612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4">
            <text:p>2010-07-24</text:p>
          </table:table-cell>
          <table:table-cell table:style-name="ce3" office:value-type="float" office:value="319152.09">
            <text:p>319 152,09</text:p>
          </table:table-cell>
          <table:table-cell table:style-name="ce3" office:value-type="float" office:value="12135.06">
            <text:p>12 135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5">
            <text:p>2010-07-25</text:p>
          </table:table-cell>
          <table:table-cell table:style-name="ce3" office:value-type="float" office:value="386697.88">
            <text:p>386 697,88</text:p>
          </table:table-cell>
          <table:table-cell table:style-name="ce3" office:value-type="float" office:value="13865.11">
            <text:p>13 865,1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27">
            <text:p>2010-07-27</text:p>
          </table:table-cell>
          <table:table-cell table:style-name="ce3" office:value-type="float" office:value="566533.08">
            <text:p>566 533,08</text:p>
          </table:table-cell>
          <table:table-cell table:style-name="ce3" office:value-type="float" office:value="13390.05">
            <text:p>13 390,0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7-31">
            <text:p>2010-07-31</text:p>
          </table:table-cell>
          <table:table-cell table:style-name="ce3" office:value-type="float" office:value="379519.58">
            <text:p>379 519,58</text:p>
          </table:table-cell>
          <table:table-cell table:style-name="ce3" office:value-type="float" office:value="12040.6">
            <text:p>12 040,6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1">
            <text:p>2010-08-01</text:p>
          </table:table-cell>
          <table:table-cell table:style-name="ce3" office:value-type="float" office:value="416354.09">
            <text:p>416 354,09</text:p>
          </table:table-cell>
          <table:table-cell table:style-name="ce3" office:value-type="float" office:value="11933.34">
            <text:p>11 933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3">
            <text:p>2010-08-03</text:p>
          </table:table-cell>
          <table:table-cell table:style-name="ce3" office:value-type="float" office:value="311847.74">
            <text:p>311 847,74</text:p>
          </table:table-cell>
          <table:table-cell table:style-name="ce3" office:value-type="float" office:value="7439.12">
            <text:p>7 439,1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5">
            <text:p>2010-08-05</text:p>
          </table:table-cell>
          <table:table-cell table:style-name="ce3" office:value-type="float" office:value="405488.59">
            <text:p>405 488,59</text:p>
          </table:table-cell>
          <table:table-cell table:style-name="ce3" office:value-type="float" office:value="16090.82">
            <text:p>16 090,8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6">
            <text:p>2010-08-06</text:p>
          </table:table-cell>
          <table:table-cell table:style-name="ce3" office:value-type="float" office:value="367652.7">
            <text:p>367 652,70</text:p>
          </table:table-cell>
          <table:table-cell table:style-name="ce3" office:value-type="float" office:value="12739.18">
            <text:p>12 739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7">
            <text:p>2010-08-07</text:p>
          </table:table-cell>
          <table:table-cell table:style-name="ce3" office:value-type="float" office:value="539056.75">
            <text:p>539 056,75</text:p>
          </table:table-cell>
          <table:table-cell table:style-name="ce3" office:value-type="float" office:value="29248.87">
            <text:p>29 248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08">
            <text:p>2010-08-08</text:p>
          </table:table-cell>
          <table:table-cell table:style-name="ce3" office:value-type="float" office:value="462171.96">
            <text:p>462 171,96</text:p>
          </table:table-cell>
          <table:table-cell table:style-name="ce3" office:value-type="float" office:value="11715.39">
            <text:p>11 715,3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0">
            <text:p>2010-08-10</text:p>
          </table:table-cell>
          <table:table-cell table:style-name="ce3" office:value-type="float" office:value="420863.66">
            <text:p>420 863,66</text:p>
          </table:table-cell>
          <table:table-cell table:style-name="ce3" office:value-type="float" office:value="19520.58">
            <text:p>19 520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3">
            <text:p>2010-08-13</text:p>
          </table:table-cell>
          <table:table-cell table:style-name="ce3" office:value-type="float" office:value="365886.74">
            <text:p>365 886,74</text:p>
          </table:table-cell>
          <table:table-cell table:style-name="ce3" office:value-type="float" office:value="5501.23">
            <text:p>5 501,2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4">
            <text:p>2010-08-14</text:p>
          </table:table-cell>
          <table:table-cell table:style-name="ce3" office:value-type="float" office:value="283831.11">
            <text:p>283 831,11</text:p>
          </table:table-cell>
          <table:table-cell table:style-name="ce3" office:value-type="float" office:value="9670.57">
            <text:p>9 670,5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5">
            <text:p>2010-08-15</text:p>
          </table:table-cell>
          <table:table-cell table:style-name="ce3" office:value-type="float" office:value="356489.86">
            <text:p>356 489,86</text:p>
          </table:table-cell>
          <table:table-cell table:style-name="ce3" office:value-type="float" office:value="9276.34">
            <text:p>9 276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6">
            <text:p>2010-08-16</text:p>
          </table:table-cell>
          <table:table-cell table:style-name="ce3" office:value-type="float" office:value="384793.76">
            <text:p>384 793,76</text:p>
          </table:table-cell>
          <table:table-cell table:style-name="ce3" office:value-type="float" office:value="22423.88">
            <text:p>22 423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7">
            <text:p>2010-08-17</text:p>
          </table:table-cell>
          <table:table-cell table:style-name="ce3" office:value-type="float" office:value="312328.15">
            <text:p>312 328,15</text:p>
          </table:table-cell>
          <table:table-cell table:style-name="ce3" office:value-type="float" office:value="5614.38">
            <text:p>5 614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8">
            <text:p>2010-08-18</text:p>
          </table:table-cell>
          <table:table-cell table:style-name="ce3" office:value-type="float" office:value="394350.45">
            <text:p>394 350,45</text:p>
          </table:table-cell>
          <table:table-cell table:style-name="ce3" office:value-type="float" office:value="6469">
            <text:p>6 469,0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19">
            <text:p>2010-08-19</text:p>
          </table:table-cell>
          <table:table-cell table:style-name="ce3" office:value-type="float" office:value="499417.96">
            <text:p>499 417,96</text:p>
          </table:table-cell>
          <table:table-cell table:style-name="ce3" office:value-type="float" office:value="13582.21">
            <text:p>13 582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0">
            <text:p>2010-08-20</text:p>
          </table:table-cell>
          <table:table-cell table:style-name="ce3" office:value-type="float" office:value="535331.1">
            <text:p>535 331,10</text:p>
          </table:table-cell>
          <table:table-cell table:style-name="ce3" office:value-type="float" office:value="8326.82">
            <text:p>8 326,8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1">
            <text:p>2010-08-21</text:p>
          </table:table-cell>
          <table:table-cell table:style-name="ce3" office:value-type="float" office:value="389363.23">
            <text:p>389 363,23</text:p>
          </table:table-cell>
          <table:table-cell table:style-name="ce3" office:value-type="float" office:value="9790.38">
            <text:p>9 790,3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2">
            <text:p>2010-08-22</text:p>
          </table:table-cell>
          <table:table-cell table:style-name="ce3" office:value-type="float" office:value="507217.7">
            <text:p>507 217,70</text:p>
          </table:table-cell>
          <table:table-cell table:style-name="ce3" office:value-type="float" office:value="22543.01">
            <text:p>22 543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7">
            <text:p>2010-08-27</text:p>
          </table:table-cell>
          <table:table-cell table:style-name="ce3" office:value-type="float" office:value="374326.77">
            <text:p>374 326,77</text:p>
          </table:table-cell>
          <table:table-cell table:style-name="ce3" office:value-type="float" office:value="10865.8">
            <text:p>10 865,8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8">
            <text:p>2010-08-28</text:p>
          </table:table-cell>
          <table:table-cell table:style-name="ce3" office:value-type="float" office:value="375911.86">
            <text:p>375 911,86</text:p>
          </table:table-cell>
          <table:table-cell table:style-name="ce3" office:value-type="float" office:value="10442">
            <text:p>10 442,0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29">
            <text:p>2010-08-29</text:p>
          </table:table-cell>
          <table:table-cell table:style-name="ce3" office:value-type="float" office:value="356213.38">
            <text:p>356 213,38</text:p>
          </table:table-cell>
          <table:table-cell table:style-name="ce3" office:value-type="float" office:value="8344.19">
            <text:p>8 344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0">
            <text:p>2010-08-30</text:p>
          </table:table-cell>
          <table:table-cell table:style-name="ce3" office:value-type="float" office:value="537963.38">
            <text:p>537 963,38</text:p>
          </table:table-cell>
          <table:table-cell table:style-name="ce3" office:value-type="float" office:value="15401.18">
            <text:p>15 401,1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8-31">
            <text:p>2010-08-31</text:p>
          </table:table-cell>
          <table:table-cell table:style-name="ce3" office:value-type="float" office:value="484145.04">
            <text:p>484 145,04</text:p>
          </table:table-cell>
          <table:table-cell table:style-name="ce3" office:value-type="float" office:value="19280.97">
            <text:p>19 280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1">
            <text:p>2010-09-01</text:p>
          </table:table-cell>
          <table:table-cell table:style-name="ce3" office:value-type="float" office:value="354999.22">
            <text:p>354 999,22</text:p>
          </table:table-cell>
          <table:table-cell table:style-name="ce3" office:value-type="float" office:value="12806.61">
            <text:p>12 806,6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2">
            <text:p>2010-09-02</text:p>
          </table:table-cell>
          <table:table-cell table:style-name="ce3" office:value-type="float" office:value="372723.68">
            <text:p>372 723,68</text:p>
          </table:table-cell>
          <table:table-cell table:style-name="ce3" office:value-type="float" office:value="7466.42">
            <text:p>7 466,4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3">
            <text:p>2010-09-03</text:p>
          </table:table-cell>
          <table:table-cell table:style-name="ce3" office:value-type="float" office:value="361714.65">
            <text:p>361 714,65</text:p>
          </table:table-cell>
          <table:table-cell table:style-name="ce3" office:value-type="float" office:value="16293.45">
            <text:p>16 293,4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4">
            <text:p>2010-09-04</text:p>
          </table:table-cell>
          <table:table-cell table:style-name="ce3" office:value-type="float" office:value="280445.04">
            <text:p>280 445,04</text:p>
          </table:table-cell>
          <table:table-cell table:style-name="ce3" office:value-type="float" office:value="6514.4">
            <text:p>6 514,4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5">
            <text:p>2010-09-05</text:p>
          </table:table-cell>
          <table:table-cell table:style-name="ce3" office:value-type="float" office:value="441457.98">
            <text:p>441 457,98</text:p>
          </table:table-cell>
          <table:table-cell table:style-name="ce3" office:value-type="float" office:value="18159.52">
            <text:p>18 159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6">
            <text:p>2010-09-06</text:p>
          </table:table-cell>
          <table:table-cell table:style-name="ce3" office:value-type="float" office:value="566012.59">
            <text:p>566 012,59</text:p>
          </table:table-cell>
          <table:table-cell table:style-name="ce3" office:value-type="float" office:value="8574.65">
            <text:p>8 574,6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7">
            <text:p>2010-09-07</text:p>
          </table:table-cell>
          <table:table-cell table:style-name="ce3" office:value-type="float" office:value="360653">
            <text:p>360 653,00</text:p>
          </table:table-cell>
          <table:table-cell table:style-name="ce3" office:value-type="float" office:value="4939.78">
            <text:p>4 939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8">
            <text:p>2010-09-08</text:p>
          </table:table-cell>
          <table:table-cell table:style-name="ce3" office:value-type="float" office:value="310201.67">
            <text:p>310 201,67</text:p>
          </table:table-cell>
          <table:table-cell table:style-name="ce3" office:value-type="float" office:value="5834.15">
            <text:p>5 834,1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09">
            <text:p>2010-09-09</text:p>
          </table:table-cell>
          <table:table-cell table:style-name="ce3" office:value-type="float" office:value="450866.89">
            <text:p>450 866,89</text:p>
          </table:table-cell>
          <table:table-cell table:style-name="ce3" office:value-type="float" office:value="17414.71">
            <text:p>17 414,7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1">
            <text:p>2010-09-11</text:p>
          </table:table-cell>
          <table:table-cell table:style-name="ce3" office:value-type="float" office:value="379173.03">
            <text:p>379 173,03</text:p>
          </table:table-cell>
          <table:table-cell table:style-name="ce3" office:value-type="float" office:value="16543.33">
            <text:p>16 543,3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2">
            <text:p>2010-09-12</text:p>
          </table:table-cell>
          <table:table-cell table:style-name="ce3" office:value-type="float" office:value="307105">
            <text:p>307 105,00</text:p>
          </table:table-cell>
          <table:table-cell table:style-name="ce3" office:value-type="float" office:value="3390.05">
            <text:p>3 390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4">
            <text:p>2010-09-14</text:p>
          </table:table-cell>
          <table:table-cell table:style-name="ce3" office:value-type="float" office:value="428568.59">
            <text:p>428 568,59</text:p>
          </table:table-cell>
          <table:table-cell table:style-name="ce3" office:value-type="float" office:value="12375.64">
            <text:p>12 375,6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5">
            <text:p>2010-09-15</text:p>
          </table:table-cell>
          <table:table-cell table:style-name="ce3" office:value-type="float" office:value="487016.84">
            <text:p>487 016,84</text:p>
          </table:table-cell>
          <table:table-cell table:style-name="ce3" office:value-type="float" office:value="8973.96">
            <text:p>8 973,9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6">
            <text:p>2010-09-16</text:p>
          </table:table-cell>
          <table:table-cell table:style-name="ce3" office:value-type="float" office:value="260172.13">
            <text:p>260 172,13</text:p>
          </table:table-cell>
          <table:table-cell table:style-name="ce3" office:value-type="float" office:value="10913.26">
            <text:p>10 913,2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8">
            <text:p>2010-09-18</text:p>
          </table:table-cell>
          <table:table-cell table:style-name="ce3" office:value-type="float" office:value="309182.53">
            <text:p>309 182,53</text:p>
          </table:table-cell>
          <table:table-cell table:style-name="ce3" office:value-type="float" office:value="19556.14">
            <text:p>19 556,1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19">
            <text:p>2010-09-19</text:p>
          </table:table-cell>
          <table:table-cell table:style-name="ce3" office:value-type="float" office:value="304297.49">
            <text:p>304 297,49</text:p>
          </table:table-cell>
          <table:table-cell table:style-name="ce3" office:value-type="float" office:value="11717.27">
            <text:p>11 717,2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1">
            <text:p>2010-09-21</text:p>
          </table:table-cell>
          <table:table-cell table:style-name="ce3" office:value-type="float" office:value="463980.75">
            <text:p>463 980,75</text:p>
          </table:table-cell>
          <table:table-cell table:style-name="ce3" office:value-type="float" office:value="13542.93">
            <text:p>13 542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2">
            <text:p>2010-09-22</text:p>
          </table:table-cell>
          <table:table-cell table:style-name="ce3" office:value-type="float" office:value="543507.59">
            <text:p>543 507,59</text:p>
          </table:table-cell>
          <table:table-cell table:style-name="ce3" office:value-type="float" office:value="12919.13">
            <text:p>12 919,1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3">
            <text:p>2010-09-23</text:p>
          </table:table-cell>
          <table:table-cell table:style-name="ce3" office:value-type="float" office:value="319574.74">
            <text:p>319 574,74</text:p>
          </table:table-cell>
          <table:table-cell table:style-name="ce3" office:value-type="float" office:value="8108.98">
            <text:p>8 108,9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4">
            <text:p>2010-09-24</text:p>
          </table:table-cell>
          <table:table-cell table:style-name="ce3" office:value-type="float" office:value="463615.05">
            <text:p>463 615,05</text:p>
          </table:table-cell>
          <table:table-cell table:style-name="ce3" office:value-type="float" office:value="17170.93">
            <text:p>17 170,9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5">
            <text:p>2010-09-25</text:p>
          </table:table-cell>
          <table:table-cell table:style-name="ce3" office:value-type="float" office:value="513257.97">
            <text:p>513 257,97</text:p>
          </table:table-cell>
          <table:table-cell table:style-name="ce3" office:value-type="float" office:value="12382.58">
            <text:p>12 382,5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8">
            <text:p>2010-09-28</text:p>
          </table:table-cell>
          <table:table-cell table:style-name="ce3" office:value-type="float" office:value="376683.15">
            <text:p>376 683,15</text:p>
          </table:table-cell>
          <table:table-cell table:style-name="ce3" office:value-type="float" office:value="11767.67">
            <text:p>11 767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29">
            <text:p>2010-09-29</text:p>
          </table:table-cell>
          <table:table-cell table:style-name="ce3" office:value-type="float" office:value="454876.66">
            <text:p>454 876,66</text:p>
          </table:table-cell>
          <table:table-cell table:style-name="ce3" office:value-type="float" office:value="7910.9">
            <text:p>7 910,9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09-30">
            <text:p>2010-09-30</text:p>
          </table:table-cell>
          <table:table-cell table:style-name="ce3" office:value-type="float" office:value="335431.69">
            <text:p>335 431,69</text:p>
          </table:table-cell>
          <table:table-cell table:style-name="ce3" office:value-type="float" office:value="20329.19">
            <text:p>20 329,1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1">
            <text:p>2010-10-01</text:p>
          </table:table-cell>
          <table:table-cell table:style-name="ce3" office:value-type="float" office:value="509838.1">
            <text:p>509 838,10</text:p>
          </table:table-cell>
          <table:table-cell table:style-name="ce3" office:value-type="float" office:value="20017.2">
            <text:p>20 017,2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2">
            <text:p>2010-10-02</text:p>
          </table:table-cell>
          <table:table-cell table:style-name="ce3" office:value-type="float" office:value="326082.45">
            <text:p>326 082,45</text:p>
          </table:table-cell>
          <table:table-cell table:style-name="ce3" office:value-type="float" office:value="18105.63">
            <text:p>18 105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3">
            <text:p>2010-10-03</text:p>
          </table:table-cell>
          <table:table-cell table:style-name="ce3" office:value-type="float" office:value="187748.87">
            <text:p>187 748,87</text:p>
          </table:table-cell>
          <table:table-cell table:style-name="ce3" office:value-type="float" office:value="9030.73">
            <text:p>9 030,73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5">
            <text:p>2010-10-05</text:p>
          </table:table-cell>
          <table:table-cell table:style-name="ce3" office:value-type="float" office:value="406901.06">
            <text:p>406 901,06</text:p>
          </table:table-cell>
          <table:table-cell table:style-name="ce3" office:value-type="float" office:value="7647.08">
            <text:p>7 647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6">
            <text:p>2010-10-06</text:p>
          </table:table-cell>
          <table:table-cell table:style-name="ce3" office:value-type="float" office:value="354244.53">
            <text:p>354 244,53</text:p>
          </table:table-cell>
          <table:table-cell table:style-name="ce3" office:value-type="float" office:value="12738.03">
            <text:p>12 738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7">
            <text:p>2010-10-07</text:p>
          </table:table-cell>
          <table:table-cell table:style-name="ce3" office:value-type="float" office:value="539610.72">
            <text:p>539 610,72</text:p>
          </table:table-cell>
          <table:table-cell table:style-name="ce3" office:value-type="float" office:value="19121.57">
            <text:p>19 12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8">
            <text:p>2010-10-08</text:p>
          </table:table-cell>
          <table:table-cell table:style-name="ce3" office:value-type="float" office:value="327386.18">
            <text:p>327 386,18</text:p>
          </table:table-cell>
          <table:table-cell table:style-name="ce3" office:value-type="float" office:value="12519.55">
            <text:p>12 519,5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09">
            <text:p>2010-10-09</text:p>
          </table:table-cell>
          <table:table-cell table:style-name="ce3" office:value-type="float" office:value="320618.81">
            <text:p>320 618,81</text:p>
          </table:table-cell>
          <table:table-cell table:style-name="ce3" office:value-type="float" office:value="6657.37">
            <text:p>6 657,3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4">
            <text:p>2010-10-14</text:p>
          </table:table-cell>
          <table:table-cell table:style-name="ce3" office:value-type="float" office:value="407052.1">
            <text:p>407 052,10</text:p>
          </table:table-cell>
          <table:table-cell table:style-name="ce3" office:value-type="float" office:value="12930.5">
            <text:p>12 930,5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5">
            <text:p>2010-10-15</text:p>
          </table:table-cell>
          <table:table-cell table:style-name="ce3" office:value-type="float" office:value="394559.59">
            <text:p>394 559,59</text:p>
          </table:table-cell>
          <table:table-cell table:style-name="ce3" office:value-type="float" office:value="6123.85">
            <text:p>6 123,8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6">
            <text:p>2010-10-16</text:p>
          </table:table-cell>
          <table:table-cell table:style-name="ce3" office:value-type="float" office:value="680434.08">
            <text:p>680 434,08</text:p>
          </table:table-cell>
          <table:table-cell table:style-name="ce3" office:value-type="float" office:value="9874.24">
            <text:p>9 874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17">
            <text:p>2010-10-17</text:p>
          </table:table-cell>
          <table:table-cell table:style-name="ce3" office:value-type="float" office:value="249728.31">
            <text:p>249 728,31</text:p>
          </table:table-cell>
          <table:table-cell table:style-name="ce3" office:value-type="float" office:value="9318.22">
            <text:p>9 318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0">
            <text:p>2010-10-20</text:p>
          </table:table-cell>
          <table:table-cell table:style-name="ce3" office:value-type="float" office:value="552042.19">
            <text:p>552 042,19</text:p>
          </table:table-cell>
          <table:table-cell table:style-name="ce3" office:value-type="float" office:value="15472.03">
            <text:p>15 472,0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2">
            <text:p>2010-10-22</text:p>
          </table:table-cell>
          <table:table-cell table:style-name="ce3" office:value-type="float" office:value="392342.64">
            <text:p>392 342,64</text:p>
          </table:table-cell>
          <table:table-cell table:style-name="ce3" office:value-type="float" office:value="14639.65">
            <text:p>14 639,6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3">
            <text:p>2010-10-23</text:p>
          </table:table-cell>
          <table:table-cell table:style-name="ce3" office:value-type="float" office:value="375485.88">
            <text:p>375 485,88</text:p>
          </table:table-cell>
          <table:table-cell table:style-name="ce3" office:value-type="float" office:value="12570.67">
            <text:p>12 570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4">
            <text:p>2010-10-24</text:p>
          </table:table-cell>
          <table:table-cell table:style-name="ce3" office:value-type="float" office:value="240890.14">
            <text:p>240 890,14</text:p>
          </table:table-cell>
          <table:table-cell table:style-name="ce3" office:value-type="float" office:value="6362.66">
            <text:p>6 362,6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5">
            <text:p>2010-10-25</text:p>
          </table:table-cell>
          <table:table-cell table:style-name="ce3" office:value-type="float" office:value="266839.57">
            <text:p>266 839,57</text:p>
          </table:table-cell>
          <table:table-cell table:style-name="ce3" office:value-type="float" office:value="4789.8">
            <text:p>4 789,8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6">
            <text:p>2010-10-26</text:p>
          </table:table-cell>
          <table:table-cell table:style-name="ce3" office:value-type="float" office:value="198214.22">
            <text:p>198 214,22</text:p>
          </table:table-cell>
          <table:table-cell table:style-name="ce3" office:value-type="float" office:value="5191.57">
            <text:p>5 191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7">
            <text:p>2010-10-27</text:p>
          </table:table-cell>
          <table:table-cell table:style-name="ce3" office:value-type="float" office:value="514303.43">
            <text:p>514 303,43</text:p>
          </table:table-cell>
          <table:table-cell table:style-name="ce3" office:value-type="float" office:value="11214.64">
            <text:p>11 214,6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8">
            <text:p>2010-10-28</text:p>
          </table:table-cell>
          <table:table-cell table:style-name="ce3" office:value-type="float" office:value="561971.12">
            <text:p>561 971,12</text:p>
          </table:table-cell>
          <table:table-cell table:style-name="ce3" office:value-type="float" office:value="10601.23">
            <text:p>10 601,2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29">
            <text:p>2010-10-29</text:p>
          </table:table-cell>
          <table:table-cell table:style-name="ce3" office:value-type="float" office:value="335730.69">
            <text:p>335 730,69</text:p>
          </table:table-cell>
          <table:table-cell table:style-name="ce3" office:value-type="float" office:value="7982.18">
            <text:p>7 982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0">
            <text:p>2010-10-30</text:p>
          </table:table-cell>
          <table:table-cell table:style-name="ce3" office:value-type="float" office:value="494497.26">
            <text:p>494 497,26</text:p>
          </table:table-cell>
          <table:table-cell table:style-name="ce3" office:value-type="float" office:value="11157.43">
            <text:p>11 157,4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0-31">
            <text:p>2010-10-31</text:p>
          </table:table-cell>
          <table:table-cell table:style-name="ce3" office:value-type="float" office:value="234996.61">
            <text:p>234 996,61</text:p>
          </table:table-cell>
          <table:table-cell table:style-name="ce3" office:value-type="float" office:value="6489.83">
            <text:p>6 489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5">
            <text:p>2010-11-05</text:p>
          </table:table-cell>
          <table:table-cell table:style-name="ce3" office:value-type="float" office:value="592553.3">
            <text:p>592 553,30</text:p>
          </table:table-cell>
          <table:table-cell table:style-name="ce3" office:value-type="float" office:value="32575.77">
            <text:p>32 575,7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6">
            <text:p>2010-11-06</text:p>
          </table:table-cell>
          <table:table-cell table:style-name="ce3" office:value-type="float" office:value="308409.77">
            <text:p>308 409,77</text:p>
          </table:table-cell>
          <table:table-cell table:style-name="ce3" office:value-type="float" office:value="4130.3">
            <text:p>4 130,3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7">
            <text:p>2010-11-07</text:p>
          </table:table-cell>
          <table:table-cell table:style-name="ce3" office:value-type="float" office:value="501345.52">
            <text:p>501 345,52</text:p>
          </table:table-cell>
          <table:table-cell table:style-name="ce3" office:value-type="float" office:value="22212.92">
            <text:p>22 212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8">
            <text:p>2010-11-08</text:p>
          </table:table-cell>
          <table:table-cell table:style-name="ce3" office:value-type="float" office:value="348980.42">
            <text:p>348 980,42</text:p>
          </table:table-cell>
          <table:table-cell table:style-name="ce3" office:value-type="float" office:value="5238.37">
            <text:p>5 238,3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09">
            <text:p>2010-11-09</text:p>
          </table:table-cell>
          <table:table-cell table:style-name="ce3" office:value-type="float" office:value="478213.43">
            <text:p>478 213,43</text:p>
          </table:table-cell>
          <table:table-cell table:style-name="ce3" office:value-type="float" office:value="11593.05">
            <text:p>11 593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0">
            <text:p>2010-11-10</text:p>
          </table:table-cell>
          <table:table-cell table:style-name="ce3" office:value-type="float" office:value="421942.36">
            <text:p>421 942,36</text:p>
          </table:table-cell>
          <table:table-cell table:style-name="ce3" office:value-type="float" office:value="27980.26">
            <text:p>27 980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1">
            <text:p>2010-11-11</text:p>
          </table:table-cell>
          <table:table-cell table:style-name="ce3" office:value-type="float" office:value="359072.83">
            <text:p>359 072,83</text:p>
          </table:table-cell>
          <table:table-cell table:style-name="ce3" office:value-type="float" office:value="4855.62">
            <text:p>4 855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3">
            <text:p>2010-11-13</text:p>
          </table:table-cell>
          <table:table-cell table:style-name="ce3" office:value-type="float" office:value="448772.57">
            <text:p>448 772,57</text:p>
          </table:table-cell>
          <table:table-cell table:style-name="ce3" office:value-type="float" office:value="17872.26">
            <text:p>17 872,2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6">
            <text:p>2010-11-16</text:p>
          </table:table-cell>
          <table:table-cell table:style-name="ce3" office:value-type="float" office:value="480667.99">
            <text:p>480 667,99</text:p>
          </table:table-cell>
          <table:table-cell table:style-name="ce3" office:value-type="float" office:value="17855.42">
            <text:p>17 855,4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7">
            <text:p>2010-11-17</text:p>
          </table:table-cell>
          <table:table-cell table:style-name="ce3" office:value-type="float" office:value="357460.86">
            <text:p>357 460,86</text:p>
          </table:table-cell>
          <table:table-cell table:style-name="ce3" office:value-type="float" office:value="9923.96">
            <text:p>9 923,96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19">
            <text:p>2010-11-19</text:p>
          </table:table-cell>
          <table:table-cell table:style-name="ce3" office:value-type="float" office:value="330849.08">
            <text:p>330 849,08</text:p>
          </table:table-cell>
          <table:table-cell table:style-name="ce3" office:value-type="float" office:value="6273.21">
            <text:p>6 273,2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1">
            <text:p>2010-11-21</text:p>
          </table:table-cell>
          <table:table-cell table:style-name="ce3" office:value-type="float" office:value="442515.82">
            <text:p>442 515,82</text:p>
          </table:table-cell>
          <table:table-cell table:style-name="ce3" office:value-type="float" office:value="21285.03">
            <text:p>21 285,0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2">
            <text:p>2010-11-22</text:p>
          </table:table-cell>
          <table:table-cell table:style-name="ce3" office:value-type="float" office:value="471822.58">
            <text:p>471 822,58</text:p>
          </table:table-cell>
          <table:table-cell table:style-name="ce3" office:value-type="float" office:value="15993.99">
            <text:p>15 993,9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3">
            <text:p>2010-11-23</text:p>
          </table:table-cell>
          <table:table-cell table:style-name="ce3" office:value-type="float" office:value="333588.48">
            <text:p>333 588,48</text:p>
          </table:table-cell>
          <table:table-cell table:style-name="ce3" office:value-type="float" office:value="6546.08">
            <text:p>6 546,0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4">
            <text:p>2010-11-24</text:p>
          </table:table-cell>
          <table:table-cell table:style-name="ce3" office:value-type="float" office:value="211733.96">
            <text:p>211 733,96</text:p>
          </table:table-cell>
          <table:table-cell table:style-name="ce3" office:value-type="float" office:value="10374.03">
            <text:p>10 374,0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5">
            <text:p>2010-11-25</text:p>
          </table:table-cell>
          <table:table-cell table:style-name="ce3" office:value-type="float" office:value="472069.04">
            <text:p>472 069,04</text:p>
          </table:table-cell>
          <table:table-cell table:style-name="ce3" office:value-type="float" office:value="11778.17">
            <text:p>11 778,1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6">
            <text:p>2010-11-26</text:p>
          </table:table-cell>
          <table:table-cell table:style-name="ce3" office:value-type="float" office:value="413108.9">
            <text:p>413 108,90</text:p>
          </table:table-cell>
          <table:table-cell table:style-name="ce3" office:value-type="float" office:value="9704.23">
            <text:p>9 704,2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7">
            <text:p>2010-11-27</text:p>
          </table:table-cell>
          <table:table-cell table:style-name="ce3" office:value-type="float" office:value="365374.16">
            <text:p>365 374,16</text:p>
          </table:table-cell>
          <table:table-cell table:style-name="ce3" office:value-type="float" office:value="6235.05">
            <text:p>6 235,0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8">
            <text:p>2010-11-28</text:p>
          </table:table-cell>
          <table:table-cell table:style-name="ce3" office:value-type="float" office:value="447079.09">
            <text:p>447 079,09</text:p>
          </table:table-cell>
          <table:table-cell table:style-name="ce3" office:value-type="float" office:value="14407.96">
            <text:p>14 407,9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29">
            <text:p>2010-11-29</text:p>
          </table:table-cell>
          <table:table-cell table:style-name="ce3" office:value-type="float" office:value="462092.52">
            <text:p>462 092,52</text:p>
          </table:table-cell>
          <table:table-cell table:style-name="ce3" office:value-type="float" office:value="10862.54">
            <text:p>10 862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1-30">
            <text:p>2010-11-30</text:p>
          </table:table-cell>
          <table:table-cell table:style-name="ce3" office:value-type="float" office:value="498371.34">
            <text:p>498 371,34</text:p>
          </table:table-cell>
          <table:table-cell table:style-name="ce3" office:value-type="float" office:value="16865.36">
            <text:p>16 865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1">
            <text:p>2010-12-01</text:p>
          </table:table-cell>
          <table:table-cell table:style-name="ce3" office:value-type="float" office:value="522677.05">
            <text:p>522 677,05</text:p>
          </table:table-cell>
          <table:table-cell table:style-name="ce3" office:value-type="float" office:value="13093.11">
            <text:p>13 093,1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3">
            <text:p>2010-12-03</text:p>
          </table:table-cell>
          <table:table-cell table:style-name="ce3" office:value-type="float" office:value="387336.54">
            <text:p>387 336,54</text:p>
          </table:table-cell>
          <table:table-cell table:style-name="ce3" office:value-type="float" office:value="25668.43">
            <text:p>25 668,4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4">
            <text:p>2010-12-04</text:p>
          </table:table-cell>
          <table:table-cell table:style-name="ce3" office:value-type="float" office:value="419628.54">
            <text:p>419 628,54</text:p>
          </table:table-cell>
          <table:table-cell table:style-name="ce3" office:value-type="float" office:value="11560.01">
            <text:p>11 560,0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5">
            <text:p>2010-12-05</text:p>
          </table:table-cell>
          <table:table-cell table:style-name="ce3" office:value-type="float" office:value="504233.93">
            <text:p>504 233,93</text:p>
          </table:table-cell>
          <table:table-cell table:style-name="ce3" office:value-type="float" office:value="16630.41">
            <text:p>16 630,4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6">
            <text:p>2010-12-06</text:p>
          </table:table-cell>
          <table:table-cell table:style-name="ce3" office:value-type="float" office:value="439968.89">
            <text:p>439 968,89</text:p>
          </table:table-cell>
          <table:table-cell table:style-name="ce3" office:value-type="float" office:value="20990.88">
            <text:p>20 990,8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7">
            <text:p>2010-12-07</text:p>
          </table:table-cell>
          <table:table-cell table:style-name="ce3" office:value-type="float" office:value="406437.15">
            <text:p>406 437,15</text:p>
          </table:table-cell>
          <table:table-cell table:style-name="ce3" office:value-type="float" office:value="21769.53">
            <text:p>21 769,5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8">
            <text:p>2010-12-08</text:p>
          </table:table-cell>
          <table:table-cell table:style-name="ce3" office:value-type="float" office:value="337183.53">
            <text:p>337 183,53</text:p>
          </table:table-cell>
          <table:table-cell table:style-name="ce3" office:value-type="float" office:value="17635.12">
            <text:p>17 635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09">
            <text:p>2010-12-09</text:p>
          </table:table-cell>
          <table:table-cell table:style-name="ce3" office:value-type="float" office:value="394705.1">
            <text:p>394 705,10</text:p>
          </table:table-cell>
          <table:table-cell table:style-name="ce3" office:value-type="float" office:value="10772.52">
            <text:p>10 772,5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0">
            <text:p>2010-12-10</text:p>
          </table:table-cell>
          <table:table-cell table:style-name="ce3" office:value-type="float" office:value="218561.87">
            <text:p>218 561,87</text:p>
          </table:table-cell>
          <table:table-cell table:style-name="ce3" office:value-type="float" office:value="2817.61">
            <text:p>2 817,6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1">
            <text:p>2010-12-11</text:p>
          </table:table-cell>
          <table:table-cell table:style-name="ce3" office:value-type="float" office:value="316353.67">
            <text:p>316 353,67</text:p>
          </table:table-cell>
          <table:table-cell table:style-name="ce3" office:value-type="float" office:value="6517.38">
            <text:p>6 517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5">
            <text:p>2010-12-15</text:p>
          </table:table-cell>
          <table:table-cell table:style-name="ce3" office:value-type="float" office:value="372239.24">
            <text:p>372 239,24</text:p>
          </table:table-cell>
          <table:table-cell table:style-name="ce3" office:value-type="float" office:value="18255.97">
            <text:p>18 255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6">
            <text:p>2010-12-16</text:p>
          </table:table-cell>
          <table:table-cell table:style-name="ce3" office:value-type="float" office:value="351163.64">
            <text:p>351 163,64</text:p>
          </table:table-cell>
          <table:table-cell table:style-name="ce3" office:value-type="float" office:value="13695.93">
            <text:p>13 695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7">
            <text:p>2010-12-17</text:p>
          </table:table-cell>
          <table:table-cell table:style-name="ce3" office:value-type="float" office:value="466724.99">
            <text:p>466 724,99</text:p>
          </table:table-cell>
          <table:table-cell table:style-name="ce3" office:value-type="float" office:value="13011.57">
            <text:p>13 011,5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8">
            <text:p>2010-12-18</text:p>
          </table:table-cell>
          <table:table-cell table:style-name="ce3" office:value-type="float" office:value="412582.54">
            <text:p>412 582,54</text:p>
          </table:table-cell>
          <table:table-cell table:style-name="ce3" office:value-type="float" office:value="5643.31">
            <text:p>5 643,3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19">
            <text:p>2010-12-19</text:p>
          </table:table-cell>
          <table:table-cell table:style-name="ce3" office:value-type="float" office:value="167078.49">
            <text:p>167 078,49</text:p>
          </table:table-cell>
          <table:table-cell table:style-name="ce3" office:value-type="float" office:value="4947.54">
            <text:p>4 947,5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2">
            <text:p>2010-12-22</text:p>
          </table:table-cell>
          <table:table-cell table:style-name="ce3" office:value-type="float" office:value="358464.56">
            <text:p>358 464,56</text:p>
          </table:table-cell>
          <table:table-cell table:style-name="ce3" office:value-type="float" office:value="17851.82">
            <text:p>17 851,8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4">
            <text:p>2010-12-24</text:p>
          </table:table-cell>
          <table:table-cell table:style-name="ce3" office:value-type="float" office:value="323537.34">
            <text:p>323 537,34</text:p>
          </table:table-cell>
          <table:table-cell table:style-name="ce3" office:value-type="float" office:value="8997.15">
            <text:p>8 997,1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5">
            <text:p>2010-12-25</text:p>
          </table:table-cell>
          <table:table-cell table:style-name="ce3" office:value-type="float" office:value="497809.41">
            <text:p>497 809,41</text:p>
          </table:table-cell>
          <table:table-cell table:style-name="ce3" office:value-type="float" office:value="29369.29">
            <text:p>29 369,2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6">
            <text:p>2010-12-26</text:p>
          </table:table-cell>
          <table:table-cell table:style-name="ce3" office:value-type="float" office:value="577039.49">
            <text:p>577 039,49</text:p>
          </table:table-cell>
          <table:table-cell table:style-name="ce3" office:value-type="float" office:value="15420.62">
            <text:p>15 420,6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7">
            <text:p>2010-12-27</text:p>
          </table:table-cell>
          <table:table-cell table:style-name="ce3" office:value-type="float" office:value="310508.43">
            <text:p>310 508,43</text:p>
          </table:table-cell>
          <table:table-cell table:style-name="ce3" office:value-type="float" office:value="10177.27">
            <text:p>10 177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29">
            <text:p>2010-12-29</text:p>
          </table:table-cell>
          <table:table-cell table:style-name="ce3" office:value-type="float" office:value="449345.19">
            <text:p>449 345,19</text:p>
          </table:table-cell>
          <table:table-cell table:style-name="ce3" office:value-type="float" office:value="5669.26">
            <text:p>5 669,2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0">
            <text:p>2010-12-30</text:p>
          </table:table-cell>
          <table:table-cell table:style-name="ce3" office:value-type="float" office:value="365111.22">
            <text:p>365 111,22</text:p>
          </table:table-cell>
          <table:table-cell table:style-name="ce3" office:value-type="float" office:value="6546.73">
            <text:p>6 546,7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0-12-31">
            <text:p>2010-12-31</text:p>
          </table:table-cell>
          <table:table-cell table:style-name="ce3" office:value-type="float" office:value="473599.74">
            <text:p>473 599,74</text:p>
          </table:table-cell>
          <table:table-cell table:style-name="ce3" office:value-type="float" office:value="16806.24">
            <text:p>16 806,2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2">
            <text:p>2011-01-02</text:p>
          </table:table-cell>
          <table:table-cell table:style-name="ce3" office:value-type="float" office:value="234798.52">
            <text:p>234 798,52</text:p>
          </table:table-cell>
          <table:table-cell table:style-name="ce3" office:value-type="float" office:value="3939.57">
            <text:p>3 939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3">
            <text:p>2011-01-03</text:p>
          </table:table-cell>
          <table:table-cell table:style-name="ce3" office:value-type="float" office:value="413790.75">
            <text:p>413 790,75</text:p>
          </table:table-cell>
          <table:table-cell table:style-name="ce3" office:value-type="float" office:value="15650.18">
            <text:p>15 650,1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4">
            <text:p>2011-01-04</text:p>
          </table:table-cell>
          <table:table-cell table:style-name="ce3" office:value-type="float" office:value="350821.4">
            <text:p>350 821,40</text:p>
          </table:table-cell>
          <table:table-cell table:style-name="ce3" office:value-type="float" office:value="5499.63">
            <text:p>5 499,6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5">
            <text:p>2011-01-05</text:p>
          </table:table-cell>
          <table:table-cell table:style-name="ce3" office:value-type="float" office:value="362309.85">
            <text:p>362 309,85</text:p>
          </table:table-cell>
          <table:table-cell table:style-name="ce3" office:value-type="float" office:value="6183.82">
            <text:p>6 183,8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6">
            <text:p>2011-01-06</text:p>
          </table:table-cell>
          <table:table-cell table:style-name="ce3" office:value-type="float" office:value="351784.75">
            <text:p>351 784,75</text:p>
          </table:table-cell>
          <table:table-cell table:style-name="ce3" office:value-type="float" office:value="8287.04">
            <text:p>8 287,0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7">
            <text:p>2011-01-07</text:p>
          </table:table-cell>
          <table:table-cell table:style-name="ce3" office:value-type="float" office:value="337693.46">
            <text:p>337 693,46</text:p>
          </table:table-cell>
          <table:table-cell table:style-name="ce3" office:value-type="float" office:value="13744.14">
            <text:p>13 744,1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8">
            <text:p>2011-01-08</text:p>
          </table:table-cell>
          <table:table-cell table:style-name="ce3" office:value-type="float" office:value="387163.17">
            <text:p>387 163,17</text:p>
          </table:table-cell>
          <table:table-cell table:style-name="ce3" office:value-type="float" office:value="9671.83">
            <text:p>9 671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09">
            <text:p>2011-01-09</text:p>
          </table:table-cell>
          <table:table-cell table:style-name="ce3" office:value-type="float" office:value="387539.65">
            <text:p>387 539,65</text:p>
          </table:table-cell>
          <table:table-cell table:style-name="ce3" office:value-type="float" office:value="5953.9">
            <text:p>5 953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0">
            <text:p>2011-01-10</text:p>
          </table:table-cell>
          <table:table-cell table:style-name="ce3" office:value-type="float" office:value="522221.24">
            <text:p>522 221,24</text:p>
          </table:table-cell>
          <table:table-cell table:style-name="ce3" office:value-type="float" office:value="14429.99">
            <text:p>14 429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2">
            <text:p>2011-01-12</text:p>
          </table:table-cell>
          <table:table-cell table:style-name="ce3" office:value-type="float" office:value="312454.62">
            <text:p>312 454,62</text:p>
          </table:table-cell>
          <table:table-cell table:style-name="ce3" office:value-type="float" office:value="18368.88">
            <text:p>18 368,8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3">
            <text:p>2011-01-13</text:p>
          </table:table-cell>
          <table:table-cell table:style-name="ce3" office:value-type="float" office:value="211754.01">
            <text:p>211 754,01</text:p>
          </table:table-cell>
          <table:table-cell table:style-name="ce3" office:value-type="float" office:value="3372.42">
            <text:p>3 372,4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4">
            <text:p>2011-01-14</text:p>
          </table:table-cell>
          <table:table-cell table:style-name="ce3" office:value-type="float" office:value="386877.48">
            <text:p>386 877,48</text:p>
          </table:table-cell>
          <table:table-cell table:style-name="ce3" office:value-type="float" office:value="17585.34">
            <text:p>17 585,3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5">
            <text:p>2011-01-15</text:p>
          </table:table-cell>
          <table:table-cell table:style-name="ce3" office:value-type="float" office:value="355767.19">
            <text:p>355 767,19</text:p>
          </table:table-cell>
          <table:table-cell table:style-name="ce3" office:value-type="float" office:value="7550.24">
            <text:p>7 550,2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6">
            <text:p>2011-01-16</text:p>
          </table:table-cell>
          <table:table-cell table:style-name="ce3" office:value-type="float" office:value="611684.46">
            <text:p>611 684,46</text:p>
          </table:table-cell>
          <table:table-cell table:style-name="ce3" office:value-type="float" office:value="14258.38">
            <text:p>14 258,3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7">
            <text:p>2011-01-17</text:p>
          </table:table-cell>
          <table:table-cell table:style-name="ce3" office:value-type="float" office:value="216504.8">
            <text:p>216 504,80</text:p>
          </table:table-cell>
          <table:table-cell table:style-name="ce3" office:value-type="float" office:value="3633.85">
            <text:p>3 633,85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8">
            <text:p>2011-01-18</text:p>
          </table:table-cell>
          <table:table-cell table:style-name="ce3" office:value-type="float" office:value="429599.74">
            <text:p>429 599,74</text:p>
          </table:table-cell>
          <table:table-cell table:style-name="ce3" office:value-type="float" office:value="11246.07">
            <text:p>11 246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19">
            <text:p>2011-01-19</text:p>
          </table:table-cell>
          <table:table-cell table:style-name="ce3" office:value-type="float" office:value="368487.92">
            <text:p>368 487,92</text:p>
          </table:table-cell>
          <table:table-cell table:style-name="ce3" office:value-type="float" office:value="15720.47">
            <text:p>15 720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0">
            <text:p>2011-01-20</text:p>
          </table:table-cell>
          <table:table-cell table:style-name="ce3" office:value-type="float" office:value="453880.6">
            <text:p>453 880,60</text:p>
          </table:table-cell>
          <table:table-cell table:style-name="ce3" office:value-type="float" office:value="9505.35">
            <text:p>9 505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1">
            <text:p>2011-01-21</text:p>
          </table:table-cell>
          <table:table-cell table:style-name="ce3" office:value-type="float" office:value="429484.3">
            <text:p>429 484,30</text:p>
          </table:table-cell>
          <table:table-cell table:style-name="ce3" office:value-type="float" office:value="14086.07">
            <text:p>14 086,0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2">
            <text:p>2011-01-22</text:p>
          </table:table-cell>
          <table:table-cell table:style-name="ce3" office:value-type="float" office:value="493675.27">
            <text:p>493 675,27</text:p>
          </table:table-cell>
          <table:table-cell table:style-name="ce3" office:value-type="float" office:value="9176.12">
            <text:p>9 176,12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3">
            <text:p>2011-01-23</text:p>
          </table:table-cell>
          <table:table-cell table:style-name="ce3" office:value-type="float" office:value="457266.25">
            <text:p>457 266,25</text:p>
          </table:table-cell>
          <table:table-cell table:style-name="ce3" office:value-type="float" office:value="25055.68">
            <text:p>25 055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4">
            <text:p>2011-01-24</text:p>
          </table:table-cell>
          <table:table-cell table:style-name="ce3" office:value-type="float" office:value="293658.67">
            <text:p>293 658,67</text:p>
          </table:table-cell>
          <table:table-cell table:style-name="ce3" office:value-type="float" office:value="6528.65">
            <text:p>6 528,6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5">
            <text:p>2011-01-25</text:p>
          </table:table-cell>
          <table:table-cell table:style-name="ce3" office:value-type="float" office:value="464423.34">
            <text:p>464 423,34</text:p>
          </table:table-cell>
          <table:table-cell table:style-name="ce3" office:value-type="float" office:value="12141.79">
            <text:p>12 141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6">
            <text:p>2011-01-26</text:p>
          </table:table-cell>
          <table:table-cell table:style-name="ce3" office:value-type="float" office:value="464305.01">
            <text:p>464 305,01</text:p>
          </table:table-cell>
          <table:table-cell table:style-name="ce3" office:value-type="float" office:value="7671.93">
            <text:p>7 671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7">
            <text:p>2011-01-27</text:p>
          </table:table-cell>
          <table:table-cell table:style-name="ce3" office:value-type="float" office:value="379454.5">
            <text:p>379 454,50</text:p>
          </table:table-cell>
          <table:table-cell table:style-name="ce3" office:value-type="float" office:value="7101.9">
            <text:p>7 101,9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8">
            <text:p>2011-01-28</text:p>
          </table:table-cell>
          <table:table-cell table:style-name="ce3" office:value-type="float" office:value="378393.87">
            <text:p>378 393,87</text:p>
          </table:table-cell>
          <table:table-cell table:style-name="ce3" office:value-type="float" office:value="13221.31">
            <text:p>13 221,3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29">
            <text:p>2011-01-29</text:p>
          </table:table-cell>
          <table:table-cell table:style-name="ce3" office:value-type="float" office:value="334630.26">
            <text:p>334 630,26</text:p>
          </table:table-cell>
          <table:table-cell table:style-name="ce3" office:value-type="float" office:value="18019.94">
            <text:p>18 019,9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0">
            <text:p>2011-01-30</text:p>
          </table:table-cell>
          <table:table-cell table:style-name="ce3" office:value-type="float" office:value="465755.48">
            <text:p>465 755,48</text:p>
          </table:table-cell>
          <table:table-cell table:style-name="ce3" office:value-type="float" office:value="20654.35">
            <text:p>20 654,3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1-31">
            <text:p>2011-01-31</text:p>
          </table:table-cell>
          <table:table-cell table:style-name="ce3" office:value-type="float" office:value="506273.39">
            <text:p>506 273,39</text:p>
          </table:table-cell>
          <table:table-cell table:style-name="ce3" office:value-type="float" office:value="25415.33">
            <text:p>25 415,3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1">
            <text:p>2011-02-01</text:p>
          </table:table-cell>
          <table:table-cell table:style-name="ce3" office:value-type="float" office:value="442777.76">
            <text:p>442 777,76</text:p>
          </table:table-cell>
          <table:table-cell table:style-name="ce3" office:value-type="float" office:value="16797.34">
            <text:p>16 797,3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3">
            <text:p>2011-02-03</text:p>
          </table:table-cell>
          <table:table-cell table:style-name="ce3" office:value-type="float" office:value="431552.82">
            <text:p>431 552,82</text:p>
          </table:table-cell>
          <table:table-cell table:style-name="ce3" office:value-type="float" office:value="6935.92">
            <text:p>6 935,9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5">
            <text:p>2011-02-05</text:p>
          </table:table-cell>
          <table:table-cell table:style-name="ce3" office:value-type="float" office:value="476407.77">
            <text:p>476 407,77</text:p>
          </table:table-cell>
          <table:table-cell table:style-name="ce3" office:value-type="float" office:value="8202.61">
            <text:p>8 202,6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6">
            <text:p>2011-02-06</text:p>
          </table:table-cell>
          <table:table-cell table:style-name="ce3" office:value-type="float" office:value="365680.74">
            <text:p>365 680,74</text:p>
          </table:table-cell>
          <table:table-cell table:style-name="ce3" office:value-type="float" office:value="10483.97">
            <text:p>10 483,9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7">
            <text:p>2011-02-07</text:p>
          </table:table-cell>
          <table:table-cell table:style-name="ce3" office:value-type="float" office:value="520349.63">
            <text:p>520 349,63</text:p>
          </table:table-cell>
          <table:table-cell table:style-name="ce3" office:value-type="float" office:value="15782.52">
            <text:p>15 782,52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8">
            <text:p>2011-02-08</text:p>
          </table:table-cell>
          <table:table-cell table:style-name="ce3" office:value-type="float" office:value="292011.62">
            <text:p>292 011,62</text:p>
          </table:table-cell>
          <table:table-cell table:style-name="ce3" office:value-type="float" office:value="5368.85">
            <text:p>5 368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09">
            <text:p>2011-02-09</text:p>
          </table:table-cell>
          <table:table-cell table:style-name="ce3" office:value-type="float" office:value="337781.61">
            <text:p>337 781,61</text:p>
          </table:table-cell>
          <table:table-cell table:style-name="ce3" office:value-type="float" office:value="22325.29">
            <text:p>22 325,2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0">
            <text:p>2011-02-10</text:p>
          </table:table-cell>
          <table:table-cell table:style-name="ce3" office:value-type="float" office:value="465578.52">
            <text:p>465 578,52</text:p>
          </table:table-cell>
          <table:table-cell table:style-name="ce3" office:value-type="float" office:value="10850.12">
            <text:p>10 850,1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1">
            <text:p>2011-02-11</text:p>
          </table:table-cell>
          <table:table-cell table:style-name="ce3" office:value-type="float" office:value="534333.63">
            <text:p>534 333,63</text:p>
          </table:table-cell>
          <table:table-cell table:style-name="ce3" office:value-type="float" office:value="7946.66">
            <text:p>7 946,6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3">
            <text:p>2011-02-13</text:p>
          </table:table-cell>
          <table:table-cell table:style-name="ce3" office:value-type="float" office:value="507332.32">
            <text:p>507 332,32</text:p>
          </table:table-cell>
          <table:table-cell table:style-name="ce3" office:value-type="float" office:value="20391.17">
            <text:p>20 391,1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4">
            <text:p>2011-02-14</text:p>
          </table:table-cell>
          <table:table-cell table:style-name="ce3" office:value-type="float" office:value="349656.79">
            <text:p>349 656,79</text:p>
          </table:table-cell>
          <table:table-cell table:style-name="ce3" office:value-type="float" office:value="10372.49">
            <text:p>10 372,4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5">
            <text:p>2011-02-15</text:p>
          </table:table-cell>
          <table:table-cell table:style-name="ce3" office:value-type="float" office:value="369835.6">
            <text:p>369 835,60</text:p>
          </table:table-cell>
          <table:table-cell table:style-name="ce3" office:value-type="float" office:value="16606.9">
            <text:p>16 606,9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6">
            <text:p>2011-02-16</text:p>
          </table:table-cell>
          <table:table-cell table:style-name="ce3" office:value-type="float" office:value="274782.36">
            <text:p>274 782,36</text:p>
          </table:table-cell>
          <table:table-cell table:style-name="ce3" office:value-type="float" office:value="6132.17">
            <text:p>6 132,1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7">
            <text:p>2011-02-17</text:p>
          </table:table-cell>
          <table:table-cell table:style-name="ce3" office:value-type="float" office:value="407487.41">
            <text:p>407 487,41</text:p>
          </table:table-cell>
          <table:table-cell table:style-name="ce3" office:value-type="float" office:value="22194.3">
            <text:p>22 194,3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18">
            <text:p>2011-02-18</text:p>
          </table:table-cell>
          <table:table-cell table:style-name="ce3" office:value-type="float" office:value="408989.88">
            <text:p>408 989,88</text:p>
          </table:table-cell>
          <table:table-cell table:style-name="ce3" office:value-type="float" office:value="20217">
            <text:p>20 217,0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0">
            <text:p>2011-02-20</text:p>
          </table:table-cell>
          <table:table-cell table:style-name="ce3" office:value-type="float" office:value="296555.26">
            <text:p>296 555,26</text:p>
          </table:table-cell>
          <table:table-cell table:style-name="ce3" office:value-type="float" office:value="6231.46">
            <text:p>6 231,4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1">
            <text:p>2011-02-21</text:p>
          </table:table-cell>
          <table:table-cell table:style-name="ce3" office:value-type="float" office:value="411900.22">
            <text:p>411 900,22</text:p>
          </table:table-cell>
          <table:table-cell table:style-name="ce3" office:value-type="float" office:value="8503.31">
            <text:p>8 503,3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2">
            <text:p>2011-02-22</text:p>
          </table:table-cell>
          <table:table-cell table:style-name="ce3" office:value-type="float" office:value="448812.32">
            <text:p>448 812,32</text:p>
          </table:table-cell>
          <table:table-cell table:style-name="ce3" office:value-type="float" office:value="9514.78">
            <text:p>9 514,7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3">
            <text:p>2011-02-23</text:p>
          </table:table-cell>
          <table:table-cell table:style-name="ce3" office:value-type="float" office:value="203615.68">
            <text:p>203 615,68</text:p>
          </table:table-cell>
          <table:table-cell table:style-name="ce3" office:value-type="float" office:value="3485.97">
            <text:p>3 485,9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4">
            <text:p>2011-02-24</text:p>
          </table:table-cell>
          <table:table-cell table:style-name="ce3" office:value-type="float" office:value="416620.35">
            <text:p>416 620,35</text:p>
          </table:table-cell>
          <table:table-cell table:style-name="ce3" office:value-type="float" office:value="10410.3">
            <text:p>10 410,3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6">
            <text:p>2011-02-26</text:p>
          </table:table-cell>
          <table:table-cell table:style-name="ce3" office:value-type="float" office:value="463772.89">
            <text:p>463 772,89</text:p>
          </table:table-cell>
          <table:table-cell table:style-name="ce3" office:value-type="float" office:value="7265.75">
            <text:p>7 265,7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7">
            <text:p>2011-02-27</text:p>
          </table:table-cell>
          <table:table-cell table:style-name="ce3" office:value-type="float" office:value="526533.21">
            <text:p>526 533,21</text:p>
          </table:table-cell>
          <table:table-cell table:style-name="ce3" office:value-type="float" office:value="19042.79">
            <text:p>19 042,7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2-28">
            <text:p>2011-02-28</text:p>
          </table:table-cell>
          <table:table-cell table:style-name="ce3" office:value-type="float" office:value="349835.9">
            <text:p>349 835,90</text:p>
          </table:table-cell>
          <table:table-cell table:style-name="ce3" office:value-type="float" office:value="7681.95">
            <text:p>7 681,9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2">
            <text:p>2011-03-02</text:p>
          </table:table-cell>
          <table:table-cell table:style-name="ce3" office:value-type="float" office:value="606422.06">
            <text:p>606 422,06</text:p>
          </table:table-cell>
          <table:table-cell table:style-name="ce3" office:value-type="float" office:value="11555.3">
            <text:p>11 555,3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4">
            <text:p>2011-03-04</text:p>
          </table:table-cell>
          <table:table-cell table:style-name="ce3" office:value-type="float" office:value="363425.07">
            <text:p>363 425,07</text:p>
          </table:table-cell>
          <table:table-cell table:style-name="ce3" office:value-type="float" office:value="21252.93">
            <text:p>21 252,9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7">
            <text:p>2011-03-07</text:p>
          </table:table-cell>
          <table:table-cell table:style-name="ce3" office:value-type="float" office:value="505493.41">
            <text:p>505 493,41</text:p>
          </table:table-cell>
          <table:table-cell table:style-name="ce3" office:value-type="float" office:value="10472.21">
            <text:p>10 472,21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8">
            <text:p>2011-03-08</text:p>
          </table:table-cell>
          <table:table-cell table:style-name="ce3" office:value-type="float" office:value="277002.81">
            <text:p>277 002,81</text:p>
          </table:table-cell>
          <table:table-cell table:style-name="ce3" office:value-type="float" office:value="7041.25">
            <text:p>7 041,25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09">
            <text:p>2011-03-09</text:p>
          </table:table-cell>
          <table:table-cell table:style-name="ce3" office:value-type="float" office:value="504446.94">
            <text:p>504 446,94</text:p>
          </table:table-cell>
          <table:table-cell table:style-name="ce3" office:value-type="float" office:value="9599.37">
            <text:p>9 599,37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0">
            <text:p>2011-03-10</text:p>
          </table:table-cell>
          <table:table-cell table:style-name="ce3" office:value-type="float" office:value="368569.34">
            <text:p>368 569,34</text:p>
          </table:table-cell>
          <table:table-cell table:style-name="ce3" office:value-type="float" office:value="12579.16">
            <text:p>12 579,1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1">
            <text:p>2011-03-11</text:p>
          </table:table-cell>
          <table:table-cell table:style-name="ce3" office:value-type="float" office:value="509404.94">
            <text:p>509 404,94</text:p>
          </table:table-cell>
          <table:table-cell table:style-name="ce3" office:value-type="float" office:value="11222.85">
            <text:p>11 222,8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2">
            <text:p>2011-03-12</text:p>
          </table:table-cell>
          <table:table-cell table:style-name="ce3" office:value-type="float" office:value="555964.31">
            <text:p>555 964,31</text:p>
          </table:table-cell>
          <table:table-cell table:style-name="ce3" office:value-type="float" office:value="9178.87">
            <text:p>9 178,8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3">
            <text:p>2011-03-13</text:p>
          </table:table-cell>
          <table:table-cell table:style-name="ce3" office:value-type="float" office:value="331835.64">
            <text:p>331 835,64</text:p>
          </table:table-cell>
          <table:table-cell table:style-name="ce3" office:value-type="float" office:value="11094.47">
            <text:p>11 094,4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4">
            <text:p>2011-03-14</text:p>
          </table:table-cell>
          <table:table-cell table:style-name="ce3" office:value-type="float" office:value="496050.91">
            <text:p>496 050,91</text:p>
          </table:table-cell>
          <table:table-cell table:style-name="ce3" office:value-type="float" office:value="22806.94">
            <text:p>22 806,9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5">
            <text:p>2011-03-15</text:p>
          </table:table-cell>
          <table:table-cell table:style-name="ce3" office:value-type="float" office:value="611021.95">
            <text:p>611 021,95</text:p>
          </table:table-cell>
          <table:table-cell table:style-name="ce3" office:value-type="float" office:value="21499.72">
            <text:p>21 499,7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6">
            <text:p>2011-03-16</text:p>
          </table:table-cell>
          <table:table-cell table:style-name="ce3" office:value-type="float" office:value="269475.03">
            <text:p>269 475,03</text:p>
          </table:table-cell>
          <table:table-cell table:style-name="ce3" office:value-type="float" office:value="6107.77">
            <text:p>6 107,77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7">
            <text:p>2011-03-17</text:p>
          </table:table-cell>
          <table:table-cell table:style-name="ce3" office:value-type="float" office:value="294450.17">
            <text:p>294 450,17</text:p>
          </table:table-cell>
          <table:table-cell table:style-name="ce3" office:value-type="float" office:value="15472.95">
            <text:p>15 472,9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8">
            <text:p>2011-03-18</text:p>
          </table:table-cell>
          <table:table-cell table:style-name="ce3" office:value-type="float" office:value="406725.17">
            <text:p>406 725,17</text:p>
          </table:table-cell>
          <table:table-cell table:style-name="ce3" office:value-type="float" office:value="17060.62">
            <text:p>17 060,6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19">
            <text:p>2011-03-19</text:p>
          </table:table-cell>
          <table:table-cell table:style-name="ce3" office:value-type="float" office:value="345568.98">
            <text:p>345 568,98</text:p>
          </table:table-cell>
          <table:table-cell table:style-name="ce3" office:value-type="float" office:value="9301.99">
            <text:p>9 301,99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0">
            <text:p>2011-03-20</text:p>
          </table:table-cell>
          <table:table-cell table:style-name="ce3" office:value-type="float" office:value="222586.39">
            <text:p>222 586,39</text:p>
          </table:table-cell>
          <table:table-cell table:style-name="ce3" office:value-type="float" office:value="2966.63">
            <text:p>2 966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1">
            <text:p>2011-03-21</text:p>
          </table:table-cell>
          <table:table-cell table:style-name="ce3" office:value-type="float" office:value="306902.16">
            <text:p>306 902,16</text:p>
          </table:table-cell>
          <table:table-cell table:style-name="ce3" office:value-type="float" office:value="13070.79">
            <text:p>13 070,7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2">
            <text:p>2011-03-22</text:p>
          </table:table-cell>
          <table:table-cell table:style-name="ce3" office:value-type="float" office:value="243855.92">
            <text:p>243 855,92</text:p>
          </table:table-cell>
          <table:table-cell table:style-name="ce3" office:value-type="float" office:value="7003.33">
            <text:p>7 003,3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3">
            <text:p>2011-03-23</text:p>
          </table:table-cell>
          <table:table-cell table:style-name="ce3" office:value-type="float" office:value="533928.58">
            <text:p>533 928,58</text:p>
          </table:table-cell>
          <table:table-cell table:style-name="ce3" office:value-type="float" office:value="12311.01">
            <text:p>12 311,0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4">
            <text:p>2011-03-24</text:p>
          </table:table-cell>
          <table:table-cell table:style-name="ce3" office:value-type="float" office:value="377060.62">
            <text:p>377 060,62</text:p>
          </table:table-cell>
          <table:table-cell table:style-name="ce3" office:value-type="float" office:value="9865.53">
            <text:p>9 865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5">
            <text:p>2011-03-25</text:p>
          </table:table-cell>
          <table:table-cell table:style-name="ce3" office:value-type="float" office:value="515832.58">
            <text:p>515 832,58</text:p>
          </table:table-cell>
          <table:table-cell table:style-name="ce3" office:value-type="float" office:value="7265.25">
            <text:p>7 265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6">
            <text:p>2011-03-26</text:p>
          </table:table-cell>
          <table:table-cell table:style-name="ce3" office:value-type="float" office:value="397976.94">
            <text:p>397 976,94</text:p>
          </table:table-cell>
          <table:table-cell table:style-name="ce3" office:value-type="float" office:value="10355.89">
            <text:p>10 355,8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29">
            <text:p>2011-03-29</text:p>
          </table:table-cell>
          <table:table-cell table:style-name="ce3" office:value-type="float" office:value="399554.85">
            <text:p>399 554,85</text:p>
          </table:table-cell>
          <table:table-cell table:style-name="ce3" office:value-type="float" office:value="8733.44">
            <text:p>8 733,4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0">
            <text:p>2011-03-30</text:p>
          </table:table-cell>
          <table:table-cell table:style-name="ce3" office:value-type="float" office:value="264884.74">
            <text:p>264 884,74</text:p>
          </table:table-cell>
          <table:table-cell table:style-name="ce3" office:value-type="float" office:value="4501.78">
            <text:p>4 501,7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3-31">
            <text:p>2011-03-31</text:p>
          </table:table-cell>
          <table:table-cell table:style-name="ce3" office:value-type="float" office:value="505253.78">
            <text:p>505 253,78</text:p>
          </table:table-cell>
          <table:table-cell table:style-name="ce3" office:value-type="float" office:value="14795.13">
            <text:p>14 795,1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1">
            <text:p>2011-04-01</text:p>
          </table:table-cell>
          <table:table-cell table:style-name="ce3" office:value-type="float" office:value="351244.18">
            <text:p>351 244,18</text:p>
          </table:table-cell>
          <table:table-cell table:style-name="ce3" office:value-type="float" office:value="5057.51">
            <text:p>5 057,5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2">
            <text:p>2011-04-02</text:p>
          </table:table-cell>
          <table:table-cell table:style-name="ce3" office:value-type="float" office:value="551048.21">
            <text:p>551 048,21</text:p>
          </table:table-cell>
          <table:table-cell table:style-name="ce3" office:value-type="float" office:value="20303.91">
            <text:p>20 303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3">
            <text:p>2011-04-03</text:p>
          </table:table-cell>
          <table:table-cell table:style-name="ce3" office:value-type="float" office:value="337439.09">
            <text:p>337 439,09</text:p>
          </table:table-cell>
          <table:table-cell table:style-name="ce3" office:value-type="float" office:value="8608.14">
            <text:p>8 608,1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4">
            <text:p>2011-04-04</text:p>
          </table:table-cell>
          <table:table-cell table:style-name="ce3" office:value-type="float" office:value="592367.08">
            <text:p>592 367,08</text:p>
          </table:table-cell>
          <table:table-cell table:style-name="ce3" office:value-type="float" office:value="14522.36">
            <text:p>14 522,3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5">
            <text:p>2011-04-05</text:p>
          </table:table-cell>
          <table:table-cell table:style-name="ce3" office:value-type="float" office:value="566850.45">
            <text:p>566 850,45</text:p>
          </table:table-cell>
          <table:table-cell table:style-name="ce3" office:value-type="float" office:value="23817.25">
            <text:p>23 817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7">
            <text:p>2011-04-07</text:p>
          </table:table-cell>
          <table:table-cell table:style-name="ce3" office:value-type="float" office:value="443461.68">
            <text:p>443 461,68</text:p>
          </table:table-cell>
          <table:table-cell table:style-name="ce3" office:value-type="float" office:value="7993.18">
            <text:p>7 993,1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08">
            <text:p>2011-04-08</text:p>
          </table:table-cell>
          <table:table-cell table:style-name="ce3" office:value-type="float" office:value="528799.53">
            <text:p>528 799,53</text:p>
          </table:table-cell>
          <table:table-cell table:style-name="ce3" office:value-type="float" office:value="9693.85">
            <text:p>9 693,8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0">
            <text:p>2011-04-10</text:p>
          </table:table-cell>
          <table:table-cell table:style-name="ce3" office:value-type="float" office:value="279941">
            <text:p>279 941,00</text:p>
          </table:table-cell>
          <table:table-cell table:style-name="ce3" office:value-type="float" office:value="14534.84">
            <text:p>14 534,8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1">
            <text:p>2011-04-11</text:p>
          </table:table-cell>
          <table:table-cell table:style-name="ce3" office:value-type="float" office:value="387330.42">
            <text:p>387 330,42</text:p>
          </table:table-cell>
          <table:table-cell table:style-name="ce3" office:value-type="float" office:value="10910.72">
            <text:p>10 910,7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2">
            <text:p>2011-04-12</text:p>
          </table:table-cell>
          <table:table-cell table:style-name="ce3" office:value-type="float" office:value="488252.35">
            <text:p>488 252,35</text:p>
          </table:table-cell>
          <table:table-cell table:style-name="ce3" office:value-type="float" office:value="14954.13">
            <text:p>14 954,1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3">
            <text:p>2011-04-13</text:p>
          </table:table-cell>
          <table:table-cell table:style-name="ce3" office:value-type="float" office:value="424811.58">
            <text:p>424 811,58</text:p>
          </table:table-cell>
          <table:table-cell table:style-name="ce3" office:value-type="float" office:value="6141.56">
            <text:p>6 141,56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4">
            <text:p>2011-04-14</text:p>
          </table:table-cell>
          <table:table-cell table:style-name="ce3" office:value-type="float" office:value="289892.95">
            <text:p>289 892,95</text:p>
          </table:table-cell>
          <table:table-cell table:style-name="ce3" office:value-type="float" office:value="7983.83">
            <text:p>7 983,8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5">
            <text:p>2011-04-15</text:p>
          </table:table-cell>
          <table:table-cell table:style-name="ce3" office:value-type="float" office:value="390308.15">
            <text:p>390 308,15</text:p>
          </table:table-cell>
          <table:table-cell table:style-name="ce3" office:value-type="float" office:value="7779.71">
            <text:p>7 779,7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7">
            <text:p>2011-04-17</text:p>
          </table:table-cell>
          <table:table-cell table:style-name="ce3" office:value-type="float" office:value="261210.4">
            <text:p>261 210,40</text:p>
          </table:table-cell>
          <table:table-cell table:style-name="ce3" office:value-type="float" office:value="7235.75">
            <text:p>7 235,7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8">
            <text:p>2011-04-18</text:p>
          </table:table-cell>
          <table:table-cell table:style-name="ce3" office:value-type="float" office:value="405691.04">
            <text:p>405 691,04</text:p>
          </table:table-cell>
          <table:table-cell table:style-name="ce3" office:value-type="float" office:value="15402.09">
            <text:p>15 402,0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19">
            <text:p>2011-04-19</text:p>
          </table:table-cell>
          <table:table-cell table:style-name="ce3" office:value-type="float" office:value="406298.09">
            <text:p>406 298,09</text:p>
          </table:table-cell>
          <table:table-cell table:style-name="ce3" office:value-type="float" office:value="10029.58">
            <text:p>10 029,5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0">
            <text:p>2011-04-20</text:p>
          </table:table-cell>
          <table:table-cell table:style-name="ce3" office:value-type="float" office:value="552959.1">
            <text:p>552 959,10</text:p>
          </table:table-cell>
          <table:table-cell table:style-name="ce3" office:value-type="float" office:value="19402.07">
            <text:p>19 402,07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1">
            <text:p>2011-04-21</text:p>
          </table:table-cell>
          <table:table-cell table:style-name="ce3" office:value-type="float" office:value="308255.86">
            <text:p>308 255,86</text:p>
          </table:table-cell>
          <table:table-cell table:style-name="ce3" office:value-type="float" office:value="5316.59">
            <text:p>5 316,5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2">
            <text:p>2011-04-22</text:p>
          </table:table-cell>
          <table:table-cell table:style-name="ce3" office:value-type="float" office:value="457346.33">
            <text:p>457 346,33</text:p>
          </table:table-cell>
          <table:table-cell table:style-name="ce3" office:value-type="float" office:value="17122.66">
            <text:p>17 122,6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3">
            <text:p>2011-04-23</text:p>
          </table:table-cell>
          <table:table-cell table:style-name="ce3" office:value-type="float" office:value="445832.3">
            <text:p>445 832,30</text:p>
          </table:table-cell>
          <table:table-cell table:style-name="ce3" office:value-type="float" office:value="14266.63">
            <text:p>14 266,6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4">
            <text:p>2011-04-24</text:p>
          </table:table-cell>
          <table:table-cell table:style-name="ce3" office:value-type="float" office:value="514248.88">
            <text:p>514 248,88</text:p>
          </table:table-cell>
          <table:table-cell table:style-name="ce3" office:value-type="float" office:value="16827.52">
            <text:p>16 827,5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5">
            <text:p>2011-04-25</text:p>
          </table:table-cell>
          <table:table-cell table:style-name="ce3" office:value-type="float" office:value="540966.25">
            <text:p>540 966,25</text:p>
          </table:table-cell>
          <table:table-cell table:style-name="ce3" office:value-type="float" office:value="22729.67">
            <text:p>22 729,6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6">
            <text:p>2011-04-26</text:p>
          </table:table-cell>
          <table:table-cell table:style-name="ce3" office:value-type="float" office:value="217009.84">
            <text:p>217 009,84</text:p>
          </table:table-cell>
          <table:table-cell table:style-name="ce3" office:value-type="float" office:value="3901.65">
            <text:p>3 901,6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7">
            <text:p>2011-04-27</text:p>
          </table:table-cell>
          <table:table-cell table:style-name="ce3" office:value-type="float" office:value="415195.88">
            <text:p>415 195,88</text:p>
          </table:table-cell>
          <table:table-cell table:style-name="ce3" office:value-type="float" office:value="14892.25">
            <text:p>14 892,25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8">
            <text:p>2011-04-28</text:p>
          </table:table-cell>
          <table:table-cell table:style-name="ce3" office:value-type="float" office:value="356525.35">
            <text:p>356 525,35</text:p>
          </table:table-cell>
          <table:table-cell table:style-name="ce3" office:value-type="float" office:value="16235.22">
            <text:p>16 235,2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4-29">
            <text:p>2011-04-29</text:p>
          </table:table-cell>
          <table:table-cell table:style-name="ce3" office:value-type="float" office:value="440501.38">
            <text:p>440 501,38</text:p>
          </table:table-cell>
          <table:table-cell table:style-name="ce3" office:value-type="float" office:value="15391.38">
            <text:p>15 391,3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1">
            <text:p>2011-05-01</text:p>
          </table:table-cell>
          <table:table-cell table:style-name="ce3" office:value-type="float" office:value="458575.29">
            <text:p>458 575,29</text:p>
          </table:table-cell>
          <table:table-cell table:style-name="ce3" office:value-type="float" office:value="4880.54">
            <text:p>4 880,54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2">
            <text:p>2011-05-02</text:p>
          </table:table-cell>
          <table:table-cell table:style-name="ce3" office:value-type="float" office:value="336288.35">
            <text:p>336 288,35</text:p>
          </table:table-cell>
          <table:table-cell table:style-name="ce3" office:value-type="float" office:value="7017.7">
            <text:p>7 017,70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3">
            <text:p>2011-05-03</text:p>
          </table:table-cell>
          <table:table-cell table:style-name="ce3" office:value-type="float" office:value="404329.58">
            <text:p>404 329,58</text:p>
          </table:table-cell>
          <table:table-cell table:style-name="ce3" office:value-type="float" office:value="10851.57">
            <text:p>10 851,5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4">
            <text:p>2011-05-04</text:p>
          </table:table-cell>
          <table:table-cell table:style-name="ce3" office:value-type="float" office:value="166869.69">
            <text:p>166 869,69</text:p>
          </table:table-cell>
          <table:table-cell table:style-name="ce3" office:value-type="float" office:value="2859.32">
            <text:p>2 859,3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5">
            <text:p>2011-05-05</text:p>
          </table:table-cell>
          <table:table-cell table:style-name="ce3" office:value-type="float" office:value="328093.32">
            <text:p>328 093,32</text:p>
          </table:table-cell>
          <table:table-cell table:style-name="ce3" office:value-type="float" office:value="5146.56">
            <text:p>5 146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6">
            <text:p>2011-05-06</text:p>
          </table:table-cell>
          <table:table-cell table:style-name="ce3" office:value-type="float" office:value="367457.95">
            <text:p>367 457,95</text:p>
          </table:table-cell>
          <table:table-cell table:style-name="ce3" office:value-type="float" office:value="9710.83">
            <text:p>9 710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7">
            <text:p>2011-05-07</text:p>
          </table:table-cell>
          <table:table-cell table:style-name="ce3" office:value-type="float" office:value="408019.21">
            <text:p>408 019,21</text:p>
          </table:table-cell>
          <table:table-cell table:style-name="ce3" office:value-type="float" office:value="18134.19">
            <text:p>18 134,19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8">
            <text:p>2011-05-08</text:p>
          </table:table-cell>
          <table:table-cell table:style-name="ce3" office:value-type="float" office:value="321952.12">
            <text:p>321 952,12</text:p>
          </table:table-cell>
          <table:table-cell table:style-name="ce3" office:value-type="float" office:value="8274.28">
            <text:p>8 274,2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09">
            <text:p>2011-05-09</text:p>
          </table:table-cell>
          <table:table-cell table:style-name="ce3" office:value-type="float" office:value="570897.42">
            <text:p>570 897,42</text:p>
          </table:table-cell>
          <table:table-cell table:style-name="ce3" office:value-type="float" office:value="11986.09">
            <text:p>11 986,0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0">
            <text:p>2011-05-10</text:p>
          </table:table-cell>
          <table:table-cell table:style-name="ce3" office:value-type="float" office:value="482903.27">
            <text:p>482 903,27</text:p>
          </table:table-cell>
          <table:table-cell table:style-name="ce3" office:value-type="float" office:value="13083.26">
            <text:p>13 083,2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3">
            <text:p>2011-05-13</text:p>
          </table:table-cell>
          <table:table-cell table:style-name="ce3" office:value-type="float" office:value="336114.46">
            <text:p>336 114,46</text:p>
          </table:table-cell>
          <table:table-cell table:style-name="ce3" office:value-type="float" office:value="8609.49">
            <text:p>8 609,49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4">
            <text:p>2011-05-14</text:p>
          </table:table-cell>
          <table:table-cell table:style-name="ce3" office:value-type="float" office:value="405531.95">
            <text:p>405 531,95</text:p>
          </table:table-cell>
          <table:table-cell table:style-name="ce3" office:value-type="float" office:value="7428.69">
            <text:p>7 428,6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5">
            <text:p>2011-05-15</text:p>
          </table:table-cell>
          <table:table-cell table:style-name="ce3" office:value-type="float" office:value="245775.1">
            <text:p>245 775,10</text:p>
          </table:table-cell>
          <table:table-cell table:style-name="ce3" office:value-type="float" office:value="9507.74">
            <text:p>9 507,74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6">
            <text:p>2011-05-16</text:p>
          </table:table-cell>
          <table:table-cell table:style-name="ce3" office:value-type="float" office:value="355421.49">
            <text:p>355 421,49</text:p>
          </table:table-cell>
          <table:table-cell table:style-name="ce3" office:value-type="float" office:value="9523.62">
            <text:p>9 523,6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8">
            <text:p>2011-05-18</text:p>
          </table:table-cell>
          <table:table-cell table:style-name="ce3" office:value-type="float" office:value="343998.01">
            <text:p>343 998,01</text:p>
          </table:table-cell>
          <table:table-cell table:style-name="ce3" office:value-type="float" office:value="7859.22">
            <text:p>7 859,22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19">
            <text:p>2011-05-19</text:p>
          </table:table-cell>
          <table:table-cell table:style-name="ce3" office:value-type="float" office:value="523535.01">
            <text:p>523 535,01</text:p>
          </table:table-cell>
          <table:table-cell table:style-name="ce3" office:value-type="float" office:value="6247.43">
            <text:p>6 247,4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0">
            <text:p>2011-05-20</text:p>
          </table:table-cell>
          <table:table-cell table:style-name="ce3" office:value-type="float" office:value="309380.65">
            <text:p>309 380,65</text:p>
          </table:table-cell>
          <table:table-cell table:style-name="ce3" office:value-type="float" office:value="8316.68">
            <text:p>8 316,6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1">
            <text:p>2011-05-21</text:p>
          </table:table-cell>
          <table:table-cell table:style-name="ce3" office:value-type="float" office:value="389229.28">
            <text:p>389 229,28</text:p>
          </table:table-cell>
          <table:table-cell table:style-name="ce3" office:value-type="float" office:value="9586.93">
            <text:p>9 586,9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2">
            <text:p>2011-05-22</text:p>
          </table:table-cell>
          <table:table-cell table:style-name="ce3" office:value-type="float" office:value="418514.15">
            <text:p>418 514,15</text:p>
          </table:table-cell>
          <table:table-cell table:style-name="ce3" office:value-type="float" office:value="9548.58">
            <text:p>9 548,58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3">
            <text:p>2011-05-23</text:p>
          </table:table-cell>
          <table:table-cell table:style-name="ce3" office:value-type="float" office:value="418099.28">
            <text:p>418 099,28</text:p>
          </table:table-cell>
          <table:table-cell table:style-name="ce3" office:value-type="float" office:value="11741.06">
            <text:p>11 741,06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4">
            <text:p>2011-05-24</text:p>
          </table:table-cell>
          <table:table-cell table:style-name="ce3" office:value-type="float" office:value="597259.32">
            <text:p>597 259,32</text:p>
          </table:table-cell>
          <table:table-cell table:style-name="ce3" office:value-type="float" office:value="34148.62">
            <text:p>34 148,6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6">
            <text:p>2011-05-26</text:p>
          </table:table-cell>
          <table:table-cell table:style-name="ce3" office:value-type="float" office:value="598740">
            <text:p>598 740,00</text:p>
          </table:table-cell>
          <table:table-cell table:style-name="ce3" office:value-type="float" office:value="35724.34">
            <text:p>35 724,3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7">
            <text:p>2011-05-27</text:p>
          </table:table-cell>
          <table:table-cell table:style-name="ce3" office:value-type="float" office:value="288339.64">
            <text:p>288 339,64</text:p>
          </table:table-cell>
          <table:table-cell table:style-name="ce3" office:value-type="float" office:value="7096.72">
            <text:p>7 096,72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29">
            <text:p>2011-05-29</text:p>
          </table:table-cell>
          <table:table-cell table:style-name="ce3" office:value-type="float" office:value="374593.24">
            <text:p>374 593,24</text:p>
          </table:table-cell>
          <table:table-cell table:style-name="ce3" office:value-type="float" office:value="12540.78">
            <text:p>12 540,78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5-30">
            <text:p>2011-05-30</text:p>
          </table:table-cell>
          <table:table-cell table:style-name="ce3" office:value-type="float" office:value="297624.99">
            <text:p>297 624,99</text:p>
          </table:table-cell>
          <table:table-cell table:style-name="ce3" office:value-type="float" office:value="7928.21">
            <text:p>7 928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1">
            <text:p>2011-06-01</text:p>
          </table:table-cell>
          <table:table-cell table:style-name="ce3" office:value-type="float" office:value="427074.48">
            <text:p>427 074,48</text:p>
          </table:table-cell>
          <table:table-cell table:style-name="ce3" office:value-type="float" office:value="11646.43">
            <text:p>11 646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2">
            <text:p>2011-06-02</text:p>
          </table:table-cell>
          <table:table-cell table:style-name="ce3" office:value-type="float" office:value="377842.67">
            <text:p>377 842,67</text:p>
          </table:table-cell>
          <table:table-cell table:style-name="ce3" office:value-type="float" office:value="8716.09">
            <text:p>8 716,09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3">
            <text:p>2011-06-03</text:p>
          </table:table-cell>
          <table:table-cell table:style-name="ce3" office:value-type="float" office:value="179254.25">
            <text:p>179 254,25</text:p>
          </table:table-cell>
          <table:table-cell table:style-name="ce3" office:value-type="float" office:value="2338.61">
            <text:p>2 338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4">
            <text:p>2011-06-04</text:p>
          </table:table-cell>
          <table:table-cell table:style-name="ce3" office:value-type="float" office:value="381078.27">
            <text:p>381 078,27</text:p>
          </table:table-cell>
          <table:table-cell table:style-name="ce3" office:value-type="float" office:value="12265.15">
            <text:p>12 265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5">
            <text:p>2011-06-05</text:p>
          </table:table-cell>
          <table:table-cell table:style-name="ce3" office:value-type="float" office:value="455720.39">
            <text:p>455 720,39</text:p>
          </table:table-cell>
          <table:table-cell table:style-name="ce3" office:value-type="float" office:value="7523.86">
            <text:p>7 523,8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7">
            <text:p>2011-06-07</text:p>
          </table:table-cell>
          <table:table-cell table:style-name="ce3" office:value-type="float" office:value="291463.59">
            <text:p>291 463,59</text:p>
          </table:table-cell>
          <table:table-cell table:style-name="ce3" office:value-type="float" office:value="7617.97">
            <text:p>7 617,97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8">
            <text:p>2011-06-08</text:p>
          </table:table-cell>
          <table:table-cell table:style-name="ce3" office:value-type="float" office:value="424910.94">
            <text:p>424 910,94</text:p>
          </table:table-cell>
          <table:table-cell table:style-name="ce3" office:value-type="float" office:value="4538.68">
            <text:p>4 538,68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09">
            <text:p>2011-06-09</text:p>
          </table:table-cell>
          <table:table-cell table:style-name="ce3" office:value-type="float" office:value="348868.72">
            <text:p>348 868,72</text:p>
          </table:table-cell>
          <table:table-cell table:style-name="ce3" office:value-type="float" office:value="4704.27">
            <text:p>4 704,2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0">
            <text:p>2011-06-10</text:p>
          </table:table-cell>
          <table:table-cell table:style-name="ce3" office:value-type="float" office:value="308458.18">
            <text:p>308 458,18</text:p>
          </table:table-cell>
          <table:table-cell table:style-name="ce3" office:value-type="float" office:value="9056.32">
            <text:p>9 056,3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2">
            <text:p>2011-06-12</text:p>
          </table:table-cell>
          <table:table-cell table:style-name="ce3" office:value-type="float" office:value="389150.01">
            <text:p>389 150,01</text:p>
          </table:table-cell>
          <table:table-cell table:style-name="ce3" office:value-type="float" office:value="11188.9">
            <text:p>11 188,9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3">
            <text:p>2011-06-13</text:p>
          </table:table-cell>
          <table:table-cell table:style-name="ce3" office:value-type="float" office:value="360979.69">
            <text:p>360 979,69</text:p>
          </table:table-cell>
          <table:table-cell table:style-name="ce3" office:value-type="float" office:value="5882.02">
            <text:p>5 882,0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4">
            <text:p>2011-06-14</text:p>
          </table:table-cell>
          <table:table-cell table:style-name="ce3" office:value-type="float" office:value="274717.04">
            <text:p>274 717,04</text:p>
          </table:table-cell>
          <table:table-cell table:style-name="ce3" office:value-type="float" office:value="5956.57">
            <text:p>5 956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6">
            <text:p>2011-06-16</text:p>
          </table:table-cell>
          <table:table-cell table:style-name="ce3" office:value-type="float" office:value="338976.26">
            <text:p>338 976,26</text:p>
          </table:table-cell>
          <table:table-cell table:style-name="ce3" office:value-type="float" office:value="15678.83">
            <text:p>15 678,8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7">
            <text:p>2011-06-17</text:p>
          </table:table-cell>
          <table:table-cell table:style-name="ce3" office:value-type="float" office:value="460219.57">
            <text:p>460 219,57</text:p>
          </table:table-cell>
          <table:table-cell table:style-name="ce3" office:value-type="float" office:value="6600.02">
            <text:p>6 600,0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19">
            <text:p>2011-06-19</text:p>
          </table:table-cell>
          <table:table-cell table:style-name="ce3" office:value-type="float" office:value="502362.83">
            <text:p>502 362,83</text:p>
          </table:table-cell>
          <table:table-cell table:style-name="ce3" office:value-type="float" office:value="10031.21">
            <text:p>10 031,2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0">
            <text:p>2011-06-20</text:p>
          </table:table-cell>
          <table:table-cell table:style-name="ce3" office:value-type="float" office:value="370219.42">
            <text:p>370 219,42</text:p>
          </table:table-cell>
          <table:table-cell table:style-name="ce3" office:value-type="float" office:value="8854.81">
            <text:p>8 854,8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2">
            <text:p>2011-06-22</text:p>
          </table:table-cell>
          <table:table-cell table:style-name="ce3" office:value-type="float" office:value="404946.17">
            <text:p>404 946,17</text:p>
          </table:table-cell>
          <table:table-cell table:style-name="ce3" office:value-type="float" office:value="25875.15">
            <text:p>25 875,1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3">
            <text:p>2011-06-23</text:p>
          </table:table-cell>
          <table:table-cell table:style-name="ce3" office:value-type="float" office:value="361682.29">
            <text:p>361 682,29</text:p>
          </table:table-cell>
          <table:table-cell table:style-name="ce3" office:value-type="float" office:value="5298.6">
            <text:p>5 298,6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4">
            <text:p>2011-06-24</text:p>
          </table:table-cell>
          <table:table-cell table:style-name="ce3" office:value-type="float" office:value="363115.37">
            <text:p>363 115,37</text:p>
          </table:table-cell>
          <table:table-cell table:style-name="ce3" office:value-type="float" office:value="22168.22">
            <text:p>22 168,2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5">
            <text:p>2011-06-25</text:p>
          </table:table-cell>
          <table:table-cell table:style-name="ce3" office:value-type="float" office:value="546703.29">
            <text:p>546 703,29</text:p>
          </table:table-cell>
          <table:table-cell table:style-name="ce3" office:value-type="float" office:value="11787.48">
            <text:p>11 787,4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6">
            <text:p>2011-06-26</text:p>
          </table:table-cell>
          <table:table-cell table:style-name="ce3" office:value-type="float" office:value="365126.72">
            <text:p>365 126,72</text:p>
          </table:table-cell>
          <table:table-cell table:style-name="ce3" office:value-type="float" office:value="7922.04">
            <text:p>7 922,0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7">
            <text:p>2011-06-27</text:p>
          </table:table-cell>
          <table:table-cell table:style-name="ce3" office:value-type="float" office:value="556864.18">
            <text:p>556 864,18</text:p>
          </table:table-cell>
          <table:table-cell table:style-name="ce3" office:value-type="float" office:value="7082.08">
            <text:p>7 082,0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28">
            <text:p>2011-06-28</text:p>
          </table:table-cell>
          <table:table-cell table:style-name="ce3" office:value-type="float" office:value="567535.01">
            <text:p>567 535,01</text:p>
          </table:table-cell>
          <table:table-cell table:style-name="ce3" office:value-type="float" office:value="12281.65">
            <text:p>12 281,6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6-30">
            <text:p>2011-06-30</text:p>
          </table:table-cell>
          <table:table-cell table:style-name="ce3" office:value-type="float" office:value="371551.26">
            <text:p>371 551,26</text:p>
          </table:table-cell>
          <table:table-cell table:style-name="ce3" office:value-type="float" office:value="15790.53">
            <text:p>15 790,53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1">
            <text:p>2011-07-01</text:p>
          </table:table-cell>
          <table:table-cell table:style-name="ce3" office:value-type="float" office:value="502852.5">
            <text:p>502 852,50</text:p>
          </table:table-cell>
          <table:table-cell table:style-name="ce3" office:value-type="float" office:value="8981.11">
            <text:p>8 981,1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2">
            <text:p>2011-07-02</text:p>
          </table:table-cell>
          <table:table-cell table:style-name="ce3" office:value-type="float" office:value="385121.91">
            <text:p>385 121,91</text:p>
          </table:table-cell>
          <table:table-cell table:style-name="ce3" office:value-type="float" office:value="8250.26">
            <text:p>8 250,2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3">
            <text:p>2011-07-03</text:p>
          </table:table-cell>
          <table:table-cell table:style-name="ce3" office:value-type="float" office:value="356151.01">
            <text:p>356 151,01</text:p>
          </table:table-cell>
          <table:table-cell table:style-name="ce3" office:value-type="float" office:value="8352.51">
            <text:p>8 352,51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5">
            <text:p>2011-07-05</text:p>
          </table:table-cell>
          <table:table-cell table:style-name="ce3" office:value-type="float" office:value="378033.55">
            <text:p>378 033,55</text:p>
          </table:table-cell>
          <table:table-cell table:style-name="ce3" office:value-type="float" office:value="5708.75">
            <text:p>5 708,75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7">
            <text:p>2011-07-07</text:p>
          </table:table-cell>
          <table:table-cell table:style-name="ce3" office:value-type="float" office:value="314322.92">
            <text:p>314 322,92</text:p>
          </table:table-cell>
          <table:table-cell table:style-name="ce3" office:value-type="float" office:value="7640.32">
            <text:p>7 640,3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8">
            <text:p>2011-07-08</text:p>
          </table:table-cell>
          <table:table-cell table:style-name="ce3" office:value-type="float" office:value="415162.72">
            <text:p>415 162,72</text:p>
          </table:table-cell>
          <table:table-cell table:style-name="ce3" office:value-type="float" office:value="11681.56">
            <text:p>11 681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09">
            <text:p>2011-07-09</text:p>
          </table:table-cell>
          <table:table-cell table:style-name="ce3" office:value-type="float" office:value="439925.14">
            <text:p>439 925,14</text:p>
          </table:table-cell>
          <table:table-cell table:style-name="ce3" office:value-type="float" office:value="14163.72">
            <text:p>14 163,72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0">
            <text:p>2011-07-10</text:p>
          </table:table-cell>
          <table:table-cell table:style-name="ce3" office:value-type="float" office:value="424786.25">
            <text:p>424 786,25</text:p>
          </table:table-cell>
          <table:table-cell table:style-name="ce3" office:value-type="float" office:value="11342.76">
            <text:p>11 342,7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1">
            <text:p>2011-07-11</text:p>
          </table:table-cell>
          <table:table-cell table:style-name="ce3" office:value-type="float" office:value="363234.64">
            <text:p>363 234,64</text:p>
          </table:table-cell>
          <table:table-cell table:style-name="ce3" office:value-type="float" office:value="9013.27">
            <text:p>9 013,27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2">
            <text:p>2011-07-12</text:p>
          </table:table-cell>
          <table:table-cell table:style-name="ce3" office:value-type="float" office:value="122229.44">
            <text:p>122 229,44</text:p>
          </table:table-cell>
          <table:table-cell table:style-name="ce3" office:value-type="float" office:value="2082.63">
            <text:p>2 082,6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4">
            <text:p>2011-07-14</text:p>
          </table:table-cell>
          <table:table-cell table:style-name="ce3" office:value-type="float" office:value="311675.38">
            <text:p>311 675,38</text:p>
          </table:table-cell>
          <table:table-cell table:style-name="ce3" office:value-type="float" office:value="7392.68">
            <text:p>7 392,68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5">
            <text:p>2011-07-15</text:p>
          </table:table-cell>
          <table:table-cell table:style-name="ce3" office:value-type="float" office:value="546746.49">
            <text:p>546 746,49</text:p>
          </table:table-cell>
          <table:table-cell table:style-name="ce3" office:value-type="float" office:value="11402.43">
            <text:p>11 402,4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6">
            <text:p>2011-07-16</text:p>
          </table:table-cell>
          <table:table-cell table:style-name="ce3" office:value-type="float" office:value="362662.88">
            <text:p>362 662,88</text:p>
          </table:table-cell>
          <table:table-cell table:style-name="ce3" office:value-type="float" office:value="13747.65">
            <text:p>13 747,6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7">
            <text:p>2011-07-17</text:p>
          </table:table-cell>
          <table:table-cell table:style-name="ce3" office:value-type="float" office:value="361202.49">
            <text:p>361 202,49</text:p>
          </table:table-cell>
          <table:table-cell table:style-name="ce3" office:value-type="float" office:value="8641.21">
            <text:p>8 641,21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8">
            <text:p>2011-07-18</text:p>
          </table:table-cell>
          <table:table-cell table:style-name="ce3" office:value-type="float" office:value="516985.37">
            <text:p>516 985,37</text:p>
          </table:table-cell>
          <table:table-cell table:style-name="ce3" office:value-type="float" office:value="32031.31">
            <text:p>32 031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19">
            <text:p>2011-07-19</text:p>
          </table:table-cell>
          <table:table-cell table:style-name="ce3" office:value-type="float" office:value="280587.64">
            <text:p>280 587,64</text:p>
          </table:table-cell>
          <table:table-cell table:style-name="ce3" office:value-type="float" office:value="11152.13">
            <text:p>11 152,1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0">
            <text:p>2011-07-20</text:p>
          </table:table-cell>
          <table:table-cell table:style-name="ce3" office:value-type="float" office:value="437149.06">
            <text:p>437 149,06</text:p>
          </table:table-cell>
          <table:table-cell table:style-name="ce3" office:value-type="float" office:value="8519.76">
            <text:p>8 519,76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2">
            <text:p>2011-07-22</text:p>
          </table:table-cell>
          <table:table-cell table:style-name="ce3" office:value-type="float" office:value="604395.3">
            <text:p>604 395,30</text:p>
          </table:table-cell>
          <table:table-cell table:style-name="ce3" office:value-type="float" office:value="14227.76">
            <text:p>14 227,76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4">
            <text:p>2011-07-24</text:p>
          </table:table-cell>
          <table:table-cell table:style-name="ce3" office:value-type="float" office:value="350715.39">
            <text:p>350 715,39</text:p>
          </table:table-cell>
          <table:table-cell table:style-name="ce3" office:value-type="float" office:value="7095.19">
            <text:p>7 095,1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5">
            <text:p>2011-07-25</text:p>
          </table:table-cell>
          <table:table-cell table:style-name="ce3" office:value-type="float" office:value="375680.94">
            <text:p>375 680,94</text:p>
          </table:table-cell>
          <table:table-cell table:style-name="ce3" office:value-type="float" office:value="7543.79">
            <text:p>7 543,79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6">
            <text:p>2011-07-26</text:p>
          </table:table-cell>
          <table:table-cell table:style-name="ce3" office:value-type="float" office:value="546698.26">
            <text:p>546 698,26</text:p>
          </table:table-cell>
          <table:table-cell table:style-name="ce3" office:value-type="float" office:value="26359.61">
            <text:p>26 359,6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7">
            <text:p>2011-07-27</text:p>
          </table:table-cell>
          <table:table-cell table:style-name="ce3" office:value-type="float" office:value="233040.4">
            <text:p>233 040,40</text:p>
          </table:table-cell>
          <table:table-cell table:style-name="ce3" office:value-type="float" office:value="6804.1">
            <text:p>6 804,10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8">
            <text:p>2011-07-28</text:p>
          </table:table-cell>
          <table:table-cell table:style-name="ce3" office:value-type="float" office:value="514720.69">
            <text:p>514 720,69</text:p>
          </table:table-cell>
          <table:table-cell table:style-name="ce3" office:value-type="float" office:value="12459.95">
            <text:p>12 459,95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29">
            <text:p>2011-07-29</text:p>
          </table:table-cell>
          <table:table-cell table:style-name="ce3" office:value-type="float" office:value="493371.93">
            <text:p>493 371,93</text:p>
          </table:table-cell>
          <table:table-cell table:style-name="ce3" office:value-type="float" office:value="9460.63">
            <text:p>9 460,63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0">
            <text:p>2011-07-30</text:p>
          </table:table-cell>
          <table:table-cell table:style-name="ce3" office:value-type="float" office:value="429016.38">
            <text:p>429 016,38</text:p>
          </table:table-cell>
          <table:table-cell table:style-name="ce3" office:value-type="float" office:value="9408.25">
            <text:p>9 408,25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7-31">
            <text:p>2011-07-31</text:p>
          </table:table-cell>
          <table:table-cell table:style-name="ce3" office:value-type="float" office:value="397696.87">
            <text:p>397 696,87</text:p>
          </table:table-cell>
          <table:table-cell table:style-name="ce3" office:value-type="float" office:value="12795.91">
            <text:p>12 795,9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1">
            <text:p>2011-08-01</text:p>
          </table:table-cell>
          <table:table-cell table:style-name="ce3" office:value-type="float" office:value="413460.18">
            <text:p>413 460,18</text:p>
          </table:table-cell>
          <table:table-cell table:style-name="ce3" office:value-type="float" office:value="10151.24">
            <text:p>10 151,2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2">
            <text:p>2011-08-02</text:p>
          </table:table-cell>
          <table:table-cell table:style-name="ce3" office:value-type="float" office:value="349996.32">
            <text:p>349 996,32</text:p>
          </table:table-cell>
          <table:table-cell table:style-name="ce3" office:value-type="float" office:value="7326.7">
            <text:p>7 326,70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3">
            <text:p>2011-08-03</text:p>
          </table:table-cell>
          <table:table-cell table:style-name="ce3" office:value-type="float" office:value="365930.02">
            <text:p>365 930,02</text:p>
          </table:table-cell>
          <table:table-cell table:style-name="ce3" office:value-type="float" office:value="12325.03">
            <text:p>12 325,0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4">
            <text:p>2011-08-04</text:p>
          </table:table-cell>
          <table:table-cell table:style-name="ce3" office:value-type="float" office:value="359046.36">
            <text:p>359 046,36</text:p>
          </table:table-cell>
          <table:table-cell table:style-name="ce3" office:value-type="float" office:value="9882.92">
            <text:p>9 882,92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6">
            <text:p>2011-08-06</text:p>
          </table:table-cell>
          <table:table-cell table:style-name="ce3" office:value-type="float" office:value="430074.62">
            <text:p>430 074,62</text:p>
          </table:table-cell>
          <table:table-cell table:style-name="ce3" office:value-type="float" office:value="10343.31">
            <text:p>10 343,3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7">
            <text:p>2011-08-07</text:p>
          </table:table-cell>
          <table:table-cell table:style-name="ce3" office:value-type="float" office:value="364941.47">
            <text:p>364 941,47</text:p>
          </table:table-cell>
          <table:table-cell table:style-name="ce3" office:value-type="float" office:value="14441.69">
            <text:p>14 441,69</text:p>
          </table:table-cell>
          <table:table-cell office:value-type="string">
            <text:p>whit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8">
            <text:p>2011-08-08</text:p>
          </table:table-cell>
          <table:table-cell table:style-name="ce3" office:value-type="float" office:value="535214.72">
            <text:p>535 214,72</text:p>
          </table:table-cell>
          <table:table-cell table:style-name="ce3" office:value-type="float" office:value="13323.74">
            <text:p>13 323,74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09">
            <text:p>2011-08-09</text:p>
          </table:table-cell>
          <table:table-cell table:style-name="ce3" office:value-type="float" office:value="328168.01">
            <text:p>328 168,01</text:p>
          </table:table-cell>
          <table:table-cell table:style-name="ce3" office:value-type="float" office:value="13736.63">
            <text:p>13 736,63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0">
            <text:p>2011-08-10</text:p>
          </table:table-cell>
          <table:table-cell table:style-name="ce3" office:value-type="float" office:value="550306.02">
            <text:p>550 306,02</text:p>
          </table:table-cell>
          <table:table-cell table:style-name="ce3" office:value-type="float" office:value="18522.59">
            <text:p>18 522,5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1">
            <text:p>2011-08-11</text:p>
          </table:table-cell>
          <table:table-cell table:style-name="ce3" office:value-type="float" office:value="543553.71">
            <text:p>543 553,71</text:p>
          </table:table-cell>
          <table:table-cell table:style-name="ce3" office:value-type="float" office:value="8627.84">
            <text:p>8 627,84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2">
            <text:p>2011-08-12</text:p>
          </table:table-cell>
          <table:table-cell table:style-name="ce3" office:value-type="float" office:value="437842.91">
            <text:p>437 842,91</text:p>
          </table:table-cell>
          <table:table-cell table:style-name="ce3" office:value-type="float" office:value="16168.5">
            <text:p>16 168,50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0">
            <text:p>2011-08-20</text:p>
          </table:table-cell>
          <table:table-cell table:style-name="ce3" office:value-type="float" office:value="362319.51">
            <text:p>362 319,51</text:p>
          </table:table-cell>
          <table:table-cell table:style-name="ce3" office:value-type="float" office:value="9247.56">
            <text:p>9 247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1">
            <text:p>2011-08-21</text:p>
          </table:table-cell>
          <table:table-cell table:style-name="ce3" office:value-type="float" office:value="530898.67">
            <text:p>530 898,67</text:p>
          </table:table-cell>
          <table:table-cell table:style-name="ce3" office:value-type="float" office:value="7086.21">
            <text:p>7 086,21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2">
            <text:p>2011-08-22</text:p>
          </table:table-cell>
          <table:table-cell table:style-name="ce3" office:value-type="float" office:value="505889.64">
            <text:p>505 889,64</text:p>
          </table:table-cell>
          <table:table-cell table:style-name="ce3" office:value-type="float" office:value="26583.8">
            <text:p>26 583,8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3">
            <text:p>2011-08-23</text:p>
          </table:table-cell>
          <table:table-cell table:style-name="ce3" office:value-type="float" office:value="386045.59">
            <text:p>386 045,59</text:p>
          </table:table-cell>
          <table:table-cell table:style-name="ce3" office:value-type="float" office:value="5897.43">
            <text:p>5 897,43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4">
            <text:p>2011-08-24</text:p>
          </table:table-cell>
          <table:table-cell table:style-name="ce3" office:value-type="float" office:value="446243.82">
            <text:p>446 243,82</text:p>
          </table:table-cell>
          <table:table-cell table:style-name="ce3" office:value-type="float" office:value="21149">
            <text:p>21 149,0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5">
            <text:p>2011-08-25</text:p>
          </table:table-cell>
          <table:table-cell table:style-name="ce3" office:value-type="float" office:value="467874.73">
            <text:p>467 874,73</text:p>
          </table:table-cell>
          <table:table-cell table:style-name="ce3" office:value-type="float" office:value="8778.14">
            <text:p>8 778,14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6">
            <text:p>2011-08-26</text:p>
          </table:table-cell>
          <table:table-cell table:style-name="ce3" office:value-type="float" office:value="89207.94">
            <text:p>89 207,94</text:p>
          </table:table-cell>
          <table:table-cell table:style-name="ce3" office:value-type="float" office:value="5207.7">
            <text:p>5 207,70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7">
            <text:p>2011-08-27</text:p>
          </table:table-cell>
          <table:table-cell table:style-name="ce3" office:value-type="float" office:value="379059.9">
            <text:p>379 059,90</text:p>
          </table:table-cell>
          <table:table-cell table:style-name="ce3" office:value-type="float" office:value="4581.89">
            <text:p>4 581,8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8">
            <text:p>2011-08-28</text:p>
          </table:table-cell>
          <table:table-cell table:style-name="ce3" office:value-type="float" office:value="356279.03">
            <text:p>356 279,03</text:p>
          </table:table-cell>
          <table:table-cell table:style-name="ce3" office:value-type="float" office:value="17912.47">
            <text:p>17 912,47</text:p>
          </table:table-cell>
          <table:table-cell office:value-type="string">
            <text:p>yellow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29">
            <text:p>2011-08-29</text:p>
          </table:table-cell>
          <table:table-cell table:style-name="ce3" office:value-type="float" office:value="483441.15">
            <text:p>483 441,15</text:p>
          </table:table-cell>
          <table:table-cell table:style-name="ce3" office:value-type="float" office:value="14131.57">
            <text:p>14 131,57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0">
            <text:p>2011-08-30</text:p>
          </table:table-cell>
          <table:table-cell table:style-name="ce3" office:value-type="float" office:value="548619.49">
            <text:p>548 619,49</text:p>
          </table:table-cell>
          <table:table-cell table:style-name="ce3" office:value-type="float" office:value="22095.03">
            <text:p>22 095,03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31">
            <text:p>2011-08-31</text:p>
          </table:table-cell>
          <table:table-cell table:style-name="ce3" office:value-type="float" office:value="348358.53">
            <text:p>348 358,53</text:p>
          </table:table-cell>
          <table:table-cell table:style-name="ce3" office:value-type="float" office:value="6086.99">
            <text:p>6 086,99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3">
            <text:p>2011-08-13</text:p>
          </table:table-cell>
          <table:table-cell table:style-name="ce3" office:value-type="float" office:value="389544.98">
            <text:p>389 544,98</text:p>
          </table:table-cell>
          <table:table-cell table:style-name="ce3" office:value-type="float" office:value="8994.34">
            <text:p>8 994,34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4">
            <text:p>2011-08-14</text:p>
          </table:table-cell>
          <table:table-cell table:style-name="ce3" office:value-type="float" office:value="313819.01">
            <text:p>313 819,01</text:p>
          </table:table-cell>
          <table:table-cell table:style-name="ce3" office:value-type="float" office:value="13342.65">
            <text:p>13 342,65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6">
            <text:p>2011-08-16</text:p>
          </table:table-cell>
          <table:table-cell table:style-name="ce3" office:value-type="float" office:value="464359.6">
            <text:p>464 359,60</text:p>
          </table:table-cell>
          <table:table-cell table:style-name="ce3" office:value-type="float" office:value="9564.56">
            <text:p>9 564,5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7">
            <text:p>2011-08-17</text:p>
          </table:table-cell>
          <table:table-cell table:style-name="ce3" office:value-type="float" office:value="471406.73">
            <text:p>471 406,73</text:p>
          </table:table-cell>
          <table:table-cell table:style-name="ce3" office:value-type="float" office:value="30590.96">
            <text:p>30 590,96</text:p>
          </table:table-cell>
          <table:table-cell office:value-type="string">
            <text:p>black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8">
            <text:p>2011-08-18</text:p>
          </table:table-cell>
          <table:table-cell table:style-name="ce3" office:value-type="float" office:value="421489.25">
            <text:p>421 489,25</text:p>
          </table:table-cell>
          <table:table-cell table:style-name="ce3" office:value-type="float" office:value="6261.91">
            <text:p>6 261,91</text:p>
          </table:table-cell>
          <table:table-cell office:value-type="string">
            <text:p>brow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1-08-19">
            <text:p>2011-08-19</text:p>
          </table:table-cell>
          <table:table-cell table:style-name="ce3" office:value-type="float" office:value="368484.23">
            <text:p>368 484,23</text:p>
          </table:table-cell>
          <table:table-cell table:style-name="ce3" office:value-type="float" office:value="7064.5">
            <text:p>7 064,50</text:p>
          </table:table-cell>
          <table:table-cell office:value-type="string">
            <text:p>pink</text:p>
          </table:table-cell>
          <table:table-cell table:number-columns-repeated="1020"/>
        </table:table-row>
        <table:table-row table:style-name="ro1" table:number-rows-repeated="1044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000" number:language="pl" number:country="PL">
      <number:number number:min-integer-digits="1"/>
    </number:number-style>
    <number:number-style style:name="N106">
      <number:number number:decimal-places="2" number:min-integer-digits="1" number:grouping="true"/>
      <number:text> zł</number:text>
    </number:number-style>
    <number:number-style style:name="N10106P0" style:volatile="true" number:language="pl" number:country="PL">
      <number:number number:decimal-places="0" number:min-integer-digits="1" number:grouping="true"/>
      <number:text> zł</number:text>
    </number:number-style>
    <number:number-style style:name="N10106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6P0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2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date-style style:name="N1011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1" number:language="pl" number:country="PL">
      <number:day number:style="long"/>
      <number:text>-</number:text>
      <number:month number:textual="true"/>
    </number:date-style>
    <number:date-style style:name="N10112" number:language="pl" number:country="PL">
      <number:month number:textual="true"/>
      <number:text>-</number:text>
      <number:year/>
    </number:date-style>
    <number:time-style style:name="N10113" number:language="pl" number:country="PL">
      <number:hours/>
      <number:text>:</number:text>
      <number:minutes number:style="long"/>
      <number:text> </number:text>
      <number:am-pm/>
    </number:time-style>
    <number:time-style style:name="N1011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number:fill-character> </number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number:fill-character> </number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pl" number:country="PL">
      <number:minutes number:style="long"/>
      <number:text>:</number:text>
      <number:seconds number:style="long"/>
    </number:time-style>
    <number:time-style style:name="N10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pl" number:country="PL">
      <number:minutes number:style="long"/>
      <number:text>:</number:text>
      <number:seconds number:style="long" number:decimal-places="1"/>
    </number:time-style>
    <number:number-style style:name="N10127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transactions" style:display-name="PageStyle_trans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Mstat</meta:initial-creator>
    <dc:creator>MKMstat</dc:creator>
    <meta:creation-date>2011-11-11T11:11:11</meta:creation-date>
    <dc:date>2011-11-11T11:11:11</dc:date>
    <meta:generator>LibreOffice/4.0.5.2$Windows_x86 LibreOffice_project/5464147a081647a250913f19c0715bca595af2f</meta:generator>
    <meta:document-statistic meta:table-count="1" meta:cell-count="16004" meta:object-count="0"/>
    <meta:user-defined meta:name="AppVersion">14.0300</meta:user-defined>
    <meta:user-defined meta:name="Company">MKM systems sp. z o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